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C530000328BE33788F2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alibri" fo:font-size="10pt" style:font-size-asian="10pt" style:font-size-complex="10pt"/>
    </style:style>
    <style:style style:name="P4" style:family="paragraph" style:parent-style-name="Standard">
      <style:text-properties style:font-name="Calibri" fo:font-size="40pt" fo:font-weight="bold" style:font-size-asian="40pt" style:font-weight-asian="bold" style:font-size-complex="40pt" style:font-weight-complex="bold"/>
    </style:style>
    <style:style style:name="P5" style:family="paragraph" style:parent-style-name="Standard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6" style:family="paragraph" style:parent-style-name="Standard" style:master-page-name="Standard">
      <style:paragraph-properties style:page-number="auto"/>
      <style:text-properties style:font-name="Calibri" fo:font-size="40pt" fo:font-weight="bold" style:font-size-asian="40pt" style:font-weight-asian="bold" style:font-size-complex="40pt" style:font-weight-complex="bold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7f0055"/>
    </style:style>
    <style:style style:name="T8" style:family="text">
      <style:text-properties fo:color="#7f0055" fo:font-weight="bold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fo:font-style="italic" style:font-style-asian="italic" style:font-style-complex="italic"/>
    </style:style>
    <style:style style:name="T11" style:family="text">
      <style:text-properties fo:color="#000000" style:text-underline-style="solid" style:text-underline-width="auto" style:text-underline-color="font-color"/>
    </style:style>
    <style:style style:name="T12" style:family="text">
      <style:text-properties fo:color="#000000" style:font-name-asian="Courier New" style:font-name-complex="Courier New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style:font-name="Calibri" fo:font-weight="bold" style:font-name-asian="Courier New" style:font-weight-asian="bold" style:font-name-complex="Courier New" style:font-weight-complex="bold"/>
    </style:style>
    <style:style style:name="T15" style:family="text">
      <style:text-properties fo:color="#000000" style:text-line-through-style="solid"/>
    </style:style>
    <style:style style:name="T16" style:family="text">
      <style:text-properties fo:color="#3f5fbf"/>
    </style:style>
    <style:style style:name="T17" style:family="text">
      <style:text-properties fo:color="#3f5fbf" style:text-underline-style="solid" style:text-underline-width="auto" style:text-underline-color="font-color"/>
    </style:style>
    <style:style style:name="T18" style:family="text">
      <style:text-properties fo:color="#7f9fbf" fo:font-weight="bold" style:font-weight-asian="bold" style:font-weight-complex="bold"/>
    </style:style>
    <style:style style:name="T19" style:family="text">
      <style:text-properties fo:color="#0000c0"/>
    </style:style>
    <style:style style:name="T20" style:family="text">
      <style:text-properties fo:color="#0000c0" fo:font-style="italic" style:font-style-asian="italic" style:font-style-complex="italic"/>
    </style:style>
    <style:style style:name="T21" style:family="text">
      <style:text-properties fo:color="#646464"/>
    </style:style>
    <style:style style:name="T22" style:family="text">
      <style:text-properties fo:color="#2a00ff"/>
    </style:style>
    <style:style style:name="T23" style:family="text">
      <style:text-properties fo:font-weight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font-weight-asian="bold"/>
    </style:style>
    <style:style style:name="T26" style:family="text">
      <style:text-properties style:font-weight-complex="bold"/>
    </style:style>
    <style:style style:name="T27" style:family="text">
      <style:text-properties fo:color="#7f7f9f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color="#3f7f5f"/>
    </style:style>
    <style:style style:name="T30" style:family="text">
      <style:text-properties fo:color="#3f7f5f"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color="#3f3fbf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hley Gwinnell</text:p>
      <text:p text:style-name="P4">Student Number: 4204611</text:p>
      <text:p text:style-name="P4"/>
      <text:p text:style-name="P4">Programming 2 </text:p>
      <text:p text:style-name="P4">Assignment 1</text:p>
      <text:p text:style-name="P4"/>
      <text:p text:style-name="P4">Address Book: <text:span text:style-name="T3">Source Code</text:span></text:p>
      <text:p text:style-name="P1"><text:line-break/>Index:<text:line-break/><text:span text:style-name="T6"> </text:span></text:p>
      <text:p text:style-name="P3"><draw:frame draw:style-name="fr1" draw:name="graphics1" text:anchor-type="paragraph" svg:width="7.251cm" svg:height="12.938cm" draw:z-index="0"><draw:image xlink:href="Pictures/2000000700001C530000328BE33788F2.svm" xlink:type="simple" xlink:show="embed" xlink:actuate="onLoad"/></draw:frame><text:span text:style-name="T24"/></text:p>
      <text:p text:style-name="P3"><text:soft-page-break/><text:span text:style-name="T24"/></text:p>
      <text:p text:style-name="P5"><text:span text:style-name="T7">package</text:span><text:span text:style-name="T9"> org.ag.addressbook;</text:span></text:p>
      <text:p text:style-name="P7"><text:span text:style-name="T8">import</text:span><text:span text:style-name="T9"> java.awt.BorderLayout;</text:span></text:p>
      <text:p text:style-name="P7"><text:span text:style-name="T8">import</text:span><text:span text:style-name="T9"> java.awt.Color;</text:span></text:p>
      <text:p text:style-name="P7"><text:span text:style-name="T8">import</text:span><text:span text:style-name="T9"> java.awt.Dimension;</text:span></text:p>
      <text:p text:style-name="P7"><text:span text:style-name="T8">import</text:span><text:span text:style-name="T9"> java.awt.GridLayout;</text:span></text:p>
      <text:p text:style-name="P7"><text:span text:style-name="T8">import</text:span><text:span text:style-name="T9"> java.awt.Insets;</text:span></text:p>
      <text:p text:style-name="P7"><text:span text:style-name="T8">import</text:span><text:span text:style-name="T9"> java.awt.event.ActionEvent;</text:span></text:p>
      <text:p text:style-name="P7"><text:span text:style-name="T8">import</text:span><text:span text:style-name="T9"> java.awt.event.ActionListener;</text:span></text:p>
      <text:p text:style-name="P7"><text:span text:style-name="T8">import</text:span><text:span text:style-name="T9"> java.awt.event.InputEvent;</text:span></text:p>
      <text:p text:style-name="P7"><text:span text:style-name="T8">import</text:span><text:span text:style-name="T9"> java.awt.event.KeyEvent;</text:span></text:p>
      <text:p text:style-name="P7"><text:span text:style-name="T8">import</text:span><text:span text:style-name="T9"> java.awt.event.KeyListener;</text:span></text:p>
      <text:p text:style-name="P7"><text:span text:style-name="T8">import</text:span><text:span text:style-name="T9"> java.awt.event.WindowEvent;</text:span></text:p>
      <text:p text:style-name="P7"><text:span text:style-name="T8">import</text:span><text:span text:style-name="T9"> java.awt.event.WindowListener;</text:span></text:p>
      <text:p text:style-name="P7"><text:span text:style-name="T8">import</text:span><text:span text:style-name="T9"> java.io.File;</text:span></text:p>
      <text:p text:style-name="P7"><text:span text:style-name="T8">import</text:span><text:span text:style-name="T9"> java.io.IOException;</text:span></text:p>
      <text:p text:style-name="P7"><text:span text:style-name="T8">import</text:span><text:span text:style-name="T9"> java.util.ArrayList;</text:span></text:p>
      <text:p text:style-name="P7"/>
      <text:p text:style-name="P7"><text:span text:style-name="T8">import</text:span><text:span text:style-name="T9"> javax.swing.DefaultListModel;</text:span></text:p>
      <text:p text:style-name="P7"><text:span text:style-name="T8">import</text:span><text:span text:style-name="T9"> javax.swing.ImageIcon;</text:span></text:p>
      <text:p text:style-name="P7"><text:span text:style-name="T8">import</text:span><text:span text:style-name="T9"> javax.swing.JButton;</text:span></text:p>
      <text:p text:style-name="P7"><text:span text:style-name="T8">import</text:span><text:span text:style-name="T9"> javax.swing.JFrame;</text:span></text:p>
      <text:p text:style-name="P7"><text:span text:style-name="T8">import</text:span><text:span text:style-name="T9"> javax.swing.JLabel;</text:span></text:p>
      <text:p text:style-name="P7"><text:span text:style-name="T8">import</text:span><text:span text:style-name="T9"> javax.swing.JList;</text:span></text:p>
      <text:p text:style-name="P7"><text:span text:style-name="T8">import</text:span><text:span text:style-name="T9"> javax.swing.JMenu;</text:span></text:p>
      <text:p text:style-name="P7"><text:span text:style-name="T8">import</text:span><text:span text:style-name="T9"> javax.swing.JMenuBar;</text:span></text:p>
      <text:p text:style-name="P7"><text:span text:style-name="T8">import</text:span><text:span text:style-name="T9"> javax.swing.JMenuItem;</text:span></text:p>
      <text:p text:style-name="P7"><text:span text:style-name="T8">import</text:span><text:span text:style-name="T9"> javax.swing.JOptionPane;</text:span></text:p>
      <text:p text:style-name="P7"><text:span text:style-name="T8">import</text:span><text:span text:style-name="T9"> javax.swing.JPanel;</text:span></text:p>
      <text:p text:style-name="P7"><text:span text:style-name="T8">import</text:span><text:span text:style-name="T9"> javax.swing.JScrollPane;</text:span></text:p>
      <text:p text:style-name="P7"><text:span text:style-name="T8">import</text:span><text:span text:style-name="T9"> javax.swing.JSeparator;</text:span></text:p>
      <text:p text:style-name="P7"><text:span text:style-name="T8">import</text:span><text:span text:style-name="T9"> javax.swing.JSplitPane;</text:span></text:p>
      <text:p text:style-name="P7"><text:span text:style-name="T8">import</text:span><text:span text:style-name="T9"> javax.swing.JTextField;</text:span></text:p>
      <text:p text:style-name="P7"><text:span text:style-name="T8">import</text:span><text:span text:style-name="T9"> javax.swing.KeyStroke;</text:span></text:p>
      <text:p text:style-name="P7"><text:span text:style-name="T8">import</text:span><text:span text:style-name="T9"> javax.swing.ListSelectionModel;</text:span></text:p>
      <text:p text:style-name="P7"><text:span text:style-name="T8">import</text:span><text:span text:style-name="T9"> javax.swing.UIManager;</text:span></text:p>
      <text:p text:style-name="P7"><text:span text:style-name="T8">import</text:span><text:span text:style-name="T9"> javax.swing.border.MatteBorder;</text:span></text:p>
      <text:p text:style-name="P7"><text:span text:style-name="T8">import</text:span><text:span text:style-name="T9"> javax.swing.event.ListSelectionEvent;</text:span></text:p>
      <text:p text:style-name="P7"><text:span text:style-name="T8">import</text:span><text:span text:style-name="T9"> javax.swing.event.ListSelectionListener;</text:span></text:p>
      <text:p text:style-name="P7"/>
      <text:p text:style-name="P7"><text:span text:style-name="T8">import</text:span><text:span text:style-name="T9"> org.ag.util.RecentFileSet;</text:span></text:p>
      <text:p text:style-name="P7"><text:span text:style-name="T8">import</text:span><text:span text:style-name="T9"> org.ag.util.undoredo.Action;</text:span></text:p>
      <text:p text:style-name="P7"><text:span text:style-name="T8">import</text:span><text:span text:style-name="T9"> org.ag.util.undoredo.ActionStack;</text:span></text:p>
      <text:p text:style-name="P7"/>
      <text:p text:style-name="P9">/**</text:p>
      <text:p text:style-name="P7"><text:span text:style-name="T9"><text:s/></text:span><text:span text:style-name="T16">*</text:span><text:span text:style-name="T9"> </text:span><text:span text:style-name="T16">Address</text:span><text:span text:style-name="T9"> </text:span><text:span text:style-name="T16">Book</text:span></text:p>
      <text:p text:style-name="P7"><text:span text:style-name="T9"><text:s/></text:span><text:span text:style-name="T16">*</text:span><text:span text:style-name="T9"> <text:s/></text:span><text:span text:style-name="T18">TODO</text:span><text:span text:style-name="T16">:</text:span><text:span text:style-name="T9"> </text:span></text:p>
      <text:p text:style-name="P7"><text:span text:style-name="T9"><text:s/></text:span><text:span text:style-name="T16">*</text:span><text:span text:style-name="T9"> <text:s text:c="2"/></text:span><text:span text:style-name="T27">-</text:span><text:span text:style-name="T9"> </text:span><text:span text:style-name="T16">UI</text:span></text:p>
      <text:p text:style-name="P7"><text:span text:style-name="T9"><text:s/></text:span><text:span text:style-name="T16">*</text:span><text:span text:style-name="T9"> <text:s text:c="2"/><text:tab/></text:span><text:span text:style-name="T27">-</text:span><text:span text:style-name="T9"> </text:span><text:span text:style-name="T16">ContactPanel</text:span><text:span text:style-name="T9"> </text:span><text:span text:style-name="T16">to</text:span><text:span text:style-name="T9"> </text:span><text:span text:style-name="T16">be</text:span><text:span text:style-name="T9"> </text:span><text:span text:style-name="T16">aligned</text:span><text:span text:style-name="T9"> </text:span><text:span text:style-name="T16">at</text:span><text:span text:style-name="T9"> </text:span><text:span text:style-name="T16">top.</text:span></text:p>
      <text:p text:style-name="P7"><text:span text:style-name="T9"><text:s/></text:span><text:span text:style-name="T16">*</text:span><text:span text:style-name="T9"> <text:s text:c="2"/></text:span><text:span text:style-name="T27">-</text:span><text:span text:style-name="T9"> </text:span><text:span text:style-name="T16">help</text:span><text:span text:style-name="T9"> </text:span><text:span text:style-name="T16">file.</text:span><text:span text:style-name="T9"> </text:span></text:p>
      <text:p text:style-name="P7"><text:span text:style-name="T9"><text:s/></text:span><text:span text:style-name="T16">*</text:span><text:span text:style-name="T9"> <text:s text:c="2"/><text:tab/></text:span><text:span text:style-name="T27">-</text:span><text:span text:style-name="T9"> </text:span><text:span text:style-name="T16">search</text:span><text:span text:style-name="T9"> </text:span><text:span text:style-name="T16">is</text:span><text:span text:style-name="T9"> </text:span><text:span text:style-name="T16">separated</text:span><text:span text:style-name="T9"> </text:span><text:span text:style-name="T16">by</text:span><text:span text:style-name="T9"> </text:span><text:span text:style-name="T16">commas.</text:span></text:p>
      <text:p text:style-name="P7"><text:span text:style-name="T9"><text:s/></text:span><text:span text:style-name="T16">*</text:span><text:span text:style-name="T9"> <text:s text:c="2"/><text:tab/></text:span><text:span text:style-name="T27">-</text:span><text:span text:style-name="T9"> </text:span><text:span text:style-name="T16">open</text:span><text:span text:style-name="T9"> </text:span><text:span text:style-name="T16">is</text:span><text:span text:style-name="T9"> </text:span><text:span text:style-name="T16">different</text:span><text:span text:style-name="T9"> </text:span><text:span text:style-name="T16">from</text:span><text:span text:style-name="T9"> </text:span><text:span text:style-name="T16">import.</text:span></text:p>
      <text:p text:style-name="P7"><text:span text:style-name="T9"><text:s/></text:span><text:span text:style-name="T16">*</text:span><text:span text:style-name="T9"> <text:s text:c="2"/></text:span><text:span text:style-name="T27">-</text:span><text:span text:style-name="T9"> </text:span><text:span text:style-name="T16">link</text:span><text:span text:style-name="T9"> </text:span><text:span text:style-name="T16">up</text:span><text:span text:style-name="T9"> </text:span><text:span text:style-name="T16">to</text:span><text:span text:style-name="T9"> </text:span><text:span text:style-name="T17">facebook</text:span><text:span text:style-name="T9"> </text:span><text:span text:style-name="T16">/</text:span><text:span text:style-name="T9"> </text:span><text:span text:style-name="T17">netbin</text:span><text:span text:style-name="T16">.</text:span></text:p>
      <text:p text:style-name="P7"><text:span text:style-name="T9"><text:s/></text:span><text:span text:style-name="T16">*</text:span><text:span text:style-name="T9"> <text:s text:c="2"/></text:span><text:span text:style-name="T27">-</text:span><text:span text:style-name="T9"> </text:span><text:span text:style-name="T16">clean</text:span><text:span text:style-name="T9"> </text:span><text:span text:style-name="T16">up</text:span><text:span text:style-name="T9"> </text:span><text:span text:style-name="T16">import</text:span><text:span text:style-name="T9"> </text:span><text:span text:style-name="T16">of</text:span><text:span text:style-name="T9"> </text:span><text:span text:style-name="T16">duplicate</text:span><text:span text:style-name="T9"> </text:span><text:span text:style-name="T16">contacts</text:span><text:span text:style-name="T9"> </text:span><text:span text:style-name="T16">so</text:span><text:span text:style-name="T9"> </text:span><text:span text:style-name="T16">it</text:span><text:span text:style-name="T9"> </text:span><text:span text:style-name="T16">shows</text:span><text:span text:style-name="T9"> </text:span><text:span text:style-name="T16">"duplicate</text:span><text:span text:style-name="T9"> </text:span><text:span text:style-name="T16">contact</text:span><text:span text:style-name="T9"> </text:span><text:span text:style-name="T16">1</text:span><text:span text:style-name="T9"> </text:span><text:span text:style-name="T16">of</text:span><text:span text:style-name="T9"> </text:span><text:span text:style-name="T16">6".</text:span></text:p>
      <text:p text:style-name="P7"><text:span text:style-name="T9"><text:s/></text:span><text:span text:style-name="T16">*</text:span><text:span text:style-name="T9"> <text:s/></text:span></text:p>
      <text:p text:style-name="P7"><text:span text:style-name="T9"><text:s/></text:span><text:span text:style-name="T16">*</text:span><text:span text:style-name="T9"> </text:span><text:span text:style-name="T18">@version</text:span><text:span text:style-name="T9"> </text:span><text:span text:style-name="T16">0.6</text:span></text:p>
      <text:p text:style-name="P7"><text:span text:style-name="T9"><text:s/></text:span><text:span text:style-name="T16">*</text:span><text:span text:style-name="T9"> </text:span><text:span text:style-name="T18">@author</text:span><text:span text:style-name="T9"> </text:span><text:span text:style-name="T17">Ashley</text:span><text:span text:style-name="T9"> </text:span><text:span text:style-name="T17">Gwinnell</text:span></text:p>
      <text:p text:style-name="P7"><text:span text:style-name="T9"><text:s/></text:span><text:span text:style-name="T16">*/</text:span></text:p>
      <text:p text:style-name="P7"><text:span text:style-name="T8">public</text:span><text:span text:style-name="T9"> </text:span><text:span text:style-name="T8">class</text:span><text:span text:style-name="T9"> AddressBook </text:span></text:p>
      <text:p text:style-name="P10">{</text:p>
      <text:p text:style-name="P7"><text:span text:style-name="T9"><text:tab/></text:span><text:span text:style-name="T8">private</text:span><text:span text:style-name="T9"> JFrame </text:span><text:span text:style-name="T19">frame</text:span><text:span text:style-name="T9">;</text:span></text:p>
      <text:p text:style-name="P7"><text:span text:style-name="T9"><text:tab/></text:span><text:span text:style-name="T8">private</text:span><text:span text:style-name="T9"> DefaultListModel </text:span><text:span text:style-name="T19">model</text:span><text:span text:style-name="T9">;</text:span></text:p>
      <text:p text:style-name="P7"><text:span text:style-name="T9"><text:tab/></text:span><text:span text:style-name="T8">private</text:span><text:span text:style-name="T9"> JList </text:span><text:span text:style-name="T19">list</text:span><text:span text:style-name="T9">;</text:span></text:p>
      <text:p text:style-name="P7"><text:span text:style-name="T9"><text:tab/></text:span><text:span text:style-name="T8">private</text:span><text:span text:style-name="T9"> File </text:span><text:span text:style-name="T19">currentlyOpenedFile</text:span><text:span text:style-name="T9">;</text:span></text:p>
      <text:p text:style-name="P7"><text:span text:style-name="T9"><text:tab/></text:span><text:span text:style-name="T8">private</text:span><text:span text:style-name="T9"> ContactPanel </text:span><text:span text:style-name="T19">contactPanel</text:span><text:span text:style-name="T9">;</text:span></text:p>
      <text:p text:style-name="P10"><text:tab/></text:p>
      <text:p text:style-name="P7"><text:span text:style-name="T9"><text:tab/></text:span><text:span text:style-name="T8">private</text:span><text:span text:style-name="T9"> ABActionStack </text:span><text:span text:style-name="T19">actionStack</text:span><text:span text:style-name="T9">;</text:span></text:p>
      <text:p text:style-name="P7"><text:span text:style-name="T9"><text:tab/></text:span><text:span text:style-name="T8">private</text:span><text:span text:style-name="T9"> </text:span><text:span text:style-name="T8">int</text:span><text:span text:style-name="T9"> </text:span><text:span text:style-name="T19">savedAtStackLocation</text:span><text:span text:style-name="T9"> = -1;</text:span></text:p>
      <text:p text:style-name="P7"><text:soft-page-break/><text:span text:style-name="T9"><text:tab/></text:span><text:span text:style-name="T8">private</text:span><text:span text:style-name="T9"> RecentFileSet </text:span><text:span text:style-name="T19">recentFileSet</text:span><text:span text:style-name="T9">;</text:span></text:p>
      <text:p text:style-name="P10"><text:tab/></text:p>
      <text:p text:style-name="P7"><text:span text:style-name="T9"><text:tab/></text:span><text:span text:style-name="T8">private</text:span><text:span text:style-name="T9"> JMenuItem </text:span><text:span text:style-name="T19">m_undo</text:span><text:span text:style-name="T9">;</text:span></text:p>
      <text:p text:style-name="P7"><text:span text:style-name="T9"><text:tab/></text:span><text:span text:style-name="T8">private</text:span><text:span text:style-name="T9"> JMenuItem </text:span><text:span text:style-name="T19">m_redo</text:span><text:span text:style-name="T9">;</text:span></text:p>
      <text:p text:style-name="P7"><text:span text:style-name="T9"><text:tab/></text:span><text:span text:style-name="T8">private</text:span><text:span text:style-name="T9"> JButton </text:span><text:span text:style-name="T19">tb_undo</text:span><text:span text:style-name="T9">;</text:span></text:p>
      <text:p text:style-name="P7"><text:span text:style-name="T9"><text:tab/></text:span><text:span text:style-name="T8">private</text:span><text:span text:style-name="T9"> JButton </text:span><text:span text:style-name="T19">tb_redo</text:span><text:span text:style-name="T9">;</text:span></text:p>
      <text:p text:style-name="P10"><text:tab/></text:p>
      <text:p text:style-name="P7"><text:span text:style-name="T9"><text:tab/></text:span><text:span text:style-name="T8">private</text:span><text:span text:style-name="T9"> JTextField </text:span><text:span text:style-name="T19">tf_search</text:span><text:span text:style-name="T9">;</text:span></text:p>
      <text:p text:style-name="P7"><text:span text:style-name="T9"><text:tab/></text:span><text:span text:style-name="T8">private</text:span><text:span text:style-name="T9"> String </text:span><text:span text:style-name="T19">filter</text:span><text:span text:style-name="T9"> = </text:span><text:span text:style-name="T22">""</text:span><text:span text:style-name="T9">;</text:span></text:p>
      <text:p text:style-name="P10"><text:tab/></text:p>
      <text:p text:style-name="P7"><text:span text:style-name="T9"><text:tab/></text:span><text:span text:style-name="T8">private</text:span><text:span text:style-name="T9"> ArrayList&lt;Contact&gt; </text:span><text:span text:style-name="T19">contacts</text:span><text:span text:style-name="T9"> = </text:span><text:span text:style-name="T8">new</text:span><text:span text:style-name="T9"> ArrayList&lt;Contact&gt;();</text:span></text:p>
      <text:p text:style-name="P7"><text:span text:style-name="T9"><text:tab/></text:span><text:span text:style-name="T8">private</text:span><text:span text:style-name="T9"> ArrayList&lt;Contact&gt; </text:span><text:span text:style-name="T19">filteredContacts</text:span><text:span text:style-name="T9"> = </text:span><text:span text:style-name="T8">new</text:span><text:span text:style-name="T9"> ArrayList&lt;Contact&gt;();</text:span></text:p>
      <text:p text:style-name="P7"><text:span text:style-name="T9"><text:tab/></text:span><text:span text:style-name="T8">private</text:span><text:span text:style-name="T9"> ArrayList&lt;Contact&gt; </text:span><text:span text:style-name="T19">unfilteredContacts</text:span><text:span text:style-name="T9"> = </text:span><text:span text:style-name="T8">new</text:span><text:span text:style-name="T9"> ArrayList&lt;Contact&gt;();</text:span>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Create</text:span><text:span text:style-name="T9"> </text:span><text:span text:style-name="T16">a</text:span><text:span text:style-name="T9"> </text:span><text:span text:style-name="T16">new</text:span><text:span text:style-name="T9"> </text:span><text:span text:style-name="T16">Address</text:span><text:span text:style-name="T9"> </text:span><text:span text:style-name="T16">book</text:span><text:span text:style-name="T9"> </text:span><text:span text:style-name="T16">window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AddressBook() </text:span></text:p>
      <text:p text:style-name="P10"><text:tab/>{</text:p>
      <text:p text:style-name="P7"><text:span text:style-name="T9"><text:tab/><text:tab/></text:span><text:span text:style-name="T8">try</text:span><text:span text:style-name="T9"> {</text:span></text:p>
      <text:p text:style-name="P10"><text:tab/><text:tab/><text:tab/>UIManager.<text:span text:style-name="T28">setLookAndFeel</text:span>(UIManager.<text:span text:style-name="T28">getSystemLookAndFeelClassName</text:span>());</text:p>
      <text:p text:style-name="P10"><text:tab/><text:tab/>} </text:p>
      <text:p text:style-name="P7"><text:span text:style-name="T9"><text:tab/><text:tab/></text:span><text:span text:style-name="T8">catch</text:span><text:span text:style-name="T9"> (Exception e) { }</text:span></text:p>
      <text:p text:style-name="P10"><text:tab/><text:tab/></text:p>
      <text:p text:style-name="P7"><text:span text:style-name="T9"><text:tab/><text:tab/>JFrame.</text:span><text:span text:style-name="T10">setDefaultLookAndFeelDecorated</text:span><text:span text:style-name="T9">(</text:span><text:span text:style-name="T8">false</text:span><text:span text:style-name="T9">);</text:span></text:p>
      <text:p text:style-name="P10"><text:tab/><text:tab/></text:p>
      <text:p text:style-name="P7"><text:span text:style-name="T9"><text:tab/><text:tab/></text:span><text:span text:style-name="T19">frame</text:span><text:span text:style-name="T9"> = </text:span><text:span text:style-name="T8">new</text:span><text:span text:style-name="T9"> JFrame();</text:span></text:p>
      <text:p text:style-name="P7"><text:span text:style-name="T9"><text:tab/><text:tab/></text:span><text:span text:style-name="T19">frame</text:span><text:span text:style-name="T9">.setTitle(</text:span><text:span text:style-name="T22">"Address Book - Untitled Document"</text:span><text:span text:style-name="T9">);</text:span></text:p>
      <text:p text:style-name="P7"><text:span text:style-name="T9"><text:tab/><text:tab/></text:span><text:span text:style-name="T19">frame</text:span><text:span text:style-name="T9">.setSize(750, 560);</text:span></text:p>
      <text:p text:style-name="P7"><text:span text:style-name="T9"><text:tab/><text:tab/></text:span><text:span text:style-name="T19">frame</text:span><text:span text:style-name="T9">.setMinimumSize(</text:span><text:span text:style-name="T8">new</text:span><text:span text:style-name="T9"> Dimension(750, 560));</text:span></text:p>
      <text:p text:style-name="P7"><text:span text:style-name="T9"><text:tab/><text:tab/></text:span><text:span text:style-name="T19">frame</text:span><text:span text:style-name="T9">.setIconImage(</text:span><text:span text:style-name="T8">new</text:span><text:span text:style-name="T9"> ImageIcon(</text:span><text:span text:style-name="T22">"files/FrameIcon.png"</text:span><text:span text:style-name="T9">).getImage());</text:span></text:p>
      <text:p text:style-name="P7"><text:span text:style-name="T9"><text:tab/><text:tab/></text:span><text:span text:style-name="T19">frame</text:span><text:span text:style-name="T9">.setDefaultCloseOperation(JFrame.</text:span><text:span text:style-name="T20">DO_NOTHING_ON_CLOSE</text:span><text:span text:style-name="T9">);</text:span></text:p>
      <text:p text:style-name="P7"><text:span text:style-name="T9"><text:tab/><text:tab/></text:span><text:span text:style-name="T19">frame</text:span><text:span text:style-name="T9">.setLocationRelativeTo(</text:span><text:span text:style-name="T8">null</text:span><text:span text:style-name="T9">);</text:span></text:p>
      <text:p text:style-name="P10"><text:tab/><text:tab/></text:p>
      <text:p text:style-name="P7"><text:span text:style-name="T9"><text:tab/><text:tab/></text:span><text:span text:style-name="T19">recentFileSet</text:span><text:span text:style-name="T9"> = </text:span><text:span text:style-name="T8">new</text:span><text:span text:style-name="T9"> RecentFileSet(5);</text:span></text:p>
      <text:p text:style-name="P10"><text:tab/><text:tab/></text:p>
      <text:p text:style-name="P7"><text:span text:style-name="T9"><text:tab/><text:tab/>JMenuBar menubar = </text:span><text:span text:style-name="T8">new</text:span><text:span text:style-name="T9"> JMenuBar();</text:span></text:p>
      <text:p text:style-name="P10"><text:tab/><text:tab/><text:tab/></text:p>
      <text:p text:style-name="P7"><text:span text:style-name="T9"><text:tab/><text:tab/><text:tab/>JMenu menu_file = </text:span><text:span text:style-name="T8">new</text:span><text:span text:style-name="T9"> JMenu(</text:span><text:span text:style-name="T22">"File"</text:span><text:span text:style-name="T9">);</text:span></text:p>
      <text:p text:style-name="P7"><text:span text:style-name="T9"><text:tab/><text:tab/><text:tab/>menu_file.setMnemonic(KeyEvent.</text:span><text:span text:style-name="T20">VK_F</text:span><text:span text:style-name="T9">);</text:span></text:p>
      <text:p text:style-name="P10"><text:tab/><text:tab/><text:tab/></text:p>
      <text:p text:style-name="P7"><text:span text:style-name="T9"><text:tab/><text:tab/><text:tab/><text:tab/>JMenuItem menuitem_new = </text:span><text:span text:style-name="T8">new</text:span><text:span text:style-name="T9"> JMenuItem(</text:span><text:span text:style-name="T22">"New"</text:span><text:span text:style-name="T9">);</text:span></text:p>
      <text:p text:style-name="P7"><text:span text:style-name="T9"><text:tab/><text:tab/><text:tab/><text:tab/>menuitem_new.setMnemonic(KeyEvent.</text:span><text:span text:style-name="T20">VK_N</text:span><text:span text:style-name="T9">);</text:span></text:p>
      <text:p text:style-name="P7"><text:span text:style-name="T9"><text:tab/><text:tab/><text:tab/><text:tab/>menuitem_new.setAccelerator(KeyStroke.</text:span><text:span text:style-name="T10">getKeyStroke</text:span><text:span text:style-name="T9">(KeyEvent.</text:span><text:span text:style-name="T20">VK_N</text:span><text:span text:style-name="T9">, InputEvent.</text:span><text:span text:style-name="T20">CTRL_DOWN_MASK</text:span><text:span text:style-name="T9">));</text:span></text:p>
      <text:p text:style-name="P7"><text:span text:style-name="T9"><text:tab/><text:tab/><text:tab/><text:tab/>menuitem_new.addActionListener(</text:span><text:span text:style-name="T8">new</text:span><text:span text:style-name="T9"> ActionListener() { </text:span><text:span text:style-name="T8">public</text:span><text:span text:style-name="T9"> </text:span><text:span text:style-name="T8">void</text:span><text:span text:style-name="T9"> actionPerformed(ActionEvent e) { </text:span></text:p>
      <text:p text:style-name="P10"><text:tab/><text:tab/><text:tab/><text:tab/><text:tab/>newFile();</text:p>
      <text:p text:style-name="P10"><text:tab/><text:tab/><text:tab/><text:tab/>}});</text:p>
      <text:p text:style-name="P7"><text:span text:style-name="T9"><text:tab/><text:tab/><text:tab/><text:tab/>menuitem_new.setIcon(</text:span><text:span text:style-name="T8">new</text:span><text:span text:style-name="T9"> ImageIcon(</text:span><text:span text:style-name="T22">"files/Doc-Add.png"</text:span><text:span text:style-name="T9">));</text:span></text:p>
      <text:p text:style-name="P10"><text:tab/><text:tab/><text:tab/><text:tab/>menu_file.add(menuitem_new);</text:p>
      <text:p text:style-name="P10"><text:tab/><text:tab/><text:tab/><text:tab/></text:p>
      <text:p text:style-name="P7"><text:span text:style-name="T9"><text:tab/><text:tab/><text:tab/><text:tab/>menu_file.add(</text:span><text:span text:style-name="T8">new</text:span><text:span text:style-name="T9"> JSeparator());</text:span></text:p>
      <text:p text:style-name="P10"><text:tab/><text:tab/><text:tab/><text:tab/></text:p>
      <text:p text:style-name="P7"><text:span text:style-name="T9"><text:tab/><text:tab/><text:tab/><text:tab/>JMenuItem menuitem_open = </text:span><text:span text:style-name="T8">new</text:span><text:span text:style-name="T9"> JMenuItem(</text:span><text:span text:style-name="T22">"Open File"</text:span><text:span text:style-name="T9">);</text:span></text:p>
      <text:p text:style-name="P7"><text:span text:style-name="T9"><text:tab/><text:tab/><text:tab/><text:tab/>menuitem_open.setMnemonic(KeyEvent.</text:span><text:span text:style-name="T20">VK_O</text:span><text:span text:style-name="T9">);</text:span></text:p>
      <text:p text:style-name="P7"><text:span text:style-name="T9"><text:tab/><text:tab/><text:tab/><text:tab/>menuitem_open.setAccelerator(KeyStroke.</text:span><text:span text:style-name="T10">getKeyStroke</text:span><text:span text:style-name="T9">(KeyEvent.</text:span><text:span text:style-name="T20">VK_O</text:span><text:span text:style-name="T9">, InputEvent.</text:span><text:span text:style-name="T20">CTRL_DOWN_MASK</text:span><text:span text:style-name="T9">));</text:span></text:p>
      <text:p text:style-name="P7"><text:span text:style-name="T9"><text:tab/><text:tab/><text:tab/><text:tab/>menuitem_open.setIcon(</text:span><text:span text:style-name="T8">new</text:span><text:span text:style-name="T9"> ImageIcon(</text:span><text:span text:style-name="T22">"files/Folder.png"</text:span><text:span text:style-name="T9">));</text:span></text:p>
      <text:p text:style-name="P7"><text:span text:style-name="T9"><text:tab/><text:tab/><text:tab/><text:tab/>menuitem_open.addActionListener(</text:span><text:span text:style-name="T8">new</text:span><text:span text:style-name="T9"> ActionListener() { </text:span><text:span text:style-name="T8">public</text:span><text:span text:style-name="T9"> </text:span><text:span text:style-name="T8">void</text:span><text:span text:style-name="T9"> actionPerformed(ActionEvent e) {</text:span></text:p>
      <text:p text:style-name="P10"><text:tab/><text:tab/><text:tab/><text:tab/><text:tab/>open();</text:p>
      <text:p text:style-name="P10"><text:tab/><text:tab/><text:tab/><text:tab/>}});</text:p>
      <text:p text:style-name="P10"><text:tab/><text:tab/><text:tab/><text:tab/>menu_file.add(menuitem_open);</text:p>
      <text:p text:style-name="P10"><text:tab/><text:tab/><text:tab/><text:tab/></text:p>
      <text:p text:style-name="P7"><text:span text:style-name="T9"><text:tab/><text:tab/><text:tab/><text:tab/>JMenu menu_recentfiles = </text:span><text:span text:style-name="T8">new</text:span><text:span text:style-name="T9"> JMenu(</text:span><text:span text:style-name="T22">"Open Recent File "</text:span><text:span text:style-name="T9">);</text:span></text:p>
      <text:p text:style-name="P7"><text:soft-page-break/><text:span text:style-name="T9"><text:tab/><text:tab/><text:tab/><text:tab/>menu_recentfiles.setIcon(</text:span><text:span text:style-name="T8">new</text:span><text:span text:style-name="T9"> ImageIcon(</text:span><text:span text:style-name="T22">"files/Folder.png"</text:span><text:span text:style-name="T9">));</text:span></text:p>
      <text:p text:style-name="P7"><text:span text:style-name="T9"><text:tab/><text:tab/><text:tab/><text:tab/></text:span><text:span text:style-name="T8">final</text:span><text:span text:style-name="T9"> ArrayList&lt;String&gt; recentfiles = </text:span><text:span text:style-name="T8">this</text:span><text:span text:style-name="T9">.</text:span><text:span text:style-name="T19">recentFileSet</text:span><text:span text:style-name="T9">.get();</text:span></text:p>
      <text:p text:style-name="P7"><text:span text:style-name="T9"><text:tab/><text:tab/><text:tab/><text:tab/></text:span><text:span text:style-name="T8">for</text:span><text:span text:style-name="T9"> (</text:span><text:span text:style-name="T8">int</text:span><text:span text:style-name="T9"> i = 0; i &lt; recentfiles.size(); i++) {</text:span></text:p>
      <text:p text:style-name="P7"><text:span text:style-name="T9"><text:tab/><text:tab/><text:tab/><text:tab/><text:tab/></text:span><text:span text:style-name="T8">final</text:span><text:span text:style-name="T9"> </text:span><text:span text:style-name="T8">int</text:span><text:span text:style-name="T9"> j = i;</text:span></text:p>
      <text:p text:style-name="P7"><text:span text:style-name="T9"><text:tab/><text:tab/><text:tab/><text:tab/><text:tab/>JMenuItem menuitem_recentfile = </text:span><text:span text:style-name="T8">new</text:span><text:span text:style-name="T9"> JMenuItem((i + 1) + </text:span><text:span text:style-name="T22">") "</text:span><text:span text:style-name="T9"> + recentfiles.get(i));</text:span></text:p>
      <text:p text:style-name="P7"><text:span text:style-name="T9"><text:tab/><text:tab/><text:tab/><text:tab/><text:tab/>menuitem_recentfile.addActionListener(</text:span><text:span text:style-name="T8">new</text:span><text:span text:style-name="T9"> ActionListener() {</text:span></text:p>
      <text:p text:style-name="P7"><text:span text:style-name="T9"><text:tab/><text:tab/><text:tab/><text:tab/><text:tab/><text:tab/></text:span><text:span text:style-name="T8">public</text:span><text:span text:style-name="T9"> </text:span><text:span text:style-name="T8">void</text:span><text:span text:style-name="T9"> actionPerformed(ActionEvent e) {</text:span></text:p>
      <text:p text:style-name="P7"><text:span text:style-name="T9"><text:tab/><text:tab/><text:tab/><text:tab/><text:tab/><text:tab/><text:tab/>open(</text:span><text:span text:style-name="T8">new</text:span><text:span text:style-name="T9"> File(recentfiles.get(j)));</text:span></text:p>
      <text:p text:style-name="P10"><text:tab/><text:tab/><text:tab/><text:tab/><text:tab/><text:tab/>}</text:p>
      <text:p text:style-name="P10"><text:tab/><text:tab/><text:tab/><text:tab/><text:tab/>});</text:p>
      <text:p text:style-name="P10"><text:tab/><text:tab/><text:tab/><text:tab/><text:tab/>menu_recentfiles.add(menuitem_recentfile);</text:p>
      <text:p text:style-name="P10"><text:tab/><text:tab/><text:tab/><text:tab/>}</text:p>
      <text:p text:style-name="P7"><text:span text:style-name="T9"><text:tab/><text:tab/><text:tab/><text:tab/></text:span><text:span text:style-name="T8">if</text:span><text:span text:style-name="T9"> (recentfiles.size() == 0) {</text:span></text:p>
      <text:p text:style-name="P7"><text:span text:style-name="T9"><text:tab/><text:tab/><text:tab/><text:tab/><text:tab/>menu_recentfiles.setEnabled(</text:span><text:span text:style-name="T8">false</text:span><text:span text:style-name="T9">);</text:span></text:p>
      <text:p text:style-name="P10"><text:tab/><text:tab/><text:tab/><text:tab/>}</text:p>
      <text:p text:style-name="P10"><text:tab/><text:tab/><text:tab/><text:tab/>menu_file.add(menu_recentfiles);</text:p>
      <text:p text:style-name="P10"><text:tab/><text:tab/><text:tab/><text:tab/></text:p>
      <text:p text:style-name="P7"><text:span text:style-name="T9"><text:tab/><text:tab/><text:tab/><text:tab/>menu_file.add(</text:span><text:span text:style-name="T8">new</text:span><text:span text:style-name="T9"> JSeparator());</text:span></text:p>
      <text:p text:style-name="P10"><text:tab/><text:tab/><text:tab/><text:tab/></text:p>
      <text:p text:style-name="P7"><text:span text:style-name="T9"><text:tab/><text:tab/><text:tab/><text:tab/>JMenuItem menuitem_save = </text:span><text:span text:style-name="T8">new</text:span><text:span text:style-name="T9"> JMenuItem(</text:span><text:span text:style-name="T22">"Save"</text:span><text:span text:style-name="T9">);</text:span></text:p>
      <text:p text:style-name="P7"><text:span text:style-name="T9"><text:tab/><text:tab/><text:tab/><text:tab/>menuitem_save.setMnemonic(KeyEvent.</text:span><text:span text:style-name="T20">VK_S</text:span><text:span text:style-name="T9">);</text:span></text:p>
      <text:p text:style-name="P7"><text:span text:style-name="T9"><text:tab/><text:tab/><text:tab/><text:tab/>menuitem_save.setAccelerator(KeyStroke.</text:span><text:span text:style-name="T10">getKeyStroke</text:span><text:span text:style-name="T9">(KeyEvent.</text:span><text:span text:style-name="T20">VK_S</text:span><text:span text:style-name="T9">, InputEvent.</text:span><text:span text:style-name="T20">CTRL_DOWN_MASK</text:span><text:span text:style-name="T9">));</text:span></text:p>
      <text:p text:style-name="P7"><text:span text:style-name="T9"><text:tab/><text:tab/><text:tab/><text:tab/>menuitem_save.addActionListener(</text:span><text:span text:style-name="T8">new</text:span><text:span text:style-name="T9"> ActionListener() { </text:span><text:span text:style-name="T8">public</text:span><text:span text:style-name="T9"> </text:span><text:span text:style-name="T8">void</text:span><text:span text:style-name="T9"> actionPerformed(ActionEvent e) {</text:span></text:p>
      <text:p text:style-name="P10"><text:tab/><text:tab/><text:tab/><text:tab/><text:tab/>save();</text:p>
      <text:p text:style-name="P10"><text:tab/><text:tab/><text:tab/><text:tab/>}});</text:p>
      <text:p text:style-name="P7"><text:span text:style-name="T9"><text:tab/><text:tab/><text:tab/><text:tab/>menuitem_save.setIcon(</text:span><text:span text:style-name="T8">new</text:span><text:span text:style-name="T9"> ImageIcon(</text:span><text:span text:style-name="T22">"files/Save.png"</text:span><text:span text:style-name="T9">));</text:span></text:p>
      <text:p text:style-name="P10"><text:tab/><text:tab/><text:tab/><text:tab/>menu_file.add(menuitem_save);</text:p>
      <text:p text:style-name="P10"><text:tab/><text:tab/><text:tab/><text:tab/></text:p>
      <text:p text:style-name="P7"><text:span text:style-name="T9"><text:tab/><text:tab/><text:tab/><text:tab/>JMenuItem menuitem_saveas = </text:span><text:span text:style-name="T8">new</text:span><text:span text:style-name="T9"> JMenuItem(</text:span><text:span text:style-name="T22">"Save As"</text:span><text:span text:style-name="T9">);</text:span></text:p>
      <text:p text:style-name="P7"><text:span text:style-name="T9"><text:tab/><text:tab/><text:tab/><text:tab/>menuitem_saveas.setMnemonic(KeyEvent.</text:span><text:span text:style-name="T20">VK_A</text:span><text:span text:style-name="T9">);</text:span></text:p>
      <text:p text:style-name="P7"><text:span text:style-name="T9"><text:tab/><text:tab/><text:tab/><text:tab/>menuitem_saveas.setAccelerator(KeyStroke.</text:span><text:span text:style-name="T10">getKeyStroke</text:span><text:span text:style-name="T9">(KeyEvent.</text:span><text:span text:style-name="T20">VK_S</text:span><text:span text:style-name="T9">, InputEvent.</text:span><text:span text:style-name="T20">CTRL_DOWN_MASK</text:span><text:span text:style-name="T9"> + InputEvent.</text:span><text:span text:style-name="T20">SHIFT_DOWN_MASK</text:span><text:span text:style-name="T9">));</text:span></text:p>
      <text:p text:style-name="P7"><text:span text:style-name="T9"><text:tab/><text:tab/><text:tab/><text:tab/>menuitem_saveas.addActionListener(</text:span><text:span text:style-name="T8">new</text:span><text:span text:style-name="T9"> ActionListener() { </text:span><text:span text:style-name="T8">public</text:span><text:span text:style-name="T9"> </text:span><text:span text:style-name="T8">void</text:span><text:span text:style-name="T9"> actionPerformed(ActionEvent e) {</text:span></text:p>
      <text:p text:style-name="P10"><text:tab/><text:tab/><text:tab/><text:tab/><text:tab/>saveAs();</text:p>
      <text:p text:style-name="P10"><text:tab/><text:tab/><text:tab/><text:tab/>}});</text:p>
      <text:p text:style-name="P7"><text:span text:style-name="T9"><text:tab/><text:tab/><text:tab/><text:tab/>menuitem_saveas.setIcon(</text:span><text:span text:style-name="T8">new</text:span><text:span text:style-name="T9"> ImageIcon(</text:span><text:span text:style-name="T22">"files/SaveAs.png"</text:span><text:span text:style-name="T9">));</text:span></text:p>
      <text:p text:style-name="P10"><text:tab/><text:tab/><text:tab/><text:tab/>menu_file.add(menuitem_saveas);</text:p>
      <text:p text:style-name="P10"><text:tab/><text:tab/><text:tab/><text:tab/></text:p>
      <text:p text:style-name="P7"><text:span text:style-name="T9"><text:tab/><text:tab/><text:tab/><text:tab/>menu_file.add(</text:span><text:span text:style-name="T8">new</text:span><text:span text:style-name="T9"> JSeparator());</text:span></text:p>
      <text:p text:style-name="P10"><text:tab/><text:tab/><text:tab/><text:tab/></text:p>
      <text:p text:style-name="P7"><text:span text:style-name="T9"><text:tab/><text:tab/><text:tab/><text:tab/>JMenuItem menuitem_import = </text:span><text:span text:style-name="T8">new</text:span><text:span text:style-name="T9"> JMenuItem(</text:span><text:span text:style-name="T22">"Import Contacts From File"</text:span><text:span text:style-name="T9">);</text:span></text:p>
      <text:p text:style-name="P7"><text:span text:style-name="T9"><text:tab/><text:tab/><text:tab/><text:tab/>menuitem_import.setMnemonic(KeyEvent.</text:span><text:span text:style-name="T20">VK_I</text:span><text:span text:style-name="T9">);</text:span></text:p>
      <text:p text:style-name="P7"><text:span text:style-name="T9"><text:tab/><text:tab/><text:tab/><text:tab/>menuitem_import.setAccelerator(KeyStroke.</text:span><text:span text:style-name="T10">getKeyStroke</text:span><text:span text:style-name="T9">(KeyEvent.</text:span><text:span text:style-name="T20">VK_I</text:span><text:span text:style-name="T9">, InputEvent.</text:span><text:span text:style-name="T20">CTRL_DOWN_MASK</text:span><text:span text:style-name="T9">));</text:span></text:p>
      <text:p text:style-name="P7"><text:span text:style-name="T9"><text:tab/><text:tab/><text:tab/><text:tab/>menuitem_import.addActionListener(</text:span><text:span text:style-name="T8">new</text:span><text:span text:style-name="T9"> ActionListener() { </text:span><text:span text:style-name="T8">public</text:span><text:span text:style-name="T9"> </text:span><text:span text:style-name="T8">void</text:span><text:span text:style-name="T9"> actionPerformed(ActionEvent e) {</text:span></text:p>
      <text:p text:style-name="P10"><text:tab/><text:tab/><text:tab/><text:tab/><text:tab/>importContacts();</text:p>
      <text:p text:style-name="P10"><text:tab/><text:tab/><text:tab/><text:tab/>}});</text:p>
      <text:p text:style-name="P7"><text:span text:style-name="T9"><text:tab/><text:tab/><text:tab/><text:tab/>menuitem_import.setIcon(</text:span><text:span text:style-name="T8">new</text:span><text:span text:style-name="T9"> ImageIcon(</text:span><text:span text:style-name="T22">"files/Datbase-Add.png"</text:span><text:span text:style-name="T9">));</text:span></text:p>
      <text:p text:style-name="P10"><text:tab/><text:tab/><text:tab/><text:tab/>menu_file.add(menuitem_import);</text:p>
      <text:p text:style-name="P10"><text:tab/><text:tab/><text:tab/><text:tab/></text:p>
      <text:p text:style-name="P7"><text:span text:style-name="T9"><text:tab/><text:tab/><text:tab/><text:tab/>JMenu menu_import_recentfiles = </text:span><text:span text:style-name="T8">new</text:span><text:span text:style-name="T9"> JMenu(</text:span><text:span text:style-name="T22">"Import Contacts From Recent File "</text:span><text:span text:style-name="T9">);</text:span></text:p>
      <text:p text:style-name="P7"><text:span text:style-name="T9"><text:tab/><text:tab/><text:tab/><text:tab/>menu_import_recentfiles.setIcon(</text:span><text:span text:style-name="T8">new</text:span><text:span text:style-name="T9"> ImageIcon(</text:span><text:span text:style-name="T22">"files/Datbase-Add.png"</text:span><text:span text:style-name="T9">));</text:span></text:p>
      <text:p text:style-name="P7"><text:span text:style-name="T9"><text:tab/><text:tab/><text:tab/><text:tab/></text:span><text:span text:style-name="T8">final</text:span><text:span text:style-name="T9"> ArrayList&lt;String&gt; import_recentfiles = </text:span><text:span text:style-name="T8">this</text:span><text:span text:style-name="T9">.</text:span><text:span text:style-name="T19">recentFileSet</text:span><text:span text:style-name="T9">.get();</text:span></text:p>
      <text:p text:style-name="P7"><text:span text:style-name="T9"><text:tab/><text:tab/><text:tab/><text:tab/></text:span><text:span text:style-name="T8">for</text:span><text:span text:style-name="T9"> (</text:span><text:span text:style-name="T8">int</text:span><text:span text:style-name="T9"> i = 0; i &lt; recentfiles.size(); i++) {</text:span></text:p>
      <text:p text:style-name="P7"><text:span text:style-name="T9"><text:tab/><text:tab/><text:tab/><text:tab/><text:tab/></text:span><text:span text:style-name="T8">final</text:span><text:span text:style-name="T9"> </text:span><text:span text:style-name="T8">int</text:span><text:span text:style-name="T9"> j = i;</text:span></text:p>
      <text:p text:style-name="P7"><text:soft-page-break/><text:span text:style-name="T9"><text:tab/><text:tab/><text:tab/><text:tab/><text:tab/>JMenuItem menuitem_recentfile = </text:span><text:span text:style-name="T8">new</text:span><text:span text:style-name="T9"> JMenuItem((i + 1) + </text:span><text:span text:style-name="T22">") "</text:span><text:span text:style-name="T9"> + recentfiles.get(i));</text:span></text:p>
      <text:p text:style-name="P7"><text:span text:style-name="T9"><text:tab/><text:tab/><text:tab/><text:tab/><text:tab/>menuitem_recentfile.addActionListener(</text:span><text:span text:style-name="T8">new</text:span><text:span text:style-name="T9"> ActionListener() {</text:span></text:p>
      <text:p text:style-name="P7"><text:span text:style-name="T9"><text:tab/><text:tab/><text:tab/><text:tab/><text:tab/><text:tab/></text:span><text:span text:style-name="T8">public</text:span><text:span text:style-name="T9"> </text:span><text:span text:style-name="T8">void</text:span><text:span text:style-name="T9"> actionPerformed(ActionEvent e) {</text:span></text:p>
      <text:p text:style-name="P7"><text:span text:style-name="T9"><text:tab/><text:tab/><text:tab/><text:tab/><text:tab/><text:tab/><text:tab/>importContacts(</text:span><text:span text:style-name="T8">new</text:span><text:span text:style-name="T9"> File[] {</text:span><text:span text:style-name="T8">new</text:span><text:span text:style-name="T9"> File(recentfiles.get(j))});</text:span></text:p>
      <text:p text:style-name="P10"><text:tab/><text:tab/><text:tab/><text:tab/><text:tab/><text:tab/>}</text:p>
      <text:p text:style-name="P10"><text:tab/><text:tab/><text:tab/><text:tab/><text:tab/>});</text:p>
      <text:p text:style-name="P10"><text:tab/><text:tab/><text:tab/><text:tab/><text:tab/>menu_import_recentfiles.add(menuitem_recentfile);</text:p>
      <text:p text:style-name="P10"><text:tab/><text:tab/><text:tab/><text:tab/>}</text:p>
      <text:p text:style-name="P7"><text:span text:style-name="T9"><text:tab/><text:tab/><text:tab/><text:tab/></text:span><text:span text:style-name="T8">if</text:span><text:span text:style-name="T9"> (import_recentfiles.size() == 0) {</text:span></text:p>
      <text:p text:style-name="P7"><text:span text:style-name="T9"><text:tab/><text:tab/><text:tab/><text:tab/><text:tab/>menu_import_recentfiles.setEnabled(</text:span><text:span text:style-name="T8">false</text:span><text:span text:style-name="T9">);</text:span></text:p>
      <text:p text:style-name="P10"><text:tab/><text:tab/><text:tab/><text:tab/>}</text:p>
      <text:p text:style-name="P10"><text:tab/><text:tab/><text:tab/><text:tab/>menu_file.add(menu_import_recentfiles);</text:p>
      <text:p text:style-name="P10"><text:tab/><text:tab/><text:tab/><text:tab/></text:p>
      <text:p text:style-name="P7"><text:span text:style-name="T9"><text:tab/><text:tab/><text:tab/><text:tab/>menu_file.add(</text:span><text:span text:style-name="T8">new</text:span><text:span text:style-name="T9"> JSeparator());</text:span></text:p>
      <text:p text:style-name="P10"><text:tab/><text:tab/><text:tab/><text:tab/></text:p>
      <text:p text:style-name="P7"><text:span text:style-name="T9"><text:tab/><text:tab/><text:tab/><text:tab/>JMenuItem menuitem_exit = </text:span><text:span text:style-name="T8">new</text:span><text:span text:style-name="T9"> JMenuItem(</text:span><text:span text:style-name="T22">"Exit "</text:span><text:span text:style-name="T9">);</text:span></text:p>
      <text:p text:style-name="P7"><text:span text:style-name="T9"><text:tab/><text:tab/><text:tab/><text:tab/>menuitem_exit.setMnemonic(KeyEvent.</text:span><text:span text:style-name="T20">VK_E</text:span><text:span text:style-name="T9">);</text:span></text:p>
      <text:p text:style-name="P7"><text:span text:style-name="T9"><text:tab/><text:tab/><text:tab/><text:tab/>menuitem_exit.setAccelerator(KeyStroke.</text:span><text:span text:style-name="T10">getKeyStroke</text:span><text:span text:style-name="T9">(KeyEvent.</text:span><text:span text:style-name="T20">VK_W</text:span><text:span text:style-name="T9">, InputEvent.</text:span><text:span text:style-name="T20">CTRL_DOWN_MASK</text:span><text:span text:style-name="T9">));</text:span></text:p>
      <text:p text:style-name="P7"><text:span text:style-name="T9"><text:tab/><text:tab/><text:tab/><text:tab/>menuitem_exit.addActionListener(</text:span><text:span text:style-name="T8">new</text:span><text:span text:style-name="T9"> ActionListener() { </text:span></text:p>
      <text:p text:style-name="P7"><text:span text:style-name="T9"><text:tab/><text:tab/><text:tab/><text:tab/><text:tab/></text:span><text:span text:style-name="T8">public</text:span><text:span text:style-name="T9"> </text:span><text:span text:style-name="T8">void</text:span><text:span text:style-name="T9"> actionPerformed(ActionEvent e) {</text:span></text:p>
      <text:p text:style-name="P10"><text:tab/><text:tab/><text:tab/><text:tab/><text:tab/><text:tab/>close();</text:p>
      <text:p text:style-name="P10"><text:tab/><text:tab/><text:tab/><text:tab/><text:tab/>}</text:p>
      <text:p text:style-name="P10"><text:tab/><text:tab/><text:tab/><text:tab/>});</text:p>
      <text:p text:style-name="P7"><text:span text:style-name="T9"><text:tab/><text:tab/><text:tab/><text:tab/>menuitem_exit.setIcon(</text:span><text:span text:style-name="T8">new</text:span><text:span text:style-name="T9"> ImageIcon(</text:span><text:span text:style-name="T22">"files/Delete.png"</text:span><text:span text:style-name="T9">));</text:span></text:p>
      <text:p text:style-name="P10"><text:tab/><text:tab/><text:tab/><text:tab/>menu_file.add(menuitem_exit);</text:p>
      <text:p text:style-name="P10"><text:tab/><text:tab/><text:tab/></text:p>
      <text:p text:style-name="P10"><text:tab/><text:tab/><text:tab/>menubar.add(menu_file);</text:p>
      <text:p text:style-name="P10"><text:tab/><text:tab/><text:tab/></text:p>
      <text:p text:style-name="P7"><text:span text:style-name="T9"><text:tab/><text:tab/><text:tab/>JMenu menu_edit = </text:span><text:span text:style-name="T8">new</text:span><text:span text:style-name="T9"> JMenu(</text:span><text:span text:style-name="T22">"Edit"</text:span><text:span text:style-name="T9">);</text:span></text:p>
      <text:p text:style-name="P7"><text:span text:style-name="T9"><text:tab/><text:tab/><text:tab/>menu_edit.setMnemonic(KeyEvent.</text:span><text:span text:style-name="T20">VK_E</text:span><text:span text:style-name="T9">);</text:span></text:p>
      <text:p text:style-name="P7"><text:span text:style-name="T9"><text:tab/><text:tab/><text:tab/><text:tab/></text:span><text:span text:style-name="T19">m_undo</text:span><text:span text:style-name="T9"> = </text:span><text:span text:style-name="T8">new</text:span><text:span text:style-name="T9"> JMenuItem(</text:span><text:span text:style-name="T22">"Undo"</text:span><text:span text:style-name="T9">);</text:span></text:p>
      <text:p text:style-name="P7"><text:span text:style-name="T9"><text:tab/><text:tab/><text:tab/><text:tab/></text:span><text:span text:style-name="T19">m_undo</text:span><text:span text:style-name="T9">.setEnabled(</text:span><text:span text:style-name="T8">false</text:span><text:span text:style-name="T9">);</text:span></text:p>
      <text:p text:style-name="P7"><text:span text:style-name="T9"><text:tab/><text:tab/><text:tab/><text:tab/></text:span><text:span text:style-name="T19">m_undo</text:span><text:span text:style-name="T9">.setMnemonic(KeyEvent.</text:span><text:span text:style-name="T20">VK_U</text:span><text:span text:style-name="T9">);</text:span></text:p>
      <text:p text:style-name="P7"><text:span text:style-name="T9"><text:tab/><text:tab/><text:tab/><text:tab/></text:span><text:span text:style-name="T19">m_undo</text:span><text:span text:style-name="T9">.setAccelerator(KeyStroke.</text:span><text:span text:style-name="T10">getKeyStroke</text:span><text:span text:style-name="T9">(KeyEvent.</text:span><text:span text:style-name="T20">VK_Z</text:span><text:span text:style-name="T9">, InputEvent.</text:span><text:span text:style-name="T20">CTRL_DOWN_MASK</text:span><text:span text:style-name="T9"> + InputEvent.</text:span><text:span text:style-name="T20">ALT_DOWN_MASK</text:span><text:span text:style-name="T9">));</text:span></text:p>
      <text:p text:style-name="P7"><text:span text:style-name="T9"><text:tab/><text:tab/><text:tab/><text:tab/></text:span><text:span text:style-name="T19">m_undo</text:span><text:span text:style-name="T9">.addActionListener(</text:span><text:span text:style-name="T8">new</text:span><text:span text:style-name="T9"> ActionListener() { </text:span></text:p>
      <text:p text:style-name="P7"><text:span text:style-name="T9"><text:tab/><text:tab/><text:tab/><text:tab/><text:tab/></text:span><text:span text:style-name="T8">public</text:span><text:span text:style-name="T9"> </text:span><text:span text:style-name="T8">void</text:span><text:span text:style-name="T9"> actionPerformed(ActionEvent e) {</text:span></text:p>
      <text:p text:style-name="P7"><text:span text:style-name="T9"><text:tab/><text:tab/><text:tab/><text:tab/><text:tab/><text:tab/></text:span><text:span text:style-name="T19">actionStack</text:span><text:span text:style-name="T9">.pop();</text:span></text:p>
      <text:p text:style-name="P10"><text:tab/><text:tab/><text:tab/><text:tab/><text:tab/>}</text:p>
      <text:p text:style-name="P10"><text:tab/><text:tab/><text:tab/><text:tab/>});</text:p>
      <text:p text:style-name="P7"><text:span text:style-name="T9"><text:tab/><text:tab/><text:tab/><text:tab/></text:span><text:span text:style-name="T19">m_undo</text:span><text:span text:style-name="T9">.setIcon(</text:span><text:span text:style-name="T8">new</text:span><text:span text:style-name="T9"> ImageIcon(</text:span><text:span text:style-name="T22">"files/Left.png"</text:span><text:span text:style-name="T9">));</text:span></text:p>
      <text:p text:style-name="P7"><text:span text:style-name="T9"><text:tab/><text:tab/><text:tab/><text:tab/>menu_edit.add(</text:span><text:span text:style-name="T19">m_undo</text:span><text:span text:style-name="T9">);</text:span></text:p>
      <text:p text:style-name="P7"><text:span text:style-name="T9"><text:tab/><text:tab/><text:tab/><text:tab/></text:span><text:span text:style-name="T19">m_redo</text:span><text:span text:style-name="T9"> = </text:span><text:span text:style-name="T8">new</text:span><text:span text:style-name="T9"> JMenuItem(</text:span><text:span text:style-name="T22">"Redo"</text:span><text:span text:style-name="T9">);</text:span></text:p>
      <text:p text:style-name="P7"><text:span text:style-name="T9"><text:tab/><text:tab/><text:tab/><text:tab/></text:span><text:span text:style-name="T19">m_redo</text:span><text:span text:style-name="T9">.setEnabled(</text:span><text:span text:style-name="T8">false</text:span><text:span text:style-name="T9">);</text:span></text:p>
      <text:p text:style-name="P7"><text:span text:style-name="T9"><text:tab/><text:tab/><text:tab/><text:tab/></text:span><text:span text:style-name="T19">m_redo</text:span><text:span text:style-name="T9">.setMnemonic(KeyEvent.</text:span><text:span text:style-name="T20">VK_R</text:span><text:span text:style-name="T9">);</text:span></text:p>
      <text:p text:style-name="P7"><text:span text:style-name="T9"><text:tab/><text:tab/><text:tab/><text:tab/></text:span><text:span text:style-name="T19">m_redo</text:span><text:span text:style-name="T9">.setAccelerator(KeyStroke.</text:span><text:span text:style-name="T10">getKeyStroke</text:span><text:span text:style-name="T9">(KeyEvent.</text:span><text:span text:style-name="T20">VK_Y</text:span><text:span text:style-name="T9">, InputEvent.</text:span><text:span text:style-name="T20">CTRL_DOWN_MASK</text:span><text:span text:style-name="T9"> + InputEvent.</text:span><text:span text:style-name="T20">ALT_DOWN_MASK</text:span><text:span text:style-name="T9">));</text:span></text:p>
      <text:p text:style-name="P7"><text:span text:style-name="T9"><text:tab/><text:tab/><text:tab/><text:tab/></text:span><text:span text:style-name="T19">m_redo</text:span><text:span text:style-name="T9">.addActionListener(</text:span><text:span text:style-name="T8">new</text:span><text:span text:style-name="T9"> ActionListener() { </text:span></text:p>
      <text:p text:style-name="P7"><text:span text:style-name="T9"><text:tab/><text:tab/><text:tab/><text:tab/><text:tab/></text:span><text:span text:style-name="T8">public</text:span><text:span text:style-name="T9"> </text:span><text:span text:style-name="T8">void</text:span><text:span text:style-name="T9"> actionPerformed(ActionEvent e) {</text:span></text:p>
      <text:p text:style-name="P7"><text:span text:style-name="T9"><text:tab/><text:tab/><text:tab/><text:tab/><text:tab/><text:tab/></text:span><text:span text:style-name="T19">actionStack</text:span><text:span text:style-name="T9">.push();</text:span></text:p>
      <text:p text:style-name="P10"><text:tab/><text:tab/><text:tab/><text:tab/><text:tab/>}</text:p>
      <text:p text:style-name="P10"><text:tab/><text:tab/><text:tab/><text:tab/>});</text:p>
      <text:p text:style-name="P7"><text:span text:style-name="T9"><text:tab/><text:tab/><text:tab/><text:tab/></text:span><text:span text:style-name="T19">m_redo</text:span><text:span text:style-name="T9">.setIcon(</text:span><text:span text:style-name="T8">new</text:span><text:span text:style-name="T9"> ImageIcon(</text:span><text:span text:style-name="T22">"files/Right.png"</text:span><text:span text:style-name="T9">));</text:span></text:p>
      <text:p text:style-name="P7"><text:span text:style-name="T9"><text:tab/><text:tab/><text:tab/><text:tab/>menu_edit.add(</text:span><text:span text:style-name="T19">m_redo</text:span><text:span text:style-name="T9">);<text:tab/><text:tab/><text:tab/><text:tab/></text:span></text:p>
      <text:p text:style-name="P10"><text:tab/><text:tab/><text:tab/>menubar.add(menu_edit);</text:p>
      <text:p text:style-name="P10"><text:tab/><text:tab/><text:tab/></text:p>
      <text:p text:style-name="P7"><text:span text:style-name="T9"><text:tab/><text:tab/><text:tab/>JMenu menu_help = </text:span><text:span text:style-name="T8">new</text:span><text:span text:style-name="T9"> JMenu(</text:span><text:span text:style-name="T22">"Help"</text:span><text:span text:style-name="T9">);</text:span></text:p>
      <text:p text:style-name="P7"><text:span text:style-name="T9"><text:tab/><text:tab/><text:tab/>menu_help.setMnemonic(KeyEvent.</text:span><text:span text:style-name="T20">VK_H</text:span><text:span text:style-name="T9">);</text:span></text:p>
      <text:p text:style-name="P10"><text:tab/><text:tab/><text:tab/></text:p>
      <text:p text:style-name="P7"><text:span text:style-name="T9"><text:tab/><text:tab/><text:tab/><text:tab/>JMenuItem menuitem_about = </text:span><text:span text:style-name="T8">new</text:span><text:span text:style-name="T9"> JMenuItem(</text:span><text:span text:style-name="T22">"About"</text:span><text:span text:style-name="T9">);</text:span></text:p>
      <text:p text:style-name="P7"><text:span text:style-name="T9"><text:tab/><text:tab/><text:tab/><text:tab/>menuitem_about.setMnemonic(KeyEvent.</text:span><text:span text:style-name="T20">VK_A</text:span><text:span text:style-name="T9">);</text:span></text:p>
      <text:p text:style-name="P7"><text:span text:style-name="T9"><text:tab/><text:tab/><text:tab/><text:tab/>menuitem_about.setAccelerator(KeyStroke.</text:span><text:span text:style-name="T10">getKeyStroke</text:span><text:span text:style-name="T9">(KeyEvent.</text:span><text:span text:style-name="T20">VK_F1</text:span><text:span text:style-name="T9">, 0));</text:span></text:p>
      <text:p text:style-name="P7"><text:soft-page-break/><text:span text:style-name="T9"><text:tab/><text:tab/><text:tab/><text:tab/>menuitem_about.addActionListener(</text:span><text:span text:style-name="T8">new</text:span><text:span text:style-name="T9"> ActionListener() { </text:span><text:span text:style-name="T8">public</text:span><text:span text:style-name="T9"> </text:span><text:span text:style-name="T8">void</text:span><text:span text:style-name="T9"> actionPerformed(ActionEvent e) { </text:span></text:p>
      <text:p text:style-name="P10"><text:tab/><text:tab/><text:tab/><text:tab/><text:tab/>ABDialogs.<text:span text:style-name="T28">createAndShowAboutDialog</text:span>(getFrame());</text:p>
      <text:p text:style-name="P10"><text:tab/><text:tab/><text:tab/><text:tab/>}});</text:p>
      <text:p text:style-name="P7"><text:span text:style-name="T9"><text:tab/><text:tab/><text:tab/><text:tab/>menuitem_about.setIcon(</text:span><text:span text:style-name="T8">new</text:span><text:span text:style-name="T9"> ImageIcon(</text:span><text:span text:style-name="T22">"files/Info.png"</text:span><text:span text:style-name="T9">));</text:span></text:p>
      <text:p text:style-name="P10"><text:tab/><text:tab/><text:tab/><text:tab/>menu_help.add(menuitem_about);</text:p>
      <text:p text:style-name="P10"><text:tab/><text:tab/><text:tab/><text:tab/></text:p>
      <text:p text:style-name="P10"><text:tab/><text:tab/><text:tab/><text:tab/></text:p>
      <text:p text:style-name="P10"><text:tab/><text:tab/><text:tab/>menubar.add(menu_help);</text:p>
      <text:p text:style-name="P10"><text:tab/><text:tab/><text:tab/></text:p>
      <text:p text:style-name="P7"><text:span text:style-name="T9"><text:tab/><text:tab/></text:span><text:span text:style-name="T19">frame</text:span><text:span text:style-name="T9">.setJMenuBar(menubar);</text:span></text:p>
      <text:p text:style-name="P10"><text:tab/><text:tab/></text:p>
      <text:p text:style-name="P7"><text:span text:style-name="T9"><text:tab/><text:tab/></text:span><text:span text:style-name="T19">frame</text:span><text:span text:style-name="T9">.addWindowListener(</text:span><text:span text:style-name="T8">new</text:span><text:span text:style-name="T9"> WindowListener() {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Activated(WindowEvent e) { 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Closed(WindowEvent e) { 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Deactivated(WindowEvent e) { 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Deiconified(WindowEvent e) { 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Iconified(WindowEvent e) { 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Opened(WindowEvent e) { } 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Closing(WindowEvent e) {</text:span></text:p>
      <text:p text:style-name="P10"><text:tab/><text:tab/><text:tab/><text:tab/>close();</text:p>
      <text:p text:style-name="P10"><text:tab/><text:tab/><text:tab/>}</text:p>
      <text:p text:style-name="P10"><text:tab/><text:tab/>});</text:p>
      <text:p text:style-name="P10"><text:tab/><text:tab/></text:p>
      <text:p text:style-name="P7"><text:span text:style-name="T9"><text:tab/><text:tab/>JPanel toolBar = </text:span><text:span text:style-name="T8">new</text:span><text:span text:style-name="T9"> JPanel();</text:span></text:p>
      <text:p text:style-name="P7"><text:span text:style-name="T9"><text:tab/><text:tab/>toolBar.setPreferredSize(</text:span><text:span text:style-name="T8">new</text:span><text:span text:style-name="T9"> Dimension(toolBar.getWidth(), 36));</text:span></text:p>
      <text:p text:style-name="P7"><text:span text:style-name="T9"><text:tab/><text:tab/>toolBar.setLayout(</text:span><text:span text:style-name="T8">null</text:span><text:span text:style-name="T9">);</text:span></text:p>
      <text:p text:style-name="P7"><text:span text:style-name="T9"><text:tab/><text:tab/><text:tab/></text:span><text:span text:style-name="T8">int</text:span><text:span text:style-name="T9"> toolbar_separator_num = 0;</text:span></text:p>
      <text:p text:style-name="P7"><text:span text:style-name="T9"><text:tab/><text:tab/><text:tab/></text:span><text:span text:style-name="T8">int</text:span><text:span text:style-name="T9"> toolbar_item_num = 0;</text:span></text:p>
      <text:p text:style-name="P7"><text:span text:style-name="T9"><text:tab/><text:tab/><text:tab/></text:span><text:span text:style-name="T8">int</text:span><text:span text:style-name="T9"> toolbar_item_width = 32;</text:span></text:p>
      <text:p text:style-name="P10"><text:tab/><text:tab/><text:tab/></text:p>
      <text:p text:style-name="P10"><text:tab/><text:tab/><text:tab/></text:p>
      <text:p text:style-name="P10"><text:tab/><text:tab/><text:tab/></text:p>
      <text:p text:style-name="P7"><text:span text:style-name="T9"><text:tab/><text:tab/><text:tab/>JButton tb_new = </text:span><text:span text:style-name="T8">new</text:span><text:span text:style-name="T9"> JButton(</text:span><text:span text:style-name="T8">new</text:span><text:span text:style-name="T9"> ImageIcon(</text:span><text:span text:style-name="T22">"files/Doc-Add.png"</text:span><text:span text:style-name="T9">));</text:span></text:p>
      <text:p text:style-name="P7"><text:span text:style-name="T9"><text:tab/><text:tab/><text:tab/>tb_new.setToolTipText(</text:span><text:span text:style-name="T22">"New Document"</text:span><text:span text:style-name="T9">);</text:span></text:p>
      <text:p text:style-name="P10"><text:tab/><text:tab/><text:tab/>tb_new.setBounds((toolbar_item_num*toolbar_item_width) + 2 + (7*toolbar_separator_num), 2, toolbar_item_width, toolbar_item_width);</text:p>
      <text:p text:style-name="P7"><text:span text:style-name="T9"><text:tab/><text:tab/><text:tab/>tb_new.setMargin(</text:span><text:span text:style-name="T8">new</text:span><text:span text:style-name="T9"> Insets(1,1,1,1));</text:span></text:p>
      <text:p text:style-name="P7"><text:span text:style-name="T9"><text:tab/><text:tab/><text:tab/>tb_new.addActionListener(</text:span><text:span text:style-name="T8">new</text:span><text:span text:style-name="T9"> ActionListener() { </text:span><text:span text:style-name="T8">public</text:span><text:span text:style-name="T9"> </text:span><text:span text:style-name="T8">void</text:span><text:span text:style-name="T9"> actionPerformed(ActionEvent e) { </text:span></text:p>
      <text:p text:style-name="P10"><text:tab/><text:tab/><text:tab/><text:tab/>newFile();</text:p>
      <text:p text:style-name="P10"><text:tab/><text:tab/><text:tab/>} });</text:p>
      <text:p text:style-name="P10"><text:tab/><text:tab/><text:tab/>toolBar.add(tb_new);</text:p>
      <text:p text:style-name="P10"><text:tab/><text:tab/><text:tab/>toolbar_item_num++;</text:p>
      <text:p text:style-name="P10"><text:tab/><text:tab/><text:tab/></text:p>
      <text:p text:style-name="P7"><text:span text:style-name="T9"><text:tab/><text:tab/><text:tab/>JButton tb_open = </text:span><text:span text:style-name="T8">new</text:span><text:span text:style-name="T9"> JButton(</text:span><text:span text:style-name="T8">new</text:span><text:span text:style-name="T9"> ImageIcon(</text:span><text:span text:style-name="T22">"files/Folder.png"</text:span><text:span text:style-name="T9">));</text:span></text:p>
      <text:p text:style-name="P7"><text:span text:style-name="T9"><text:tab/><text:tab/><text:tab/>tb_open.setToolTipText(</text:span><text:span text:style-name="T22">"Open Document"</text:span><text:span text:style-name="T9">);</text:span></text:p>
      <text:p text:style-name="P10"><text:tab/><text:tab/><text:tab/>tb_open.setBounds((toolbar_item_num*toolbar_item_width) + 2 + (7*toolbar_separator_num), 2,toolbar_item_width, toolbar_item_width);</text:p>
      <text:p text:style-name="P7"><text:span text:style-name="T9"><text:tab/><text:tab/><text:tab/>tb_open.setMargin(</text:span><text:span text:style-name="T8">new</text:span><text:span text:style-name="T9"> Insets(1,1,1,1));</text:span></text:p>
      <text:p text:style-name="P7"><text:span text:style-name="T9"><text:tab/><text:tab/><text:tab/>tb_open.addActionListener(</text:span><text:span text:style-name="T8">new</text:span><text:span text:style-name="T9"> ActionListener() { </text:span><text:span text:style-name="T8">public</text:span><text:span text:style-name="T9"> </text:span><text:span text:style-name="T8">void</text:span><text:span text:style-name="T9"> actionPerformed(ActionEvent e) {</text:span></text:p>
      <text:p text:style-name="P10"><text:tab/><text:tab/><text:tab/><text:tab/>open();</text:p>
      <text:p text:style-name="P10"><text:tab/><text:tab/><text:tab/>}});</text:p>
      <text:p text:style-name="P10"><text:tab/><text:tab/><text:tab/>toolBar.add(tb_open);</text:p>
      <text:p text:style-name="P10"><text:tab/><text:tab/><text:tab/>toolbar_item_num++;</text:p>
      <text:p text:style-name="P10"><text:tab/><text:tab/><text:tab/></text:p>
      <text:p text:style-name="P7"><text:span text:style-name="T9"><text:tab/><text:tab/><text:tab/>JButton tb_save = </text:span><text:span text:style-name="T8">new</text:span><text:span text:style-name="T9"> JButton(</text:span><text:span text:style-name="T8">new</text:span><text:span text:style-name="T9"> ImageIcon(</text:span><text:span text:style-name="T22">"files/Save.png"</text:span><text:span text:style-name="T9">));</text:span></text:p>
      <text:p text:style-name="P7"><text:span text:style-name="T9"><text:tab/><text:tab/><text:tab/>tb_save.setToolTipText(</text:span><text:span text:style-name="T22">"Save Document"</text:span><text:span text:style-name="T9">);</text:span></text:p>
      <text:p text:style-name="P10"><text:tab/><text:tab/><text:tab/>tb_save.setBounds((toolbar_item_num*toolbar_item_width) + 2 + (7*toolbar_separator_num), 2,toolbar_item_width, toolbar_item_width);</text:p>
      <text:p text:style-name="P7"><text:span text:style-name="T9"><text:tab/><text:tab/><text:tab/>tb_save.setMargin(</text:span><text:span text:style-name="T8">new</text:span><text:span text:style-name="T9"> Insets(1,1,1,1));</text:span></text:p>
      <text:p text:style-name="P7"><text:span text:style-name="T9"><text:tab/><text:tab/><text:tab/>tb_save.addActionListener(</text:span><text:span text:style-name="T8">new</text:span><text:span text:style-name="T9"> ActionListener() { </text:span><text:span text:style-name="T8">public</text:span><text:span text:style-name="T9"> </text:span><text:span text:style-name="T8">void</text:span><text:span text:style-name="T9"> actionPerformed(ActionEvent e) {</text:span></text:p>
      <text:p text:style-name="P10"><text:tab/><text:tab/><text:tab/><text:tab/>save();</text:p>
      <text:p text:style-name="P10"><text:tab/><text:tab/><text:tab/>}});</text:p>
      <text:p text:style-name="P10"><text:tab/><text:tab/><text:tab/>toolBar.add(tb_save);</text:p>
      <text:p text:style-name="P10"><text:tab/><text:tab/><text:tab/>toolbar_item_num++;</text:p>
      <text:p text:style-name="P10"><text:soft-page-break/><text:tab/><text:tab/><text:tab/></text:p>
      <text:p text:style-name="P7"><text:span text:style-name="T9"><text:tab/><text:tab/><text:tab/>JButton tb_saveas = </text:span><text:span text:style-name="T8">new</text:span><text:span text:style-name="T9"> JButton(</text:span><text:span text:style-name="T8">new</text:span><text:span text:style-name="T9"> ImageIcon(</text:span><text:span text:style-name="T22">"files/SaveAs.png"</text:span><text:span text:style-name="T9">));</text:span></text:p>
      <text:p text:style-name="P7"><text:span text:style-name="T9"><text:tab/><text:tab/><text:tab/>tb_saveas.setToolTipText(</text:span><text:span text:style-name="T22">"Save Document As Copy"</text:span><text:span text:style-name="T9">);</text:span></text:p>
      <text:p text:style-name="P10"><text:tab/><text:tab/><text:tab/>tb_saveas.setBounds((toolbar_item_num*toolbar_item_width) + 2 + (7*toolbar_separator_num), 2,toolbar_item_width, toolbar_item_width);</text:p>
      <text:p text:style-name="P7"><text:span text:style-name="T9"><text:tab/><text:tab/><text:tab/>tb_saveas.setMargin(</text:span><text:span text:style-name="T8">new</text:span><text:span text:style-name="T9"> Insets(1,1,1,1));</text:span></text:p>
      <text:p text:style-name="P7"><text:span text:style-name="T9"><text:tab/><text:tab/><text:tab/>tb_saveas.addActionListener(</text:span><text:span text:style-name="T8">new</text:span><text:span text:style-name="T9"> ActionListener() { </text:span><text:span text:style-name="T8">public</text:span><text:span text:style-name="T9"> </text:span><text:span text:style-name="T8">void</text:span><text:span text:style-name="T9"> actionPerformed(ActionEvent e) {</text:span></text:p>
      <text:p text:style-name="P10"><text:tab/><text:tab/><text:tab/><text:tab/>saveAs();</text:p>
      <text:p text:style-name="P10"><text:tab/><text:tab/><text:tab/>}});<text:tab/><text:tab/></text:p>
      <text:p text:style-name="P10"><text:tab/><text:tab/><text:tab/>toolBar.add(tb_saveas);</text:p>
      <text:p text:style-name="P10"><text:tab/><text:tab/><text:tab/>toolbar_item_num++;</text:p>
      <text:p text:style-name="P10"><text:tab/><text:tab/><text:tab/></text:p>
      <text:p text:style-name="P7"><text:span text:style-name="T9"><text:tab/><text:tab/><text:tab/>ABSeparator s2 = </text:span><text:span text:style-name="T8">new</text:span><text:span text:style-name="T9"> ABSeparator();</text:span></text:p>
      <text:p text:style-name="P10"><text:tab/><text:tab/><text:tab/>s2.setBounds((toolbar_item_num*toolbar_item_width) + 5 + (7*toolbar_separator_num), 6, 1, toolbar_item_width - 8);</text:p>
      <text:p text:style-name="P10"><text:tab/><text:tab/><text:tab/>toolBar.add(s2);</text:p>
      <text:p text:style-name="P10"><text:tab/><text:tab/><text:tab/>toolbar_separator_num++;</text:p>
      <text:p text:style-name="P10"><text:tab/><text:tab/><text:tab/></text:p>
      <text:p text:style-name="P7"><text:span text:style-name="T9"><text:tab/><text:tab/><text:tab/>JButton tb_import = </text:span><text:span text:style-name="T8">new</text:span><text:span text:style-name="T9"> JButton(</text:span><text:span text:style-name="T8">new</text:span><text:span text:style-name="T9"> ImageIcon(</text:span><text:span text:style-name="T22">"files/Datbase-Add.png"</text:span><text:span text:style-name="T9">));</text:span></text:p>
      <text:p text:style-name="P7"><text:span text:style-name="T9"><text:tab/><text:tab/><text:tab/>tb_import.setToolTipText(</text:span><text:span text:style-name="T22">"Import Contacts From A File"</text:span><text:span text:style-name="T9">);</text:span></text:p>
      <text:p text:style-name="P10"><text:tab/><text:tab/><text:tab/>tb_import.setBounds(<text:tab/>(toolbar_item_num*toolbar_item_width) + 2 + (7*toolbar_separator_num), </text:p>
      <text:p text:style-name="P10"><text:tab/><text:tab/><text:tab/><text:tab/><text:tab/><text:tab/><text:tab/><text:tab/><text:tab/>2,</text:p>
      <text:p text:style-name="P10"><text:tab/><text:tab/><text:tab/><text:tab/><text:tab/><text:tab/><text:tab/><text:tab/><text:tab/>toolbar_item_width, </text:p>
      <text:p text:style-name="P10"><text:tab/><text:tab/><text:tab/><text:tab/><text:tab/><text:tab/><text:tab/><text:tab/><text:tab/>toolbar_item_width);</text:p>
      <text:p text:style-name="P7"><text:span text:style-name="T9"><text:tab/><text:tab/><text:tab/>tb_import.setMargin(</text:span><text:span text:style-name="T8">new</text:span><text:span text:style-name="T9"> Insets(1,1,1,1));</text:span></text:p>
      <text:p text:style-name="P7"><text:span text:style-name="T9"><text:tab/><text:tab/><text:tab/>tb_import.addActionListener(</text:span><text:span text:style-name="T8">new</text:span><text:span text:style-name="T9"> ActionListener() {</text:span>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actionPerformed(ActionEvent e) {</text:span></text:p>
      <text:p text:style-name="P10"><text:tab/><text:tab/><text:tab/><text:tab/><text:tab/>importContacts();</text:p>
      <text:p text:style-name="P10"><text:tab/><text:tab/><text:tab/><text:tab/>}</text:p>
      <text:p text:style-name="P10"><text:tab/><text:tab/><text:tab/>});</text:p>
      <text:p text:style-name="P10"><text:tab/><text:tab/><text:tab/>toolBar.add(tb_import);</text:p>
      <text:p text:style-name="P10"><text:tab/><text:tab/><text:tab/>toolbar_item_num++;</text:p>
      <text:p text:style-name="P10"><text:tab/><text:tab/><text:tab/></text:p>
      <text:p text:style-name="P7"><text:span text:style-name="T9"><text:tab/><text:tab/><text:tab/>ABSeparator ss = </text:span><text:span text:style-name="T8">new</text:span><text:span text:style-name="T9"> ABSeparator();</text:span></text:p>
      <text:p text:style-name="P10"><text:tab/><text:tab/><text:tab/>ss.setBounds((toolbar_item_num*toolbar_item_width) + 5 + (7*toolbar_separator_num), 6, 1, toolbar_item_width - 8);</text:p>
      <text:p text:style-name="P10"><text:tab/><text:tab/><text:tab/>toolBar.add(ss);</text:p>
      <text:p text:style-name="P10"><text:tab/><text:tab/><text:tab/>toolbar_separator_num++;</text:p>
      <text:p text:style-name="P10"><text:tab/><text:tab/><text:tab/></text:p>
      <text:p text:style-name="P7"><text:span text:style-name="T9"><text:tab/><text:tab/><text:tab/></text:span><text:span text:style-name="T19">tb_undo</text:span><text:span text:style-name="T9"> = </text:span><text:span text:style-name="T8">new</text:span><text:span text:style-name="T9"> JButton(</text:span><text:span text:style-name="T8">new</text:span><text:span text:style-name="T9"> ImageIcon(</text:span><text:span text:style-name="T22">"files/Left.png"</text:span><text:span text:style-name="T9">));</text:span></text:p>
      <text:p text:style-name="P7"><text:span text:style-name="T9"><text:tab/><text:tab/><text:tab/></text:span><text:span text:style-name="T19">tb_undo</text:span><text:span text:style-name="T9">.setToolTipText(</text:span><text:span text:style-name="T22">"Undo"</text:span><text:span text:style-name="T9">);</text:span></text:p>
      <text:p text:style-name="P7"><text:span text:style-name="T9"><text:tab/><text:tab/><text:tab/></text:span><text:span text:style-name="T19">tb_undo</text:span><text:span text:style-name="T9">.setBounds((toolbar_item_num*toolbar_item_width) + 2 + (7*toolbar_separator_num), 2,toolbar_item_width, toolbar_item_width);</text:span></text:p>
      <text:p text:style-name="P7"><text:span text:style-name="T9"><text:tab/><text:tab/><text:tab/></text:span><text:span text:style-name="T19">tb_undo</text:span><text:span text:style-name="T9">.setMargin(</text:span><text:span text:style-name="T8">new</text:span><text:span text:style-name="T9"> Insets(1,1,1,1));</text:span></text:p>
      <text:p text:style-name="P7"><text:span text:style-name="T9"><text:tab/><text:tab/><text:tab/></text:span><text:span text:style-name="T19">tb_undo</text:span><text:span text:style-name="T9">.addActionListener(</text:span><text:span text:style-name="T8">new</text:span><text:span text:style-name="T9"> ActionListener() { </text:span><text:span text:style-name="T8">public</text:span><text:span text:style-name="T9"> </text:span><text:span text:style-name="T8">void</text:span><text:span text:style-name="T9"> actionPerformed(ActionEvent e) {</text:span></text:p>
      <text:p text:style-name="P7"><text:span text:style-name="T9"><text:tab/><text:tab/><text:tab/><text:tab/></text:span><text:span text:style-name="T19">actionStack</text:span><text:span text:style-name="T9">.pop();</text:span></text:p>
      <text:p text:style-name="P10"><text:tab/><text:tab/><text:tab/>}});<text:tab/><text:tab/></text:p>
      <text:p text:style-name="P7"><text:span text:style-name="T9"><text:tab/><text:tab/><text:tab/></text:span><text:span text:style-name="T19">tb_undo</text:span><text:span text:style-name="T9">.setEnabled(</text:span><text:span text:style-name="T8">false</text:span><text:span text:style-name="T9">);</text:span></text:p>
      <text:p text:style-name="P7"><text:span text:style-name="T9"><text:tab/><text:tab/><text:tab/>toolBar.add(</text:span><text:span text:style-name="T19">tb_undo</text:span><text:span text:style-name="T9">);</text:span></text:p>
      <text:p text:style-name="P10"><text:tab/><text:tab/><text:tab/>toolbar_item_num++;</text:p>
      <text:p text:style-name="P10"><text:tab/><text:tab/><text:tab/></text:p>
      <text:p text:style-name="P7"><text:span text:style-name="T9"><text:tab/><text:tab/><text:tab/></text:span><text:span text:style-name="T19">tb_redo</text:span><text:span text:style-name="T9"> = </text:span><text:span text:style-name="T8">new</text:span><text:span text:style-name="T9"> JButton(</text:span><text:span text:style-name="T8">new</text:span><text:span text:style-name="T9"> ImageIcon(</text:span><text:span text:style-name="T22">"files/Right.png"</text:span><text:span text:style-name="T9">));</text:span></text:p>
      <text:p text:style-name="P7"><text:span text:style-name="T9"><text:tab/><text:tab/><text:tab/></text:span><text:span text:style-name="T19">tb_redo</text:span><text:span text:style-name="T9">.setToolTipText(</text:span><text:span text:style-name="T22">"Redo"</text:span><text:span text:style-name="T9">);</text:span></text:p>
      <text:p text:style-name="P7"><text:span text:style-name="T9"><text:tab/><text:tab/><text:tab/></text:span><text:span text:style-name="T19">tb_redo</text:span><text:span text:style-name="T9">.setBounds((toolbar_item_num*toolbar_item_width) + 2 + (7*toolbar_separator_num), 2,toolbar_item_width, toolbar_item_width);</text:span></text:p>
      <text:p text:style-name="P7"><text:span text:style-name="T9"><text:tab/><text:tab/><text:tab/></text:span><text:span text:style-name="T19">tb_redo</text:span><text:span text:style-name="T9">.setMargin(</text:span><text:span text:style-name="T8">new</text:span><text:span text:style-name="T9"> Insets(1,1,1,1));</text:span></text:p>
      <text:p text:style-name="P7"><text:span text:style-name="T9"><text:tab/><text:tab/><text:tab/></text:span><text:span text:style-name="T19">tb_redo</text:span><text:span text:style-name="T9">.addActionListener(</text:span><text:span text:style-name="T8">new</text:span><text:span text:style-name="T9"> ActionListener() { </text:span><text:span text:style-name="T8">public</text:span><text:span text:style-name="T9"> </text:span><text:span text:style-name="T8">void</text:span><text:span text:style-name="T9"> actionPerformed(ActionEvent e) {</text:span></text:p>
      <text:p text:style-name="P7"><text:span text:style-name="T9"><text:tab/><text:tab/><text:tab/><text:tab/></text:span><text:span text:style-name="T19">actionStack</text:span><text:span text:style-name="T9">.push();</text:span></text:p>
      <text:p text:style-name="P10"><text:tab/><text:tab/><text:tab/>}});<text:tab/></text:p>
      <text:p text:style-name="P7"><text:span text:style-name="T9"><text:tab/><text:tab/><text:tab/></text:span><text:span text:style-name="T19">tb_redo</text:span><text:span text:style-name="T9">.setEnabled(</text:span><text:span text:style-name="T8">false</text:span><text:span text:style-name="T9">);</text:span></text:p>
      <text:p text:style-name="P7"><text:span text:style-name="T9"><text:tab/><text:tab/><text:tab/>toolBar.add(</text:span><text:span text:style-name="T19">tb_redo</text:span><text:span text:style-name="T9">);</text:span></text:p>
      <text:p text:style-name="P10"><text:tab/><text:tab/><text:tab/>toolbar_item_num++;</text:p>
      <text:p text:style-name="P10"><text:tab/><text:tab/><text:tab/></text:p>
      <text:p text:style-name="P7"><text:soft-page-break/><text:span text:style-name="T9"><text:tab/><text:tab/><text:tab/>ABSeparator s = </text:span><text:span text:style-name="T8">new</text:span><text:span text:style-name="T9"> ABSeparator();</text:span></text:p>
      <text:p text:style-name="P10"><text:tab/><text:tab/><text:tab/>s.setBounds((toolbar_item_num*toolbar_item_width) + 5 + (7*toolbar_separator_num), 6, 1, toolbar_item_width - 8);</text:p>
      <text:p text:style-name="P10"><text:tab/><text:tab/><text:tab/>toolBar.add(s);</text:p>
      <text:p text:style-name="P10"><text:tab/><text:tab/><text:tab/>toolbar_separator_num++;</text:p>
      <text:p text:style-name="P10"><text:tab/><text:tab/><text:tab/></text:p>
      <text:p text:style-name="P7"><text:span text:style-name="T9"><text:tab/><text:tab/><text:tab/>JButton tb_add = </text:span><text:span text:style-name="T8">new</text:span><text:span text:style-name="T9"> JButton(</text:span><text:span text:style-name="T8">new</text:span><text:span text:style-name="T9"> ImageIcon(</text:span><text:span text:style-name="T22">"files/User.png"</text:span><text:span text:style-name="T9">));</text:span></text:p>
      <text:p text:style-name="P7"><text:span text:style-name="T9"><text:tab/><text:tab/><text:tab/>tb_add.setToolTipText(</text:span><text:span text:style-name="T22">"Add Contact"</text:span><text:span text:style-name="T9">);</text:span></text:p>
      <text:p text:style-name="P10"><text:tab/><text:tab/><text:tab/>tb_add.setBounds(<text:tab/>(toolbar_item_num*toolbar_item_width) + 2 + (7*toolbar_separator_num), </text:p>
      <text:p text:style-name="P10"><text:tab/><text:tab/><text:tab/><text:tab/><text:tab/><text:tab/><text:tab/><text:tab/>2,</text:p>
      <text:p text:style-name="P10"><text:tab/><text:tab/><text:tab/><text:tab/><text:tab/><text:tab/><text:tab/><text:tab/>toolbar_item_width, </text:p>
      <text:p text:style-name="P10"><text:tab/><text:tab/><text:tab/><text:tab/><text:tab/><text:tab/><text:tab/><text:tab/>toolbar_item_width);</text:p>
      <text:p text:style-name="P7"><text:span text:style-name="T9"><text:tab/><text:tab/><text:tab/>tb_add.setMargin(</text:span><text:span text:style-name="T8">new</text:span><text:span text:style-name="T9"> Insets(1,1,1,1));</text:span></text:p>
      <text:p text:style-name="P7"><text:span text:style-name="T9"><text:tab/><text:tab/><text:tab/></text:span><text:span text:style-name="T8">final</text:span><text:span text:style-name="T9"> AddressBook ab = </text:span><text:span text:style-name="T8">this</text:span><text:span text:style-name="T9">;</text:span></text:p>
      <text:p text:style-name="P7"><text:span text:style-name="T9"><text:tab/><text:tab/><text:tab/>tb_add.addActionListener(</text:span><text:span text:style-name="T8">new</text:span><text:span text:style-name="T9"> ActionListener() { </text:span>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actionPerformed(ActionEvent e) {</text:span></text:p>
      <text:p text:style-name="P10"><text:tab/><text:tab/><text:tab/><text:tab/><text:tab/>ABDialogs.<text:span text:style-name="T28">createAndShowAddDialog</text:span>(ab);</text:p>
      <text:p text:style-name="P10"><text:tab/><text:tab/><text:tab/><text:tab/>}</text:p>
      <text:p text:style-name="P10"><text:tab/><text:tab/><text:tab/>});</text:p>
      <text:p text:style-name="P10"><text:tab/><text:tab/><text:tab/>toolBar.add(tb_add);</text:p>
      <text:p text:style-name="P10"><text:tab/><text:tab/><text:tab/>toolbar_item_num++;</text:p>
      <text:p text:style-name="P10"><text:tab/><text:tab/><text:tab/></text:p>
      <text:p text:style-name="P7"><text:span text:style-name="T9"><text:tab/><text:tab/><text:tab/>JButton tb_del = </text:span><text:span text:style-name="T8">new</text:span><text:span text:style-name="T9"> JButton(</text:span><text:span text:style-name="T8">new</text:span><text:span text:style-name="T9"> ImageIcon(</text:span><text:span text:style-name="T22">"files/User-Del.png"</text:span><text:span text:style-name="T9">));</text:span></text:p>
      <text:p text:style-name="P7"><text:span text:style-name="T9"><text:tab/><text:tab/><text:tab/>tb_del.setToolTipText(</text:span><text:span text:style-name="T22">"Remove Contact(s)"</text:span><text:span text:style-name="T9">);</text:span></text:p>
      <text:p text:style-name="P10"><text:tab/><text:tab/><text:tab/>tb_del.setBounds(<text:tab/>(toolbar_item_num*toolbar_item_width) + 2 + (7*toolbar_separator_num), </text:p>
      <text:p text:style-name="P10"><text:tab/><text:tab/><text:tab/><text:tab/><text:tab/><text:tab/><text:tab/><text:tab/>2,</text:p>
      <text:p text:style-name="P10"><text:tab/><text:tab/><text:tab/><text:tab/><text:tab/><text:tab/><text:tab/><text:tab/>toolbar_item_width, </text:p>
      <text:p text:style-name="P10"><text:tab/><text:tab/><text:tab/><text:tab/><text:tab/><text:tab/><text:tab/><text:tab/>toolbar_item_width);</text:p>
      <text:p text:style-name="P7"><text:span text:style-name="T9"><text:tab/><text:tab/><text:tab/>tb_del.setMargin(</text:span><text:span text:style-name="T8">new</text:span><text:span text:style-name="T9"> Insets(1,1,1,1));</text:span></text:p>
      <text:p text:style-name="P7"><text:span text:style-name="T9"><text:tab/><text:tab/><text:tab/>tb_del.addActionListener(</text:span><text:span text:style-name="T8">new</text:span><text:span text:style-name="T9"> ActionListener() { </text:span>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actionPerformed(ActionEvent e) {</text:span></text:p>
      <text:p text:style-name="P7"><text:span text:style-name="T9"><text:tab/><text:tab/><text:tab/><text:tab/><text:tab/></text:span><text:span text:style-name="T8">if</text:span><text:span text:style-name="T9"> (</text:span><text:span text:style-name="T19">list</text:span><text:span text:style-name="T9">.getSelectedIndex() != -1) {</text:span></text:p>
      <text:p text:style-name="P7"><text:span text:style-name="T9"><text:tab/><text:tab/><text:tab/><text:tab/><text:tab/><text:tab/>getActionStack().push(</text:span><text:span text:style-name="T8">new</text:span><text:span text:style-name="T9"> Action() {</text:span>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int</text:span><text:span text:style-name="T9"> </text:span><text:span text:style-name="T19">index</text:span><text:span text:style-name="T9"> = </text:span><text:span text:style-name="T19">list</text:span><text:span text:style-name="T9">.getSelectedIndex();</text:span></text:p>
      <text:p text:style-name="P7"><text:span text:style-name="T9"><text:tab/><text:tab/><text:tab/><text:tab/><text:tab/><text:tab/><text:tab/></text:span><text:span text:style-name="T8">public</text:span><text:span text:style-name="T9"> Contact </text:span><text:span text:style-name="T19">c</text:span><text:span text:style-name="T9"> = </text:span><text:span text:style-name="T19">contacts</text:span><text:span text:style-name="T9">.get(</text:span><text:span text:style-name="T19">index</text:span><text:span text:style-name="T9">);</text:span>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void</text:span><text:span text:style-name="T9"> doAction() {</text:span></text:p>
      <text:p text:style-name="P7"><text:span text:style-name="T9"><text:tab/><text:tab/><text:tab/><text:tab/><text:tab/><text:tab/><text:tab/><text:tab/></text:span><text:span text:style-name="T19">contacts</text:span><text:span text:style-name="T9">.remove(</text:span><text:span text:style-name="T19">c</text:span><text:span text:style-name="T9">);</text:span></text:p>
      <text:p text:style-name="P10"><text:tab/><text:tab/><text:tab/><text:tab/><text:tab/><text:tab/><text:tab/><text:tab/>refreshList();</text:p>
      <text:p text:style-name="P7"><text:span text:style-name="T9"><text:tab/><text:tab/><text:tab/><text:tab/><text:tab/><text:tab/><text:tab/><text:tab/></text:span><text:span text:style-name="T8">int</text:span><text:span text:style-name="T9"> current_index = 0;</text:span></text:p>
      <text:p text:style-name="P7"><text:span text:style-name="T9"><text:tab/><text:tab/><text:tab/><text:tab/><text:tab/><text:tab/><text:tab/><text:tab/></text:span><text:span text:style-name="T19">list</text:span><text:span text:style-name="T9">.setSelectedIndex(</text:span><text:span text:style-name="T19">index</text:span><text:span text:style-name="T9">); current_index = </text:span><text:span text:style-name="T19">index</text:span><text:span text:style-name="T9">;</text:span></text:p>
      <text:p text:style-name="P7"><text:span text:style-name="T9"><text:tab/><text:tab/><text:tab/><text:tab/><text:tab/><text:tab/><text:tab/><text:tab/></text:span><text:span text:style-name="T8">if</text:span><text:span text:style-name="T9"> (</text:span><text:span text:style-name="T19">index</text:span><text:span text:style-name="T9"> &gt;= </text:span><text:span text:style-name="T19">model</text:span><text:span text:style-name="T9">.size()) {</text:span></text:p>
      <text:p text:style-name="P7"><text:span text:style-name="T9"><text:tab/><text:tab/><text:tab/><text:tab/><text:tab/><text:tab/><text:tab/><text:tab/><text:tab/></text:span><text:span text:style-name="T19">list</text:span><text:span text:style-name="T9">.setSelectedIndex(</text:span><text:span text:style-name="T19">index</text:span><text:span text:style-name="T9"> - 1); current_index = </text:span><text:span text:style-name="T19">index</text:span><text:span text:style-name="T9"> - 1;</text:span></text:p>
      <text:p text:style-name="P7"><text:span text:style-name="T9"><text:tab/><text:tab/><text:tab/><text:tab/><text:tab/><text:tab/><text:tab/><text:tab/><text:tab/></text:span><text:span text:style-name="T8">if</text:span><text:span text:style-name="T9"> (</text:span><text:span text:style-name="T19">index</text:span><text:span text:style-name="T9"> - 1 &gt;= </text:span><text:span text:style-name="T19">model</text:span><text:span text:style-name="T9">.size()) {</text:span></text:p>
      <text:p text:style-name="P7"><text:span text:style-name="T9"><text:tab/><text:tab/><text:tab/><text:tab/><text:tab/><text:tab/><text:tab/><text:tab/><text:tab/><text:tab/></text:span><text:span text:style-name="T19">list</text:span><text:span text:style-name="T9">.setSelectedIndex(</text:span><text:span text:style-name="T19">index</text:span><text:span text:style-name="T9"> - 2); current_index = </text:span><text:span text:style-name="T19">index</text:span><text:span text:style-name="T9"> - 2;</text:span></text:p>
      <text:p text:style-name="P7"><text:span text:style-name="T9"><text:tab/><text:tab/><text:tab/><text:tab/><text:tab/><text:tab/><text:tab/><text:tab/><text:tab/><text:tab/></text:span><text:span text:style-name="T8">if</text:span><text:span text:style-name="T9"> (</text:span><text:span text:style-name="T19">index</text:span><text:span text:style-name="T9"> - 2 &gt;= </text:span><text:span text:style-name="T19">model</text:span><text:span text:style-name="T9">.size()) {</text:span></text:p>
      <text:p text:style-name="P7"><text:span text:style-name="T9"><text:tab/><text:tab/><text:tab/><text:tab/><text:tab/><text:tab/><text:tab/><text:tab/><text:tab/><text:tab/><text:tab/></text:span><text:span text:style-name="T19">list</text:span><text:span text:style-name="T9">.setSelectedIndex(0); current_index = 0;</text:span></text:p>
      <text:p text:style-name="P10"><text:tab/><text:tab/><text:tab/><text:tab/><text:tab/><text:tab/><text:tab/><text:tab/><text:tab/><text:tab/>}</text:p>
      <text:p text:style-name="P10"><text:tab/><text:tab/><text:tab/><text:tab/><text:tab/><text:tab/><text:tab/><text:tab/><text:tab/>}</text:p>
      <text:p text:style-name="P10"><text:tab/><text:tab/><text:tab/><text:tab/><text:tab/><text:tab/><text:tab/><text:tab/>}</text:p>
      <text:p text:style-name="P7"><text:span text:style-name="T9"><text:tab/><text:tab/><text:tab/><text:tab/><text:tab/><text:tab/><text:tab/><text:tab/></text:span><text:span text:style-name="T8">if</text:span><text:span text:style-name="T9"> (</text:span><text:span text:style-name="T19">model</text:span><text:span text:style-name="T9">.size() &gt; 0) {</text:span></text:p>
      <text:p text:style-name="P7"><text:span text:style-name="T9"><text:tab/><text:tab/><text:tab/><text:tab/><text:tab/><text:tab/><text:tab/><text:tab/><text:tab/></text:span><text:span text:style-name="T19">contactPanel</text:span><text:span text:style-name="T9">.repopulate(</text:span><text:span text:style-name="T19">contacts</text:span><text:span text:style-name="T9">.get(current_index));</text:span></text:p>
      <text:p text:style-name="P10"><text:tab/><text:tab/><text:tab/><text:tab/><text:tab/><text:tab/><text:tab/><text:tab/>}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String getRedoText() {</text:span></text:p>
      <text:p text:style-name="P7"><text:span text:style-name="T9"><text:tab/><text:tab/><text:tab/><text:tab/><text:tab/><text:tab/><text:tab/><text:tab/></text:span><text:span text:style-name="T8">return</text:span><text:span text:style-name="T9"> </text:span><text:span text:style-name="T22">"Delete "</text:span><text:span text:style-name="T9"> + </text:span><text:span text:style-name="T19">c</text:span><text:span text:style-name="T9">.getName()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String getUndoText() {</text:span></text:p>
      <text:p text:style-name="P7"><text:span text:style-name="T9"><text:tab/><text:tab/><text:tab/><text:tab/><text:tab/><text:tab/><text:tab/><text:tab/></text:span><text:span text:style-name="T8">return</text:span><text:span text:style-name="T9"> </text:span><text:span text:style-name="T22">"Undelete "</text:span><text:span text:style-name="T9"> + </text:span><text:span text:style-name="T19">c</text:span><text:span text:style-name="T9">.getName()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void</text:span><text:span text:style-name="T9"> undoAction() {</text:span></text:p>
      <text:p text:style-name="P7"><text:soft-page-break/><text:span text:style-name="T9"><text:tab/><text:tab/><text:tab/><text:tab/><text:tab/><text:tab/><text:tab/><text:tab/></text:span><text:span text:style-name="T19">contacts</text:span><text:span text:style-name="T9">.add(</text:span><text:span text:style-name="T19">c</text:span><text:span text:style-name="T9">); </text:span></text:p>
      <text:p text:style-name="P10"><text:tab/><text:tab/><text:tab/><text:tab/><text:tab/><text:tab/><text:tab/><text:tab/>refreshList();</text:p>
      <text:p text:style-name="P10"><text:tab/><text:tab/><text:tab/><text:tab/><text:tab/><text:tab/><text:tab/>}</text:p>
      <text:p text:style-name="P10"><text:tab/><text:tab/><text:tab/><text:tab/><text:tab/><text:tab/>});</text:p>
      <text:p text:style-name="P10"><text:tab/><text:tab/><text:tab/><text:tab/><text:tab/>}</text:p>
      <text:p text:style-name="P10"><text:tab/><text:tab/><text:tab/><text:tab/>}</text:p>
      <text:p text:style-name="P10"><text:tab/><text:tab/><text:tab/>});</text:p>
      <text:p text:style-name="P10"><text:tab/><text:tab/><text:tab/>toolBar.add(tb_del);</text:p>
      <text:p text:style-name="P10"><text:tab/><text:tab/><text:tab/>toolbar_item_num++;</text:p>
      <text:p text:style-name="P10"><text:tab/><text:tab/><text:tab/></text:p>
      <text:p text:style-name="P10"><text:tab/><text:tab/><text:tab/></text:p>
      <text:p text:style-name="P10"><text:tab/><text:tab/><text:tab/></text:p>
      <text:p text:style-name="P7"><text:span text:style-name="T9"><text:tab/><text:tab/><text:tab/>ABSeparator s3 = </text:span><text:span text:style-name="T8">new</text:span><text:span text:style-name="T9"> ABSeparator();</text:span></text:p>
      <text:p text:style-name="P10"><text:tab/><text:tab/><text:tab/>s3.setBounds((toolbar_item_num*toolbar_item_width) + 5 + (7*toolbar_separator_num), 6, 1, toolbar_item_width - 8);</text:p>
      <text:p text:style-name="P10"><text:tab/><text:tab/><text:tab/>toolBar.add(s3);</text:p>
      <text:p text:style-name="P10"><text:tab/><text:tab/><text:tab/>toolbar_separator_num++;</text:p>
      <text:p text:style-name="P10"><text:tab/><text:tab/><text:tab/></text:p>
      <text:p text:style-name="P7"><text:span text:style-name="T9"><text:tab/><text:tab/><text:tab/></text:span><text:span text:style-name="T8">int</text:span><text:span text:style-name="T9"> xOffset = 0;</text:span></text:p>
      <text:p text:style-name="P7"><text:span text:style-name="T9"><text:tab/><text:tab/><text:tab/>JPanel pnl_search = </text:span><text:span text:style-name="T8">new</text:span><text:span text:style-name="T9"> JPanel();</text:span></text:p>
      <text:p text:style-name="P10"><text:tab/><text:tab/><text:tab/>pnl_search.setBounds(<text:tab/>(toolbar_item_num*toolbar_item_width) + 2 + (7*toolbar_separator_num), </text:p>
      <text:p text:style-name="P10"><text:tab/><text:tab/><text:tab/><text:tab/><text:tab/><text:tab/><text:tab/><text:tab/><text:tab/>2, </text:p>
      <text:p text:style-name="P10"><text:tab/><text:tab/><text:tab/><text:tab/><text:tab/><text:tab/><text:tab/><text:tab/><text:tab/>toolbar_item_width + 200, </text:p>
      <text:p text:style-name="P10"><text:tab/><text:tab/><text:tab/><text:tab/><text:tab/><text:tab/><text:tab/><text:tab/><text:tab/>toolbar_item_width);</text:p>
      <text:p text:style-name="P7"><text:span text:style-name="T9"><text:tab/><text:tab/><text:tab/>pnl_search.setLayout(</text:span><text:span text:style-name="T8">null</text:span><text:span text:style-name="T9">);</text:span></text:p>
      <text:p text:style-name="P7"><text:span text:style-name="T9"><text:tab/><text:tab/><text:tab/>pnl_search.setBackground(Color.</text:span><text:span text:style-name="T20">white</text:span><text:span text:style-name="T9">);</text:span></text:p>
      <text:p text:style-name="P7"><text:span text:style-name="T9"><text:tab/><text:tab/><text:tab/><text:tab/>JLabel lbl_icon = </text:span><text:span text:style-name="T8">new</text:span><text:span text:style-name="T9"> JLabel(</text:span><text:span text:style-name="T8">new</text:span><text:span text:style-name="T9"> ImageIcon(</text:span><text:span text:style-name="T22">"files/Search.png"</text:span><text:span text:style-name="T9">));</text:span></text:p>
      <text:p text:style-name="P10"><text:tab/><text:tab/><text:tab/><text:tab/>lbl_icon.setBounds(0, 0, 32, pnl_search.getHeight());</text:p>
      <text:p text:style-name="P7"><text:span text:style-name="T9"><text:tab/><text:tab/><text:tab/><text:tab/>lbl_icon.setBorder(</text:span><text:span text:style-name="T8">new</text:span><text:span text:style-name="T9"> MatteBorder(1, 1, 1, 0, Color.</text:span><text:span text:style-name="T20">LIGHT_GRAY</text:span><text:span text:style-name="T9">));</text:span></text:p>
      <text:p text:style-name="P10"><text:tab/><text:tab/><text:tab/><text:tab/>pnl_search.add(lbl_icon);</text:p>
      <text:p text:style-name="P10"><text:tab/><text:tab/><text:tab/><text:tab/></text:p>
      <text:p text:style-name="P7"><text:span text:style-name="T9"><text:tab/><text:tab/><text:tab/><text:tab/></text:span><text:span text:style-name="T19">tf_search</text:span><text:span text:style-name="T9"> = </text:span><text:span text:style-name="T8">new</text:span><text:span text:style-name="T9"> JTextField(</text:span><text:span text:style-name="T22">""</text:span><text:span text:style-name="T9">);</text:span></text:p>
      <text:p text:style-name="P7"><text:span text:style-name="T9"><text:tab/><text:tab/><text:tab/><text:tab/></text:span><text:span text:style-name="T19">tf_search</text:span><text:span text:style-name="T9">.setBounds(30,0, 200 + toolbar_item_width - 30, pnl_search.getHeight());</text:span></text:p>
      <text:p text:style-name="P7"><text:span text:style-name="T9"><text:tab/><text:tab/><text:tab/><text:tab/></text:span><text:span text:style-name="T19">tf_search</text:span><text:span text:style-name="T9">.setBackground(Color.</text:span><text:span text:style-name="T20">white</text:span><text:span text:style-name="T9">);</text:span></text:p>
      <text:p text:style-name="P7"><text:span text:style-name="T9"><text:tab/><text:tab/><text:tab/><text:tab/></text:span><text:span text:style-name="T19">tf_search</text:span><text:span text:style-name="T9">.setBorder(</text:span><text:span text:style-name="T8">new</text:span><text:span text:style-name="T9"> MatteBorder(1, 0, 1, 1, Color.</text:span><text:span text:style-name="T20">LIGHT_GRAY</text:span><text:span text:style-name="T9">));</text:span></text:p>
      <text:p text:style-name="P7"><text:span text:style-name="T9"><text:tab/><text:tab/><text:tab/><text:tab/></text:span><text:span text:style-name="T19">tf_search</text:span><text:span text:style-name="T9">.addKeyListener(</text:span><text:span text:style-name="T8">new</text:span><text:span text:style-name="T9"> KeyListener() {</text:span></text:p>
      <text:p text:style-name="P7"><text:span text:style-name="T9"><text:tab/><text:tab/><text:tab/><text:tab/><text:tab/></text:span><text:span text:style-name="T8">public</text:span><text:span text:style-name="T9"> </text:span><text:span text:style-name="T8">void</text:span><text:span text:style-name="T9"> keyPressed(KeyEvent e) {}</text:span></text:p>
      <text:p text:style-name="P7"><text:span text:style-name="T9"><text:tab/><text:tab/><text:tab/><text:tab/><text:tab/></text:span><text:span text:style-name="T8">public</text:span><text:span text:style-name="T9"> </text:span><text:span text:style-name="T8">void</text:span><text:span text:style-name="T9"> keyReleased(KeyEvent e) { </text:span></text:p>
      <text:p text:style-name="P7"><text:span text:style-name="T9"><text:tab/><text:tab/><text:tab/><text:tab/><text:tab/><text:tab/>setFilter(</text:span><text:span text:style-name="T19">tf_search</text:span><text:span text:style-name="T9">.getText()); </text:span></text:p>
      <text:p text:style-name="P10"><text:tab/><text:tab/><text:tab/><text:tab/><text:tab/>}</text:p>
      <text:p text:style-name="P7"><text:span text:style-name="T9"><text:tab/><text:tab/><text:tab/><text:tab/><text:tab/></text:span><text:span text:style-name="T8">public</text:span><text:span text:style-name="T9"> </text:span><text:span text:style-name="T8">void</text:span><text:span text:style-name="T9"> keyTyped(KeyEvent e) {}</text:span></text:p>
      <text:p text:style-name="P10"><text:tab/><text:tab/><text:tab/><text:tab/>});</text:p>
      <text:p text:style-name="P7"><text:span text:style-name="T9"><text:tab/><text:tab/><text:tab/><text:tab/>pnl_search.add(</text:span><text:span text:style-name="T19">tf_search</text:span><text:span text:style-name="T9">);</text:span></text:p>
      <text:p text:style-name="P10"><text:tab/><text:tab/><text:tab/>toolBar.add(pnl_search);</text:p>
      <text:p text:style-name="P10"><text:tab/><text:tab/><text:tab/>toolbar_item_num++;</text:p>
      <text:p text:style-name="P10"><text:tab/><text:tab/><text:tab/>xOffset += 200;</text:p>
      <text:p text:style-name="P10"><text:tab/><text:tab/><text:tab/></text:p>
      <text:p text:style-name="P7"><text:span text:style-name="T9"><text:tab/><text:tab/><text:tab/>ABSeparator s4 = </text:span><text:span text:style-name="T8">new</text:span><text:span text:style-name="T9"> ABSeparator();</text:span></text:p>
      <text:p text:style-name="P10"><text:tab/><text:tab/><text:tab/>s4.setBounds((toolbar_item_num*toolbar_item_width) + 5 + (7*toolbar_separator_num) + xOffset, 6, 1, toolbar_item_width - 8);</text:p>
      <text:p text:style-name="P10"><text:tab/><text:tab/><text:tab/>toolBar.add(s4);</text:p>
      <text:p text:style-name="P10"><text:tab/><text:tab/><text:tab/>toolbar_separator_num++;</text:p>
      <text:p text:style-name="P10"><text:tab/><text:tab/><text:tab/></text:p>
      <text:p text:style-name="P7"><text:span text:style-name="T9"><text:tab/><text:tab/><text:tab/>JButton tb_about = </text:span><text:span text:style-name="T8">new</text:span><text:span text:style-name="T9"> JButton(</text:span><text:span text:style-name="T8">new</text:span><text:span text:style-name="T9"> ImageIcon(</text:span><text:span text:style-name="T22">"files/Info.png"</text:span><text:span text:style-name="T9">));</text:span></text:p>
      <text:p text:style-name="P7"><text:span text:style-name="T9"><text:tab/><text:tab/><text:tab/>tb_about.setToolTipText(</text:span><text:span text:style-name="T22">"About Application"</text:span><text:span text:style-name="T9">);</text:span></text:p>
      <text:p text:style-name="P10"><text:tab/><text:tab/><text:tab/>tb_about.setBounds(<text:tab/>(toolbar_item_num*toolbar_item_width) + 2 + (7*toolbar_separator_num) + xOffset, 2, toolbar_item_width, toolbar_item_width);</text:p>
      <text:p text:style-name="P7"><text:span text:style-name="T9"><text:tab/><text:tab/><text:tab/>tb_about.setMargin(</text:span><text:span text:style-name="T8">new</text:span><text:span text:style-name="T9"> Insets(1,1,1,1));</text:span></text:p>
      <text:p text:style-name="P7"><text:span text:style-name="T9"><text:tab/><text:tab/><text:tab/>tb_about.addActionListener(</text:span><text:span text:style-name="T8">new</text:span><text:span text:style-name="T9"> ActionListener() {</text:span>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actionPerformed(ActionEvent e) {</text:span></text:p>
      <text:p text:style-name="P10"><text:tab/><text:tab/><text:tab/><text:tab/><text:tab/>ABDialogs.<text:span text:style-name="T28">createAndShowAboutDialog</text:span>(getFrame());</text:p>
      <text:p text:style-name="P10"><text:tab/><text:tab/><text:tab/><text:tab/>}</text:p>
      <text:p text:style-name="P10"><text:tab/><text:tab/><text:tab/>});</text:p>
      <text:p text:style-name="P10"><text:tab/><text:tab/><text:tab/>toolBar.add(tb_about);</text:p>
      <text:p text:style-name="P10"><text:soft-page-break/><text:tab/><text:tab/><text:tab/>toolbar_item_num++;</text:p>
      <text:p text:style-name="P10"><text:tab/><text:tab/><text:tab/></text:p>
      <text:p text:style-name="P7"><text:span text:style-name="T9"><text:tab/><text:tab/><text:tab/>JButton tb_exit = </text:span><text:span text:style-name="T8">new</text:span><text:span text:style-name="T9"> JButton(</text:span><text:span text:style-name="T8">new</text:span><text:span text:style-name="T9"> ImageIcon(</text:span><text:span text:style-name="T22">"files/Delete.png"</text:span><text:span text:style-name="T9">));</text:span></text:p>
      <text:p text:style-name="P7"><text:span text:style-name="T9"><text:tab/><text:tab/><text:tab/>tb_exit.setToolTipText(</text:span><text:span text:style-name="T22">"Exit Application"</text:span><text:span text:style-name="T9">);</text:span></text:p>
      <text:p text:style-name="P10"><text:tab/><text:tab/><text:tab/>tb_exit.setBounds(<text:tab/>(toolbar_item_num*toolbar_item_width) + 2 + (7*toolbar_separator_num) + xOffset, 2, toolbar_item_width, toolbar_item_width);</text:p>
      <text:p text:style-name="P7"><text:span text:style-name="T9"><text:tab/><text:tab/><text:tab/>tb_exit.setMargin(</text:span><text:span text:style-name="T8">new</text:span><text:span text:style-name="T9"> Insets(1,1,1,1));</text:span></text:p>
      <text:p text:style-name="P7"><text:span text:style-name="T9"><text:tab/><text:tab/><text:tab/>tb_exit.addActionListener(</text:span><text:span text:style-name="T8">new</text:span><text:span text:style-name="T9"> ActionListener() {</text:span>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actionPerformed(ActionEvent e) {</text:span></text:p>
      <text:p text:style-name="P10"><text:tab/><text:tab/><text:tab/><text:tab/><text:tab/>close();</text:p>
      <text:p text:style-name="P10"><text:tab/><text:tab/><text:tab/><text:tab/>}</text:p>
      <text:p text:style-name="P10"><text:tab/><text:tab/><text:tab/>});</text:p>
      <text:p text:style-name="P10"><text:tab/><text:tab/><text:tab/>toolBar.add(tb_exit);</text:p>
      <text:p text:style-name="P10"><text:tab/><text:tab/><text:tab/>toolbar_item_num++;</text:p>
      <text:p text:style-name="P10"><text:tab/><text:tab/><text:tab/></text:p>
      <text:p text:style-name="P7"><text:span text:style-name="T9"><text:tab/><text:tab/><text:tab/></text:span><text:span text:style-name="T19">frame</text:span><text:span text:style-name="T9">.add(toolBar, BorderLayout.</text:span><text:span text:style-name="T20">NORTH</text:span><text:span text:style-name="T9">);</text:span></text:p>
      <text:p text:style-name="P7"/>
      <text:p text:style-name="P10"><text:tab/><text:tab/></text:p>
      <text:p text:style-name="P7"><text:span text:style-name="T9"><text:tab/><text:tab/>JSplitPane pane = </text:span><text:span text:style-name="T8">new</text:span><text:span text:style-name="T9"> JSplitPane(JSplitPane.</text:span><text:span text:style-name="T20">HORIZONTAL_SPLIT</text:span><text:span text:style-name="T9">);</text:span></text:p>
      <text:p text:style-name="P7"><text:span text:style-name="T9"><text:tab/><text:tab/>pane.setDividerLocation(pane.getSize().</text:span><text:span text:style-name="T19">width</text:span></text:p>
      <text:p text:style-name="P7"><text:span text:style-name="T9"><text:tab/><text:tab/><text:tab/><text:tab/> <text:s text:c="15"/>- pane.getInsets().</text:span><text:span text:style-name="T19">right</text:span></text:p>
      <text:p text:style-name="P10"><text:tab/><text:tab/><text:tab/><text:tab/> <text:s text:c="15"/>- pane.getDividerSize()</text:p>
      <text:p text:style-name="P10"><text:tab/><text:tab/><text:tab/><text:tab/> <text:s text:c="15"/>- 180);</text:p>
      <text:p text:style-name="P10"><text:tab/><text:tab/></text:p>
      <text:p text:style-name="P10"><text:tab/><text:tab/><text:tab/></text:p>
      <text:p text:style-name="P7"><text:span text:style-name="T9"><text:tab/><text:tab/><text:tab/>JPanel listPanel = </text:span><text:span text:style-name="T8">new</text:span><text:span text:style-name="T9"> JPanel();</text:span></text:p>
      <text:p text:style-name="P7"><text:span text:style-name="T9"><text:tab/><text:tab/><text:tab/>listPanel.setLayout(</text:span><text:span text:style-name="T8">new</text:span><text:span text:style-name="T9"> GridLayout(1,1));</text:span></text:p>
      <text:p text:style-name="P10"><text:tab/><text:tab/><text:tab/></text:p>
      <text:p text:style-name="P7"><text:span text:style-name="T9"><text:tab/><text:tab/><text:tab/></text:span><text:span text:style-name="T19">model</text:span><text:span text:style-name="T9"> = </text:span><text:span text:style-name="T8">new</text:span><text:span text:style-name="T9"> DefaultListModel();</text:span></text:p>
      <text:p text:style-name="P7"><text:span text:style-name="T9"><text:tab/><text:tab/><text:tab/></text:span><text:span text:style-name="T19">list</text:span><text:span text:style-name="T9"> = </text:span><text:span text:style-name="T8">new</text:span><text:span text:style-name="T9"> JList(</text:span><text:span text:style-name="T19">model</text:span><text:span text:style-name="T9">);</text:span></text:p>
      <text:p text:style-name="P7"><text:span text:style-name="T9"><text:tab/><text:tab/><text:tab/></text:span><text:span text:style-name="T19">list</text:span><text:span text:style-name="T9">.setSelectionMode(ListSelectionModel.</text:span><text:span text:style-name="T20">SINGLE_SELECTION</text:span><text:span text:style-name="T9">);</text:span></text:p>
      <text:p text:style-name="P7"><text:span text:style-name="T9"><text:tab/><text:tab/><text:tab/></text:span><text:span text:style-name="T19">list</text:span><text:span text:style-name="T9">.addListSelectionListener(</text:span><text:span text:style-name="T8">new</text:span><text:span text:style-name="T9"> ListSelectionListener() {</text:span>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valueChanged(ListSelectionEvent e) {</text:span></text:p>
      <text:p text:style-name="P7"><text:span text:style-name="T9"><text:tab/><text:tab/><text:tab/><text:tab/><text:tab/></text:span><text:span text:style-name="T8">try</text:span><text:span text:style-name="T9"> {</text:span></text:p>
      <text:p text:style-name="P7"><text:span text:style-name="T9"><text:tab/><text:tab/><text:tab/><text:tab/><text:tab/><text:tab/></text:span><text:span text:style-name="T8">int</text:span><text:span text:style-name="T9"> i = </text:span><text:span text:style-name="T19">list</text:span><text:span text:style-name="T9">.getSelectedIndex();</text:span></text:p>
      <text:p text:style-name="P7"><text:span text:style-name="T9"><text:tab/><text:tab/><text:tab/><text:tab/><text:tab/><text:tab/></text:span><text:span text:style-name="T8">if</text:span><text:span text:style-name="T9"> (getFilter().equals(</text:span><text:span text:style-name="T22">""</text:span><text:span text:style-name="T9">)) {</text:span></text:p>
      <text:p text:style-name="P7"><text:span text:style-name="T9"><text:tab/><text:tab/><text:tab/><text:tab/><text:tab/><text:tab/><text:tab/></text:span><text:span text:style-name="T19">contactPanel</text:span><text:span text:style-name="T9">.repopulate(</text:span><text:span text:style-name="T19">contacts</text:span><text:span text:style-name="T9">.get(i));</text:span></text:p>
      <text:p text:style-name="P7"><text:span text:style-name="T9"><text:tab/><text:tab/><text:tab/><text:tab/><text:tab/><text:tab/>} </text:span><text:span text:style-name="T8">else</text:span><text:span text:style-name="T9"> {</text:span></text:p>
      <text:p text:style-name="P7"><text:span text:style-name="T9"><text:tab/><text:tab/><text:tab/><text:tab/><text:tab/><text:tab/><text:tab/></text:span><text:span text:style-name="T19">contactPanel</text:span><text:span text:style-name="T9">.repopulate(</text:span><text:span text:style-name="T19">filteredContacts</text:span><text:span text:style-name="T9">.get(i));</text:span></text:p>
      <text:p text:style-name="P10"><text:tab/><text:tab/><text:tab/><text:tab/><text:tab/><text:tab/>}</text:p>
      <text:p text:style-name="P7"><text:span text:style-name="T9"><text:tab/><text:tab/><text:tab/><text:tab/><text:tab/><text:tab/></text:span><text:span text:style-name="T19">frame</text:span><text:span text:style-name="T9">.validate();</text:span></text:p>
      <text:p text:style-name="P7"><text:span text:style-name="T9"><text:tab/><text:tab/><text:tab/><text:tab/><text:tab/><text:tab/></text:span><text:span text:style-name="T29">// contactPanel.setVisibility(true);</text:span></text:p>
      <text:p text:style-name="P7"><text:span text:style-name="T9"><text:tab/><text:tab/><text:tab/><text:tab/><text:tab/>} </text:span><text:span text:style-name="T8">catch</text:span><text:span text:style-name="T9"> (ArrayIndexOutOfBoundsException ex) {</text:span></text:p>
      <text:p text:style-name="P7"><text:span text:style-name="T9"><text:tab/><text:tab/><text:tab/><text:tab/><text:tab/><text:tab/></text:span><text:span text:style-name="T29">//JOptionPane.showMessageDialog(frame, "")</text:span></text:p>
      <text:p text:style-name="P10"><text:tab/><text:tab/><text:tab/><text:tab/><text:tab/>}</text:p>
      <text:p text:style-name="P10"><text:tab/><text:tab/><text:tab/><text:tab/>}</text:p>
      <text:p text:style-name="P10"><text:tab/><text:tab/><text:tab/>});</text:p>
      <text:p text:style-name="P10"><text:tab/><text:tab/><text:tab/></text:p>
      <text:p text:style-name="P7"><text:span text:style-name="T9"><text:tab/><text:tab/><text:tab/>listPanel.add(</text:span><text:span text:style-name="T19">list</text:span><text:span text:style-name="T9">);</text:span></text:p>
      <text:p text:style-name="P10"><text:tab/><text:tab/><text:tab/></text:p>
      <text:p text:style-name="P7"><text:span text:style-name="T9"><text:tab/><text:tab/><text:tab/>JScrollPane listPanelScroll = </text:span><text:span text:style-name="T8">new</text:span><text:span text:style-name="T9"> JScrollPane(listPanel);</text:span></text:p>
      <text:p text:style-name="P7"><text:span text:style-name="T9"><text:tab/><text:tab/><text:tab/>listPanelScroll.setMinimumSize(</text:span><text:span text:style-name="T8">new</text:span><text:span text:style-name="T9"> Dimension(180, 0));</text:span></text:p>
      <text:p text:style-name="P7"><text:span text:style-name="T9"><text:tab/><text:tab/><text:tab/>listPanelScroll.setVerticalScrollBarPolicy(JScrollPane.</text:span><text:span text:style-name="T20">VERTICAL_SCROLLBAR_ALWAYS</text:span><text:span text:style-name="T9">);</text:span></text:p>
      <text:p text:style-name="P10"><text:tab/><text:tab/><text:tab/>pane.setLeftComponent(listPanelScroll);</text:p>
      <text:p text:style-name="P10"><text:tab/><text:tab/><text:tab/></text:p>
      <text:p text:style-name="P7"><text:span text:style-name="T9"><text:tab/><text:tab/><text:tab/></text:span><text:span text:style-name="T19">contactPanel</text:span><text:span text:style-name="T9"> = </text:span><text:span text:style-name="T8">new</text:span><text:span text:style-name="T9"> ContactPanel(</text:span><text:span text:style-name="T8">this</text:span><text:span text:style-name="T9">);<text:tab/><text:tab/></text:span></text:p>
      <text:p text:style-name="P7"><text:span text:style-name="T9"><text:tab/><text:tab/><text:tab/>JScrollPane contactPanelScroll = </text:span><text:span text:style-name="T8">new</text:span><text:span text:style-name="T9"> JScrollPane(</text:span><text:span text:style-name="T19">contactPanel</text:span><text:span text:style-name="T9">);</text:span></text:p>
      <text:p text:style-name="P7"><text:span text:style-name="T9"><text:tab/><text:tab/><text:tab/>contactPanelScroll.setMinimumSize(</text:span><text:span text:style-name="T8">new</text:span><text:span text:style-name="T9"> Dimension(547, 0));</text:span></text:p>
      <text:p text:style-name="P7"><text:span text:style-name="T9"><text:tab/><text:tab/><text:tab/>contactPanelScroll.setVerticalScrollBarPolicy(JScrollPane.</text:span><text:span text:style-name="T20">VERTICAL_SCROLLBAR_ALWAYS</text:span><text:span text:style-name="T9">);</text:span></text:p>
      <text:p text:style-name="P7"><text:span text:style-name="T9"><text:tab/><text:tab/><text:tab/>contactPanelScroll.setBorder(</text:span><text:span text:style-name="T8">null</text:span><text:span text:style-name="T9">);</text:span></text:p>
      <text:p text:style-name="P10"><text:tab/><text:tab/><text:tab/>pane.setRightComponent(contactPanelScroll);</text:p>
      <text:p text:style-name="P10"><text:tab/><text:tab/><text:tab/></text:p>
      <text:p text:style-name="P7"><text:span text:style-name="T9"><text:tab/><text:tab/></text:span><text:span text:style-name="T19">frame</text:span><text:span text:style-name="T9">.add(pane, BorderLayout.</text:span><text:span text:style-name="T20">CENTER</text:span><text:span text:style-name="T9">);</text:span></text:p>
      <text:p text:style-name="P10"><text:tab/><text:tab/></text:p>
      <text:p text:style-name="P7"><text:soft-page-break/><text:span text:style-name="T9"><text:tab/><text:tab/></text:span><text:span text:style-name="T19">actionStack</text:span><text:span text:style-name="T9"> = </text:span><text:span text:style-name="T8">new</text:span><text:span text:style-name="T9"> ABActionStack(</text:span><text:span text:style-name="T8">this</text:span><text:span text:style-name="T9">);</text:span></text:p>
      <text:p text:style-name="P7"><text:span text:style-name="T9"><text:tab/><text:tab/></text:span><text:span text:style-name="T19">actionStack</text:span><text:span text:style-name="T9">.setUI(</text:span><text:span text:style-name="T19">m_undo</text:span><text:span text:style-name="T9">, </text:span><text:span text:style-name="T19">m_redo</text:span><text:span text:style-name="T9">, </text:span><text:span text:style-name="T19">tb_undo</text:span><text:span text:style-name="T9">, </text:span><text:span text:style-name="T19">tb_redo</text:span><text:span text:style-name="T9">);</text:span></text:p>
      <text:p text:style-name="P10"><text:tab/><text:tab/></text:p>
      <text:p text:style-name="P10"><text:tab/><text:tab/></text:p>
      <text:p text:style-name="P7"><text:span text:style-name="T9"><text:tab/><text:tab/></text:span><text:span text:style-name="T19">frame</text:span><text:span text:style-name="T9">.setVisible(</text:span><text:span text:style-name="T8">true</text:span><text:span text:style-name="T9">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This</text:span><text:span text:style-name="T9"> </text:span><text:span text:style-name="T16">will</text:span><text:span text:style-name="T9"> </text:span><text:span text:style-name="T16">set</text:span><text:span text:style-name="T9"> </text:span><text:span text:style-name="T16">the</text:span><text:span text:style-name="T9"> </text:span><text:span text:style-name="T16">search</text:span><text:span text:style-name="T9"> </text:span><text:span text:style-name="T16">filter</text:span><text:span text:style-name="T9"> </text:span><text:span text:style-name="T16">string</text:span><text:span text:style-name="T9"> </text:span><text:span text:style-name="T16">and</text:span><text:span text:style-name="T9"> </text:span><text:span text:style-name="T16">refresh</text:span><text:span text:style-name="T9"> </text:span><text:span text:style-name="T16">the</text:span><text:span text:style-name="T9"> </text:span><text:span text:style-name="T16">list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text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setFilter(String text) </text:span></text:p>
      <text:p text:style-name="P10"><text:tab/>{</text:p>
      <text:p text:style-name="P7"><text:span text:style-name="T9"><text:tab/><text:tab/></text:span><text:span text:style-name="T8">this</text:span><text:span text:style-name="T9">.</text:span><text:span text:style-name="T19">filter</text:span><text:span text:style-name="T9"> = text.toUpperCase();</text:span></text:p>
      <text:p text:style-name="P7"><text:span text:style-name="T9"><text:tab/><text:tab/></text:span><text:span text:style-name="T8">this</text:span><text:span text:style-name="T9">.refreshList(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return</text:span><text:span text:style-name="T9"> </text:span><text:span text:style-name="T16">the</text:span><text:span text:style-name="T9"> </text:span><text:span text:style-name="T16">search</text:span><text:span text:style-name="T9"> </text:span><text:span text:style-name="T16">filter.</text:span></text:p>
      <text:p text:style-name="P7"><text:span text:style-name="T9"><text:tab/> </text:span><text:span text:style-name="T16">*</text:span><text:span text:style-name="T9"> </text:span><text:span text:style-name="T18">@return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String getFilter() {</text:span></text:p>
      <text:p text:style-name="P7"><text:span text:style-name="T9"><text:tab/><text:tab/></text:span><text:span text:style-name="T8">return</text:span><text:span text:style-name="T9"> </text:span><text:span text:style-name="T19">filter</text:span><text:span text:style-name="T9">;</text:span></text:p>
      <text:p text:style-name="P10"><text:tab/>}</text:p>
      <text:p text:style-name="P7"/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Clear</text:span><text:span text:style-name="T9"> </text:span><text:span text:style-name="T16">any</text:span><text:span text:style-name="T9"> </text:span><text:span text:style-name="T16">existing</text:span><text:span text:style-name="T9"> </text:span><text:span text:style-name="T16">contacts</text:span><text:span text:style-name="T9"> </text:span><text:span text:style-name="T16">in</text:span><text:span text:style-name="T9"> </text:span><text:span text:style-name="T16">the</text:span><text:span text:style-name="T9"> </text:span><text:span text:style-name="T16">address</text:span><text:span text:style-name="T9"> </text:span><text:span text:style-name="T16">book.</text:span><text:span text:style-name="T9"> </text:span></text:p>
      <text:p text:style-name="P7"><text:span text:style-name="T9"><text:tab/> </text:span><text:span text:style-name="T16">*</text:span><text:span text:style-name="T9"> </text:span><text:span text:style-name="T16">will</text:span><text:span text:style-name="T9"> </text:span><text:span text:style-name="T16">ask</text:span><text:span text:style-name="T9"> </text:span><text:span text:style-name="T16">the</text:span><text:span text:style-name="T9"> </text:span><text:span text:style-name="T16">user</text:span><text:span text:style-name="T9"> </text:span><text:span text:style-name="T16">if</text:span><text:span text:style-name="T9"> </text:span><text:span text:style-name="T16">there</text:span><text:span text:style-name="T9"> </text:span><text:span text:style-name="T16">are</text:span><text:span text:style-name="T9"> </text:span><text:span text:style-name="T16">unsaved</text:span><text:span text:style-name="T9"> </text:span><text:span text:style-name="T16">changes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newFile() {</text:span></text:p>
      <text:p text:style-name="P7"><text:span text:style-name="T9"><text:tab/><text:tab/></text:span><text:span text:style-name="T8">if</text:span><text:span text:style-name="T9"> (</text:span><text:span text:style-name="T8">this</text:span><text:span text:style-name="T9">.isChangedAndUnsaved()) {</text:span></text:p>
      <text:p text:style-name="P7"><text:span text:style-name="T9"><text:tab/><text:tab/><text:tab/></text:span><text:span text:style-name="T8">int</text:span><text:span text:style-name="T9"> response = ABDialogs.</text:span><text:span text:style-name="T10">createAndShowUnsavedChangesDialog</text:span><text:span text:style-name="T9">(getFrame());</text:span></text:p>
      <text:p text:style-name="P10"><text:tab/><text:tab/></text:p>
      <text:p text:style-name="P7"><text:span text:style-name="T9"><text:tab/><text:tab/><text:tab/></text:span><text:span text:style-name="T8">if</text:span><text:span text:style-name="T9"> (response == JOptionPane.</text:span><text:span text:style-name="T20">CANCEL_OPTION</text:span><text:span text:style-name="T9">) {</text:span></text:p>
      <text:p text:style-name="P7"><text:span text:style-name="T9"><text:tab/><text:tab/><text:tab/><text:tab/></text:span><text:span text:style-name="T8">return</text:span><text:span text:style-name="T9">;</text:span></text:p>
      <text:p text:style-name="P7"><text:span text:style-name="T9"><text:tab/><text:tab/><text:tab/>} </text:span><text:span text:style-name="T8">else</text:span><text:span text:style-name="T9"> </text:span><text:span text:style-name="T8">if</text:span><text:span text:style-name="T9"> (response == JOptionPane.</text:span><text:span text:style-name="T20">YES_OPTION</text:span><text:span text:style-name="T9">) {</text:span></text:p>
      <text:p text:style-name="P7"><text:span text:style-name="T9"><text:tab/><text:tab/><text:tab/><text:tab/></text:span><text:span text:style-name="T8">this</text:span><text:span text:style-name="T9">.save();</text:span></text:p>
      <text:p text:style-name="P7"><text:span text:style-name="T9"><text:tab/><text:tab/><text:tab/><text:tab/></text:span><text:span text:style-name="T8">if</text:span><text:span text:style-name="T9"> (</text:span><text:span text:style-name="T8">this</text:span><text:span text:style-name="T9">.save() == </text:span><text:span text:style-name="T8">false</text:span><text:span text:style-name="T9">) {</text:span></text:p>
      <text:p text:style-name="P7"><text:span text:style-name="T9"><text:tab/><text:tab/><text:tab/><text:tab/><text:tab/></text:span><text:span text:style-name="T8">return</text:span><text:span text:style-name="T9">;</text:span></text:p>
      <text:p text:style-name="P10"><text:tab/><text:tab/><text:tab/><text:tab/>}</text:p>
      <text:p text:style-name="P10"><text:tab/><text:tab/><text:tab/>}</text:p>
      <text:p text:style-name="P10"><text:tab/><text:tab/>}</text:p>
      <text:p text:style-name="P7"><text:span text:style-name="T9"><text:tab/><text:tab/></text:span><text:span text:style-name="T8">this</text:span><text:span text:style-name="T9">.clearList();</text:span></text:p>
      <text:p text:style-name="P7"><text:span text:style-name="T9"><text:tab/><text:tab/></text:span><text:span text:style-name="T8">this</text:span><text:span text:style-name="T9">.</text:span><text:span text:style-name="T19">currentlyOpenedFile</text:span><text:span text:style-name="T9"> = </text:span><text:span text:style-name="T8">null</text:span><text:span text:style-name="T9">;</text:span></text:p>
      <text:p text:style-name="P7"><text:span text:style-name="T9"><text:tab/><text:tab/></text:span><text:span text:style-name="T8">this</text:span><text:span text:style-name="T9">.</text:span><text:span text:style-name="T19">savedAtStackLocation</text:span><text:span text:style-name="T9"> = -1;</text:span></text:p>
      <text:p text:style-name="P7"><text:span text:style-name="T9"><text:tab/><text:tab/></text:span><text:span text:style-name="T8">this</text:span><text:span text:style-name="T9">.</text:span><text:span text:style-name="T19">actionStack</text:span><text:span text:style-name="T9">.clear();</text:span></text:p>
      <text:p text:style-name="P7"><text:span text:style-name="T9"><text:tab/><text:tab/></text:span><text:span text:style-name="T8">this</text:span><text:span text:style-name="T9">.</text:span><text:span text:style-name="T19">actionStack</text:span><text:span text:style-name="T9">.refreshUI();</text:span></text:p>
      <text:p text:style-name="P10"><text:tab/><text:tab/></text:p>
      <text:p text:style-name="P7"><text:span text:style-name="T9"><text:tab/><text:tab/></text:span><text:span text:style-name="T19">frame</text:span><text:span text:style-name="T9">.setTitle(</text:span><text:span text:style-name="T22">"Address Book - Untitled Document"</text:span><text:span text:style-name="T9">);</text:span></text:p>
      <text:p text:style-name="P7"><text:span text:style-name="T9"><text:tab/><text:tab/></text:span><text:span text:style-name="T8">this</text:span><text:span text:style-name="T9">.</text:span><text:span text:style-name="T19">actionStack</text:span><text:span text:style-name="T9">.refreshUI();</text:span></text:p>
      <text:p text:style-name="P10"><text:tab/><text:tab/>refreshList();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Opens</text:span><text:span text:style-name="T9"> </text:span><text:span text:style-name="T16">the</text:span><text:span text:style-name="T9"> </text:span><text:span text:style-name="T16">"import</text:span><text:span text:style-name="T9"> </text:span><text:span text:style-name="T16">file"</text:span><text:span text:style-name="T9"> </text:span><text:span text:style-name="T16">dialog</text:span><text:span text:style-name="T9"> </text:span><text:span text:style-name="T16">where</text:span><text:span text:style-name="T9"> </text:span><text:span text:style-name="T16">the</text:span><text:span text:style-name="T9"> </text:span><text:span text:style-name="T16">user</text:span><text:span text:style-name="T9"> </text:span><text:span text:style-name="T16">picks</text:span><text:span text:style-name="T9"> </text:span><text:span text:style-name="T16">one</text:span><text:span text:style-name="T9"> </text:span><text:span text:style-name="T16">or</text:span></text:p>
      <text:p text:style-name="P7"><text:span text:style-name="T9"><text:tab/> </text:span><text:span text:style-name="T16">*</text:span><text:span text:style-name="T9"> </text:span><text:span text:style-name="T16">more</text:span><text:span text:style-name="T9"> </text:span><text:span text:style-name="T16">files</text:span><text:span text:style-name="T9"> </text:span><text:span text:style-name="T16">to</text:span><text:span text:style-name="T9"> </text:span><text:span text:style-name="T16">import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importContacts() {</text:span></text:p>
      <text:p text:style-name="P7"><text:span text:style-name="T9"><text:tab/><text:tab/>File[] files = ABDialogs.</text:span><text:span text:style-name="T10">createAndShowOpenFileSelector</text:span><text:span text:style-name="T9">(getFrame(), </text:span><text:span text:style-name="T8">true</text:span><text:span text:style-name="T9">, </text:span><text:span text:style-name="T22">"Import Contacts From File: "</text:span><text:span text:style-name="T9">);</text:span></text:p>
      <text:p text:style-name="P7"><text:span text:style-name="T9"><text:tab/><text:tab/></text:span><text:span text:style-name="T8">if</text:span><text:span text:style-name="T9"> (files != </text:span><text:span text:style-name="T8">null</text:span><text:span text:style-name="T9">) {</text:span></text:p>
      <text:p text:style-name="P7"><text:span text:style-name="T9"><text:tab/><text:tab/><text:tab/></text:span><text:span text:style-name="T8">this</text:span><text:span text:style-name="T9">.importContacts(files);</text:span></text:p>
      <text:p text:style-name="P10"><text:tab/><text:tab/>}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Imports</text:span><text:span text:style-name="T9"> </text:span><text:span text:style-name="T16">all</text:span><text:span text:style-name="T9"> </text:span><text:span text:style-name="T16">the</text:span><text:span text:style-name="T9"> </text:span><text:span text:style-name="T16">contacts</text:span><text:span text:style-name="T9"> </text:span><text:span text:style-name="T16">from</text:span><text:span text:style-name="T9"> </text:span><text:span text:style-name="T16">the</text:span><text:span text:style-name="T9"> </text:span><text:span text:style-name="T16">files</text:span><text:span text:style-name="T9"> </text:span><text:span text:style-name="T16">into</text:span><text:span text:style-name="T9"> </text:span><text:span text:style-name="T17">hte</text:span><text:span text:style-name="T9"> </text:span><text:span text:style-name="T16">address</text:span><text:span text:style-name="T9"> </text:span><text:span text:style-name="T16">book.</text:span></text:p>
      <text:p text:style-name="P7"><text:soft-page-break/><text:span text:style-name="T9"><text:tab/> </text:span><text:span text:style-name="T16">*</text:span><text:span text:style-name="T9"> </text:span><text:span text:style-name="T16">Will</text:span><text:span text:style-name="T9"> </text:span><text:span text:style-name="T16">ask</text:span><text:span text:style-name="T9"> </text:span><text:span text:style-name="T16">the</text:span><text:span text:style-name="T9"> </text:span><text:span text:style-name="T16">user</text:span><text:span text:style-name="T9"> </text:span><text:span text:style-name="T16">what</text:span><text:span text:style-name="T9"> </text:span><text:span text:style-name="T16">to</text:span><text:span text:style-name="T9"> </text:span><text:span text:style-name="T16">do</text:span><text:span text:style-name="T9"> </text:span><text:span text:style-name="T16">on</text:span><text:span text:style-name="T9"> </text:span><text:span text:style-name="T16">duplicate</text:span><text:span text:style-name="T9"> </text:span><text:span text:style-name="T16">contacts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files</text:span><text:span text:style-name="T9"> </text:span><text:span text:style-name="T16">A</text:span><text:span text:style-name="T9"> </text:span><text:span text:style-name="T16">collective</text:span><text:span text:style-name="T9"> </text:span><text:span text:style-name="T16">of</text:span><text:span text:style-name="T9"> </text:span><text:span text:style-name="T16">files</text:span><text:span text:style-name="T9"> </text:span><text:span text:style-name="T16">to</text:span><text:span text:style-name="T9"> </text:span><text:span text:style-name="T16">attempt</text:span><text:span text:style-name="T9"> </text:span><text:span text:style-name="T16">to</text:span><text:span text:style-name="T9"> </text:span><text:span text:style-name="T16">import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importContacts(File[] files) </text:span></text:p>
      <text:p text:style-name="P10"><text:tab/>{</text:p>
      <text:p text:style-name="P7"><text:span text:style-name="T9"><text:tab/><text:tab/></text:span><text:span text:style-name="T8">int</text:span><text:span text:style-name="T9"> all_response = -1;</text:span></text:p>
      <text:p text:style-name="P7"><text:span text:style-name="T9"><text:tab/><text:tab/></text:span><text:span text:style-name="T8">boolean</text:span><text:span text:style-name="T9"> duplicateThisPass = </text:span><text:span text:style-name="T8">false</text:span><text:span text:style-name="T9">;</text:span></text:p>
      <text:p text:style-name="P7"><text:span text:style-name="T9"><text:tab/><text:tab/></text:span><text:span text:style-name="T8">for</text:span><text:span text:style-name="T9"> (</text:span><text:span text:style-name="T8">int</text:span><text:span text:style-name="T9"> i = 0; i &lt; files.</text:span><text:span text:style-name="T19">length</text:span><text:span text:style-name="T9">; i++) {</text:span></text:p>
      <text:p text:style-name="P10"><text:tab/><text:tab/><text:tab/></text:p>
      <text:p text:style-name="P7"><text:span text:style-name="T9"><text:tab/><text:tab/><text:tab/></text:span><text:span text:style-name="T8">if</text:span><text:span text:style-name="T9"> (!Importer.</text:span><text:span text:style-name="T10">isValidExtension</text:span><text:span text:style-name="T9">(files[i])) {</text:span></text:p>
      <text:p text:style-name="P10"><text:tab/><text:tab/><text:tab/><text:tab/>ABDialogs.<text:span text:style-name="T28">createAndShowInvalidExtensionDialog</text:span>(getFrame(), files[i]);</text:p>
      <text:p text:style-name="P7"><text:span text:style-name="T9"><text:tab/><text:tab/><text:tab/><text:tab/></text:span><text:span text:style-name="T8">continue</text:span><text:span text:style-name="T9">;</text:span></text:p>
      <text:p text:style-name="P10"><text:tab/><text:tab/><text:tab/>}</text:p>
      <text:p text:style-name="P7"><text:span text:style-name="T9"><text:tab/><text:tab/><text:tab/>Importer importer = </text:span><text:span text:style-name="T8">new</text:span><text:span text:style-name="T9"> Importer(files[i]);</text:span></text:p>
      <text:p text:style-name="P10"><text:tab/><text:tab/><text:tab/>ArrayList&lt;Contact&gt; contacts = importer.load();</text:p>
      <text:p text:style-name="P7"><text:span text:style-name="T9"><text:tab/><text:tab/><text:tab/></text:span><text:span text:style-name="T8">for</text:span><text:span text:style-name="T9"> (</text:span><text:span text:style-name="T8">int</text:span><text:span text:style-name="T9"> j = 0; j &lt; contacts.size(); j++) {</text:span></text:p>
      <text:p text:style-name="P7"><text:span text:style-name="T9"><text:tab/><text:tab/><text:tab/><text:tab/></text:span><text:span text:style-name="T8">for</text:span><text:span text:style-name="T9"> (</text:span><text:span text:style-name="T8">int</text:span><text:span text:style-name="T9"> k = 0; k &lt; </text:span><text:span text:style-name="T8">this</text:span><text:span text:style-name="T9">.</text:span><text:span text:style-name="T19">contacts</text:span><text:span text:style-name="T9">.size(); k++) {</text:span></text:p>
      <text:p text:style-name="P7"><text:span text:style-name="T9"><text:tab/><text:tab/><text:tab/><text:tab/><text:tab/></text:span><text:span text:style-name="T8">if</text:span><text:span text:style-name="T9"> (contacts.get(j).getNameForSorting().equals(</text:span><text:span text:style-name="T8">this</text:span><text:span text:style-name="T9">.</text:span><text:span text:style-name="T19">contacts</text:span><text:span text:style-name="T9">.get(k).getNameForSorting())) {</text:span></text:p>
      <text:p text:style-name="P7"><text:span text:style-name="T9"><text:tab/><text:tab/><text:tab/><text:tab/><text:tab/><text:tab/>duplicateThisPass = </text:span><text:span text:style-name="T8">true</text:span><text:span text:style-name="T9">;</text:span></text:p>
      <text:p text:style-name="P7"><text:span text:style-name="T9"><text:tab/><text:tab/><text:tab/><text:tab/><text:tab/><text:tab/></text:span><text:span text:style-name="T8">int</text:span><text:span text:style-name="T9"> response;</text:span></text:p>
      <text:p text:style-name="P7"><text:span text:style-name="T9"><text:tab/><text:tab/><text:tab/><text:tab/><text:tab/><text:tab/></text:span><text:span text:style-name="T8">if</text:span><text:span text:style-name="T9"> (all_response != -1) {</text:span></text:p>
      <text:p text:style-name="P10"><text:tab/><text:tab/><text:tab/><text:tab/><text:tab/><text:tab/><text:tab/>response = all_response;</text:p>
      <text:p text:style-name="P7"><text:span text:style-name="T9"><text:tab/><text:tab/><text:tab/><text:tab/><text:tab/><text:tab/>} </text:span><text:span text:style-name="T8">else</text:span><text:span text:style-name="T9"> {</text:span></text:p>
      <text:p text:style-name="P7"><text:span text:style-name="T9"><text:tab/><text:tab/><text:tab/><text:tab/><text:tab/><text:tab/><text:tab/></text:span><text:span text:style-name="T29">// ask the user what to do with the duplicate contact!</text:span></text:p>
      <text:p text:style-name="P7"><text:span text:style-name="T9"><text:tab/><text:tab/><text:tab/><text:tab/><text:tab/><text:tab/><text:tab/>response = ABDialogs.</text:span><text:span text:style-name="T10">createAndShowImportDialog</text:span><text:span text:style-name="T9">(</text:span><text:span text:style-name="T8">this</text:span><text:span text:style-name="T9">, </text:span><text:span text:style-name="T8">this</text:span><text:span text:style-name="T9">.</text:span><text:span text:style-name="T19">frame</text:span><text:span text:style-name="T9">, </text:span><text:span text:style-name="T22">"Duplicate Contacts Found: "</text:span><text:span text:style-name="T9">, </text:span><text:span text:style-name="T8">this</text:span><text:span text:style-name="T9">.</text:span><text:span text:style-name="T19">contacts</text:span><text:span text:style-name="T9">.get(k), contacts.get(j), files[i]);</text:span></text:p>
      <text:p text:style-name="P10"><text:tab/><text:tab/><text:tab/><text:tab/><text:tab/><text:tab/>}</text:p>
      <text:p text:style-name="P10"><text:tab/><text:tab/><text:tab/><text:tab/><text:tab/><text:tab/></text:p>
      <text:p text:style-name="P7"><text:span text:style-name="T9"><text:tab/><text:tab/><text:tab/><text:tab/><text:tab/><text:tab/></text:span><text:span text:style-name="T29">// DO TO ALL.</text:span></text:p>
      <text:p text:style-name="P7"><text:span text:style-name="T9"><text:tab/><text:tab/><text:tab/><text:tab/><text:tab/><text:tab/></text:span><text:span text:style-name="T8">if</text:span><text:span text:style-name="T9"> (response == ABDialogs.</text:span><text:span text:style-name="T20">IMPORT_DIALOG_COMBINE_ALL</text:span><text:span text:style-name="T9">) {</text:span></text:p>
      <text:p text:style-name="P7"><text:span text:style-name="T9"><text:tab/><text:tab/><text:tab/><text:tab/><text:tab/><text:tab/><text:tab/>all_response = ABDialogs.</text:span><text:span text:style-name="T20">IMPORT_DIALOG_COMBINE_ONE</text:span><text:span text:style-name="T9">;</text:span></text:p>
      <text:p text:style-name="P7"><text:span text:style-name="T9"><text:tab/><text:tab/><text:tab/><text:tab/><text:tab/><text:tab/>} </text:span><text:span text:style-name="T8">else</text:span><text:span text:style-name="T9"> </text:span><text:span text:style-name="T8">if</text:span><text:span text:style-name="T9"> (response == ABDialogs.</text:span><text:span text:style-name="T20">IMPORT_DIALOG_REPLACE_ALL</text:span><text:span text:style-name="T9">) {</text:span></text:p>
      <text:p text:style-name="P7"><text:span text:style-name="T9"><text:tab/><text:tab/><text:tab/><text:tab/><text:tab/><text:tab/><text:tab/>all_response = ABDialogs.</text:span><text:span text:style-name="T20">IMPORT_DIALOG_REPLACE_ONE</text:span><text:span text:style-name="T9">;</text:span></text:p>
      <text:p text:style-name="P7"><text:span text:style-name="T9"><text:tab/><text:tab/><text:tab/><text:tab/><text:tab/><text:tab/>} </text:span><text:span text:style-name="T8">else</text:span><text:span text:style-name="T9"> </text:span><text:span text:style-name="T8">if</text:span><text:span text:style-name="T9"> (response == ABDialogs.</text:span><text:span text:style-name="T20">IMPORT_DIALOG_KEEP_ALL</text:span><text:span text:style-name="T9">) {</text:span></text:p>
      <text:p text:style-name="P7"><text:span text:style-name="T9"><text:tab/><text:tab/><text:tab/><text:tab/><text:tab/><text:tab/><text:tab/></text:span><text:span text:style-name="T29">// do nothing for all. :3</text:span></text:p>
      <text:p text:style-name="P7"><text:span text:style-name="T9"><text:tab/><text:tab/><text:tab/><text:tab/><text:tab/><text:tab/><text:tab/>all_response = ABDialogs.</text:span><text:span text:style-name="T20">IMPORT_DIALOG_KEEP_ONE</text:span><text:span text:style-name="T9">;</text:span></text:p>
      <text:p text:style-name="P10"><text:tab/><text:tab/><text:tab/><text:tab/><text:tab/><text:tab/>}</text:p>
      <text:p text:style-name="P10"><text:tab/><text:tab/><text:tab/><text:tab/><text:tab/><text:tab/></text:p>
      <text:p text:style-name="P7"><text:span text:style-name="T9"><text:tab/><text:tab/><text:tab/><text:tab/><text:tab/><text:tab/></text:span><text:span text:style-name="T29">// DO SINGULAR</text:span></text:p>
      <text:p text:style-name="P7"><text:span text:style-name="T9"><text:tab/><text:tab/><text:tab/><text:tab/><text:tab/><text:tab/></text:span><text:span text:style-name="T8">if</text:span><text:span text:style-name="T9"> (response == ABDialogs.</text:span><text:span text:style-name="T20">IMPORT_DIALOG_COMBINE_ONE</text:span><text:span text:style-name="T9"> || all_response == ABDialogs.</text:span><text:span text:style-name="T20">IMPORT_DIALOG_COMBINE_ONE</text:span><text:span text:style-name="T9">) {</text:span></text:p>
      <text:p text:style-name="P7"><text:span text:style-name="T9"><text:tab/><text:tab/><text:tab/><text:tab/><text:tab/><text:tab/><text:tab/></text:span><text:span text:style-name="T29">// combine contacts.</text:span></text:p>
      <text:p text:style-name="P7"><text:span text:style-name="T9"><text:tab/><text:tab/><text:tab/><text:tab/><text:tab/><text:tab/><text:tab/></text:span><text:span text:style-name="T8">this</text:span><text:span text:style-name="T9">.</text:span><text:span text:style-name="T19">contacts</text:span><text:span text:style-name="T9">.get(k).combine(contacts.get(j));</text:span></text:p>
      <text:p text:style-name="P7"><text:span text:style-name="T9"><text:tab/><text:tab/><text:tab/><text:tab/><text:tab/><text:tab/>} </text:span><text:span text:style-name="T8">else</text:span><text:span text:style-name="T9"> </text:span><text:span text:style-name="T8">if</text:span><text:span text:style-name="T9"> (response == ABDialogs.</text:span><text:span text:style-name="T20">IMPORT_DIALOG_REPLACE_ONE</text:span><text:span text:style-name="T9"> || all_response == ABDialogs.</text:span><text:span text:style-name="T20">IMPORT_DIALOG_REPLACE_ONE</text:span><text:span text:style-name="T9">) {</text:span></text:p>
      <text:p text:style-name="P7"><text:span text:style-name="T9"><text:tab/><text:tab/><text:tab/><text:tab/><text:tab/><text:tab/><text:tab/></text:span><text:span text:style-name="T8">this</text:span><text:span text:style-name="T9">.</text:span><text:span text:style-name="T19">contacts</text:span><text:span text:style-name="T9">.set(k, contacts.get(j));</text:span></text:p>
      <text:p text:style-name="P7"><text:span text:style-name="T9"><text:tab/><text:tab/><text:tab/><text:tab/><text:tab/><text:tab/>} </text:span><text:span text:style-name="T8">else</text:span><text:span text:style-name="T9"> </text:span><text:span text:style-name="T8">if</text:span><text:span text:style-name="T9"> (response == ABDialogs.</text:span><text:span text:style-name="T20">IMPORT_DIALOG_KEEP_ONE</text:span><text:span text:style-name="T9"> || all_response == ABDialogs.</text:span><text:span text:style-name="T20">IMPORT_DIALOG_KEEP_ONE</text:span><text:span text:style-name="T9">) {</text:span></text:p>
      <text:p text:style-name="P7"><text:span text:style-name="T9"><text:tab/><text:tab/><text:tab/><text:tab/><text:tab/><text:tab/><text:tab/></text:span><text:span text:style-name="T29">// do nothing!</text:span></text:p>
      <text:p text:style-name="P10"><text:tab/><text:tab/><text:tab/><text:tab/><text:tab/><text:tab/>}</text:p>
      <text:p text:style-name="P7"><text:span text:style-name="T9"><text:tab/><text:tab/><text:tab/><text:tab/><text:tab/><text:tab/></text:span><text:span text:style-name="T8">break</text:span><text:span text:style-name="T9">;</text:span></text:p>
      <text:p text:style-name="P10"><text:tab/><text:tab/><text:tab/><text:tab/><text:tab/>}</text:p>
      <text:p text:style-name="P10"><text:tab/><text:tab/><text:tab/><text:tab/>}</text:p>
      <text:p text:style-name="P7"><text:span text:style-name="T9"><text:tab/><text:tab/><text:tab/><text:tab/></text:span><text:span text:style-name="T8">if</text:span><text:span text:style-name="T9"> (!duplicateThisPass) {</text:span></text:p>
      <text:p text:style-name="P7"><text:span text:style-name="T9"><text:tab/><text:tab/><text:tab/><text:tab/><text:tab/></text:span><text:span text:style-name="T8">this</text:span><text:span text:style-name="T9">.</text:span><text:span text:style-name="T19">contacts</text:span><text:span text:style-name="T9">.add(contacts.get(j));</text:span></text:p>
      <text:p text:style-name="P10"><text:tab/><text:tab/><text:tab/><text:tab/>}</text:p>
      <text:p text:style-name="P7"><text:soft-page-break/><text:span text:style-name="T9"><text:tab/><text:tab/><text:tab/><text:tab/>duplicateThisPass = </text:span><text:span text:style-name="T8">false</text:span><text:span text:style-name="T9">;</text:span></text:p>
      <text:p text:style-name="P10"><text:tab/><text:tab/><text:tab/>}</text:p>
      <text:p text:style-name="P10"><text:tab/><text:tab/>}</text:p>
      <text:p text:style-name="P7"><text:span text:style-name="T9"><text:tab/><text:tab/></text:span><text:span text:style-name="T8">this</text:span><text:span text:style-name="T9">.refreshList(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Close</text:span><text:span text:style-name="T9"> </text:span><text:span text:style-name="T16">the</text:span><text:span text:style-name="T9"> </text:span><text:span text:style-name="T16">Address</text:span><text:span text:style-name="T9"> </text:span><text:span text:style-name="T16">Book</text:span><text:span text:style-name="T9"> </text:span><text:span text:style-name="T16">safely</text:span><text:span text:style-name="T9"> </text:span><text:span text:style-name="T16">asking</text:span><text:span text:style-name="T9"> </text:span><text:span text:style-name="T16">the</text:span><text:span text:style-name="T9"> </text:span><text:span text:style-name="T16">user</text:span><text:span text:style-name="T9"> </text:span><text:span text:style-name="T16">what</text:span><text:span text:style-name="T9"> </text:span><text:span text:style-name="T16">to</text:span><text:span text:style-name="T9"> </text:span></text:p>
      <text:p text:style-name="P7"><text:span text:style-name="T9"><text:tab/> </text:span><text:span text:style-name="T16">*</text:span><text:span text:style-name="T9"> </text:span><text:span text:style-name="T16">do</text:span><text:span text:style-name="T9"> </text:span><text:span text:style-name="T16">with</text:span><text:span text:style-name="T9"> </text:span><text:span text:style-name="T16">their</text:span><text:span text:style-name="T9"> </text:span><text:span text:style-name="T16">unsaved</text:span><text:span text:style-name="T9"> </text:span><text:span text:style-name="T16">changes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close() {</text:span></text:p>
      <text:p text:style-name="P7"><text:span text:style-name="T9"><text:tab/><text:tab/></text:span><text:span text:style-name="T8">if</text:span><text:span text:style-name="T9"> (</text:span><text:span text:style-name="T8">this</text:span><text:span text:style-name="T9">.isChangedAndUnsaved()) {</text:span></text:p>
      <text:p text:style-name="P7"><text:span text:style-name="T9"><text:tab/><text:tab/><text:tab/></text:span><text:span text:style-name="T8">int</text:span><text:span text:style-name="T9"> response = ABDialogs.</text:span><text:span text:style-name="T10">createAndShowUnsavedChangesDialog</text:span><text:span text:style-name="T9">(getFrame());</text:span></text:p>
      <text:p text:style-name="P10"><text:tab/><text:tab/></text:p>
      <text:p text:style-name="P7"><text:span text:style-name="T9"><text:tab/><text:tab/><text:tab/></text:span><text:span text:style-name="T8">if</text:span><text:span text:style-name="T9"> (response == JOptionPane.</text:span><text:span text:style-name="T20">CANCEL_OPTION</text:span><text:span text:style-name="T9">) {</text:span></text:p>
      <text:p text:style-name="P7"><text:span text:style-name="T9"><text:tab/><text:tab/><text:tab/><text:tab/></text:span><text:span text:style-name="T8">return</text:span><text:span text:style-name="T9">;</text:span></text:p>
      <text:p text:style-name="P7"><text:span text:style-name="T9"><text:tab/><text:tab/><text:tab/>} </text:span><text:span text:style-name="T8">else</text:span><text:span text:style-name="T9"> </text:span><text:span text:style-name="T8">if</text:span><text:span text:style-name="T9"> (response == JOptionPane.</text:span><text:span text:style-name="T20">YES_OPTION</text:span><text:span text:style-name="T9">) {</text:span></text:p>
      <text:p text:style-name="P7"><text:span text:style-name="T9"><text:tab/><text:tab/><text:tab/><text:tab/></text:span><text:span text:style-name="T8">this</text:span><text:span text:style-name="T9">.save();</text:span></text:p>
      <text:p text:style-name="P7"><text:span text:style-name="T9"><text:tab/><text:tab/><text:tab/><text:tab/></text:span><text:span text:style-name="T8">if</text:span><text:span text:style-name="T9"> (</text:span><text:span text:style-name="T8">this</text:span><text:span text:style-name="T9">.save() == </text:span><text:span text:style-name="T8">false</text:span><text:span text:style-name="T9">) {</text:span></text:p>
      <text:p text:style-name="P7"><text:span text:style-name="T9"><text:tab/><text:tab/><text:tab/><text:tab/><text:tab/></text:span><text:span text:style-name="T8">return</text:span><text:span text:style-name="T9">;</text:span></text:p>
      <text:p text:style-name="P10"><text:tab/><text:tab/><text:tab/><text:tab/>}</text:p>
      <text:p text:style-name="P10"><text:tab/><text:tab/><text:tab/>}</text:p>
      <text:p text:style-name="P10"><text:tab/><text:tab/><text:tab/>System.<text:span text:style-name="T28">exit</text:span>(0);</text:p>
      <text:p text:style-name="P7"><text:span text:style-name="T9"><text:tab/><text:tab/>} </text:span><text:span text:style-name="T8">else</text:span><text:span text:style-name="T9"> {</text:span></text:p>
      <text:p text:style-name="P10"><text:tab/><text:tab/><text:tab/>System.<text:span text:style-name="T28">exit</text:span>(0);</text:p>
      <text:p text:style-name="P10"><text:tab/><text:tab/>}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Opens</text:span><text:span text:style-name="T9"> </text:span><text:span text:style-name="T16">the</text:span><text:span text:style-name="T9"> </text:span><text:span text:style-name="T16">"open</text:span><text:span text:style-name="T9"> </text:span><text:span text:style-name="T16">file"</text:span><text:span text:style-name="T9"> </text:span><text:span text:style-name="T16">dialog</text:span><text:span text:style-name="T9"> </text:span><text:span text:style-name="T16">where</text:span><text:span text:style-name="T9"> </text:span><text:span text:style-name="T16">the</text:span><text:span text:style-name="T9"> </text:span><text:span text:style-name="T16">user</text:span><text:span text:style-name="T9"> </text:span><text:span text:style-name="T16">picks</text:span><text:span text:style-name="T9"> </text:span></text:p>
      <text:p text:style-name="P7"><text:span text:style-name="T9"><text:tab/> </text:span><text:span text:style-name="T16">*</text:span><text:span text:style-name="T9"> </text:span><text:span text:style-name="T16">one</text:span><text:span text:style-name="T9"> </text:span><text:span text:style-name="T16">file</text:span><text:span text:style-name="T9"> </text:span><text:span text:style-name="T16">to</text:span><text:span text:style-name="T9"> </text:span><text:span text:style-name="T16">open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open()</text:span></text:p>
      <text:p text:style-name="P10"><text:tab/>{</text:p>
      <text:p text:style-name="P7"><text:span text:style-name="T9"><text:tab/><text:tab/>File[] files = ABDialogs.</text:span><text:span text:style-name="T10">createAndShowOpenFileSelector</text:span><text:span text:style-name="T9">(getFrame(), </text:span><text:span text:style-name="T8">false</text:span><text:span text:style-name="T9">, </text:span><text:span text:style-name="T22">"Open File:"</text:span><text:span text:style-name="T9">);</text:span></text:p>
      <text:p text:style-name="P7"><text:span text:style-name="T9"><text:tab/><text:tab/></text:span><text:span text:style-name="T8">if</text:span><text:span text:style-name="T9"> (files != </text:span><text:span text:style-name="T8">null</text:span><text:span text:style-name="T9">) {</text:span></text:p>
      <text:p text:style-name="P7"><text:span text:style-name="T9"><text:tab/><text:tab/><text:tab/></text:span><text:span text:style-name="T8">this</text:span><text:span text:style-name="T9">.open(files[0]);</text:span></text:p>
      <text:p text:style-name="P10"><text:tab/><text:tab/>}<text:tab/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Opens</text:span><text:span text:style-name="T9"> </text:span><text:span text:style-name="T16">the</text:span><text:span text:style-name="T9"> </text:span><text:span text:style-name="T16">file</text:span><text:span text:style-name="T9"> </text:span><text:span text:style-name="T16">specified</text:span><text:span text:style-name="T9"> </text:span><text:span text:style-name="T16">and</text:span><text:span text:style-name="T9"> </text:span><text:span text:style-name="T17">oimports</text:span><text:span text:style-name="T9"> </text:span><text:span text:style-name="T16">all</text:span><text:span text:style-name="T9"> </text:span><text:span text:style-name="T16">of</text:span><text:span text:style-name="T9"> </text:span><text:span text:style-name="T16">the</text:span><text:span text:style-name="T9"> </text:span><text:span text:style-name="T16">contacts</text:span><text:span text:style-name="T9"> </text:span><text:span text:style-name="T16">in</text:span><text:span text:style-name="T9"> </text:span><text:span text:style-name="T16">the</text:span><text:span text:style-name="T9"> </text:span><text:span text:style-name="T16">file</text:span></text:p>
      <text:p text:style-name="P7"><text:span text:style-name="T9"><text:tab/> </text:span><text:span text:style-name="T16">*</text:span><text:span text:style-name="T9"> </text:span><text:span text:style-name="T16">into</text:span><text:span text:style-name="T9"> </text:span><text:span text:style-name="T16">the</text:span><text:span text:style-name="T9"> </text:span><text:span text:style-name="T16">address</text:span><text:span text:style-name="T9"> </text:span><text:span text:style-name="T16">book.</text:span><text:span text:style-name="T9"> </text:span><text:span text:style-name="T16">Will</text:span><text:span text:style-name="T9"> </text:span><text:span text:style-name="T16">stop</text:span><text:span text:style-name="T9"> </text:span><text:span text:style-name="T16">working</text:span><text:span text:style-name="T9"> </text:span><text:span text:style-name="T16">with</text:span><text:span text:style-name="T9"> </text:span><text:span text:style-name="T16">the</text:span><text:span text:style-name="T9"> </text:span><text:span text:style-name="T16">previous</text:span><text:span text:style-name="T9"> </text:span><text:span text:style-name="T16">file.</text:span><text:span text:style-name="T9"> </text:span></text:p>
      <text:p text:style-name="P7"><text:span text:style-name="T9"><text:tab/> </text:span><text:span text:style-name="T16">*</text:span><text:span text:style-name="T9"> </text:span><text:span text:style-name="T16">Will</text:span><text:span text:style-name="T9"> </text:span><text:span text:style-name="T16">clear</text:span><text:span text:style-name="T9"> </text:span><text:span text:style-name="T16">the</text:span><text:span text:style-name="T9"> </text:span><text:span text:style-name="T16">existing</text:span><text:span text:style-name="T9"> </text:span><text:span text:style-name="T16">address</text:span><text:span text:style-name="T9"> </text:span><text:span text:style-name="T16">book</text:span><text:span text:style-name="T9"> </text:span><text:span text:style-name="T16">entries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f</text:span><text:span text:style-name="T9"> </text:span><text:span text:style-name="T16">The</text:span><text:span text:style-name="T9"> </text:span><text:span text:style-name="T16">file</text:span><text:span text:style-name="T9"> </text:span><text:span text:style-name="T16">to</text:span><text:span text:style-name="T9"> </text:span><text:span text:style-name="T16">open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open(File f) {</text:span></text:p>
      <text:p text:style-name="P7"><text:span text:style-name="T9"><text:tab/><text:tab/></text:span><text:span text:style-name="T8">if</text:span><text:span text:style-name="T9"> (!Importer.</text:span><text:span text:style-name="T10">isValidExtension</text:span><text:span text:style-name="T9">(f)) {</text:span></text:p>
      <text:p text:style-name="P10"><text:tab/><text:tab/><text:tab/>ABDialogs.<text:span text:style-name="T28">createAndShowInvalidExtensionDialog</text:span>(getFrame(), f);</text:p>
      <text:p text:style-name="P7"><text:span text:style-name="T9"><text:tab/><text:tab/><text:tab/></text:span><text:span text:style-name="T8">return</text:span><text:span text:style-name="T9">;</text:span></text:p>
      <text:p text:style-name="P10"><text:tab/><text:tab/>}</text:p>
      <text:p text:style-name="P7"><text:span text:style-name="T9"><text:tab/><text:tab/></text:span><text:span text:style-name="T8">if</text:span><text:span text:style-name="T9"> (</text:span><text:span text:style-name="T8">this</text:span><text:span text:style-name="T9">.isChangedAndUnsaved()) {</text:span></text:p>
      <text:p text:style-name="P7"><text:span text:style-name="T9"><text:tab/><text:tab/><text:tab/></text:span><text:span text:style-name="T8">int</text:span><text:span text:style-name="T9"> response = ABDialogs.</text:span><text:span text:style-name="T10">createAndShowUnsavedChangesDialog</text:span><text:span text:style-name="T9">(getFrame());</text:span></text:p>
      <text:p text:style-name="P10"><text:tab/><text:tab/><text:tab/></text:p>
      <text:p text:style-name="P7"><text:span text:style-name="T9"><text:tab/><text:tab/><text:tab/></text:span><text:span text:style-name="T8">if</text:span><text:span text:style-name="T9"> (response == JOptionPane.</text:span><text:span text:style-name="T20">CANCEL_OPTION</text:span><text:span text:style-name="T9">) {</text:span></text:p>
      <text:p text:style-name="P7"><text:span text:style-name="T9"><text:tab/><text:tab/><text:tab/><text:tab/></text:span><text:span text:style-name="T8">return</text:span><text:span text:style-name="T9">;</text:span></text:p>
      <text:p text:style-name="P7"><text:span text:style-name="T9"><text:tab/><text:tab/><text:tab/>} </text:span><text:span text:style-name="T8">else</text:span><text:span text:style-name="T9"> </text:span><text:span text:style-name="T8">if</text:span><text:span text:style-name="T9"> (response == JOptionPane.</text:span><text:span text:style-name="T20">YES_OPTION</text:span><text:span text:style-name="T9">) {</text:span></text:p>
      <text:p text:style-name="P7"><text:span text:style-name="T9"><text:tab/><text:tab/><text:tab/><text:tab/></text:span><text:span text:style-name="T8">if</text:span><text:span text:style-name="T9"> (</text:span><text:span text:style-name="T8">this</text:span><text:span text:style-name="T9">.save() == </text:span><text:span text:style-name="T8">false</text:span><text:span text:style-name="T9">) {</text:span></text:p>
      <text:p text:style-name="P7"><text:span text:style-name="T9"><text:tab/><text:tab/><text:tab/><text:tab/><text:tab/></text:span><text:span text:style-name="T8">return</text:span><text:span text:style-name="T9">;</text:span></text:p>
      <text:p text:style-name="P10"><text:tab/><text:tab/><text:tab/><text:tab/>}</text:p>
      <text:p text:style-name="P10"><text:tab/><text:tab/><text:tab/>}</text:p>
      <text:p text:style-name="P10"><text:tab/><text:tab/>}</text:p>
      <text:p text:style-name="P7"><text:span text:style-name="T9"><text:tab/><text:tab/></text:span><text:span text:style-name="T8">this</text:span><text:span text:style-name="T9">.clearList();</text:span></text:p>
      <text:p text:style-name="P7"><text:span text:style-name="T9"><text:tab/><text:tab/></text:span><text:span text:style-name="T8">this</text:span><text:span text:style-name="T9">.</text:span><text:span text:style-name="T19">actionStack</text:span><text:span text:style-name="T9">.clear();</text:span></text:p>
      <text:p text:style-name="P7"><text:span text:style-name="T9"><text:tab/><text:tab/></text:span><text:span text:style-name="T8">this</text:span><text:span text:style-name="T9">.</text:span><text:span text:style-name="T19">savedAtStackLocation</text:span><text:span text:style-name="T9"> = 0;</text:span></text:p>
      <text:p text:style-name="P7"><text:soft-page-break/><text:span text:style-name="T9"><text:tab/><text:tab/></text:span><text:span text:style-name="T8">this</text:span><text:span text:style-name="T9">.</text:span><text:span text:style-name="T19">currentlyOpenedFile</text:span><text:span text:style-name="T9"> = f;</text:span></text:p>
      <text:p text:style-name="P7"><text:span text:style-name="T9"><text:tab/><text:tab/></text:span><text:span text:style-name="T8">this</text:span><text:span text:style-name="T9">.</text:span><text:span text:style-name="T19">actionStack</text:span><text:span text:style-name="T9">.refreshUI();</text:span></text:p>
      <text:p text:style-name="P10"><text:tab/><text:tab/></text:p>
      <text:p text:style-name="P7"><text:span text:style-name="T9"><text:tab/><text:tab/>Importer i = </text:span><text:span text:style-name="T8">new</text:span><text:span text:style-name="T9"> Importer(f);</text:span></text:p>
      <text:p text:style-name="P7"><text:span text:style-name="T9"><text:tab/><text:tab/></text:span><text:span text:style-name="T19">frame</text:span><text:span text:style-name="T9">.setTitle(</text:span><text:span text:style-name="T22">"Address Book - "</text:span><text:span text:style-name="T9"> + f.getAbsolutePath());</text:span></text:p>
      <text:p text:style-name="P7"><text:span text:style-name="T9"><text:tab/><text:tab/></text:span><text:span text:style-name="T8">this</text:span><text:span text:style-name="T9">.addToList(i.load());</text:span></text:p>
      <text:p text:style-name="P7"><text:span text:style-name="T9"><text:tab/><text:tab/></text:span><text:span text:style-name="T8">if</text:span><text:span text:style-name="T9"> (!</text:span><text:span text:style-name="T8">this</text:span><text:span text:style-name="T9">.</text:span><text:span text:style-name="T19">recentFileSet</text:span><text:span text:style-name="T9">.isRecentFile(f.getAbsolutePath())) {</text:span></text:p>
      <text:p text:style-name="P7"><text:span text:style-name="T9"><text:tab/><text:tab/><text:tab/></text:span><text:span text:style-name="T8">this</text:span><text:span text:style-name="T9">.</text:span><text:span text:style-name="T19">recentFileSet</text:span><text:span text:style-name="T9">.add(f.getAbsolutePath());</text:span></text:p>
      <text:p text:style-name="P10"><text:tab/><text:tab/>}</text:p>
      <text:p text:style-name="P10"><text:tab/><text:tab/></text:p>
      <text:p text:style-name="P7"><text:span text:style-name="T9"><text:tab/><text:tab/></text:span><text:span text:style-name="T8">this</text:span><text:span text:style-name="T9">.refreshList();<text:tab/><text:tab/></text:span></text:p>
      <text:p text:style-name="P10"><text:tab/>}</text:p>
      <text:p text:style-name="P10"><text:tab/>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Determines</text:span><text:span text:style-name="T9"> </text:span><text:span text:style-name="T16">whether</text:span><text:span text:style-name="T9"> </text:span><text:span text:style-name="T16">the</text:span><text:span text:style-name="T9"> </text:span><text:span text:style-name="T16">address</text:span><text:span text:style-name="T9"> </text:span><text:span text:style-name="T16">book</text:span><text:span text:style-name="T9"> </text:span><text:span text:style-name="T16">has</text:span><text:span text:style-name="T9"> </text:span><text:span text:style-name="T16">unsaved</text:span><text:span text:style-name="T9"> </text:span><text:span text:style-name="T16">changes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whether</text:span><text:span text:style-name="T9"> </text:span><text:span text:style-name="T16">the</text:span><text:span text:style-name="T9"> </text:span><text:span text:style-name="T16">address</text:span><text:span text:style-name="T9"> </text:span><text:span text:style-name="T16">book</text:span><text:span text:style-name="T9"> </text:span><text:span text:style-name="T16">has</text:span><text:span text:style-name="T9"> </text:span><text:span text:style-name="T16">unsaved</text:span><text:span text:style-name="T9"> </text:span><text:span text:style-name="T16">changes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boolean</text:span><text:span text:style-name="T9"> isChangedAndUnsaved() {</text:span></text:p>
      <text:p text:style-name="P7"><text:span text:style-name="T9"><text:tab/><text:tab/></text:span><text:span text:style-name="T8">if</text:span><text:span text:style-name="T9"> (</text:span><text:span text:style-name="T19">savedAtStackLocation</text:span><text:span text:style-name="T9"> != -1) {</text:span></text:p>
      <text:p text:style-name="P7"><text:span text:style-name="T9"><text:tab/><text:tab/><text:tab/></text:span><text:span text:style-name="T8">if</text:span><text:span text:style-name="T9"> (</text:span><text:span text:style-name="T19">savedAtStackLocation</text:span><text:span text:style-name="T9"> != </text:span><text:span text:style-name="T8">this</text:span><text:span text:style-name="T9">.</text:span><text:span text:style-name="T19">actionStack</text:span><text:span text:style-name="T9">.getTop()) {</text:span></text:p>
      <text:p text:style-name="P7"><text:span text:style-name="T9"><text:tab/><text:tab/><text:tab/><text:tab/></text:span><text:span text:style-name="T8">return</text:span><text:span text:style-name="T9"> </text:span><text:span text:style-name="T8">true</text:span><text:span text:style-name="T9">;</text:span></text:p>
      <text:p text:style-name="P10"><text:tab/><text:tab/><text:tab/>}</text:p>
      <text:p text:style-name="P10"><text:tab/><text:tab/>} </text:p>
      <text:p text:style-name="P7"><text:span text:style-name="T9"><text:tab/><text:tab/></text:span><text:span text:style-name="T8">return</text:span><text:span text:style-name="T9"> </text:span><text:span text:style-name="T8">false</text:span><text:span text:style-name="T9">;</text:span></text:p>
      <text:p text:style-name="P10"><text:tab/>}</text:p>
      <text:p text:style-name="P10"><text:tab/>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Saves</text:span><text:span text:style-name="T9"> </text:span><text:span text:style-name="T16">the</text:span><text:span text:style-name="T9"> </text:span><text:span text:style-name="T16">address</text:span><text:span text:style-name="T9"> </text:span><text:span text:style-name="T16">book</text:span><text:span text:style-name="T9"> </text:span><text:span text:style-name="T16">data</text:span><text:span text:style-name="T9"> </text:span><text:span text:style-name="T16">to</text:span><text:span text:style-name="T9"> </text:span><text:span text:style-name="T16">the</text:span><text:span text:style-name="T9"> </text:span><text:span text:style-name="T16">currently</text:span><text:span text:style-name="T9"> </text:span><text:span text:style-name="T16">opened</text:span><text:span text:style-name="T9"> </text:span><text:span text:style-name="T16">file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rue</text:span><text:span text:style-name="T9"> </text:span><text:span text:style-name="T16">on</text:span><text:span text:style-name="T9"> </text:span><text:span text:style-name="T16">success,</text:span><text:span text:style-name="T9"> </text:span><text:span text:style-name="T16">false</text:span><text:span text:style-name="T9"> </text:span><text:span text:style-name="T16">on</text:span><text:span text:style-name="T9"> </text:span><text:span text:style-name="T16">failure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boolean</text:span><text:span text:style-name="T9"> save() {</text:span></text:p>
      <text:p text:style-name="P7"><text:span text:style-name="T9"><text:tab/><text:tab/></text:span><text:span text:style-name="T8">if</text:span><text:span text:style-name="T9"> (</text:span><text:span text:style-name="T8">this</text:span><text:span text:style-name="T9">.</text:span><text:span text:style-name="T19">currentlyOpenedFile</text:span><text:span text:style-name="T9"> == </text:span><text:span text:style-name="T8">null</text:span><text:span text:style-name="T9">) {</text:span></text:p>
      <text:p text:style-name="P7"><text:span text:style-name="T9"><text:tab/><text:tab/><text:tab/></text:span><text:span text:style-name="T29">// no file is opened, so have to create one to save to!</text:span></text:p>
      <text:p text:style-name="P7"><text:span text:style-name="T9"><text:tab/><text:tab/><text:tab/></text:span><text:span text:style-name="T8">this</text:span><text:span text:style-name="T9">.saveAs();</text:span></text:p>
      <text:p text:style-name="P7"><text:span text:style-name="T9"><text:tab/><text:tab/>} </text:span><text:span text:style-name="T8">else</text:span><text:span text:style-name="T9"> {</text:span></text:p>
      <text:p text:style-name="P7"><text:span text:style-name="T9"><text:tab/><text:tab/><text:tab/></text:span><text:span text:style-name="T8">int</text:span><text:span text:style-name="T9"> response = </text:span><text:span text:style-name="T8">this</text:span><text:span text:style-name="T9">.checkForInformationNotStorableInBUAB();</text:span></text:p>
      <text:p text:style-name="P7"><text:span text:style-name="T9"><text:tab/><text:tab/><text:tab/></text:span><text:span text:style-name="T8">if</text:span><text:span text:style-name="T9"> (response == JOptionPane.</text:span><text:span text:style-name="T20">NO_OPTION</text:span><text:span text:style-name="T9">) {</text:span></text:p>
      <text:p text:style-name="P7"><text:span text:style-name="T9"><text:tab/><text:tab/><text:tab/><text:tab/></text:span><text:span text:style-name="T8">return</text:span><text:span text:style-name="T9"> </text:span><text:span text:style-name="T8">false</text:span><text:span text:style-name="T9">;</text:span></text:p>
      <text:p text:style-name="P10"><text:tab/><text:tab/><text:tab/>}</text:p>
      <text:p text:style-name="P7"><text:span text:style-name="T9"><text:tab/><text:tab/><text:tab/></text:span><text:span text:style-name="T29">// file is opened.</text:span></text:p>
      <text:p text:style-name="P7"><text:span text:style-name="T9"><text:tab/><text:tab/><text:tab/></text:span><text:span text:style-name="T8">if</text:span><text:span text:style-name="T9"> (!</text:span><text:span text:style-name="T8">this</text:span><text:span text:style-name="T9">.</text:span><text:span text:style-name="T19">recentFileSet</text:span><text:span text:style-name="T9">.isRecentFile(</text:span><text:span text:style-name="T8">this</text:span><text:span text:style-name="T9">.</text:span><text:span text:style-name="T19">currentlyOpenedFile</text:span><text:span text:style-name="T9">.getAbsolutePath())) {</text:span></text:p>
      <text:p text:style-name="P7"><text:span text:style-name="T9"><text:tab/><text:tab/><text:tab/><text:tab/></text:span><text:span text:style-name="T8">this</text:span><text:span text:style-name="T9">.</text:span><text:span text:style-name="T19">recentFileSet</text:span><text:span text:style-name="T9">.add(</text:span><text:span text:style-name="T8">this</text:span><text:span text:style-name="T9">.</text:span><text:span text:style-name="T19">currentlyOpenedFile</text:span><text:span text:style-name="T9">.getAbsolutePath());</text:span></text:p>
      <text:p text:style-name="P10"><text:tab/><text:tab/><text:tab/>}</text:p>
      <text:p text:style-name="P7"><text:span text:style-name="T9"><text:tab/><text:tab/><text:tab/></text:span><text:span text:style-name="T19">frame</text:span><text:span text:style-name="T9">.setTitle(</text:span><text:span text:style-name="T22">"Address Book - "</text:span><text:span text:style-name="T9"> + </text:span><text:span text:style-name="T8">this</text:span><text:span text:style-name="T9">.</text:span><text:span text:style-name="T19">currentlyOpenedFile</text:span><text:span text:style-name="T9">.getAbsolutePath());</text:span></text:p>
      <text:p text:style-name="P7"><text:span text:style-name="T9"><text:tab/><text:tab/><text:tab/></text:span><text:span text:style-name="T19">savedAtStackLocation</text:span><text:span text:style-name="T9"> = </text:span><text:span text:style-name="T8">this</text:span><text:span text:style-name="T9">.</text:span><text:span text:style-name="T19">actionStack</text:span><text:span text:style-name="T9">.getTop();</text:span></text:p>
      <text:p text:style-name="P7"><text:span text:style-name="T9"><text:tab/><text:tab/><text:tab/></text:span><text:span text:style-name="T8">if</text:span><text:span text:style-name="T9"> (!</text:span><text:span text:style-name="T8">this</text:span><text:span text:style-name="T9">.</text:span><text:span text:style-name="T19">currentlyOpenedFile</text:span><text:span text:style-name="T9">.exists()) {</text:span></text:p>
      <text:p text:style-name="P7"><text:span text:style-name="T9"><text:tab/><text:tab/><text:tab/><text:tab/></text:span><text:span text:style-name="T8">try</text:span><text:span text:style-name="T9"> {</text:span></text:p>
      <text:p text:style-name="P7"><text:span text:style-name="T9"><text:tab/><text:tab/><text:tab/><text:tab/><text:tab/></text:span><text:span text:style-name="T8">this</text:span><text:span text:style-name="T9">.</text:span><text:span text:style-name="T19">currentlyOpenedFile</text:span><text:span text:style-name="T9">.createNewFile();</text:span></text:p>
      <text:p text:style-name="P7"><text:span text:style-name="T9"><text:tab/><text:tab/><text:tab/><text:tab/>} </text:span><text:span text:style-name="T8">catch</text:span><text:span text:style-name="T9"> (IOException e1) {</text:span></text:p>
      <text:p text:style-name="P7"><text:span text:style-name="T9"><text:tab/><text:tab/><text:tab/><text:tab/><text:tab/>JOptionPane.</text:span><text:span text:style-name="T10">showMessageDialog</text:span><text:span text:style-name="T9">(</text:span><text:span text:style-name="T19">frame</text:span><text:span text:style-name="T9">, </text:span><text:span text:style-name="T22">"Cannot save file.\r\nMake sure it is not in use by any other programs and try again."</text:span><text:span text:style-name="T9">, </text:span><text:span text:style-name="T22">"Error: "</text:span><text:span text:style-name="T9">, JOptionPane.</text:span><text:span text:style-name="T20">ERROR_MESSAGE</text:span><text:span text:style-name="T9">);</text:span></text:p>
      <text:p text:style-name="P7"><text:span text:style-name="T9"><text:tab/><text:tab/><text:tab/><text:tab/><text:tab/></text:span><text:span text:style-name="T8">return</text:span><text:span text:style-name="T9"> </text:span><text:span text:style-name="T8">false</text:span><text:span text:style-name="T9">;</text:span></text:p>
      <text:p text:style-name="P10"><text:tab/><text:tab/><text:tab/><text:tab/>}</text:p>
      <text:p text:style-name="P10"><text:tab/><text:tab/><text:tab/>}</text:p>
      <text:p text:style-name="P10"><text:tab/><text:tab/><text:tab/></text:p>
      <text:p text:style-name="P7"><text:span text:style-name="T9"><text:tab/><text:tab/><text:tab/>Exporter e = </text:span><text:span text:style-name="T8">new</text:span><text:span text:style-name="T9"> Exporter(</text:span><text:span text:style-name="T8">this</text:span><text:span text:style-name="T9">.</text:span><text:span text:style-name="T19">currentlyOpenedFile</text:span><text:span text:style-name="T9">, </text:span><text:span text:style-name="T8">this</text:span><text:span text:style-name="T9">.</text:span><text:span text:style-name="T19">contacts</text:span><text:span text:style-name="T9">);</text:span></text:p>
      <text:p text:style-name="P10"><text:tab/><text:tab/><text:tab/>e.write();</text:p>
      <text:p text:style-name="P10"><text:tab/><text:tab/><text:tab/></text:p>
      <text:p text:style-name="P10"><text:tab/><text:tab/>}</text:p>
      <text:p text:style-name="P7"><text:span text:style-name="T9"><text:tab/><text:tab/></text:span><text:span text:style-name="T8">return</text:span><text:span text:style-name="T9"> </text:span><text:span text:style-name="T8">true</text:span><text:span text:style-name="T9">;</text:span></text:p>
      <text:p text:style-name="P10"><text:tab/>}</text:p>
      <text:p text:style-name="P10"><text:tab/></text:p>
      <text:p text:style-name="P7"><text:soft-page-break/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Saves</text:span><text:span text:style-name="T9"> </text:span><text:span text:style-name="T16">the</text:span><text:span text:style-name="T9"> </text:span><text:span text:style-name="T16">address</text:span><text:span text:style-name="T9"> </text:span><text:span text:style-name="T16">book</text:span><text:span text:style-name="T9"> </text:span><text:span text:style-name="T16">data</text:span><text:span text:style-name="T9"> </text:span><text:span text:style-name="T16">to</text:span><text:span text:style-name="T9"> </text:span><text:span text:style-name="T16">a</text:span><text:span text:style-name="T9"> </text:span><text:span text:style-name="T16">file</text:span><text:span text:style-name="T9"> </text:span><text:span text:style-name="T16">specified</text:span><text:span text:style-name="T9"> </text:span><text:span text:style-name="T16">by</text:span><text:span text:style-name="T9"> </text:span><text:span text:style-name="T16">the</text:span><text:span text:style-name="T9"> </text:span><text:span text:style-name="T16">user</text:span><text:span text:style-name="T9"> </text:span><text:span text:style-name="T16">with</text:span><text:span text:style-name="T9"> </text:span><text:span text:style-name="T16">a</text:span><text:span text:style-name="T9"> </text:span><text:span text:style-name="T16">dialog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saveAs() {</text:span></text:p>
      <text:p text:style-name="P7"><text:span text:style-name="T9"><text:tab/><text:tab/></text:span><text:span text:style-name="T8">if</text:span><text:span text:style-name="T9"> (</text:span><text:span text:style-name="T19">contacts</text:span><text:span text:style-name="T9">.size() == 0) {</text:span></text:p>
      <text:p text:style-name="P7"><text:span text:style-name="T9"><text:tab/><text:tab/><text:tab/>JOptionPane.</text:span><text:span text:style-name="T10">showMessageDialog</text:span><text:span text:style-name="T9">(</text:span><text:span text:style-name="T19">frame</text:span><text:span text:style-name="T9">, </text:span><text:span text:style-name="T22">"You are saving an empty address book document."</text:span><text:span text:style-name="T9">, </text:span><text:span text:style-name="T22">"Warning:"</text:span><text:span text:style-name="T9">, JOptionPane.</text:span><text:span text:style-name="T20">WARNING_MESSAGE</text:span><text:span text:style-name="T9">);</text:span></text:p>
      <text:p text:style-name="P10"><text:tab/><text:tab/>}</text:p>
      <text:p text:style-name="P7"><text:span text:style-name="T9"><text:tab/><text:tab/>File f = ABDialogs.</text:span><text:span text:style-name="T10">createAndShowSaveFileSelector</text:span><text:span text:style-name="T9">(</text:span><text:span text:style-name="T19">frame</text:span><text:span text:style-name="T9">);</text:span></text:p>
      <text:p text:style-name="P7"><text:span text:style-name="T9"><text:tab/><text:tab/></text:span><text:span text:style-name="T8">if</text:span><text:span text:style-name="T9"> (f != </text:span><text:span text:style-name="T8">null</text:span><text:span text:style-name="T9">) {</text:span></text:p>
      <text:p text:style-name="P7"><text:span text:style-name="T9"><text:tab/><text:tab/><text:tab/></text:span><text:span text:style-name="T8">this</text:span><text:span text:style-name="T9">.</text:span><text:span text:style-name="T19">currentlyOpenedFile</text:span><text:span text:style-name="T9"> = f;</text:span></text:p>
      <text:p text:style-name="P7"><text:span text:style-name="T9"><text:tab/><text:tab/><text:tab/></text:span><text:span text:style-name="T8">this</text:span><text:span text:style-name="T9">.save();</text:span></text:p>
      <text:p text:style-name="P10"><text:tab/><text:tab/>}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Checks</text:span><text:span text:style-name="T9"> </text:span><text:span text:style-name="T16">whether</text:span><text:span text:style-name="T9"> </text:span><text:span text:style-name="T16">the</text:span><text:span text:style-name="T9"> </text:span><text:span text:style-name="T16">current</text:span><text:span text:style-name="T9"> </text:span><text:span text:style-name="T16">address</text:span><text:span text:style-name="T9"> </text:span><text:span text:style-name="T16">book</text:span><text:span text:style-name="T9"> </text:span><text:span text:style-name="T16">data</text:span><text:span text:style-name="T9"> </text:span><text:span text:style-name="T16">can</text:span><text:span text:style-name="T9"> </text:span><text:span text:style-name="T16">be</text:span><text:span text:style-name="T9"> </text:span><text:span text:style-name="T16">stored</text:span><text:span text:style-name="T9"> </text:span><text:span text:style-name="T16">in</text:span><text:span text:style-name="T9"> </text:span><text:span text:style-name="T16">a</text:span><text:span text:style-name="T9"> </text:span><text:span text:style-name="T16">BUAB</text:span><text:span text:style-name="T9"> </text:span><text:span text:style-name="T16">file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27">-</text:span><text:span text:style-name="T16">1</text:span><text:span text:style-name="T9"> </text:span><text:span text:style-name="T16">if</text:span><text:span text:style-name="T9"> </text:span><text:span text:style-name="T16">data</text:span><text:span text:style-name="T9"> </text:span><text:span text:style-name="T16">is</text:span><text:span text:style-name="T9"> </text:span><text:span text:style-name="T17">storable</text:span><text:span text:style-name="T9"> </text:span><text:span text:style-name="T16">in</text:span><text:span text:style-name="T9"> </text:span><text:span text:style-name="T17">buab</text:span><text:span text:style-name="T9"> </text:span><text:span text:style-name="T16">and</text:span><text:span text:style-name="T9"> </text:span><text:span text:style-name="T16">the</text:span><text:span text:style-name="T9"> </text:span><text:span text:style-name="T16">JOptionPane</text:span><text:span text:style-name="T9"> </text:span><text:span text:style-name="T16">response</text:span><text:span text:style-name="T9"> </text:span><text:span text:style-name="T16">otherwise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int</text:span><text:span text:style-name="T9"> checkForInformationNotStorableInBUAB() {</text:span></text:p>
      <text:p text:style-name="P7"><text:span text:style-name="T9"><text:tab/><text:tab/></text:span><text:span text:style-name="T8">if</text:span><text:span text:style-name="T9"> (Importer.</text:span><text:span text:style-name="T10">getFileExtension</text:span><text:span text:style-name="T9">(</text:span><text:span text:style-name="T8">this</text:span><text:span text:style-name="T9">.</text:span><text:span text:style-name="T19">currentlyOpenedFile</text:span><text:span text:style-name="T9">).equals(Importer.</text:span><text:span text:style-name="T20">BUAB</text:span><text:span text:style-name="T9">)) {</text:span></text:p>
      <text:p text:style-name="P7"><text:span text:style-name="T9"><text:tab/><text:tab/><text:tab/></text:span><text:span text:style-name="T8">boolean</text:span><text:span text:style-name="T9"> valid = </text:span><text:span text:style-name="T8">true</text:span><text:span text:style-name="T9">;</text:span></text:p>
      <text:p text:style-name="P7"><text:span text:style-name="T9"><text:tab/><text:tab/><text:tab/></text:span><text:span text:style-name="T8">for</text:span><text:span text:style-name="T9"> (</text:span><text:span text:style-name="T8">int</text:span><text:span text:style-name="T9"> i = 0; i &lt; </text:span><text:span text:style-name="T8">this</text:span><text:span text:style-name="T9">.</text:span><text:span text:style-name="T19">contacts</text:span><text:span text:style-name="T9">.size(); i++) {</text:span></text:p>
      <text:p text:style-name="P7"><text:span text:style-name="T9"><text:tab/><text:tab/><text:tab/><text:tab/></text:span><text:span text:style-name="T8">if</text:span><text:span text:style-name="T9"> (</text:span><text:span text:style-name="T8">this</text:span><text:span text:style-name="T9">.</text:span><text:span text:style-name="T19">contacts</text:span><text:span text:style-name="T9">.get(i).hasInformationNotStorableInBUAB()) {</text:span></text:p>
      <text:p text:style-name="P7"><text:span text:style-name="T9"><text:tab/><text:tab/><text:tab/><text:tab/><text:tab/>valid = </text:span><text:span text:style-name="T8">false</text:span><text:span text:style-name="T9">;</text:span></text:p>
      <text:p text:style-name="P10"><text:tab/><text:tab/><text:tab/><text:tab/>}</text:p>
      <text:p text:style-name="P10"><text:tab/><text:tab/><text:tab/>}</text:p>
      <text:p text:style-name="P7"><text:span text:style-name="T9"><text:tab/><text:tab/><text:tab/></text:span><text:span text:style-name="T8">if</text:span><text:span text:style-name="T9"> (!valid) {</text:span></text:p>
      <text:p text:style-name="P7"><text:span text:style-name="T9"><text:tab/><text:tab/><text:tab/><text:tab/></text:span><text:span text:style-name="T8">int</text:span><text:span text:style-name="T9"> response = JOptionPane.</text:span><text:span text:style-name="T10">showConfirmDialog</text:span><text:span text:style-name="T9">(</text:span></text:p>
      <text:p text:style-name="P7"><text:span text:style-name="T9"><text:tab/><text:tab/><text:tab/><text:tab/><text:tab/><text:tab/><text:tab/><text:tab/><text:tab/><text:tab/></text:span><text:span text:style-name="T8">this</text:span><text:span text:style-name="T9">.</text:span><text:span text:style-name="T19">frame</text:span><text:span text:style-name="T9">, </text:span></text:p>
      <text:p text:style-name="P7"><text:span text:style-name="T9"><text:tab/><text:tab/><text:tab/><text:tab/><text:tab/><text:tab/><text:tab/><text:tab/><text:tab/><text:tab/></text:span><text:span text:style-name="T22">"Some of your Address Book Data cannot be stored in the BUAB format.\n"</text:span><text:span text:style-name="T9"> +</text:span></text:p>
      <text:p text:style-name="P7"><text:span text:style-name="T9"><text:tab/><text:tab/><text:tab/><text:tab/><text:tab/><text:tab/><text:tab/><text:tab/><text:tab/><text:tab/></text:span><text:span text:style-name="T22">"We advise that you save in VCard format.\n"</text:span><text:span text:style-name="T9"> +</text:span></text:p>
      <text:p text:style-name="P7"><text:span text:style-name="T9"><text:tab/><text:tab/><text:tab/><text:tab/><text:tab/><text:tab/><text:tab/><text:tab/><text:tab/><text:tab/></text:span><text:span text:style-name="T22">"Are you sure that you want to continue (and lose data)?"</text:span><text:span text:style-name="T9">, </text:span></text:p>
      <text:p text:style-name="P7"><text:span text:style-name="T9"><text:tab/><text:tab/><text:tab/><text:tab/><text:tab/><text:tab/><text:tab/><text:tab/><text:tab/><text:tab/></text:span><text:span text:style-name="T22">"Warning:"</text:span><text:span text:style-name="T9">, </text:span></text:p>
      <text:p text:style-name="P7"><text:span text:style-name="T9"><text:tab/><text:tab/><text:tab/><text:tab/><text:tab/><text:tab/><text:tab/><text:tab/><text:tab/><text:tab/>JOptionPane.</text:span><text:span text:style-name="T20">YES_NO_OPTION</text:span><text:span text:style-name="T9">, </text:span></text:p>
      <text:p text:style-name="P7"><text:span text:style-name="T9"><text:tab/><text:tab/><text:tab/><text:tab/><text:tab/><text:tab/><text:tab/><text:tab/><text:tab/><text:tab/>JOptionPane.</text:span><text:span text:style-name="T20">WARNING_MESSAGE</text:span><text:span text:style-name="T9">);</text:span></text:p>
      <text:p text:style-name="P7"><text:span text:style-name="T9"><text:tab/><text:tab/><text:tab/><text:tab/></text:span><text:span text:style-name="T8">return</text:span><text:span text:style-name="T9"> response;</text:span></text:p>
      <text:p text:style-name="P10"><text:tab/><text:tab/><text:tab/>}</text:p>
      <text:p text:style-name="P10"><text:tab/><text:tab/>}</text:p>
      <text:p text:style-name="P7"><text:span text:style-name="T9"><text:tab/><text:tab/></text:span><text:span text:style-name="T8">return</text:span><text:span text:style-name="T9"> -1;</text:span></text:p>
      <text:p text:style-name="P7"/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Clears</text:span><text:span text:style-name="T9"> </text:span><text:span text:style-name="T16">the</text:span><text:span text:style-name="T9"> </text:span><text:span text:style-name="T16">current</text:span><text:span text:style-name="T9"> </text:span><text:span text:style-name="T16">working</text:span><text:span text:style-name="T9"> </text:span><text:span text:style-name="T16">list</text:span><text:span text:style-name="T9"> </text:span><text:span text:style-name="T16">and</text:span><text:span text:style-name="T9"> </text:span><text:span text:style-name="T16">contacts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clearList() {</text:span></text:p>
      <text:p text:style-name="P7"><text:span text:style-name="T9"><text:tab/><text:tab/></text:span><text:span text:style-name="T19">model</text:span><text:span text:style-name="T9">.clear();</text:span></text:p>
      <text:p text:style-name="P7"><text:span text:style-name="T9"><text:tab/><text:tab/></text:span><text:span text:style-name="T19">contacts</text:span><text:span text:style-name="T9">.clear(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Adds</text:span><text:span text:style-name="T9"> </text:span><text:span text:style-name="T16">contacts</text:span><text:span text:style-name="T9"> </text:span><text:span text:style-name="T16">to</text:span><text:span text:style-name="T9"> </text:span><text:span text:style-name="T16">the</text:span><text:span text:style-name="T9"> </text:span><text:span text:style-name="T16">address</text:span><text:span text:style-name="T9"> </text:span><text:span text:style-name="T16">books</text:span><text:span text:style-name="T9"> </text:span><text:span text:style-name="T16">UI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list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addToList(ArrayList&lt;Contact&gt; list) {</text:span></text:p>
      <text:p text:style-name="P7"><text:span text:style-name="T9"><text:tab/><text:tab/></text:span><text:span text:style-name="T8">for</text:span><text:span text:style-name="T9"> (</text:span><text:span text:style-name="T8">int</text:span><text:span text:style-name="T9"> i = 0; i &lt; list.size(); i++) {</text:span></text:p>
      <text:p text:style-name="P7"><text:span text:style-name="T9"><text:tab/><text:tab/><text:tab/></text:span><text:span text:style-name="T19">contacts</text:span><text:span text:style-name="T9">.add(list.get(i));</text:span></text:p>
      <text:p text:style-name="P7"><text:span text:style-name="T9"><text:tab/><text:tab/><text:tab/></text:span><text:span text:style-name="T19">model</text:span><text:span text:style-name="T9">.addElement(</text:span><text:span text:style-name="T22">" "</text:span><text:span text:style-name="T9"> + list.get(i).getForenames() + </text:span><text:span text:style-name="T22">" "</text:span><text:span text:style-name="T9"> + list.get(i).getSurname());</text:span></text:p>
      <text:p text:style-name="P10"><text:tab/><text:tab/>}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oft-page-break/><text:span text:style-name="T9"><text:tab/> </text:span><text:span text:style-name="T16">*</text:span><text:span text:style-name="T9"> </text:span><text:span text:style-name="T16">Refreshes</text:span><text:span text:style-name="T9"> </text:span><text:span text:style-name="T16">the</text:span><text:span text:style-name="T9"> </text:span><text:span text:style-name="T16">address</text:span><text:span text:style-name="T9"> </text:span><text:span text:style-name="T16">book</text:span><text:span text:style-name="T9"> </text:span><text:span text:style-name="T16">list</text:span><text:span text:style-name="T9"> </text:span><text:span text:style-name="T16">interface</text:span><text:span text:style-name="T9"> </text:span><text:span text:style-name="T16">taking</text:span><text:span text:style-name="T9"> <text:s/></text:span></text:p>
      <text:p text:style-name="P7"><text:span text:style-name="T9"><text:tab/> </text:span><text:span text:style-name="T16">*</text:span><text:span text:style-name="T9"> </text:span><text:span text:style-name="T16">into</text:span><text:span text:style-name="T9"> </text:span><text:span text:style-name="T16">account</text:span><text:span text:style-name="T9"> </text:span><text:span text:style-name="T16">the</text:span><text:span text:style-name="T9"> </text:span><text:span text:style-name="T16">currently</text:span><text:span text:style-name="T9"> </text:span><text:span text:style-name="T16">set</text:span><text:span text:style-name="T9"> </text:span><text:span text:style-name="T16">filter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refreshList() { </text:span></text:p>
      <text:p text:style-name="P7"><text:span text:style-name="T9"><text:tab/><text:tab/></text:span><text:span text:style-name="T19">model</text:span><text:span text:style-name="T9">.clear();</text:span></text:p>
      <text:p text:style-name="P10"><text:tab/><text:tab/></text:p>
      <text:p text:style-name="P7"><text:span text:style-name="T9"><text:tab/><text:tab/></text:span><text:span text:style-name="T8">for</text:span><text:span text:style-name="T9"> (</text:span><text:span text:style-name="T8">int</text:span><text:span text:style-name="T9"> i = 0; i &lt; </text:span><text:span text:style-name="T8">this</text:span><text:span text:style-name="T9">.</text:span><text:span text:style-name="T19">contacts</text:span><text:span text:style-name="T9">.size(); i++) {</text:span></text:p>
      <text:p text:style-name="P7"><text:span text:style-name="T9"><text:tab/><text:tab/><text:tab/></text:span><text:span text:style-name="T8">for</text:span><text:span text:style-name="T9"> (</text:span><text:span text:style-name="T8">int</text:span><text:span text:style-name="T9"> j = </text:span><text:span text:style-name="T8">this</text:span><text:span text:style-name="T9">.</text:span><text:span text:style-name="T19">contacts</text:span><text:span text:style-name="T9">.size()-1; j &gt; i; j--) {</text:span></text:p>
      <text:p text:style-name="P7"><text:span text:style-name="T9"><text:tab/><text:tab/><text:tab/><text:tab/></text:span><text:span text:style-name="T8">if</text:span><text:span text:style-name="T9"> (</text:span><text:span text:style-name="T8">this</text:span><text:span text:style-name="T9">.</text:span><text:span text:style-name="T19">contacts</text:span><text:span text:style-name="T9">.get(i).getNameForSorting().compareTo(</text:span><text:span text:style-name="T8">this</text:span><text:span text:style-name="T9">.</text:span><text:span text:style-name="T19">contacts</text:span><text:span text:style-name="T9">.get(j).getNameForSorting()) &gt; 0) {</text:span></text:p>
      <text:p text:style-name="P7"><text:span text:style-name="T9"><text:tab/><text:tab/><text:tab/><text:tab/><text:tab/>Contact c = </text:span><text:span text:style-name="T8">this</text:span><text:span text:style-name="T9">.</text:span><text:span text:style-name="T19">contacts</text:span><text:span text:style-name="T9">.get(j);</text:span></text:p>
      <text:p text:style-name="P7"><text:span text:style-name="T9"><text:tab/><text:tab/><text:tab/><text:tab/><text:tab/></text:span><text:span text:style-name="T8">this</text:span><text:span text:style-name="T9">.</text:span><text:span text:style-name="T19">contacts</text:span><text:span text:style-name="T9">.set(j, </text:span><text:span text:style-name="T8">this</text:span><text:span text:style-name="T9">.</text:span><text:span text:style-name="T19">contacts</text:span><text:span text:style-name="T9">.get(i));</text:span></text:p>
      <text:p text:style-name="P7"><text:span text:style-name="T9"><text:tab/><text:tab/><text:tab/><text:tab/><text:tab/></text:span><text:span text:style-name="T8">this</text:span><text:span text:style-name="T9">.</text:span><text:span text:style-name="T19">contacts</text:span><text:span text:style-name="T9">.set(i, c);</text:span></text:p>
      <text:p text:style-name="P10"><text:tab/><text:tab/><text:tab/><text:tab/>}</text:p>
      <text:p text:style-name="P10"><text:tab/><text:tab/><text:tab/>}</text:p>
      <text:p text:style-name="P10"><text:tab/><text:tab/>}</text:p>
      <text:p text:style-name="P10"><text:tab/><text:tab/></text:p>
      <text:p text:style-name="P7"><text:span text:style-name="T9"><text:tab/><text:tab/></text:span><text:span text:style-name="T8">if</text:span><text:span text:style-name="T9"> (</text:span><text:span text:style-name="T8">this</text:span><text:span text:style-name="T9">.</text:span><text:span text:style-name="T19">filter</text:span><text:span text:style-name="T9">.equals(</text:span><text:span text:style-name="T22">""</text:span><text:span text:style-name="T9">)) {</text:span></text:p>
      <text:p text:style-name="P7"><text:span text:style-name="T9"><text:tab/><text:tab/><text:tab/></text:span><text:span text:style-name="T29">// no filter.</text:span></text:p>
      <text:p text:style-name="P7"><text:span text:style-name="T9"><text:tab/><text:tab/><text:tab/></text:span><text:span text:style-name="T29">//this.contacts.addAll(this.filteredContacts);</text:span></text:p>
      <text:p text:style-name="P7"><text:span text:style-name="T9"><text:tab/><text:tab/><text:tab/></text:span><text:span text:style-name="T8">for</text:span><text:span text:style-name="T9"> (</text:span><text:span text:style-name="T8">int</text:span><text:span text:style-name="T9"> i = 0; i &lt; </text:span><text:span text:style-name="T8">this</text:span><text:span text:style-name="T9">.</text:span><text:span text:style-name="T19">contacts</text:span><text:span text:style-name="T9">.size(); i++) {</text:span></text:p>
      <text:p text:style-name="P7"><text:span text:style-name="T9"><text:tab/><text:tab/><text:tab/><text:tab/></text:span><text:span text:style-name="T19">model</text:span><text:span text:style-name="T9">.addElement(</text:span><text:span text:style-name="T22">" "</text:span><text:span text:style-name="T9"> + </text:span><text:span text:style-name="T8">this</text:span><text:span text:style-name="T9">.</text:span><text:span text:style-name="T19">contacts</text:span><text:span text:style-name="T9">.get(i).getForenames() + </text:span><text:span text:style-name="T22">" "</text:span><text:span text:style-name="T9"> + </text:span><text:span text:style-name="T8">this</text:span><text:span text:style-name="T9">.</text:span><text:span text:style-name="T19">contacts</text:span><text:span text:style-name="T9">.get(i).getSurname());</text:span></text:p>
      <text:p text:style-name="P10"><text:tab/><text:tab/><text:tab/>}</text:p>
      <text:p text:style-name="P7"><text:span text:style-name="T9"><text:tab/><text:tab/>} </text:span><text:span text:style-name="T8">else</text:span><text:span text:style-name="T9"> {</text:span></text:p>
      <text:p text:style-name="P7"><text:span text:style-name="T9"><text:tab/><text:tab/><text:tab/></text:span><text:span text:style-name="T29">// apply filter</text:span></text:p>
      <text:p text:style-name="P7"><text:span text:style-name="T9"><text:tab/><text:tab/><text:tab/></text:span><text:span text:style-name="T19">filteredContacts</text:span><text:span text:style-name="T9">.clear();</text:span></text:p>
      <text:p text:style-name="P7"><text:span text:style-name="T9"><text:tab/><text:tab/><text:tab/></text:span><text:span text:style-name="T19">unfilteredContacts</text:span><text:span text:style-name="T9">.clear();</text:span></text:p>
      <text:p text:style-name="P7"><text:span text:style-name="T9"><text:tab/><text:tab/><text:tab/>String[] filter_items = </text:span><text:span text:style-name="T19">filter</text:span><text:span text:style-name="T9">.split(</text:span><text:span text:style-name="T22">","</text:span><text:span text:style-name="T9">);</text:span></text:p>
      <text:p text:style-name="P7"><text:span text:style-name="T9"><text:tab/><text:tab/><text:tab/></text:span><text:span text:style-name="T8">for</text:span><text:span text:style-name="T9"> (</text:span><text:span text:style-name="T8">int</text:span><text:span text:style-name="T9"> i = 0; i &lt; </text:span><text:span text:style-name="T8">this</text:span><text:span text:style-name="T9">.</text:span><text:span text:style-name="T19">contacts</text:span><text:span text:style-name="T9">.size(); i++) {</text:span></text:p>
      <text:p text:style-name="P7"><text:span text:style-name="T9"><text:tab/><text:tab/><text:tab/><text:tab/></text:span><text:span text:style-name="T8">for</text:span><text:span text:style-name="T9"> (</text:span><text:span text:style-name="T8">int</text:span><text:span text:style-name="T9"> j = 0; j &lt; filter_items.</text:span><text:span text:style-name="T19">length</text:span><text:span text:style-name="T9">; j++) {</text:span></text:p>
      <text:p text:style-name="P7"><text:span text:style-name="T9"><text:tab/><text:tab/><text:tab/><text:tab/><text:tab/></text:span><text:span text:style-name="T8">if</text:span><text:span text:style-name="T9"> (!</text:span><text:span text:style-name="T8">this</text:span><text:span text:style-name="T9">.</text:span><text:span text:style-name="T19">filteredContacts</text:span><text:span text:style-name="T9">.contains(</text:span><text:span text:style-name="T8">this</text:span><text:span text:style-name="T9">.</text:span><text:span text:style-name="T19">contacts</text:span><text:span text:style-name="T9">.get(i))) {</text:span></text:p>
      <text:p text:style-name="P7"><text:span text:style-name="T9"><text:tab/><text:tab/><text:tab/><text:tab/><text:tab/><text:tab/></text:span><text:span text:style-name="T8">if</text:span><text:span text:style-name="T9"> (</text:span><text:span text:style-name="T8">this</text:span><text:span text:style-name="T9">.</text:span><text:span text:style-name="T19">contacts</text:span><text:span text:style-name="T9">.get(i).toSearchString().toUpperCase().contains(filter_items[j])) {</text:span></text:p>
      <text:p text:style-name="P7"><text:span text:style-name="T9"><text:tab/><text:tab/><text:tab/><text:tab/><text:tab/><text:tab/><text:tab/></text:span><text:span text:style-name="T8">this</text:span><text:span text:style-name="T9">.</text:span><text:span text:style-name="T19">filteredContacts</text:span><text:span text:style-name="T9">.add(</text:span><text:span text:style-name="T8">this</text:span><text:span text:style-name="T9">.</text:span><text:span text:style-name="T19">contacts</text:span><text:span text:style-name="T9">.get(i));<text:tab/></text:span></text:p>
      <text:p text:style-name="P7"><text:span text:style-name="T9"><text:tab/><text:tab/><text:tab/><text:tab/><text:tab/><text:tab/>} </text:span><text:span text:style-name="T8">else</text:span><text:span text:style-name="T9"> {</text:span></text:p>
      <text:p text:style-name="P7"><text:span text:style-name="T9"><text:tab/><text:tab/><text:tab/><text:tab/><text:tab/><text:tab/><text:tab/></text:span><text:span text:style-name="T8">this</text:span><text:span text:style-name="T9">.</text:span><text:span text:style-name="T19">unfilteredContacts</text:span><text:span text:style-name="T9">.add(</text:span><text:span text:style-name="T8">this</text:span><text:span text:style-name="T9">.</text:span><text:span text:style-name="T19">contacts</text:span><text:span text:style-name="T9">.get(i));</text:span></text:p>
      <text:p text:style-name="P10"><text:tab/><text:tab/><text:tab/><text:tab/><text:tab/><text:tab/>}</text:p>
      <text:p text:style-name="P10"><text:tab/><text:tab/><text:tab/><text:tab/><text:tab/>}</text:p>
      <text:p text:style-name="P10"><text:tab/><text:tab/><text:tab/><text:tab/>}</text:p>
      <text:p text:style-name="P10"><text:tab/><text:tab/><text:tab/>}</text:p>
      <text:p text:style-name="P7"><text:span text:style-name="T9"><text:tab/><text:tab/><text:tab/>ArrayList&lt;Contact&gt; remove = </text:span><text:span text:style-name="T8">new</text:span><text:span text:style-name="T9"> ArrayList&lt;Contact&gt;();</text:span></text:p>
      <text:p text:style-name="P7"><text:span text:style-name="T9"><text:tab/><text:tab/><text:tab/></text:span><text:span text:style-name="T8">for</text:span><text:span text:style-name="T9"> (</text:span><text:span text:style-name="T8">int</text:span><text:span text:style-name="T9"> i = 0; i &lt; </text:span><text:span text:style-name="T8">this</text:span><text:span text:style-name="T9">.</text:span><text:span text:style-name="T19">filteredContacts</text:span><text:span text:style-name="T9">.size(); i++) {</text:span></text:p>
      <text:p text:style-name="P7"><text:span text:style-name="T9"><text:tab/><text:tab/><text:tab/><text:tab/></text:span><text:span text:style-name="T8">for</text:span><text:span text:style-name="T9"> (</text:span><text:span text:style-name="T8">int</text:span><text:span text:style-name="T9"> j = 0; j &lt; filter_items.</text:span><text:span text:style-name="T19">length</text:span><text:span text:style-name="T9">; j++) {</text:span></text:p>
      <text:p text:style-name="P7"><text:span text:style-name="T9"><text:tab/><text:tab/><text:tab/><text:tab/><text:tab/></text:span><text:span text:style-name="T8">if</text:span><text:span text:style-name="T9"> (!</text:span><text:span text:style-name="T8">this</text:span><text:span text:style-name="T9">.</text:span><text:span text:style-name="T19">filteredContacts</text:span><text:span text:style-name="T9">.get(i).toSearchString().toUpperCase().contains(filter_items[j])) {</text:span></text:p>
      <text:p text:style-name="P7"><text:span text:style-name="T9"><text:tab/><text:tab/><text:tab/><text:tab/><text:tab/><text:tab/>remove.add(</text:span><text:span text:style-name="T8">this</text:span><text:span text:style-name="T9">.</text:span><text:span text:style-name="T19">filteredContacts</text:span><text:span text:style-name="T9">.get(i));</text:span></text:p>
      <text:p text:style-name="P7"><text:span text:style-name="T9"><text:tab/><text:tab/><text:tab/><text:tab/><text:tab/><text:tab/></text:span><text:span text:style-name="T8">break</text:span><text:span text:style-name="T9">;</text:span></text:p>
      <text:p text:style-name="P10"><text:tab/><text:tab/><text:tab/><text:tab/><text:tab/>}</text:p>
      <text:p text:style-name="P10"><text:tab/><text:tab/><text:tab/><text:tab/>}</text:p>
      <text:p text:style-name="P10"><text:tab/><text:tab/><text:tab/>}</text:p>
      <text:p text:style-name="P7"><text:span text:style-name="T9"><text:tab/><text:tab/><text:tab/></text:span><text:span text:style-name="T8">this</text:span><text:span text:style-name="T9">.</text:span><text:span text:style-name="T19">filteredContacts</text:span><text:span text:style-name="T9">.removeAll(remove);</text:span></text:p>
      <text:p text:style-name="P7"><text:span text:style-name="T9"><text:tab/><text:tab/><text:tab/></text:span><text:span text:style-name="T8">for</text:span><text:span text:style-name="T9"> (</text:span><text:span text:style-name="T8">int</text:span><text:span text:style-name="T9"> i = 0; i &lt; </text:span><text:span text:style-name="T8">this</text:span><text:span text:style-name="T9">.</text:span><text:span text:style-name="T19">filteredContacts</text:span><text:span text:style-name="T9">.size(); i++) {</text:span></text:p>
      <text:p text:style-name="P7"><text:span text:style-name="T9"><text:tab/><text:tab/><text:tab/></text:span><text:span text:style-name="T29">//<text:tab/>System.out.</text:span><text:span text:style-name="T30">println</text:span><text:span text:style-name="T29">(this.filteredContacts.get(i).toSearchString().toUpperCase());</text:span></text:p>
      <text:p text:style-name="P7"><text:span text:style-name="T9"><text:tab/><text:tab/><text:tab/><text:tab/></text:span><text:span text:style-name="T19">model</text:span><text:span text:style-name="T9">.addElement(</text:span><text:span text:style-name="T22">" "</text:span><text:span text:style-name="T9"> + </text:span><text:span text:style-name="T8">this</text:span><text:span text:style-name="T9">.</text:span><text:span text:style-name="T19">filteredContacts</text:span><text:span text:style-name="T9">.get(i).getForenames() + </text:span><text:span text:style-name="T22">" "</text:span><text:span text:style-name="T9"> + </text:span><text:span text:style-name="T8">this</text:span><text:span text:style-name="T9">.</text:span><text:span text:style-name="T19">filteredContacts</text:span><text:span text:style-name="T9">.get(i).getSurname());</text:span></text:p>
      <text:p text:style-name="P10"><text:tab/><text:tab/><text:tab/>}</text:p>
      <text:p text:style-name="P10"><text:tab/><text:tab/>}</text:p>
      <text:p text:style-name="P10"><text:tab/><text:tab/></text:p>
      <text:p text:style-name="P7"><text:span text:style-name="T9"><text:tab/><text:tab/></text:span><text:span text:style-name="T8">if</text:span><text:span text:style-name="T9"> (</text:span><text:span text:style-name="T8">this</text:span><text:span text:style-name="T9">.</text:span><text:span text:style-name="T19">contacts</text:span><text:span text:style-name="T9">.size() == 0) {</text:span></text:p>
      <text:p text:style-name="P7"><text:span text:style-name="T9"><text:tab/><text:tab/><text:tab/></text:span><text:span text:style-name="T8">this</text:span><text:span text:style-name="T9">.</text:span><text:span text:style-name="T19">contactPanel</text:span><text:span text:style-name="T9">.repopulate(</text:span><text:span text:style-name="T8">null</text:span><text:span text:style-name="T9">);</text:span></text:p>
      <text:p text:style-name="P10"><text:soft-page-break/><text:tab/><text:tab/>}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Get</text:span><text:span text:style-name="T9"> </text:span><text:span text:style-name="T16">the</text:span><text:span text:style-name="T9"> </text:span><text:span text:style-name="T16">contact</text:span><text:span text:style-name="T9"> </text:span><text:span text:style-name="T16">panel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he</text:span><text:span text:style-name="T9"> </text:span><text:span text:style-name="T16">address</text:span><text:span text:style-name="T9"> </text:span><text:span text:style-name="T16">books</text:span><text:span text:style-name="T9"> </text:span><text:span text:style-name="T16">contact</text:span><text:span text:style-name="T9"> </text:span><text:span text:style-name="T16">panel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ContactPanel getContactPanel() {</text:span></text:p>
      <text:p text:style-name="P7"><text:span text:style-name="T9"><text:tab/><text:tab/></text:span><text:span text:style-name="T8">return</text:span><text:span text:style-name="T9"> </text:span><text:span text:style-name="T19">contactPanel</text:span><text:span text:style-name="T9">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get</text:span><text:span text:style-name="T9"> </text:span><text:span text:style-name="T16">the</text:span><text:span text:style-name="T9"> </text:span><text:span text:style-name="T16">undo/</text:span><text:span text:style-name="T17">redo</text:span><text:span text:style-name="T9"> </text:span><text:span text:style-name="T16">stack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he</text:span><text:span text:style-name="T9"> </text:span><text:span text:style-name="T16">undo/</text:span><text:span text:style-name="T17">redo</text:span><text:span text:style-name="T9"> </text:span><text:span text:style-name="T16">action</text:span><text:span text:style-name="T9"> </text:span><text:span text:style-name="T16">stack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ActionStack getActionStack() {</text:span></text:p>
      <text:p text:style-name="P7"><text:span text:style-name="T9"><text:tab/><text:tab/></text:span><text:span text:style-name="T8">return</text:span><text:span text:style-name="T9"> </text:span><text:span text:style-name="T19">actionStack</text:span><text:span text:style-name="T9">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get</text:span><text:span text:style-name="T9"> </text:span><text:span text:style-name="T16">the</text:span><text:span text:style-name="T9"> </text:span><text:span text:style-name="T16">address</text:span><text:span text:style-name="T9"> </text:span><text:span text:style-name="T16">books</text:span><text:span text:style-name="T9"> </text:span><text:span text:style-name="T16">frame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he</text:span><text:span text:style-name="T9"> </text:span><text:span text:style-name="T16">address</text:span><text:span text:style-name="T9"> </text:span><text:span text:style-name="T16">book's</text:span><text:span text:style-name="T9"> </text:span><text:span text:style-name="T16">frame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JFrame getFrame() {</text:span></text:p>
      <text:p text:style-name="P7"><text:span text:style-name="T9"><text:tab/><text:tab/></text:span><text:span text:style-name="T8">return</text:span><text:span text:style-name="T9"> </text:span><text:span text:style-name="T19">frame</text:span><text:span text:style-name="T9">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The</text:span><text:span text:style-name="T9"> </text:span><text:span text:style-name="T16">address</text:span><text:span text:style-name="T9"> </text:span><text:span text:style-name="T16">books</text:span><text:span text:style-name="T9"> </text:span><text:span text:style-name="T16">stack</text:span><text:span text:style-name="T9"> </text:span><text:span text:style-name="T16">location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27">-</text:span><text:span text:style-name="T16">1</text:span><text:span text:style-name="T9"> </text:span><text:span text:style-name="T16">if</text:span><text:span text:style-name="T9"> </text:span><text:span text:style-name="T16">document</text:span><text:span text:style-name="T9"> </text:span><text:span text:style-name="T16">is</text:span><text:span text:style-name="T9"> </text:span><text:span text:style-name="T16">not</text:span><text:span text:style-name="T9"> </text:span><text:span text:style-name="T16">open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int</text:span><text:span text:style-name="T9"> getSavedAtStackLocation() {</text:span></text:p>
      <text:p text:style-name="P7"><text:span text:style-name="T9"><text:tab/><text:tab/></text:span><text:span text:style-name="T8">return</text:span><text:span text:style-name="T9"> </text:span><text:span text:style-name="T19">savedAtStackLocation</text:span><text:span text:style-name="T9">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get</text:span><text:span text:style-name="T9"> </text:span><text:span text:style-name="T16">the</text:span><text:span text:style-name="T9"> </text:span><text:span text:style-name="T16">file</text:span><text:span text:style-name="T9"> </text:span><text:span text:style-name="T16">that</text:span><text:span text:style-name="T9"> </text:span><text:span text:style-name="T16">is</text:span><text:span text:style-name="T9"> </text:span><text:span text:style-name="T16">currently</text:span><text:span text:style-name="T9"> </text:span><text:span text:style-name="T16">"open"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he</text:span><text:span text:style-name="T9"> </text:span><text:span text:style-name="T16">file</text:span><text:span text:style-name="T9"> </text:span><text:span text:style-name="T16">that</text:span><text:span text:style-name="T9"> </text:span><text:span text:style-name="T16">is</text:span><text:span text:style-name="T9"> </text:span><text:span text:style-name="T16">currently</text:span><text:span text:style-name="T9"> </text:span><text:span text:style-name="T16">"open"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File getCurrentlyOpenedFile() {</text:span></text:p>
      <text:p text:style-name="P7"><text:span text:style-name="T9"><text:tab/><text:tab/></text:span><text:span text:style-name="T8">return</text:span><text:span text:style-name="T9"> </text:span><text:span text:style-name="T19">currentlyOpenedFile</text:span><text:span text:style-name="T9">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a</text:span><text:span text:style-name="T9"> </text:span><text:span text:style-name="T16">list</text:span><text:span text:style-name="T9"> </text:span><text:span text:style-name="T16">of</text:span><text:span text:style-name="T9"> </text:span><text:span text:style-name="T16">all</text:span><text:span text:style-name="T9"> </text:span><text:span text:style-name="T16">of</text:span><text:span text:style-name="T9"> </text:span><text:span text:style-name="T16">the</text:span><text:span text:style-name="T9"> </text:span><text:span text:style-name="T16">contacts</text:span><text:span text:style-name="T9"> </text:span><text:span text:style-name="T16">that</text:span><text:span text:style-name="T9"> </text:span><text:span text:style-name="T16">are</text:span><text:span text:style-name="T9"> </text:span><text:span text:style-name="T16">currently</text:span><text:span text:style-name="T9"> </text:span><text:span text:style-name="T16">in</text:span><text:span text:style-name="T9"> </text:span><text:span text:style-name="T16">the</text:span><text:span text:style-name="T9"> </text:span><text:span text:style-name="T16">address</text:span><text:span text:style-name="T9"> </text:span><text:span text:style-name="T16">book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a</text:span><text:span text:style-name="T9"> </text:span><text:span text:style-name="T16">list</text:span><text:span text:style-name="T9"> </text:span><text:span text:style-name="T16">of</text:span><text:span text:style-name="T9"> </text:span><text:span text:style-name="T16">all</text:span><text:span text:style-name="T9"> </text:span><text:span text:style-name="T16">of</text:span><text:span text:style-name="T9"> </text:span><text:span text:style-name="T16">the</text:span><text:span text:style-name="T9"> </text:span><text:span text:style-name="T16">contacts</text:span><text:span text:style-name="T9"> </text:span><text:span text:style-name="T16">that</text:span><text:span text:style-name="T9"> </text:span><text:span text:style-name="T16">are</text:span><text:span text:style-name="T9"> </text:span><text:span text:style-name="T16">currently</text:span><text:span text:style-name="T9"> </text:span><text:span text:style-name="T16">in</text:span><text:span text:style-name="T9"> </text:span><text:span text:style-name="T16">the</text:span><text:span text:style-name="T9"> </text:span><text:span text:style-name="T16">address</text:span><text:span text:style-name="T9"> </text:span><text:span text:style-name="T16">book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ArrayList&lt;Contact&gt; getContacts() {</text:span></text:p>
      <text:p text:style-name="P7"><text:span text:style-name="T9"><text:tab/><text:tab/></text:span><text:span text:style-name="T8">return</text:span><text:span text:style-name="T9"> </text:span><text:span text:style-name="T19">contacts</text:span><text:span text:style-name="T9">;</text:span></text:p>
      <text:p text:style-name="P10"><text:tab/>}</text:p>
      <text:p text:style-name="P7"/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Entry</text:span><text:span text:style-name="T9"> </text:span><text:span text:style-name="T16">point</text:span><text:span text:style-name="T9"> </text:span><text:span text:style-name="T16">to</text:span><text:span text:style-name="T9"> </text:span><text:span text:style-name="T16">the</text:span><text:span text:style-name="T9"> </text:span><text:span text:style-name="T16">program</text:span><text:span text:style-name="T9"> </text:span><text:span text:style-name="T16">with</text:span><text:span text:style-name="T9"> </text:span><text:span text:style-name="T16">any</text:span><text:span text:style-name="T9"> </text:span><text:span text:style-name="T16">command</text:span><text:span text:style-name="T9"> </text:span><text:span text:style-name="T16">line</text:span><text:span text:style-name="T9"> </text:span><text:span text:style-name="T16">arguments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args</text:span><text:span text:style-name="T9"> </text:span><text:span text:style-name="T16">Command</text:span><text:span text:style-name="T9"> </text:span><text:span text:style-name="T16">line</text:span><text:span text:style-name="T9"> </text:span><text:span text:style-name="T16">parameters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static</text:span><text:span text:style-name="T9"> </text:span><text:span text:style-name="T8">void</text:span><text:span text:style-name="T9"> main(String[] args) </text:span></text:p>
      <text:p text:style-name="P10"><text:tab/>{</text:p>
      <text:p text:style-name="P7"><text:span text:style-name="T9"><text:tab/><text:tab/>AddressBook </text:span><text:span text:style-name="T11">a</text:span><text:span text:style-name="T9"> = </text:span><text:span text:style-name="T8">new</text:span><text:span text:style-name="T9"> AddressBook();</text:span></text:p>
      <text:p text:style-name="P10"><text:tab/>}</text:p>
      <text:p text:style-name="P8"><text:span text:style-name="T12">}</text:span></text:p>
      <text:p text:style-name="P8"><text:span text:style-name="T14"/></text:p>
      <text:p text:style-name="P7"><text:span text:style-name="T8">package</text:span><text:span text:style-name="T13"> org.ag.addressbook;</text:span></text:p>
      <text:p text:style-name="P7"/>
      <text:p text:style-name="P7"><text:span text:style-name="T8">import</text:span><text:span text:style-name="T9"> java.util.ArrayList;</text:span></text:p>
      <text:p text:style-name="P7"/>
      <text:p text:style-name="P7"><text:span text:style-name="T8">import</text:span><text:span text:style-name="T9"> org.ag.addressbook.property.Address;</text:span></text:p>
      <text:p text:style-name="P7"><text:span text:style-name="T8">import</text:span><text:span text:style-name="T9"> org.ag.addressbook.property.EmailAddress;</text:span></text:p>
      <text:p text:style-name="P7"><text:span text:style-name="T8">import</text:span><text:span text:style-name="T9"> org.ag.addressbook.property.TelephoneNumber;</text:span></text:p>
      <text:p text:style-name="P7"><text:soft-page-break/></text:p>
      <text:p text:style-name="P9">/**</text:p>
      <text:p text:style-name="P7"><text:span text:style-name="T9"><text:s/></text:span><text:span text:style-name="T16">*</text:span><text:span text:style-name="T9"> </text:span><text:span text:style-name="T16">Contact</text:span><text:span text:style-name="T9"> </text:span><text:span text:style-name="T16">represents</text:span><text:span text:style-name="T9"> </text:span><text:span text:style-name="T16">a</text:span><text:span text:style-name="T9"> </text:span><text:span text:style-name="T16">real</text:span><text:span text:style-name="T27">-</text:span><text:span text:style-name="T16">world</text:span><text:span text:style-name="T9"> </text:span><text:span text:style-name="T16">person</text:span><text:span text:style-name="T9"> </text:span><text:span text:style-name="T16">with</text:span><text:span text:style-name="T9"> </text:span><text:span text:style-name="T16">their</text:span><text:span text:style-name="T9"> </text:span><text:span text:style-name="T16">details.</text:span></text:p>
      <text:p text:style-name="P7"><text:span text:style-name="T9"><text:s/></text:span><text:span text:style-name="T16">*</text:span><text:span text:style-name="T9"> </text:span><text:span text:style-name="T16">The</text:span><text:span text:style-name="T9"> </text:span><text:span text:style-name="T16">properties</text:span><text:span text:style-name="T9"> </text:span><text:span text:style-name="T16">of</text:span><text:span text:style-name="T9"> </text:span><text:span text:style-name="T16">the</text:span><text:span text:style-name="T9"> </text:span><text:span text:style-name="T16">contact</text:span><text:span text:style-name="T9"> </text:span><text:span text:style-name="T16">allow</text:span><text:span text:style-name="T9"> </text:span><text:span text:style-name="T16">export</text:span><text:span text:style-name="T9"> </text:span><text:span text:style-name="T16">to</text:span><text:span text:style-name="T9"> </text:span><text:span text:style-name="T16">the</text:span><text:span text:style-name="T9"> </text:span><text:span text:style-name="T16">vCard</text:span><text:span text:style-name="T9"> </text:span><text:span text:style-name="T16">standard</text:span><text:span text:style-name="T9"> </text:span></text:p>
      <text:p text:style-name="P7"><text:span text:style-name="T9"><text:s/></text:span><text:span text:style-name="T16">*</text:span><text:span text:style-name="T9"> </text:span><text:span text:style-name="T16">and</text:span><text:span text:style-name="T9"> </text:span><text:span text:style-name="T16">probably</text:span><text:span text:style-name="T9"> </text:span><text:span text:style-name="T16">LDAP.</text:span></text:p>
      <text:p text:style-name="P7"><text:span text:style-name="T9"><text:s/></text:span><text:span text:style-name="T16">*</text:span><text:span text:style-name="T9"> </text:span></text:p>
      <text:p text:style-name="P7"><text:span text:style-name="T9"><text:s/></text:span><text:span text:style-name="T16">*</text:span><text:span text:style-name="T9"> </text:span><text:span text:style-name="T18">@author</text:span><text:span text:style-name="T9"> </text:span><text:span text:style-name="T17">Ashley</text:span><text:span text:style-name="T9"> </text:span><text:span text:style-name="T17">Gwinnell</text:span></text:p>
      <text:p text:style-name="P7"><text:span text:style-name="T9"><text:s/></text:span><text:span text:style-name="T16">*/</text:span></text:p>
      <text:p text:style-name="P7"><text:span text:style-name="T8">public</text:span><text:span text:style-name="T9"> </text:span><text:span text:style-name="T8">class</text:span><text:span text:style-name="T9"> Contact </text:span></text:p>
      <text:p text:style-name="P10">{</text:p>
      <text:p text:style-name="P7"><text:span text:style-name="T9"><text:tab/></text:span><text:span text:style-name="T8">private</text:span><text:span text:style-name="T9"> String </text:span><text:span text:style-name="T19">forenames</text:span><text:span text:style-name="T9">;</text:span></text:p>
      <text:p text:style-name="P7"><text:span text:style-name="T9"><text:tab/></text:span><text:span text:style-name="T8">private</text:span><text:span text:style-name="T9"> String </text:span><text:span text:style-name="T19">surname</text:span><text:span text:style-name="T9">;</text:span></text:p>
      <text:p text:style-name="P7"><text:span text:style-name="T9"><text:tab/></text:span><text:span text:style-name="T8">private</text:span><text:span text:style-name="T9"> String </text:span><text:span text:style-name="T19">prefixes</text:span><text:span text:style-name="T9">;</text:span></text:p>
      <text:p text:style-name="P7"><text:span text:style-name="T9"><text:tab/></text:span><text:span text:style-name="T8">private</text:span><text:span text:style-name="T9"> String </text:span><text:span text:style-name="T19">suffixes</text:span><text:span text:style-name="T9">;</text:span></text:p>
      <text:p text:style-name="P10"><text:tab/></text:p>
      <text:p text:style-name="P7"><text:span text:style-name="T9"><text:tab/></text:span><text:span text:style-name="T8">private</text:span><text:span text:style-name="T9"> ArrayList&lt;EmailAddress&gt; </text:span><text:span text:style-name="T19">emailAddresses</text:span><text:span text:style-name="T9"> = </text:span><text:span text:style-name="T8">new</text:span><text:span text:style-name="T9"> ArrayList&lt;EmailAddress&gt;();</text:span></text:p>
      <text:p text:style-name="P7"><text:span text:style-name="T9"><text:tab/></text:span><text:span text:style-name="T8">private</text:span><text:span text:style-name="T9"> ArrayList&lt;TelephoneNumber&gt; </text:span><text:span text:style-name="T19">telephoneNumbers</text:span><text:span text:style-name="T9"> = </text:span><text:span text:style-name="T8">new</text:span><text:span text:style-name="T9"> ArrayList&lt;TelephoneNumber&gt;();</text:span></text:p>
      <text:p text:style-name="P7"><text:span text:style-name="T9"><text:tab/></text:span><text:span text:style-name="T8">private</text:span><text:span text:style-name="T9"> ArrayList&lt;Address&gt; </text:span><text:span text:style-name="T19">addresses</text:span><text:span text:style-name="T9"> = </text:span><text:span text:style-name="T8">new</text:span><text:span text:style-name="T9"> ArrayList&lt;Address&gt;();</text:span>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Create</text:span><text:span text:style-name="T9"> </text:span><text:span text:style-name="T16">a</text:span><text:span text:style-name="T9"> </text:span><text:span text:style-name="T16">new</text:span><text:span text:style-name="T9"> </text:span><text:span text:style-name="T16">contact</text:span><text:span text:style-name="T9"> </text:span><text:span text:style-name="T16">with</text:span><text:span text:style-name="T9"> </text:span><text:span text:style-name="T16">no</text:span><text:span text:style-name="T9"> </text:span><text:span text:style-name="T16">information</text:span><text:span text:style-name="T9"> </text:span><text:span text:style-name="T16">specified.</text:span></text:p>
      <text:p text:style-name="P7"><text:span text:style-name="T9"><text:tab/> </text:span><text:span text:style-name="T16">*</text:span><text:span text:style-name="T9"> </text:span><text:span text:style-name="T16">Use</text:span><text:span text:style-name="T9"> </text:span><text:span text:style-name="T16">getters/setters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Contact() {</text:span></text:p>
      <text:p text:style-name="P7"><text:span text:style-name="T9"><text:tab/><text:tab/></text:span><text:span text:style-name="T8">this</text:span><text:span text:style-name="T9">.</text:span><text:span text:style-name="T19">forenames</text:span><text:span text:style-name="T9"> = </text:span><text:span text:style-name="T8">new</text:span><text:span text:style-name="T9"> String();</text:span></text:p>
      <text:p text:style-name="P7"><text:span text:style-name="T9"><text:tab/><text:tab/></text:span><text:span text:style-name="T8">this</text:span><text:span text:style-name="T9">.</text:span><text:span text:style-name="T19">surname</text:span><text:span text:style-name="T9"> = </text:span><text:span text:style-name="T8">new</text:span><text:span text:style-name="T9"> String();</text:span></text:p>
      <text:p text:style-name="P7"><text:span text:style-name="T9"><text:tab/><text:tab/></text:span><text:span text:style-name="T8">this</text:span><text:span text:style-name="T9">.</text:span><text:span text:style-name="T19">prefixes</text:span><text:span text:style-name="T9"> = </text:span><text:span text:style-name="T8">new</text:span><text:span text:style-name="T9"> String();</text:span></text:p>
      <text:p text:style-name="P7"><text:span text:style-name="T9"><text:tab/><text:tab/></text:span><text:span text:style-name="T8">this</text:span><text:span text:style-name="T9">.</text:span><text:span text:style-name="T19">suffixes</text:span><text:span text:style-name="T9"> = </text:span><text:span text:style-name="T8">new</text:span><text:span text:style-name="T9"> String(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Sets</text:span><text:span text:style-name="T9"> </text:span><text:span text:style-name="T16">the</text:span><text:span text:style-name="T9"> </text:span><text:span text:style-name="T16">name</text:span><text:span text:style-name="T9"> </text:span><text:span text:style-name="T16">of</text:span><text:span text:style-name="T9"> </text:span><text:span text:style-name="T16">the</text:span><text:span text:style-name="T9"> </text:span><text:span text:style-name="T16">contact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fullname</text:span><text:span text:style-name="T9"> </text:span><text:span text:style-name="T16">name</text:span><text:span text:style-name="T9"> </text:span><text:span text:style-name="T16">of</text:span><text:span text:style-name="T9"> </text:span><text:span text:style-name="T16">the</text:span><text:span text:style-name="T9"> </text:span><text:span text:style-name="T16">contact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setName(String fullname) {</text:span></text:p>
      <text:p text:style-name="P7"><text:span text:style-name="T9"><text:tab/><text:tab/>String[] names = fullname.split(</text:span><text:span text:style-name="T22">" "</text:span><text:span text:style-name="T9">);</text:span></text:p>
      <text:p text:style-name="P7"><text:span text:style-name="T9"><text:tab/><text:tab/></text:span><text:span text:style-name="T8">if</text:span><text:span text:style-name="T9"> (names.</text:span><text:span text:style-name="T19">length</text:span><text:span text:style-name="T9"> == 1) {</text:span></text:p>
      <text:p text:style-name="P7"><text:span text:style-name="T9"><text:tab/><text:tab/><text:tab/></text:span><text:span text:style-name="T8">this</text:span><text:span text:style-name="T9">.setForenames(fullname);</text:span></text:p>
      <text:p text:style-name="P7"><text:span text:style-name="T9"><text:tab/><text:tab/><text:tab/></text:span><text:span text:style-name="T8">return</text:span><text:span text:style-name="T9">;</text:span></text:p>
      <text:p text:style-name="P10"><text:tab/><text:tab/>}</text:p>
      <text:p text:style-name="P7"><text:span text:style-name="T9"><text:tab/><text:tab/></text:span><text:span text:style-name="T8">for</text:span><text:span text:style-name="T9"> (</text:span><text:span text:style-name="T8">int</text:span><text:span text:style-name="T9"> i = 0; i &lt; names.</text:span><text:span text:style-name="T19">length</text:span><text:span text:style-name="T9">-1; i++) {</text:span></text:p>
      <text:p text:style-name="P7"><text:span text:style-name="T9"><text:tab/><text:tab/><text:tab/></text:span><text:span text:style-name="T8">this</text:span><text:span text:style-name="T9">.addForename(names[i]);</text:span></text:p>
      <text:p text:style-name="P10"><text:tab/><text:tab/>}</text:p>
      <text:p text:style-name="P7"><text:span text:style-name="T9"><text:tab/><text:tab/></text:span><text:span text:style-name="T8">this</text:span><text:span text:style-name="T9">.setSurname(names[names.</text:span><text:span text:style-name="T19">length</text:span><text:span text:style-name="T9">-1]);</text:span></text:p>
      <text:p text:style-name="P10"><text:tab/>}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Gets</text:span><text:span text:style-name="T9"> </text:span><text:span text:style-name="T16">the</text:span><text:span text:style-name="T9"> </text:span><text:span text:style-name="T16">name</text:span><text:span text:style-name="T9"> </text:span><text:span text:style-name="T16">of</text:span><text:span text:style-name="T9"> </text:span><text:span text:style-name="T16">the</text:span><text:span text:style-name="T9"> </text:span><text:span text:style-name="T16">contact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he</text:span><text:span text:style-name="T9"> </text:span><text:span text:style-name="T16">name</text:span><text:span text:style-name="T9"> </text:span><text:span text:style-name="T16">of</text:span><text:span text:style-name="T9"> </text:span><text:span text:style-name="T16">the</text:span><text:span text:style-name="T9"> </text:span><text:span text:style-name="T16">contact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String getName() {</text:span></text:p>
      <text:p text:style-name="P7"><text:span text:style-name="T9"><text:tab/><text:tab/></text:span><text:span text:style-name="T8">return</text:span><text:span text:style-name="T9"> (</text:span><text:span text:style-name="T19">prefixes</text:span><text:span text:style-name="T9">.trim() + </text:span><text:span text:style-name="T22">" "</text:span><text:span text:style-name="T9"> + </text:span><text:span text:style-name="T19">forenames</text:span><text:span text:style-name="T9">.trim() + </text:span><text:span text:style-name="T22">" "</text:span><text:span text:style-name="T9"> + </text:span><text:span text:style-name="T19">surname</text:span><text:span text:style-name="T9">.trim() + </text:span><text:span text:style-name="T22">" "</text:span><text:span text:style-name="T9"> + </text:span><text:span text:style-name="T19">suffixes</text:span><text:span text:style-name="T9">.trim()).trim(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Gets</text:span><text:span text:style-name="T9"> </text:span><text:span text:style-name="T16">the</text:span><text:span text:style-name="T9"> </text:span><text:span text:style-name="T16">name</text:span><text:span text:style-name="T9"> </text:span><text:span text:style-name="T16">of</text:span><text:span text:style-name="T9"> </text:span><text:span text:style-name="T16">the</text:span><text:span text:style-name="T9"> </text:span><text:span text:style-name="T16">contact</text:span><text:span text:style-name="T9"> </text:span><text:span text:style-name="T16">for</text:span><text:span text:style-name="T9"> </text:span><text:span text:style-name="T16">sorting</text:span><text:span text:style-name="T9"> </text:span><text:span text:style-name="T16">in</text:span><text:span text:style-name="T9"> </text:span><text:span text:style-name="T16">the</text:span><text:span text:style-name="T9"> </text:span><text:span text:style-name="T16">JList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he</text:span><text:span text:style-name="T9"> </text:span><text:span text:style-name="T16">name</text:span><text:span text:style-name="T9"> </text:span><text:span text:style-name="T16">of</text:span><text:span text:style-name="T9"> </text:span><text:span text:style-name="T16">the</text:span><text:span text:style-name="T9"> </text:span><text:span text:style-name="T16">contact</text:span><text:span text:style-name="T9"> </text:span><text:span text:style-name="T16">for</text:span><text:span text:style-name="T9"> </text:span><text:span text:style-name="T16">sorting</text:span><text:span text:style-name="T9"> </text:span><text:span text:style-name="T16">in</text:span><text:span text:style-name="T9"> </text:span><text:span text:style-name="T16">the</text:span><text:span text:style-name="T9"> </text:span><text:span text:style-name="T16">JList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String getNameForSorting() {</text:span></text:p>
      <text:p text:style-name="P7"><text:span text:style-name="T9"><text:tab/><text:tab/></text:span><text:span text:style-name="T8">return</text:span><text:span text:style-name="T9"> </text:span><text:span text:style-name="T19">surname</text:span><text:span text:style-name="T9">.trim().toUpperCase() + </text:span><text:span text:style-name="T22">", "</text:span><text:span text:style-name="T9"> + </text:span><text:span text:style-name="T19">forenames</text:span><text:span text:style-name="T9">.trim().toUpperCase(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Gets</text:span><text:span text:style-name="T9"> </text:span><text:span text:style-name="T16">the</text:span><text:span text:style-name="T9"> </text:span><text:span text:style-name="T16">contacts</text:span><text:span text:style-name="T9"> </text:span><text:span text:style-name="T17">forenames</text:span><text:span text:style-name="T16">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he</text:span><text:span text:style-name="T9"> </text:span><text:span text:style-name="T16">contact's</text:span><text:span text:style-name="T9"> </text:span><text:span text:style-name="T17">forenames</text:span><text:span text:style-name="T16">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String getForenames() {</text:span></text:p>
      <text:p text:style-name="P7"><text:soft-page-break/><text:span text:style-name="T9"><text:tab/><text:tab/></text:span><text:span text:style-name="T8">return</text:span><text:span text:style-name="T9"> </text:span><text:span text:style-name="T19">forenames</text:span><text:span text:style-name="T9">.trim(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Gets</text:span><text:span text:style-name="T9"> </text:span><text:span text:style-name="T17">hte</text:span><text:span text:style-name="T9"> </text:span><text:span text:style-name="T16">contacts</text:span><text:span text:style-name="T9"> </text:span><text:span text:style-name="T17">forenames</text:span><text:span text:style-name="T9"> </text:span><text:span text:style-name="T16">separated</text:span><text:span text:style-name="T9"> </text:span><text:span text:style-name="T16">by</text:span><text:span text:style-name="T9"> </text:span><text:span text:style-name="T16">the</text:span><text:span text:style-name="T9"> </text:span><text:span text:style-name="T16">parameter</text:span><text:span text:style-name="T9"> </text:span><text:span text:style-name="T16">given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delimiter</text:span><text:span text:style-name="T9"> </text:span><text:span text:style-name="T16">the</text:span><text:span text:style-name="T9"> </text:span><text:span text:style-name="T17">forename</text:span><text:span text:style-name="T9"> </text:span><text:span text:style-name="T16">separation</text:span><text:span text:style-name="T9"> </text:span><text:span text:style-name="T16">string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he</text:span><text:span text:style-name="T9"> </text:span><text:span text:style-name="T16">contact's</text:span><text:span text:style-name="T9"> </text:span><text:span text:style-name="T17">forenames</text:span><text:span text:style-name="T9"> </text:span><text:span text:style-name="T16">separated</text:span><text:span text:style-name="T9"> </text:span><text:span text:style-name="T16">by</text:span><text:span text:style-name="T9"> </text:span><text:span text:style-name="T16">delimiter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String getForenames(String delimiter) {</text:span></text:p>
      <text:p text:style-name="P7"><text:span text:style-name="T9"><text:tab/><text:tab/>String name = </text:span><text:span text:style-name="T22">""</text:span><text:span text:style-name="T9">;</text:span></text:p>
      <text:p text:style-name="P7"><text:span text:style-name="T9"><text:tab/><text:tab/>String[] names = </text:span><text:span text:style-name="T19">forenames</text:span><text:span text:style-name="T9">.trim().split(</text:span><text:span text:style-name="T22">" "</text:span><text:span text:style-name="T9">);</text:span></text:p>
      <text:p text:style-name="P7"><text:span text:style-name="T9"><text:tab/><text:tab/></text:span><text:span text:style-name="T8">for</text:span><text:span text:style-name="T9"> (</text:span><text:span text:style-name="T8">int</text:span><text:span text:style-name="T9"> i = 0; i &lt; names.</text:span><text:span text:style-name="T19">length</text:span><text:span text:style-name="T9">; i++) {</text:span></text:p>
      <text:p text:style-name="P10"><text:tab/><text:tab/><text:tab/>name += names[i] + delimiter;</text:p>
      <text:p text:style-name="P10"><text:tab/><text:tab/>}</text:p>
      <text:p text:style-name="P7"><text:span text:style-name="T9"><text:tab/><text:tab/></text:span><text:span text:style-name="T8">return</text:span><text:span text:style-name="T9"> name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Set</text:span><text:span text:style-name="T9"> </text:span><text:span text:style-name="T16">the</text:span><text:span text:style-name="T9"> </text:span><text:span text:style-name="T16">contact's</text:span><text:span text:style-name="T9"> </text:span><text:span text:style-name="T17">forename</text:span><text:span text:style-name="T9"> </text:span><text:span text:style-name="T16">string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forenames</text:span><text:span text:style-name="T9"> </text:span><text:span text:style-name="T16">the</text:span><text:span text:style-name="T9"> </text:span><text:span text:style-name="T16">contact's</text:span><text:span text:style-name="T9"> </text:span><text:span text:style-name="T17">forename</text:span><text:span text:style-name="T9"> </text:span><text:span text:style-name="T16">string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setForenames(String forenames) {</text:span></text:p>
      <text:p text:style-name="P7"><text:span text:style-name="T9"><text:tab/><text:tab/></text:span><text:span text:style-name="T8">this</text:span><text:span text:style-name="T9">.</text:span><text:span text:style-name="T19">forenames</text:span><text:span text:style-name="T9"> = forenames.trim(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Add</text:span><text:span text:style-name="T9"> </text:span><text:span text:style-name="T16">a</text:span><text:span text:style-name="T9"> </text:span><text:span text:style-name="T16">name</text:span><text:span text:style-name="T9"> </text:span><text:span text:style-name="T16">to</text:span><text:span text:style-name="T9"> </text:span><text:span text:style-name="T16">the</text:span><text:span text:style-name="T9"> </text:span><text:span text:style-name="T16">contact's</text:span><text:span text:style-name="T9"> </text:span><text:span text:style-name="T17">forename</text:span><text:span text:style-name="T9"> </text:span><text:span text:style-name="T16">string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forename</text:span><text:span text:style-name="T9"> </text:span><text:span text:style-name="T16">a</text:span><text:span text:style-name="T9"> </text:span><text:span text:style-name="T16">name</text:span><text:span text:style-name="T9"> </text:span><text:span text:style-name="T16">to</text:span><text:span text:style-name="T9"> </text:span><text:span text:style-name="T16">add</text:span><text:span text:style-name="T9"> </text:span><text:span text:style-name="T16">to</text:span><text:span text:style-name="T9"> </text:span><text:span text:style-name="T16">the</text:span><text:span text:style-name="T9"> </text:span><text:span text:style-name="T16">contacts</text:span><text:span text:style-name="T9"> </text:span><text:span text:style-name="T17">forenames</text:span><text:span text:style-name="T16">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addForename(String forename) {</text:span></text:p>
      <text:p text:style-name="P7"><text:span text:style-name="T9"><text:tab/><text:tab/></text:span><text:span text:style-name="T8">this</text:span><text:span text:style-name="T9">.</text:span><text:span text:style-name="T19">forenames</text:span><text:span text:style-name="T9"> += forename.trim() + </text:span><text:span text:style-name="T22">" "</text:span><text:span text:style-name="T9">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Gets</text:span><text:span text:style-name="T9"> </text:span><text:span text:style-name="T16">the</text:span><text:span text:style-name="T9"> </text:span><text:span text:style-name="T16">contact's</text:span><text:span text:style-name="T9"> </text:span><text:span text:style-name="T16">surname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he</text:span><text:span text:style-name="T9"> </text:span><text:span text:style-name="T16">contact's</text:span><text:span text:style-name="T9"> </text:span><text:span text:style-name="T16">surname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String getSurname() {</text:span></text:p>
      <text:p text:style-name="P7"><text:span text:style-name="T9"><text:tab/><text:tab/></text:span><text:span text:style-name="T8">return</text:span><text:span text:style-name="T9"> </text:span><text:span text:style-name="T19">surname</text:span><text:span text:style-name="T9">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Sets</text:span><text:span text:style-name="T9"> </text:span><text:span text:style-name="T16">the</text:span><text:span text:style-name="T9"> </text:span><text:span text:style-name="T16">contact's</text:span><text:span text:style-name="T9"> </text:span><text:span text:style-name="T16">surname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surname</text:span><text:span text:style-name="T9"> </text:span><text:span text:style-name="T16">the</text:span><text:span text:style-name="T9"> </text:span><text:span text:style-name="T16">contact's</text:span><text:span text:style-name="T9"> </text:span><text:span text:style-name="T16">surname</text:span><text:span text:style-name="T9"> </text:span><text:span text:style-name="T16">specified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setSurname(String surname) {</text:span></text:p>
      <text:p text:style-name="P7"><text:span text:style-name="T9"><text:tab/><text:tab/></text:span><text:span text:style-name="T8">this</text:span><text:span text:style-name="T9">.</text:span><text:span text:style-name="T19">surname</text:span><text:span text:style-name="T9"> = surname.trim();</text:span></text:p>
      <text:p text:style-name="P10"><text:tab/>}</text:p>
      <text:p text:style-name="P10"><text:tab/></text:p>
      <text:p text:style-name="P7"><text:span text:style-name="T9"><text:tab/></text:span><text:span text:style-name="T8">private</text:span><text:span text:style-name="T9"> String getForenames(String splitDelimiter, String joinDelimiter, </text:span><text:span text:style-name="T8">int</text:span><text:span text:style-name="T9"> startIndex, </text:span><text:span text:style-name="T8">int</text:span><text:span text:style-name="T9"> length) {</text:span></text:p>
      <text:p text:style-name="P7"><text:span text:style-name="T9"><text:tab/><text:tab/>String name = </text:span><text:span text:style-name="T22">""</text:span><text:span text:style-name="T9">;</text:span></text:p>
      <text:p text:style-name="P7"><text:span text:style-name="T9"><text:tab/><text:tab/>String[] names = </text:span><text:span text:style-name="T8">this</text:span><text:span text:style-name="T9">.</text:span><text:span text:style-name="T19">forenames</text:span><text:span text:style-name="T9">.trim().split(splitDelimiter);</text:span></text:p>
      <text:p text:style-name="P7"><text:span text:style-name="T9"><text:tab/><text:tab/></text:span><text:span text:style-name="T8">for</text:span><text:span text:style-name="T9"> (</text:span><text:span text:style-name="T8">int</text:span><text:span text:style-name="T9"> i = startIndex; i &lt; startIndex+length; i++) {</text:span></text:p>
      <text:p text:style-name="P10"><text:tab/><text:tab/><text:tab/>name += names[i] + joinDelimiter;</text:p>
      <text:p text:style-name="P10"><text:tab/><text:tab/>}</text:p>
      <text:p text:style-name="P7"><text:span text:style-name="T9"><text:tab/><text:tab/></text:span><text:span text:style-name="T8">return</text:span><text:span text:style-name="T9"> name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Given</text:span><text:span text:style-name="T9"> </text:span><text:span text:style-name="T16">name</text:span><text:span text:style-name="T9"> </text:span><text:span text:style-name="T16">is</text:span><text:span text:style-name="T9"> </text:span><text:span text:style-name="T16">another</text:span><text:span text:style-name="T9"> </text:span><text:span text:style-name="T16">name</text:span><text:span text:style-name="T9"> </text:span><text:span text:style-name="T16">for</text:span><text:span text:style-name="T9"> </text:span><text:span text:style-name="T16">a</text:span><text:span text:style-name="T9"> </text:span><text:span text:style-name="T16">contacts</text:span><text:span text:style-name="T9"> </text:span><text:span text:style-name="T16">first</text:span><text:span text:style-name="T9"> </text:span><text:span text:style-name="T16">name,</text:span><text:span text:style-name="T9"> </text:span><text:span text:style-name="T16">singular.</text:span></text:p>
      <text:p text:style-name="P7"><text:span text:style-name="T9"><text:tab/> </text:span><text:span text:style-name="T16">*</text:span><text:span text:style-name="T9"> </text:span><text:span text:style-name="T16">This</text:span><text:span text:style-name="T9"> </text:span><text:span text:style-name="T16">is</text:span><text:span text:style-name="T9"> </text:span><text:span text:style-name="T16">used</text:span><text:span text:style-name="T9"> </text:span><text:span text:style-name="T16">in</text:span><text:span text:style-name="T9"> </text:span><text:span text:style-name="T16">the</text:span><text:span text:style-name="T9"> </text:span><text:span text:style-name="T16">vCard</text:span><text:span text:style-name="T9"> </text:span><text:span text:style-name="T16">implementation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Given</text:span><text:span text:style-name="T9"> </text:span><text:span text:style-name="T16">name</text:span><text:span text:style-name="T9"> </text:span><text:span text:style-name="T16">is</text:span><text:span text:style-name="T9"> </text:span><text:span text:style-name="T16">another</text:span><text:span text:style-name="T9"> </text:span><text:span text:style-name="T16">name</text:span><text:span text:style-name="T9"> </text:span><text:span text:style-name="T16">for</text:span><text:span text:style-name="T9"> </text:span><text:span text:style-name="T16">a</text:span><text:span text:style-name="T9"> </text:span><text:span text:style-name="T16">contacts</text:span><text:span text:style-name="T9"> </text:span><text:span text:style-name="T16">first</text:span><text:span text:style-name="T9"> </text:span><text:span text:style-name="T16">name,</text:span><text:span text:style-name="T9"> </text:span><text:span text:style-name="T16">singular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String getGivenName() {</text:span></text:p>
      <text:p text:style-name="P7"><text:span text:style-name="T9"><text:tab/><text:tab/></text:span><text:span text:style-name="T8">return</text:span><text:span text:style-name="T9"> </text:span><text:span text:style-name="T8">this</text:span><text:span text:style-name="T9">.getForenames(</text:span><text:span text:style-name="T22">" "</text:span><text:span text:style-name="T9">, </text:span><text:span text:style-name="T22">""</text:span><text:span text:style-name="T9">, 0, 1);</text:span></text:p>
      <text:p text:style-name="P10"><text:tab/>}</text:p>
      <text:p text:style-name="P10"><text:tab/></text:p>
      <text:p text:style-name="P7"><text:soft-page-break/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Get's</text:span><text:span text:style-name="T9"> </text:span><text:span text:style-name="T16">the</text:span><text:span text:style-name="T9"> </text:span><text:span text:style-name="T16">contact's</text:span><text:span text:style-name="T9"> </text:span><text:span text:style-name="T16">surname</text:span><text:span text:style-name="T9"> </text:span><text:span text:style-name="T17">aka</text:span><text:span text:style-name="T9"> </text:span><text:span text:style-name="T16">family</text:span><text:span text:style-name="T9"> </text:span><text:span text:style-name="T16">name</text:span><text:span text:style-name="T9"> </text:span><text:span text:style-name="T16">in</text:span><text:span text:style-name="T9"> </text:span><text:span text:style-name="T16">the</text:span><text:span text:style-name="T9"> </text:span><text:span text:style-name="T16">vCard</text:span><text:span text:style-name="T9"> </text:span><text:span text:style-name="T16">specification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he</text:span><text:span text:style-name="T9"> </text:span><text:span text:style-name="T16">contact's</text:span><text:span text:style-name="T9"> </text:span><text:span text:style-name="T16">surname</text:span><text:span text:style-name="T9"> </text:span><text:span text:style-name="T17">aka</text:span><text:span text:style-name="T9"> </text:span><text:span text:style-name="T16">family</text:span><text:span text:style-name="T9"> </text:span><text:span text:style-name="T16">name</text:span><text:span text:style-name="T9"> 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String getFamilyName() {</text:span></text:p>
      <text:p text:style-name="P7"><text:span text:style-name="T9"><text:tab/><text:tab/></text:span><text:span text:style-name="T8">return</text:span><text:span text:style-name="T9"> </text:span><text:span text:style-name="T8">this</text:span><text:span text:style-name="T9">.</text:span><text:span text:style-name="T19">surname</text:span><text:span text:style-name="T9">.trim(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Gets</text:span><text:span text:style-name="T9"> </text:span><text:span text:style-name="T16">the</text:span><text:span text:style-name="T9"> </text:span><text:span text:style-name="T16">contact's</text:span><text:span text:style-name="T9"> </text:span><text:span text:style-name="T16">additional</text:span><text:span text:style-name="T9"> </text:span><text:span text:style-name="T17">forenames</text:span><text:span text:style-name="T16">.</text:span><text:span text:style-name="T9"> </text:span></text:p>
      <text:p text:style-name="P7"><text:span text:style-name="T9"><text:tab/> </text:span><text:span text:style-name="T16">*</text:span><text:span text:style-name="T9"> </text:span><text:span text:style-name="T16">Additional</text:span><text:span text:style-name="T9"> </text:span><text:span text:style-name="T17">forenames</text:span><text:span text:style-name="T9"> </text:span><text:span text:style-name="T16">are</text:span><text:span text:style-name="T9"> </text:span><text:span text:style-name="T16">names</text:span><text:span text:style-name="T9"> </text:span><text:span text:style-name="T16">that</text:span><text:span text:style-name="T9"> </text:span><text:span text:style-name="T16">are</text:span><text:span text:style-name="T9"> </text:span><text:span text:style-name="T16">neither</text:span><text:span text:style-name="T9"> </text:span><text:span text:style-name="T17">forename</text:span><text:span text:style-name="T9"> </text:span><text:span text:style-name="T16">or</text:span><text:span text:style-name="T9"> </text:span><text:span text:style-name="T16">surname,</text:span><text:span text:style-name="T9"> </text:span></text:p>
      <text:p text:style-name="P7"><text:span text:style-name="T9"><text:tab/> </text:span><text:span text:style-name="T16">*</text:span><text:span text:style-name="T9"> </text:span><text:span text:style-name="T16">such</text:span><text:span text:style-name="T9"> </text:span><text:span text:style-name="T16">as</text:span><text:span text:style-name="T9"> </text:span><text:span text:style-name="T16">middle</text:span><text:span text:style-name="T9"> </text:span><text:span text:style-name="T16">names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he</text:span><text:span text:style-name="T9"> </text:span><text:span text:style-name="T16">contact's</text:span><text:span text:style-name="T9"> </text:span><text:span text:style-name="T16">additional</text:span><text:span text:style-name="T9"> </text:span><text:span text:style-name="T17">forenames</text:span><text:span text:style-name="T16">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String getAdditionalNames() {</text:span></text:p>
      <text:p text:style-name="P7"><text:span text:style-name="T9"><text:tab/><text:tab/></text:span><text:span text:style-name="T8">return</text:span><text:span text:style-name="T9"> </text:span><text:span text:style-name="T8">this</text:span><text:span text:style-name="T9">.getForenames(</text:span><text:span text:style-name="T22">" "</text:span><text:span text:style-name="T9">, </text:span><text:span text:style-name="T22">","</text:span><text:span text:style-name="T9">, 1, </text:span><text:span text:style-name="T8">this</text:span><text:span text:style-name="T9">.</text:span><text:span text:style-name="T19">forenames</text:span><text:span text:style-name="T9">.trim().split(</text:span><text:span text:style-name="T22">" "</text:span><text:span text:style-name="T9">).</text:span><text:span text:style-name="T19">length</text:span><text:span text:style-name="T9">-1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The</text:span><text:span text:style-name="T9"> </text:span><text:span text:style-name="T16">contact's</text:span><text:span text:style-name="T9"> </text:span><text:span text:style-name="T17">honorable</text:span><text:span text:style-name="T9"> </text:span><text:span text:style-name="T17">suffixies</text:span><text:span text:style-name="T16">,</text:span><text:span text:style-name="T9"> </text:span><text:span text:style-name="T17">eg</text:span><text:span text:style-name="T16">.</text:span><text:span text:style-name="T9"> </text:span><text:span text:style-name="T16">BSc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he</text:span><text:span text:style-name="T9"> </text:span><text:span text:style-name="T16">contact's</text:span><text:span text:style-name="T9"> </text:span><text:span text:style-name="T17">honorable</text:span><text:span text:style-name="T9"> </text:span><text:span text:style-name="T17">suffixies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String getSuffixes() {</text:span></text:p>
      <text:p text:style-name="P7"><text:span text:style-name="T9"><text:tab/><text:tab/></text:span><text:span text:style-name="T8">return</text:span><text:span text:style-name="T9"> </text:span><text:span text:style-name="T19">suffixes</text:span><text:span text:style-name="T9">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Add</text:span><text:span text:style-name="T9"> </text:span><text:span text:style-name="T16">an</text:span><text:span text:style-name="T9"> </text:span><text:span text:style-name="T17">honorable</text:span><text:span text:style-name="T9"> </text:span><text:span text:style-name="T16">suffix</text:span><text:span text:style-name="T9"> </text:span><text:span text:style-name="T16">to</text:span><text:span text:style-name="T9"> </text:span><text:span text:style-name="T16">a</text:span><text:span text:style-name="T9"> </text:span><text:span text:style-name="T16">contact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suffix</text:span><text:span text:style-name="T9"> </text:span><text:span text:style-name="T16">the</text:span><text:span text:style-name="T9"> </text:span><text:span text:style-name="T17">honorable</text:span><text:span text:style-name="T9"> </text:span><text:span text:style-name="T16">suffix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addSuffix(String suffix) {</text:span></text:p>
      <text:p text:style-name="P7"><text:span text:style-name="T9"><text:tab/><text:tab/></text:span><text:span text:style-name="T8">this</text:span><text:span text:style-name="T9">.addSuffix(suffix, </text:span><text:span text:style-name="T22">","</text:span><text:span text:style-name="T9">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Add</text:span><text:span text:style-name="T9"> </text:span><text:span text:style-name="T16">an</text:span><text:span text:style-name="T9"> </text:span><text:span text:style-name="T17">honorable</text:span><text:span text:style-name="T9"> </text:span><text:span text:style-name="T16">suffix</text:span><text:span text:style-name="T9"> </text:span><text:span text:style-name="T16">to</text:span><text:span text:style-name="T9"> </text:span><text:span text:style-name="T16">a</text:span><text:span text:style-name="T9"> </text:span><text:span text:style-name="T16">contact</text:span><text:span text:style-name="T9"> </text:span><text:span text:style-name="T16">using</text:span><text:span text:style-name="T9"> </text:span><text:span text:style-name="T16">a</text:span><text:span text:style-name="T9"> </text:span><text:span text:style-name="T16">joinString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suffix</text:span><text:span text:style-name="T9"> </text:span><text:span text:style-name="T16">the</text:span><text:span text:style-name="T9"> </text:span><text:span text:style-name="T17">honorable</text:span><text:span text:style-name="T9"> </text:span><text:span text:style-name="T16">suffix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joinString</text:span><text:span text:style-name="T9"> </text:span><text:span text:style-name="T16">the</text:span><text:span text:style-name="T9"> </text:span><text:span text:style-name="T16">join</text:span><text:span text:style-name="T9"> </text:span><text:span text:style-name="T16">string,</text:span><text:span text:style-name="T9"> </text:span><text:span text:style-name="T16">typically</text:span><text:span text:style-name="T9"> </text:span><text:span text:style-name="T16">a</text:span><text:span text:style-name="T9"> </text:span><text:span text:style-name="T16">comma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addSuffix(String suffix, String joinString) {</text:span></text:p>
      <text:p text:style-name="P7"><text:span text:style-name="T9"><text:tab/><text:tab/></text:span><text:span text:style-name="T8">this</text:span><text:span text:style-name="T9">.</text:span><text:span text:style-name="T19">suffixes</text:span><text:span text:style-name="T9"> += suffix + joinString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Get</text:span><text:span text:style-name="T9"> </text:span><text:span text:style-name="T16">the</text:span><text:span text:style-name="T9"> </text:span><text:span text:style-name="T17">honorable</text:span><text:span text:style-name="T9"> </text:span><text:span text:style-name="T16">prefixes</text:span><text:span text:style-name="T9"> </text:span><text:span text:style-name="T16">for</text:span><text:span text:style-name="T9"> </text:span><text:span text:style-name="T16">the</text:span><text:span text:style-name="T9"> </text:span><text:span text:style-name="T16">contact,</text:span><text:span text:style-name="T9"> </text:span><text:span text:style-name="T17">eg</text:span><text:span text:style-name="T16">.</text:span><text:span text:style-name="T9"> </text:span><text:span text:style-name="T17">Dr</text:span><text:span text:style-name="T16">.</text:span></text:p>
      <text:p text:style-name="P7"><text:span text:style-name="T9"><text:tab/> </text:span><text:span text:style-name="T16">*</text:span><text:span text:style-name="T9"> </text:span><text:span text:style-name="T18">@return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String getPrefixes() {</text:span></text:p>
      <text:p text:style-name="P7"><text:span text:style-name="T9"><text:tab/><text:tab/></text:span><text:span text:style-name="T8">return</text:span><text:span text:style-name="T9"> </text:span><text:span text:style-name="T19">prefixes</text:span><text:span text:style-name="T9">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Add</text:span><text:span text:style-name="T9"> </text:span><text:span text:style-name="T16">an</text:span><text:span text:style-name="T9"> </text:span><text:span text:style-name="T17">honorable</text:span><text:span text:style-name="T9"> </text:span><text:span text:style-name="T16">prefix</text:span><text:span text:style-name="T9"> </text:span><text:span text:style-name="T16">to</text:span><text:span text:style-name="T9"> </text:span><text:span text:style-name="T16">a</text:span><text:span text:style-name="T9"> </text:span><text:span text:style-name="T16">contact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prefix</text:span><text:span text:style-name="T9"> </text:span><text:span text:style-name="T16">the</text:span><text:span text:style-name="T9"> </text:span><text:span text:style-name="T17">honorable</text:span><text:span text:style-name="T9"> </text:span><text:span text:style-name="T16">prefix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addPrefix(String prefix) {</text:span></text:p>
      <text:p text:style-name="P7"><text:span text:style-name="T9"><text:tab/><text:tab/></text:span><text:span text:style-name="T8">this</text:span><text:span text:style-name="T9">.addPrefix(prefix, </text:span><text:span text:style-name="T22">","</text:span><text:span text:style-name="T9">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Add</text:span><text:span text:style-name="T9"> </text:span><text:span text:style-name="T16">an</text:span><text:span text:style-name="T9"> </text:span><text:span text:style-name="T17">honorable</text:span><text:span text:style-name="T9"> </text:span><text:span text:style-name="T16">prefix</text:span><text:span text:style-name="T9"> </text:span><text:span text:style-name="T16">to</text:span><text:span text:style-name="T9"> </text:span><text:span text:style-name="T16">a</text:span><text:span text:style-name="T9"> </text:span><text:span text:style-name="T16">contact</text:span><text:span text:style-name="T9"> </text:span><text:span text:style-name="T16">with</text:span><text:span text:style-name="T9"> </text:span><text:span text:style-name="T16">a</text:span><text:span text:style-name="T9"> </text:span><text:span text:style-name="T16">joining</text:span><text:span text:style-name="T9"> </text:span><text:span text:style-name="T16">string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prefix</text:span><text:span text:style-name="T9"> </text:span><text:span text:style-name="T16">the</text:span><text:span text:style-name="T9"> </text:span><text:span text:style-name="T17">honorable</text:span><text:span text:style-name="T9"> </text:span><text:span text:style-name="T16">prefix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joinString</text:span><text:span text:style-name="T9"> </text:span><text:span text:style-name="T16">the</text:span><text:span text:style-name="T9"> </text:span><text:span text:style-name="T16">join</text:span><text:span text:style-name="T9"> </text:span><text:span text:style-name="T16">string</text:span><text:span text:style-name="T9"> </text:span><text:span text:style-name="T16">typically</text:span><text:span text:style-name="T9"> </text:span><text:span text:style-name="T16">a</text:span><text:span text:style-name="T9"> </text:span><text:span text:style-name="T16">comma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addPrefix(String prefix, String joinString) {</text:span></text:p>
      <text:p text:style-name="P7"><text:span text:style-name="T9"><text:tab/><text:tab/></text:span><text:span text:style-name="T8">this</text:span><text:span text:style-name="T9">.</text:span><text:span text:style-name="T19">prefixes</text:span><text:span text:style-name="T9"> += prefix + joinString;</text:span></text:p>
      <text:p text:style-name="P10"><text:tab/>}</text:p>
      <text:p text:style-name="P10"><text:soft-page-break/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Add</text:span><text:span text:style-name="T9"> </text:span><text:span text:style-name="T16">an</text:span><text:span text:style-name="T9"> </text:span><text:span text:style-name="T16">email</text:span><text:span text:style-name="T9"> </text:span><text:span text:style-name="T16">address</text:span><text:span text:style-name="T9"> </text:span><text:span text:style-name="T16">to</text:span><text:span text:style-name="T9"> </text:span><text:span text:style-name="T16">a</text:span><text:span text:style-name="T9"> </text:span><text:span text:style-name="T16">contact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e</text:span><text:span text:style-name="T9"> </text:span><text:span text:style-name="T16">the</text:span><text:span text:style-name="T9"> </text:span><text:span text:style-name="T16">EmailAddress</text:span><text:span text:style-name="T9"> </text:span><text:span text:style-name="T16">Object</text:span><text:span text:style-name="T9"> </text:span><text:span text:style-name="T16">to</text:span><text:span text:style-name="T9"> </text:span><text:span text:style-name="T16">add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addEmailAddress(EmailAddress e) {</text:span></text:p>
      <text:p text:style-name="P7"><text:span text:style-name="T9"><text:tab/><text:tab/></text:span><text:span text:style-name="T8">this</text:span><text:span text:style-name="T9">.</text:span><text:span text:style-name="T19">emailAddresses</text:span><text:span text:style-name="T9">.add(e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Get</text:span><text:span text:style-name="T9"> </text:span><text:span text:style-name="T16">a</text:span><text:span text:style-name="T9"> </text:span><text:span text:style-name="T16">list</text:span><text:span text:style-name="T9"> </text:span><text:span text:style-name="T16">of</text:span><text:span text:style-name="T9"> </text:span><text:span text:style-name="T16">the</text:span><text:span text:style-name="T9"> </text:span><text:span text:style-name="T16">contact's</text:span><text:span text:style-name="T9"> </text:span><text:span text:style-name="T16">email</text:span><text:span text:style-name="T9"> </text:span><text:span text:style-name="T17">addreses</text:span><text:span text:style-name="T16">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a</text:span><text:span text:style-name="T9"> </text:span><text:span text:style-name="T16">list</text:span><text:span text:style-name="T9"> </text:span><text:span text:style-name="T16">of</text:span><text:span text:style-name="T9"> </text:span><text:span text:style-name="T16">the</text:span><text:span text:style-name="T9"> </text:span><text:span text:style-name="T16">contact's</text:span><text:span text:style-name="T9"> </text:span><text:span text:style-name="T16">email</text:span><text:span text:style-name="T9"> </text:span><text:span text:style-name="T16">addresses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ArrayList&lt;EmailAddress&gt; getEmailAddresses() {</text:span></text:p>
      <text:p text:style-name="P7"><text:span text:style-name="T9"><text:tab/><text:tab/></text:span><text:span text:style-name="T8">return</text:span><text:span text:style-name="T9"> </text:span><text:span text:style-name="T8">this</text:span><text:span text:style-name="T9">.</text:span><text:span text:style-name="T19">emailAddresses</text:span><text:span text:style-name="T9">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Remove</text:span><text:span text:style-name="T9"> </text:span><text:span text:style-name="T16">an</text:span><text:span text:style-name="T9"> </text:span><text:span text:style-name="T16">email</text:span><text:span text:style-name="T9"> </text:span><text:span text:style-name="T16">address</text:span><text:span text:style-name="T9"> </text:span><text:span text:style-name="T16">from</text:span><text:span text:style-name="T9"> </text:span><text:span text:style-name="T16">a</text:span><text:span text:style-name="T9"> </text:span><text:span text:style-name="T16">contact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e</text:span><text:span text:style-name="T9"> </text:span><text:span text:style-name="T16">the</text:span><text:span text:style-name="T9"> </text:span><text:span text:style-name="T16">EmailAddress</text:span><text:span text:style-name="T9"> </text:span><text:span text:style-name="T16">Object</text:span><text:span text:style-name="T9"> </text:span><text:span text:style-name="T16">to</text:span><text:span text:style-name="T9"> </text:span><text:span text:style-name="T16">remove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removeEmailAddress(EmailAddress e) {</text:span></text:p>
      <text:p text:style-name="P7"><text:span text:style-name="T9"><text:tab/><text:tab/></text:span><text:span text:style-name="T8">this</text:span><text:span text:style-name="T9">.</text:span><text:span text:style-name="T19">emailAddresses</text:span><text:span text:style-name="T9">.remove(e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Add</text:span><text:span text:style-name="T9"> </text:span><text:span text:style-name="T16">an</text:span><text:span text:style-name="T9"> </text:span><text:span text:style-name="T16">address</text:span><text:span text:style-name="T9"> </text:span><text:span text:style-name="T16">to</text:span><text:span text:style-name="T9"> </text:span><text:span text:style-name="T16">the</text:span><text:span text:style-name="T9"> </text:span><text:span text:style-name="T16">contact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e</text:span><text:span text:style-name="T9"> </text:span><text:span text:style-name="T16">the</text:span><text:span text:style-name="T9"> </text:span><text:span text:style-name="T16">Address</text:span><text:span text:style-name="T9"> </text:span><text:span text:style-name="T16">object</text:span><text:span text:style-name="T9"> </text:span><text:span text:style-name="T16">to</text:span><text:span text:style-name="T9"> </text:span><text:span text:style-name="T16">give</text:span><text:span text:style-name="T9"> </text:span><text:span text:style-name="T16">the</text:span><text:span text:style-name="T9"> </text:span><text:span text:style-name="T16">contact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addAddress(Address e) {</text:span></text:p>
      <text:p text:style-name="P7"><text:span text:style-name="T9"><text:tab/><text:tab/></text:span><text:span text:style-name="T8">this</text:span><text:span text:style-name="T9">.</text:span><text:span text:style-name="T19">addresses</text:span><text:span text:style-name="T9">.add(e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Get</text:span><text:span text:style-name="T9"> </text:span><text:span text:style-name="T16">a</text:span><text:span text:style-name="T9"> </text:span><text:span text:style-name="T17">ist</text:span><text:span text:style-name="T9"> </text:span><text:span text:style-name="T16">of</text:span><text:span text:style-name="T9"> </text:span><text:span text:style-name="T16">the</text:span><text:span text:style-name="T9"> </text:span><text:span text:style-name="T16">contact's</text:span><text:span text:style-name="T9"> </text:span><text:span text:style-name="T16">Addresses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a</text:span><text:span text:style-name="T9"> </text:span><text:span text:style-name="T16">list</text:span><text:span text:style-name="T9"> </text:span><text:span text:style-name="T16">of</text:span><text:span text:style-name="T9"> </text:span><text:span text:style-name="T16">the</text:span><text:span text:style-name="T9"> </text:span><text:span text:style-name="T16">contact's</text:span><text:span text:style-name="T9"> </text:span><text:span text:style-name="T16">Addresses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ArrayList&lt;Address&gt; getAddresses() {</text:span></text:p>
      <text:p text:style-name="P7"><text:span text:style-name="T9"><text:tab/><text:tab/></text:span><text:span text:style-name="T8">return</text:span><text:span text:style-name="T9"> </text:span><text:span text:style-name="T8">this</text:span><text:span text:style-name="T9">.</text:span><text:span text:style-name="T19">addresses</text:span><text:span text:style-name="T9">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Remove</text:span><text:span text:style-name="T9"> </text:span><text:span text:style-name="T16">an</text:span><text:span text:style-name="T9"> </text:span><text:span text:style-name="T16">Address</text:span><text:span text:style-name="T9"> </text:span><text:span text:style-name="T16">from</text:span><text:span text:style-name="T9"> </text:span><text:span text:style-name="T17">teh</text:span><text:span text:style-name="T9"> </text:span><text:span text:style-name="T16">contact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a</text:span><text:span text:style-name="T9"> </text:span><text:span text:style-name="T16">the</text:span><text:span text:style-name="T9"> </text:span><text:span text:style-name="T16">Address</text:span><text:span text:style-name="T9"> </text:span><text:span text:style-name="T16">Object</text:span><text:span text:style-name="T9"> </text:span><text:span text:style-name="T16">to</text:span><text:span text:style-name="T9"> </text:span><text:span text:style-name="T16">remove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removeAddress(Address a) {</text:span></text:p>
      <text:p text:style-name="P7"><text:span text:style-name="T9"><text:tab/><text:tab/></text:span><text:span text:style-name="T8">this</text:span><text:span text:style-name="T9">.</text:span><text:span text:style-name="T19">addresses</text:span><text:span text:style-name="T9">.remove(a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Add</text:span><text:span text:style-name="T9"> </text:span><text:span text:style-name="T16">a</text:span><text:span text:style-name="T9"> </text:span><text:span text:style-name="T16">TelephoneNumber</text:span><text:span text:style-name="T9"> </text:span><text:span text:style-name="T16">to</text:span><text:span text:style-name="T9"> </text:span><text:span text:style-name="T16">a</text:span><text:span text:style-name="T9"> </text:span><text:span text:style-name="T16">contact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e</text:span><text:span text:style-name="T9"> </text:span><text:span text:style-name="T16">the</text:span><text:span text:style-name="T9"> </text:span><text:span text:style-name="T16">TelephoneNumber</text:span><text:span text:style-name="T9"> </text:span><text:span text:style-name="T16">to</text:span><text:span text:style-name="T9"> </text:span><text:span text:style-name="T16">add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addTelephoneNumber(TelephoneNumber e) {</text:span></text:p>
      <text:p text:style-name="P7"><text:span text:style-name="T9"><text:tab/><text:tab/></text:span><text:span text:style-name="T8">this</text:span><text:span text:style-name="T9">.</text:span><text:span text:style-name="T19">telephoneNumbers</text:span><text:span text:style-name="T9">.add(e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Get</text:span><text:span text:style-name="T9"> </text:span><text:span text:style-name="T16">a</text:span><text:span text:style-name="T9"> </text:span><text:span text:style-name="T16">list</text:span><text:span text:style-name="T9"> </text:span><text:span text:style-name="T16">of</text:span><text:span text:style-name="T9"> </text:span><text:span text:style-name="T16">the</text:span><text:span text:style-name="T9"> </text:span><text:span text:style-name="T16">contact's</text:span><text:span text:style-name="T9"> </text:span><text:span text:style-name="T16">TelephoneNumbers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a</text:span><text:span text:style-name="T9"> </text:span><text:span text:style-name="T16">list</text:span><text:span text:style-name="T9"> </text:span><text:span text:style-name="T16">of</text:span><text:span text:style-name="T9"> </text:span><text:span text:style-name="T16">the</text:span><text:span text:style-name="T9"> </text:span><text:span text:style-name="T16">contact's</text:span><text:span text:style-name="T9"> </text:span><text:span text:style-name="T16">TelephoneNumbers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ArrayList&lt;TelephoneNumber&gt; getTelephoneNumbers() {</text:span></text:p>
      <text:p text:style-name="P7"><text:span text:style-name="T9"><text:tab/><text:tab/></text:span><text:span text:style-name="T8">return</text:span><text:span text:style-name="T9"> </text:span><text:span text:style-name="T8">this</text:span><text:span text:style-name="T9">.</text:span><text:span text:style-name="T19">telephoneNumbers</text:span><text:span text:style-name="T9">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Remove</text:span><text:span text:style-name="T9"> </text:span><text:span text:style-name="T16">a</text:span><text:span text:style-name="T9"> </text:span><text:span text:style-name="T16">TelephoneNumber</text:span><text:span text:style-name="T9"> </text:span><text:span text:style-name="T16">from</text:span><text:span text:style-name="T9"> </text:span><text:span text:style-name="T16">a</text:span><text:span text:style-name="T9"> </text:span><text:span text:style-name="T16">contact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a</text:span><text:span text:style-name="T9"> </text:span><text:span text:style-name="T16">the</text:span><text:span text:style-name="T9"> </text:span><text:span text:style-name="T16">TelephoneNumber</text:span><text:span text:style-name="T9"> </text:span><text:span text:style-name="T16">to</text:span><text:span text:style-name="T9"> </text:span><text:span text:style-name="T16">remove.</text:span></text:p>
      <text:p text:style-name="P7"><text:soft-page-break/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removeTelephoneNumber(TelephoneNumber a) {</text:span></text:p>
      <text:p text:style-name="P7"><text:span text:style-name="T9"><text:tab/><text:tab/></text:span><text:span text:style-name="T8">this</text:span><text:span text:style-name="T9">.</text:span><text:span text:style-name="T19">telephoneNumbers</text:span><text:span text:style-name="T9">.remove(a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Combine</text:span><text:span text:style-name="T9"> </text:span><text:span text:style-name="T16">two</text:span><text:span text:style-name="T9"> </text:span><text:span text:style-name="T16">contacts</text:span><text:span text:style-name="T9"> </text:span><text:span text:style-name="T16">into</text:span><text:span text:style-name="T9"> </text:span><text:span text:style-name="T16">one.</text:span><text:span text:style-name="T9"> </text:span></text:p>
      <text:p text:style-name="P7"><text:span text:style-name="T9"><text:tab/> </text:span><text:span text:style-name="T16">*</text:span><text:span text:style-name="T9"> </text:span><text:span text:style-name="T16">This</text:span><text:span text:style-name="T9"> </text:span><text:span text:style-name="T16">is</text:span><text:span text:style-name="T9"> </text:span><text:span text:style-name="T16">used</text:span><text:span text:style-name="T9"> </text:span><text:span text:style-name="T16">when</text:span><text:span text:style-name="T9"> </text:span><text:span text:style-name="T16">importing</text:span><text:span text:style-name="T9"> </text:span><text:span text:style-name="T16">and</text:span><text:span text:style-name="T9"> </text:span><text:span text:style-name="T16">there</text:span><text:span text:style-name="T9"> </text:span><text:span text:style-name="T16">are</text:span><text:span text:style-name="T9"> </text:span><text:span text:style-name="T16">duplicate</text:span><text:span text:style-name="T9"> </text:span><text:span text:style-name="T16">contacts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c</text:span><text:span text:style-name="T9"> </text:span><text:span text:style-name="T16">the</text:span><text:span text:style-name="T9"> </text:span><text:span text:style-name="T16">Contact</text:span><text:span text:style-name="T9"> </text:span><text:span text:style-name="T16">to</text:span><text:span text:style-name="T9"> </text:span><text:span text:style-name="T16">combine/merge</text:span><text:span text:style-name="T9"> </text:span><text:span text:style-name="T16">with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combine(Contact c) {</text:span></text:p>
      <text:p text:style-name="P7"><text:span text:style-name="T9"><text:tab/><text:tab/></text:span><text:span text:style-name="T8">this</text:span><text:span text:style-name="T9">.</text:span><text:span text:style-name="T19">addresses</text:span><text:span text:style-name="T9">.addAll(c.getAddresses());</text:span></text:p>
      <text:p text:style-name="P7"><text:span text:style-name="T9"><text:tab/><text:tab/></text:span><text:span text:style-name="T8">this</text:span><text:span text:style-name="T9">.</text:span><text:span text:style-name="T19">telephoneNumbers</text:span><text:span text:style-name="T9">.addAll(c.getTelephoneNumbers());</text:span></text:p>
      <text:p text:style-name="P7"><text:span text:style-name="T9"><text:tab/><text:tab/></text:span><text:span text:style-name="T8">this</text:span><text:span text:style-name="T9">.</text:span><text:span text:style-name="T19">emailAddresses</text:span><text:span text:style-name="T9">.addAll(c.getEmailAddresses()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Determines</text:span><text:span text:style-name="T9"> </text:span><text:span text:style-name="T16">whether</text:span><text:span text:style-name="T9"> </text:span><text:span text:style-name="T16">the</text:span><text:span text:style-name="T9"> </text:span><text:span text:style-name="T16">contact</text:span><text:span text:style-name="T9"> </text:span><text:span text:style-name="T16">has</text:span><text:span text:style-name="T9"> </text:span><text:span text:style-name="T16">information</text:span><text:span text:style-name="T9"> </text:span><text:span text:style-name="T16">about</text:span><text:span text:style-name="T9"> </text:span><text:span text:style-name="T16">it</text:span><text:span text:style-name="T9"> </text:span><text:span text:style-name="T16">that</text:span><text:span text:style-name="T9"> </text:span></text:p>
      <text:p text:style-name="P7"><text:span text:style-name="T9"><text:tab/> </text:span><text:span text:style-name="T16">*</text:span><text:span text:style-name="T9"> </text:span><text:span text:style-name="T16">cannot</text:span><text:span text:style-name="T9"> </text:span><text:span text:style-name="T16">be</text:span><text:span text:style-name="T9"> </text:span><text:span text:style-name="T16">stored</text:span><text:span text:style-name="T9"> </text:span><text:span text:style-name="T16">in</text:span><text:span text:style-name="T9"> </text:span><text:span text:style-name="T16">the</text:span><text:span text:style-name="T9"> </text:span><text:span text:style-name="T16">BUAB</text:span><text:span text:style-name="T9"> </text:span><text:span text:style-name="T16">file</text:span><text:span text:style-name="T9"> </text:span><text:span text:style-name="T16">format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whether</text:span><text:span text:style-name="T9"> </text:span><text:span text:style-name="T16">the</text:span><text:span text:style-name="T9"> </text:span><text:span text:style-name="T16">contact</text:span><text:span text:style-name="T9"> </text:span><text:span text:style-name="T16">has</text:span><text:span text:style-name="T9"> </text:span><text:span text:style-name="T16">information</text:span><text:span text:style-name="T9"> </text:span><text:span text:style-name="T16">about</text:span><text:span text:style-name="T9"> </text:span><text:span text:style-name="T16">it</text:span><text:span text:style-name="T9"> </text:span><text:span text:style-name="T16">that</text:span><text:span text:style-name="T9"> </text:span></text:p>
      <text:p text:style-name="P7"><text:span text:style-name="T9"><text:tab/> </text:span><text:span text:style-name="T16">*</text:span><text:span text:style-name="T9"> <text:tab/><text:tab/> <text:s text:c="2"/></text:span><text:span text:style-name="T16">cannot</text:span><text:span text:style-name="T9"> </text:span><text:span text:style-name="T16">be</text:span><text:span text:style-name="T9"> </text:span><text:span text:style-name="T16">stored</text:span><text:span text:style-name="T9"> </text:span><text:span text:style-name="T16">in</text:span><text:span text:style-name="T9"> </text:span><text:span text:style-name="T16">the</text:span><text:span text:style-name="T9"> </text:span><text:span text:style-name="T16">BUAB</text:span><text:span text:style-name="T9"> </text:span><text:span text:style-name="T16">file</text:span><text:span text:style-name="T9"> </text:span><text:span text:style-name="T16">format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boolean</text:span><text:span text:style-name="T9"> hasInformationNotStorableInBUAB() {</text:span></text:p>
      <text:p text:style-name="P7"><text:span text:style-name="T9"><text:tab/><text:tab/></text:span><text:span text:style-name="T8">if</text:span><text:span text:style-name="T9"> (</text:span><text:span text:style-name="T8">this</text:span><text:span text:style-name="T9">.</text:span><text:span text:style-name="T19">emailAddresses</text:span><text:span text:style-name="T9">.size() &gt; 0</text:span></text:p>
      <text:p text:style-name="P7"><text:span text:style-name="T9"><text:tab/><text:tab/><text:tab/><text:tab/>|| </text:span><text:span text:style-name="T8">this</text:span><text:span text:style-name="T9">.</text:span><text:span text:style-name="T19">telephoneNumbers</text:span><text:span text:style-name="T9">.size() &gt; 2</text:span></text:p>
      <text:p text:style-name="P7"><text:span text:style-name="T9"><text:tab/><text:tab/><text:tab/><text:tab/>|| </text:span><text:span text:style-name="T8">this</text:span><text:span text:style-name="T9">.</text:span><text:span text:style-name="T19">addresses</text:span><text:span text:style-name="T9">.size() &gt; 1) {</text:span></text:p>
      <text:p text:style-name="P7"><text:span text:style-name="T9"><text:tab/><text:tab/><text:tab/></text:span><text:span text:style-name="T8">return</text:span><text:span text:style-name="T9"> </text:span><text:span text:style-name="T8">true</text:span><text:span text:style-name="T9">;</text:span></text:p>
      <text:p text:style-name="P7"><text:span text:style-name="T9"><text:tab/><text:tab/>} </text:span><text:span text:style-name="T8">else</text:span><text:span text:style-name="T9"> {</text:span></text:p>
      <text:p text:style-name="P7"><text:span text:style-name="T9"><text:tab/><text:tab/><text:tab/></text:span><text:span text:style-name="T8">for</text:span><text:span text:style-name="T9"> (</text:span><text:span text:style-name="T8">int</text:span><text:span text:style-name="T9"> i = 0; i &lt; </text:span><text:span text:style-name="T8">this</text:span><text:span text:style-name="T9">.</text:span><text:span text:style-name="T19">addresses</text:span><text:span text:style-name="T9">.size(); i++) {</text:span></text:p>
      <text:p text:style-name="P7"><text:span text:style-name="T9"><text:tab/><text:tab/><text:tab/><text:tab/>Address a = </text:span><text:span text:style-name="T8">this</text:span><text:span text:style-name="T9">.</text:span><text:span text:style-name="T19">addresses</text:span><text:span text:style-name="T9">.get(i);</text:span></text:p>
      <text:p text:style-name="P7"><text:span text:style-name="T9"><text:tab/><text:tab/><text:tab/><text:tab/></text:span><text:span text:style-name="T8">if</text:span><text:span text:style-name="T9"> (<text:tab/><text:tab/>a.getPOBoxNumber().trim().length() &gt; 0</text:span></text:p>
      <text:p text:style-name="P10"><text:tab/><text:tab/><text:tab/><text:tab/><text:tab/><text:tab/>|| <text:s/>a.getExtendedAddress().trim().length() &gt; 0</text:p>
      <text:p text:style-name="P10"><text:tab/><text:tab/><text:tab/><text:tab/><text:tab/><text:tab/>|| <text:s/>a.getCity().trim().length() &gt; 0</text:p>
      <text:p text:style-name="P10"><text:tab/><text:tab/><text:tab/><text:tab/><text:tab/><text:tab/>|| <text:s/>a.getCounty().trim().length() &gt; 0</text:p>
      <text:p text:style-name="P10"><text:tab/><text:tab/><text:tab/><text:tab/><text:tab/><text:tab/>|| <text:s/>a.getCountry().trim().length() &gt; 0</text:p>
      <text:p text:style-name="P10"><text:tab/><text:tab/><text:tab/><text:tab/><text:tab/><text:tab/>|| <text:s/>a.getPostcode().trim().length() &gt; 0) {</text:p>
      <text:p text:style-name="P7"><text:span text:style-name="T9"><text:tab/><text:tab/><text:tab/><text:tab/><text:tab/></text:span><text:span text:style-name="T8">return</text:span><text:span text:style-name="T9"> </text:span><text:span text:style-name="T8">true</text:span><text:span text:style-name="T9">;</text:span></text:p>
      <text:p text:style-name="P10"><text:tab/><text:tab/><text:tab/><text:tab/>}<text:tab/></text:p>
      <text:p text:style-name="P10"><text:tab/><text:tab/><text:tab/>}</text:p>
      <text:p text:style-name="P7"><text:span text:style-name="T9"><text:tab/><text:tab/><text:tab/></text:span><text:span text:style-name="T8">return</text:span><text:span text:style-name="T9"> </text:span><text:span text:style-name="T8">false</text:span><text:span text:style-name="T9">;</text:span></text:p>
      <text:p text:style-name="P10"><text:tab/><text:tab/>}</text:p>
      <text:p text:style-name="P10"><text:tab/>}</text:p>
      <text:p text:style-name="P10"><text:tab/>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Get</text:span><text:span text:style-name="T9"> </text:span><text:span text:style-name="T16">the</text:span><text:span text:style-name="T9"> </text:span><text:span text:style-name="T16">search</text:span><text:span text:style-name="T9"> </text:span><text:span text:style-name="T16">String</text:span><text:span text:style-name="T9"> </text:span><text:span text:style-name="T16">for</text:span><text:span text:style-name="T9"> </text:span><text:span text:style-name="T16">this</text:span><text:span text:style-name="T9"> </text:span><text:span text:style-name="T16">contact.</text:span><text:span text:style-name="T9"> </text:span><text:span text:style-name="T16">this</text:span><text:span text:style-name="T9"> </text:span><text:span text:style-name="T16">will</text:span><text:span text:style-name="T9"> </text:span><text:span text:style-name="T16">be</text:span><text:span text:style-name="T9"> </text:span><text:span text:style-name="T16">searched</text:span><text:span text:style-name="T9"> </text:span><text:span text:style-name="T16">when</text:span><text:span text:style-name="T9"> </text:span><text:span text:style-name="T16">using</text:span><text:span text:style-name="T9"> </text:span><text:span text:style-name="T16">Quick</text:span><text:span text:style-name="T9"> </text:span><text:span text:style-name="T16">Search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he</text:span><text:span text:style-name="T9"> </text:span><text:span text:style-name="T16">search</text:span><text:span text:style-name="T9"> </text:span><text:span text:style-name="T16">String</text:span><text:span text:style-name="T9"> </text:span><text:span text:style-name="T16">for</text:span><text:span text:style-name="T9"> </text:span><text:span text:style-name="T16">this</text:span><text:span text:style-name="T9"> </text:span><text:span text:style-name="T16">contact.</text:span><text:span text:style-name="T9"> </text:span><text:span text:style-name="T16">used</text:span><text:span text:style-name="T9"> </text:span><text:span text:style-name="T16">in</text:span><text:span text:style-name="T9"> </text:span><text:span text:style-name="T16">quick</text:span><text:span text:style-name="T9"> </text:span><text:span text:style-name="T16">search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String toSearchString() {</text:span></text:p>
      <text:p text:style-name="P7"><text:span text:style-name="T9"><text:tab/><text:tab/>String searchString = </text:span><text:span text:style-name="T8">new</text:span><text:span text:style-name="T9"> String(</text:span><text:span text:style-name="T22">""</text:span><text:span text:style-name="T9">);</text:span></text:p>
      <text:p text:style-name="P7"><text:span text:style-name="T9"><text:tab/><text:tab/>searchString += </text:span><text:span text:style-name="T19">prefixes</text:span><text:span text:style-name="T9"> + </text:span><text:span text:style-name="T22">" "</text:span><text:span text:style-name="T9"> + </text:span><text:span text:style-name="T19">forenames</text:span><text:span text:style-name="T9"> + </text:span><text:span text:style-name="T22">" "</text:span><text:span text:style-name="T9"> + </text:span><text:span text:style-name="T19">surname</text:span><text:span text:style-name="T9"> + </text:span><text:span text:style-name="T22">" "</text:span><text:span text:style-name="T9"> + </text:span><text:span text:style-name="T19">suffixes</text:span><text:span text:style-name="T9"> + </text:span><text:span text:style-name="T22">" "</text:span><text:span text:style-name="T9">;</text:span></text:p>
      <text:p text:style-name="P7"><text:span text:style-name="T9"><text:tab/><text:tab/></text:span><text:span text:style-name="T8">for</text:span><text:span text:style-name="T9"> (</text:span><text:span text:style-name="T8">int</text:span><text:span text:style-name="T9"> i = 0; i &lt; </text:span><text:span text:style-name="T19">addresses</text:span><text:span text:style-name="T9">.size(); i++) {</text:span></text:p>
      <text:p text:style-name="P7"><text:span text:style-name="T9"><text:tab/><text:tab/><text:tab/>searchString += </text:span><text:span text:style-name="T19">addresses</text:span><text:span text:style-name="T9">.get(i).toSearchString() + </text:span><text:span text:style-name="T22">" "</text:span><text:span text:style-name="T9">;</text:span></text:p>
      <text:p text:style-name="P10"><text:tab/><text:tab/>}</text:p>
      <text:p text:style-name="P7"><text:span text:style-name="T9"><text:tab/><text:tab/></text:span><text:span text:style-name="T8">for</text:span><text:span text:style-name="T9"> (</text:span><text:span text:style-name="T8">int</text:span><text:span text:style-name="T9"> i = 0; i &lt; </text:span><text:span text:style-name="T19">telephoneNumbers</text:span><text:span text:style-name="T9">.size(); i++) {</text:span></text:p>
      <text:p text:style-name="P7"><text:span text:style-name="T9"><text:tab/><text:tab/><text:tab/>searchString += </text:span><text:span text:style-name="T19">telephoneNumbers</text:span><text:span text:style-name="T9">.get(i).toSearchString() + </text:span><text:span text:style-name="T22">" "</text:span><text:span text:style-name="T9">;</text:span></text:p>
      <text:p text:style-name="P10"><text:tab/><text:tab/>}</text:p>
      <text:p text:style-name="P7"><text:span text:style-name="T9"><text:tab/><text:tab/></text:span><text:span text:style-name="T8">for</text:span><text:span text:style-name="T9"> (</text:span><text:span text:style-name="T8">int</text:span><text:span text:style-name="T9"> i = 0; i &lt; </text:span><text:span text:style-name="T19">emailAddresses</text:span><text:span text:style-name="T9">.size(); i++) {</text:span></text:p>
      <text:p text:style-name="P7"><text:span text:style-name="T9"><text:tab/><text:tab/><text:tab/>searchString += </text:span><text:span text:style-name="T19">emailAddresses</text:span><text:span text:style-name="T9">.get(i).toSearchString() + </text:span><text:span text:style-name="T22">" "</text:span><text:span text:style-name="T9">;</text:span></text:p>
      <text:p text:style-name="P10"><text:tab/><text:tab/>}</text:p>
      <text:p text:style-name="P7"><text:span text:style-name="T9"><text:tab/><text:tab/></text:span><text:span text:style-name="T8">return</text:span><text:span text:style-name="T9"> searchString;</text:span></text:p>
      <text:p text:style-name="P10"><text:tab/>}</text:p>
      <text:p text:style-name="P8"><text:span text:style-name="T12">}</text:span></text:p>
      <text:p text:style-name="P8"><text:span text:style-name="T14"/></text:p>
      <text:p text:style-name="P7"><text:span text:style-name="T8">package</text:span><text:span text:style-name="T13"> org.ag.addressbook;</text:span></text:p>
      <text:p text:style-name="P7"/>
      <text:p text:style-name="P7"><text:soft-page-break/><text:span text:style-name="T8">import</text:span><text:span text:style-name="T9"> java.awt.Desktop;</text:span></text:p>
      <text:p text:style-name="P7"><text:span text:style-name="T8">import</text:span><text:span text:style-name="T9"> java.awt.Dimension;</text:span></text:p>
      <text:p text:style-name="P7"><text:span text:style-name="T8">import</text:span><text:span text:style-name="T9"> java.awt.Font;</text:span></text:p>
      <text:p text:style-name="P7"><text:span text:style-name="T8">import</text:span><text:span text:style-name="T9"> java.awt.GridBagConstraints;</text:span></text:p>
      <text:p text:style-name="P7"><text:span text:style-name="T8">import</text:span><text:span text:style-name="T9"> java.awt.GridBagLayout;</text:span></text:p>
      <text:p text:style-name="P7"><text:span text:style-name="T8">import</text:span><text:span text:style-name="T9"> java.awt.event.ActionEvent;</text:span></text:p>
      <text:p text:style-name="P7"><text:span text:style-name="T8">import</text:span><text:span text:style-name="T9"> java.awt.event.ActionListener;</text:span></text:p>
      <text:p text:style-name="P7"><text:span text:style-name="T8">import</text:span><text:span text:style-name="T9"> java.awt.event.FocusEvent;</text:span></text:p>
      <text:p text:style-name="P7"><text:span text:style-name="T8">import</text:span><text:span text:style-name="T9"> java.awt.event.FocusListener;</text:span></text:p>
      <text:p text:style-name="P7"><text:span text:style-name="T8">import</text:span><text:span text:style-name="T9"> java.awt.event.WindowEvent;</text:span></text:p>
      <text:p text:style-name="P7"><text:span text:style-name="T8">import</text:span><text:span text:style-name="T9"> java.awt.event.WindowListener;</text:span></text:p>
      <text:p text:style-name="P7"><text:span text:style-name="T8">import</text:span><text:span text:style-name="T9"> java.net.URI;</text:span></text:p>
      <text:p text:style-name="P7"><text:span text:style-name="T8">import</text:span><text:span text:style-name="T9"> java.util.ArrayList;</text:span></text:p>
      <text:p text:style-name="P7"/>
      <text:p text:style-name="P7"><text:span text:style-name="T8">import</text:span><text:span text:style-name="T9"> javax.swing.ImageIcon;</text:span></text:p>
      <text:p text:style-name="P7"><text:span text:style-name="T8">import</text:span><text:span text:style-name="T9"> javax.swing.JButton;</text:span></text:p>
      <text:p text:style-name="P7"><text:span text:style-name="T8">import</text:span><text:span text:style-name="T9"> javax.swing.JComboBox;</text:span></text:p>
      <text:p text:style-name="P7"><text:span text:style-name="T8">import</text:span><text:span text:style-name="T9"> javax.swing.JDialog;</text:span></text:p>
      <text:p text:style-name="P7"><text:span text:style-name="T8">import</text:span><text:span text:style-name="T9"> javax.swing.JFrame;</text:span></text:p>
      <text:p text:style-name="P7"><text:span text:style-name="T8">import</text:span><text:span text:style-name="T9"> javax.swing.JLabel;</text:span></text:p>
      <text:p text:style-name="P7"><text:span text:style-name="T8">import</text:span><text:span text:style-name="T9"> javax.swing.JOptionPane;</text:span></text:p>
      <text:p text:style-name="P7"><text:span text:style-name="T8">import</text:span><text:span text:style-name="T9"> javax.swing.JPanel;</text:span></text:p>
      <text:p text:style-name="P7"><text:span text:style-name="T8">import</text:span><text:span text:style-name="T9"> javax.swing.JScrollPane;</text:span></text:p>
      <text:p text:style-name="P7"><text:span text:style-name="T8">import</text:span><text:span text:style-name="T9"> javax.swing.JTextArea;</text:span></text:p>
      <text:p text:style-name="P7"><text:span text:style-name="T8">import</text:span><text:span text:style-name="T9"> javax.swing.JTextField;</text:span></text:p>
      <text:p text:style-name="P7"/>
      <text:p text:style-name="P7"><text:span text:style-name="T8">import</text:span><text:span text:style-name="T9"> org.ag.addressbook.property.Address;</text:span></text:p>
      <text:p text:style-name="P7"><text:span text:style-name="T8">import</text:span><text:span text:style-name="T9"> org.ag.addressbook.property.EmailAddress;</text:span></text:p>
      <text:p text:style-name="P7"><text:span text:style-name="T8">import</text:span><text:span text:style-name="T9"> org.ag.addressbook.property.TelephoneNumber;</text:span></text:p>
      <text:p text:style-name="P7"><text:span text:style-name="T8">import</text:span><text:span text:style-name="T9"> org.ag.util.undoredo.Action;</text:span></text:p>
      <text:p text:style-name="P7"/>
      <text:p text:style-name="P9">/**</text:p>
      <text:p text:style-name="P7"><text:span text:style-name="T9"><text:s/></text:span><text:span text:style-name="T16">*</text:span><text:span text:style-name="T9"> </text:span><text:span text:style-name="T16">ContactPanel</text:span></text:p>
      <text:p text:style-name="P7"><text:span text:style-name="T9"><text:s/></text:span><text:span text:style-name="T16">*</text:span><text:span text:style-name="T9"> </text:span><text:span text:style-name="T16">This</text:span><text:span text:style-name="T9"> </text:span><text:span text:style-name="T16">panel</text:span><text:span text:style-name="T9"> </text:span><text:span text:style-name="T16">is</text:span><text:span text:style-name="T9"> </text:span><text:span text:style-name="T16">made</text:span><text:span text:style-name="T9"> </text:span><text:span text:style-name="T16">to</text:span><text:span text:style-name="T9"> </text:span><text:span text:style-name="T16">refresh</text:span><text:span text:style-name="T9"> </text:span><text:span text:style-name="T16">or</text:span><text:span text:style-name="T9"> </text:span><text:span text:style-name="T16">"</text:span><text:span text:style-name="T17">repopulate</text:span><text:span text:style-name="T16">"</text:span><text:span text:style-name="T9"> </text:span><text:span text:style-name="T16">when</text:span><text:span text:style-name="T9"> </text:span><text:span text:style-name="T16">the</text:span><text:span text:style-name="T9"> </text:span><text:span text:style-name="T16">selected</text:span><text:span text:style-name="T9"> </text:span><text:span text:style-name="T16">contact</text:span><text:span text:style-name="T9"> </text:span><text:span text:style-name="T16">changes.</text:span></text:p>
      <text:p text:style-name="P7"><text:span text:style-name="T9"><text:s/></text:span><text:span text:style-name="T16">*</text:span><text:span text:style-name="T9"> </text:span><text:span text:style-name="T16">The</text:span><text:span text:style-name="T9"> </text:span><text:span text:style-name="T16">vast</text:span><text:span text:style-name="T9"> </text:span><text:span text:style-name="T16">number</text:span><text:span text:style-name="T9"> </text:span><text:span text:style-name="T16">of</text:span><text:span text:style-name="T9"> </text:span><text:span text:style-name="T16">ArrayLists</text:span><text:span text:style-name="T9"> </text:span><text:span text:style-name="T16">are</text:span><text:span text:style-name="T9"> </text:span><text:span text:style-name="T16">needed</text:span><text:span text:style-name="T9"> </text:span><text:span text:style-name="T16">to</text:span><text:span text:style-name="T9"> </text:span><text:span text:style-name="T16">edit</text:span><text:span text:style-name="T9"> </text:span><text:span text:style-name="T16">the</text:span><text:span text:style-name="T9"> </text:span><text:span text:style-name="T16">correct</text:span><text:span text:style-name="T9"> </text:span><text:span text:style-name="T16">property</text:span><text:span text:style-name="T9"> </text:span><text:span text:style-name="T16">of</text:span><text:span text:style-name="T9"> </text:span><text:span text:style-name="T16">the</text:span><text:span text:style-name="T9"> </text:span><text:span text:style-name="T16">contact.</text:span></text:p>
      <text:p text:style-name="P7"><text:span text:style-name="T9"><text:s/></text:span><text:span text:style-name="T16">*</text:span><text:span text:style-name="T9"> </text:span><text:span text:style-name="T18">@author</text:span><text:span text:style-name="T9"> </text:span><text:span text:style-name="T17">Ashley</text:span><text:span text:style-name="T9"> </text:span><text:span text:style-name="T17">Gwinnell</text:span></text:p>
      <text:p text:style-name="P7"><text:span text:style-name="T9"><text:s/></text:span><text:span text:style-name="T16">*/</text:span></text:p>
      <text:p text:style-name="P7"><text:span text:style-name="T8">public</text:span><text:span text:style-name="T9"> </text:span><text:span text:style-name="T8">class</text:span><text:span text:style-name="T9"> ContactPanel </text:span><text:span text:style-name="T8">extends</text:span><text:span text:style-name="T9"> JPanel</text:span></text:p>
      <text:p text:style-name="P10">{</text:p>
      <text:p text:style-name="P7"><text:span text:style-name="T9"><text:tab/></text:span><text:span text:style-name="T29">// container?</text:span></text:p>
      <text:p text:style-name="P7"><text:span text:style-name="T9"><text:tab/></text:span><text:span text:style-name="T8">private</text:span><text:span text:style-name="T9"> AddressBook </text:span><text:span text:style-name="T19">addressBook</text:span><text:span text:style-name="T9">;</text:span></text:p>
      <text:p text:style-name="P10"><text:tab/></text:p>
      <text:p text:style-name="P7"><text:span text:style-name="T9"><text:tab/></text:span><text:span text:style-name="T29">// stuff for contact </text:span><text:span text:style-name="T30">informationz</text:span></text:p>
      <text:p text:style-name="P7"><text:span text:style-name="T9"><text:tab/></text:span><text:span text:style-name="T8">private</text:span><text:span text:style-name="T9"> Contact </text:span><text:span text:style-name="T19">currentContact</text:span><text:span text:style-name="T9">;</text:span></text:p>
      <text:p text:style-name="P7"><text:span text:style-name="T9"><text:tab/></text:span><text:span text:style-name="T8">private</text:span><text:span text:style-name="T9"> JLabel </text:span><text:span text:style-name="T19">lbl_fullname</text:span><text:span text:style-name="T9">;</text:span></text:p>
      <text:p text:style-name="P10"><text:tab/></text:p>
      <text:p text:style-name="P7"><text:span text:style-name="T9"><text:tab/></text:span><text:span text:style-name="T8">private</text:span><text:span text:style-name="T9"> ArrayList&lt;JTextField&gt; </text:span><text:span text:style-name="T19">addresses_po_box</text:span><text:span text:style-name="T9"> = </text:span><text:span text:style-name="T8">new</text:span><text:span text:style-name="T9"> ArrayList&lt;JTextField&gt;();</text:span></text:p>
      <text:p text:style-name="P7"><text:span text:style-name="T9"><text:tab/></text:span><text:span text:style-name="T8">private</text:span><text:span text:style-name="T9"> ArrayList&lt;JTextField&gt; </text:span><text:span text:style-name="T19">addresses_extended_address</text:span><text:span text:style-name="T9"> = </text:span><text:span text:style-name="T8">new</text:span><text:span text:style-name="T9"> ArrayList&lt;JTextField&gt;();</text:span></text:p>
      <text:p text:style-name="P7"><text:span text:style-name="T9"><text:tab/></text:span><text:span text:style-name="T8">private</text:span><text:span text:style-name="T9"> ArrayList&lt;JTextArea&gt; <text:s/></text:span><text:span text:style-name="T19">addresses_street_address</text:span><text:span text:style-name="T9"> = </text:span><text:span text:style-name="T8">new</text:span><text:span text:style-name="T9"> ArrayList&lt;JTextArea&gt;();</text:span></text:p>
      <text:p text:style-name="P7"><text:span text:style-name="T9"><text:tab/></text:span><text:span text:style-name="T8">private</text:span><text:span text:style-name="T9"> ArrayList&lt;JTextField&gt; </text:span><text:span text:style-name="T19">addresses_locality_city</text:span><text:span text:style-name="T9"> = </text:span><text:span text:style-name="T8">new</text:span><text:span text:style-name="T9"> ArrayList&lt;JTextField&gt;();</text:span></text:p>
      <text:p text:style-name="P7"><text:span text:style-name="T9"><text:tab/></text:span><text:span text:style-name="T8">private</text:span><text:span text:style-name="T9"> ArrayList&lt;JTextField&gt; </text:span><text:span text:style-name="T19">addresses_region_state_province_county</text:span><text:span text:style-name="T9"> = </text:span><text:span text:style-name="T8">new</text:span><text:span text:style-name="T9"> ArrayList&lt;JTextField&gt;();</text:span></text:p>
      <text:p text:style-name="P7"><text:span text:style-name="T9"><text:tab/></text:span><text:span text:style-name="T8">private</text:span><text:span text:style-name="T9"> ArrayList&lt;JTextField&gt; </text:span><text:span text:style-name="T19">addresses_postcode</text:span><text:span text:style-name="T9"> = </text:span><text:span text:style-name="T8">new</text:span><text:span text:style-name="T9"> ArrayList&lt;JTextField&gt;();</text:span></text:p>
      <text:p text:style-name="P7"><text:span text:style-name="T9"><text:tab/></text:span><text:span text:style-name="T8">private</text:span><text:span text:style-name="T9"> ArrayList&lt;JTextField&gt; </text:span><text:span text:style-name="T19">addresses_country</text:span><text:span text:style-name="T9"> = </text:span><text:span text:style-name="T8">new</text:span><text:span text:style-name="T9"> ArrayList&lt;JTextField&gt;();</text:span></text:p>
      <text:p text:style-name="P7"><text:span text:style-name="T9"><text:tab/></text:span><text:span text:style-name="T8">private</text:span><text:span text:style-name="T9"> ArrayList&lt;JButton&gt; </text:span><text:span text:style-name="T19">addresses_set_po_box</text:span><text:span text:style-name="T9"> = </text:span><text:span text:style-name="T8">new</text:span><text:span text:style-name="T9"> ArrayList&lt;JButton&gt;();</text:span></text:p>
      <text:p text:style-name="P7"><text:span text:style-name="T9"><text:tab/></text:span><text:span text:style-name="T8">private</text:span><text:span text:style-name="T9"> ArrayList&lt;JButton&gt; </text:span><text:span text:style-name="T19">addresses_set_extended_address</text:span><text:span text:style-name="T9"> = </text:span><text:span text:style-name="T8">new</text:span><text:span text:style-name="T9"> ArrayList&lt;JButton&gt;();</text:span></text:p>
      <text:p text:style-name="P10"><text:tab/></text:p>
      <text:p text:style-name="P7"><text:span text:style-name="T9"><text:tab/></text:span><text:span text:style-name="T8">private</text:span><text:span text:style-name="T9"> ArrayList&lt;JComboBox&gt; </text:span><text:span text:style-name="T19">addresses_type</text:span><text:span text:style-name="T9"> = </text:span><text:span text:style-name="T8">new</text:span><text:span text:style-name="T9"> ArrayList&lt;JComboBox&gt;();</text:span></text:p>
      <text:p text:style-name="P7"><text:span text:style-name="T9"><text:tab/></text:span><text:span text:style-name="T8">private</text:span><text:span text:style-name="T9"> ArrayList&lt;JButton&gt; </text:span><text:span text:style-name="T19">addresses_delete</text:span><text:span text:style-name="T9"> = </text:span><text:span text:style-name="T8">new</text:span><text:span text:style-name="T9"> ArrayList&lt;JButton&gt;();</text:span></text:p>
      <text:p text:style-name="P10"><text:tab/></text:p>
      <text:p text:style-name="P7"><text:span text:style-name="T9"><text:tab/></text:span><text:span text:style-name="T8">private</text:span><text:span text:style-name="T9"> ArrayList&lt;JTextField&gt; </text:span><text:span text:style-name="T19">telephoneNumbers</text:span><text:span text:style-name="T9"> = </text:span><text:span text:style-name="T8">new</text:span><text:span text:style-name="T9"> ArrayList&lt;JTextField&gt;();</text:span></text:p>
      <text:p text:style-name="P7"><text:span text:style-name="T9"><text:tab/></text:span><text:span text:style-name="T8">private</text:span><text:span text:style-name="T9"> ArrayList&lt;JComboBox&gt; </text:span><text:span text:style-name="T19">telephoneNumbers_type</text:span><text:span text:style-name="T9"> = </text:span><text:span text:style-name="T8">new</text:span><text:span text:style-name="T9"> ArrayList&lt;JComboBox&gt;();</text:span></text:p>
      <text:p text:style-name="P7"><text:span text:style-name="T9"><text:tab/></text:span><text:span text:style-name="T8">private</text:span><text:span text:style-name="T9"> ArrayList&lt;JButton&gt; </text:span><text:span text:style-name="T19">telephoneNumbers_delete</text:span><text:span text:style-name="T9"> = </text:span><text:span text:style-name="T8">new</text:span><text:span text:style-name="T9"> ArrayList&lt;JButton&gt;();</text:span></text:p>
      <text:p text:style-name="P10"><text:soft-page-break/><text:tab/></text:p>
      <text:p text:style-name="P7"><text:span text:style-name="T9"><text:tab/></text:span><text:span text:style-name="T8">private</text:span><text:span text:style-name="T9"> ArrayList&lt;JTextField&gt; </text:span><text:span text:style-name="T19">emailAddresses</text:span><text:span text:style-name="T9"> = </text:span><text:span text:style-name="T8">new</text:span><text:span text:style-name="T9"> ArrayList&lt;JTextField&gt;();</text:span></text:p>
      <text:p text:style-name="P7"><text:span text:style-name="T9"><text:tab/></text:span><text:span text:style-name="T8">private</text:span><text:span text:style-name="T9"> ArrayList&lt;JComboBox&gt; </text:span><text:span text:style-name="T19">emailAddresses_type</text:span><text:span text:style-name="T9"> = </text:span><text:span text:style-name="T8">new</text:span><text:span text:style-name="T9"> ArrayList&lt;JComboBox&gt;();</text:span></text:p>
      <text:p text:style-name="P7"><text:span text:style-name="T9"><text:tab/></text:span><text:span text:style-name="T8">private</text:span><text:span text:style-name="T9"> ArrayList&lt;JButton&gt; </text:span><text:span text:style-name="T19">emailAddresses_mailto</text:span><text:span text:style-name="T9"> = </text:span><text:span text:style-name="T8">new</text:span><text:span text:style-name="T9"> ArrayList&lt;JButton&gt;();</text:span></text:p>
      <text:p text:style-name="P7"><text:span text:style-name="T9"><text:tab/></text:span><text:span text:style-name="T8">private</text:span><text:span text:style-name="T9"> ArrayList&lt;JButton&gt; </text:span><text:span text:style-name="T19">emailAddresses_delete</text:span><text:span text:style-name="T9"> = </text:span><text:span text:style-name="T8">new</text:span><text:span text:style-name="T9"> ArrayList&lt;JButton&gt;();</text:span></text:p>
      <text:p text:style-name="P10"><text:tab/></text:p>
      <text:p text:style-name="P7"><text:span text:style-name="T9"><text:tab/></text:span><text:span text:style-name="T29">// stuff for layout of contact informations!</text:span></text:p>
      <text:p text:style-name="P7"><text:span text:style-name="T9"><text:tab/></text:span><text:span text:style-name="T8">private</text:span><text:span text:style-name="T9"> JPanel </text:span><text:span text:style-name="T19">pnl_fullname</text:span><text:span text:style-name="T9">;</text:span></text:p>
      <text:p text:style-name="P7"><text:span text:style-name="T9"><text:tab/></text:span><text:span text:style-name="T8">private</text:span><text:span text:style-name="T9"> JPanel </text:span><text:span text:style-name="T19">pnl_addresses</text:span><text:span text:style-name="T9">;</text:span></text:p>
      <text:p text:style-name="P7"><text:span text:style-name="T9"><text:tab/></text:span><text:span text:style-name="T8">private</text:span><text:span text:style-name="T9"> JPanel </text:span><text:span text:style-name="T19">pnl_telephoneNumbers</text:span><text:span text:style-name="T9">;</text:span></text:p>
      <text:p text:style-name="P7"><text:span text:style-name="T9"><text:tab/></text:span><text:span text:style-name="T8">private</text:span><text:span text:style-name="T9"> JPanel </text:span><text:span text:style-name="T19">pnl_emailAddresses</text:span><text:span text:style-name="T9">;</text:span></text:p>
      <text:p text:style-name="P7"><text:span text:style-name="T9"><text:tab/></text:span><text:span text:style-name="T8">private</text:span><text:span text:style-name="T9"> JPanel </text:span><text:span text:style-name="T19">pnl_buttons</text:span><text:span text:style-name="T9">;</text:span></text:p>
      <text:p text:style-name="P10"><text:tab/></text:p>
      <text:p text:style-name="P7"><text:span text:style-name="T9"><text:tab/></text:span><text:span text:style-name="T29">// buttons</text:span></text:p>
      <text:p text:style-name="P7"><text:span text:style-name="T9"><text:tab/></text:span><text:span text:style-name="T8">private</text:span><text:span text:style-name="T9"> JButton </text:span><text:span text:style-name="T19">btn_add_address</text:span><text:span text:style-name="T9">;</text:span></text:p>
      <text:p text:style-name="P7"><text:span text:style-name="T9"><text:tab/></text:span><text:span text:style-name="T8">private</text:span><text:span text:style-name="T9"> JButton </text:span><text:span text:style-name="T19">btn_add_telephoneNumber</text:span><text:span text:style-name="T9">;</text:span></text:p>
      <text:p text:style-name="P7"><text:span text:style-name="T9"><text:tab/></text:span><text:span text:style-name="T8">private</text:span><text:span text:style-name="T9"> JButton </text:span><text:span text:style-name="T19">btn_add_emailAddress</text:span><text:span text:style-name="T9">;</text:span></text:p>
      <text:p text:style-name="P7"><text:span text:style-name="T9"><text:tab/></text:span><text:span text:style-name="T8">private</text:span><text:span text:style-name="T9"> JButton </text:span><text:span text:style-name="T19">btn_edit_name</text:span><text:span text:style-name="T9">;</text:span></text:p>
      <text:p text:style-name="P10"><text:tab/></text:p>
      <text:p text:style-name="P7"><text:span text:style-name="T9"><text:tab/></text:span><text:span text:style-name="T29">// width of general thing</text:span></text:p>
      <text:p text:style-name="P7"><text:span text:style-name="T9"><text:tab/></text:span><text:span text:style-name="T8">private</text:span><text:span text:style-name="T9"> </text:span><text:span text:style-name="T8">final</text:span><text:span text:style-name="T9"> </text:span><text:span text:style-name="T8">int</text:span><text:span text:style-name="T9"> </text:span><text:span text:style-name="T19">w</text:span><text:span text:style-name="T9"> = 500;</text:span>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Create</text:span><text:span text:style-name="T9"> </text:span><text:span text:style-name="T16">a</text:span><text:span text:style-name="T9"> </text:span><text:span text:style-name="T16">new</text:span><text:span text:style-name="T9"> </text:span><text:span text:style-name="T16">ContactPanel.</text:span></text:p>
      <text:p text:style-name="P7"><text:span text:style-name="T9"><text:tab/> </text:span><text:span text:style-name="T16">*</text:span><text:span text:style-name="T9"> </text:span><text:span text:style-name="T18">TODO</text:span><text:span text:style-name="T16">:</text:span><text:span text:style-name="T9"> </text:span><text:span text:style-name="T16">Make</text:span><text:span text:style-name="T9"> </text:span><text:span text:style-name="T16">it</text:span><text:span text:style-name="T9"> </text:span><text:span text:style-name="T16">so</text:span><text:span text:style-name="T9"> </text:span><text:span text:style-name="T16">the</text:span><text:span text:style-name="T9"> </text:span><text:span text:style-name="T16">information</text:span><text:span text:style-name="T9"> </text:span><text:span text:style-name="T16">is</text:span><text:span text:style-name="T9"> </text:span><text:span text:style-name="T16">aligned</text:span><text:span text:style-name="T9"> </text:span><text:span text:style-name="T16">at</text:span><text:span text:style-name="T9"> </text:span><text:span text:style-name="T16">the</text:span><text:span text:style-name="T9"> </text:span><text:span text:style-name="T16">top</text:span><text:span text:style-name="T9"> </text:span><text:span text:style-name="T16">of</text:span><text:span text:style-name="T9"> </text:span><text:span text:style-name="T16">it's</text:span><text:span text:style-name="T9"> </text:span><text:span text:style-name="T16">parent.</text:span></text:p>
      <text:p text:style-name="P7"><text:span text:style-name="T9"><text:tab/> </text:span><text:span text:style-name="T16">*</text:span><text:span text:style-name="T9"> <text:tab/><text:tab/> </text:span><text:span text:style-name="T16">setAlignmentX</text:span><text:span text:style-name="T9"> </text:span><text:span text:style-name="T16">and</text:span><text:span text:style-name="T9"> </text:span><text:span text:style-name="T16">setAlignmentY</text:span><text:span text:style-name="T9"> </text:span><text:span text:style-name="T16">don't</text:span><text:span text:style-name="T9"> </text:span><text:span text:style-name="T16">seem</text:span><text:span text:style-name="T9"> </text:span><text:span text:style-name="T16">to</text:span><text:span text:style-name="T9"> </text:span><text:span text:style-name="T16">work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addressbook</text:span><text:span text:style-name="T9"> </text:span><text:span text:style-name="T16">The</text:span><text:span text:style-name="T9"> </text:span><text:span text:style-name="T16">AddressBook</text:span><text:span text:style-name="T9"> </text:span><text:span text:style-name="T16">instance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ContactPanel(AddressBook addressbook) </text:span></text:p>
      <text:p text:style-name="P10"><text:tab/>{</text:p>
      <text:p text:style-name="P7"><text:span text:style-name="T9"><text:tab/><text:tab/></text:span><text:span text:style-name="T8">this</text:span><text:span text:style-name="T9">.</text:span><text:span text:style-name="T19">addressBook</text:span><text:span text:style-name="T9"> = addressbook;</text:span></text:p>
      <text:p text:style-name="P7"><text:span text:style-name="T9"><text:tab/><text:tab/></text:span><text:span text:style-name="T8">this</text:span><text:span text:style-name="T9">.setAlignmentX(</text:span><text:span text:style-name="T20">LEFT_ALIGNMENT</text:span><text:span text:style-name="T9">);</text:span></text:p>
      <text:p text:style-name="P7"><text:span text:style-name="T9"><text:tab/><text:tab/></text:span><text:span text:style-name="T8">this</text:span><text:span text:style-name="T9">.setAlignmentY(</text:span><text:span text:style-name="T20">TOP_ALIGNMENT</text:span><text:span text:style-name="T9">);</text:span></text:p>
      <text:p text:style-name="P7"><text:span text:style-name="T9"><text:tab/><text:tab/>GridBagConstraints c = </text:span><text:span text:style-name="T8">new</text:span><text:span text:style-name="T9"> GridBagConstraints();</text:span></text:p>
      <text:p text:style-name="P7"><text:span text:style-name="T9"><text:tab/><text:tab/></text:span><text:span text:style-name="T8">this</text:span><text:span text:style-name="T9">.setLayout(</text:span><text:span text:style-name="T8">new</text:span><text:span text:style-name="T9"> GridBagLayout());</text:span></text:p>
      <text:p text:style-name="P10"><text:tab/><text:tab/></text:p>
      <text:p text:style-name="P7"><text:span text:style-name="T9"><text:tab/><text:tab/>c.</text:span><text:span text:style-name="T19">gridx</text:span><text:span text:style-name="T9"> = 0;</text:span></text:p>
      <text:p text:style-name="P7"><text:span text:style-name="T9"><text:tab/><text:tab/>c.</text:span><text:span text:style-name="T19">gridy</text:span><text:span text:style-name="T9"> = 0;</text:span></text:p>
      <text:p text:style-name="P10"><text:tab/><text:tab/></text:p>
      <text:p text:style-name="P7"><text:span text:style-name="T9"><text:tab/><text:tab/></text:span><text:span text:style-name="T19">pnl_fullname</text:span><text:span text:style-name="T9"> = </text:span><text:span text:style-name="T8">new</text:span><text:span text:style-name="T9"> JPanel();</text:span></text:p>
      <text:p text:style-name="P7"><text:span text:style-name="T9"><text:tab/><text:tab/></text:span><text:span text:style-name="T19">pnl_fullname</text:span><text:span text:style-name="T9">.setPreferredSize(</text:span><text:span text:style-name="T8">new</text:span><text:span text:style-name="T9"> Dimension(</text:span><text:span text:style-name="T19">w</text:span><text:span text:style-name="T9">, 50));</text:span></text:p>
      <text:p text:style-name="P7"><text:span text:style-name="T9"><text:tab/><text:tab/></text:span><text:span text:style-name="T19">pnl_fullname</text:span><text:span text:style-name="T9">.setLayout(</text:span><text:span text:style-name="T8">null</text:span><text:span text:style-name="T9">);</text:span></text:p>
      <text:p text:style-name="P7"><text:span text:style-name="T9"><text:tab/><text:tab/><text:tab/></text:span><text:span text:style-name="T19">lbl_fullname</text:span><text:span text:style-name="T9"> = </text:span><text:span text:style-name="T8">new</text:span><text:span text:style-name="T9"> JLabel(</text:span><text:span text:style-name="T22">"&lt;html&gt;&lt;big&gt;Address Book&lt;/big&gt;&lt;br/&gt;&lt;b&gt;To set started, open a file or add a contact.&lt;/b&gt;&lt;/html&gt;"</text:span><text:span text:style-name="T9">);</text:span></text:p>
      <text:p text:style-name="P7"><text:span text:style-name="T9"><text:tab/><text:tab/><text:tab/></text:span><text:span text:style-name="T19">lbl_fullname</text:span><text:span text:style-name="T9">.setBounds(0, 0, 400, 50);</text:span></text:p>
      <text:p text:style-name="P7"><text:span text:style-name="T9"><text:tab/><text:tab/><text:tab/></text:span><text:span text:style-name="T19">pnl_fullname</text:span><text:span text:style-name="T9">.add(</text:span><text:span text:style-name="T19">lbl_fullname</text:span><text:span text:style-name="T9">);</text:span></text:p>
      <text:p text:style-name="P7"><text:span text:style-name="T9"><text:tab/><text:tab/></text:span><text:span text:style-name="T8">this</text:span><text:span text:style-name="T9">.add(</text:span><text:span text:style-name="T19">pnl_fullname</text:span><text:span text:style-name="T9">, c);</text:span></text:p>
      <text:p text:style-name="P10"><text:tab/><text:tab/></text:p>
      <text:p text:style-name="P7"><text:span text:style-name="T9"><text:tab/><text:tab/>c.</text:span><text:span text:style-name="T19">gridx</text:span><text:span text:style-name="T9"> = 0;</text:span></text:p>
      <text:p text:style-name="P7"><text:span text:style-name="T9"><text:tab/><text:tab/>c.</text:span><text:span text:style-name="T19">gridy</text:span><text:span text:style-name="T9"> = 1;</text:span></text:p>
      <text:p text:style-name="P7"><text:span text:style-name="T9"><text:tab/><text:tab/></text:span><text:span text:style-name="T19">pnl_addresses</text:span><text:span text:style-name="T9"> = </text:span><text:span text:style-name="T8">new</text:span><text:span text:style-name="T9"> JPanel();</text:span></text:p>
      <text:p text:style-name="P7"><text:span text:style-name="T9"><text:tab/><text:tab/></text:span><text:span text:style-name="T19">pnl_addresses</text:span><text:span text:style-name="T9">.setPreferredSize(</text:span><text:span text:style-name="T8">new</text:span><text:span text:style-name="T9"> Dimension(</text:span><text:span text:style-name="T19">w</text:span><text:span text:style-name="T9">, 20));</text:span></text:p>
      <text:p text:style-name="P7"><text:span text:style-name="T9"><text:tab/><text:tab/></text:span><text:span text:style-name="T19">pnl_addresses</text:span><text:span text:style-name="T9">.setLayout(</text:span><text:span text:style-name="T8">null</text:span><text:span text:style-name="T9">);</text:span></text:p>
      <text:p text:style-name="P7"><text:span text:style-name="T9"><text:tab/><text:tab/></text:span><text:span text:style-name="T19">pnl_addresses</text:span><text:span text:style-name="T9">.setVisible(</text:span><text:span text:style-name="T8">false</text:span><text:span text:style-name="T9">);</text:span></text:p>
      <text:p text:style-name="P7"><text:span text:style-name="T9"><text:tab/><text:tab/></text:span><text:span text:style-name="T8">this</text:span><text:span text:style-name="T9">.add(</text:span><text:span text:style-name="T19">pnl_addresses</text:span><text:span text:style-name="T9">, c);</text:span></text:p>
      <text:p text:style-name="P10"><text:tab/><text:tab/></text:p>
      <text:p text:style-name="P7"><text:span text:style-name="T9"><text:tab/><text:tab/>c.</text:span><text:span text:style-name="T19">gridx</text:span><text:span text:style-name="T9"> = 0;</text:span></text:p>
      <text:p text:style-name="P7"><text:span text:style-name="T9"><text:tab/><text:tab/>c.</text:span><text:span text:style-name="T19">gridy</text:span><text:span text:style-name="T9"> = 2;</text:span></text:p>
      <text:p text:style-name="P7"><text:span text:style-name="T9"><text:tab/><text:tab/></text:span><text:span text:style-name="T19">pnl_telephoneNumbers</text:span><text:span text:style-name="T9"> = </text:span><text:span text:style-name="T8">new</text:span><text:span text:style-name="T9"> JPanel();</text:span></text:p>
      <text:p text:style-name="P7"><text:span text:style-name="T9"><text:tab/><text:tab/></text:span><text:span text:style-name="T19">pnl_telephoneNumbers</text:span><text:span text:style-name="T9">.setPreferredSize(</text:span><text:span text:style-name="T8">new</text:span><text:span text:style-name="T9"> Dimension(</text:span><text:span text:style-name="T19">w</text:span><text:span text:style-name="T9">, 20));</text:span></text:p>
      <text:p text:style-name="P7"><text:span text:style-name="T9"><text:tab/><text:tab/></text:span><text:span text:style-name="T19">pnl_telephoneNumbers</text:span><text:span text:style-name="T9">.setLayout(</text:span><text:span text:style-name="T8">null</text:span><text:span text:style-name="T9">);</text:span></text:p>
      <text:p text:style-name="P7"><text:span text:style-name="T9"><text:tab/><text:tab/></text:span><text:span text:style-name="T19">pnl_telephoneNumbers</text:span><text:span text:style-name="T9">.setVisible(</text:span><text:span text:style-name="T8">false</text:span><text:span text:style-name="T9">);</text:span></text:p>
      <text:p text:style-name="P7"><text:span text:style-name="T9"><text:tab/><text:tab/></text:span><text:span text:style-name="T8">this</text:span><text:span text:style-name="T9">.add(</text:span><text:span text:style-name="T19">pnl_telephoneNumbers</text:span><text:span text:style-name="T9">, c);</text:span></text:p>
      <text:p text:style-name="P10"><text:tab/><text:tab/></text:p>
      <text:p text:style-name="P7"><text:span text:style-name="T9"><text:tab/><text:tab/>c.</text:span><text:span text:style-name="T19">gridx</text:span><text:span text:style-name="T9"> = 0;</text:span></text:p>
      <text:p text:style-name="P7"><text:span text:style-name="T9"><text:tab/><text:tab/>c.</text:span><text:span text:style-name="T19">gridy</text:span><text:span text:style-name="T9"> = 3;</text:span></text:p>
      <text:p text:style-name="P7"><text:span text:style-name="T9"><text:tab/><text:tab/></text:span><text:span text:style-name="T19">pnl_emailAddresses</text:span><text:span text:style-name="T9"> = </text:span><text:span text:style-name="T8">new</text:span><text:span text:style-name="T9"> JPanel();</text:span></text:p>
      <text:p text:style-name="P7"><text:span text:style-name="T9"><text:tab/><text:tab/></text:span><text:span text:style-name="T19">pnl_emailAddresses</text:span><text:span text:style-name="T9">.setPreferredSize(</text:span><text:span text:style-name="T8">new</text:span><text:span text:style-name="T9"> Dimension(</text:span><text:span text:style-name="T19">w</text:span><text:span text:style-name="T9">, 20));</text:span></text:p>
      <text:p text:style-name="P7"><text:soft-page-break/><text:span text:style-name="T9"><text:tab/><text:tab/></text:span><text:span text:style-name="T19">pnl_emailAddresses</text:span><text:span text:style-name="T9">.setLayout(</text:span><text:span text:style-name="T8">null</text:span><text:span text:style-name="T9">);</text:span></text:p>
      <text:p text:style-name="P7"><text:span text:style-name="T9"><text:tab/><text:tab/></text:span><text:span text:style-name="T19">pnl_emailAddresses</text:span><text:span text:style-name="T9">.setVisible(</text:span><text:span text:style-name="T8">false</text:span><text:span text:style-name="T9">);</text:span></text:p>
      <text:p text:style-name="P7"><text:span text:style-name="T9"><text:tab/><text:tab/></text:span><text:span text:style-name="T8">this</text:span><text:span text:style-name="T9">.add(</text:span><text:span text:style-name="T19">pnl_emailAddresses</text:span><text:span text:style-name="T9">, c);</text:span></text:p>
      <text:p text:style-name="P10"><text:tab/><text:tab/></text:p>
      <text:p text:style-name="P10"><text:tab/><text:tab/></text:p>
      <text:p text:style-name="P7"><text:span text:style-name="T9"><text:tab/><text:tab/>c.</text:span><text:span text:style-name="T19">gridx</text:span><text:span text:style-name="T9"> = 0;</text:span></text:p>
      <text:p text:style-name="P7"><text:span text:style-name="T9"><text:tab/><text:tab/>c.</text:span><text:span text:style-name="T19">gridy</text:span><text:span text:style-name="T9"> = 4;</text:span></text:p>
      <text:p text:style-name="P7"><text:span text:style-name="T9"><text:tab/><text:tab/></text:span><text:span text:style-name="T19">pnl_buttons</text:span><text:span text:style-name="T9"> = </text:span><text:span text:style-name="T8">new</text:span><text:span text:style-name="T9"> JPanel();</text:span></text:p>
      <text:p text:style-name="P7"><text:span text:style-name="T9"><text:tab/><text:tab/></text:span><text:span text:style-name="T19">pnl_buttons</text:span><text:span text:style-name="T9">.setPreferredSize(</text:span><text:span text:style-name="T8">new</text:span><text:span text:style-name="T9"> Dimension(</text:span><text:span text:style-name="T19">w</text:span><text:span text:style-name="T9">, 60));</text:span></text:p>
      <text:p text:style-name="P7"><text:span text:style-name="T9"><text:tab/><text:tab/></text:span><text:span text:style-name="T19">pnl_buttons</text:span><text:span text:style-name="T9">.setLayout(</text:span><text:span text:style-name="T8">null</text:span><text:span text:style-name="T9">);</text:span></text:p>
      <text:p text:style-name="P7"><text:span text:style-name="T9"><text:tab/><text:tab/>JLabel lbl_settings = </text:span><text:span text:style-name="T8">new</text:span><text:span text:style-name="T9"> JLabel(</text:span><text:span text:style-name="T22">"Settings: "</text:span><text:span text:style-name="T9">);</text:span></text:p>
      <text:p text:style-name="P10"><text:tab/><text:tab/>lbl_settings.setBounds(0, 5, 100, 25);</text:p>
      <text:p text:style-name="P7"><text:span text:style-name="T9"><text:tab/><text:tab/></text:span><text:span text:style-name="T19">pnl_buttons</text:span><text:span text:style-name="T9">.add(lbl_settings);</text:span></text:p>
      <text:p text:style-name="P7"><text:span text:style-name="T9"><text:tab/><text:tab/></text:span><text:span text:style-name="T19">btn_edit_name</text:span><text:span text:style-name="T9"> = </text:span><text:span text:style-name="T8">new</text:span><text:span text:style-name="T9"> JButton(</text:span><text:span text:style-name="T22">"Edit Contact's Name"</text:span><text:span text:style-name="T9">);</text:span></text:p>
      <text:p text:style-name="P7"><text:span text:style-name="T9"><text:tab/><text:tab/></text:span><text:span text:style-name="T19">btn_edit_name</text:span><text:span text:style-name="T9">.setBounds(150, 5, 200, 25);</text:span></text:p>
      <text:p text:style-name="P7"><text:span text:style-name="T9"><text:tab/><text:tab/></text:span><text:span text:style-name="T19">btn_edit_name</text:span><text:span text:style-name="T9">.addActionListener(</text:span><text:span text:style-name="T8">new</text:span><text:span text:style-name="T9"> ActionListener() {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actionPerformed(ActionEvent e) {</text:span></text:p>
      <text:p text:style-name="P7"><text:span text:style-name="T9"><text:tab/><text:tab/><text:tab/><text:tab/>createAndShowEditNameDialog(</text:span><text:span text:style-name="T19">addressBook</text:span><text:span text:style-name="T9">.getFrame());</text:span></text:p>
      <text:p text:style-name="P10"><text:tab/><text:tab/><text:tab/>}</text:p>
      <text:p text:style-name="P10"><text:tab/><text:tab/>});</text:p>
      <text:p text:style-name="P7"><text:span text:style-name="T9"><text:tab/><text:tab/></text:span><text:span text:style-name="T19">pnl_buttons</text:span><text:span text:style-name="T9">.add(</text:span><text:span text:style-name="T19">btn_edit_name</text:span><text:span text:style-name="T9">);</text:span></text:p>
      <text:p text:style-name="P7"><text:span text:style-name="T9"><text:tab/><text:tab/></text:span><text:span text:style-name="T19">pnl_buttons</text:span><text:span text:style-name="T9">.setVisible(</text:span><text:span text:style-name="T8">false</text:span><text:span text:style-name="T9">);</text:span></text:p>
      <text:p text:style-name="P7"><text:span text:style-name="T9"><text:tab/><text:tab/></text:span><text:span text:style-name="T8">this</text:span><text:span text:style-name="T9">.add(</text:span><text:span text:style-name="T19">pnl_buttons</text:span><text:span text:style-name="T9">, c);</text:span></text:p>
      <text:p text:style-name="P10"><text:tab/><text:tab/></text:p>
      <text:p text:style-name="P10"><text:tab/><text:tab/></text:p>
      <text:p text:style-name="P10"><text:tab/><text:tab/></text:p>
      <text:p text:style-name="P10"><text:tab/>}</text:p>
      <text:p text:style-name="P10"><text:tab/></text:p>
      <text:p text:style-name="P7"><text:span text:style-name="T9"><text:tab/></text:span><text:span text:style-name="T21">@Override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setEnabled(</text:span><text:span text:style-name="T8">boolean</text:span><text:span text:style-name="T9"> enabled) {</text:span></text:p>
      <text:p text:style-name="P7"><text:span text:style-name="T9"><text:tab/><text:tab/></text:span><text:span text:style-name="T8">super</text:span><text:span text:style-name="T9">.setEnabled(enabled);</text:span></text:p>
      <text:p text:style-name="P7"><text:span text:style-name="T9"><text:tab/><text:tab/></text:span><text:span text:style-name="T8">for</text:span><text:span text:style-name="T9"> (</text:span><text:span text:style-name="T8">int</text:span><text:span text:style-name="T9"> i = 0; i &lt; </text:span><text:span text:style-name="T19">addresses_type</text:span><text:span text:style-name="T9">.size(); i++) {</text:span></text:p>
      <text:p text:style-name="P7"><text:span text:style-name="T9"><text:tab/><text:tab/><text:tab/></text:span><text:span text:style-name="T8">try</text:span><text:span text:style-name="T9"> { </text:span><text:span text:style-name="T19">addresses_po_box</text:span><text:span text:style-name="T9">.get(i).setEnabled(enabled); } </text:span><text:span text:style-name="T8">catch</text:span><text:span text:style-name="T9"> (IndexOutOfBoundsException e) { }</text:span></text:p>
      <text:p text:style-name="P7"><text:span text:style-name="T9"><text:tab/><text:tab/><text:tab/></text:span><text:span text:style-name="T8">try</text:span><text:span text:style-name="T9"> { </text:span><text:span text:style-name="T19">addresses_extended_address</text:span><text:span text:style-name="T9">.get(i).setEnabled(enabled); } </text:span><text:span text:style-name="T8">catch</text:span><text:span text:style-name="T9"> (IndexOutOfBoundsException e) { }</text:span></text:p>
      <text:p text:style-name="P7"><text:span text:style-name="T9"><text:tab/><text:tab/><text:tab/></text:span><text:span text:style-name="T8">try</text:span><text:span text:style-name="T9"> { </text:span><text:span text:style-name="T19">addresses_set_po_box</text:span><text:span text:style-name="T9">.get(i).setVisible(enabled); } </text:span><text:span text:style-name="T8">catch</text:span><text:span text:style-name="T9"> (IndexOutOfBoundsException e) { }</text:span></text:p>
      <text:p text:style-name="P7"><text:span text:style-name="T9"><text:tab/><text:tab/><text:tab/></text:span><text:span text:style-name="T8">try</text:span><text:span text:style-name="T9"> { </text:span><text:span text:style-name="T19">addresses_set_extended_address</text:span><text:span text:style-name="T9">.get(i).setVisible(enabled); } </text:span><text:span text:style-name="T8">catch</text:span><text:span text:style-name="T9"> (IndexOutOfBoundsException e) { }</text:span></text:p>
      <text:p text:style-name="P7"><text:span text:style-name="T9"><text:tab/><text:tab/><text:tab/></text:span><text:span text:style-name="T19">addresses_street_address</text:span><text:span text:style-name="T9">.get(i).setEnabled(enabled);</text:span></text:p>
      <text:p text:style-name="P7"><text:span text:style-name="T9"><text:tab/><text:tab/><text:tab/></text:span><text:span text:style-name="T19">addresses_locality_city</text:span><text:span text:style-name="T9">.get(i).setEnabled(enabled);</text:span></text:p>
      <text:p text:style-name="P7"><text:span text:style-name="T9"><text:tab/><text:tab/><text:tab/></text:span><text:span text:style-name="T19">addresses_region_state_province_county</text:span><text:span text:style-name="T9">.get(i).setEnabled(enabled);</text:span></text:p>
      <text:p text:style-name="P7"><text:span text:style-name="T9"><text:tab/><text:tab/><text:tab/></text:span><text:span text:style-name="T19">addresses_postcode</text:span><text:span text:style-name="T9">.get(i).setEnabled(enabled);</text:span></text:p>
      <text:p text:style-name="P7"><text:span text:style-name="T9"><text:tab/><text:tab/><text:tab/></text:span><text:span text:style-name="T19">addresses_country</text:span><text:span text:style-name="T9">.get(i).setEnabled(enabled);</text:span></text:p>
      <text:p text:style-name="P7"><text:span text:style-name="T9"><text:tab/><text:tab/><text:tab/></text:span><text:span text:style-name="T19">addresses_type</text:span><text:span text:style-name="T9">.get(i).setEnabled(enabled);</text:span></text:p>
      <text:p text:style-name="P7"><text:span text:style-name="T9"><text:tab/><text:tab/><text:tab/></text:span><text:span text:style-name="T19">addresses_delete</text:span><text:span text:style-name="T9">.get(i).setVisible(enabled);</text:span></text:p>
      <text:p text:style-name="P10"><text:tab/><text:tab/>}</text:p>
      <text:p text:style-name="P7"><text:span text:style-name="T9"><text:tab/><text:tab/></text:span><text:span text:style-name="T8">for</text:span><text:span text:style-name="T9"> (</text:span><text:span text:style-name="T8">int</text:span><text:span text:style-name="T9"> i = 0; i &lt; </text:span><text:span text:style-name="T19">telephoneNumbers</text:span><text:span text:style-name="T9">.size(); i++) {</text:span></text:p>
      <text:p text:style-name="P7"><text:span text:style-name="T9"><text:tab/><text:tab/><text:tab/></text:span><text:span text:style-name="T19">telephoneNumbers</text:span><text:span text:style-name="T9">.get(i).setEnabled(enabled);</text:span></text:p>
      <text:p text:style-name="P7"><text:span text:style-name="T9"><text:tab/><text:tab/><text:tab/></text:span><text:span text:style-name="T19">telephoneNumbers_type</text:span><text:span text:style-name="T9">.get(i).setEnabled(enabled);</text:span></text:p>
      <text:p text:style-name="P7"><text:span text:style-name="T9"><text:tab/><text:tab/><text:tab/></text:span><text:span text:style-name="T19">telephoneNumbers_delete</text:span><text:span text:style-name="T9">.get(i).setVisible(enabled);</text:span></text:p>
      <text:p text:style-name="P10"><text:tab/><text:tab/>}</text:p>
      <text:p text:style-name="P7"><text:span text:style-name="T9"><text:tab/><text:tab/></text:span><text:span text:style-name="T8">for</text:span><text:span text:style-name="T9"> (</text:span><text:span text:style-name="T8">int</text:span><text:span text:style-name="T9"> i = 0; i &lt; </text:span><text:span text:style-name="T19">emailAddresses</text:span><text:span text:style-name="T9">.size(); i++) {</text:span></text:p>
      <text:p text:style-name="P7"><text:span text:style-name="T9"><text:tab/><text:tab/><text:tab/></text:span><text:span text:style-name="T19">emailAddresses</text:span><text:span text:style-name="T9">.get(i).setEnabled(enabled);</text:span></text:p>
      <text:p text:style-name="P7"><text:span text:style-name="T9"><text:tab/><text:tab/><text:tab/></text:span><text:span text:style-name="T19">emailAddresses_type</text:span><text:span text:style-name="T9">.get(i).setEnabled(enabled);</text:span></text:p>
      <text:p text:style-name="P7"><text:span text:style-name="T9"><text:tab/><text:tab/><text:tab/></text:span><text:span text:style-name="T19">emailAddresses_mailto</text:span><text:span text:style-name="T9">.get(i).setVisible(enabled);</text:span></text:p>
      <text:p text:style-name="P7"><text:span text:style-name="T9"><text:tab/><text:tab/><text:tab/></text:span><text:span text:style-name="T19">emailAddresses_delete</text:span><text:span text:style-name="T9">.get(i).setVisible(enabled);</text:span></text:p>
      <text:p text:style-name="P10"><text:tab/><text:tab/>}</text:p>
      <text:p text:style-name="P7"><text:span text:style-name="T9"><text:tab/><text:tab/></text:span><text:span text:style-name="T19">btn_add_address</text:span><text:span text:style-name="T9">.setVisible(enabled);</text:span></text:p>
      <text:p text:style-name="P7"><text:span text:style-name="T9"><text:tab/><text:tab/></text:span><text:span text:style-name="T19">btn_add_telephoneNumber</text:span><text:span text:style-name="T9">.setVisible(enabled);</text:span></text:p>
      <text:p text:style-name="P7"><text:span text:style-name="T9"><text:tab/><text:tab/></text:span><text:span text:style-name="T19">btn_add_emailAddress</text:span><text:span text:style-name="T9">.setVisible(enabled);</text:span></text:p>
      <text:p text:style-name="P10"><text:tab/><text:tab/></text:p>
      <text:p text:style-name="P7"><text:span text:style-name="T9"><text:tab/><text:tab/></text:span><text:span text:style-name="T19">pnl_buttons</text:span><text:span text:style-name="T9">.setVisible(enabled);</text:span></text:p>
      <text:p text:style-name="P7"><text:span text:style-name="T9"><text:tab/><text:tab/></text:span><text:span text:style-name="T19">btn_edit_name</text:span><text:span text:style-name="T9">.setVisible(enabled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oft-page-break/><text:span text:style-name="T9"><text:tab/> </text:span><text:span text:style-name="T16">*</text:span><text:span text:style-name="T9"> </text:span><text:span text:style-name="T16">This</text:span><text:span text:style-name="T9"> </text:span><text:span text:style-name="T16">should</text:span><text:span text:style-name="T9"> </text:span><text:span text:style-name="T16">be</text:span><text:span text:style-name="T9"> </text:span><text:span text:style-name="T16">called</text:span><text:span text:style-name="T9"> </text:span><text:span text:style-name="T16">on</text:span><text:span text:style-name="T9"> </text:span><text:span text:style-name="T16">every</text:span><text:span text:style-name="T9"> </text:span><text:span text:style-name="T16">change</text:span><text:span text:style-name="T9"> </text:span><text:span text:style-name="T16">to</text:span><text:span text:style-name="T9"> </text:span><text:span text:style-name="T16">a</text:span><text:span text:style-name="T9"> </text:span><text:span text:style-name="T16">contact's</text:span><text:span text:style-name="T9"> </text:span><text:span text:style-name="T16">details.</text:span></text:p>
      <text:p text:style-name="P7"><text:span text:style-name="T9"><text:tab/> </text:span><text:span text:style-name="T16">*</text:span><text:span text:style-name="T9"> </text:span><text:span text:style-name="T16">Whether</text:span><text:span text:style-name="T9"> </text:span><text:span text:style-name="T16">something</text:span><text:span text:style-name="T9"> </text:span><text:span text:style-name="T16">is</text:span><text:span text:style-name="T9"> </text:span><text:span text:style-name="T16">deleted,</text:span><text:span text:style-name="T9"> </text:span><text:span text:style-name="T16">or</text:span><text:span text:style-name="T9"> </text:span><text:span text:style-name="T16">just</text:span><text:span text:style-name="T9"> </text:span><text:span text:style-name="T16">the</text:span><text:span text:style-name="T9"> </text:span><text:span text:style-name="T16">selected</text:span><text:span text:style-name="T9"> </text:span><text:span text:style-name="T16">contact</text:span><text:span text:style-name="T9"> </text:span><text:span text:style-name="T16">changes.</text:span></text:p>
      <text:p text:style-name="P7"><text:span text:style-name="T9"><text:tab/> </text:span><text:span text:style-name="T16">*</text:span><text:span text:style-name="T9"> </text:span><text:span text:style-name="T16">This</text:span><text:span text:style-name="T9"> </text:span><text:span text:style-name="T16">includes</text:span><text:span text:style-name="T9"> </text:span><text:span text:style-name="T16">in</text:span><text:span text:style-name="T9"> </text:span><text:span text:style-name="T16">the</text:span><text:span text:style-name="T9"> </text:span><text:span text:style-name="T16">undo/</text:span><text:span text:style-name="T17">redo</text:span><text:span text:style-name="T9"> </text:span><text:span text:style-name="T16">stack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c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repopulate(Contact c) </text:span></text:p>
      <text:p text:style-name="P10"><text:tab/>{</text:p>
      <text:p text:style-name="P7"><text:span text:style-name="T9"><text:tab/><text:tab/></text:span><text:span text:style-name="T19">addresses_po_box</text:span><text:span text:style-name="T9">.clear();</text:span></text:p>
      <text:p text:style-name="P7"><text:span text:style-name="T9"><text:tab/><text:tab/></text:span><text:span text:style-name="T19">addresses_extended_address</text:span><text:span text:style-name="T9">.clear();</text:span></text:p>
      <text:p text:style-name="P7"><text:span text:style-name="T9"><text:tab/><text:tab/></text:span><text:span text:style-name="T19">addresses_street_address</text:span><text:span text:style-name="T9">.clear();</text:span></text:p>
      <text:p text:style-name="P7"><text:span text:style-name="T9"><text:tab/><text:tab/></text:span><text:span text:style-name="T19">addresses_locality_city</text:span><text:span text:style-name="T9">.clear();</text:span></text:p>
      <text:p text:style-name="P7"><text:span text:style-name="T9"><text:tab/><text:tab/></text:span><text:span text:style-name="T19">addresses_region_state_province_county</text:span><text:span text:style-name="T9">.clear();</text:span></text:p>
      <text:p text:style-name="P7"><text:span text:style-name="T9"><text:tab/><text:tab/></text:span><text:span text:style-name="T19">addresses_postcode</text:span><text:span text:style-name="T9">.clear();</text:span></text:p>
      <text:p text:style-name="P7"><text:span text:style-name="T9"><text:tab/><text:tab/></text:span><text:span text:style-name="T19">addresses_country</text:span><text:span text:style-name="T9">.clear();</text:span></text:p>
      <text:p text:style-name="P7"><text:span text:style-name="T9"><text:tab/><text:tab/></text:span><text:span text:style-name="T19">addresses_type</text:span><text:span text:style-name="T9">.clear();</text:span></text:p>
      <text:p text:style-name="P7"><text:span text:style-name="T9"><text:tab/><text:tab/></text:span><text:span text:style-name="T19">addresses_delete</text:span><text:span text:style-name="T9">.clear();</text:span></text:p>
      <text:p text:style-name="P7"><text:span text:style-name="T9"><text:tab/><text:tab/></text:span><text:span text:style-name="T19">telephoneNumbers</text:span><text:span text:style-name="T9">.clear();</text:span></text:p>
      <text:p text:style-name="P7"><text:span text:style-name="T9"><text:tab/><text:tab/></text:span><text:span text:style-name="T19">telephoneNumbers_type</text:span><text:span text:style-name="T9">.clear();</text:span></text:p>
      <text:p text:style-name="P7"><text:span text:style-name="T9"><text:tab/><text:tab/></text:span><text:span text:style-name="T19">telephoneNumbers_delete</text:span><text:span text:style-name="T9">.clear();</text:span></text:p>
      <text:p text:style-name="P7"><text:span text:style-name="T9"><text:tab/><text:tab/></text:span><text:span text:style-name="T19">emailAddresses</text:span><text:span text:style-name="T9">.clear();</text:span></text:p>
      <text:p text:style-name="P7"><text:span text:style-name="T9"><text:tab/><text:tab/></text:span><text:span text:style-name="T19">emailAddresses_type</text:span><text:span text:style-name="T9">.clear();</text:span></text:p>
      <text:p text:style-name="P7"><text:span text:style-name="T9"><text:tab/><text:tab/></text:span><text:span text:style-name="T19">emailAddresses_mailto</text:span><text:span text:style-name="T9">.clear();</text:span></text:p>
      <text:p text:style-name="P7"><text:span text:style-name="T9"><text:tab/><text:tab/></text:span><text:span text:style-name="T19">emailAddresses_delete</text:span><text:span text:style-name="T9">.clear();</text:span></text:p>
      <text:p text:style-name="P7"><text:span text:style-name="T9"><text:tab/><text:tab/></text:span><text:span text:style-name="T19">pnl_addresses</text:span><text:span text:style-name="T9">.removeAll();</text:span></text:p>
      <text:p text:style-name="P7"><text:span text:style-name="T9"><text:tab/><text:tab/></text:span><text:span text:style-name="T19">pnl_telephoneNumbers</text:span><text:span text:style-name="T9">.removeAll();</text:span></text:p>
      <text:p text:style-name="P7"><text:span text:style-name="T9"><text:tab/><text:tab/></text:span><text:span text:style-name="T19">pnl_emailAddresses</text:span><text:span text:style-name="T9">.removeAll();</text:span></text:p>
      <text:p text:style-name="P10"><text:tab/><text:tab/></text:p>
      <text:p text:style-name="P7"><text:span text:style-name="T9"><text:tab/><text:tab/></text:span><text:span text:style-name="T8">this</text:span><text:span text:style-name="T9">.</text:span><text:span text:style-name="T19">currentContact</text:span><text:span text:style-name="T9"> = c;</text:span></text:p>
      <text:p text:style-name="P10"><text:tab/><text:tab/></text:p>
      <text:p text:style-name="P7"><text:span text:style-name="T9"><text:tab/><text:tab/></text:span><text:span text:style-name="T8">if</text:span><text:span text:style-name="T9"> (c == </text:span><text:span text:style-name="T8">null</text:span><text:span text:style-name="T9">) {</text:span></text:p>
      <text:p text:style-name="P7"><text:span text:style-name="T9"><text:tab/><text:tab/><text:tab/></text:span><text:span text:style-name="T19">lbl_fullname</text:span><text:span text:style-name="T9">.setText(</text:span><text:span text:style-name="T22">"&lt;html&gt;&lt;big&gt;Address Book&lt;/big&gt;&lt;br/&gt;&lt;b&gt;To set started, open a file or add a contact.&lt;/b&gt;&lt;/html&gt;"</text:span><text:span text:style-name="T9">);</text:span></text:p>
      <text:p text:style-name="P7"><text:span text:style-name="T9"><text:tab/><text:tab/><text:tab/></text:span><text:span text:style-name="T19">pnl_addresses</text:span><text:span text:style-name="T9">.setVisible(</text:span><text:span text:style-name="T8">false</text:span><text:span text:style-name="T9">);</text:span></text:p>
      <text:p text:style-name="P7"><text:span text:style-name="T9"><text:tab/><text:tab/><text:tab/></text:span><text:span text:style-name="T19">pnl_telephoneNumbers</text:span><text:span text:style-name="T9">.setVisible(</text:span><text:span text:style-name="T8">false</text:span><text:span text:style-name="T9">);</text:span></text:p>
      <text:p text:style-name="P7"><text:span text:style-name="T9"><text:tab/><text:tab/><text:tab/></text:span><text:span text:style-name="T19">pnl_emailAddresses</text:span><text:span text:style-name="T9">.setVisible(</text:span><text:span text:style-name="T8">false</text:span><text:span text:style-name="T9">);</text:span></text:p>
      <text:p text:style-name="P7"><text:span text:style-name="T9"><text:tab/><text:tab/><text:tab/></text:span><text:span text:style-name="T19">pnl_buttons</text:span><text:span text:style-name="T9">.setVisible(</text:span><text:span text:style-name="T8">false</text:span><text:span text:style-name="T9">);</text:span></text:p>
      <text:p text:style-name="P7"><text:span text:style-name="T9"><text:tab/><text:tab/><text:tab/></text:span><text:span text:style-name="T8">return</text:span><text:span text:style-name="T9">;</text:span></text:p>
      <text:p text:style-name="P7"><text:span text:style-name="T9"><text:tab/><text:tab/>} </text:span><text:span text:style-name="T8">else</text:span><text:span text:style-name="T9"> {</text:span></text:p>
      <text:p text:style-name="P7"><text:span text:style-name="T9"><text:tab/><text:tab/><text:tab/></text:span><text:span text:style-name="T19">lbl_fullname</text:span><text:span text:style-name="T9">.setText(</text:span><text:span text:style-name="T22">"&lt;html&gt;&lt;big&gt;"</text:span><text:span text:style-name="T9"> + c.getForenames() + </text:span><text:span text:style-name="T22">" "</text:span><text:span text:style-name="T9"> + c.getSurname() + </text:span><text:span text:style-name="T22">"&lt;/big&gt;&lt;/html&gt;"</text:span><text:span text:style-name="T9">);</text:span></text:p>
      <text:p text:style-name="P7"><text:span text:style-name="T9"><text:tab/><text:tab/><text:tab/></text:span><text:span text:style-name="T19">pnl_addresses</text:span><text:span text:style-name="T9">.setVisible(</text:span><text:span text:style-name="T8">true</text:span><text:span text:style-name="T9">);</text:span></text:p>
      <text:p text:style-name="P7"><text:span text:style-name="T9"><text:tab/><text:tab/><text:tab/></text:span><text:span text:style-name="T19">pnl_telephoneNumbers</text:span><text:span text:style-name="T9">.setVisible(</text:span><text:span text:style-name="T8">true</text:span><text:span text:style-name="T9">);</text:span></text:p>
      <text:p text:style-name="P7"><text:span text:style-name="T9"><text:tab/><text:tab/><text:tab/></text:span><text:span text:style-name="T19">pnl_emailAddresses</text:span><text:span text:style-name="T9">.setVisible(</text:span><text:span text:style-name="T8">true</text:span><text:span text:style-name="T9">);</text:span></text:p>
      <text:p text:style-name="P7"><text:span text:style-name="T9"><text:tab/><text:tab/><text:tab/></text:span><text:span text:style-name="T19">pnl_buttons</text:span><text:span text:style-name="T9">.setVisible(</text:span><text:span text:style-name="T8">true</text:span><text:span text:style-name="T9">);</text:span></text:p>
      <text:p text:style-name="P10"><text:tab/><text:tab/>}</text:p>
      <text:p text:style-name="P7"><text:span text:style-name="T9"><text:tab/><text:tab/></text:span><text:span text:style-name="T29">//pnl_fullname.setPreferredSize(new Dimension(400, 35));</text:span></text:p>
      <text:p text:style-name="P7"><text:span text:style-name="T9"><text:tab/><text:tab/></text:span><text:span text:style-name="T29">//lbl_fullname.setBounds(0, 0, 400, 30);</text:span></text:p>
      <text:p text:style-name="P10"><text:tab/></text:p>
      <text:p text:style-name="P10"><text:tab/><text:tab/></text:p>
      <text:p text:style-name="P10"><text:tab/><text:tab/></text:p>
      <text:p text:style-name="P7"><text:span text:style-name="T9"><text:tab/><text:tab/></text:span><text:span text:style-name="T29">// fill addresses! :)</text:span></text:p>
      <text:p text:style-name="P7"><text:span text:style-name="T9"><text:tab/><text:tab/>JLabel lbl_addresses = </text:span><text:span text:style-name="T8">new</text:span><text:span text:style-name="T9"> JLabel(</text:span><text:span text:style-name="T22">"Addresses: "</text:span><text:span text:style-name="T9">);</text:span></text:p>
      <text:p text:style-name="P10"><text:tab/><text:tab/>lbl_addresses.setBounds(0, 0, 120, 20);</text:p>
      <text:p text:style-name="P7"><text:span text:style-name="T9"><text:tab/><text:tab/></text:span><text:span text:style-name="T19">pnl_addresses</text:span><text:span text:style-name="T9">.add(lbl_addresses);</text:span></text:p>
      <text:p text:style-name="P7"><text:span text:style-name="T9"><text:tab/><text:tab/></text:span><text:span text:style-name="T8">int</text:span><text:span text:style-name="T9"> current_x = 150;</text:span></text:p>
      <text:p text:style-name="P7"><text:span text:style-name="T9"><text:tab/><text:tab/></text:span><text:span text:style-name="T8">int</text:span><text:span text:style-name="T9"> current_y = 0;</text:span></text:p>
      <text:p text:style-name="P7"><text:span text:style-name="T9"><text:tab/><text:tab/></text:span><text:span text:style-name="T8">for</text:span><text:span text:style-name="T9"> (</text:span><text:span text:style-name="T8">int</text:span><text:span text:style-name="T9"> i = 0; i &lt; c.getAddresses().size(); i++) {</text:span></text:p>
      <text:p text:style-name="P7"><text:span text:style-name="T9"><text:tab/><text:tab/><text:tab/></text:span><text:span text:style-name="T8">final</text:span><text:span text:style-name="T9"> Address a = c.getAddresses().get(i);</text:span></text:p>
      <text:p text:style-name="P10"><text:tab/></text:p>
      <text:p text:style-name="P10"><text:tab/><text:tab/><text:tab/></text:p>
      <text:p text:style-name="P7"><text:span text:style-name="T9"><text:tab/><text:tab/><text:tab/>String[] types = {</text:span><text:span text:style-name="T22">"Home"</text:span><text:span text:style-name="T9">, </text:span><text:span text:style-name="T22">"Work"</text:span><text:span text:style-name="T9">};</text:span></text:p>
      <text:p text:style-name="P7"><text:span text:style-name="T9"><text:tab/><text:tab/><text:tab/></text:span><text:span text:style-name="T8">final</text:span><text:span text:style-name="T9"> JComboBox box = </text:span><text:span text:style-name="T8">new</text:span><text:span text:style-name="T9"> JComboBox(types);</text:span></text:p>
      <text:p text:style-name="P7"><text:span text:style-name="T9"><text:tab/><text:tab/><text:tab/>box.addFocusListener(</text:span><text:span text:style-name="T8">new</text:span><text:span text:style-name="T9"> FocusListener() {</text:span></text:p>
      <text:p text:style-name="P7"><text:span text:style-name="T9"><text:tab/><text:tab/><text:tab/><text:tab/></text:span><text:span text:style-name="T8">int</text:span><text:span text:style-name="T9"> </text:span><text:span text:style-name="T19">valueOnFocus</text:span><text:span text:style-name="T9">;</text:span></text:p>
      <text:p text:style-name="P7"><text:span text:style-name="T9"><text:tab/><text:tab/><text:tab/><text:tab/></text:span><text:span text:style-name="T8">public</text:span><text:span text:style-name="T9"> Contact </text:span><text:span text:style-name="T19">c</text:span><text:span text:style-name="T9">;</text:span>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focusGained(FocusEvent e) {</text:span></text:p>
      <text:p text:style-name="P7"><text:span text:style-name="T9"><text:tab/><text:tab/><text:tab/><text:tab/><text:tab/></text:span><text:span text:style-name="T19">valueOnFocus</text:span><text:span text:style-name="T9"> = box.getSelectedIndex();</text:span></text:p>
      <text:p text:style-name="P7"><text:span text:style-name="T9"><text:tab/><text:tab/><text:tab/><text:tab/><text:tab/></text:span><text:span text:style-name="T19">c</text:span><text:span text:style-name="T9"> = </text:span><text:span text:style-name="T19">currentContact</text:span><text:span text:style-name="T9">;</text:span></text:p>
      <text:p text:style-name="P10"><text:soft-page-break/><text:tab/><text:tab/><text:tab/><text:tab/>}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focusLost(FocusEvent e) {</text:span></text:p>
      <text:p text:style-name="P7"><text:span text:style-name="T9"><text:tab/><text:tab/><text:tab/><text:tab/><text:tab/></text:span><text:span text:style-name="T8">if</text:span><text:span text:style-name="T9"> (box.getSelectedIndex() != </text:span><text:span text:style-name="T19">valueOnFocus</text:span><text:span text:style-name="T9">) { </text:span><text:span text:style-name="T29">// changes!!</text:span></text:p>
      <text:p text:style-name="P10"><text:tab/><text:tab/><text:tab/><text:tab/><text:tab/><text:tab/></text:p>
      <text:p text:style-name="P7"><text:span text:style-name="T9"><text:tab/><text:tab/><text:tab/><text:tab/><text:tab/><text:tab/></text:span><text:span text:style-name="T19">addressBook</text:span><text:span text:style-name="T9">.getActionStack().push(</text:span><text:span text:style-name="T8">new</text:span><text:span text:style-name="T9"> Action() {</text:span></text:p>
      <text:p text:style-name="P7"><text:span text:style-name="T9"><text:tab/><text:tab/><text:tab/><text:tab/><text:tab/><text:tab/><text:tab/></text:span><text:span text:style-name="T8">public</text:span><text:span text:style-name="T9"> Address </text:span><text:span text:style-name="T19">ad</text:span><text:span text:style-name="T9"> = a;</text:span>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int</text:span><text:span text:style-name="T9"> </text:span><text:span text:style-name="T19">adtp</text:span><text:span text:style-name="T9"> = </text:span><text:span text:style-name="T19">valueOnFocus</text:span><text:span text:style-name="T9">;</text:span>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int</text:span><text:span text:style-name="T9"> </text:span><text:span text:style-name="T19">adt</text:span><text:span text:style-name="T9"> = box.getSelectedIndex();</text:span>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boolean</text:span><text:span text:style-name="T9"> </text:span><text:span text:style-name="T19">secondPass</text:span><text:span text:style-name="T9"> = </text:span><text:span text:style-name="T8">false</text:span><text:span text:style-name="T9">;</text:span>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void</text:span><text:span text:style-name="T9"> doAction() {</text:span></text:p>
      <text:p text:style-name="P7"><text:span text:style-name="T9"><text:tab/><text:tab/><text:tab/><text:tab/><text:tab/><text:tab/><text:tab/><text:tab/></text:span><text:span text:style-name="T8">if</text:span><text:span text:style-name="T9"> (</text:span><text:span text:style-name="T19">adt</text:span><text:span text:style-name="T9"> == 0) {</text:span></text:p>
      <text:p text:style-name="P7"><text:span text:style-name="T9"><text:tab/><text:tab/><text:tab/><text:tab/><text:tab/><text:tab/><text:tab/><text:tab/><text:tab/></text:span><text:span text:style-name="T19">ad</text:span><text:span text:style-name="T9">.setType(Address.Type.</text:span><text:span text:style-name="T20">HOME</text:span><text:span text:style-name="T9">);</text:span></text:p>
      <text:p text:style-name="P7"><text:span text:style-name="T9"><text:tab/><text:tab/><text:tab/><text:tab/><text:tab/><text:tab/><text:tab/><text:tab/>} </text:span><text:span text:style-name="T8">else</text:span><text:span text:style-name="T9"> </text:span><text:span text:style-name="T8">if</text:span><text:span text:style-name="T9"> (</text:span><text:span text:style-name="T19">adt</text:span><text:span text:style-name="T9"> == 1) {</text:span></text:p>
      <text:p text:style-name="P7"><text:span text:style-name="T9"><text:tab/><text:tab/><text:tab/><text:tab/><text:tab/><text:tab/><text:tab/><text:tab/><text:tab/></text:span><text:span text:style-name="T19">ad</text:span><text:span text:style-name="T9">.setType(Address.Type.</text:span><text:span text:style-name="T20">WORK</text:span><text:span text:style-name="T9">);</text:span></text:p>
      <text:p text:style-name="P10"><text:tab/><text:tab/><text:tab/><text:tab/><text:tab/><text:tab/><text:tab/><text:tab/>}</text:p>
      <text:p text:style-name="P7"><text:span text:style-name="T9"><text:tab/><text:tab/><text:tab/><text:tab/><text:tab/><text:tab/><text:tab/><text:tab/></text:span><text:span text:style-name="T8">if</text:span><text:span text:style-name="T9"> (</text:span><text:span text:style-name="T19">secondPass</text:span><text:span text:style-name="T9">) { </text:span><text:span text:style-name="T19">addressBook</text:span><text:span text:style-name="T9">.getContactPanel().repopulate(</text:span><text:span text:style-name="T19">c</text:span><text:span text:style-name="T9">); }</text:span></text:p>
      <text:p text:style-name="P7"><text:span text:style-name="T9"><text:tab/><text:tab/><text:tab/><text:tab/><text:tab/><text:tab/><text:tab/><text:tab/></text:span><text:span text:style-name="T19">addressBook</text:span><text:span text:style-name="T9">.getFrame().validate();</text:span></text:p>
      <text:p text:style-name="P7"><text:span text:style-name="T9"><text:tab/><text:tab/><text:tab/><text:tab/><text:tab/><text:tab/><text:tab/><text:tab/></text:span><text:span text:style-name="T19">secondPass</text:span><text:span text:style-name="T9"> = </text:span><text:span text:style-name="T8">true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String getRedoText() {</text:span></text:p>
      <text:p text:style-name="P7"><text:span text:style-name="T9"><text:tab/><text:tab/><text:tab/><text:tab/><text:tab/><text:tab/><text:tab/><text:tab/></text:span><text:span text:style-name="T8">if</text:span><text:span text:style-name="T9"> (</text:span><text:span text:style-name="T19">adt</text:span><text:span text:style-name="T9"> == 0) {</text:span></text:p>
      <text:p text:style-name="P7"><text:span text:style-name="T9"><text:tab/><text:tab/><text:tab/><text:tab/><text:tab/><text:tab/><text:tab/><text:tab/><text:tab/></text:span><text:span text:style-name="T8">return</text:span><text:span text:style-name="T9"> </text:span><text:span text:style-name="T22">"Set Address Type As 'Home'"</text:span><text:span text:style-name="T9">;</text:span></text:p>
      <text:p text:style-name="P7"><text:span text:style-name="T9"><text:tab/><text:tab/><text:tab/><text:tab/><text:tab/><text:tab/><text:tab/><text:tab/>} </text:span><text:span text:style-name="T8">else</text:span><text:span text:style-name="T9"> </text:span><text:span text:style-name="T8">if</text:span><text:span text:style-name="T9"> (</text:span><text:span text:style-name="T19">adt</text:span><text:span text:style-name="T9"> == 1) {</text:span></text:p>
      <text:p text:style-name="P7"><text:span text:style-name="T9"><text:tab/><text:tab/><text:tab/><text:tab/><text:tab/><text:tab/><text:tab/><text:tab/><text:tab/></text:span><text:span text:style-name="T8">return</text:span><text:span text:style-name="T9"> </text:span><text:span text:style-name="T22">"Set Address Type As 'Work'"</text:span><text:span text:style-name="T9">;</text:span></text:p>
      <text:p text:style-name="P10"><text:tab/><text:tab/><text:tab/><text:tab/><text:tab/><text:tab/><text:tab/><text:tab/>}</text:p>
      <text:p text:style-name="P7"><text:span text:style-name="T9"><text:tab/><text:tab/><text:tab/><text:tab/><text:tab/><text:tab/><text:tab/><text:tab/></text:span><text:span text:style-name="T8">return</text:span><text:span text:style-name="T9"> </text:span><text:span text:style-name="T22">"BAD BAD BAD"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String getUndoText() {</text:span></text:p>
      <text:p text:style-name="P7"><text:span text:style-name="T9"><text:tab/><text:tab/><text:tab/><text:tab/><text:tab/><text:tab/><text:tab/><text:tab/></text:span><text:span text:style-name="T8">if</text:span><text:span text:style-name="T9"> (</text:span><text:span text:style-name="T19">adtp</text:span><text:span text:style-name="T9"> == 0) {</text:span></text:p>
      <text:p text:style-name="P7"><text:span text:style-name="T9"><text:tab/><text:tab/><text:tab/><text:tab/><text:tab/><text:tab/><text:tab/><text:tab/><text:tab/></text:span><text:span text:style-name="T8">return</text:span><text:span text:style-name="T9"> </text:span><text:span text:style-name="T22">"Set Address Type As 'Home'"</text:span><text:span text:style-name="T9">;</text:span></text:p>
      <text:p text:style-name="P7"><text:span text:style-name="T9"><text:tab/><text:tab/><text:tab/><text:tab/><text:tab/><text:tab/><text:tab/><text:tab/>} </text:span><text:span text:style-name="T8">else</text:span><text:span text:style-name="T9"> </text:span><text:span text:style-name="T8">if</text:span><text:span text:style-name="T9"> (</text:span><text:span text:style-name="T19">adtp</text:span><text:span text:style-name="T9"> == 1) {</text:span></text:p>
      <text:p text:style-name="P7"><text:span text:style-name="T9"><text:tab/><text:tab/><text:tab/><text:tab/><text:tab/><text:tab/><text:tab/><text:tab/><text:tab/></text:span><text:span text:style-name="T8">return</text:span><text:span text:style-name="T9"> </text:span><text:span text:style-name="T22">"Set Address Type As 'Work'"</text:span><text:span text:style-name="T9">;</text:span></text:p>
      <text:p text:style-name="P10"><text:tab/><text:tab/><text:tab/><text:tab/><text:tab/><text:tab/><text:tab/><text:tab/>}</text:p>
      <text:p text:style-name="P7"><text:span text:style-name="T9"><text:tab/><text:tab/><text:tab/><text:tab/><text:tab/><text:tab/><text:tab/><text:tab/></text:span><text:span text:style-name="T8">return</text:span><text:span text:style-name="T9"> </text:span><text:span text:style-name="T22">"BAD BAD BAD!"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void</text:span><text:span text:style-name="T9"> undoAction() {</text:span></text:p>
      <text:p text:style-name="P7"><text:span text:style-name="T9"><text:tab/><text:tab/><text:tab/><text:tab/><text:tab/><text:tab/><text:tab/><text:tab/></text:span><text:span text:style-name="T8">if</text:span><text:span text:style-name="T9"> (</text:span><text:span text:style-name="T19">adtp</text:span><text:span text:style-name="T9"> == 0) {</text:span></text:p>
      <text:p text:style-name="P7"><text:span text:style-name="T9"><text:tab/><text:tab/><text:tab/><text:tab/><text:tab/><text:tab/><text:tab/><text:tab/><text:tab/></text:span><text:span text:style-name="T19">ad</text:span><text:span text:style-name="T9">.setType(Address.Type.</text:span><text:span text:style-name="T20">HOME</text:span><text:span text:style-name="T9">);</text:span></text:p>
      <text:p text:style-name="P7"><text:span text:style-name="T9"><text:tab/><text:tab/><text:tab/><text:tab/><text:tab/><text:tab/><text:tab/><text:tab/>} </text:span><text:span text:style-name="T8">else</text:span><text:span text:style-name="T9"> </text:span><text:span text:style-name="T8">if</text:span><text:span text:style-name="T9"> (</text:span><text:span text:style-name="T19">adtp</text:span><text:span text:style-name="T9"> == 1) {</text:span></text:p>
      <text:p text:style-name="P7"><text:span text:style-name="T9"><text:tab/><text:tab/><text:tab/><text:tab/><text:tab/><text:tab/><text:tab/><text:tab/><text:tab/></text:span><text:span text:style-name="T19">ad</text:span><text:span text:style-name="T9">.setType(Address.Type.</text:span><text:span text:style-name="T20">WORK</text:span><text:span text:style-name="T9">);</text:span></text:p>
      <text:p text:style-name="P10"><text:tab/><text:tab/><text:tab/><text:tab/><text:tab/><text:tab/><text:tab/><text:tab/>}</text:p>
      <text:p text:style-name="P7"><text:span text:style-name="T9"><text:tab/><text:tab/><text:tab/><text:tab/><text:tab/><text:tab/><text:tab/><text:tab/></text:span><text:span text:style-name="T19">addressBook</text:span><text:span text:style-name="T9">.getContactPanel().repopulate(</text:span><text:span text:style-name="T19">c</text:span><text:span text:style-name="T9">);</text:span></text:p>
      <text:p text:style-name="P7"><text:span text:style-name="T9"><text:tab/><text:tab/><text:tab/><text:tab/><text:tab/><text:tab/><text:tab/><text:tab/></text:span><text:span text:style-name="T19">addressBook</text:span><text:span text:style-name="T9">.getFrame().validate();</text:span></text:p>
      <text:p text:style-name="P10"><text:tab/><text:tab/><text:tab/><text:tab/><text:tab/><text:tab/><text:tab/>} <text:tab/></text:p>
      <text:p text:style-name="P10"><text:tab/><text:tab/><text:tab/><text:tab/><text:tab/><text:tab/>});</text:p>
      <text:p text:style-name="P10"><text:tab/><text:tab/><text:tab/><text:tab/><text:tab/>}</text:p>
      <text:p text:style-name="P10"><text:tab/><text:tab/><text:tab/><text:tab/>} </text:p>
      <text:p text:style-name="P10"><text:tab/><text:tab/><text:tab/>});</text:p>
      <text:p text:style-name="P10"><text:tab/><text:tab/><text:tab/>box.setBounds(current_x + 205, current_y, 100, 25);</text:p>
      <text:p text:style-name="P7"><text:span text:style-name="T9"><text:tab/><text:tab/><text:tab/></text:span><text:span text:style-name="T8">if</text:span><text:span text:style-name="T9"> (a.getType().equals(Address.Type.</text:span><text:span text:style-name="T20">HOME</text:span><text:span text:style-name="T9">)) {</text:span></text:p>
      <text:p text:style-name="P10"><text:tab/><text:tab/><text:tab/><text:tab/>box.setSelectedIndex(0);</text:p>
      <text:p text:style-name="P7"><text:span text:style-name="T9"><text:tab/><text:tab/><text:tab/>} </text:span><text:span text:style-name="T8">else</text:span><text:span text:style-name="T9"> </text:span><text:span text:style-name="T8">if</text:span><text:span text:style-name="T9"> (a.getType().equals(Address.Type.</text:span><text:span text:style-name="T20">WORK</text:span><text:span text:style-name="T9">)) {</text:span></text:p>
      <text:p text:style-name="P10"><text:tab/><text:tab/><text:tab/><text:tab/>box.setSelectedIndex(1);</text:p>
      <text:p text:style-name="P10"><text:tab/><text:tab/><text:tab/>}</text:p>
      <text:p text:style-name="P10"><text:tab/><text:tab/><text:tab/></text:p>
      <text:p text:style-name="P7"><text:span text:style-name="T9"><text:tab/><text:tab/><text:tab/>JButton delete = </text:span><text:span text:style-name="T8">new</text:span><text:span text:style-name="T9"> JButton(</text:span><text:span text:style-name="T8">new</text:span><text:span text:style-name="T9"> ImageIcon(</text:span><text:span text:style-name="T22">"files/Delete.png"</text:span><text:span text:style-name="T9">));</text:span></text:p>
      <text:p text:style-name="P7"><text:span text:style-name="T9"><text:tab/><text:tab/><text:tab/>delete.setToolTipText(</text:span><text:span text:style-name="T22">"Remove Address"</text:span><text:span text:style-name="T9">);</text:span></text:p>
      <text:p text:style-name="P10"><text:tab/><text:tab/><text:tab/>delete.setBounds(current_x + 205 + 105, current_y, 25, 25);</text:p>
      <text:p text:style-name="P7"><text:span text:style-name="T9"><text:tab/><text:tab/><text:tab/>delete.addActionListener(</text:span><text:span text:style-name="T8">new</text:span><text:span text:style-name="T9"> ActionListener() { </text:span>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actionPerformed(ActionEvent e) {</text:span></text:p>
      <text:p text:style-name="P7"><text:span text:style-name="T9"><text:tab/><text:tab/><text:tab/><text:tab/><text:tab/></text:span><text:span text:style-name="T19">addressBook</text:span><text:span text:style-name="T9">.getActionStack().push(</text:span><text:span text:style-name="T8">new</text:span><text:span text:style-name="T9"> Action() {</text:span></text:p>
      <text:p text:style-name="P7"><text:span text:style-name="T9"><text:tab/><text:tab/><text:tab/><text:tab/><text:tab/><text:tab/></text:span><text:span text:style-name="T8">public</text:span><text:span text:style-name="T9"> Contact </text:span><text:span text:style-name="T19">c</text:span><text:span text:style-name="T9"> = </text:span><text:span text:style-name="T19">currentContact</text:span><text:span text:style-name="T9">;</text:span></text:p>
      <text:p text:style-name="P7"><text:soft-page-break/><text:span text:style-name="T9"><text:tab/><text:tab/><text:tab/><text:tab/><text:tab/><text:tab/></text:span><text:span text:style-name="T8">public</text:span><text:span text:style-name="T9"> Address </text:span><text:span text:style-name="T19">ad</text:span><text:span text:style-name="T9"> = a;</text:span></text:p>
      <text:p text:style-name="P7"><text:span text:style-name="T9"><text:tab/><text:tab/><text:tab/><text:tab/><text:tab/><text:tab/></text:span><text:span text:style-name="T8">public</text:span><text:span text:style-name="T9"> </text:span><text:span text:style-name="T8">void</text:span><text:span text:style-name="T9"> doAction() {</text:span></text:p>
      <text:p text:style-name="P7"><text:span text:style-name="T9"><text:tab/><text:tab/><text:tab/><text:tab/><text:tab/><text:tab/><text:tab/></text:span><text:span text:style-name="T19">c</text:span><text:span text:style-name="T9">.removeAddress(</text:span><text:span text:style-name="T19">ad</text:span><text:span text:style-name="T9">);</text:span></text:p>
      <text:p text:style-name="P7"><text:span text:style-name="T9"><text:tab/><text:tab/><text:tab/><text:tab/><text:tab/><text:tab/><text:tab/></text:span><text:span text:style-name="T19">addressBook</text:span><text:span text:style-name="T9">.getContactPanel().repopulate(</text:span><text:span text:style-name="T19">currentContact</text:span><text:span text:style-name="T9">);</text:span></text:p>
      <text:p text:style-name="P7"><text:span text:style-name="T9"><text:tab/><text:tab/><text:tab/><text:tab/><text:tab/><text:tab/><text:tab/></text:span><text:span text:style-name="T19">addressBook</text:span><text:span text:style-name="T9">.getFrame().validate();</text:span></text:p>
      <text:p text:style-name="P10"><text:tab/><text:tab/><text:tab/><text:tab/><text:tab/><text:tab/>}</text:p>
      <text:p text:style-name="P7"><text:span text:style-name="T9"><text:tab/><text:tab/><text:tab/><text:tab/><text:tab/><text:tab/></text:span><text:span text:style-name="T8">public</text:span><text:span text:style-name="T9"> String getRedoText() {</text:span></text:p>
      <text:p text:style-name="P7"><text:span text:style-name="T9"><text:tab/><text:tab/><text:tab/><text:tab/><text:tab/><text:tab/><text:tab/></text:span><text:span text:style-name="T8">return</text:span><text:span text:style-name="T9"> </text:span><text:span text:style-name="T22">"Remove Address from "</text:span><text:span text:style-name="T9"> + </text:span><text:span text:style-name="T19">c</text:span><text:span text:style-name="T9">.getName();</text:span></text:p>
      <text:p text:style-name="P10"><text:tab/><text:tab/><text:tab/><text:tab/><text:tab/><text:tab/>}</text:p>
      <text:p text:style-name="P7"><text:span text:style-name="T9"><text:tab/><text:tab/><text:tab/><text:tab/><text:tab/><text:tab/></text:span><text:span text:style-name="T8">public</text:span><text:span text:style-name="T9"> String getUndoText() {</text:span></text:p>
      <text:p text:style-name="P7"><text:span text:style-name="T9"><text:tab/><text:tab/><text:tab/><text:tab/><text:tab/><text:tab/><text:tab/></text:span><text:span text:style-name="T8">return</text:span><text:span text:style-name="T9"> </text:span><text:span text:style-name="T22">"Add Address to "</text:span><text:span text:style-name="T9"> + </text:span><text:span text:style-name="T19">c</text:span><text:span text:style-name="T9">.getName();</text:span></text:p>
      <text:p text:style-name="P10"><text:tab/><text:tab/><text:tab/><text:tab/><text:tab/><text:tab/>}</text:p>
      <text:p text:style-name="P7"><text:span text:style-name="T9"><text:tab/><text:tab/><text:tab/><text:tab/><text:tab/><text:tab/></text:span><text:span text:style-name="T8">public</text:span><text:span text:style-name="T9"> </text:span><text:span text:style-name="T8">void</text:span><text:span text:style-name="T9"> undoAction() {</text:span></text:p>
      <text:p text:style-name="P7"><text:span text:style-name="T9"><text:tab/><text:tab/><text:tab/><text:tab/><text:tab/><text:tab/><text:tab/></text:span><text:span text:style-name="T19">c</text:span><text:span text:style-name="T9">.addAddress(</text:span><text:span text:style-name="T19">ad</text:span><text:span text:style-name="T9">);</text:span></text:p>
      <text:p text:style-name="P7"><text:span text:style-name="T9"><text:tab/><text:tab/><text:tab/><text:tab/><text:tab/><text:tab/><text:tab/></text:span><text:span text:style-name="T19">addressBook</text:span><text:span text:style-name="T9">.getContactPanel().repopulate(</text:span><text:span text:style-name="T19">currentContact</text:span><text:span text:style-name="T9">);</text:span></text:p>
      <text:p text:style-name="P7"><text:span text:style-name="T9"><text:tab/><text:tab/><text:tab/><text:tab/><text:tab/><text:tab/><text:tab/></text:span><text:span text:style-name="T19">addressBook</text:span><text:span text:style-name="T9">.getFrame().validate();</text:span></text:p>
      <text:p text:style-name="P10"><text:tab/><text:tab/><text:tab/><text:tab/><text:tab/><text:tab/>}</text:p>
      <text:p text:style-name="P10"><text:tab/><text:tab/><text:tab/><text:tab/><text:tab/>});</text:p>
      <text:p text:style-name="P10"><text:tab/><text:tab/><text:tab/><text:tab/>}</text:p>
      <text:p text:style-name="P10"><text:tab/><text:tab/><text:tab/>});</text:p>
      <text:p text:style-name="P10"><text:tab/><text:tab/><text:tab/></text:p>
      <text:p text:style-name="P10"><text:tab/><text:tab/><text:tab/></text:p>
      <text:p text:style-name="P7"><text:span text:style-name="T9"><text:tab/><text:tab/><text:tab/></text:span><text:span text:style-name="T29">//addresses.add(area);</text:span></text:p>
      <text:p text:style-name="P7"><text:span text:style-name="T9"><text:tab/><text:tab/><text:tab/></text:span><text:span text:style-name="T19">addresses_type</text:span><text:span text:style-name="T9">.add(box);</text:span></text:p>
      <text:p text:style-name="P7"><text:span text:style-name="T9"><text:tab/><text:tab/><text:tab/></text:span><text:span text:style-name="T19">addresses_delete</text:span><text:span text:style-name="T9">.add(delete);</text:span></text:p>
      <text:p text:style-name="P10"><text:tab/><text:tab/><text:tab/></text:p>
      <text:p text:style-name="P7"><text:span text:style-name="T9"><text:tab/><text:tab/><text:tab/></text:span><text:span text:style-name="T29">//pnl_addresses.add(pane);</text:span></text:p>
      <text:p text:style-name="P7"><text:span text:style-name="T9"><text:tab/><text:tab/><text:tab/></text:span><text:span text:style-name="T19">pnl_addresses</text:span><text:span text:style-name="T9">.add(box);</text:span></text:p>
      <text:p text:style-name="P7"><text:span text:style-name="T9"><text:tab/><text:tab/><text:tab/></text:span><text:span text:style-name="T19">pnl_addresses</text:span><text:span text:style-name="T9">.add(delete);</text:span></text:p>
      <text:p text:style-name="P10"><text:tab/><text:tab/><text:tab/></text:p>
      <text:p text:style-name="P7"><text:span text:style-name="T9"><text:tab/><text:tab/><text:tab/></text:span><text:span text:style-name="T8">if</text:span><text:span text:style-name="T9"> (!c.getAddresses().get(i).getPOBoxNumber().trim().equals(</text:span><text:span text:style-name="T22">""</text:span><text:span text:style-name="T9">)) {</text:span></text:p>
      <text:p text:style-name="P7"><text:span text:style-name="T9"><text:tab/><text:tab/><text:tab/><text:tab/>JLabel lbl_number = </text:span><text:span text:style-name="T8">new</text:span><text:span text:style-name="T9"> JLabel(</text:span><text:span text:style-name="T22">"PO Box #: "</text:span><text:span text:style-name="T9">);</text:span></text:p>
      <text:p text:style-name="P10"><text:tab/><text:tab/><text:tab/><text:tab/>lbl_number.setBounds(current_x - 70, current_y, 80, 20);</text:p>
      <text:p text:style-name="P7"><text:span text:style-name="T9"><text:tab/><text:tab/><text:tab/><text:tab/></text:span><text:span text:style-name="T19">pnl_addresses</text:span><text:span text:style-name="T9">.add(lbl_number);</text:span></text:p>
      <text:p text:style-name="P10"><text:tab/><text:tab/><text:tab/><text:tab/></text:p>
      <text:p text:style-name="P7"><text:span text:style-name="T9"><text:tab/><text:tab/><text:tab/><text:tab/></text:span><text:span text:style-name="T8">final</text:span><text:span text:style-name="T9"> JTextField po_box = </text:span><text:span text:style-name="T8">new</text:span><text:span text:style-name="T9"> JTextField();</text:span></text:p>
      <text:p text:style-name="P7"><text:span text:style-name="T9"><text:tab/><text:tab/><text:tab/><text:tab/>po_box.addFocusListener(</text:span><text:span text:style-name="T8">null</text:span><text:span text:style-name="T9">);</text:span></text:p>
      <text:p text:style-name="P10"><text:tab/><text:tab/><text:tab/><text:tab/>po_box.setBounds(current_x, current_y, 50, 25);</text:p>
      <text:p text:style-name="P10"><text:tab/><text:tab/><text:tab/><text:tab/>po_box.setText(c.getAddresses().get(i).getPOBoxNumber());</text:p>
      <text:p text:style-name="P7"><text:span text:style-name="T9"><text:tab/><text:tab/><text:tab/><text:tab/>po_box.addFocusListener(</text:span><text:span text:style-name="T8">new</text:span><text:span text:style-name="T9"> FocusListener() {</text:span></text:p>
      <text:p text:style-name="P7"><text:span text:style-name="T9"><text:tab/><text:tab/><text:tab/><text:tab/><text:tab/></text:span><text:span text:style-name="T8">public</text:span><text:span text:style-name="T9"> String </text:span><text:span text:style-name="T19">valueOnFocus</text:span><text:span text:style-name="T9">;</text:span></text:p>
      <text:p text:style-name="P7"><text:span text:style-name="T9"><text:tab/><text:tab/><text:tab/><text:tab/><text:tab/></text:span><text:span text:style-name="T8">public</text:span><text:span text:style-name="T9"> Contact </text:span><text:span text:style-name="T19">c</text:span><text:span text:style-name="T9">;</text:span></text:p>
      <text:p text:style-name="P7"><text:span text:style-name="T9"><text:tab/><text:tab/><text:tab/><text:tab/><text:tab/></text:span><text:span text:style-name="T8">public</text:span><text:span text:style-name="T9"> </text:span><text:span text:style-name="T8">void</text:span><text:span text:style-name="T9"> focusGained(FocusEvent e) {</text:span></text:p>
      <text:p text:style-name="P7"><text:span text:style-name="T9"><text:tab/><text:tab/><text:tab/><text:tab/><text:tab/><text:tab/></text:span><text:span text:style-name="T19">c</text:span><text:span text:style-name="T9"> = </text:span><text:span text:style-name="T19">currentContact</text:span><text:span text:style-name="T9">;</text:span></text:p>
      <text:p text:style-name="P7"><text:span text:style-name="T9"><text:tab/><text:tab/><text:tab/><text:tab/><text:tab/><text:tab/></text:span><text:span text:style-name="T19">valueOnFocus</text:span><text:span text:style-name="T9"> = po_box.getText();</text:span></text:p>
      <text:p text:style-name="P10"><text:tab/><text:tab/><text:tab/><text:tab/><text:tab/>}</text:p>
      <text:p text:style-name="P7"><text:span text:style-name="T9"><text:tab/><text:tab/><text:tab/><text:tab/><text:tab/></text:span><text:span text:style-name="T8">public</text:span><text:span text:style-name="T9"> </text:span><text:span text:style-name="T8">void</text:span><text:span text:style-name="T9"> focusLost(FocusEvent e) {</text:span></text:p>
      <text:p text:style-name="P7"><text:span text:style-name="T9"><text:tab/><text:tab/><text:tab/><text:tab/><text:tab/><text:tab/></text:span><text:span text:style-name="T8">if</text:span><text:span text:style-name="T9"> (!po_box.getText().equals(</text:span><text:span text:style-name="T19">valueOnFocus</text:span><text:span text:style-name="T9">)) {</text:span></text:p>
      <text:p text:style-name="P7"><text:span text:style-name="T9"><text:tab/><text:tab/><text:tab/><text:tab/><text:tab/><text:tab/><text:tab/></text:span><text:span text:style-name="T19">addressBook</text:span><text:span text:style-name="T9">.getActionStack().push(</text:span><text:span text:style-name="T8">new</text:span><text:span text:style-name="T9"> Action() {</text:span></text:p>
      <text:p text:style-name="P7"><text:span text:style-name="T9"><text:tab/><text:tab/><text:tab/><text:tab/><text:tab/><text:tab/><text:tab/><text:tab/></text:span><text:span text:style-name="T8">public</text:span><text:span text:style-name="T9"> Address </text:span><text:span text:style-name="T19">ad</text:span><text:span text:style-name="T9"> = a;</text:span></text:p>
      <text:p text:style-name="P7"><text:span text:style-name="T9"><text:tab/><text:tab/><text:tab/><text:tab/><text:tab/><text:tab/><text:tab/><text:tab/></text:span><text:span text:style-name="T8">public</text:span><text:span text:style-name="T9"> String </text:span><text:span text:style-name="T19">ad_str_previous</text:span><text:span text:style-name="T9"> = </text:span><text:span text:style-name="T19">valueOnFocus</text:span><text:span text:style-name="T9">;</text:span></text:p>
      <text:p text:style-name="P7"><text:span text:style-name="T9"><text:tab/><text:tab/><text:tab/><text:tab/><text:tab/><text:tab/><text:tab/><text:tab/></text:span><text:span text:style-name="T8">public</text:span><text:span text:style-name="T9"> String </text:span><text:span text:style-name="T19">ad_str</text:span><text:span text:style-name="T9"> = po_box.getText();</text:span></text:p>
      <text:p text:style-name="P7"><text:span text:style-name="T9"><text:tab/><text:tab/><text:tab/><text:tab/><text:tab/><text:tab/><text:tab/><text:tab/></text:span><text:span text:style-name="T8">public</text:span><text:span text:style-name="T9"> </text:span><text:span text:style-name="T8">boolean</text:span><text:span text:style-name="T9"> </text:span><text:span text:style-name="T19">secondPass</text:span><text:span text:style-name="T9"> = </text:span><text:span text:style-name="T8">false</text:span><text:span text:style-name="T9">;</text:span></text:p>
      <text:p text:style-name="P7"><text:span text:style-name="T9"><text:tab/><text:tab/><text:tab/><text:tab/><text:tab/><text:tab/><text:tab/><text:tab/></text:span><text:span text:style-name="T8">public</text:span><text:span text:style-name="T9"> </text:span><text:span text:style-name="T8">void</text:span><text:span text:style-name="T9"> doAction() {</text:span></text:p>
      <text:p text:style-name="P7"><text:span text:style-name="T9"><text:tab/><text:tab/><text:tab/><text:tab/><text:tab/><text:tab/><text:tab/><text:tab/><text:tab/></text:span><text:span text:style-name="T19">ad</text:span><text:span text:style-name="T9">.setPOBoxNumber(</text:span><text:span text:style-name="T19">ad_str</text:span><text:span text:style-name="T9">);</text:span></text:p>
      <text:p text:style-name="P7"><text:span text:style-name="T9"><text:tab/><text:tab/><text:tab/><text:tab/><text:tab/><text:tab/><text:tab/><text:tab/><text:tab/></text:span><text:span text:style-name="T8">if</text:span><text:span text:style-name="T9"> (</text:span><text:span text:style-name="T19">secondPass</text:span><text:span text:style-name="T9">) { </text:span><text:span text:style-name="T19">addressBook</text:span><text:span text:style-name="T9">.getContactPanel().repopulate(</text:span><text:span text:style-name="T19">c</text:span><text:span text:style-name="T9">); }</text:span></text:p>
      <text:p text:style-name="P7"><text:span text:style-name="T9"><text:tab/><text:tab/><text:tab/><text:tab/><text:tab/><text:tab/><text:tab/><text:tab/><text:tab/></text:span><text:span text:style-name="T19">addressBook</text:span><text:span text:style-name="T9">.getFrame().validate();</text:span></text:p>
      <text:p text:style-name="P7"><text:span text:style-name="T9"><text:tab/><text:tab/><text:tab/><text:tab/><text:tab/><text:tab/><text:tab/><text:tab/><text:tab/></text:span><text:span text:style-name="T19">secondPass</text:span><text:span text:style-name="T9"> = </text:span><text:span text:style-name="T8">true</text:span><text:span text:style-name="T9">;</text:span></text:p>
      <text:p text:style-name="P10"><text:tab/><text:tab/><text:tab/><text:tab/><text:tab/><text:tab/><text:tab/><text:tab/>}</text:p>
      <text:p text:style-name="P7"><text:span text:style-name="T9"><text:tab/><text:tab/><text:tab/><text:tab/><text:tab/><text:tab/><text:tab/><text:tab/></text:span><text:span text:style-name="T8">public</text:span><text:span text:style-name="T9"> String getRedoText() {</text:span></text:p>
      <text:p text:style-name="P7"><text:span text:style-name="T9"><text:tab/><text:tab/><text:tab/><text:tab/><text:tab/><text:tab/><text:tab/><text:tab/><text:tab/></text:span><text:span text:style-name="T8">return</text:span><text:span text:style-name="T9"> </text:span><text:span text:style-name="T22">"Change PO Box Number"</text:span><text:span text:style-name="T9">;</text:span></text:p>
      <text:p text:style-name="P10"><text:tab/><text:tab/><text:tab/><text:tab/><text:tab/><text:tab/><text:tab/><text:tab/>}</text:p>
      <text:p text:style-name="P7"><text:span text:style-name="T9"><text:tab/><text:tab/><text:tab/><text:tab/><text:tab/><text:tab/><text:tab/><text:tab/></text:span><text:span text:style-name="T8">public</text:span><text:span text:style-name="T9"> String getUndoText() {</text:span></text:p>
      <text:p text:style-name="P7"><text:soft-page-break/><text:span text:style-name="T9"><text:tab/><text:tab/><text:tab/><text:tab/><text:tab/><text:tab/><text:tab/><text:tab/><text:tab/></text:span><text:span text:style-name="T8">return</text:span><text:span text:style-name="T9"> </text:span><text:span text:style-name="T22">"Change PO Box Number"</text:span><text:span text:style-name="T9">;</text:span></text:p>
      <text:p text:style-name="P10"><text:tab/><text:tab/><text:tab/><text:tab/><text:tab/><text:tab/><text:tab/><text:tab/>}</text:p>
      <text:p text:style-name="P7"><text:span text:style-name="T9"><text:tab/><text:tab/><text:tab/><text:tab/><text:tab/><text:tab/><text:tab/><text:tab/></text:span><text:span text:style-name="T8">public</text:span><text:span text:style-name="T9"> </text:span><text:span text:style-name="T8">void</text:span><text:span text:style-name="T9"> undoAction() {</text:span></text:p>
      <text:p text:style-name="P7"><text:span text:style-name="T9"><text:tab/><text:tab/><text:tab/><text:tab/><text:tab/><text:tab/><text:tab/><text:tab/><text:tab/></text:span><text:span text:style-name="T19">ad</text:span><text:span text:style-name="T9">.setPOBoxNumber(</text:span><text:span text:style-name="T19">ad_str_previous</text:span><text:span text:style-name="T9">);</text:span></text:p>
      <text:p text:style-name="P7"><text:span text:style-name="T9"><text:tab/><text:tab/><text:tab/><text:tab/><text:tab/><text:tab/><text:tab/><text:tab/><text:tab/></text:span><text:span text:style-name="T19">addressBook</text:span><text:span text:style-name="T9">.getContactPanel().repopulate(</text:span><text:span text:style-name="T19">c</text:span><text:span text:style-name="T9">);</text:span></text:p>
      <text:p text:style-name="P7"><text:span text:style-name="T9"><text:tab/><text:tab/><text:tab/><text:tab/><text:tab/><text:tab/><text:tab/><text:tab/><text:tab/></text:span><text:span text:style-name="T19">addressBook</text:span><text:span text:style-name="T9">.getFrame().validate();</text:span></text:p>
      <text:p text:style-name="P10"><text:tab/><text:tab/><text:tab/><text:tab/><text:tab/><text:tab/><text:tab/><text:tab/>} <text:tab/></text:p>
      <text:p text:style-name="P10"><text:tab/><text:tab/><text:tab/><text:tab/><text:tab/><text:tab/><text:tab/>});</text:p>
      <text:p text:style-name="P10"><text:tab/><text:tab/><text:tab/><text:tab/><text:tab/><text:tab/>}</text:p>
      <text:p text:style-name="P10"><text:tab/><text:tab/><text:tab/><text:tab/><text:tab/>}</text:p>
      <text:p text:style-name="P10"><text:tab/><text:tab/><text:tab/><text:tab/>});</text:p>
      <text:p text:style-name="P10"><text:tab/><text:tab/><text:tab/><text:tab/></text:p>
      <text:p text:style-name="P7"><text:span text:style-name="T9"><text:tab/><text:tab/><text:tab/><text:tab/></text:span><text:span text:style-name="T19">addresses_po_box</text:span><text:span text:style-name="T9">.add(po_box);</text:span></text:p>
      <text:p text:style-name="P7"><text:span text:style-name="T9"><text:tab/><text:tab/><text:tab/><text:tab/></text:span><text:span text:style-name="T19">pnl_addresses</text:span><text:span text:style-name="T9">.add(po_box);</text:span></text:p>
      <text:p text:style-name="P10"><text:tab/><text:tab/><text:tab/><text:tab/>current_y += 30;</text:p>
      <text:p text:style-name="P7"><text:span text:style-name="T9"><text:tab/><text:tab/><text:tab/>} </text:span><text:span text:style-name="T8">else</text:span><text:span text:style-name="T9"> {</text:span></text:p>
      <text:p text:style-name="P7"><text:span text:style-name="T9"><text:tab/><text:tab/><text:tab/><text:tab/></text:span><text:span text:style-name="T8">int</text:span><text:span text:style-name="T9"> x = </text:span><text:span text:style-name="T19">addresses_type</text:span><text:span text:style-name="T9">.get(i).getX();</text:span></text:p>
      <text:p text:style-name="P7"><text:span text:style-name="T9"><text:tab/><text:tab/><text:tab/><text:tab/></text:span><text:span text:style-name="T8">int</text:span><text:span text:style-name="T9"> y = </text:span><text:span text:style-name="T19">addresses_type</text:span><text:span text:style-name="T9">.get(i).getY() + 28;</text:span></text:p>
      <text:p text:style-name="P7"><text:span text:style-name="T9"><text:tab/><text:tab/><text:tab/><text:tab/>JButton button = </text:span><text:span text:style-name="T8">new</text:span><text:span text:style-name="T9"> JButton(</text:span><text:span text:style-name="T22">"Set POBox Number"</text:span><text:span text:style-name="T9">);</text:span></text:p>
      <text:p text:style-name="P7"><text:span text:style-name="T9"><text:tab/><text:tab/><text:tab/><text:tab/>button.setToolTipText(</text:span><text:span text:style-name="T22">"Set A PO BOX Number for this address."</text:span><text:span text:style-name="T9">);</text:span></text:p>
      <text:p text:style-name="P10"><text:tab/><text:tab/><text:tab/><text:tab/>button.setBounds(x, y, 130, 25);</text:p>
      <text:p text:style-name="P7"><text:span text:style-name="T9"><text:tab/><text:tab/><text:tab/><text:tab/>button.addActionListener(</text:span><text:span text:style-name="T8">new</text:span><text:span text:style-name="T9"> ActionListener() { </text:span></text:p>
      <text:p text:style-name="P7"><text:span text:style-name="T9"><text:tab/><text:tab/><text:tab/><text:tab/><text:tab/></text:span><text:span text:style-name="T8">public</text:span><text:span text:style-name="T9"> Address </text:span><text:span text:style-name="T19">ad</text:span><text:span text:style-name="T9"> = a;</text:span></text:p>
      <text:p text:style-name="P7"><text:span text:style-name="T9"><text:tab/><text:tab/><text:tab/><text:tab/><text:tab/></text:span><text:span text:style-name="T8">public</text:span><text:span text:style-name="T9"> </text:span><text:span text:style-name="T8">void</text:span><text:span text:style-name="T9"> actionPerformed(ActionEvent e) {</text:span></text:p>
      <text:p text:style-name="P7"><text:span text:style-name="T9"><text:tab/><text:tab/><text:tab/><text:tab/><text:tab/><text:tab/>createAndShowSetPOBoxNumberDialog(</text:span><text:span text:style-name="T19">addressBook</text:span><text:span text:style-name="T9">.getFrame(), </text:span><text:span text:style-name="T19">ad</text:span><text:span text:style-name="T9">);</text:span></text:p>
      <text:p text:style-name="P10"><text:tab/><text:tab/><text:tab/><text:tab/><text:tab/>}</text:p>
      <text:p text:style-name="P10"><text:tab/><text:tab/><text:tab/><text:tab/>});</text:p>
      <text:p text:style-name="P7"><text:span text:style-name="T9"><text:tab/><text:tab/><text:tab/><text:tab/></text:span><text:span text:style-name="T19">addresses_set_po_box</text:span><text:span text:style-name="T9">.add(button);</text:span></text:p>
      <text:p text:style-name="P7"><text:span text:style-name="T9"><text:tab/><text:tab/><text:tab/><text:tab/></text:span><text:span text:style-name="T19">pnl_addresses</text:span><text:span text:style-name="T9">.add(button);</text:span></text:p>
      <text:p text:style-name="P10"><text:tab/><text:tab/><text:tab/>}</text:p>
      <text:p text:style-name="P10"><text:tab/><text:tab/><text:tab/></text:p>
      <text:p text:style-name="P7"><text:span text:style-name="T9"><text:tab/><text:tab/><text:tab/></text:span><text:span text:style-name="T8">if</text:span><text:span text:style-name="T9"> (!c.getAddresses().get(i).getExtendedAddress().trim().equals(</text:span><text:span text:style-name="T22">""</text:span><text:span text:style-name="T9">)) {</text:span></text:p>
      <text:p text:style-name="P7"><text:span text:style-name="T9"><text:tab/><text:tab/><text:tab/><text:tab/>JLabel lbl_extended_address = </text:span><text:span text:style-name="T8">new</text:span><text:span text:style-name="T9"> JLabel(</text:span><text:span text:style-name="T22">"Business: "</text:span><text:span text:style-name="T9">);</text:span></text:p>
      <text:p text:style-name="P10"><text:tab/><text:tab/><text:tab/><text:tab/>lbl_extended_address.setBounds(current_x - 70, current_y, 60, 20);</text:p>
      <text:p text:style-name="P7"><text:span text:style-name="T9"><text:tab/><text:tab/><text:tab/><text:tab/></text:span><text:span text:style-name="T19">pnl_addresses</text:span><text:span text:style-name="T9">.add(lbl_extended_address);</text:span></text:p>
      <text:p text:style-name="P10"><text:tab/><text:tab/><text:tab/><text:tab/></text:p>
      <text:p text:style-name="P7"><text:span text:style-name="T9"><text:tab/><text:tab/><text:tab/><text:tab/></text:span><text:span text:style-name="T8">final</text:span><text:span text:style-name="T9"> JTextField extended_address = </text:span><text:span text:style-name="T8">new</text:span><text:span text:style-name="T9"> JTextField();</text:span></text:p>
      <text:p text:style-name="P7"><text:span text:style-name="T9"><text:tab/><text:tab/><text:tab/><text:tab/>extended_address.addFocusListener(</text:span><text:span text:style-name="T8">null</text:span><text:span text:style-name="T9">);</text:span></text:p>
      <text:p text:style-name="P10"><text:tab/><text:tab/><text:tab/><text:tab/>extended_address.setBounds(current_x, current_y, 200, 25);</text:p>
      <text:p text:style-name="P10"><text:tab/><text:tab/><text:tab/><text:tab/>extended_address.setText(c.getAddresses().get(i).getExtendedAddress());</text:p>
      <text:p text:style-name="P7"><text:span text:style-name="T9"><text:tab/><text:tab/><text:tab/><text:tab/>extended_address.addFocusListener(</text:span><text:span text:style-name="T8">new</text:span><text:span text:style-name="T9"> FocusListener() {</text:span></text:p>
      <text:p text:style-name="P7"><text:span text:style-name="T9"><text:tab/><text:tab/><text:tab/><text:tab/><text:tab/></text:span><text:span text:style-name="T8">public</text:span><text:span text:style-name="T9"> String </text:span><text:span text:style-name="T19">valueOnFocus</text:span><text:span text:style-name="T9">;</text:span></text:p>
      <text:p text:style-name="P7"><text:span text:style-name="T9"><text:tab/><text:tab/><text:tab/><text:tab/><text:tab/></text:span><text:span text:style-name="T8">public</text:span><text:span text:style-name="T9"> Contact </text:span><text:span text:style-name="T19">c</text:span><text:span text:style-name="T9">;</text:span></text:p>
      <text:p text:style-name="P7"><text:span text:style-name="T9"><text:tab/><text:tab/><text:tab/><text:tab/><text:tab/></text:span><text:span text:style-name="T8">public</text:span><text:span text:style-name="T9"> </text:span><text:span text:style-name="T8">void</text:span><text:span text:style-name="T9"> focusGained(FocusEvent e) {</text:span></text:p>
      <text:p text:style-name="P7"><text:span text:style-name="T9"><text:tab/><text:tab/><text:tab/><text:tab/><text:tab/><text:tab/></text:span><text:span text:style-name="T19">c</text:span><text:span text:style-name="T9"> = </text:span><text:span text:style-name="T19">currentContact</text:span><text:span text:style-name="T9">;</text:span></text:p>
      <text:p text:style-name="P7"><text:span text:style-name="T9"><text:tab/><text:tab/><text:tab/><text:tab/><text:tab/><text:tab/></text:span><text:span text:style-name="T19">valueOnFocus</text:span><text:span text:style-name="T9"> = extended_address.getText();</text:span></text:p>
      <text:p text:style-name="P10"><text:tab/><text:tab/><text:tab/><text:tab/><text:tab/>}</text:p>
      <text:p text:style-name="P7"><text:span text:style-name="T9"><text:tab/><text:tab/><text:tab/><text:tab/><text:tab/></text:span><text:span text:style-name="T8">public</text:span><text:span text:style-name="T9"> </text:span><text:span text:style-name="T8">void</text:span><text:span text:style-name="T9"> focusLost(FocusEvent e) {</text:span></text:p>
      <text:p text:style-name="P7"><text:span text:style-name="T9"><text:tab/><text:tab/><text:tab/><text:tab/><text:tab/><text:tab/></text:span><text:span text:style-name="T8">if</text:span><text:span text:style-name="T9"> (!extended_address.getText().equals(</text:span><text:span text:style-name="T19">valueOnFocus</text:span><text:span text:style-name="T9">)) {</text:span></text:p>
      <text:p text:style-name="P7"><text:span text:style-name="T9"><text:tab/><text:tab/><text:tab/><text:tab/><text:tab/><text:tab/><text:tab/></text:span><text:span text:style-name="T19">addressBook</text:span><text:span text:style-name="T9">.getActionStack().push(</text:span><text:span text:style-name="T8">new</text:span><text:span text:style-name="T9"> Action() {</text:span></text:p>
      <text:p text:style-name="P7"><text:span text:style-name="T9"><text:tab/><text:tab/><text:tab/><text:tab/><text:tab/><text:tab/><text:tab/><text:tab/></text:span><text:span text:style-name="T8">public</text:span><text:span text:style-name="T9"> Address </text:span><text:span text:style-name="T19">ad</text:span><text:span text:style-name="T9"> = a;</text:span></text:p>
      <text:p text:style-name="P7"><text:span text:style-name="T9"><text:tab/><text:tab/><text:tab/><text:tab/><text:tab/><text:tab/><text:tab/><text:tab/></text:span><text:span text:style-name="T8">public</text:span><text:span text:style-name="T9"> String </text:span><text:span text:style-name="T19">ad_str_previous</text:span><text:span text:style-name="T9"> = </text:span><text:span text:style-name="T19">valueOnFocus</text:span><text:span text:style-name="T9">;</text:span></text:p>
      <text:p text:style-name="P7"><text:span text:style-name="T9"><text:tab/><text:tab/><text:tab/><text:tab/><text:tab/><text:tab/><text:tab/><text:tab/></text:span><text:span text:style-name="T8">public</text:span><text:span text:style-name="T9"> String </text:span><text:span text:style-name="T19">ad_str</text:span><text:span text:style-name="T9"> = extended_address.getText();</text:span></text:p>
      <text:p text:style-name="P7"><text:span text:style-name="T9"><text:tab/><text:tab/><text:tab/><text:tab/><text:tab/><text:tab/><text:tab/><text:tab/></text:span><text:span text:style-name="T8">public</text:span><text:span text:style-name="T9"> </text:span><text:span text:style-name="T8">boolean</text:span><text:span text:style-name="T9"> </text:span><text:span text:style-name="T19">secondPass</text:span><text:span text:style-name="T9"> = </text:span><text:span text:style-name="T8">false</text:span><text:span text:style-name="T9">;</text:span></text:p>
      <text:p text:style-name="P7"><text:span text:style-name="T9"><text:tab/><text:tab/><text:tab/><text:tab/><text:tab/><text:tab/><text:tab/><text:tab/></text:span><text:span text:style-name="T8">public</text:span><text:span text:style-name="T9"> </text:span><text:span text:style-name="T8">void</text:span><text:span text:style-name="T9"> doAction() {</text:span></text:p>
      <text:p text:style-name="P7"><text:span text:style-name="T9"><text:tab/><text:tab/><text:tab/><text:tab/><text:tab/><text:tab/><text:tab/><text:tab/><text:tab/></text:span><text:span text:style-name="T19">ad</text:span><text:span text:style-name="T9">.setExtendedAddress(</text:span><text:span text:style-name="T19">ad_str</text:span><text:span text:style-name="T9">);</text:span></text:p>
      <text:p text:style-name="P7"><text:span text:style-name="T9"><text:tab/><text:tab/><text:tab/><text:tab/><text:tab/><text:tab/><text:tab/><text:tab/><text:tab/></text:span><text:span text:style-name="T8">if</text:span><text:span text:style-name="T9"> (</text:span><text:span text:style-name="T19">secondPass</text:span><text:span text:style-name="T9">) { </text:span><text:span text:style-name="T19">addressBook</text:span><text:span text:style-name="T9">.getContactPanel().repopulate(</text:span><text:span text:style-name="T19">c</text:span><text:span text:style-name="T9">); }</text:span></text:p>
      <text:p text:style-name="P7"><text:span text:style-name="T9"><text:tab/><text:tab/><text:tab/><text:tab/><text:tab/><text:tab/><text:tab/><text:tab/><text:tab/></text:span><text:span text:style-name="T19">addressBook</text:span><text:span text:style-name="T9">.getFrame().validate();</text:span></text:p>
      <text:p text:style-name="P7"><text:soft-page-break/><text:span text:style-name="T9"><text:tab/><text:tab/><text:tab/><text:tab/><text:tab/><text:tab/><text:tab/><text:tab/><text:tab/></text:span><text:span text:style-name="T19">secondPass</text:span><text:span text:style-name="T9"> = </text:span><text:span text:style-name="T8">true</text:span><text:span text:style-name="T9">;</text:span></text:p>
      <text:p text:style-name="P10"><text:tab/><text:tab/><text:tab/><text:tab/><text:tab/><text:tab/><text:tab/><text:tab/>}</text:p>
      <text:p text:style-name="P7"><text:span text:style-name="T9"><text:tab/><text:tab/><text:tab/><text:tab/><text:tab/><text:tab/><text:tab/><text:tab/></text:span><text:span text:style-name="T8">public</text:span><text:span text:style-name="T9"> String getRedoText() {</text:span></text:p>
      <text:p text:style-name="P7"><text:span text:style-name="T9"><text:tab/><text:tab/><text:tab/><text:tab/><text:tab/><text:tab/><text:tab/><text:tab/><text:tab/></text:span><text:span text:style-name="T8">return</text:span><text:span text:style-name="T9"> </text:span><text:span text:style-name="T22">"Change Business Name"</text:span><text:span text:style-name="T9">;</text:span></text:p>
      <text:p text:style-name="P10"><text:tab/><text:tab/><text:tab/><text:tab/><text:tab/><text:tab/><text:tab/><text:tab/>}</text:p>
      <text:p text:style-name="P7"><text:span text:style-name="T9"><text:tab/><text:tab/><text:tab/><text:tab/><text:tab/><text:tab/><text:tab/><text:tab/></text:span><text:span text:style-name="T8">public</text:span><text:span text:style-name="T9"> String getUndoText() {</text:span></text:p>
      <text:p text:style-name="P7"><text:span text:style-name="T9"><text:tab/><text:tab/><text:tab/><text:tab/><text:tab/><text:tab/><text:tab/><text:tab/><text:tab/></text:span><text:span text:style-name="T8">return</text:span><text:span text:style-name="T9"> </text:span><text:span text:style-name="T22">"Change Business Name"</text:span><text:span text:style-name="T9">;</text:span></text:p>
      <text:p text:style-name="P10"><text:tab/><text:tab/><text:tab/><text:tab/><text:tab/><text:tab/><text:tab/><text:tab/>}</text:p>
      <text:p text:style-name="P7"><text:span text:style-name="T9"><text:tab/><text:tab/><text:tab/><text:tab/><text:tab/><text:tab/><text:tab/><text:tab/></text:span><text:span text:style-name="T8">public</text:span><text:span text:style-name="T9"> </text:span><text:span text:style-name="T8">void</text:span><text:span text:style-name="T9"> undoAction() {</text:span></text:p>
      <text:p text:style-name="P7"><text:span text:style-name="T9"><text:tab/><text:tab/><text:tab/><text:tab/><text:tab/><text:tab/><text:tab/><text:tab/><text:tab/></text:span><text:span text:style-name="T19">ad</text:span><text:span text:style-name="T9">.setExtendedAddress(</text:span><text:span text:style-name="T19">ad_str_previous</text:span><text:span text:style-name="T9">);</text:span></text:p>
      <text:p text:style-name="P7"><text:span text:style-name="T9"><text:tab/><text:tab/><text:tab/><text:tab/><text:tab/><text:tab/><text:tab/><text:tab/><text:tab/></text:span><text:span text:style-name="T19">addressBook</text:span><text:span text:style-name="T9">.getContactPanel().repopulate(</text:span><text:span text:style-name="T19">c</text:span><text:span text:style-name="T9">);</text:span></text:p>
      <text:p text:style-name="P7"><text:span text:style-name="T9"><text:tab/><text:tab/><text:tab/><text:tab/><text:tab/><text:tab/><text:tab/><text:tab/><text:tab/></text:span><text:span text:style-name="T19">addressBook</text:span><text:span text:style-name="T9">.getFrame().validate();</text:span></text:p>
      <text:p text:style-name="P10"><text:tab/><text:tab/><text:tab/><text:tab/><text:tab/><text:tab/><text:tab/><text:tab/>} <text:tab/></text:p>
      <text:p text:style-name="P10"><text:tab/><text:tab/><text:tab/><text:tab/><text:tab/><text:tab/><text:tab/>});</text:p>
      <text:p text:style-name="P10"><text:tab/><text:tab/><text:tab/><text:tab/><text:tab/><text:tab/>}</text:p>
      <text:p text:style-name="P10"><text:tab/><text:tab/><text:tab/><text:tab/><text:tab/>}</text:p>
      <text:p text:style-name="P10"><text:tab/><text:tab/><text:tab/><text:tab/>});</text:p>
      <text:p text:style-name="P7"><text:span text:style-name="T9"><text:tab/><text:tab/><text:tab/><text:tab/></text:span><text:span text:style-name="T19">addresses_extended_address</text:span><text:span text:style-name="T9">.add(extended_address);</text:span></text:p>
      <text:p text:style-name="P7"><text:span text:style-name="T9"><text:tab/><text:tab/><text:tab/><text:tab/></text:span><text:span text:style-name="T19">pnl_addresses</text:span><text:span text:style-name="T9">.add(extended_address);</text:span></text:p>
      <text:p text:style-name="P10"><text:tab/><text:tab/><text:tab/><text:tab/>current_y += 30;</text:p>
      <text:p text:style-name="P7"><text:span text:style-name="T9"><text:tab/><text:tab/><text:tab/>} </text:span><text:span text:style-name="T8">else</text:span><text:span text:style-name="T9"> {</text:span></text:p>
      <text:p text:style-name="P7"><text:span text:style-name="T9"><text:tab/><text:tab/><text:tab/><text:tab/></text:span><text:span text:style-name="T8">int</text:span><text:span text:style-name="T9"> x = </text:span><text:span text:style-name="T19">addresses_type</text:span><text:span text:style-name="T9">.get(i).getX();</text:span></text:p>
      <text:p text:style-name="P7"><text:span text:style-name="T9"><text:tab/><text:tab/><text:tab/><text:tab/></text:span><text:span text:style-name="T8">int</text:span><text:span text:style-name="T9"> y = </text:span><text:span text:style-name="T19">addresses_type</text:span><text:span text:style-name="T9">.get(i).getY() + 28;</text:span></text:p>
      <text:p text:style-name="P7"><text:span text:style-name="T9"><text:tab/><text:tab/><text:tab/><text:tab/></text:span><text:span text:style-name="T8">if</text:span><text:span text:style-name="T9"> (c.getAddresses().get(i).getPOBoxNumber().trim().equals(</text:span><text:span text:style-name="T22">""</text:span><text:span text:style-name="T9">)) { y += 28; }</text:span></text:p>
      <text:p text:style-name="P7"><text:span text:style-name="T9"><text:tab/><text:tab/><text:tab/><text:tab/>JButton button = </text:span><text:span text:style-name="T8">new</text:span><text:span text:style-name="T9"> JButton(</text:span><text:span text:style-name="T22">"Set Business Name"</text:span><text:span text:style-name="T9">);</text:span></text:p>
      <text:p text:style-name="P7"><text:span text:style-name="T9"><text:tab/><text:tab/><text:tab/><text:tab/>button.setToolTipText(</text:span><text:span text:style-name="T22">"Set A Business Name for this address."</text:span><text:span text:style-name="T9">);</text:span></text:p>
      <text:p text:style-name="P10"><text:tab/><text:tab/><text:tab/><text:tab/>button.setBounds(x, y, 130, 25);</text:p>
      <text:p text:style-name="P7"><text:span text:style-name="T9"><text:tab/><text:tab/><text:tab/><text:tab/>button.addActionListener(</text:span><text:span text:style-name="T8">new</text:span><text:span text:style-name="T9"> ActionListener() { </text:span></text:p>
      <text:p text:style-name="P7"><text:span text:style-name="T9"><text:tab/><text:tab/><text:tab/><text:tab/><text:tab/></text:span><text:span text:style-name="T8">public</text:span><text:span text:style-name="T9"> Address </text:span><text:span text:style-name="T19">ad</text:span><text:span text:style-name="T9"> = a;</text:span></text:p>
      <text:p text:style-name="P7"><text:span text:style-name="T9"><text:tab/><text:tab/><text:tab/><text:tab/><text:tab/></text:span><text:span text:style-name="T8">public</text:span><text:span text:style-name="T9"> </text:span><text:span text:style-name="T8">void</text:span><text:span text:style-name="T9"> actionPerformed(ActionEvent e) {</text:span></text:p>
      <text:p text:style-name="P7"><text:span text:style-name="T9"><text:tab/><text:tab/><text:tab/><text:tab/><text:tab/><text:tab/>createAndShowSetExtendedAddressDialog(</text:span><text:span text:style-name="T19">addressBook</text:span><text:span text:style-name="T9">.getFrame(), </text:span><text:span text:style-name="T19">ad</text:span><text:span text:style-name="T9">);</text:span></text:p>
      <text:p text:style-name="P10"><text:tab/><text:tab/><text:tab/><text:tab/><text:tab/>}</text:p>
      <text:p text:style-name="P10"><text:tab/><text:tab/><text:tab/><text:tab/>});</text:p>
      <text:p text:style-name="P7"><text:span text:style-name="T9"><text:tab/><text:tab/><text:tab/><text:tab/></text:span><text:span text:style-name="T19">addresses_set_extended_address</text:span><text:span text:style-name="T9">.add(button);</text:span></text:p>
      <text:p text:style-name="P7"><text:span text:style-name="T9"><text:tab/><text:tab/><text:tab/><text:tab/></text:span><text:span text:style-name="T19">pnl_addresses</text:span><text:span text:style-name="T9">.add(button);</text:span></text:p>
      <text:p text:style-name="P10"><text:tab/><text:tab/><text:tab/>}</text:p>
      <text:p text:style-name="P10"><text:tab/><text:tab/><text:tab/></text:p>
      <text:p text:style-name="P7"><text:span text:style-name="T9"><text:tab/><text:tab/><text:tab/>JLabel lbl_street_address = </text:span><text:span text:style-name="T8">new</text:span><text:span text:style-name="T9"> JLabel(</text:span><text:span text:style-name="T22">"Lines: "</text:span><text:span text:style-name="T9">);</text:span></text:p>
      <text:p text:style-name="P10"><text:tab/><text:tab/><text:tab/>lbl_street_address.setBounds(current_x - 70, current_y, 60, 20);</text:p>
      <text:p text:style-name="P7"><text:span text:style-name="T9"><text:tab/><text:tab/><text:tab/></text:span><text:span text:style-name="T19">pnl_addresses</text:span><text:span text:style-name="T9">.add(lbl_street_address);</text:span></text:p>
      <text:p text:style-name="P10"><text:tab/><text:tab/><text:tab/></text:p>
      <text:p text:style-name="P7"><text:span text:style-name="T9"><text:tab/><text:tab/><text:tab/></text:span><text:span text:style-name="T8">final</text:span><text:span text:style-name="T9"> JTextArea street_address = </text:span><text:span text:style-name="T8">new</text:span><text:span text:style-name="T9"> JTextArea();</text:span></text:p>
      <text:p text:style-name="P7"><text:span text:style-name="T9"><text:tab/><text:tab/><text:tab/>street_address.setFont(</text:span><text:span text:style-name="T8">new</text:span><text:span text:style-name="T9"> Font(</text:span><text:span text:style-name="T22">"Arial"</text:span><text:span text:style-name="T9">, Font.</text:span><text:span text:style-name="T20">PLAIN</text:span><text:span text:style-name="T9">, 12));</text:span></text:p>
      <text:p text:style-name="P7"><text:span text:style-name="T9"><text:tab/><text:tab/><text:tab/>street_address.setLineWrap(</text:span><text:span text:style-name="T8">true</text:span><text:span text:style-name="T9">);</text:span></text:p>
      <text:p text:style-name="P7"><text:span text:style-name="T9"><text:tab/><text:tab/><text:tab/>street_address.setWrapStyleWord(</text:span><text:span text:style-name="T8">true</text:span><text:span text:style-name="T9">);</text:span></text:p>
      <text:p text:style-name="P7"><text:span text:style-name="T9"><text:tab/><text:tab/><text:tab/>street_address.addFocusListener(</text:span><text:span text:style-name="T8">null</text:span><text:span text:style-name="T9">);</text:span></text:p>
      <text:p text:style-name="P10"><text:tab/><text:tab/><text:tab/>street_address.setText(c.getAddresses().get(i).getStreetAddress());</text:p>
      <text:p text:style-name="P7"><text:span text:style-name="T9"><text:tab/><text:tab/><text:tab/>street_address.addFocusListener(</text:span><text:span text:style-name="T8">new</text:span><text:span text:style-name="T9"> FocusListener() {</text:span></text:p>
      <text:p text:style-name="P7"><text:span text:style-name="T9"><text:tab/><text:tab/><text:tab/><text:tab/></text:span><text:span text:style-name="T8">public</text:span><text:span text:style-name="T9"> String </text:span><text:span text:style-name="T19">valueOnFocus</text:span><text:span text:style-name="T9">;</text:span></text:p>
      <text:p text:style-name="P7"><text:span text:style-name="T9"><text:tab/><text:tab/><text:tab/><text:tab/></text:span><text:span text:style-name="T8">public</text:span><text:span text:style-name="T9"> Contact </text:span><text:span text:style-name="T19">c</text:span><text:span text:style-name="T9">;</text:span>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focusGained(FocusEvent e) {</text:span></text:p>
      <text:p text:style-name="P7"><text:span text:style-name="T9"><text:tab/><text:tab/><text:tab/><text:tab/><text:tab/></text:span><text:span text:style-name="T19">c</text:span><text:span text:style-name="T9"> = </text:span><text:span text:style-name="T19">currentContact</text:span><text:span text:style-name="T9">;</text:span></text:p>
      <text:p text:style-name="P7"><text:span text:style-name="T9"><text:tab/><text:tab/><text:tab/><text:tab/><text:tab/></text:span><text:span text:style-name="T19">valueOnFocus</text:span><text:span text:style-name="T9"> = street_address.getText();</text:span></text:p>
      <text:p text:style-name="P10"><text:tab/><text:tab/><text:tab/><text:tab/>}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focusLost(FocusEvent e) {</text:span></text:p>
      <text:p text:style-name="P7"><text:span text:style-name="T9"><text:tab/><text:tab/><text:tab/><text:tab/><text:tab/></text:span><text:span text:style-name="T8">if</text:span><text:span text:style-name="T9"> (!street_address.getText().equals(</text:span><text:span text:style-name="T19">valueOnFocus</text:span><text:span text:style-name="T9">)) {</text:span></text:p>
      <text:p text:style-name="P7"><text:span text:style-name="T9"><text:tab/><text:tab/><text:tab/><text:tab/><text:tab/><text:tab/></text:span><text:span text:style-name="T19">addressBook</text:span><text:span text:style-name="T9">.getActionStack().push(</text:span><text:span text:style-name="T8">new</text:span><text:span text:style-name="T9"> Action() {</text:span></text:p>
      <text:p text:style-name="P7"><text:span text:style-name="T9"><text:tab/><text:tab/><text:tab/><text:tab/><text:tab/><text:tab/><text:tab/></text:span><text:span text:style-name="T8">public</text:span><text:span text:style-name="T9"> Address </text:span><text:span text:style-name="T19">ad</text:span><text:span text:style-name="T9"> = a;</text:span></text:p>
      <text:p text:style-name="P7"><text:span text:style-name="T9"><text:tab/><text:tab/><text:tab/><text:tab/><text:tab/><text:tab/><text:tab/></text:span><text:span text:style-name="T8">public</text:span><text:span text:style-name="T9"> String </text:span><text:span text:style-name="T19">ad_str_previous</text:span><text:span text:style-name="T9"> = </text:span><text:span text:style-name="T19">valueOnFocus</text:span><text:span text:style-name="T9">;</text:span></text:p>
      <text:p text:style-name="P7"><text:span text:style-name="T9"><text:tab/><text:tab/><text:tab/><text:tab/><text:tab/><text:tab/><text:tab/></text:span><text:span text:style-name="T8">public</text:span><text:span text:style-name="T9"> String </text:span><text:span text:style-name="T19">ad_str</text:span><text:span text:style-name="T9"> = street_address.getText();</text:span>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boolean</text:span><text:span text:style-name="T9"> </text:span><text:span text:style-name="T19">secondPass</text:span><text:span text:style-name="T9"> = </text:span><text:span text:style-name="T8">false</text:span><text:span text:style-name="T9">;</text:span>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void</text:span><text:span text:style-name="T9"> doAction() {</text:span></text:p>
      <text:p text:style-name="P7"><text:span text:style-name="T9"><text:tab/><text:tab/><text:tab/><text:tab/><text:tab/><text:tab/><text:tab/><text:tab/></text:span><text:span text:style-name="T19">ad</text:span><text:span text:style-name="T9">.setStreetAddress(</text:span><text:span text:style-name="T19">ad_str</text:span><text:span text:style-name="T9">);</text:span></text:p>
      <text:p text:style-name="P7"><text:soft-page-break/><text:span text:style-name="T9"><text:tab/><text:tab/><text:tab/><text:tab/><text:tab/><text:tab/><text:tab/><text:tab/></text:span><text:span text:style-name="T8">if</text:span><text:span text:style-name="T9"> (</text:span><text:span text:style-name="T19">secondPass</text:span><text:span text:style-name="T9">) { </text:span><text:span text:style-name="T19">addressBook</text:span><text:span text:style-name="T9">.getContactPanel().repopulate(</text:span><text:span text:style-name="T19">c</text:span><text:span text:style-name="T9">); }</text:span></text:p>
      <text:p text:style-name="P7"><text:span text:style-name="T9"><text:tab/><text:tab/><text:tab/><text:tab/><text:tab/><text:tab/><text:tab/><text:tab/></text:span><text:span text:style-name="T19">addressBook</text:span><text:span text:style-name="T9">.getFrame().validate();</text:span></text:p>
      <text:p text:style-name="P7"><text:span text:style-name="T9"><text:tab/><text:tab/><text:tab/><text:tab/><text:tab/><text:tab/><text:tab/><text:tab/></text:span><text:span text:style-name="T19">secondPass</text:span><text:span text:style-name="T9"> = </text:span><text:span text:style-name="T8">true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String getRedoText() {</text:span></text:p>
      <text:p text:style-name="P7"><text:span text:style-name="T9"><text:tab/><text:tab/><text:tab/><text:tab/><text:tab/><text:tab/><text:tab/><text:tab/></text:span><text:span text:style-name="T8">return</text:span><text:span text:style-name="T9"> </text:span><text:span text:style-name="T22">"Change Street Address"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String getUndoText() {</text:span></text:p>
      <text:p text:style-name="P7"><text:span text:style-name="T9"><text:tab/><text:tab/><text:tab/><text:tab/><text:tab/><text:tab/><text:tab/><text:tab/></text:span><text:span text:style-name="T8">return</text:span><text:span text:style-name="T9"> </text:span><text:span text:style-name="T22">"Change Street Address"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void</text:span><text:span text:style-name="T9"> undoAction() {</text:span></text:p>
      <text:p text:style-name="P7"><text:span text:style-name="T9"><text:tab/><text:tab/><text:tab/><text:tab/><text:tab/><text:tab/><text:tab/><text:tab/></text:span><text:span text:style-name="T19">ad</text:span><text:span text:style-name="T9">.setStreetAddress(</text:span><text:span text:style-name="T19">ad_str_previous</text:span><text:span text:style-name="T9">);</text:span></text:p>
      <text:p text:style-name="P7"><text:span text:style-name="T9"><text:tab/><text:tab/><text:tab/><text:tab/><text:tab/><text:tab/><text:tab/><text:tab/></text:span><text:span text:style-name="T19">addressBook</text:span><text:span text:style-name="T9">.getContactPanel().repopulate(</text:span><text:span text:style-name="T19">c</text:span><text:span text:style-name="T9">);</text:span></text:p>
      <text:p text:style-name="P7"><text:span text:style-name="T9"><text:tab/><text:tab/><text:tab/><text:tab/><text:tab/><text:tab/><text:tab/><text:tab/></text:span><text:span text:style-name="T19">addressBook</text:span><text:span text:style-name="T9">.getFrame().validate();</text:span></text:p>
      <text:p text:style-name="P10"><text:tab/><text:tab/><text:tab/><text:tab/><text:tab/><text:tab/><text:tab/>} <text:tab/></text:p>
      <text:p text:style-name="P10"><text:tab/><text:tab/><text:tab/><text:tab/><text:tab/><text:tab/>});</text:p>
      <text:p text:style-name="P10"><text:tab/><text:tab/><text:tab/><text:tab/><text:tab/>}</text:p>
      <text:p text:style-name="P10"><text:tab/><text:tab/><text:tab/><text:tab/>}</text:p>
      <text:p text:style-name="P10"><text:tab/><text:tab/><text:tab/>});</text:p>
      <text:p text:style-name="P10"><text:tab/><text:tab/><text:tab/></text:p>
      <text:p text:style-name="P7"><text:span text:style-name="T9"><text:tab/><text:tab/><text:tab/>JScrollPane street_address_scroll = </text:span><text:span text:style-name="T8">new</text:span><text:span text:style-name="T9"> JScrollPane(street_address);</text:span></text:p>
      <text:p text:style-name="P10"><text:tab/><text:tab/><text:tab/>street_address_scroll.setBounds(current_x, current_y, 200, 70);</text:p>
      <text:p text:style-name="P10"><text:tab/><text:tab/><text:tab/></text:p>
      <text:p text:style-name="P10"><text:tab/><text:tab/><text:tab/></text:p>
      <text:p text:style-name="P7"><text:span text:style-name="T9"><text:tab/><text:tab/><text:tab/></text:span><text:span text:style-name="T19">addresses_street_address</text:span><text:span text:style-name="T9">.add(street_address);</text:span></text:p>
      <text:p text:style-name="P7"><text:span text:style-name="T9"><text:tab/><text:tab/><text:tab/></text:span><text:span text:style-name="T19">pnl_addresses</text:span><text:span text:style-name="T9">.add(street_address_scroll);</text:span></text:p>
      <text:p text:style-name="P10"><text:tab/><text:tab/><text:tab/>current_y += 75;</text:p>
      <text:p text:style-name="P10"><text:tab/><text:tab/><text:tab/></text:p>
      <text:p text:style-name="P7"><text:span text:style-name="T9"><text:tab/><text:tab/><text:tab/>JLabel lbl_city = </text:span><text:span text:style-name="T8">new</text:span><text:span text:style-name="T9"> JLabel(</text:span><text:span text:style-name="T22">"City: "</text:span><text:span text:style-name="T9">);</text:span></text:p>
      <text:p text:style-name="P10"><text:tab/><text:tab/><text:tab/>lbl_city.setBounds(current_x - 70, current_y, 60, 20);</text:p>
      <text:p text:style-name="P7"><text:span text:style-name="T9"><text:tab/><text:tab/><text:tab/></text:span><text:span text:style-name="T19">pnl_addresses</text:span><text:span text:style-name="T9">.add(lbl_city);</text:span></text:p>
      <text:p text:style-name="P10"><text:tab/><text:tab/><text:tab/></text:p>
      <text:p text:style-name="P7"><text:span text:style-name="T9"><text:tab/><text:tab/><text:tab/></text:span><text:span text:style-name="T8">final</text:span><text:span text:style-name="T9"> JTextField city = </text:span><text:span text:style-name="T8">new</text:span><text:span text:style-name="T9"> JTextField();</text:span></text:p>
      <text:p text:style-name="P7"><text:span text:style-name="T9"><text:tab/><text:tab/><text:tab/>city.addFocusListener(</text:span><text:span text:style-name="T8">new</text:span><text:span text:style-name="T9"> FocusListener() {</text:span></text:p>
      <text:p text:style-name="P7"><text:span text:style-name="T9"><text:tab/><text:tab/><text:tab/><text:tab/></text:span><text:span text:style-name="T8">public</text:span><text:span text:style-name="T9"> String </text:span><text:span text:style-name="T19">valueOnFocus</text:span><text:span text:style-name="T9">;</text:span></text:p>
      <text:p text:style-name="P7"><text:span text:style-name="T9"><text:tab/><text:tab/><text:tab/><text:tab/></text:span><text:span text:style-name="T8">public</text:span><text:span text:style-name="T9"> Contact </text:span><text:span text:style-name="T19">c</text:span><text:span text:style-name="T9">;</text:span>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focusGained(FocusEvent e) {</text:span></text:p>
      <text:p text:style-name="P7"><text:span text:style-name="T9"><text:tab/><text:tab/><text:tab/><text:tab/><text:tab/></text:span><text:span text:style-name="T19">c</text:span><text:span text:style-name="T9"> = </text:span><text:span text:style-name="T19">currentContact</text:span><text:span text:style-name="T9">;</text:span></text:p>
      <text:p text:style-name="P7"><text:span text:style-name="T9"><text:tab/><text:tab/><text:tab/><text:tab/><text:tab/></text:span><text:span text:style-name="T19">valueOnFocus</text:span><text:span text:style-name="T9"> = city.getText();</text:span></text:p>
      <text:p text:style-name="P10"><text:tab/><text:tab/><text:tab/><text:tab/>}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focusLost(FocusEvent e) {</text:span></text:p>
      <text:p text:style-name="P7"><text:span text:style-name="T9"><text:tab/><text:tab/><text:tab/><text:tab/><text:tab/></text:span><text:span text:style-name="T8">if</text:span><text:span text:style-name="T9"> (!city.getText().equals(</text:span><text:span text:style-name="T19">valueOnFocus</text:span><text:span text:style-name="T9">)) {</text:span></text:p>
      <text:p text:style-name="P7"><text:span text:style-name="T9"><text:tab/><text:tab/><text:tab/><text:tab/><text:tab/><text:tab/></text:span><text:span text:style-name="T19">addressBook</text:span><text:span text:style-name="T9">.getActionStack().push(</text:span><text:span text:style-name="T8">new</text:span><text:span text:style-name="T9"> Action() {</text:span></text:p>
      <text:p text:style-name="P7"><text:span text:style-name="T9"><text:tab/><text:tab/><text:tab/><text:tab/><text:tab/><text:tab/><text:tab/></text:span><text:span text:style-name="T8">public</text:span><text:span text:style-name="T9"> Address </text:span><text:span text:style-name="T19">ad</text:span><text:span text:style-name="T9"> = a;</text:span></text:p>
      <text:p text:style-name="P7"><text:span text:style-name="T9"><text:tab/><text:tab/><text:tab/><text:tab/><text:tab/><text:tab/><text:tab/></text:span><text:span text:style-name="T8">public</text:span><text:span text:style-name="T9"> String </text:span><text:span text:style-name="T19">ad_str_previous</text:span><text:span text:style-name="T9"> = </text:span><text:span text:style-name="T19">valueOnFocus</text:span><text:span text:style-name="T9">;</text:span></text:p>
      <text:p text:style-name="P7"><text:span text:style-name="T9"><text:tab/><text:tab/><text:tab/><text:tab/><text:tab/><text:tab/><text:tab/></text:span><text:span text:style-name="T8">public</text:span><text:span text:style-name="T9"> String </text:span><text:span text:style-name="T19">ad_str</text:span><text:span text:style-name="T9"> = city.getText();</text:span>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boolean</text:span><text:span text:style-name="T9"> </text:span><text:span text:style-name="T19">secondPass</text:span><text:span text:style-name="T9"> = </text:span><text:span text:style-name="T8">false</text:span><text:span text:style-name="T9">;</text:span>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void</text:span><text:span text:style-name="T9"> doAction() {</text:span></text:p>
      <text:p text:style-name="P7"><text:span text:style-name="T9"><text:tab/><text:tab/><text:tab/><text:tab/><text:tab/><text:tab/><text:tab/><text:tab/></text:span><text:span text:style-name="T19">ad</text:span><text:span text:style-name="T9">.setCity(</text:span><text:span text:style-name="T19">ad_str</text:span><text:span text:style-name="T9">);</text:span></text:p>
      <text:p text:style-name="P7"><text:span text:style-name="T9"><text:tab/><text:tab/><text:tab/><text:tab/><text:tab/><text:tab/><text:tab/><text:tab/></text:span><text:span text:style-name="T8">if</text:span><text:span text:style-name="T9"> (</text:span><text:span text:style-name="T19">secondPass</text:span><text:span text:style-name="T9">) { </text:span><text:span text:style-name="T19">addressBook</text:span><text:span text:style-name="T9">.getContactPanel().repopulate(</text:span><text:span text:style-name="T19">c</text:span><text:span text:style-name="T9">); }</text:span></text:p>
      <text:p text:style-name="P7"><text:span text:style-name="T9"><text:tab/><text:tab/><text:tab/><text:tab/><text:tab/><text:tab/><text:tab/><text:tab/></text:span><text:span text:style-name="T19">addressBook</text:span><text:span text:style-name="T9">.getFrame().validate();</text:span></text:p>
      <text:p text:style-name="P7"><text:span text:style-name="T9"><text:tab/><text:tab/><text:tab/><text:tab/><text:tab/><text:tab/><text:tab/><text:tab/></text:span><text:span text:style-name="T19">secondPass</text:span><text:span text:style-name="T9"> = </text:span><text:span text:style-name="T8">true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String getRedoText() {</text:span></text:p>
      <text:p text:style-name="P7"><text:span text:style-name="T9"><text:tab/><text:tab/><text:tab/><text:tab/><text:tab/><text:tab/><text:tab/><text:tab/></text:span><text:span text:style-name="T8">return</text:span><text:span text:style-name="T9"> </text:span><text:span text:style-name="T22">"Change City"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String getUndoText() {</text:span></text:p>
      <text:p text:style-name="P7"><text:span text:style-name="T9"><text:tab/><text:tab/><text:tab/><text:tab/><text:tab/><text:tab/><text:tab/><text:tab/></text:span><text:span text:style-name="T8">return</text:span><text:span text:style-name="T9"> </text:span><text:span text:style-name="T22">"Change City"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void</text:span><text:span text:style-name="T9"> undoAction() {</text:span></text:p>
      <text:p text:style-name="P7"><text:span text:style-name="T9"><text:tab/><text:tab/><text:tab/><text:tab/><text:tab/><text:tab/><text:tab/><text:tab/></text:span><text:span text:style-name="T19">ad</text:span><text:span text:style-name="T9">.setCity(</text:span><text:span text:style-name="T19">ad_str_previous</text:span><text:span text:style-name="T9">);</text:span></text:p>
      <text:p text:style-name="P7"><text:span text:style-name="T9"><text:tab/><text:tab/><text:tab/><text:tab/><text:tab/><text:tab/><text:tab/><text:tab/></text:span><text:span text:style-name="T19">addressBook</text:span><text:span text:style-name="T9">.getContactPanel().repopulate(</text:span><text:span text:style-name="T19">c</text:span><text:span text:style-name="T9">);</text:span></text:p>
      <text:p text:style-name="P7"><text:span text:style-name="T9"><text:tab/><text:tab/><text:tab/><text:tab/><text:tab/><text:tab/><text:tab/><text:tab/></text:span><text:span text:style-name="T19">addressBook</text:span><text:span text:style-name="T9">.getFrame().validate();</text:span></text:p>
      <text:p text:style-name="P10"><text:tab/><text:tab/><text:tab/><text:tab/><text:tab/><text:tab/><text:tab/>} <text:tab/></text:p>
      <text:p text:style-name="P10"><text:soft-page-break/><text:tab/><text:tab/><text:tab/><text:tab/><text:tab/><text:tab/>});</text:p>
      <text:p text:style-name="P10"><text:tab/><text:tab/><text:tab/><text:tab/><text:tab/>}</text:p>
      <text:p text:style-name="P10"><text:tab/><text:tab/><text:tab/><text:tab/>}</text:p>
      <text:p text:style-name="P10"><text:tab/><text:tab/><text:tab/>});</text:p>
      <text:p text:style-name="P10"><text:tab/><text:tab/><text:tab/>city.setBounds(current_x, current_y, 200, 25);</text:p>
      <text:p text:style-name="P10"><text:tab/><text:tab/><text:tab/>city.setText(c.getAddresses().get(i).getCity());</text:p>
      <text:p text:style-name="P10"><text:tab/><text:tab/><text:tab/></text:p>
      <text:p text:style-name="P7"><text:span text:style-name="T9"><text:tab/><text:tab/><text:tab/></text:span><text:span text:style-name="T19">addresses_locality_city</text:span><text:span text:style-name="T9">.add(city);</text:span></text:p>
      <text:p text:style-name="P7"><text:span text:style-name="T9"><text:tab/><text:tab/><text:tab/></text:span><text:span text:style-name="T19">pnl_addresses</text:span><text:span text:style-name="T9">.add(city);</text:span></text:p>
      <text:p text:style-name="P10"><text:tab/><text:tab/><text:tab/>current_y += 30;</text:p>
      <text:p text:style-name="P10"><text:tab/><text:tab/><text:tab/></text:p>
      <text:p text:style-name="P7"><text:span text:style-name="T9"><text:tab/><text:tab/><text:tab/>JLabel lbl_county = </text:span><text:span text:style-name="T8">new</text:span><text:span text:style-name="T9"> JLabel(</text:span><text:span text:style-name="T22">"County: "</text:span><text:span text:style-name="T9">);</text:span></text:p>
      <text:p text:style-name="P10"><text:tab/><text:tab/><text:tab/>lbl_county.setBounds(current_x - 70, current_y, 60, 20);</text:p>
      <text:p text:style-name="P7"><text:span text:style-name="T9"><text:tab/><text:tab/><text:tab/></text:span><text:span text:style-name="T19">pnl_addresses</text:span><text:span text:style-name="T9">.add(lbl_county);</text:span></text:p>
      <text:p text:style-name="P10"><text:tab/><text:tab/><text:tab/></text:p>
      <text:p text:style-name="P7"><text:span text:style-name="T9"><text:tab/><text:tab/><text:tab/></text:span><text:span text:style-name="T8">final</text:span><text:span text:style-name="T9"> JTextField county = </text:span><text:span text:style-name="T8">new</text:span><text:span text:style-name="T9"> JTextField();</text:span></text:p>
      <text:p text:style-name="P7"><text:span text:style-name="T9"><text:tab/><text:tab/><text:tab/>county.addFocusListener(</text:span><text:span text:style-name="T8">new</text:span><text:span text:style-name="T9"> FocusListener() {</text:span></text:p>
      <text:p text:style-name="P7"><text:span text:style-name="T9"><text:tab/><text:tab/><text:tab/><text:tab/></text:span><text:span text:style-name="T8">public</text:span><text:span text:style-name="T9"> String </text:span><text:span text:style-name="T19">valueOnFocus</text:span><text:span text:style-name="T9">;</text:span></text:p>
      <text:p text:style-name="P7"><text:span text:style-name="T9"><text:tab/><text:tab/><text:tab/><text:tab/></text:span><text:span text:style-name="T8">public</text:span><text:span text:style-name="T9"> Contact </text:span><text:span text:style-name="T19">c</text:span><text:span text:style-name="T9">;</text:span>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focusGained(FocusEvent e) {</text:span></text:p>
      <text:p text:style-name="P7"><text:span text:style-name="T9"><text:tab/><text:tab/><text:tab/><text:tab/><text:tab/></text:span><text:span text:style-name="T19">c</text:span><text:span text:style-name="T9"> = </text:span><text:span text:style-name="T19">currentContact</text:span><text:span text:style-name="T9">;</text:span></text:p>
      <text:p text:style-name="P7"><text:span text:style-name="T9"><text:tab/><text:tab/><text:tab/><text:tab/><text:tab/></text:span><text:span text:style-name="T19">valueOnFocus</text:span><text:span text:style-name="T9"> = county.getText();</text:span></text:p>
      <text:p text:style-name="P10"><text:tab/><text:tab/><text:tab/><text:tab/>}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focusLost(FocusEvent e) {</text:span></text:p>
      <text:p text:style-name="P7"><text:span text:style-name="T9"><text:tab/><text:tab/><text:tab/><text:tab/><text:tab/></text:span><text:span text:style-name="T8">if</text:span><text:span text:style-name="T9"> (!county.getText().equals(</text:span><text:span text:style-name="T19">valueOnFocus</text:span><text:span text:style-name="T9">)) {</text:span></text:p>
      <text:p text:style-name="P7"><text:span text:style-name="T9"><text:tab/><text:tab/><text:tab/><text:tab/><text:tab/><text:tab/></text:span><text:span text:style-name="T19">addressBook</text:span><text:span text:style-name="T9">.getActionStack().push(</text:span><text:span text:style-name="T8">new</text:span><text:span text:style-name="T9"> Action() {</text:span></text:p>
      <text:p text:style-name="P7"><text:span text:style-name="T9"><text:tab/><text:tab/><text:tab/><text:tab/><text:tab/><text:tab/><text:tab/></text:span><text:span text:style-name="T8">public</text:span><text:span text:style-name="T9"> Address </text:span><text:span text:style-name="T19">ad</text:span><text:span text:style-name="T9"> = a;</text:span></text:p>
      <text:p text:style-name="P7"><text:span text:style-name="T9"><text:tab/><text:tab/><text:tab/><text:tab/><text:tab/><text:tab/><text:tab/></text:span><text:span text:style-name="T8">public</text:span><text:span text:style-name="T9"> String </text:span><text:span text:style-name="T19">ad_str_previous</text:span><text:span text:style-name="T9"> = </text:span><text:span text:style-name="T19">valueOnFocus</text:span><text:span text:style-name="T9">;</text:span></text:p>
      <text:p text:style-name="P7"><text:span text:style-name="T9"><text:tab/><text:tab/><text:tab/><text:tab/><text:tab/><text:tab/><text:tab/></text:span><text:span text:style-name="T8">public</text:span><text:span text:style-name="T9"> String </text:span><text:span text:style-name="T19">ad_str</text:span><text:span text:style-name="T9"> = county.getText();</text:span>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boolean</text:span><text:span text:style-name="T9"> </text:span><text:span text:style-name="T19">secondPass</text:span><text:span text:style-name="T9"> = </text:span><text:span text:style-name="T8">false</text:span><text:span text:style-name="T9">;</text:span>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void</text:span><text:span text:style-name="T9"> doAction() {</text:span></text:p>
      <text:p text:style-name="P7"><text:span text:style-name="T9"><text:tab/><text:tab/><text:tab/><text:tab/><text:tab/><text:tab/><text:tab/><text:tab/></text:span><text:span text:style-name="T19">ad</text:span><text:span text:style-name="T9">.setCounty(</text:span><text:span text:style-name="T19">ad_str</text:span><text:span text:style-name="T9">);</text:span></text:p>
      <text:p text:style-name="P7"><text:span text:style-name="T9"><text:tab/><text:tab/><text:tab/><text:tab/><text:tab/><text:tab/><text:tab/><text:tab/></text:span><text:span text:style-name="T8">if</text:span><text:span text:style-name="T9"> (</text:span><text:span text:style-name="T19">secondPass</text:span><text:span text:style-name="T9">) { </text:span><text:span text:style-name="T19">addressBook</text:span><text:span text:style-name="T9">.getContactPanel().repopulate(</text:span><text:span text:style-name="T19">c</text:span><text:span text:style-name="T9">); }</text:span></text:p>
      <text:p text:style-name="P7"><text:span text:style-name="T9"><text:tab/><text:tab/><text:tab/><text:tab/><text:tab/><text:tab/><text:tab/><text:tab/></text:span><text:span text:style-name="T19">addressBook</text:span><text:span text:style-name="T9">.getFrame().validate();</text:span></text:p>
      <text:p text:style-name="P7"><text:span text:style-name="T9"><text:tab/><text:tab/><text:tab/><text:tab/><text:tab/><text:tab/><text:tab/><text:tab/></text:span><text:span text:style-name="T19">secondPass</text:span><text:span text:style-name="T9"> = </text:span><text:span text:style-name="T8">true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String getRedoText() {</text:span></text:p>
      <text:p text:style-name="P7"><text:span text:style-name="T9"><text:tab/><text:tab/><text:tab/><text:tab/><text:tab/><text:tab/><text:tab/><text:tab/></text:span><text:span text:style-name="T8">return</text:span><text:span text:style-name="T9"> </text:span><text:span text:style-name="T22">"Change County"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String getUndoText() {</text:span></text:p>
      <text:p text:style-name="P7"><text:span text:style-name="T9"><text:tab/><text:tab/><text:tab/><text:tab/><text:tab/><text:tab/><text:tab/><text:tab/></text:span><text:span text:style-name="T8">return</text:span><text:span text:style-name="T9"> </text:span><text:span text:style-name="T22">"Change County"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void</text:span><text:span text:style-name="T9"> undoAction() {</text:span></text:p>
      <text:p text:style-name="P7"><text:span text:style-name="T9"><text:tab/><text:tab/><text:tab/><text:tab/><text:tab/><text:tab/><text:tab/><text:tab/></text:span><text:span text:style-name="T19">ad</text:span><text:span text:style-name="T9">.setCounty(</text:span><text:span text:style-name="T19">ad_str_previous</text:span><text:span text:style-name="T9">);</text:span></text:p>
      <text:p text:style-name="P7"><text:span text:style-name="T9"><text:tab/><text:tab/><text:tab/><text:tab/><text:tab/><text:tab/><text:tab/><text:tab/></text:span><text:span text:style-name="T19">addressBook</text:span><text:span text:style-name="T9">.getContactPanel().repopulate(</text:span><text:span text:style-name="T19">c</text:span><text:span text:style-name="T9">);</text:span></text:p>
      <text:p text:style-name="P7"><text:span text:style-name="T9"><text:tab/><text:tab/><text:tab/><text:tab/><text:tab/><text:tab/><text:tab/><text:tab/></text:span><text:span text:style-name="T19">addressBook</text:span><text:span text:style-name="T9">.getFrame().validate();</text:span></text:p>
      <text:p text:style-name="P10"><text:tab/><text:tab/><text:tab/><text:tab/><text:tab/><text:tab/><text:tab/>} <text:tab/></text:p>
      <text:p text:style-name="P10"><text:tab/><text:tab/><text:tab/><text:tab/><text:tab/><text:tab/>});</text:p>
      <text:p text:style-name="P10"><text:tab/><text:tab/><text:tab/><text:tab/><text:tab/>}</text:p>
      <text:p text:style-name="P10"><text:tab/><text:tab/><text:tab/><text:tab/>}</text:p>
      <text:p text:style-name="P10"><text:tab/><text:tab/><text:tab/>});</text:p>
      <text:p text:style-name="P10"><text:tab/><text:tab/><text:tab/>county.setBounds(current_x, current_y, 200, 25);</text:p>
      <text:p text:style-name="P10"><text:tab/><text:tab/><text:tab/>county.setText(c.getAddresses().get(i).getCounty());</text:p>
      <text:p text:style-name="P10"><text:tab/><text:tab/><text:tab/></text:p>
      <text:p text:style-name="P7"><text:span text:style-name="T9"><text:tab/><text:tab/><text:tab/></text:span><text:span text:style-name="T19">addresses_region_state_province_county</text:span><text:span text:style-name="T9">.add(county);</text:span></text:p>
      <text:p text:style-name="P7"><text:span text:style-name="T9"><text:tab/><text:tab/><text:tab/></text:span><text:span text:style-name="T19">pnl_addresses</text:span><text:span text:style-name="T9">.add(county);</text:span></text:p>
      <text:p text:style-name="P10"><text:tab/><text:tab/><text:tab/>current_y += 30;</text:p>
      <text:p text:style-name="P10"><text:tab/><text:tab/><text:tab/></text:p>
      <text:p text:style-name="P7"><text:span text:style-name="T9"><text:tab/><text:tab/><text:tab/>JLabel lbl_postcode = </text:span><text:span text:style-name="T8">new</text:span><text:span text:style-name="T9"> JLabel(</text:span><text:span text:style-name="T22">"Postcode: "</text:span><text:span text:style-name="T9">);</text:span></text:p>
      <text:p text:style-name="P10"><text:tab/><text:tab/><text:tab/>lbl_postcode.setBounds(current_x - 70, current_y, 60, 20);</text:p>
      <text:p text:style-name="P7"><text:span text:style-name="T9"><text:tab/><text:tab/><text:tab/></text:span><text:span text:style-name="T19">pnl_addresses</text:span><text:span text:style-name="T9">.add(lbl_postcode);</text:span></text:p>
      <text:p text:style-name="P10"><text:tab/><text:tab/><text:tab/></text:p>
      <text:p text:style-name="P7"><text:span text:style-name="T9"><text:tab/><text:tab/><text:tab/></text:span><text:span text:style-name="T8">final</text:span><text:span text:style-name="T9"> JTextField postcode = </text:span><text:span text:style-name="T8">new</text:span><text:span text:style-name="T9"> JTextField();</text:span></text:p>
      <text:p text:style-name="P7"><text:span text:style-name="T9"><text:tab/><text:tab/><text:tab/>postcode.addFocusListener(</text:span><text:span text:style-name="T8">new</text:span><text:span text:style-name="T9"> FocusListener() {</text:span></text:p>
      <text:p text:style-name="P7"><text:span text:style-name="T9"><text:tab/><text:tab/><text:tab/><text:tab/></text:span><text:span text:style-name="T8">public</text:span><text:span text:style-name="T9"> String </text:span><text:span text:style-name="T19">valueOnFocus</text:span><text:span text:style-name="T9">;</text:span></text:p>
      <text:p text:style-name="P7"><text:span text:style-name="T9"><text:tab/><text:tab/><text:tab/><text:tab/></text:span><text:span text:style-name="T8">public</text:span><text:span text:style-name="T9"> Contact </text:span><text:span text:style-name="T19">c</text:span><text:span text:style-name="T9">;</text:span></text:p>
      <text:p text:style-name="P7"><text:soft-page-break/><text:span text:style-name="T9"><text:tab/><text:tab/><text:tab/><text:tab/></text:span><text:span text:style-name="T8">public</text:span><text:span text:style-name="T9"> </text:span><text:span text:style-name="T8">void</text:span><text:span text:style-name="T9"> focusGained(FocusEvent e) {</text:span></text:p>
      <text:p text:style-name="P7"><text:span text:style-name="T9"><text:tab/><text:tab/><text:tab/><text:tab/><text:tab/></text:span><text:span text:style-name="T19">c</text:span><text:span text:style-name="T9"> = </text:span><text:span text:style-name="T19">currentContact</text:span><text:span text:style-name="T9">;</text:span></text:p>
      <text:p text:style-name="P7"><text:span text:style-name="T9"><text:tab/><text:tab/><text:tab/><text:tab/><text:tab/></text:span><text:span text:style-name="T19">valueOnFocus</text:span><text:span text:style-name="T9"> = postcode.getText();</text:span></text:p>
      <text:p text:style-name="P10"><text:tab/><text:tab/><text:tab/><text:tab/>}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focusLost(FocusEvent e) {</text:span></text:p>
      <text:p text:style-name="P7"><text:span text:style-name="T9"><text:tab/><text:tab/><text:tab/><text:tab/><text:tab/></text:span><text:span text:style-name="T8">if</text:span><text:span text:style-name="T9"> (!postcode.getText().equals(</text:span><text:span text:style-name="T19">valueOnFocus</text:span><text:span text:style-name="T9">)) {</text:span></text:p>
      <text:p text:style-name="P7"><text:span text:style-name="T9"><text:tab/><text:tab/><text:tab/><text:tab/><text:tab/><text:tab/></text:span><text:span text:style-name="T19">addressBook</text:span><text:span text:style-name="T9">.getActionStack().push(</text:span><text:span text:style-name="T8">new</text:span><text:span text:style-name="T9"> Action() {</text:span></text:p>
      <text:p text:style-name="P7"><text:span text:style-name="T9"><text:tab/><text:tab/><text:tab/><text:tab/><text:tab/><text:tab/><text:tab/></text:span><text:span text:style-name="T8">public</text:span><text:span text:style-name="T9"> Address </text:span><text:span text:style-name="T19">ad</text:span><text:span text:style-name="T9"> = a;</text:span></text:p>
      <text:p text:style-name="P7"><text:span text:style-name="T9"><text:tab/><text:tab/><text:tab/><text:tab/><text:tab/><text:tab/><text:tab/></text:span><text:span text:style-name="T8">public</text:span><text:span text:style-name="T9"> String </text:span><text:span text:style-name="T19">ad_str_previous</text:span><text:span text:style-name="T9"> = </text:span><text:span text:style-name="T19">valueOnFocus</text:span><text:span text:style-name="T9">;</text:span></text:p>
      <text:p text:style-name="P7"><text:span text:style-name="T9"><text:tab/><text:tab/><text:tab/><text:tab/><text:tab/><text:tab/><text:tab/></text:span><text:span text:style-name="T8">public</text:span><text:span text:style-name="T9"> String </text:span><text:span text:style-name="T19">ad_str</text:span><text:span text:style-name="T9"> = postcode.getText();</text:span>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boolean</text:span><text:span text:style-name="T9"> </text:span><text:span text:style-name="T19">secondPass</text:span><text:span text:style-name="T9"> = </text:span><text:span text:style-name="T8">false</text:span><text:span text:style-name="T9">;</text:span>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void</text:span><text:span text:style-name="T9"> doAction() {</text:span></text:p>
      <text:p text:style-name="P7"><text:span text:style-name="T9"><text:tab/><text:tab/><text:tab/><text:tab/><text:tab/><text:tab/><text:tab/><text:tab/></text:span><text:span text:style-name="T19">ad</text:span><text:span text:style-name="T9">.setPostcode(</text:span><text:span text:style-name="T19">ad_str</text:span><text:span text:style-name="T9">);</text:span></text:p>
      <text:p text:style-name="P7"><text:span text:style-name="T9"><text:tab/><text:tab/><text:tab/><text:tab/><text:tab/><text:tab/><text:tab/><text:tab/></text:span><text:span text:style-name="T8">if</text:span><text:span text:style-name="T9"> (</text:span><text:span text:style-name="T19">secondPass</text:span><text:span text:style-name="T9">) { </text:span><text:span text:style-name="T19">addressBook</text:span><text:span text:style-name="T9">.getContactPanel().repopulate(</text:span><text:span text:style-name="T19">c</text:span><text:span text:style-name="T9">); }</text:span></text:p>
      <text:p text:style-name="P7"><text:span text:style-name="T9"><text:tab/><text:tab/><text:tab/><text:tab/><text:tab/><text:tab/><text:tab/><text:tab/></text:span><text:span text:style-name="T19">addressBook</text:span><text:span text:style-name="T9">.getFrame().validate();</text:span></text:p>
      <text:p text:style-name="P7"><text:span text:style-name="T9"><text:tab/><text:tab/><text:tab/><text:tab/><text:tab/><text:tab/><text:tab/><text:tab/></text:span><text:span text:style-name="T19">secondPass</text:span><text:span text:style-name="T9"> = </text:span><text:span text:style-name="T8">true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String getRedoText() {</text:span></text:p>
      <text:p text:style-name="P7"><text:span text:style-name="T9"><text:tab/><text:tab/><text:tab/><text:tab/><text:tab/><text:tab/><text:tab/><text:tab/></text:span><text:span text:style-name="T8">return</text:span><text:span text:style-name="T9"> </text:span><text:span text:style-name="T22">"Change Postcode"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String getUndoText() {</text:span></text:p>
      <text:p text:style-name="P7"><text:span text:style-name="T9"><text:tab/><text:tab/><text:tab/><text:tab/><text:tab/><text:tab/><text:tab/><text:tab/></text:span><text:span text:style-name="T8">return</text:span><text:span text:style-name="T9"> </text:span><text:span text:style-name="T22">"Change Postcode"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void</text:span><text:span text:style-name="T9"> undoAction() {</text:span></text:p>
      <text:p text:style-name="P7"><text:span text:style-name="T9"><text:tab/><text:tab/><text:tab/><text:tab/><text:tab/><text:tab/><text:tab/><text:tab/></text:span><text:span text:style-name="T19">ad</text:span><text:span text:style-name="T9">.setPostcode(</text:span><text:span text:style-name="T19">ad_str_previous</text:span><text:span text:style-name="T9">);</text:span></text:p>
      <text:p text:style-name="P7"><text:span text:style-name="T9"><text:tab/><text:tab/><text:tab/><text:tab/><text:tab/><text:tab/><text:tab/><text:tab/></text:span><text:span text:style-name="T19">addressBook</text:span><text:span text:style-name="T9">.getContactPanel().repopulate(</text:span><text:span text:style-name="T19">c</text:span><text:span text:style-name="T9">);</text:span></text:p>
      <text:p text:style-name="P7"><text:span text:style-name="T9"><text:tab/><text:tab/><text:tab/><text:tab/><text:tab/><text:tab/><text:tab/><text:tab/></text:span><text:span text:style-name="T19">addressBook</text:span><text:span text:style-name="T9">.getFrame().validate();</text:span></text:p>
      <text:p text:style-name="P10"><text:tab/><text:tab/><text:tab/><text:tab/><text:tab/><text:tab/><text:tab/>} <text:tab/></text:p>
      <text:p text:style-name="P10"><text:tab/><text:tab/><text:tab/><text:tab/><text:tab/><text:tab/>});</text:p>
      <text:p text:style-name="P10"><text:tab/><text:tab/><text:tab/><text:tab/><text:tab/>}</text:p>
      <text:p text:style-name="P10"><text:tab/><text:tab/><text:tab/><text:tab/>}</text:p>
      <text:p text:style-name="P10"><text:tab/><text:tab/><text:tab/>});</text:p>
      <text:p text:style-name="P10"><text:tab/><text:tab/><text:tab/>postcode.setBounds(current_x, current_y, 200, 25);</text:p>
      <text:p text:style-name="P10"><text:tab/><text:tab/><text:tab/>postcode.setText(c.getAddresses().get(i).getPostcode());</text:p>
      <text:p text:style-name="P10"><text:tab/><text:tab/><text:tab/></text:p>
      <text:p text:style-name="P7"><text:span text:style-name="T9"><text:tab/><text:tab/><text:tab/></text:span><text:span text:style-name="T19">addresses_postcode</text:span><text:span text:style-name="T9">.add(postcode);</text:span></text:p>
      <text:p text:style-name="P7"><text:span text:style-name="T9"><text:tab/><text:tab/><text:tab/></text:span><text:span text:style-name="T19">pnl_addresses</text:span><text:span text:style-name="T9">.add(postcode);</text:span></text:p>
      <text:p text:style-name="P10"><text:tab/><text:tab/><text:tab/>current_y += 30;</text:p>
      <text:p text:style-name="P10"><text:tab/><text:tab/><text:tab/></text:p>
      <text:p text:style-name="P7"><text:span text:style-name="T9"><text:tab/><text:tab/><text:tab/>JLabel lbl_country = </text:span><text:span text:style-name="T8">new</text:span><text:span text:style-name="T9"> JLabel(</text:span><text:span text:style-name="T22">"Country: "</text:span><text:span text:style-name="T9">);</text:span></text:p>
      <text:p text:style-name="P10"><text:tab/><text:tab/><text:tab/>lbl_country.setBounds(current_x - 70, current_y, 60, 20);</text:p>
      <text:p text:style-name="P7"><text:span text:style-name="T9"><text:tab/><text:tab/><text:tab/></text:span><text:span text:style-name="T19">pnl_addresses</text:span><text:span text:style-name="T9">.add(lbl_country);</text:span></text:p>
      <text:p text:style-name="P10"><text:tab/><text:tab/><text:tab/></text:p>
      <text:p text:style-name="P7"><text:span text:style-name="T9"><text:tab/><text:tab/><text:tab/></text:span><text:span text:style-name="T8">final</text:span><text:span text:style-name="T9"> JTextField country = </text:span><text:span text:style-name="T8">new</text:span><text:span text:style-name="T9"> JTextField();</text:span></text:p>
      <text:p text:style-name="P7"><text:span text:style-name="T9"><text:tab/><text:tab/><text:tab/>country.addFocusListener(</text:span><text:span text:style-name="T8">new</text:span><text:span text:style-name="T9"> FocusListener() {</text:span></text:p>
      <text:p text:style-name="P7"><text:span text:style-name="T9"><text:tab/><text:tab/><text:tab/><text:tab/></text:span><text:span text:style-name="T8">public</text:span><text:span text:style-name="T9"> String </text:span><text:span text:style-name="T19">valueOnFocus</text:span><text:span text:style-name="T9">;</text:span></text:p>
      <text:p text:style-name="P7"><text:span text:style-name="T9"><text:tab/><text:tab/><text:tab/><text:tab/></text:span><text:span text:style-name="T8">public</text:span><text:span text:style-name="T9"> Contact </text:span><text:span text:style-name="T19">c</text:span><text:span text:style-name="T9">;</text:span>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focusGained(FocusEvent e) {</text:span></text:p>
      <text:p text:style-name="P7"><text:span text:style-name="T9"><text:tab/><text:tab/><text:tab/><text:tab/><text:tab/></text:span><text:span text:style-name="T19">c</text:span><text:span text:style-name="T9"> = </text:span><text:span text:style-name="T19">currentContact</text:span><text:span text:style-name="T9">;</text:span></text:p>
      <text:p text:style-name="P7"><text:span text:style-name="T9"><text:tab/><text:tab/><text:tab/><text:tab/><text:tab/></text:span><text:span text:style-name="T19">valueOnFocus</text:span><text:span text:style-name="T9"> = country.getText();</text:span></text:p>
      <text:p text:style-name="P10"><text:tab/><text:tab/><text:tab/><text:tab/>}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focusLost(FocusEvent e) {</text:span></text:p>
      <text:p text:style-name="P7"><text:span text:style-name="T9"><text:tab/><text:tab/><text:tab/><text:tab/><text:tab/></text:span><text:span text:style-name="T8">if</text:span><text:span text:style-name="T9"> (!country.getText().equals(</text:span><text:span text:style-name="T19">valueOnFocus</text:span><text:span text:style-name="T9">)) {</text:span></text:p>
      <text:p text:style-name="P7"><text:span text:style-name="T9"><text:tab/><text:tab/><text:tab/><text:tab/><text:tab/><text:tab/></text:span><text:span text:style-name="T19">addressBook</text:span><text:span text:style-name="T9">.getActionStack().push(</text:span><text:span text:style-name="T8">new</text:span><text:span text:style-name="T9"> Action() {</text:span></text:p>
      <text:p text:style-name="P7"><text:span text:style-name="T9"><text:tab/><text:tab/><text:tab/><text:tab/><text:tab/><text:tab/><text:tab/></text:span><text:span text:style-name="T8">public</text:span><text:span text:style-name="T9"> Address </text:span><text:span text:style-name="T19">ad</text:span><text:span text:style-name="T9"> = a;</text:span></text:p>
      <text:p text:style-name="P7"><text:span text:style-name="T9"><text:tab/><text:tab/><text:tab/><text:tab/><text:tab/><text:tab/><text:tab/></text:span><text:span text:style-name="T8">public</text:span><text:span text:style-name="T9"> String </text:span><text:span text:style-name="T19">ad_str_previous</text:span><text:span text:style-name="T9"> = </text:span><text:span text:style-name="T19">valueOnFocus</text:span><text:span text:style-name="T9">;</text:span></text:p>
      <text:p text:style-name="P7"><text:span text:style-name="T9"><text:tab/><text:tab/><text:tab/><text:tab/><text:tab/><text:tab/><text:tab/></text:span><text:span text:style-name="T8">public</text:span><text:span text:style-name="T9"> String </text:span><text:span text:style-name="T19">ad_str</text:span><text:span text:style-name="T9"> = country.getText();</text:span>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boolean</text:span><text:span text:style-name="T9"> </text:span><text:span text:style-name="T19">secondPass</text:span><text:span text:style-name="T9"> = </text:span><text:span text:style-name="T8">false</text:span><text:span text:style-name="T9">;</text:span>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void</text:span><text:span text:style-name="T9"> doAction() {</text:span></text:p>
      <text:p text:style-name="P7"><text:span text:style-name="T9"><text:tab/><text:tab/><text:tab/><text:tab/><text:tab/><text:tab/><text:tab/><text:tab/></text:span><text:span text:style-name="T19">ad</text:span><text:span text:style-name="T9">.setCountry(</text:span><text:span text:style-name="T19">ad_str</text:span><text:span text:style-name="T9">);</text:span></text:p>
      <text:p text:style-name="P7"><text:span text:style-name="T9"><text:tab/><text:tab/><text:tab/><text:tab/><text:tab/><text:tab/><text:tab/><text:tab/></text:span><text:span text:style-name="T8">if</text:span><text:span text:style-name="T9"> (</text:span><text:span text:style-name="T19">secondPass</text:span><text:span text:style-name="T9">) { </text:span><text:span text:style-name="T19">addressBook</text:span><text:span text:style-name="T9">.getContactPanel().repopulate(</text:span><text:span text:style-name="T19">c</text:span><text:span text:style-name="T9">); }</text:span></text:p>
      <text:p text:style-name="P7"><text:span text:style-name="T9"><text:tab/><text:tab/><text:tab/><text:tab/><text:tab/><text:tab/><text:tab/><text:tab/></text:span><text:span text:style-name="T19">addressBook</text:span><text:span text:style-name="T9">.getFrame().validate();</text:span></text:p>
      <text:p text:style-name="P7"><text:span text:style-name="T9"><text:tab/><text:tab/><text:tab/><text:tab/><text:tab/><text:tab/><text:tab/><text:tab/></text:span><text:span text:style-name="T19">secondPass</text:span><text:span text:style-name="T9"> = </text:span><text:span text:style-name="T8">true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String getRedoText() {</text:span></text:p>
      <text:p text:style-name="P7"><text:soft-page-break/><text:span text:style-name="T9"><text:tab/><text:tab/><text:tab/><text:tab/><text:tab/><text:tab/><text:tab/><text:tab/></text:span><text:span text:style-name="T8">return</text:span><text:span text:style-name="T9"> </text:span><text:span text:style-name="T22">"Change Country"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String getUndoText() {</text:span></text:p>
      <text:p text:style-name="P7"><text:span text:style-name="T9"><text:tab/><text:tab/><text:tab/><text:tab/><text:tab/><text:tab/><text:tab/><text:tab/></text:span><text:span text:style-name="T8">return</text:span><text:span text:style-name="T9"> </text:span><text:span text:style-name="T22">"Change Country"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void</text:span><text:span text:style-name="T9"> undoAction() {</text:span></text:p>
      <text:p text:style-name="P7"><text:span text:style-name="T9"><text:tab/><text:tab/><text:tab/><text:tab/><text:tab/><text:tab/><text:tab/><text:tab/></text:span><text:span text:style-name="T19">ad</text:span><text:span text:style-name="T9">.setPostcode(</text:span><text:span text:style-name="T19">ad_str_previous</text:span><text:span text:style-name="T9">);</text:span></text:p>
      <text:p text:style-name="P7"><text:span text:style-name="T9"><text:tab/><text:tab/><text:tab/><text:tab/><text:tab/><text:tab/><text:tab/><text:tab/></text:span><text:span text:style-name="T19">addressBook</text:span><text:span text:style-name="T9">.getContactPanel().repopulate(</text:span><text:span text:style-name="T19">c</text:span><text:span text:style-name="T9">);</text:span></text:p>
      <text:p text:style-name="P7"><text:span text:style-name="T9"><text:tab/><text:tab/><text:tab/><text:tab/><text:tab/><text:tab/><text:tab/><text:tab/></text:span><text:span text:style-name="T19">addressBook</text:span><text:span text:style-name="T9">.getFrame().validate();</text:span></text:p>
      <text:p text:style-name="P10"><text:tab/><text:tab/><text:tab/><text:tab/><text:tab/><text:tab/><text:tab/>} <text:tab/></text:p>
      <text:p text:style-name="P10"><text:tab/><text:tab/><text:tab/><text:tab/><text:tab/><text:tab/>});</text:p>
      <text:p text:style-name="P10"><text:tab/><text:tab/><text:tab/><text:tab/><text:tab/>}</text:p>
      <text:p text:style-name="P10"><text:tab/><text:tab/><text:tab/><text:tab/>}</text:p>
      <text:p text:style-name="P10"><text:tab/><text:tab/><text:tab/>});</text:p>
      <text:p text:style-name="P10"><text:tab/><text:tab/><text:tab/>country.setBounds(current_x, current_y, 200, 25);</text:p>
      <text:p text:style-name="P10"><text:tab/><text:tab/><text:tab/>country.setText(c.getAddresses().get(i).getCountry());</text:p>
      <text:p text:style-name="P10"><text:tab/><text:tab/><text:tab/></text:p>
      <text:p text:style-name="P7"><text:span text:style-name="T9"><text:tab/><text:tab/><text:tab/></text:span><text:span text:style-name="T19">addresses_country</text:span><text:span text:style-name="T9">.add(country);</text:span></text:p>
      <text:p text:style-name="P7"><text:span text:style-name="T9"><text:tab/><text:tab/><text:tab/></text:span><text:span text:style-name="T19">pnl_addresses</text:span><text:span text:style-name="T9">.add(country);</text:span></text:p>
      <text:p text:style-name="P10"><text:tab/><text:tab/><text:tab/>current_y += 30;</text:p>
      <text:p text:style-name="P10"><text:tab/><text:tab/><text:tab/></text:p>
      <text:p text:style-name="P7"><text:span text:style-name="T9"><text:tab/><text:tab/><text:tab/></text:span><text:span text:style-name="T8">if</text:span><text:span text:style-name="T9"> (i != c.getAddresses().size()-1) {</text:span></text:p>
      <text:p text:style-name="P10"><text:tab/><text:tab/><text:tab/><text:tab/>current_y += 30;</text:p>
      <text:p text:style-name="P10"><text:tab/><text:tab/><text:tab/>}</text:p>
      <text:p text:style-name="P10"><text:tab/><text:tab/><text:tab/></text:p>
      <text:p text:style-name="P10"><text:tab/><text:tab/><text:tab/></text:p>
      <text:p text:style-name="P10"><text:tab/><text:tab/><text:tab/></text:p>
      <text:p text:style-name="P10"><text:tab/><text:tab/><text:tab/></text:p>
      <text:p text:style-name="P10"><text:tab/><text:tab/><text:tab/></text:p>
      <text:p text:style-name="P10"><text:tab/><text:tab/>}</text:p>
      <text:p text:style-name="P7"><text:span text:style-name="T9"><text:tab/><text:tab/></text:span><text:span text:style-name="T19">btn_add_address</text:span><text:span text:style-name="T9"> = </text:span><text:span text:style-name="T8">new</text:span><text:span text:style-name="T9"> JButton(</text:span><text:span text:style-name="T22">"Add Address"</text:span><text:span text:style-name="T9">);</text:span></text:p>
      <text:p text:style-name="P7"><text:span text:style-name="T9"><text:tab/><text:tab/></text:span><text:span text:style-name="T19">btn_add_address</text:span><text:span text:style-name="T9">.setBounds(current_x, current_y, 150, 25);</text:span></text:p>
      <text:p text:style-name="P7"><text:span text:style-name="T9"><text:tab/><text:tab/></text:span><text:span text:style-name="T19">btn_add_address</text:span><text:span text:style-name="T9">.addActionListener(</text:span><text:span text:style-name="T8">new</text:span><text:span text:style-name="T9"> ActionListener() { </text:span><text:span text:style-name="T8">public</text:span><text:span text:style-name="T9"> </text:span><text:span text:style-name="T8">void</text:span><text:span text:style-name="T9"> actionPerformed(ActionEvent e) { </text:span></text:p>
      <text:p text:style-name="P7"><text:span text:style-name="T9"><text:tab/><text:tab/><text:tab/>createAndShowAddAddressDialog(</text:span><text:span text:style-name="T19">addressBook</text:span><text:span text:style-name="T9">.getFrame());</text:span></text:p>
      <text:p text:style-name="P10"><text:tab/><text:tab/>}});</text:p>
      <text:p text:style-name="P7"><text:span text:style-name="T9"><text:tab/><text:tab/></text:span><text:span text:style-name="T19">pnl_addresses</text:span><text:span text:style-name="T9">.add(</text:span><text:span text:style-name="T19">btn_add_address</text:span><text:span text:style-name="T9">);</text:span></text:p>
      <text:p text:style-name="P10"><text:tab/><text:tab/>current_y += 40;</text:p>
      <text:p text:style-name="P7"><text:span text:style-name="T9"><text:tab/><text:tab/></text:span><text:span text:style-name="T19">pnl_addresses</text:span><text:span text:style-name="T9">.setPreferredSize(</text:span><text:span text:style-name="T8">new</text:span><text:span text:style-name="T9"> Dimension(</text:span><text:span text:style-name="T19">w</text:span><text:span text:style-name="T9">, current_y));</text:span></text:p>
      <text:p text:style-name="P7"><text:span text:style-name="T9"><text:tab/><text:tab/></text:span><text:span text:style-name="T19">pnl_addresses</text:span><text:span text:style-name="T9">.validate();</text:span></text:p>
      <text:p text:style-name="P10"><text:tab/><text:tab/></text:p>
      <text:p text:style-name="P10"><text:tab/><text:tab/></text:p>
      <text:p text:style-name="P10"><text:tab/><text:tab/></text:p>
      <text:p text:style-name="P10"><text:tab/><text:tab/></text:p>
      <text:p text:style-name="P10"><text:tab/><text:tab/></text:p>
      <text:p text:style-name="P7"><text:span text:style-name="T9"><text:tab/><text:tab/></text:span><text:span text:style-name="T29">// fill telephone numbers! :)</text:span></text:p>
      <text:p text:style-name="P7"><text:span text:style-name="T9"><text:tab/><text:tab/>JLabel lbl_telephoneNumbers = </text:span><text:span text:style-name="T8">new</text:span><text:span text:style-name="T9"> JLabel(</text:span><text:span text:style-name="T22">"Telephone Numbers: "</text:span><text:span text:style-name="T9">);</text:span></text:p>
      <text:p text:style-name="P10"><text:tab/><text:tab/>lbl_telephoneNumbers.setBounds(0, 0, 120, 20);</text:p>
      <text:p text:style-name="P7"><text:span text:style-name="T9"><text:tab/><text:tab/></text:span><text:span text:style-name="T19">pnl_telephoneNumbers</text:span><text:span text:style-name="T9">.add(lbl_telephoneNumbers);</text:span></text:p>
      <text:p text:style-name="P10"><text:tab/><text:tab/>current_x = 150;</text:p>
      <text:p text:style-name="P10"><text:tab/><text:tab/>current_y = 0;</text:p>
      <text:p text:style-name="P7"><text:span text:style-name="T9"><text:tab/><text:tab/></text:span><text:span text:style-name="T8">for</text:span><text:span text:style-name="T9"> (</text:span><text:span text:style-name="T8">int</text:span><text:span text:style-name="T9"> i = 0; i &lt; c.getTelephoneNumbers().size(); i++) {</text:span></text:p>
      <text:p text:style-name="P7"><text:span text:style-name="T9"><text:tab/><text:tab/><text:tab/></text:span><text:span text:style-name="T8">final</text:span><text:span text:style-name="T9"> TelephoneNumber tn = c.getTelephoneNumbers().get(i);</text:span></text:p>
      <text:p text:style-name="P10"><text:tab/><text:tab/><text:tab/></text:p>
      <text:p text:style-name="P7"><text:span text:style-name="T9"><text:tab/><text:tab/><text:tab/></text:span><text:span text:style-name="T8">final</text:span><text:span text:style-name="T9"> JTextField field = </text:span><text:span text:style-name="T8">new</text:span><text:span text:style-name="T9"> JTextField();</text:span></text:p>
      <text:p text:style-name="P10"><text:tab/><text:tab/><text:tab/>field.setBounds(current_x, current_y, 200, 25);</text:p>
      <text:p text:style-name="P10"><text:tab/><text:tab/><text:tab/>field.setText(c.getTelephoneNumbers().get(i).getNumber());</text:p>
      <text:p text:style-name="P7"><text:span text:style-name="T9"><text:tab/><text:tab/><text:tab/>field.addFocusListener(</text:span><text:span text:style-name="T8">new</text:span><text:span text:style-name="T9"> FocusListener() {</text:span></text:p>
      <text:p text:style-name="P7"><text:span text:style-name="T9"><text:tab/><text:tab/><text:tab/><text:tab/></text:span><text:span text:style-name="T8">public</text:span><text:span text:style-name="T9"> String </text:span><text:span text:style-name="T19">valueOnFocus</text:span><text:span text:style-name="T9">; </text:span></text:p>
      <text:p text:style-name="P7"><text:span text:style-name="T9"><text:tab/><text:tab/><text:tab/><text:tab/></text:span><text:span text:style-name="T8">public</text:span><text:span text:style-name="T9"> Contact </text:span><text:span text:style-name="T19">c</text:span><text:span text:style-name="T9">;</text:span>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focusGained(FocusEvent e) {</text:span></text:p>
      <text:p text:style-name="P7"><text:span text:style-name="T9"><text:tab/><text:tab/><text:tab/><text:tab/><text:tab/></text:span><text:span text:style-name="T19">valueOnFocus</text:span><text:span text:style-name="T9"> = field.getText();</text:span></text:p>
      <text:p text:style-name="P7"><text:span text:style-name="T9"><text:tab/><text:tab/><text:tab/><text:tab/><text:tab/></text:span><text:span text:style-name="T19">c</text:span><text:span text:style-name="T9"> = </text:span><text:span text:style-name="T19">currentContact</text:span><text:span text:style-name="T9">;</text:span></text:p>
      <text:p text:style-name="P10"><text:tab/><text:tab/><text:tab/><text:tab/>}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focusLost(</text:span><text:span text:style-name="T8">final</text:span><text:span text:style-name="T9"> FocusEvent e) {</text:span></text:p>
      <text:p text:style-name="P7"><text:span text:style-name="T9"><text:tab/><text:tab/><text:tab/><text:tab/><text:tab/></text:span><text:span text:style-name="T8">if</text:span><text:span text:style-name="T9"> (!field.getText().equals(</text:span><text:span text:style-name="T19">valueOnFocus</text:span><text:span text:style-name="T9">)) {</text:span></text:p>
      <text:p text:style-name="P7"><text:span text:style-name="T9"><text:tab/><text:tab/><text:tab/><text:tab/><text:tab/><text:tab/></text:span><text:span text:style-name="T19">addressBook</text:span><text:span text:style-name="T9">.getActionStack().push(</text:span><text:span text:style-name="T8">new</text:span><text:span text:style-name="T9"> Action() {</text:span></text:p>
      <text:p text:style-name="P7"><text:soft-page-break/><text:span text:style-name="T9"><text:tab/><text:tab/><text:tab/><text:tab/><text:tab/><text:tab/><text:tab/></text:span><text:span text:style-name="T8">public</text:span><text:span text:style-name="T9"> TelephoneNumber </text:span><text:span text:style-name="T19">t</text:span><text:span text:style-name="T9"> = tn;</text:span></text:p>
      <text:p text:style-name="P7"><text:span text:style-name="T9"><text:tab/><text:tab/><text:tab/><text:tab/><text:tab/><text:tab/><text:tab/></text:span><text:span text:style-name="T8">public</text:span><text:span text:style-name="T9"> String </text:span><text:span text:style-name="T19">t_str_previous</text:span><text:span text:style-name="T9"> = </text:span><text:span text:style-name="T19">valueOnFocus</text:span><text:span text:style-name="T9">;</text:span></text:p>
      <text:p text:style-name="P7"><text:span text:style-name="T9"><text:tab/><text:tab/><text:tab/><text:tab/><text:tab/><text:tab/><text:tab/></text:span><text:span text:style-name="T8">public</text:span><text:span text:style-name="T9"> String </text:span><text:span text:style-name="T19">t_str</text:span><text:span text:style-name="T9"> = field.getText();</text:span>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boolean</text:span><text:span text:style-name="T9"> </text:span><text:span text:style-name="T19">secondPass</text:span><text:span text:style-name="T9"> = </text:span><text:span text:style-name="T8">false</text:span><text:span text:style-name="T9">;</text:span>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void</text:span><text:span text:style-name="T9"> doAction() {</text:span></text:p>
      <text:p text:style-name="P7"><text:span text:style-name="T9"><text:tab/><text:tab/><text:tab/><text:tab/><text:tab/><text:tab/><text:tab/><text:tab/></text:span><text:span text:style-name="T19">t</text:span><text:span text:style-name="T9">.setNumber(</text:span><text:span text:style-name="T19">t_str</text:span><text:span text:style-name="T9">);</text:span></text:p>
      <text:p text:style-name="P7"><text:span text:style-name="T9"><text:tab/><text:tab/><text:tab/><text:tab/><text:tab/><text:tab/><text:tab/><text:tab/></text:span><text:span text:style-name="T8">if</text:span><text:span text:style-name="T9"> (</text:span><text:span text:style-name="T19">secondPass</text:span><text:span text:style-name="T9">) { </text:span><text:span text:style-name="T19">addressBook</text:span><text:span text:style-name="T9">.getContactPanel().repopulate(</text:span><text:span text:style-name="T19">c</text:span><text:span text:style-name="T9">); }</text:span></text:p>
      <text:p text:style-name="P7"><text:span text:style-name="T9"><text:tab/><text:tab/><text:tab/><text:tab/><text:tab/><text:tab/><text:tab/><text:tab/></text:span><text:span text:style-name="T19">addressBook</text:span><text:span text:style-name="T9">.getFrame().validate();</text:span></text:p>
      <text:p text:style-name="P7"><text:span text:style-name="T9"><text:tab/><text:tab/><text:tab/><text:tab/><text:tab/><text:tab/><text:tab/><text:tab/></text:span><text:span text:style-name="T19">secondPass</text:span><text:span text:style-name="T9"> = </text:span><text:span text:style-name="T8">true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String getRedoText() {</text:span></text:p>
      <text:p text:style-name="P7"><text:span text:style-name="T9"><text:tab/><text:tab/><text:tab/><text:tab/><text:tab/><text:tab/><text:tab/><text:tab/></text:span><text:span text:style-name="T8">return</text:span><text:span text:style-name="T9"> </text:span><text:span text:style-name="T22">"Change "</text:span><text:span text:style-name="T9"> + </text:span><text:span text:style-name="T19">c</text:span><text:span text:style-name="T9">.getName() + </text:span><text:span text:style-name="T22">"'s Telephone Number To "</text:span><text:span text:style-name="T9"> + </text:span><text:span text:style-name="T19">t_str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String getUndoText() {</text:span></text:p>
      <text:p text:style-name="P7"><text:span text:style-name="T9"><text:tab/><text:tab/><text:tab/><text:tab/><text:tab/><text:tab/><text:tab/><text:tab/></text:span><text:span text:style-name="T8">return</text:span><text:span text:style-name="T9"> </text:span><text:span text:style-name="T22">"Change "</text:span><text:span text:style-name="T9"> + </text:span><text:span text:style-name="T19">c</text:span><text:span text:style-name="T9">.getName() + </text:span><text:span text:style-name="T22">"'s Telephone Number Back To "</text:span><text:span text:style-name="T9"> + </text:span><text:span text:style-name="T19">t_str_previous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void</text:span><text:span text:style-name="T9"> undoAction() {</text:span></text:p>
      <text:p text:style-name="P7"><text:span text:style-name="T9"><text:tab/><text:tab/><text:tab/><text:tab/><text:tab/><text:tab/><text:tab/><text:tab/></text:span><text:span text:style-name="T19">t</text:span><text:span text:style-name="T9">.setNumber(</text:span><text:span text:style-name="T19">t_str_previous</text:span><text:span text:style-name="T9">);</text:span></text:p>
      <text:p text:style-name="P7"><text:span text:style-name="T9"><text:tab/><text:tab/><text:tab/><text:tab/><text:tab/><text:tab/><text:tab/><text:tab/></text:span><text:span text:style-name="T19">addressBook</text:span><text:span text:style-name="T9">.getContactPanel().repopulate(</text:span><text:span text:style-name="T19">c</text:span><text:span text:style-name="T9">);</text:span></text:p>
      <text:p text:style-name="P7"><text:span text:style-name="T9"><text:tab/><text:tab/><text:tab/><text:tab/><text:tab/><text:tab/><text:tab/><text:tab/></text:span><text:span text:style-name="T19">addressBook</text:span><text:span text:style-name="T9">.getFrame().validate();</text:span></text:p>
      <text:p text:style-name="P10"><text:tab/><text:tab/><text:tab/><text:tab/><text:tab/><text:tab/><text:tab/>} <text:tab/></text:p>
      <text:p text:style-name="P10"><text:tab/><text:tab/><text:tab/><text:tab/><text:tab/><text:tab/>});</text:p>
      <text:p text:style-name="P10"><text:tab/><text:tab/><text:tab/><text:tab/><text:tab/>}</text:p>
      <text:p text:style-name="P10"><text:tab/><text:tab/><text:tab/><text:tab/>} <text:s/></text:p>
      <text:p text:style-name="P10"><text:tab/><text:tab/><text:tab/>});</text:p>
      <text:p text:style-name="P10"><text:tab/><text:tab/><text:tab/></text:p>
      <text:p text:style-name="P7"><text:span text:style-name="T9"><text:tab/><text:tab/><text:tab/>String[] types = {</text:span><text:span text:style-name="T22">"Home"</text:span><text:span text:style-name="T9">, </text:span><text:span text:style-name="T22">"Mobile / Cell"</text:span><text:span text:style-name="T9">, </text:span><text:span text:style-name="T22">"Work"</text:span><text:span text:style-name="T9">};</text:span></text:p>
      <text:p text:style-name="P7"><text:span text:style-name="T9"><text:tab/><text:tab/><text:tab/></text:span><text:span text:style-name="T8">final</text:span><text:span text:style-name="T9"> JComboBox box = </text:span><text:span text:style-name="T8">new</text:span><text:span text:style-name="T9"> JComboBox(types);</text:span></text:p>
      <text:p text:style-name="P10"><text:tab/><text:tab/><text:tab/>box.setBounds(current_x + 205, current_y, 100, 25);</text:p>
      <text:p text:style-name="P7"><text:span text:style-name="T9"><text:tab/><text:tab/><text:tab/></text:span><text:span text:style-name="T8">if</text:span><text:span text:style-name="T9"> (tn.getType().equals(TelephoneNumber.Type.</text:span><text:span text:style-name="T20">HOME</text:span><text:span text:style-name="T9">)) {</text:span></text:p>
      <text:p text:style-name="P10"><text:tab/><text:tab/><text:tab/><text:tab/>box.setSelectedIndex(0);</text:p>
      <text:p text:style-name="P7"><text:span text:style-name="T9"><text:tab/><text:tab/><text:tab/>} </text:span><text:span text:style-name="T8">else</text:span><text:span text:style-name="T9"> </text:span><text:span text:style-name="T8">if</text:span><text:span text:style-name="T9"> (tn.getType().equals(TelephoneNumber.Type.</text:span><text:span text:style-name="T20">CELL</text:span><text:span text:style-name="T9">)) {</text:span></text:p>
      <text:p text:style-name="P10"><text:tab/><text:tab/><text:tab/><text:tab/>box.setSelectedIndex(1);</text:p>
      <text:p text:style-name="P7"><text:span text:style-name="T9"><text:tab/><text:tab/><text:tab/>} </text:span><text:span text:style-name="T8">else</text:span><text:span text:style-name="T9"> </text:span><text:span text:style-name="T8">if</text:span><text:span text:style-name="T9"> (tn.getType().equals(TelephoneNumber.Type.</text:span><text:span text:style-name="T20">WORK</text:span><text:span text:style-name="T9">)) {</text:span></text:p>
      <text:p text:style-name="P10"><text:tab/><text:tab/><text:tab/><text:tab/>box.setSelectedIndex(2);</text:p>
      <text:p text:style-name="P10"><text:tab/><text:tab/><text:tab/>}</text:p>
      <text:p text:style-name="P7"><text:span text:style-name="T9"><text:tab/><text:tab/><text:tab/>box.addFocusListener(</text:span><text:span text:style-name="T8">new</text:span><text:span text:style-name="T9"> FocusListener() {</text:span></text:p>
      <text:p text:style-name="P7"><text:span text:style-name="T9"><text:tab/><text:tab/><text:tab/><text:tab/></text:span><text:span text:style-name="T8">int</text:span><text:span text:style-name="T9"> </text:span><text:span text:style-name="T19">valueOnFocus</text:span><text:span text:style-name="T9">;</text:span></text:p>
      <text:p text:style-name="P7"><text:span text:style-name="T9"><text:tab/><text:tab/><text:tab/><text:tab/></text:span><text:span text:style-name="T8">public</text:span><text:span text:style-name="T9"> Contact </text:span><text:span text:style-name="T19">c</text:span><text:span text:style-name="T9">;</text:span>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focusGained(FocusEvent e) {</text:span></text:p>
      <text:p text:style-name="P7"><text:span text:style-name="T9"><text:tab/><text:tab/><text:tab/><text:tab/><text:tab/></text:span><text:span text:style-name="T19">valueOnFocus</text:span><text:span text:style-name="T9"> = box.getSelectedIndex();</text:span></text:p>
      <text:p text:style-name="P7"><text:span text:style-name="T9"><text:tab/><text:tab/><text:tab/><text:tab/><text:tab/></text:span><text:span text:style-name="T19">c</text:span><text:span text:style-name="T9"> = </text:span><text:span text:style-name="T19">currentContact</text:span><text:span text:style-name="T9">;</text:span></text:p>
      <text:p text:style-name="P10"><text:tab/><text:tab/><text:tab/><text:tab/>}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focusLost(FocusEvent e) {</text:span></text:p>
      <text:p text:style-name="P7"><text:span text:style-name="T9"><text:tab/><text:tab/><text:tab/><text:tab/><text:tab/></text:span><text:span text:style-name="T8">if</text:span><text:span text:style-name="T9"> (box.getSelectedIndex() != </text:span><text:span text:style-name="T19">valueOnFocus</text:span><text:span text:style-name="T9">) { </text:span><text:span text:style-name="T29">// changes!!</text:span></text:p>
      <text:p text:style-name="P10"><text:tab/><text:tab/><text:tab/><text:tab/><text:tab/><text:tab/></text:p>
      <text:p text:style-name="P7"><text:span text:style-name="T9"><text:tab/><text:tab/><text:tab/><text:tab/><text:tab/><text:tab/></text:span><text:span text:style-name="T19">addressBook</text:span><text:span text:style-name="T9">.getActionStack().push(</text:span><text:span text:style-name="T8">new</text:span><text:span text:style-name="T9"> Action() {</text:span></text:p>
      <text:p text:style-name="P7"><text:span text:style-name="T9"><text:tab/><text:tab/><text:tab/><text:tab/><text:tab/><text:tab/><text:tab/></text:span><text:span text:style-name="T8">public</text:span><text:span text:style-name="T9"> TelephoneNumber </text:span><text:span text:style-name="T19">t</text:span><text:span text:style-name="T9"> = tn;</text:span>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int</text:span><text:span text:style-name="T9"> </text:span><text:span text:style-name="T19">telnumber_type_previous</text:span><text:span text:style-name="T9"> = </text:span><text:span text:style-name="T19">valueOnFocus</text:span><text:span text:style-name="T9">;</text:span>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int</text:span><text:span text:style-name="T9"> </text:span><text:span text:style-name="T19">telnumber_type</text:span><text:span text:style-name="T9"> = box.getSelectedIndex();</text:span>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boolean</text:span><text:span text:style-name="T9"> </text:span><text:span text:style-name="T19">secondPass</text:span><text:span text:style-name="T9"> = </text:span><text:span text:style-name="T8">false</text:span><text:span text:style-name="T9">;</text:span>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void</text:span><text:span text:style-name="T9"> doAction() {</text:span></text:p>
      <text:p text:style-name="P7"><text:span text:style-name="T9"><text:tab/><text:tab/><text:tab/><text:tab/><text:tab/><text:tab/><text:tab/><text:tab/></text:span><text:span text:style-name="T8">if</text:span><text:span text:style-name="T9"> (</text:span><text:span text:style-name="T19">telnumber_type</text:span><text:span text:style-name="T9"> == 0) {</text:span></text:p>
      <text:p text:style-name="P7"><text:span text:style-name="T9"><text:tab/><text:tab/><text:tab/><text:tab/><text:tab/><text:tab/><text:tab/><text:tab/><text:tab/></text:span><text:span text:style-name="T19">t</text:span><text:span text:style-name="T9">.setType(TelephoneNumber.Type.</text:span><text:span text:style-name="T20">HOME</text:span><text:span text:style-name="T9">);</text:span></text:p>
      <text:p text:style-name="P7"><text:span text:style-name="T9"><text:tab/><text:tab/><text:tab/><text:tab/><text:tab/><text:tab/><text:tab/><text:tab/>} </text:span><text:span text:style-name="T8">else</text:span><text:span text:style-name="T9"> </text:span><text:span text:style-name="T8">if</text:span><text:span text:style-name="T9"> (</text:span><text:span text:style-name="T19">telnumber_type</text:span><text:span text:style-name="T9"> == 1) {</text:span></text:p>
      <text:p text:style-name="P7"><text:span text:style-name="T9"><text:tab/><text:tab/><text:tab/><text:tab/><text:tab/><text:tab/><text:tab/><text:tab/><text:tab/></text:span><text:span text:style-name="T19">t</text:span><text:span text:style-name="T9">.setType(TelephoneNumber.Type.</text:span><text:span text:style-name="T20">CELL</text:span><text:span text:style-name="T9">);</text:span></text:p>
      <text:p text:style-name="P7"><text:span text:style-name="T9"><text:tab/><text:tab/><text:tab/><text:tab/><text:tab/><text:tab/><text:tab/><text:tab/>} </text:span><text:span text:style-name="T8">else</text:span><text:span text:style-name="T9"> </text:span><text:span text:style-name="T8">if</text:span><text:span text:style-name="T9"> (</text:span><text:span text:style-name="T19">telnumber_type</text:span><text:span text:style-name="T9"> == 2) {</text:span></text:p>
      <text:p text:style-name="P7"><text:span text:style-name="T9"><text:tab/><text:tab/><text:tab/><text:tab/><text:tab/><text:tab/><text:tab/><text:tab/><text:tab/></text:span><text:span text:style-name="T19">t</text:span><text:span text:style-name="T9">.setType(TelephoneNumber.Type.</text:span><text:span text:style-name="T20">WORK</text:span><text:span text:style-name="T9">);</text:span></text:p>
      <text:p text:style-name="P10"><text:tab/><text:tab/><text:tab/><text:tab/><text:tab/><text:tab/><text:tab/><text:tab/>}</text:p>
      <text:p text:style-name="P7"><text:soft-page-break/><text:span text:style-name="T9"><text:tab/><text:tab/><text:tab/><text:tab/><text:tab/><text:tab/><text:tab/><text:tab/></text:span><text:span text:style-name="T8">if</text:span><text:span text:style-name="T9"> (</text:span><text:span text:style-name="T19">secondPass</text:span><text:span text:style-name="T9">) { </text:span><text:span text:style-name="T19">addressBook</text:span><text:span text:style-name="T9">.getContactPanel().repopulate(</text:span><text:span text:style-name="T19">c</text:span><text:span text:style-name="T9">); }</text:span></text:p>
      <text:p text:style-name="P7"><text:span text:style-name="T9"><text:tab/><text:tab/><text:tab/><text:tab/><text:tab/><text:tab/><text:tab/><text:tab/></text:span><text:span text:style-name="T19">addressBook</text:span><text:span text:style-name="T9">.getFrame().validate();</text:span></text:p>
      <text:p text:style-name="P7"><text:span text:style-name="T9"><text:tab/><text:tab/><text:tab/><text:tab/><text:tab/><text:tab/><text:tab/><text:tab/></text:span><text:span text:style-name="T19">secondPass</text:span><text:span text:style-name="T9"> = </text:span><text:span text:style-name="T8">true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String getRedoText() {</text:span></text:p>
      <text:p text:style-name="P7"><text:span text:style-name="T9"><text:tab/><text:tab/><text:tab/><text:tab/><text:tab/><text:tab/><text:tab/><text:tab/></text:span><text:span text:style-name="T8">if</text:span><text:span text:style-name="T9"> (</text:span><text:span text:style-name="T19">telnumber_type</text:span><text:span text:style-name="T9"> == 0) {</text:span></text:p>
      <text:p text:style-name="P7"><text:span text:style-name="T9"><text:tab/><text:tab/><text:tab/><text:tab/><text:tab/><text:tab/><text:tab/><text:tab/><text:tab/></text:span><text:span text:style-name="T8">return</text:span><text:span text:style-name="T9"> </text:span><text:span text:style-name="T22">"Set Telephone Number Type As 'Home'"</text:span><text:span text:style-name="T9">;</text:span></text:p>
      <text:p text:style-name="P7"><text:span text:style-name="T9"><text:tab/><text:tab/><text:tab/><text:tab/><text:tab/><text:tab/><text:tab/><text:tab/>} </text:span><text:span text:style-name="T8">else</text:span><text:span text:style-name="T9"> </text:span><text:span text:style-name="T8">if</text:span><text:span text:style-name="T9"> (</text:span><text:span text:style-name="T19">telnumber_type</text:span><text:span text:style-name="T9"> == 1) {</text:span></text:p>
      <text:p text:style-name="P7"><text:span text:style-name="T9"><text:tab/><text:tab/><text:tab/><text:tab/><text:tab/><text:tab/><text:tab/><text:tab/><text:tab/></text:span><text:span text:style-name="T8">return</text:span><text:span text:style-name="T9"> </text:span><text:span text:style-name="T22">"Set Telephone Number Type As 'Mobile / Cell'"</text:span><text:span text:style-name="T9">;</text:span></text:p>
      <text:p text:style-name="P7"><text:span text:style-name="T9"><text:tab/><text:tab/><text:tab/><text:tab/><text:tab/><text:tab/><text:tab/><text:tab/>} </text:span><text:span text:style-name="T8">else</text:span><text:span text:style-name="T9"> </text:span><text:span text:style-name="T8">if</text:span><text:span text:style-name="T9"> (</text:span><text:span text:style-name="T19">telnumber_type</text:span><text:span text:style-name="T9"> == 2) {</text:span></text:p>
      <text:p text:style-name="P7"><text:span text:style-name="T9"><text:tab/><text:tab/><text:tab/><text:tab/><text:tab/><text:tab/><text:tab/><text:tab/><text:tab/></text:span><text:span text:style-name="T8">return</text:span><text:span text:style-name="T9"> </text:span><text:span text:style-name="T22">"Set Telephone Number Type As 'Work'"</text:span><text:span text:style-name="T9">;</text:span></text:p>
      <text:p text:style-name="P10"><text:tab/><text:tab/><text:tab/><text:tab/><text:tab/><text:tab/><text:tab/><text:tab/>}</text:p>
      <text:p text:style-name="P7"><text:span text:style-name="T9"><text:tab/><text:tab/><text:tab/><text:tab/><text:tab/><text:tab/><text:tab/><text:tab/></text:span><text:span text:style-name="T8">return</text:span><text:span text:style-name="T9"> </text:span><text:span text:style-name="T22">"BAD BAD BAD"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String getUndoText() {</text:span></text:p>
      <text:p text:style-name="P7"><text:span text:style-name="T9"><text:tab/><text:tab/><text:tab/><text:tab/><text:tab/><text:tab/><text:tab/><text:tab/></text:span><text:span text:style-name="T8">if</text:span><text:span text:style-name="T9"> (</text:span><text:span text:style-name="T19">telnumber_type_previous</text:span><text:span text:style-name="T9"> == 0) {</text:span></text:p>
      <text:p text:style-name="P7"><text:span text:style-name="T9"><text:tab/><text:tab/><text:tab/><text:tab/><text:tab/><text:tab/><text:tab/><text:tab/><text:tab/></text:span><text:span text:style-name="T8">return</text:span><text:span text:style-name="T9"> </text:span><text:span text:style-name="T22">"Set Telephone Number Type As 'Home'"</text:span><text:span text:style-name="T9">;</text:span></text:p>
      <text:p text:style-name="P7"><text:span text:style-name="T9"><text:tab/><text:tab/><text:tab/><text:tab/><text:tab/><text:tab/><text:tab/><text:tab/>} </text:span><text:span text:style-name="T8">else</text:span><text:span text:style-name="T9"> </text:span><text:span text:style-name="T8">if</text:span><text:span text:style-name="T9"> (</text:span><text:span text:style-name="T19">telnumber_type_previous</text:span><text:span text:style-name="T9"> == 1) {</text:span></text:p>
      <text:p text:style-name="P7"><text:span text:style-name="T9"><text:tab/><text:tab/><text:tab/><text:tab/><text:tab/><text:tab/><text:tab/><text:tab/><text:tab/></text:span><text:span text:style-name="T8">return</text:span><text:span text:style-name="T9"> </text:span><text:span text:style-name="T22">"Set Telephone Number Type As 'Mobile / Cell'"</text:span><text:span text:style-name="T9">;</text:span></text:p>
      <text:p text:style-name="P7"><text:span text:style-name="T9"><text:tab/><text:tab/><text:tab/><text:tab/><text:tab/><text:tab/><text:tab/><text:tab/>} </text:span><text:span text:style-name="T8">else</text:span><text:span text:style-name="T9"> </text:span><text:span text:style-name="T8">if</text:span><text:span text:style-name="T9"> (</text:span><text:span text:style-name="T19">telnumber_type</text:span><text:span text:style-name="T9"> == 2) {</text:span></text:p>
      <text:p text:style-name="P7"><text:span text:style-name="T9"><text:tab/><text:tab/><text:tab/><text:tab/><text:tab/><text:tab/><text:tab/><text:tab/><text:tab/></text:span><text:span text:style-name="T8">return</text:span><text:span text:style-name="T9"> </text:span><text:span text:style-name="T22">"Set Telephone Number Type As 'Work'"</text:span><text:span text:style-name="T9">;</text:span></text:p>
      <text:p text:style-name="P10"><text:tab/><text:tab/><text:tab/><text:tab/><text:tab/><text:tab/><text:tab/><text:tab/>}</text:p>
      <text:p text:style-name="P7"><text:span text:style-name="T9"><text:tab/><text:tab/><text:tab/><text:tab/><text:tab/><text:tab/><text:tab/><text:tab/></text:span><text:span text:style-name="T8">return</text:span><text:span text:style-name="T9"> </text:span><text:span text:style-name="T22">"BAD BAD BAD!"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void</text:span><text:span text:style-name="T9"> undoAction() {</text:span></text:p>
      <text:p text:style-name="P7"><text:span text:style-name="T9"><text:tab/><text:tab/><text:tab/><text:tab/><text:tab/><text:tab/><text:tab/><text:tab/></text:span><text:span text:style-name="T8">if</text:span><text:span text:style-name="T9"> (</text:span><text:span text:style-name="T19">telnumber_type_previous</text:span><text:span text:style-name="T9"> == 0) {</text:span></text:p>
      <text:p text:style-name="P7"><text:span text:style-name="T9"><text:tab/><text:tab/><text:tab/><text:tab/><text:tab/><text:tab/><text:tab/><text:tab/><text:tab/></text:span><text:span text:style-name="T19">t</text:span><text:span text:style-name="T9">.setType(TelephoneNumber.Type.</text:span><text:span text:style-name="T20">HOME</text:span><text:span text:style-name="T9">);</text:span></text:p>
      <text:p text:style-name="P7"><text:span text:style-name="T9"><text:tab/><text:tab/><text:tab/><text:tab/><text:tab/><text:tab/><text:tab/><text:tab/>} </text:span><text:span text:style-name="T8">else</text:span><text:span text:style-name="T9"> </text:span><text:span text:style-name="T8">if</text:span><text:span text:style-name="T9"> (</text:span><text:span text:style-name="T19">telnumber_type_previous</text:span><text:span text:style-name="T9"> == 1) {</text:span></text:p>
      <text:p text:style-name="P7"><text:span text:style-name="T9"><text:tab/><text:tab/><text:tab/><text:tab/><text:tab/><text:tab/><text:tab/><text:tab/><text:tab/></text:span><text:span text:style-name="T19">t</text:span><text:span text:style-name="T9">.setType(TelephoneNumber.Type.</text:span><text:span text:style-name="T20">CELL</text:span><text:span text:style-name="T9">);</text:span></text:p>
      <text:p text:style-name="P7"><text:span text:style-name="T9"><text:tab/><text:tab/><text:tab/><text:tab/><text:tab/><text:tab/><text:tab/><text:tab/>} </text:span><text:span text:style-name="T8">else</text:span><text:span text:style-name="T9"> </text:span><text:span text:style-name="T8">if</text:span><text:span text:style-name="T9"> (</text:span><text:span text:style-name="T19">telnumber_type_previous</text:span><text:span text:style-name="T9"> == 2) {</text:span></text:p>
      <text:p text:style-name="P7"><text:span text:style-name="T9"><text:tab/><text:tab/><text:tab/><text:tab/><text:tab/><text:tab/><text:tab/><text:tab/><text:tab/></text:span><text:span text:style-name="T19">t</text:span><text:span text:style-name="T9">.setType(TelephoneNumber.Type.</text:span><text:span text:style-name="T20">WORK</text:span><text:span text:style-name="T9">);</text:span></text:p>
      <text:p text:style-name="P10"><text:tab/><text:tab/><text:tab/><text:tab/><text:tab/><text:tab/><text:tab/><text:tab/>}</text:p>
      <text:p text:style-name="P7"><text:span text:style-name="T9"><text:tab/><text:tab/><text:tab/><text:tab/><text:tab/><text:tab/><text:tab/><text:tab/></text:span><text:span text:style-name="T19">addressBook</text:span><text:span text:style-name="T9">.getContactPanel().repopulate(</text:span><text:span text:style-name="T19">c</text:span><text:span text:style-name="T9">);</text:span></text:p>
      <text:p text:style-name="P7"><text:span text:style-name="T9"><text:tab/><text:tab/><text:tab/><text:tab/><text:tab/><text:tab/><text:tab/><text:tab/></text:span><text:span text:style-name="T19">addressBook</text:span><text:span text:style-name="T9">.getFrame().validate();</text:span></text:p>
      <text:p text:style-name="P10"><text:tab/><text:tab/><text:tab/><text:tab/><text:tab/><text:tab/><text:tab/>} <text:tab/></text:p>
      <text:p text:style-name="P10"><text:tab/><text:tab/><text:tab/><text:tab/><text:tab/><text:tab/>});</text:p>
      <text:p text:style-name="P10"><text:tab/><text:tab/><text:tab/><text:tab/><text:tab/>}</text:p>
      <text:p text:style-name="P10"><text:tab/><text:tab/><text:tab/><text:tab/>} </text:p>
      <text:p text:style-name="P10"><text:tab/><text:tab/><text:tab/>});</text:p>
      <text:p text:style-name="P10"><text:tab/><text:tab/><text:tab/></text:p>
      <text:p text:style-name="P7"><text:span text:style-name="T9"><text:tab/><text:tab/><text:tab/>JButton delete = </text:span><text:span text:style-name="T8">new</text:span><text:span text:style-name="T9"> JButton(</text:span><text:span text:style-name="T8">new</text:span><text:span text:style-name="T9"> ImageIcon(</text:span><text:span text:style-name="T22">"files/Delete.png"</text:span><text:span text:style-name="T9">));</text:span></text:p>
      <text:p text:style-name="P7"><text:span text:style-name="T9"><text:tab/><text:tab/><text:tab/>delete.setToolTipText(</text:span><text:span text:style-name="T22">"Remove Telephone Number"</text:span><text:span text:style-name="T9">);</text:span></text:p>
      <text:p text:style-name="P10"><text:tab/><text:tab/><text:tab/>delete.setBounds(current_x + 205 + 105, current_y, 25, 25);</text:p>
      <text:p text:style-name="P7"><text:span text:style-name="T9"><text:tab/><text:tab/><text:tab/>delete.addActionListener(</text:span><text:span text:style-name="T8">new</text:span><text:span text:style-name="T9"> ActionListener() {</text:span>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actionPerformed(ActionEvent e) {</text:span></text:p>
      <text:p text:style-name="P7"><text:span text:style-name="T9"><text:tab/><text:tab/><text:tab/><text:tab/><text:tab/></text:span><text:span text:style-name="T19">addressBook</text:span><text:span text:style-name="T9">.getActionStack().push(</text:span><text:span text:style-name="T8">new</text:span><text:span text:style-name="T9"> Action() {</text:span></text:p>
      <text:p text:style-name="P7"><text:span text:style-name="T9"><text:tab/><text:tab/><text:tab/><text:tab/><text:tab/><text:tab/></text:span><text:span text:style-name="T8">public</text:span><text:span text:style-name="T9"> Contact </text:span><text:span text:style-name="T19">c</text:span><text:span text:style-name="T9"> = </text:span><text:span text:style-name="T19">currentContact</text:span><text:span text:style-name="T9">;</text:span></text:p>
      <text:p text:style-name="P7"><text:span text:style-name="T9"><text:tab/><text:tab/><text:tab/><text:tab/><text:tab/><text:tab/></text:span><text:span text:style-name="T8">public</text:span><text:span text:style-name="T9"> TelephoneNumber </text:span><text:span text:style-name="T19">t</text:span><text:span text:style-name="T9"> = tn;</text:span></text:p>
      <text:p text:style-name="P7"><text:span text:style-name="T9"><text:tab/><text:tab/><text:tab/><text:tab/><text:tab/><text:tab/></text:span><text:span text:style-name="T8">public</text:span><text:span text:style-name="T9"> </text:span><text:span text:style-name="T8">void</text:span><text:span text:style-name="T9"> doAction() {</text:span></text:p>
      <text:p text:style-name="P7"><text:span text:style-name="T9"><text:tab/><text:tab/><text:tab/><text:tab/><text:tab/><text:tab/><text:tab/></text:span><text:span text:style-name="T19">c</text:span><text:span text:style-name="T9">.removeTelephoneNumber(</text:span><text:span text:style-name="T19">t</text:span><text:span text:style-name="T9">);</text:span></text:p>
      <text:p text:style-name="P7"><text:span text:style-name="T9"><text:tab/><text:tab/><text:tab/><text:tab/><text:tab/><text:tab/><text:tab/></text:span><text:span text:style-name="T19">addressBook</text:span><text:span text:style-name="T9">.getContactPanel().repopulate(</text:span><text:span text:style-name="T19">currentContact</text:span><text:span text:style-name="T9">);</text:span></text:p>
      <text:p text:style-name="P7"><text:span text:style-name="T9"><text:tab/><text:tab/><text:tab/><text:tab/><text:tab/><text:tab/><text:tab/></text:span><text:span text:style-name="T19">addressBook</text:span><text:span text:style-name="T9">.getFrame().validate();</text:span></text:p>
      <text:p text:style-name="P10"><text:tab/><text:tab/><text:tab/><text:tab/><text:tab/><text:tab/>}</text:p>
      <text:p text:style-name="P7"><text:soft-page-break/><text:span text:style-name="T9"><text:tab/><text:tab/><text:tab/><text:tab/><text:tab/><text:tab/></text:span><text:span text:style-name="T8">public</text:span><text:span text:style-name="T9"> String getRedoText() {</text:span></text:p>
      <text:p text:style-name="P7"><text:span text:style-name="T9"><text:tab/><text:tab/><text:tab/><text:tab/><text:tab/><text:tab/><text:tab/></text:span><text:span text:style-name="T8">return</text:span><text:span text:style-name="T9"> </text:span><text:span text:style-name="T22">"Remove Telephone Number from "</text:span><text:span text:style-name="T9"> + </text:span><text:span text:style-name="T19">c</text:span><text:span text:style-name="T9">.getName();</text:span></text:p>
      <text:p text:style-name="P10"><text:tab/><text:tab/><text:tab/><text:tab/><text:tab/><text:tab/>}</text:p>
      <text:p text:style-name="P7"><text:span text:style-name="T9"><text:tab/><text:tab/><text:tab/><text:tab/><text:tab/><text:tab/></text:span><text:span text:style-name="T8">public</text:span><text:span text:style-name="T9"> String getUndoText() {</text:span></text:p>
      <text:p text:style-name="P7"><text:span text:style-name="T9"><text:tab/><text:tab/><text:tab/><text:tab/><text:tab/><text:tab/><text:tab/></text:span><text:span text:style-name="T8">return</text:span><text:span text:style-name="T9"> </text:span><text:span text:style-name="T22">"Add Telephone Number to "</text:span><text:span text:style-name="T9"> + </text:span><text:span text:style-name="T19">c</text:span><text:span text:style-name="T9">.getName();</text:span></text:p>
      <text:p text:style-name="P10"><text:tab/><text:tab/><text:tab/><text:tab/><text:tab/><text:tab/>}</text:p>
      <text:p text:style-name="P7"><text:span text:style-name="T9"><text:tab/><text:tab/><text:tab/><text:tab/><text:tab/><text:tab/></text:span><text:span text:style-name="T8">public</text:span><text:span text:style-name="T9"> </text:span><text:span text:style-name="T8">void</text:span><text:span text:style-name="T9"> undoAction() {</text:span></text:p>
      <text:p text:style-name="P7"><text:span text:style-name="T9"><text:tab/><text:tab/><text:tab/><text:tab/><text:tab/><text:tab/><text:tab/></text:span><text:span text:style-name="T19">c</text:span><text:span text:style-name="T9">.addTelephoneNumber(</text:span><text:span text:style-name="T19">t</text:span><text:span text:style-name="T9">);</text:span></text:p>
      <text:p text:style-name="P7"><text:span text:style-name="T9"><text:tab/><text:tab/><text:tab/><text:tab/><text:tab/><text:tab/><text:tab/></text:span><text:span text:style-name="T19">addressBook</text:span><text:span text:style-name="T9">.getContactPanel().repopulate(</text:span><text:span text:style-name="T19">currentContact</text:span><text:span text:style-name="T9">);</text:span></text:p>
      <text:p text:style-name="P7"><text:span text:style-name="T9"><text:tab/><text:tab/><text:tab/><text:tab/><text:tab/><text:tab/><text:tab/></text:span><text:span text:style-name="T19">addressBook</text:span><text:span text:style-name="T9">.getFrame().validate();</text:span></text:p>
      <text:p text:style-name="P10"><text:tab/><text:tab/><text:tab/><text:tab/><text:tab/><text:tab/>}</text:p>
      <text:p text:style-name="P10"><text:tab/><text:tab/><text:tab/><text:tab/><text:tab/>});</text:p>
      <text:p text:style-name="P10"><text:tab/><text:tab/><text:tab/><text:tab/>} </text:p>
      <text:p text:style-name="P10"><text:tab/><text:tab/><text:tab/>});</text:p>
      <text:p text:style-name="P7"><text:span text:style-name="T9"><text:tab/><text:tab/><text:tab/></text:span><text:span text:style-name="T19">telephoneNumbers</text:span><text:span text:style-name="T9">.add(field);</text:span></text:p>
      <text:p text:style-name="P7"><text:span text:style-name="T9"><text:tab/><text:tab/><text:tab/></text:span><text:span text:style-name="T19">telephoneNumbers_type</text:span><text:span text:style-name="T9">.add(box);</text:span></text:p>
      <text:p text:style-name="P7"><text:span text:style-name="T9"><text:tab/><text:tab/><text:tab/></text:span><text:span text:style-name="T19">telephoneNumbers_delete</text:span><text:span text:style-name="T9">.add(delete);</text:span></text:p>
      <text:p text:style-name="P10"><text:tab/><text:tab/><text:tab/></text:p>
      <text:p text:style-name="P7"><text:span text:style-name="T9"><text:tab/><text:tab/><text:tab/></text:span><text:span text:style-name="T19">pnl_telephoneNumbers</text:span><text:span text:style-name="T9">.add(field);</text:span></text:p>
      <text:p text:style-name="P7"><text:span text:style-name="T9"><text:tab/><text:tab/><text:tab/></text:span><text:span text:style-name="T19">pnl_telephoneNumbers</text:span><text:span text:style-name="T9">.add(box);</text:span></text:p>
      <text:p text:style-name="P7"><text:span text:style-name="T9"><text:tab/><text:tab/><text:tab/></text:span><text:span text:style-name="T19">pnl_telephoneNumbers</text:span><text:span text:style-name="T9">.add(delete);</text:span></text:p>
      <text:p text:style-name="P10"><text:tab/><text:tab/><text:tab/></text:p>
      <text:p text:style-name="P10"><text:tab/><text:tab/><text:tab/>current_y += 30;</text:p>
      <text:p text:style-name="P10"><text:tab/><text:tab/>}</text:p>
      <text:p text:style-name="P7"><text:span text:style-name="T9"><text:tab/><text:tab/></text:span><text:span text:style-name="T19">btn_add_telephoneNumber</text:span><text:span text:style-name="T9"> = </text:span><text:span text:style-name="T8">new</text:span><text:span text:style-name="T9"> JButton(</text:span><text:span text:style-name="T22">"Add Telephone Number"</text:span><text:span text:style-name="T9">);</text:span></text:p>
      <text:p text:style-name="P7"><text:span text:style-name="T9"><text:tab/><text:tab/></text:span><text:span text:style-name="T19">btn_add_telephoneNumber</text:span><text:span text:style-name="T9">.setBounds(current_x, current_y, 150, 25);</text:span></text:p>
      <text:p text:style-name="P7"><text:span text:style-name="T9"><text:tab/><text:tab/></text:span><text:span text:style-name="T19">btn_add_telephoneNumber</text:span><text:span text:style-name="T9">.addActionListener(</text:span><text:span text:style-name="T8">new</text:span><text:span text:style-name="T9"> ActionListener() { </text:span><text:span text:style-name="T8">public</text:span><text:span text:style-name="T9"> </text:span><text:span text:style-name="T8">void</text:span><text:span text:style-name="T9"> actionPerformed(ActionEvent e) { </text:span></text:p>
      <text:p text:style-name="P7"><text:span text:style-name="T9"><text:tab/><text:tab/><text:tab/>createAndShowAddTelephoneNumberDialog(</text:span><text:span text:style-name="T19">addressBook</text:span><text:span text:style-name="T9">.getFrame());</text:span></text:p>
      <text:p text:style-name="P10"><text:tab/><text:tab/>}});</text:p>
      <text:p text:style-name="P7"><text:span text:style-name="T9"><text:tab/><text:tab/></text:span><text:span text:style-name="T19">pnl_telephoneNumbers</text:span><text:span text:style-name="T9">.add(</text:span><text:span text:style-name="T19">btn_add_telephoneNumber</text:span><text:span text:style-name="T9">);</text:span></text:p>
      <text:p text:style-name="P10"><text:tab/><text:tab/>current_y += 40;</text:p>
      <text:p text:style-name="P7"><text:span text:style-name="T9"><text:tab/><text:tab/></text:span><text:span text:style-name="T19">pnl_telephoneNumbers</text:span><text:span text:style-name="T9">.setPreferredSize(</text:span><text:span text:style-name="T8">new</text:span><text:span text:style-name="T9"> Dimension(</text:span><text:span text:style-name="T19">w</text:span><text:span text:style-name="T9">, current_y));</text:span></text:p>
      <text:p text:style-name="P7"><text:span text:style-name="T9"><text:tab/><text:tab/></text:span><text:span text:style-name="T19">pnl_telephoneNumbers</text:span><text:span text:style-name="T9">.validate();</text:span></text:p>
      <text:p text:style-name="P10"><text:tab/><text:tab/></text:p>
      <text:p text:style-name="P10"><text:tab/><text:tab/></text:p>
      <text:p text:style-name="P10"><text:tab/><text:tab/></text:p>
      <text:p text:style-name="P10"><text:tab/><text:tab/></text:p>
      <text:p text:style-name="P10"><text:tab/><text:tab/></text:p>
      <text:p text:style-name="P7"><text:span text:style-name="T9"><text:tab/><text:tab/></text:span><text:span text:style-name="T29">// email </text:span><text:span text:style-name="T30">addressz</text:span><text:span text:style-name="T29">? </text:span><text:span text:style-name="T30">wut</text:span><text:span text:style-name="T29">?</text:span></text:p>
      <text:p text:style-name="P7"><text:span text:style-name="T9"><text:tab/><text:tab/>JLabel lbl_emailAddresses = </text:span><text:span text:style-name="T8">new</text:span><text:span text:style-name="T9"> JLabel(</text:span><text:span text:style-name="T22">"Email Addresses: "</text:span><text:span text:style-name="T9">);</text:span></text:p>
      <text:p text:style-name="P10"><text:tab/><text:tab/>lbl_emailAddresses.setBounds(0, 0, 120, 20);</text:p>
      <text:p text:style-name="P7"><text:span text:style-name="T9"><text:tab/><text:tab/></text:span><text:span text:style-name="T19">pnl_emailAddresses</text:span><text:span text:style-name="T9">.add(lbl_emailAddresses);</text:span></text:p>
      <text:p text:style-name="P10"><text:tab/><text:tab/>current_x = 150;</text:p>
      <text:p text:style-name="P10"><text:tab/><text:tab/>current_y = 0;</text:p>
      <text:p text:style-name="P7"><text:span text:style-name="T9"><text:tab/><text:tab/></text:span><text:span text:style-name="T8">for</text:span><text:span text:style-name="T9"> (</text:span><text:span text:style-name="T8">int</text:span><text:span text:style-name="T9"> i = 0; i &lt; c.getEmailAddresses().size(); i++) {</text:span></text:p>
      <text:p text:style-name="P7"><text:span text:style-name="T9"><text:tab/><text:tab/><text:tab/></text:span><text:span text:style-name="T8">final</text:span><text:span text:style-name="T9"> EmailAddress ea = c.getEmailAddresses().get(i);</text:span></text:p>
      <text:p text:style-name="P7"><text:span text:style-name="T9"><text:tab/><text:tab/><text:tab/></text:span><text:span text:style-name="T8">final</text:span><text:span text:style-name="T9"> JTextField field = </text:span><text:span text:style-name="T8">new</text:span><text:span text:style-name="T9"> JTextField();</text:span></text:p>
      <text:p text:style-name="P10"><text:tab/><text:tab/><text:tab/>field.setBounds(current_x, current_y, 200, 25);</text:p>
      <text:p text:style-name="P10"><text:tab/><text:tab/><text:tab/>field.setText(c.getEmailAddresses().get(i).getAddress());</text:p>
      <text:p text:style-name="P7"><text:span text:style-name="T9"><text:tab/><text:tab/><text:tab/>field.addFocusListener(</text:span><text:span text:style-name="T8">new</text:span><text:span text:style-name="T9"> FocusListener() {</text:span></text:p>
      <text:p text:style-name="P7"><text:span text:style-name="T9"><text:tab/><text:tab/><text:tab/><text:tab/></text:span><text:span text:style-name="T8">public</text:span><text:span text:style-name="T9"> String </text:span><text:span text:style-name="T19">valueOnFocus</text:span><text:span text:style-name="T9">; </text:span></text:p>
      <text:p text:style-name="P7"><text:span text:style-name="T9"><text:tab/><text:tab/><text:tab/><text:tab/></text:span><text:span text:style-name="T8">public</text:span><text:span text:style-name="T9"> Contact </text:span><text:span text:style-name="T19">c</text:span><text:span text:style-name="T9">;</text:span>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focusGained(FocusEvent e) {</text:span></text:p>
      <text:p text:style-name="P7"><text:span text:style-name="T9"><text:tab/><text:tab/><text:tab/><text:tab/><text:tab/></text:span><text:span text:style-name="T19">valueOnFocus</text:span><text:span text:style-name="T9"> = field.getText();</text:span></text:p>
      <text:p text:style-name="P7"><text:span text:style-name="T9"><text:tab/><text:tab/><text:tab/><text:tab/><text:tab/></text:span><text:span text:style-name="T19">c</text:span><text:span text:style-name="T9"> = </text:span><text:span text:style-name="T19">currentContact</text:span><text:span text:style-name="T9">;</text:span></text:p>
      <text:p text:style-name="P10"><text:tab/><text:tab/><text:tab/><text:tab/>}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focusLost(</text:span><text:span text:style-name="T8">final</text:span><text:span text:style-name="T9"> FocusEvent event) {</text:span></text:p>
      <text:p text:style-name="P7"><text:span text:style-name="T9"><text:tab/><text:tab/><text:tab/><text:tab/><text:tab/></text:span><text:span text:style-name="T8">if</text:span><text:span text:style-name="T9"> (!field.getText().equals(</text:span><text:span text:style-name="T19">valueOnFocus</text:span><text:span text:style-name="T9">)) {</text:span></text:p>
      <text:p text:style-name="P7"><text:span text:style-name="T9"><text:tab/><text:tab/><text:tab/><text:tab/><text:tab/><text:tab/></text:span><text:span text:style-name="T19">addressBook</text:span><text:span text:style-name="T9">.getActionStack().push(</text:span><text:span text:style-name="T8">new</text:span><text:span text:style-name="T9"> Action() {</text:span></text:p>
      <text:p text:style-name="P7"><text:span text:style-name="T9"><text:tab/><text:tab/><text:tab/><text:tab/><text:tab/><text:tab/><text:tab/></text:span><text:span text:style-name="T8">public</text:span><text:span text:style-name="T9"> EmailAddress </text:span><text:span text:style-name="T19">e</text:span><text:span text:style-name="T9"> = ea;</text:span></text:p>
      <text:p text:style-name="P7"><text:span text:style-name="T9"><text:tab/><text:tab/><text:tab/><text:tab/><text:tab/><text:tab/><text:tab/></text:span><text:span text:style-name="T8">public</text:span><text:span text:style-name="T9"> String </text:span><text:span text:style-name="T19">email_str_previous</text:span><text:span text:style-name="T9"> = </text:span><text:span text:style-name="T19">valueOnFocus</text:span><text:span text:style-name="T9">;</text:span></text:p>
      <text:p text:style-name="P7"><text:span text:style-name="T9"><text:tab/><text:tab/><text:tab/><text:tab/><text:tab/><text:tab/><text:tab/></text:span><text:span text:style-name="T8">public</text:span><text:span text:style-name="T9"> String </text:span><text:span text:style-name="T19">email_str</text:span><text:span text:style-name="T9"> = field.getText();</text:span>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boolean</text:span><text:span text:style-name="T9"> </text:span><text:span text:style-name="T19">secondPass</text:span><text:span text:style-name="T9"> = </text:span><text:span text:style-name="T8">false</text:span><text:span text:style-name="T9">;</text:span></text:p>
      <text:p text:style-name="P7"><text:soft-page-break/><text:span text:style-name="T9"><text:tab/><text:tab/><text:tab/><text:tab/><text:tab/><text:tab/><text:tab/></text:span><text:span text:style-name="T8">public</text:span><text:span text:style-name="T9"> </text:span><text:span text:style-name="T8">void</text:span><text:span text:style-name="T9"> doAction() {</text:span></text:p>
      <text:p text:style-name="P7"><text:span text:style-name="T9"><text:tab/><text:tab/><text:tab/><text:tab/><text:tab/><text:tab/><text:tab/><text:tab/></text:span><text:span text:style-name="T19">e</text:span><text:span text:style-name="T9">.setAddress(</text:span><text:span text:style-name="T19">email_str</text:span><text:span text:style-name="T9">);</text:span></text:p>
      <text:p text:style-name="P7"><text:span text:style-name="T9"><text:tab/><text:tab/><text:tab/><text:tab/><text:tab/><text:tab/><text:tab/><text:tab/></text:span><text:span text:style-name="T8">if</text:span><text:span text:style-name="T9"> (</text:span><text:span text:style-name="T19">secondPass</text:span><text:span text:style-name="T9">) { </text:span><text:span text:style-name="T19">addressBook</text:span><text:span text:style-name="T9">.getContactPanel().repopulate(</text:span><text:span text:style-name="T19">c</text:span><text:span text:style-name="T9">); }</text:span></text:p>
      <text:p text:style-name="P7"><text:span text:style-name="T9"><text:tab/><text:tab/><text:tab/><text:tab/><text:tab/><text:tab/><text:tab/><text:tab/></text:span><text:span text:style-name="T19">addressBook</text:span><text:span text:style-name="T9">.getFrame().validate();</text:span></text:p>
      <text:p text:style-name="P7"><text:span text:style-name="T9"><text:tab/><text:tab/><text:tab/><text:tab/><text:tab/><text:tab/><text:tab/><text:tab/></text:span><text:span text:style-name="T19">secondPass</text:span><text:span text:style-name="T9"> = </text:span><text:span text:style-name="T8">true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String getRedoText() {</text:span></text:p>
      <text:p text:style-name="P7"><text:span text:style-name="T9"><text:tab/><text:tab/><text:tab/><text:tab/><text:tab/><text:tab/><text:tab/><text:tab/></text:span><text:span text:style-name="T8">return</text:span><text:span text:style-name="T9"> </text:span><text:span text:style-name="T22">"Change Email Address To "</text:span><text:span text:style-name="T9"> + </text:span><text:span text:style-name="T19">email_str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String getUndoText() {</text:span></text:p>
      <text:p text:style-name="P7"><text:span text:style-name="T9"><text:tab/><text:tab/><text:tab/><text:tab/><text:tab/><text:tab/><text:tab/><text:tab/></text:span><text:span text:style-name="T8">return</text:span><text:span text:style-name="T9"> </text:span><text:span text:style-name="T22">"Change Email Address Back To "</text:span><text:span text:style-name="T9"> + </text:span><text:span text:style-name="T19">email_str_previous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void</text:span><text:span text:style-name="T9"> undoAction() {</text:span></text:p>
      <text:p text:style-name="P7"><text:span text:style-name="T9"><text:tab/><text:tab/><text:tab/><text:tab/><text:tab/><text:tab/><text:tab/><text:tab/></text:span><text:span text:style-name="T19">e</text:span><text:span text:style-name="T9">.setAddress(</text:span><text:span text:style-name="T19">email_str_previous</text:span><text:span text:style-name="T9">);</text:span></text:p>
      <text:p text:style-name="P7"><text:span text:style-name="T9"><text:tab/><text:tab/><text:tab/><text:tab/><text:tab/><text:tab/><text:tab/><text:tab/></text:span><text:span text:style-name="T19">addressBook</text:span><text:span text:style-name="T9">.getContactPanel().repopulate(</text:span><text:span text:style-name="T19">c</text:span><text:span text:style-name="T9">);</text:span></text:p>
      <text:p text:style-name="P7"><text:span text:style-name="T9"><text:tab/><text:tab/><text:tab/><text:tab/><text:tab/><text:tab/><text:tab/><text:tab/></text:span><text:span text:style-name="T19">addressBook</text:span><text:span text:style-name="T9">.getFrame().validate();</text:span></text:p>
      <text:p text:style-name="P10"><text:tab/><text:tab/><text:tab/><text:tab/><text:tab/><text:tab/><text:tab/>} <text:tab/></text:p>
      <text:p text:style-name="P10"><text:tab/><text:tab/><text:tab/><text:tab/><text:tab/><text:tab/>});</text:p>
      <text:p text:style-name="P10"><text:tab/><text:tab/><text:tab/><text:tab/><text:tab/>}</text:p>
      <text:p text:style-name="P10"><text:tab/><text:tab/><text:tab/><text:tab/>} <text:s/></text:p>
      <text:p text:style-name="P10"><text:tab/><text:tab/><text:tab/>});</text:p>
      <text:p text:style-name="P10"><text:tab/><text:tab/><text:tab/></text:p>
      <text:p text:style-name="P10"><text:tab/><text:tab/><text:tab/></text:p>
      <text:p text:style-name="P7"><text:span text:style-name="T9"><text:tab/><text:tab/><text:tab/>String[] types = {</text:span><text:span text:style-name="T22">"Personal"</text:span><text:span text:style-name="T9">, </text:span><text:span text:style-name="T22">"Corporate"</text:span><text:span text:style-name="T9">};</text:span></text:p>
      <text:p text:style-name="P7"><text:span text:style-name="T9"><text:tab/><text:tab/><text:tab/></text:span><text:span text:style-name="T8">final</text:span><text:span text:style-name="T9"> JComboBox box = </text:span><text:span text:style-name="T8">new</text:span><text:span text:style-name="T9"> JComboBox(types);</text:span></text:p>
      <text:p text:style-name="P10"><text:tab/><text:tab/><text:tab/>box.setBounds(current_x + 205, current_y, 80, 25);</text:p>
      <text:p text:style-name="P7"><text:span text:style-name="T9"><text:tab/><text:tab/><text:tab/></text:span><text:span text:style-name="T8">if</text:span><text:span text:style-name="T9"> (c.getEmailAddresses().get(i).getType().equals(EmailAddress.Type.</text:span><text:span text:style-name="T20">HOME</text:span><text:span text:style-name="T9">)) {</text:span></text:p>
      <text:p text:style-name="P10"><text:tab/><text:tab/><text:tab/><text:tab/>box.setSelectedIndex(0);</text:p>
      <text:p text:style-name="P7"><text:span text:style-name="T9"><text:tab/><text:tab/><text:tab/>} </text:span><text:span text:style-name="T8">else</text:span><text:span text:style-name="T9"> </text:span><text:span text:style-name="T8">if</text:span><text:span text:style-name="T9"> (c.getEmailAddresses().get(i).getType().equals(EmailAddress.Type.</text:span><text:span text:style-name="T20">WORK</text:span><text:span text:style-name="T9">)) {</text:span></text:p>
      <text:p text:style-name="P10"><text:tab/><text:tab/><text:tab/><text:tab/>box.setSelectedIndex(1);</text:p>
      <text:p text:style-name="P10"><text:tab/><text:tab/><text:tab/>}</text:p>
      <text:p text:style-name="P7"><text:span text:style-name="T9"><text:tab/><text:tab/><text:tab/>box.addFocusListener(</text:span><text:span text:style-name="T8">new</text:span><text:span text:style-name="T9"> FocusListener() {</text:span></text:p>
      <text:p text:style-name="P7"><text:span text:style-name="T9"><text:tab/><text:tab/><text:tab/><text:tab/></text:span><text:span text:style-name="T8">int</text:span><text:span text:style-name="T9"> </text:span><text:span text:style-name="T19">valueOnFocus</text:span><text:span text:style-name="T9">;</text:span></text:p>
      <text:p text:style-name="P7"><text:span text:style-name="T9"><text:tab/><text:tab/><text:tab/><text:tab/></text:span><text:span text:style-name="T8">public</text:span><text:span text:style-name="T9"> Contact </text:span><text:span text:style-name="T19">c</text:span><text:span text:style-name="T9">;</text:span>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focusGained(FocusEvent e) {</text:span></text:p>
      <text:p text:style-name="P7"><text:span text:style-name="T9"><text:tab/><text:tab/><text:tab/><text:tab/><text:tab/></text:span><text:span text:style-name="T19">valueOnFocus</text:span><text:span text:style-name="T9"> = box.getSelectedIndex();</text:span></text:p>
      <text:p text:style-name="P7"><text:span text:style-name="T9"><text:tab/><text:tab/><text:tab/><text:tab/><text:tab/></text:span><text:span text:style-name="T19">c</text:span><text:span text:style-name="T9"> = </text:span><text:span text:style-name="T19">currentContact</text:span><text:span text:style-name="T9">;</text:span></text:p>
      <text:p text:style-name="P10"><text:tab/><text:tab/><text:tab/><text:tab/>}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focusLost(FocusEvent event) {</text:span></text:p>
      <text:p text:style-name="P7"><text:span text:style-name="T9"><text:tab/><text:tab/><text:tab/><text:tab/><text:tab/></text:span><text:span text:style-name="T8">if</text:span><text:span text:style-name="T9"> (box.getSelectedIndex() != </text:span><text:span text:style-name="T19">valueOnFocus</text:span><text:span text:style-name="T9">) { </text:span><text:span text:style-name="T29">// changes!!</text:span></text:p>
      <text:p text:style-name="P7"><text:span text:style-name="T9"><text:tab/><text:tab/><text:tab/><text:tab/><text:tab/><text:tab/></text:span><text:span text:style-name="T19">addressBook</text:span><text:span text:style-name="T9">.getActionStack().push(</text:span><text:span text:style-name="T8">new</text:span><text:span text:style-name="T9"> Action() {</text:span></text:p>
      <text:p text:style-name="P7"><text:span text:style-name="T9"><text:tab/><text:tab/><text:tab/><text:tab/><text:tab/><text:tab/><text:tab/></text:span><text:span text:style-name="T8">public</text:span><text:span text:style-name="T9"> EmailAddress </text:span><text:span text:style-name="T19">e</text:span><text:span text:style-name="T9"> = ea;</text:span>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int</text:span><text:span text:style-name="T9"> </text:span><text:span text:style-name="T19">email_type_previous</text:span><text:span text:style-name="T9"> = </text:span><text:span text:style-name="T19">valueOnFocus</text:span><text:span text:style-name="T9">;</text:span>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int</text:span><text:span text:style-name="T9"> </text:span><text:span text:style-name="T19">email_type</text:span><text:span text:style-name="T9"> = box.getSelectedIndex();</text:span>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boolean</text:span><text:span text:style-name="T9"> </text:span><text:span text:style-name="T19">secondPass</text:span><text:span text:style-name="T9"> = </text:span><text:span text:style-name="T8">false</text:span><text:span text:style-name="T9">;</text:span>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void</text:span><text:span text:style-name="T9"> doAction() {</text:span></text:p>
      <text:p text:style-name="P7"><text:span text:style-name="T9"><text:tab/><text:tab/><text:tab/><text:tab/><text:tab/><text:tab/><text:tab/><text:tab/></text:span><text:span text:style-name="T8">if</text:span><text:span text:style-name="T9"> (</text:span><text:span text:style-name="T19">email_type</text:span><text:span text:style-name="T9"> == 0) {</text:span></text:p>
      <text:p text:style-name="P7"><text:span text:style-name="T9"><text:tab/><text:tab/><text:tab/><text:tab/><text:tab/><text:tab/><text:tab/><text:tab/><text:tab/></text:span><text:span text:style-name="T19">e</text:span><text:span text:style-name="T9">.setType(EmailAddress.Type.</text:span><text:span text:style-name="T20">HOME</text:span><text:span text:style-name="T9">);</text:span></text:p>
      <text:p text:style-name="P7"><text:span text:style-name="T9"><text:tab/><text:tab/><text:tab/><text:tab/><text:tab/><text:tab/><text:tab/><text:tab/>} </text:span><text:span text:style-name="T8">else</text:span><text:span text:style-name="T9"> </text:span><text:span text:style-name="T8">if</text:span><text:span text:style-name="T9"> (</text:span><text:span text:style-name="T19">email_type</text:span><text:span text:style-name="T9"> == 1) {</text:span></text:p>
      <text:p text:style-name="P7"><text:span text:style-name="T9"><text:tab/><text:tab/><text:tab/><text:tab/><text:tab/><text:tab/><text:tab/><text:tab/><text:tab/></text:span><text:span text:style-name="T19">e</text:span><text:span text:style-name="T9">.setType(EmailAddress.Type.</text:span><text:span text:style-name="T20">WORK</text:span><text:span text:style-name="T9">);</text:span></text:p>
      <text:p text:style-name="P10"><text:tab/><text:tab/><text:tab/><text:tab/><text:tab/><text:tab/><text:tab/><text:tab/>}</text:p>
      <text:p text:style-name="P7"><text:span text:style-name="T9"><text:tab/><text:tab/><text:tab/><text:tab/><text:tab/><text:tab/><text:tab/><text:tab/></text:span><text:span text:style-name="T8">if</text:span><text:span text:style-name="T9"> (</text:span><text:span text:style-name="T19">secondPass</text:span><text:span text:style-name="T9">) { </text:span><text:span text:style-name="T19">addressBook</text:span><text:span text:style-name="T9">.getContactPanel().repopulate(</text:span><text:span text:style-name="T19">c</text:span><text:span text:style-name="T9">); }</text:span></text:p>
      <text:p text:style-name="P7"><text:span text:style-name="T9"><text:tab/><text:tab/><text:tab/><text:tab/><text:tab/><text:tab/><text:tab/><text:tab/></text:span><text:span text:style-name="T19">addressBook</text:span><text:span text:style-name="T9">.getFrame().validate();</text:span></text:p>
      <text:p text:style-name="P7"><text:span text:style-name="T9"><text:tab/><text:tab/><text:tab/><text:tab/><text:tab/><text:tab/><text:tab/><text:tab/></text:span><text:span text:style-name="T19">secondPass</text:span><text:span text:style-name="T9"> = </text:span><text:span text:style-name="T8">true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String getRedoText() {</text:span></text:p>
      <text:p text:style-name="P7"><text:span text:style-name="T9"><text:tab/><text:tab/><text:tab/><text:tab/><text:tab/><text:tab/><text:tab/><text:tab/></text:span><text:span text:style-name="T8">if</text:span><text:span text:style-name="T9"> (</text:span><text:span text:style-name="T19">email_type</text:span><text:span text:style-name="T9"> == 0) {</text:span></text:p>
      <text:p text:style-name="P7"><text:span text:style-name="T9"><text:tab/><text:tab/><text:tab/><text:tab/><text:tab/><text:tab/><text:tab/><text:tab/><text:tab/></text:span><text:span text:style-name="T8">return</text:span><text:span text:style-name="T9"> </text:span><text:span text:style-name="T22">"Set Email Type As 'Personal'"</text:span><text:span text:style-name="T9">;</text:span></text:p>
      <text:p text:style-name="P7"><text:span text:style-name="T9"><text:tab/><text:tab/><text:tab/><text:tab/><text:tab/><text:tab/><text:tab/><text:tab/>} </text:span><text:span text:style-name="T8">else</text:span><text:span text:style-name="T9"> </text:span><text:span text:style-name="T8">if</text:span><text:span text:style-name="T9"> (</text:span><text:span text:style-name="T19">email_type</text:span><text:span text:style-name="T9"> == 1) {</text:span></text:p>
      <text:p text:style-name="P7"><text:soft-page-break/><text:span text:style-name="T9"><text:tab/><text:tab/><text:tab/><text:tab/><text:tab/><text:tab/><text:tab/><text:tab/><text:tab/></text:span><text:span text:style-name="T8">return</text:span><text:span text:style-name="T9"> </text:span><text:span text:style-name="T22">"Set Email Type As 'Corporate'"</text:span><text:span text:style-name="T9">;</text:span></text:p>
      <text:p text:style-name="P10"><text:tab/><text:tab/><text:tab/><text:tab/><text:tab/><text:tab/><text:tab/><text:tab/>} </text:p>
      <text:p text:style-name="P7"><text:span text:style-name="T9"><text:tab/><text:tab/><text:tab/><text:tab/><text:tab/><text:tab/><text:tab/><text:tab/></text:span><text:span text:style-name="T8">return</text:span><text:span text:style-name="T9"> </text:span><text:span text:style-name="T22">"BAD BAD BAD"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String getUndoText() {</text:span></text:p>
      <text:p text:style-name="P7"><text:span text:style-name="T9"><text:tab/><text:tab/><text:tab/><text:tab/><text:tab/><text:tab/><text:tab/><text:tab/></text:span><text:span text:style-name="T8">if</text:span><text:span text:style-name="T9"> (</text:span><text:span text:style-name="T19">email_type_previous</text:span><text:span text:style-name="T9"> == 0) {</text:span></text:p>
      <text:p text:style-name="P7"><text:span text:style-name="T9"><text:tab/><text:tab/><text:tab/><text:tab/><text:tab/><text:tab/><text:tab/><text:tab/><text:tab/></text:span><text:span text:style-name="T8">return</text:span><text:span text:style-name="T9"> </text:span><text:span text:style-name="T22">"Set Email Type As 'Personal'"</text:span><text:span text:style-name="T9">;</text:span></text:p>
      <text:p text:style-name="P7"><text:span text:style-name="T9"><text:tab/><text:tab/><text:tab/><text:tab/><text:tab/><text:tab/><text:tab/><text:tab/>} </text:span><text:span text:style-name="T8">else</text:span><text:span text:style-name="T9"> </text:span><text:span text:style-name="T8">if</text:span><text:span text:style-name="T9"> (</text:span><text:span text:style-name="T19">email_type_previous</text:span><text:span text:style-name="T9"> == 1) {</text:span></text:p>
      <text:p text:style-name="P7"><text:span text:style-name="T9"><text:tab/><text:tab/><text:tab/><text:tab/><text:tab/><text:tab/><text:tab/><text:tab/><text:tab/></text:span><text:span text:style-name="T8">return</text:span><text:span text:style-name="T9"> </text:span><text:span text:style-name="T22">"Set Email Type As 'Corporate'"</text:span><text:span text:style-name="T9">;</text:span></text:p>
      <text:p text:style-name="P10"><text:tab/><text:tab/><text:tab/><text:tab/><text:tab/><text:tab/><text:tab/><text:tab/>} </text:p>
      <text:p text:style-name="P7"><text:span text:style-name="T9"><text:tab/><text:tab/><text:tab/><text:tab/><text:tab/><text:tab/><text:tab/><text:tab/></text:span><text:span text:style-name="T8">return</text:span><text:span text:style-name="T9"> </text:span><text:span text:style-name="T22">"BAD BAD BAD!"</text:span><text:span text:style-name="T9">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8">public</text:span><text:span text:style-name="T9"> </text:span><text:span text:style-name="T8">void</text:span><text:span text:style-name="T9"> undoAction() {</text:span></text:p>
      <text:p text:style-name="P7"><text:span text:style-name="T9"><text:tab/><text:tab/><text:tab/><text:tab/><text:tab/><text:tab/><text:tab/><text:tab/></text:span><text:span text:style-name="T8">if</text:span><text:span text:style-name="T9"> (</text:span><text:span text:style-name="T19">email_type_previous</text:span><text:span text:style-name="T9"> == 0) {</text:span></text:p>
      <text:p text:style-name="P7"><text:span text:style-name="T9"><text:tab/><text:tab/><text:tab/><text:tab/><text:tab/><text:tab/><text:tab/><text:tab/><text:tab/></text:span><text:span text:style-name="T19">e</text:span><text:span text:style-name="T9">.setType(EmailAddress.Type.</text:span><text:span text:style-name="T20">HOME</text:span><text:span text:style-name="T9">);</text:span></text:p>
      <text:p text:style-name="P7"><text:span text:style-name="T9"><text:tab/><text:tab/><text:tab/><text:tab/><text:tab/><text:tab/><text:tab/><text:tab/>} </text:span><text:span text:style-name="T8">else</text:span><text:span text:style-name="T9"> </text:span><text:span text:style-name="T8">if</text:span><text:span text:style-name="T9"> (</text:span><text:span text:style-name="T19">email_type_previous</text:span><text:span text:style-name="T9"> == 1) {</text:span></text:p>
      <text:p text:style-name="P7"><text:span text:style-name="T9"><text:tab/><text:tab/><text:tab/><text:tab/><text:tab/><text:tab/><text:tab/><text:tab/><text:tab/></text:span><text:span text:style-name="T19">e</text:span><text:span text:style-name="T9">.setType(EmailAddress.Type.</text:span><text:span text:style-name="T20">WORK</text:span><text:span text:style-name="T9">);</text:span></text:p>
      <text:p text:style-name="P10"><text:tab/><text:tab/><text:tab/><text:tab/><text:tab/><text:tab/><text:tab/><text:tab/>} </text:p>
      <text:p text:style-name="P7"><text:span text:style-name="T9"><text:tab/><text:tab/><text:tab/><text:tab/><text:tab/><text:tab/><text:tab/><text:tab/></text:span><text:span text:style-name="T19">addressBook</text:span><text:span text:style-name="T9">.getContactPanel().repopulate(</text:span><text:span text:style-name="T19">c</text:span><text:span text:style-name="T9">);</text:span></text:p>
      <text:p text:style-name="P7"><text:span text:style-name="T9"><text:tab/><text:tab/><text:tab/><text:tab/><text:tab/><text:tab/><text:tab/><text:tab/></text:span><text:span text:style-name="T19">addressBook</text:span><text:span text:style-name="T9">.getFrame().validate();</text:span></text:p>
      <text:p text:style-name="P10"><text:tab/><text:tab/><text:tab/><text:tab/><text:tab/><text:tab/><text:tab/>} <text:tab/></text:p>
      <text:p text:style-name="P10"><text:tab/><text:tab/><text:tab/><text:tab/><text:tab/><text:tab/>});</text:p>
      <text:p text:style-name="P10"><text:tab/><text:tab/><text:tab/><text:tab/><text:tab/>}</text:p>
      <text:p text:style-name="P10"><text:tab/><text:tab/><text:tab/><text:tab/>} </text:p>
      <text:p text:style-name="P10"><text:tab/><text:tab/><text:tab/>});</text:p>
      <text:p text:style-name="P10"><text:tab/><text:tab/><text:tab/></text:p>
      <text:p text:style-name="P7"><text:span text:style-name="T9"><text:tab/><text:tab/><text:tab/></text:span><text:span text:style-name="T8">final</text:span><text:span text:style-name="T9"> JButton mailto = </text:span><text:span text:style-name="T8">new</text:span><text:span text:style-name="T9"> JButton(</text:span><text:span text:style-name="T8">new</text:span><text:span text:style-name="T9"> ImageIcon(</text:span><text:span text:style-name="T22">"files/Mail.png"</text:span><text:span text:style-name="T9">));</text:span></text:p>
      <text:p text:style-name="P7"><text:span text:style-name="T9"><text:tab/><text:tab/><text:tab/>mailto.setToolTipText(</text:span><text:span text:style-name="T22">"Send An Email To "</text:span><text:span text:style-name="T9"> + ea.getAddress());</text:span></text:p>
      <text:p text:style-name="P10"><text:tab/><text:tab/><text:tab/>mailto.setBounds(current_x + 205 + 85, current_y, 25, 25);</text:p>
      <text:p text:style-name="P7"><text:span text:style-name="T9"><text:tab/><text:tab/><text:tab/>mailto.addActionListener(</text:span><text:span text:style-name="T8">new</text:span><text:span text:style-name="T9"> ActionListener() { </text:span>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actionPerformed(ActionEvent e) {</text:span></text:p>
      <text:p text:style-name="P7"><text:span text:style-name="T9"><text:tab/><text:tab/><text:tab/><text:tab/><text:tab/></text:span><text:span text:style-name="T8">try</text:span><text:span text:style-name="T9"> {</text:span></text:p>
      <text:p text:style-name="P10"><text:tab/><text:tab/><text:tab/><text:tab/><text:tab/><text:tab/>Desktop desktop = Desktop.<text:span text:style-name="T28">getDesktop</text:span>();</text:p>
      <text:p text:style-name="P7"><text:span text:style-name="T9"><text:tab/><text:tab/><text:tab/><text:tab/><text:tab/><text:tab/>desktop.mail(</text:span><text:span text:style-name="T8">new</text:span><text:span text:style-name="T9"> URI(</text:span><text:span text:style-name="T22">"mailto:"</text:span><text:span text:style-name="T9"> + ea.getAddress()));</text:span></text:p>
      <text:p text:style-name="P7"><text:span text:style-name="T9"><text:tab/><text:tab/><text:tab/><text:tab/><text:tab/>} </text:span><text:span text:style-name="T8">catch</text:span><text:span text:style-name="T9"> (Exception ex) {</text:span></text:p>
      <text:p text:style-name="P7"><text:span text:style-name="T9"><text:tab/><text:tab/><text:tab/><text:tab/><text:tab/><text:tab/>JOptionPane.</text:span><text:span text:style-name="T10">showMessageDialog</text:span><text:span text:style-name="T9">(</text:span><text:span text:style-name="T19">addressBook</text:span><text:span text:style-name="T9">.getFrame(), </text:span><text:span text:style-name="T22">"Unable to launch default mail application."</text:span><text:span text:style-name="T9">, </text:span><text:span text:style-name="T22">"Error:"</text:span><text:span text:style-name="T9">, JOptionPane.</text:span><text:span text:style-name="T20">ERROR_MESSAGE</text:span><text:span text:style-name="T9">);</text:span></text:p>
      <text:p text:style-name="P10"><text:tab/><text:tab/><text:tab/><text:tab/><text:tab/>}<text:tab/></text:p>
      <text:p text:style-name="P10"><text:tab/><text:tab/><text:tab/><text:tab/>}</text:p>
      <text:p text:style-name="P10"><text:tab/><text:tab/><text:tab/>});</text:p>
      <text:p text:style-name="P10"><text:tab/><text:tab/><text:tab/></text:p>
      <text:p text:style-name="P7"><text:span text:style-name="T9"><text:tab/><text:tab/><text:tab/></text:span><text:span text:style-name="T8">final</text:span><text:span text:style-name="T9"> JButton delete = </text:span><text:span text:style-name="T8">new</text:span><text:span text:style-name="T9"> JButton(</text:span><text:span text:style-name="T8">new</text:span><text:span text:style-name="T9"> ImageIcon(</text:span><text:span text:style-name="T22">"files/Delete.png"</text:span><text:span text:style-name="T9">));</text:span></text:p>
      <text:p text:style-name="P7"><text:span text:style-name="T9"><text:tab/><text:tab/><text:tab/>delete.setToolTipText(</text:span><text:span text:style-name="T22">"Remove Email Address"</text:span><text:span text:style-name="T9">);</text:span></text:p>
      <text:p text:style-name="P10"><text:tab/><text:tab/><text:tab/>delete.setBounds(current_x + 205 + 85 + 30, current_y, 25, 25);</text:p>
      <text:p text:style-name="P7"><text:span text:style-name="T9"><text:tab/><text:tab/><text:tab/>delete.addActionListener(</text:span><text:span text:style-name="T8">new</text:span><text:span text:style-name="T9"> ActionListener() {</text:span>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actionPerformed(ActionEvent e) {</text:span></text:p>
      <text:p text:style-name="P7"><text:span text:style-name="T9"><text:tab/><text:tab/><text:tab/><text:tab/><text:tab/></text:span><text:span text:style-name="T19">addressBook</text:span><text:span text:style-name="T9">.getActionStack().push(</text:span><text:span text:style-name="T8">new</text:span><text:span text:style-name="T9"> Action() {</text:span></text:p>
      <text:p text:style-name="P7"><text:span text:style-name="T9"><text:tab/><text:tab/><text:tab/><text:tab/><text:tab/><text:tab/></text:span><text:span text:style-name="T8">public</text:span><text:span text:style-name="T9"> Contact </text:span><text:span text:style-name="T19">c</text:span><text:span text:style-name="T9"> = </text:span><text:span text:style-name="T19">currentContact</text:span><text:span text:style-name="T9">;</text:span></text:p>
      <text:p text:style-name="P7"><text:span text:style-name="T9"><text:tab/><text:tab/><text:tab/><text:tab/><text:tab/><text:tab/></text:span><text:span text:style-name="T8">public</text:span><text:span text:style-name="T9"> EmailAddress </text:span><text:span text:style-name="T19">e</text:span><text:span text:style-name="T9"> = ea;</text:span></text:p>
      <text:p text:style-name="P7"><text:span text:style-name="T9"><text:tab/><text:tab/><text:tab/><text:tab/><text:tab/><text:tab/></text:span><text:span text:style-name="T8">public</text:span><text:span text:style-name="T9"> </text:span><text:span text:style-name="T8">void</text:span><text:span text:style-name="T9"> doAction() {</text:span></text:p>
      <text:p text:style-name="P7"><text:span text:style-name="T9"><text:tab/><text:tab/><text:tab/><text:tab/><text:tab/><text:tab/><text:tab/></text:span><text:span text:style-name="T19">c</text:span><text:span text:style-name="T9">.removeEmailAddress(</text:span><text:span text:style-name="T19">e</text:span><text:span text:style-name="T9">);</text:span></text:p>
      <text:p text:style-name="P7"><text:span text:style-name="T9"><text:tab/><text:tab/><text:tab/><text:tab/><text:tab/><text:tab/><text:tab/></text:span><text:span text:style-name="T19">addressBook</text:span><text:span text:style-name="T9">.getContactPanel().repopulate(</text:span><text:span text:style-name="T19">currentContact</text:span><text:span text:style-name="T9">);</text:span></text:p>
      <text:p text:style-name="P7"><text:span text:style-name="T9"><text:tab/><text:tab/><text:tab/><text:tab/><text:tab/><text:tab/><text:tab/></text:span><text:span text:style-name="T19">addressBook</text:span><text:span text:style-name="T9">.getFrame().validate();</text:span></text:p>
      <text:p text:style-name="P10"><text:tab/><text:tab/><text:tab/><text:tab/><text:tab/><text:tab/>}</text:p>
      <text:p text:style-name="P7"><text:span text:style-name="T9"><text:tab/><text:tab/><text:tab/><text:tab/><text:tab/><text:tab/></text:span><text:span text:style-name="T8">public</text:span><text:span text:style-name="T9"> String getRedoText() {</text:span></text:p>
      <text:p text:style-name="P7"><text:span text:style-name="T9"><text:tab/><text:tab/><text:tab/><text:tab/><text:tab/><text:tab/><text:tab/></text:span><text:span text:style-name="T8">return</text:span><text:span text:style-name="T9"> </text:span><text:span text:style-name="T22">"Remove Email Address from "</text:span><text:span text:style-name="T9"> + </text:span><text:span text:style-name="T19">c</text:span><text:span text:style-name="T9">.getName();</text:span></text:p>
      <text:p text:style-name="P10"><text:tab/><text:tab/><text:tab/><text:tab/><text:tab/><text:tab/>}</text:p>
      <text:p text:style-name="P7"><text:span text:style-name="T9"><text:tab/><text:tab/><text:tab/><text:tab/><text:tab/><text:tab/></text:span><text:span text:style-name="T8">public</text:span><text:span text:style-name="T9"> String getUndoText() {</text:span></text:p>
      <text:p text:style-name="P7"><text:span text:style-name="T9"><text:tab/><text:tab/><text:tab/><text:tab/><text:tab/><text:tab/><text:tab/></text:span><text:span text:style-name="T8">return</text:span><text:span text:style-name="T9"> </text:span><text:span text:style-name="T22">"Add Email Address to "</text:span><text:span text:style-name="T9"> + </text:span><text:span text:style-name="T19">c</text:span><text:span text:style-name="T9">.getName();</text:span></text:p>
      <text:p text:style-name="P10"><text:tab/><text:tab/><text:tab/><text:tab/><text:tab/><text:tab/>}</text:p>
      <text:p text:style-name="P7"><text:span text:style-name="T9"><text:tab/><text:tab/><text:tab/><text:tab/><text:tab/><text:tab/></text:span><text:span text:style-name="T8">public</text:span><text:span text:style-name="T9"> </text:span><text:span text:style-name="T8">void</text:span><text:span text:style-name="T9"> undoAction() {</text:span></text:p>
      <text:p text:style-name="P7"><text:soft-page-break/><text:span text:style-name="T9"><text:tab/><text:tab/><text:tab/><text:tab/><text:tab/><text:tab/><text:tab/></text:span><text:span text:style-name="T19">c</text:span><text:span text:style-name="T9">.addEmailAddress(</text:span><text:span text:style-name="T19">e</text:span><text:span text:style-name="T9">);</text:span></text:p>
      <text:p text:style-name="P7"><text:span text:style-name="T9"><text:tab/><text:tab/><text:tab/><text:tab/><text:tab/><text:tab/><text:tab/></text:span><text:span text:style-name="T19">addressBook</text:span><text:span text:style-name="T9">.getContactPanel().repopulate(</text:span><text:span text:style-name="T19">currentContact</text:span><text:span text:style-name="T9">);</text:span></text:p>
      <text:p text:style-name="P7"><text:span text:style-name="T9"><text:tab/><text:tab/><text:tab/><text:tab/><text:tab/><text:tab/><text:tab/></text:span><text:span text:style-name="T19">addressBook</text:span><text:span text:style-name="T9">.getFrame().validate();</text:span></text:p>
      <text:p text:style-name="P10"><text:tab/><text:tab/><text:tab/><text:tab/><text:tab/><text:tab/>}</text:p>
      <text:p text:style-name="P10"><text:tab/><text:tab/><text:tab/><text:tab/><text:tab/>});</text:p>
      <text:p text:style-name="P10"><text:tab/><text:tab/><text:tab/><text:tab/>} </text:p>
      <text:p text:style-name="P10"><text:tab/><text:tab/><text:tab/>});</text:p>
      <text:p text:style-name="P10"><text:tab/><text:tab/><text:tab/></text:p>
      <text:p text:style-name="P7"><text:span text:style-name="T9"><text:tab/><text:tab/><text:tab/></text:span><text:span text:style-name="T19">emailAddresses</text:span><text:span text:style-name="T9">.add(field);</text:span></text:p>
      <text:p text:style-name="P7"><text:span text:style-name="T9"><text:tab/><text:tab/><text:tab/></text:span><text:span text:style-name="T19">emailAddresses_type</text:span><text:span text:style-name="T9">.add(box);</text:span></text:p>
      <text:p text:style-name="P7"><text:span text:style-name="T9"><text:tab/><text:tab/><text:tab/></text:span><text:span text:style-name="T19">emailAddresses_mailto</text:span><text:span text:style-name="T9">.add(mailto);</text:span></text:p>
      <text:p text:style-name="P7"><text:span text:style-name="T9"><text:tab/><text:tab/><text:tab/></text:span><text:span text:style-name="T19">emailAddresses_delete</text:span><text:span text:style-name="T9">.add(delete);</text:span></text:p>
      <text:p text:style-name="P10"><text:tab/><text:tab/><text:tab/></text:p>
      <text:p text:style-name="P7"><text:span text:style-name="T9"><text:tab/><text:tab/><text:tab/></text:span><text:span text:style-name="T19">pnl_emailAddresses</text:span><text:span text:style-name="T9">.add(field);</text:span></text:p>
      <text:p text:style-name="P7"><text:span text:style-name="T9"><text:tab/><text:tab/><text:tab/></text:span><text:span text:style-name="T19">pnl_emailAddresses</text:span><text:span text:style-name="T9">.add(box);</text:span></text:p>
      <text:p text:style-name="P7"><text:span text:style-name="T9"><text:tab/><text:tab/><text:tab/></text:span><text:span text:style-name="T19">pnl_emailAddresses</text:span><text:span text:style-name="T9">.add(mailto);</text:span></text:p>
      <text:p text:style-name="P7"><text:span text:style-name="T9"><text:tab/><text:tab/><text:tab/></text:span><text:span text:style-name="T19">pnl_emailAddresses</text:span><text:span text:style-name="T9">.add(delete);</text:span></text:p>
      <text:p text:style-name="P10"><text:tab/><text:tab/><text:tab/></text:p>
      <text:p text:style-name="P10"><text:tab/><text:tab/><text:tab/>current_y += 30;</text:p>
      <text:p text:style-name="P10"><text:tab/><text:tab/>}</text:p>
      <text:p text:style-name="P7"><text:span text:style-name="T9"><text:tab/><text:tab/></text:span><text:span text:style-name="T19">btn_add_emailAddress</text:span><text:span text:style-name="T9"> = </text:span><text:span text:style-name="T8">new</text:span><text:span text:style-name="T9"> JButton(</text:span><text:span text:style-name="T22">"Add Email Address"</text:span><text:span text:style-name="T9">);</text:span></text:p>
      <text:p text:style-name="P7"><text:span text:style-name="T9"><text:tab/><text:tab/></text:span><text:span text:style-name="T19">btn_add_emailAddress</text:span><text:span text:style-name="T9">.setBounds(current_x, current_y, 150, 25);</text:span></text:p>
      <text:p text:style-name="P7"><text:span text:style-name="T9"><text:tab/><text:tab/></text:span><text:span text:style-name="T19">btn_add_emailAddress</text:span><text:span text:style-name="T9">.addActionListener(</text:span><text:span text:style-name="T8">new</text:span><text:span text:style-name="T9"> ActionListener() { </text:span><text:span text:style-name="T8">public</text:span><text:span text:style-name="T9"> </text:span><text:span text:style-name="T8">void</text:span><text:span text:style-name="T9"> actionPerformed(ActionEvent e) { </text:span></text:p>
      <text:p text:style-name="P7"><text:span text:style-name="T9"><text:tab/><text:tab/><text:tab/>createAndShowAddEmailAddressDialog(</text:span><text:span text:style-name="T19">addressBook</text:span><text:span text:style-name="T9">.getFrame());</text:span></text:p>
      <text:p text:style-name="P10"><text:tab/><text:tab/>}});</text:p>
      <text:p text:style-name="P7"><text:span text:style-name="T9"><text:tab/><text:tab/></text:span><text:span text:style-name="T19">pnl_emailAddresses</text:span><text:span text:style-name="T9">.add(</text:span><text:span text:style-name="T19">btn_add_emailAddress</text:span><text:span text:style-name="T9">);</text:span></text:p>
      <text:p text:style-name="P10"><text:tab/><text:tab/>current_y += 40;</text:p>
      <text:p text:style-name="P7"><text:span text:style-name="T9"><text:tab/><text:tab/></text:span><text:span text:style-name="T19">pnl_emailAddresses</text:span><text:span text:style-name="T9">.setPreferredSize(</text:span><text:span text:style-name="T8">new</text:span><text:span text:style-name="T9"> Dimension(</text:span><text:span text:style-name="T19">w</text:span><text:span text:style-name="T9">, current_y));</text:span></text:p>
      <text:p text:style-name="P7"><text:span text:style-name="T9"><text:tab/><text:tab/></text:span><text:span text:style-name="T19">pnl_emailAddresses</text:span><text:span text:style-name="T9">.validate();</text:span></text:p>
      <text:p text:style-name="P10"><text:tab/><text:tab/></text:p>
      <text:p text:style-name="P7"><text:span text:style-name="T9"><text:tab/><text:tab/></text:span><text:span text:style-name="T19">pnl_buttons</text:span><text:span text:style-name="T9">.setVisible(</text:span><text:span text:style-name="T8">true</text:span><text:span text:style-name="T9">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Add</text:span><text:span text:style-name="T9"> </text:span><text:span text:style-name="T16">a</text:span><text:span text:style-name="T9"> </text:span><text:span text:style-name="T16">POBox</text:span><text:span text:style-name="T9"> </text:span><text:span text:style-name="T16">number</text:span><text:span text:style-name="T9"> </text:span><text:span text:style-name="T16">to</text:span><text:span text:style-name="T9"> </text:span><text:span text:style-name="T16">a</text:span><text:span text:style-name="T9"> </text:span><text:span text:style-name="T16">contact's</text:span><text:span text:style-name="T9"> </text:span><text:span text:style-name="T16">address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parent</text:span><text:span text:style-name="T9"> </text:span><text:span text:style-name="T16">The</text:span><text:span text:style-name="T9"> </text:span><text:span text:style-name="T16">Parent</text:span><text:span text:style-name="T9"> </text:span><text:span text:style-name="T16">Frame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ad</text:span><text:span text:style-name="T9"> </text:span><text:span text:style-name="T16">The</text:span><text:span text:style-name="T9"> </text:span><text:span text:style-name="T16">Address</text:span><text:span text:style-name="T9"> </text:span><text:span text:style-name="T16">to</text:span><text:span text:style-name="T9"> </text:span><text:span text:style-name="T16">add</text:span><text:span text:style-name="T9"> </text:span><text:span text:style-name="T16">the</text:span><text:span text:style-name="T9"> </text:span><text:span text:style-name="T16">POBox</text:span><text:span text:style-name="T9"> </text:span><text:span text:style-name="T16">number</text:span><text:span text:style-name="T9"> </text:span><text:span text:style-name="T16">to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rotected</text:span><text:span text:style-name="T9"> </text:span><text:span text:style-name="T8">void</text:span><text:span text:style-name="T9"> createAndShowSetPOBoxNumberDialog(JFrame parent, </text:span><text:span text:style-name="T8">final</text:span><text:span text:style-name="T9"> Address ad) {</text:span></text:p>
      <text:p text:style-name="P7"><text:span text:style-name="T9"><text:tab/><text:tab/></text:span><text:span text:style-name="T8">final</text:span><text:span text:style-name="T9"> JDialog frame = </text:span><text:span text:style-name="T8">new</text:span><text:span text:style-name="T9"> JDialog(parent, </text:span><text:span text:style-name="T22">"Add PO BOX:"</text:span><text:span text:style-name="T9">, </text:span><text:span text:style-name="T8">true</text:span><text:span text:style-name="T9">, </text:span><text:span text:style-name="T8">null</text:span><text:span text:style-name="T9">);</text:span></text:p>
      <text:p text:style-name="P10"><text:tab/><text:tab/>frame.setSize(330, 100);</text:p>
      <text:p text:style-name="P7"><text:span text:style-name="T9"><text:tab/><text:tab/>frame.setLayout(</text:span><text:span text:style-name="T8">null</text:span><text:span text:style-name="T9">);</text:span></text:p>
      <text:p text:style-name="P7"><text:span text:style-name="T9"><text:tab/><text:tab/>frame.setResizable(</text:span><text:span text:style-name="T8">false</text:span><text:span text:style-name="T9">);</text:span></text:p>
      <text:p text:style-name="P7"><text:span text:style-name="T9"><text:tab/><text:tab/>frame.setIconImage(</text:span><text:span text:style-name="T8">new</text:span><text:span text:style-name="T9"> ImageIcon(</text:span><text:span text:style-name="T22">"files/Home.png"</text:span><text:span text:style-name="T9">).getImage());</text:span></text:p>
      <text:p text:style-name="P7"><text:span text:style-name="T9"><text:tab/><text:tab/>frame.setDefaultCloseOperation(JFrame.</text:span><text:span text:style-name="T20">DO_NOTHING_ON_CLOSE</text:span><text:span text:style-name="T9">);</text:span></text:p>
      <text:p text:style-name="P7"><text:span text:style-name="T9"><text:tab/><text:tab/>frame.addWindowListener(</text:span><text:span text:style-name="T8">new</text:span><text:span text:style-name="T9"> WindowListener() {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Activated(WindowEvent e) {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Closed(WindowEvent e) {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Closing(WindowEvent e) {</text:span></text:p>
      <text:p text:style-name="P7"><text:span text:style-name="T9"><text:tab/><text:tab/><text:tab/><text:tab/></text:span><text:span text:style-name="T19">addressBook</text:span><text:span text:style-name="T9">.getFrame().setEnabled(</text:span><text:span text:style-name="T8">true</text:span><text:span text:style-name="T9">);</text:span></text:p>
      <text:p text:style-name="P10"><text:tab/><text:tab/><text:tab/><text:tab/>frame.dispose();</text:p>
      <text:p text:style-name="P10"><text:tab/><text:tab/><text:tab/>}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Deactivated(WindowEvent e) {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Deiconified(WindowEvent e) {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Iconified(WindowEvent e) {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Opened(WindowEvent e) {} </text:span></text:p>
      <text:p text:style-name="P10"><text:tab/><text:tab/>});</text:p>
      <text:p text:style-name="P10"><text:tab/><text:tab/>frame.setLocationRelativeTo(parent);</text:p>
      <text:p text:style-name="P10"><text:tab/><text:tab/></text:p>
      <text:p text:style-name="P7"><text:span text:style-name="T9"><text:tab/><text:tab/>JPanel panel = </text:span><text:span text:style-name="T8">new</text:span><text:span text:style-name="T9"> JPanel();</text:span></text:p>
      <text:p text:style-name="P7"><text:span text:style-name="T9"><text:tab/><text:tab/>panel.setLayout(</text:span><text:span text:style-name="T8">null</text:span><text:span text:style-name="T9">);</text:span></text:p>
      <text:p text:style-name="P10"><text:tab/><text:tab/>panel.setBounds(10, 10, 300, 100);</text:p>
      <text:p text:style-name="P10"><text:tab/><text:tab/><text:tab/></text:p>
      <text:p text:style-name="P7"><text:span text:style-name="T9"><text:tab/><text:tab/>JLabel label = </text:span><text:span text:style-name="T8">new</text:span><text:span text:style-name="T9"> JLabel(</text:span><text:span text:style-name="T22">"PO Box: "</text:span><text:span text:style-name="T9">);</text:span></text:p>
      <text:p text:style-name="P10"><text:tab/><text:tab/>label.setBounds(0, 0, 100, 20);</text:p>
      <text:p text:style-name="P10"><text:soft-page-break/><text:tab/><text:tab/>panel.add(label);</text:p>
      <text:p text:style-name="P10"><text:tab/><text:tab/></text:p>
      <text:p text:style-name="P7"><text:span text:style-name="T9"><text:tab/><text:tab/></text:span><text:span text:style-name="T8">final</text:span><text:span text:style-name="T9"> JTextField textfield = </text:span><text:span text:style-name="T8">new</text:span><text:span text:style-name="T9"> JTextField(</text:span><text:span text:style-name="T22">""</text:span><text:span text:style-name="T9">);</text:span></text:p>
      <text:p text:style-name="P10"><text:tab/><text:tab/>textfield.setBounds(100, 0, 200, 20);</text:p>
      <text:p text:style-name="P10"><text:tab/><text:tab/>panel.add(textfield);</text:p>
      <text:p text:style-name="P10"><text:tab/><text:tab/></text:p>
      <text:p text:style-name="P7"><text:span text:style-name="T9"><text:tab/><text:tab/>JButton btn_save = </text:span><text:span text:style-name="T8">new</text:span><text:span text:style-name="T9"> JButton(</text:span><text:span text:style-name="T22">"Save"</text:span><text:span text:style-name="T9">);</text:span></text:p>
      <text:p text:style-name="P10"><text:tab/><text:tab/>btn_save.setBounds(0, 30, 300, 25);</text:p>
      <text:p text:style-name="P7"><text:span text:style-name="T9"><text:tab/><text:tab/>btn_save.addActionListener(</text:span><text:span text:style-name="T8">new</text:span><text:span text:style-name="T9"> ActionListener() { 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actionPerformed(ActionEvent e) {</text:span></text:p>
      <text:p text:style-name="P7"><text:span text:style-name="T9"><text:tab/><text:tab/><text:tab/><text:tab/></text:span><text:span text:style-name="T19">addressBook</text:span><text:span text:style-name="T9">.getActionStack().push(</text:span><text:span text:style-name="T8">new</text:span><text:span text:style-name="T9"> Action() {</text:span></text:p>
      <text:p text:style-name="P7"><text:span text:style-name="T9"><text:tab/><text:tab/><text:tab/><text:tab/><text:tab/>Contact </text:span><text:span text:style-name="T19">c</text:span><text:span text:style-name="T9"> = </text:span><text:span text:style-name="T19">currentContact</text:span><text:span text:style-name="T9">;</text:span></text:p>
      <text:p text:style-name="P7"><text:span text:style-name="T9"><text:tab/><text:tab/><text:tab/><text:tab/><text:tab/>Address </text:span><text:span text:style-name="T19">a</text:span><text:span text:style-name="T9"> = ad;</text:span></text:p>
      <text:p text:style-name="P7"><text:span text:style-name="T9"><text:tab/><text:tab/><text:tab/><text:tab/><text:tab/>String </text:span><text:span text:style-name="T19">POBOX</text:span><text:span text:style-name="T9"> = textfield.getText();</text:span></text:p>
      <text:p text:style-name="P7"><text:span text:style-name="T9"><text:tab/><text:tab/><text:tab/><text:tab/><text:tab/></text:span><text:span text:style-name="T8">public</text:span><text:span text:style-name="T9"> </text:span><text:span text:style-name="T8">void</text:span><text:span text:style-name="T9"> doAction() {</text:span></text:p>
      <text:p text:style-name="P7"><text:span text:style-name="T9"><text:tab/><text:tab/><text:tab/><text:tab/><text:tab/><text:tab/></text:span><text:span text:style-name="T19">a</text:span><text:span text:style-name="T9">.setPOBoxNumber(</text:span><text:span text:style-name="T19">POBOX</text:span><text:span text:style-name="T9">);</text:span></text:p>
      <text:p text:style-name="P7"><text:span text:style-name="T9"><text:tab/><text:tab/><text:tab/><text:tab/><text:tab/><text:tab/></text:span><text:span text:style-name="T19">addressBook</text:span><text:span text:style-name="T9">.getContactPanel().repopulate(</text:span><text:span text:style-name="T19">c</text:span><text:span text:style-name="T9">);</text:span></text:p>
      <text:p text:style-name="P7"><text:span text:style-name="T9"><text:tab/><text:tab/><text:tab/><text:tab/><text:tab/><text:tab/></text:span><text:span text:style-name="T19">addressBook</text:span><text:span text:style-name="T9">.getFrame().validate();</text:span></text:p>
      <text:p text:style-name="P10"><text:tab/><text:tab/><text:tab/><text:tab/><text:tab/>}</text:p>
      <text:p text:style-name="P7"><text:span text:style-name="T9"><text:tab/><text:tab/><text:tab/><text:tab/><text:tab/></text:span><text:span text:style-name="T8">public</text:span><text:span text:style-name="T9"> String getRedoText() {</text:span></text:p>
      <text:p text:style-name="P7"><text:span text:style-name="T9"><text:tab/><text:tab/><text:tab/><text:tab/><text:tab/><text:tab/></text:span><text:span text:style-name="T8">return</text:span><text:span text:style-name="T9"> </text:span><text:span text:style-name="T22">"Add PO Box # ("</text:span><text:span text:style-name="T9"> + </text:span><text:span text:style-name="T19">c</text:span><text:span text:style-name="T9">.getName() + </text:span><text:span text:style-name="T22">")"</text:span><text:span text:style-name="T9">;</text:span></text:p>
      <text:p text:style-name="P10"><text:tab/><text:tab/><text:tab/><text:tab/><text:tab/>}</text:p>
      <text:p text:style-name="P7"><text:span text:style-name="T9"><text:tab/><text:tab/><text:tab/><text:tab/><text:tab/></text:span><text:span text:style-name="T8">public</text:span><text:span text:style-name="T9"> String getUndoText() {</text:span></text:p>
      <text:p text:style-name="P7"><text:span text:style-name="T9"><text:tab/><text:tab/><text:tab/><text:tab/><text:tab/><text:tab/></text:span><text:span text:style-name="T8">return</text:span><text:span text:style-name="T9"> </text:span><text:span text:style-name="T22">"Remove PO Box # ("</text:span><text:span text:style-name="T9"> + </text:span><text:span text:style-name="T19">c</text:span><text:span text:style-name="T9">.getName() + </text:span><text:span text:style-name="T22">")"</text:span><text:span text:style-name="T9">;</text:span></text:p>
      <text:p text:style-name="P10"><text:tab/><text:tab/><text:tab/><text:tab/><text:tab/>}</text:p>
      <text:p text:style-name="P7"><text:span text:style-name="T9"><text:tab/><text:tab/><text:tab/><text:tab/><text:tab/></text:span><text:span text:style-name="T8">public</text:span><text:span text:style-name="T9"> </text:span><text:span text:style-name="T8">void</text:span><text:span text:style-name="T9"> undoAction() {</text:span></text:p>
      <text:p text:style-name="P7"><text:span text:style-name="T9"><text:tab/><text:tab/><text:tab/><text:tab/><text:tab/><text:tab/></text:span><text:span text:style-name="T19">a</text:span><text:span text:style-name="T9">.setPOBoxNumber(</text:span><text:span text:style-name="T22">""</text:span><text:span text:style-name="T9">);</text:span></text:p>
      <text:p text:style-name="P7"><text:span text:style-name="T9"><text:tab/><text:tab/><text:tab/><text:tab/><text:tab/><text:tab/></text:span><text:span text:style-name="T19">addressBook</text:span><text:span text:style-name="T9">.getContactPanel().repopulate(</text:span><text:span text:style-name="T19">c</text:span><text:span text:style-name="T9">);</text:span></text:p>
      <text:p text:style-name="P7"><text:span text:style-name="T9"><text:tab/><text:tab/><text:tab/><text:tab/><text:tab/><text:tab/></text:span><text:span text:style-name="T19">addressBook</text:span><text:span text:style-name="T9">.getFrame().validate();</text:span></text:p>
      <text:p text:style-name="P10"><text:tab/><text:tab/><text:tab/><text:tab/><text:tab/>}</text:p>
      <text:p text:style-name="P10"><text:tab/><text:tab/><text:tab/><text:tab/>});</text:p>
      <text:p text:style-name="P7"><text:span text:style-name="T9"><text:tab/><text:tab/><text:tab/><text:tab/></text:span><text:span text:style-name="T19">addressBook</text:span><text:span text:style-name="T9">.getFrame().setEnabled(</text:span><text:span text:style-name="T8">true</text:span><text:span text:style-name="T9">);</text:span></text:p>
      <text:p text:style-name="P10"><text:tab/><text:tab/><text:tab/><text:tab/>frame.dispose();</text:p>
      <text:p text:style-name="P10"><text:tab/><text:tab/><text:tab/>}</text:p>
      <text:p text:style-name="P10"><text:tab/><text:tab/>});</text:p>
      <text:p text:style-name="P10"><text:tab/><text:tab/>panel.add(btn_save);</text:p>
      <text:p text:style-name="P10"><text:tab/><text:tab/></text:p>
      <text:p text:style-name="P10"><text:tab/><text:tab/>frame.add(panel);</text:p>
      <text:p text:style-name="P7"><text:span text:style-name="T9"><text:tab/><text:tab/>frame.setVisible(</text:span><text:span text:style-name="T8">true</text:span><text:span text:style-name="T9">);</text:span></text:p>
      <text:p text:style-name="P10"><text:tab/>}</text:p>
      <text:p text:style-name="P7"/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Add</text:span><text:span text:style-name="T9"> </text:span><text:span text:style-name="T16">an</text:span><text:span text:style-name="T9"> </text:span><text:span text:style-name="T16">Extended</text:span><text:span text:style-name="T9"> </text:span><text:span text:style-name="T16">Address</text:span><text:span text:style-name="T9"> </text:span><text:span text:style-name="T16">to</text:span><text:span text:style-name="T9"> </text:span><text:span text:style-name="T16">a</text:span><text:span text:style-name="T9"> </text:span><text:span text:style-name="T16">contact's</text:span><text:span text:style-name="T9"> </text:span><text:span text:style-name="T16">address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parent</text:span><text:span text:style-name="T9"> </text:span><text:span text:style-name="T16">The</text:span><text:span text:style-name="T9"> </text:span><text:span text:style-name="T16">Parent</text:span><text:span text:style-name="T9"> </text:span><text:span text:style-name="T16">Frame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ad</text:span><text:span text:style-name="T9"> </text:span><text:span text:style-name="T16">The</text:span><text:span text:style-name="T9"> </text:span><text:span text:style-name="T16">Address</text:span><text:span text:style-name="T9"> </text:span><text:span text:style-name="T16">to</text:span><text:span text:style-name="T9"> </text:span><text:span text:style-name="T16">add</text:span><text:span text:style-name="T9"> </text:span><text:span text:style-name="T16">the</text:span><text:span text:style-name="T9"> </text:span><text:span text:style-name="T16">Extended</text:span><text:span text:style-name="T9"> </text:span><text:span text:style-name="T16">Address</text:span><text:span text:style-name="T9"> </text:span><text:span text:style-name="T16">to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rotected</text:span><text:span text:style-name="T9"> </text:span><text:span text:style-name="T8">void</text:span><text:span text:style-name="T9"> createAndShowSetExtendedAddressDialog(JFrame parent, </text:span><text:span text:style-name="T8">final</text:span><text:span text:style-name="T9"> Address ad) {</text:span></text:p>
      <text:p text:style-name="P7"><text:span text:style-name="T9"><text:tab/><text:tab/></text:span><text:span text:style-name="T8">final</text:span><text:span text:style-name="T9"> JDialog frame = </text:span><text:span text:style-name="T8">new</text:span><text:span text:style-name="T9"> JDialog(parent, </text:span><text:span text:style-name="T22">"Add Business:"</text:span><text:span text:style-name="T9">, </text:span><text:span text:style-name="T8">true</text:span><text:span text:style-name="T9">, </text:span><text:span text:style-name="T8">null</text:span><text:span text:style-name="T9">);</text:span></text:p>
      <text:p text:style-name="P10"><text:tab/><text:tab/>frame.setSize(330, 100);</text:p>
      <text:p text:style-name="P7"><text:span text:style-name="T9"><text:tab/><text:tab/>frame.setLayout(</text:span><text:span text:style-name="T8">null</text:span><text:span text:style-name="T9">);</text:span></text:p>
      <text:p text:style-name="P7"><text:span text:style-name="T9"><text:tab/><text:tab/>frame.setResizable(</text:span><text:span text:style-name="T8">false</text:span><text:span text:style-name="T9">);</text:span></text:p>
      <text:p text:style-name="P7"><text:span text:style-name="T9"><text:tab/><text:tab/>frame.setIconImage(</text:span><text:span text:style-name="T8">new</text:span><text:span text:style-name="T9"> ImageIcon(</text:span><text:span text:style-name="T22">"files/Home.png"</text:span><text:span text:style-name="T9">).getImage());</text:span></text:p>
      <text:p text:style-name="P7"><text:span text:style-name="T9"><text:tab/><text:tab/>frame.setDefaultCloseOperation(JFrame.</text:span><text:span text:style-name="T20">DO_NOTHING_ON_CLOSE</text:span><text:span text:style-name="T9">);</text:span></text:p>
      <text:p text:style-name="P7"><text:span text:style-name="T9"><text:tab/><text:tab/>frame.addWindowListener(</text:span><text:span text:style-name="T8">new</text:span><text:span text:style-name="T9"> WindowListener() {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Activated(WindowEvent e) {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Closed(WindowEvent e) {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Closing(WindowEvent e) {</text:span></text:p>
      <text:p text:style-name="P7"><text:span text:style-name="T9"><text:tab/><text:tab/><text:tab/><text:tab/></text:span><text:span text:style-name="T19">addressBook</text:span><text:span text:style-name="T9">.getFrame().setEnabled(</text:span><text:span text:style-name="T8">true</text:span><text:span text:style-name="T9">);</text:span></text:p>
      <text:p text:style-name="P10"><text:tab/><text:tab/><text:tab/><text:tab/>frame.dispose();</text:p>
      <text:p text:style-name="P10"><text:tab/><text:tab/><text:tab/>}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Deactivated(WindowEvent e) {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Deiconified(WindowEvent e) {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Iconified(WindowEvent e) {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Opened(WindowEvent e) {} </text:span></text:p>
      <text:p text:style-name="P10"><text:tab/><text:tab/>});</text:p>
      <text:p text:style-name="P10"><text:tab/><text:tab/>frame.setLocationRelativeTo(parent);</text:p>
      <text:p text:style-name="P10"><text:tab/><text:tab/></text:p>
      <text:p text:style-name="P7"><text:soft-page-break/><text:span text:style-name="T9"><text:tab/><text:tab/>JPanel panel = </text:span><text:span text:style-name="T8">new</text:span><text:span text:style-name="T9"> JPanel();</text:span></text:p>
      <text:p text:style-name="P7"><text:span text:style-name="T9"><text:tab/><text:tab/>panel.setLayout(</text:span><text:span text:style-name="T8">null</text:span><text:span text:style-name="T9">);</text:span></text:p>
      <text:p text:style-name="P10"><text:tab/><text:tab/>panel.setBounds(10, 10, 300, 100);</text:p>
      <text:p text:style-name="P10"><text:tab/><text:tab/><text:tab/></text:p>
      <text:p text:style-name="P7"><text:span text:style-name="T9"><text:tab/><text:tab/>JLabel label = </text:span><text:span text:style-name="T8">new</text:span><text:span text:style-name="T9"> JLabel(</text:span><text:span text:style-name="T22">"Business Name: "</text:span><text:span text:style-name="T9">);</text:span></text:p>
      <text:p text:style-name="P10"><text:tab/><text:tab/>label.setBounds(0, 0, 100, 20);</text:p>
      <text:p text:style-name="P10"><text:tab/><text:tab/>panel.add(label);</text:p>
      <text:p text:style-name="P10"><text:tab/><text:tab/></text:p>
      <text:p text:style-name="P7"><text:span text:style-name="T9"><text:tab/><text:tab/></text:span><text:span text:style-name="T8">final</text:span><text:span text:style-name="T9"> JTextField textfield = </text:span><text:span text:style-name="T8">new</text:span><text:span text:style-name="T9"> JTextField(</text:span><text:span text:style-name="T22">""</text:span><text:span text:style-name="T9">);</text:span></text:p>
      <text:p text:style-name="P10"><text:tab/><text:tab/>textfield.setBounds(100, 0, 200, 20);</text:p>
      <text:p text:style-name="P10"><text:tab/><text:tab/>panel.add(textfield);</text:p>
      <text:p text:style-name="P10"><text:tab/><text:tab/></text:p>
      <text:p text:style-name="P7"><text:span text:style-name="T9"><text:tab/><text:tab/>JButton btn_save = </text:span><text:span text:style-name="T8">new</text:span><text:span text:style-name="T9"> JButton(</text:span><text:span text:style-name="T22">"Save"</text:span><text:span text:style-name="T9">);</text:span></text:p>
      <text:p text:style-name="P10"><text:tab/><text:tab/>btn_save.setBounds(0, 30, 300, 25);</text:p>
      <text:p text:style-name="P7"><text:span text:style-name="T9"><text:tab/><text:tab/>btn_save.addActionListener(</text:span><text:span text:style-name="T8">new</text:span><text:span text:style-name="T9"> ActionListener() { 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actionPerformed(ActionEvent e) {</text:span></text:p>
      <text:p text:style-name="P7"><text:span text:style-name="T9"><text:tab/><text:tab/><text:tab/><text:tab/></text:span><text:span text:style-name="T19">addressBook</text:span><text:span text:style-name="T9">.getActionStack().push(</text:span><text:span text:style-name="T8">new</text:span><text:span text:style-name="T9"> Action() {</text:span></text:p>
      <text:p text:style-name="P7"><text:span text:style-name="T9"><text:tab/><text:tab/><text:tab/><text:tab/><text:tab/>Contact </text:span><text:span text:style-name="T19">c</text:span><text:span text:style-name="T9"> = </text:span><text:span text:style-name="T19">currentContact</text:span><text:span text:style-name="T9">;</text:span></text:p>
      <text:p text:style-name="P7"><text:span text:style-name="T9"><text:tab/><text:tab/><text:tab/><text:tab/><text:tab/>Address </text:span><text:span text:style-name="T19">a</text:span><text:span text:style-name="T9"> = ad;</text:span></text:p>
      <text:p text:style-name="P7"><text:span text:style-name="T9"><text:tab/><text:tab/><text:tab/><text:tab/><text:tab/>String </text:span><text:span text:style-name="T19">extendedaddress</text:span><text:span text:style-name="T9"> = textfield.getText();</text:span></text:p>
      <text:p text:style-name="P7"><text:span text:style-name="T9"><text:tab/><text:tab/><text:tab/><text:tab/><text:tab/></text:span><text:span text:style-name="T8">public</text:span><text:span text:style-name="T9"> </text:span><text:span text:style-name="T8">void</text:span><text:span text:style-name="T9"> doAction() {</text:span></text:p>
      <text:p text:style-name="P7"><text:span text:style-name="T9"><text:tab/><text:tab/><text:tab/><text:tab/><text:tab/><text:tab/></text:span><text:span text:style-name="T19">a</text:span><text:span text:style-name="T9">.setExtendedAddress(</text:span><text:span text:style-name="T19">extendedaddress</text:span><text:span text:style-name="T9">);</text:span></text:p>
      <text:p text:style-name="P7"><text:span text:style-name="T9"><text:tab/><text:tab/><text:tab/><text:tab/><text:tab/><text:tab/></text:span><text:span text:style-name="T19">addressBook</text:span><text:span text:style-name="T9">.getContactPanel().repopulate(</text:span><text:span text:style-name="T19">c</text:span><text:span text:style-name="T9">);</text:span></text:p>
      <text:p text:style-name="P7"><text:span text:style-name="T9"><text:tab/><text:tab/><text:tab/><text:tab/><text:tab/><text:tab/></text:span><text:span text:style-name="T19">addressBook</text:span><text:span text:style-name="T9">.getFrame().validate();</text:span></text:p>
      <text:p text:style-name="P10"><text:tab/><text:tab/><text:tab/><text:tab/><text:tab/>}</text:p>
      <text:p text:style-name="P7"><text:span text:style-name="T9"><text:tab/><text:tab/><text:tab/><text:tab/><text:tab/></text:span><text:span text:style-name="T8">public</text:span><text:span text:style-name="T9"> String getRedoText() {</text:span></text:p>
      <text:p text:style-name="P7"><text:span text:style-name="T9"><text:tab/><text:tab/><text:tab/><text:tab/><text:tab/><text:tab/></text:span><text:span text:style-name="T8">return</text:span><text:span text:style-name="T9"> </text:span><text:span text:style-name="T22">"Add Business Name ("</text:span><text:span text:style-name="T9"> + </text:span><text:span text:style-name="T19">c</text:span><text:span text:style-name="T9">.getName() + </text:span><text:span text:style-name="T22">")"</text:span><text:span text:style-name="T9">;</text:span></text:p>
      <text:p text:style-name="P10"><text:tab/><text:tab/><text:tab/><text:tab/><text:tab/>}</text:p>
      <text:p text:style-name="P7"><text:span text:style-name="T9"><text:tab/><text:tab/><text:tab/><text:tab/><text:tab/></text:span><text:span text:style-name="T8">public</text:span><text:span text:style-name="T9"> String getUndoText() {</text:span></text:p>
      <text:p text:style-name="P7"><text:span text:style-name="T9"><text:tab/><text:tab/><text:tab/><text:tab/><text:tab/><text:tab/></text:span><text:span text:style-name="T8">return</text:span><text:span text:style-name="T9"> </text:span><text:span text:style-name="T22">"Remove Business Name ("</text:span><text:span text:style-name="T9"> + </text:span><text:span text:style-name="T19">c</text:span><text:span text:style-name="T9">.getName() + </text:span><text:span text:style-name="T22">")"</text:span><text:span text:style-name="T9">;</text:span></text:p>
      <text:p text:style-name="P10"><text:tab/><text:tab/><text:tab/><text:tab/><text:tab/>}</text:p>
      <text:p text:style-name="P7"><text:span text:style-name="T9"><text:tab/><text:tab/><text:tab/><text:tab/><text:tab/></text:span><text:span text:style-name="T8">public</text:span><text:span text:style-name="T9"> </text:span><text:span text:style-name="T8">void</text:span><text:span text:style-name="T9"> undoAction() {</text:span></text:p>
      <text:p text:style-name="P7"><text:span text:style-name="T9"><text:tab/><text:tab/><text:tab/><text:tab/><text:tab/><text:tab/></text:span><text:span text:style-name="T19">a</text:span><text:span text:style-name="T9">.setExtendedAddress(</text:span><text:span text:style-name="T22">""</text:span><text:span text:style-name="T9">);</text:span></text:p>
      <text:p text:style-name="P7"><text:span text:style-name="T9"><text:tab/><text:tab/><text:tab/><text:tab/><text:tab/><text:tab/></text:span><text:span text:style-name="T19">addressBook</text:span><text:span text:style-name="T9">.getContactPanel().repopulate(</text:span><text:span text:style-name="T19">c</text:span><text:span text:style-name="T9">);</text:span></text:p>
      <text:p text:style-name="P7"><text:span text:style-name="T9"><text:tab/><text:tab/><text:tab/><text:tab/><text:tab/><text:tab/></text:span><text:span text:style-name="T19">addressBook</text:span><text:span text:style-name="T9">.getFrame().validate();</text:span></text:p>
      <text:p text:style-name="P10"><text:tab/><text:tab/><text:tab/><text:tab/><text:tab/>}</text:p>
      <text:p text:style-name="P10"><text:tab/><text:tab/><text:tab/><text:tab/>});</text:p>
      <text:p text:style-name="P7"><text:span text:style-name="T9"><text:tab/><text:tab/><text:tab/><text:tab/></text:span><text:span text:style-name="T19">addressBook</text:span><text:span text:style-name="T9">.getFrame().setEnabled(</text:span><text:span text:style-name="T8">true</text:span><text:span text:style-name="T9">);</text:span></text:p>
      <text:p text:style-name="P10"><text:tab/><text:tab/><text:tab/><text:tab/>frame.dispose();</text:p>
      <text:p text:style-name="P10"><text:tab/><text:tab/><text:tab/>}</text:p>
      <text:p text:style-name="P10"><text:tab/><text:tab/>});</text:p>
      <text:p text:style-name="P10"><text:tab/><text:tab/>panel.add(btn_save);</text:p>
      <text:p text:style-name="P10"><text:tab/><text:tab/></text:p>
      <text:p text:style-name="P10"><text:tab/><text:tab/>frame.add(panel);</text:p>
      <text:p text:style-name="P7"><text:span text:style-name="T9"><text:tab/><text:tab/>frame.setVisible(</text:span><text:span text:style-name="T8">true</text:span><text:span text:style-name="T9">);</text:span></text:p>
      <text:p text:style-name="P10"><text:tab/>}</text:p>
      <text:p text:style-name="P7"/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Add</text:span><text:span text:style-name="T9"> </text:span><text:span text:style-name="T16">an</text:span><text:span text:style-name="T9"> </text:span><text:span text:style-name="T16">address</text:span><text:span text:style-name="T9"> </text:span><text:span text:style-name="T16">to</text:span><text:span text:style-name="T9"> </text:span><text:span text:style-name="T16">the</text:span><text:span text:style-name="T9"> </text:span><text:span text:style-name="T16">currently</text:span><text:span text:style-name="T9"> </text:span><text:span text:style-name="T16">selected.</text:span><text:span text:style-name="T9"> </text:span><text:span text:style-name="T16">contact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parent</text:span><text:span text:style-name="T9"> </text:span><text:span text:style-name="T16">The</text:span><text:span text:style-name="T9"> </text:span><text:span text:style-name="T16">parent</text:span><text:span text:style-name="T9"> </text:span><text:span text:style-name="T16">window/frame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rotected</text:span><text:span text:style-name="T9"> </text:span><text:span text:style-name="T8">void</text:span><text:span text:style-name="T9"> createAndShowAddAddressDialog(JFrame parent) {</text:span></text:p>
      <text:p text:style-name="P7"><text:span text:style-name="T9"><text:tab/><text:tab/></text:span><text:span text:style-name="T8">final</text:span><text:span text:style-name="T9"> JDialog add_address_dialog = </text:span><text:span text:style-name="T8">new</text:span><text:span text:style-name="T9"> JDialog(parent, </text:span><text:span text:style-name="T22">"Add Address: "</text:span><text:span text:style-name="T9">, </text:span><text:span text:style-name="T8">true</text:span><text:span text:style-name="T9">, </text:span><text:span text:style-name="T8">null</text:span><text:span text:style-name="T9">);</text:span></text:p>
      <text:p text:style-name="P7"><text:span text:style-name="T9"><text:tab/><text:tab/>add_address_dialog.setIconImage(</text:span><text:span text:style-name="T8">new</text:span><text:span text:style-name="T9"> ImageIcon(</text:span><text:span text:style-name="T22">"files/Home.png"</text:span><text:span text:style-name="T9">).getImage());</text:span></text:p>
      <text:p text:style-name="P10"><text:tab/><text:tab/>add_address_dialog.setSize(330, 330);</text:p>
      <text:p text:style-name="P7"><text:span text:style-name="T9"><text:tab/><text:tab/>add_address_dialog.setLayout(</text:span><text:span text:style-name="T8">null</text:span><text:span text:style-name="T9">);</text:span></text:p>
      <text:p text:style-name="P7"><text:span text:style-name="T9"><text:tab/><text:tab/>add_address_dialog.setResizable(</text:span><text:span text:style-name="T8">false</text:span><text:span text:style-name="T9">);</text:span></text:p>
      <text:p text:style-name="P7"><text:span text:style-name="T9"><text:tab/><text:tab/>add_address_dialog.setDefaultCloseOperation(JFrame.</text:span><text:span text:style-name="T20">DISPOSE_ON_CLOSE</text:span><text:span text:style-name="T9">);</text:span></text:p>
      <text:p text:style-name="P10"><text:tab/><text:tab/></text:p>
      <text:p text:style-name="P10"><text:tab/><text:tab/></text:p>
      <text:p text:style-name="P7"><text:span text:style-name="T9"><text:tab/><text:tab/>JPanel panel_add_address = </text:span><text:span text:style-name="T8">new</text:span><text:span text:style-name="T9"> JPanel();</text:span></text:p>
      <text:p text:style-name="P7"><text:span text:style-name="T9"><text:tab/><text:tab/>panel_add_address.setLayout(</text:span><text:span text:style-name="T8">null</text:span><text:span text:style-name="T9">);</text:span></text:p>
      <text:p text:style-name="P10"><text:tab/><text:tab/>panel_add_address.setBounds(10, 10, 300, 295);</text:p>
      <text:p text:style-name="P10"><text:tab/><text:tab/><text:tab/></text:p>
      <text:p text:style-name="P7"><text:span text:style-name="T9"><text:tab/><text:tab/><text:tab/>JLabel lbl_add_address = </text:span><text:span text:style-name="T8">new</text:span><text:span text:style-name="T9"> JLabel(</text:span><text:span text:style-name="T22">"Street: "</text:span><text:span text:style-name="T9">);</text:span></text:p>
      <text:p text:style-name="P10"><text:tab/><text:tab/><text:tab/>lbl_add_address.setBounds(0, 0, 100, 20);</text:p>
      <text:p text:style-name="P10"><text:tab/><text:tab/><text:tab/>panel_add_address.add(lbl_add_address);</text:p>
      <text:p text:style-name="P10"><text:soft-page-break/><text:tab/><text:tab/><text:tab/></text:p>
      <text:p text:style-name="P7"><text:span text:style-name="T9"><text:tab/><text:tab/><text:tab/></text:span><text:span text:style-name="T8">final</text:span><text:span text:style-name="T9"> JTextArea ta_street = </text:span><text:span text:style-name="T8">new</text:span><text:span text:style-name="T9"> JTextArea();</text:span></text:p>
      <text:p text:style-name="P7"><text:span text:style-name="T9"><text:tab/><text:tab/><text:tab/>ta_street.setText(</text:span><text:span text:style-name="T22">""</text:span><text:span text:style-name="T9">);</text:span></text:p>
      <text:p text:style-name="P7"><text:span text:style-name="T9"><text:tab/><text:tab/><text:tab/>ta_street.setFont(</text:span><text:span text:style-name="T8">new</text:span><text:span text:style-name="T9"> Font(</text:span><text:span text:style-name="T22">"Arial"</text:span><text:span text:style-name="T9">, Font.</text:span><text:span text:style-name="T20">PLAIN</text:span><text:span text:style-name="T9">, 12));</text:span></text:p>
      <text:p text:style-name="P7"><text:span text:style-name="T9"><text:tab/><text:tab/><text:tab/>ta_street.setLineWrap(</text:span><text:span text:style-name="T8">true</text:span><text:span text:style-name="T9">);</text:span></text:p>
      <text:p text:style-name="P7"><text:span text:style-name="T9"><text:tab/><text:tab/><text:tab/>ta_street.setWrapStyleWord(</text:span><text:span text:style-name="T8">true</text:span><text:span text:style-name="T9">);</text:span></text:p>
      <text:p text:style-name="P7"><text:span text:style-name="T9"><text:tab/><text:tab/><text:tab/>JScrollPane sp_add_address = </text:span><text:span text:style-name="T8">new</text:span><text:span text:style-name="T9"> JScrollPane(ta_street);</text:span></text:p>
      <text:p text:style-name="P10"><text:tab/><text:tab/><text:tab/>sp_add_address.setBounds(100, 0, 200, 100);</text:p>
      <text:p text:style-name="P10"><text:tab/><text:tab/><text:tab/>panel_add_address.add(sp_add_address);</text:p>
      <text:p text:style-name="P10"><text:tab/><text:tab/><text:tab/></text:p>
      <text:p text:style-name="P10"><text:tab/><text:tab/><text:tab/></text:p>
      <text:p text:style-name="P7"><text:span text:style-name="T9"><text:tab/><text:tab/><text:tab/>JLabel lbl_city = </text:span><text:span text:style-name="T8">new</text:span><text:span text:style-name="T9"> JLabel(</text:span><text:span text:style-name="T22">"City: "</text:span><text:span text:style-name="T9">);</text:span></text:p>
      <text:p text:style-name="P10"><text:tab/><text:tab/><text:tab/>lbl_city.setBounds(0, 105, 100, 20);</text:p>
      <text:p text:style-name="P10"><text:tab/><text:tab/><text:tab/>panel_add_address.add(lbl_city);</text:p>
      <text:p text:style-name="P7"><text:span text:style-name="T9"><text:tab/><text:tab/><text:tab/></text:span><text:span text:style-name="T8">final</text:span><text:span text:style-name="T9"> JTextField ta_city = </text:span><text:span text:style-name="T8">new</text:span><text:span text:style-name="T9"> JTextField();</text:span></text:p>
      <text:p text:style-name="P10"><text:tab/><text:tab/><text:tab/>ta_city.setBounds(100, 105, 200, 25);</text:p>
      <text:p text:style-name="P10"><text:tab/><text:tab/><text:tab/>panel_add_address.add(ta_city);</text:p>
      <text:p text:style-name="P10"><text:tab/><text:tab/><text:tab/></text:p>
      <text:p text:style-name="P10"><text:tab/><text:tab/><text:tab/></text:p>
      <text:p text:style-name="P7"><text:span text:style-name="T9"><text:tab/><text:tab/><text:tab/>JLabel lbl_county = </text:span><text:span text:style-name="T8">new</text:span><text:span text:style-name="T9"> JLabel(</text:span><text:span text:style-name="T22">"County: "</text:span><text:span text:style-name="T9">);</text:span></text:p>
      <text:p text:style-name="P10"><text:tab/><text:tab/><text:tab/>lbl_county.setBounds(0, 135, 100, 20);</text:p>
      <text:p text:style-name="P10"><text:tab/><text:tab/><text:tab/>panel_add_address.add(lbl_county);</text:p>
      <text:p text:style-name="P7"><text:span text:style-name="T9"><text:tab/><text:tab/><text:tab/></text:span><text:span text:style-name="T8">final</text:span><text:span text:style-name="T9"> JTextField ta_county = </text:span><text:span text:style-name="T8">new</text:span><text:span text:style-name="T9"> JTextField();</text:span></text:p>
      <text:p text:style-name="P10"><text:tab/><text:tab/><text:tab/>ta_county.setBounds(100, 135, 200, 25);</text:p>
      <text:p text:style-name="P10"><text:tab/><text:tab/><text:tab/>panel_add_address.add(ta_county);</text:p>
      <text:p text:style-name="P10"><text:tab/><text:tab/><text:tab/></text:p>
      <text:p text:style-name="P7"><text:span text:style-name="T9"><text:tab/><text:tab/><text:tab/>JLabel lbl_postcode = </text:span><text:span text:style-name="T8">new</text:span><text:span text:style-name="T9"> JLabel(</text:span><text:span text:style-name="T22">"Postcode: "</text:span><text:span text:style-name="T9">);</text:span></text:p>
      <text:p text:style-name="P10"><text:tab/><text:tab/><text:tab/>lbl_postcode.setBounds(0, 165, 100, 20);</text:p>
      <text:p text:style-name="P10"><text:tab/><text:tab/><text:tab/>panel_add_address.add(lbl_postcode);</text:p>
      <text:p text:style-name="P7"><text:span text:style-name="T9"><text:tab/><text:tab/><text:tab/></text:span><text:span text:style-name="T8">final</text:span><text:span text:style-name="T9"> JTextField ta_postcode = </text:span><text:span text:style-name="T8">new</text:span><text:span text:style-name="T9"> JTextField();</text:span></text:p>
      <text:p text:style-name="P10"><text:tab/><text:tab/><text:tab/>ta_postcode.setBounds(100, 165, 200, 25);</text:p>
      <text:p text:style-name="P10"><text:tab/><text:tab/><text:tab/>panel_add_address.add(ta_postcode);</text:p>
      <text:p text:style-name="P10"><text:tab/><text:tab/><text:tab/></text:p>
      <text:p text:style-name="P7"><text:span text:style-name="T9"><text:tab/><text:tab/><text:tab/>JLabel lbl_country = </text:span><text:span text:style-name="T8">new</text:span><text:span text:style-name="T9"> JLabel(</text:span><text:span text:style-name="T22">"Country: "</text:span><text:span text:style-name="T9">);</text:span></text:p>
      <text:p text:style-name="P10"><text:tab/><text:tab/><text:tab/>lbl_country.setBounds(0, 195, 100, 20);</text:p>
      <text:p text:style-name="P10"><text:tab/><text:tab/><text:tab/>panel_add_address.add(lbl_country);</text:p>
      <text:p text:style-name="P7"><text:span text:style-name="T9"><text:tab/><text:tab/><text:tab/></text:span><text:span text:style-name="T8">final</text:span><text:span text:style-name="T9"> JTextField ta_country = </text:span><text:span text:style-name="T8">new</text:span><text:span text:style-name="T9"> JTextField();</text:span></text:p>
      <text:p text:style-name="P10"><text:tab/><text:tab/><text:tab/>ta_country.setBounds(100, 195, 200, 25);</text:p>
      <text:p text:style-name="P10"><text:tab/><text:tab/><text:tab/>panel_add_address.add(ta_country);</text:p>
      <text:p text:style-name="P10"><text:tab/><text:tab/><text:tab/></text:p>
      <text:p text:style-name="P7"><text:span text:style-name="T9"><text:tab/><text:tab/><text:tab/>String[] types = { </text:span><text:span text:style-name="T22">"Home"</text:span><text:span text:style-name="T9">, </text:span><text:span text:style-name="T22">"Work"</text:span><text:span text:style-name="T9">};</text:span></text:p>
      <text:p text:style-name="P7"><text:span text:style-name="T9"><text:tab/><text:tab/><text:tab/>JLabel lbl_add_addresstype = </text:span><text:span text:style-name="T8">new</text:span><text:span text:style-name="T9"> JLabel(</text:span><text:span text:style-name="T22">"Type: "</text:span><text:span text:style-name="T9">);</text:span></text:p>
      <text:p text:style-name="P10"><text:tab/><text:tab/><text:tab/>lbl_add_addresstype.setBounds(0, 225, 100, 25);</text:p>
      <text:p text:style-name="P10"><text:tab/><text:tab/><text:tab/>panel_add_address.add(lbl_add_addresstype);</text:p>
      <text:p text:style-name="P7"><text:span text:style-name="T9"><text:tab/><text:tab/><text:tab/></text:span><text:span text:style-name="T8">final</text:span><text:span text:style-name="T9"> JComboBox box_addresstype = </text:span><text:span text:style-name="T8">new</text:span><text:span text:style-name="T9"> JComboBox(types);</text:span></text:p>
      <text:p text:style-name="P10"><text:tab/><text:tab/><text:tab/>box_addresstype.setSelectedIndex(0);</text:p>
      <text:p text:style-name="P10"><text:tab/><text:tab/><text:tab/>box_addresstype.setBounds(100, 225, 200, 25);</text:p>
      <text:p text:style-name="P10"><text:tab/><text:tab/><text:tab/>panel_add_address.add(box_addresstype);</text:p>
      <text:p text:style-name="P10"><text:tab/><text:tab/><text:tab/></text:p>
      <text:p text:style-name="P7"><text:span text:style-name="T9"><text:tab/><text:tab/><text:tab/>JButton btn_add_address = </text:span><text:span text:style-name="T8">new</text:span><text:span text:style-name="T9"> JButton(</text:span><text:span text:style-name="T22">"Save"</text:span><text:span text:style-name="T9">);</text:span></text:p>
      <text:p text:style-name="P10"><text:tab/><text:tab/><text:tab/>btn_add_address.setBounds(0, 260, 300, 25);</text:p>
      <text:p text:style-name="P7"><text:span text:style-name="T9"><text:tab/><text:tab/><text:tab/>btn_add_address.addActionListener(</text:span><text:span text:style-name="T8">new</text:span><text:span text:style-name="T9"> ActionListener() { </text:span>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actionPerformed(ActionEvent e) {</text:span></text:p>
      <text:p text:style-name="P7"><text:span text:style-name="T9"><text:tab/><text:tab/><text:tab/><text:tab/><text:tab/></text:span><text:span text:style-name="T19">addressBook</text:span><text:span text:style-name="T9">.getActionStack().push(</text:span><text:span text:style-name="T8">new</text:span><text:span text:style-name="T9"> Action() {</text:span></text:p>
      <text:p text:style-name="P7"><text:span text:style-name="T9"><text:tab/><text:tab/><text:tab/><text:tab/><text:tab/><text:tab/>Contact </text:span><text:span text:style-name="T19">c</text:span><text:span text:style-name="T9"> = </text:span><text:span text:style-name="T19">currentContact</text:span><text:span text:style-name="T9">;</text:span></text:p>
      <text:p text:style-name="P7"><text:span text:style-name="T9"><text:tab/><text:tab/><text:tab/><text:tab/><text:tab/><text:tab/>Address </text:span><text:span text:style-name="T19">a</text:span><text:span text:style-name="T9"> = </text:span><text:span text:style-name="T8">new</text:span><text:span text:style-name="T9"> Address();</text:span></text:p>
      <text:p text:style-name="P7"><text:span text:style-name="T9"><text:tab/><text:tab/><text:tab/><text:tab/><text:tab/><text:tab/>String </text:span><text:span text:style-name="T19">street</text:span><text:span text:style-name="T9"> = ta_street.getText();</text:span></text:p>
      <text:p text:style-name="P7"><text:span text:style-name="T9"><text:tab/><text:tab/><text:tab/><text:tab/><text:tab/><text:tab/>String </text:span><text:span text:style-name="T19">city</text:span><text:span text:style-name="T9"> = ta_city.getText();</text:span></text:p>
      <text:p text:style-name="P7"><text:span text:style-name="T9"><text:tab/><text:tab/><text:tab/><text:tab/><text:tab/><text:tab/>String </text:span><text:span text:style-name="T19">county</text:span><text:span text:style-name="T9"> = ta_county.getText();</text:span></text:p>
      <text:p text:style-name="P7"><text:span text:style-name="T9"><text:tab/><text:tab/><text:tab/><text:tab/><text:tab/><text:tab/>String </text:span><text:span text:style-name="T19">postcode</text:span><text:span text:style-name="T9"> = ta_postcode.getText();</text:span></text:p>
      <text:p text:style-name="P7"><text:span text:style-name="T9"><text:tab/><text:tab/><text:tab/><text:tab/><text:tab/><text:tab/>String </text:span><text:span text:style-name="T19">country</text:span><text:span text:style-name="T9"> = ta_country.getText();</text:span></text:p>
      <text:p text:style-name="P7"><text:span text:style-name="T9"><text:tab/><text:tab/><text:tab/><text:tab/><text:tab/><text:tab/></text:span><text:span text:style-name="T8">int</text:span><text:span text:style-name="T9"> </text:span><text:span text:style-name="T19">index</text:span><text:span text:style-name="T9"> = box_addresstype.getSelectedIndex();</text:span></text:p>
      <text:p text:style-name="P10"><text:tab/><text:tab/><text:tab/><text:tab/><text:tab/><text:tab/></text:p>
      <text:p text:style-name="P7"><text:span text:style-name="T9"><text:tab/><text:tab/><text:tab/><text:tab/><text:tab/><text:tab/></text:span><text:span text:style-name="T8">public</text:span><text:span text:style-name="T9"> </text:span><text:span text:style-name="T8">void</text:span><text:span text:style-name="T9"> doAction() {</text:span></text:p>
      <text:p text:style-name="P7"><text:span text:style-name="T9"><text:tab/><text:tab/><text:tab/><text:tab/><text:tab/><text:tab/><text:tab/></text:span><text:span text:style-name="T8">if</text:span><text:span text:style-name="T9"> (</text:span><text:span text:style-name="T19">index</text:span><text:span text:style-name="T9"> == 0) {</text:span></text:p>
      <text:p text:style-name="P7"><text:span text:style-name="T9"><text:tab/><text:tab/><text:tab/><text:tab/><text:tab/><text:tab/><text:tab/><text:tab/></text:span><text:span text:style-name="T19">a</text:span><text:span text:style-name="T9">.setType(Address.Type.</text:span><text:span text:style-name="T20">HOME</text:span><text:span text:style-name="T9">);</text:span></text:p>
      <text:p text:style-name="P7"><text:span text:style-name="T9"><text:tab/><text:tab/><text:tab/><text:tab/><text:tab/><text:tab/><text:tab/>} </text:span><text:span text:style-name="T8">else</text:span><text:span text:style-name="T9"> </text:span><text:span text:style-name="T8">if</text:span><text:span text:style-name="T9"> (</text:span><text:span text:style-name="T19">index</text:span><text:span text:style-name="T9"> == 1) {</text:span></text:p>
      <text:p text:style-name="P7"><text:span text:style-name="T9"><text:tab/><text:tab/><text:tab/><text:tab/><text:tab/><text:tab/><text:tab/><text:tab/></text:span><text:span text:style-name="T19">a</text:span><text:span text:style-name="T9">.setType(Address.Type.</text:span><text:span text:style-name="T20">WORK</text:span><text:span text:style-name="T9">);</text:span></text:p>
      <text:p text:style-name="P10"><text:soft-page-break/><text:tab/><text:tab/><text:tab/><text:tab/><text:tab/><text:tab/><text:tab/>}</text:p>
      <text:p text:style-name="P10"><text:tab/><text:tab/><text:tab/><text:tab/><text:tab/><text:tab/><text:tab/></text:p>
      <text:p text:style-name="P7"><text:span text:style-name="T9"><text:tab/><text:tab/><text:tab/><text:tab/><text:tab/><text:tab/><text:tab/></text:span><text:span text:style-name="T19">a</text:span><text:span text:style-name="T9">.setStreetAddress(</text:span><text:span text:style-name="T19">street</text:span><text:span text:style-name="T9">);</text:span></text:p>
      <text:p text:style-name="P7"><text:span text:style-name="T9"><text:tab/><text:tab/><text:tab/><text:tab/><text:tab/><text:tab/><text:tab/></text:span><text:span text:style-name="T19">a</text:span><text:span text:style-name="T9">.setCity(</text:span><text:span text:style-name="T19">city</text:span><text:span text:style-name="T9">);</text:span></text:p>
      <text:p text:style-name="P7"><text:span text:style-name="T9"><text:tab/><text:tab/><text:tab/><text:tab/><text:tab/><text:tab/><text:tab/></text:span><text:span text:style-name="T19">a</text:span><text:span text:style-name="T9">.setCounty(</text:span><text:span text:style-name="T19">county</text:span><text:span text:style-name="T9">);</text:span></text:p>
      <text:p text:style-name="P7"><text:span text:style-name="T9"><text:tab/><text:tab/><text:tab/><text:tab/><text:tab/><text:tab/><text:tab/></text:span><text:span text:style-name="T19">a</text:span><text:span text:style-name="T9">.setPostcode(</text:span><text:span text:style-name="T19">postcode</text:span><text:span text:style-name="T9">);</text:span></text:p>
      <text:p text:style-name="P7"><text:span text:style-name="T9"><text:tab/><text:tab/><text:tab/><text:tab/><text:tab/><text:tab/><text:tab/></text:span><text:span text:style-name="T19">a</text:span><text:span text:style-name="T9">.setCountry(</text:span><text:span text:style-name="T19">country</text:span><text:span text:style-name="T9">);</text:span></text:p>
      <text:p text:style-name="P7"><text:span text:style-name="T9"><text:tab/><text:tab/><text:tab/><text:tab/><text:tab/><text:tab/><text:tab/></text:span><text:span text:style-name="T19">c</text:span><text:span text:style-name="T9">.addAddress(</text:span><text:span text:style-name="T19">a</text:span><text:span text:style-name="T9">);</text:span></text:p>
      <text:p text:style-name="P7"><text:span text:style-name="T9"><text:tab/><text:tab/><text:tab/><text:tab/><text:tab/><text:tab/><text:tab/></text:span><text:span text:style-name="T19">addressBook</text:span><text:span text:style-name="T9">.getContactPanel().repopulate(</text:span><text:span text:style-name="T19">c</text:span><text:span text:style-name="T9">);</text:span></text:p>
      <text:p text:style-name="P7"><text:span text:style-name="T9"><text:tab/><text:tab/><text:tab/><text:tab/><text:tab/><text:tab/><text:tab/></text:span><text:span text:style-name="T19">addressBook</text:span><text:span text:style-name="T9">.getFrame().validate();</text:span></text:p>
      <text:p text:style-name="P7"><text:span text:style-name="T9"><text:tab/><text:tab/><text:tab/><text:tab/><text:tab/><text:tab/><text:tab/></text:span><text:span text:style-name="T19">addressBook</text:span><text:span text:style-name="T9">.getFrame().setEnabled(</text:span><text:span text:style-name="T8">true</text:span><text:span text:style-name="T9">);</text:span></text:p>
      <text:p text:style-name="P10"><text:tab/><text:tab/><text:tab/><text:tab/><text:tab/><text:tab/>}</text:p>
      <text:p text:style-name="P7"><text:span text:style-name="T9"><text:tab/><text:tab/><text:tab/><text:tab/><text:tab/><text:tab/></text:span><text:span text:style-name="T8">public</text:span><text:span text:style-name="T9"> String getRedoText() {</text:span></text:p>
      <text:p text:style-name="P7"><text:span text:style-name="T9"><text:tab/><text:tab/><text:tab/><text:tab/><text:tab/><text:tab/><text:tab/></text:span><text:span text:style-name="T8">return</text:span><text:span text:style-name="T9"> </text:span><text:span text:style-name="T22">"Add Address to "</text:span><text:span text:style-name="T9"> + </text:span><text:span text:style-name="T19">c</text:span><text:span text:style-name="T9">.getName();</text:span></text:p>
      <text:p text:style-name="P10"><text:tab/><text:tab/><text:tab/><text:tab/><text:tab/><text:tab/>}</text:p>
      <text:p text:style-name="P7"><text:span text:style-name="T9"><text:tab/><text:tab/><text:tab/><text:tab/><text:tab/><text:tab/></text:span><text:span text:style-name="T8">public</text:span><text:span text:style-name="T9"> String getUndoText() {</text:span></text:p>
      <text:p text:style-name="P7"><text:span text:style-name="T9"><text:tab/><text:tab/><text:tab/><text:tab/><text:tab/><text:tab/><text:tab/></text:span><text:span text:style-name="T8">return</text:span><text:span text:style-name="T9"> </text:span><text:span text:style-name="T22">"Remove Address from "</text:span><text:span text:style-name="T9"> + </text:span><text:span text:style-name="T19">c</text:span><text:span text:style-name="T9">.getName();</text:span></text:p>
      <text:p text:style-name="P10"><text:tab/><text:tab/><text:tab/><text:tab/><text:tab/><text:tab/>}</text:p>
      <text:p text:style-name="P7"><text:span text:style-name="T9"><text:tab/><text:tab/><text:tab/><text:tab/><text:tab/><text:tab/></text:span><text:span text:style-name="T8">public</text:span><text:span text:style-name="T9"> </text:span><text:span text:style-name="T8">void</text:span><text:span text:style-name="T9"> undoAction() {</text:span></text:p>
      <text:p text:style-name="P7"><text:span text:style-name="T9"><text:tab/><text:tab/><text:tab/><text:tab/><text:tab/><text:tab/><text:tab/></text:span><text:span text:style-name="T19">c</text:span><text:span text:style-name="T9">.removeAddress(</text:span><text:span text:style-name="T19">a</text:span><text:span text:style-name="T9">);</text:span></text:p>
      <text:p text:style-name="P7"><text:span text:style-name="T9"><text:tab/><text:tab/><text:tab/><text:tab/><text:tab/><text:tab/><text:tab/></text:span><text:span text:style-name="T19">addressBook</text:span><text:span text:style-name="T9">.getContactPanel().repopulate(</text:span><text:span text:style-name="T19">c</text:span><text:span text:style-name="T9">);</text:span></text:p>
      <text:p text:style-name="P7"><text:span text:style-name="T9"><text:tab/><text:tab/><text:tab/><text:tab/><text:tab/><text:tab/><text:tab/></text:span><text:span text:style-name="T19">addressBook</text:span><text:span text:style-name="T9">.getFrame().validate();</text:span></text:p>
      <text:p text:style-name="P7"><text:span text:style-name="T9"><text:tab/><text:tab/><text:tab/><text:tab/><text:tab/><text:tab/><text:tab/></text:span><text:span text:style-name="T19">addressBook</text:span><text:span text:style-name="T9">.getFrame().setEnabled(</text:span><text:span text:style-name="T8">true</text:span><text:span text:style-name="T9">);</text:span></text:p>
      <text:p text:style-name="P10"><text:tab/><text:tab/><text:tab/><text:tab/><text:tab/><text:tab/>} <text:s/></text:p>
      <text:p text:style-name="P10"><text:tab/><text:tab/><text:tab/><text:tab/><text:tab/>});</text:p>
      <text:p text:style-name="P10"><text:tab/><text:tab/><text:tab/><text:tab/><text:tab/>add_address_dialog.dispose();</text:p>
      <text:p text:style-name="P10"><text:tab/><text:tab/><text:tab/><text:tab/>}</text:p>
      <text:p text:style-name="P10"><text:tab/><text:tab/><text:tab/>});</text:p>
      <text:p text:style-name="P10"><text:tab/><text:tab/><text:tab/>panel_add_address.add(btn_add_address);</text:p>
      <text:p text:style-name="P10"><text:tab/><text:tab/><text:tab/></text:p>
      <text:p text:style-name="P10"><text:tab/><text:tab/>add_address_dialog.add(panel_add_address);</text:p>
      <text:p text:style-name="P10"><text:tab/><text:tab/>add_address_dialog.setLocationRelativeTo(parent);</text:p>
      <text:p text:style-name="P7"><text:span text:style-name="T9"><text:tab/><text:tab/>add_address_dialog.setVisible(</text:span><text:span text:style-name="T8">true</text:span><text:span text:style-name="T9">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Add</text:span><text:span text:style-name="T9"> </text:span><text:span text:style-name="T16">a</text:span><text:span text:style-name="T9"> </text:span><text:span text:style-name="T16">TelephoneNumber</text:span><text:span text:style-name="T9"> </text:span><text:span text:style-name="T16">to</text:span><text:span text:style-name="T9"> </text:span><text:span text:style-name="T16">the</text:span><text:span text:style-name="T9"> </text:span><text:span text:style-name="T16">currently</text:span><text:span text:style-name="T9"> </text:span><text:span text:style-name="T16">selected</text:span><text:span text:style-name="T9"> </text:span><text:span text:style-name="T16">contact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parent</text:span><text:span text:style-name="T9"> </text:span><text:span text:style-name="T16">The</text:span><text:span text:style-name="T9"> </text:span><text:span text:style-name="T16">parent</text:span><text:span text:style-name="T9"> </text:span><text:span text:style-name="T16">window/frame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rotected</text:span><text:span text:style-name="T9"> </text:span><text:span text:style-name="T8">void</text:span><text:span text:style-name="T9"> createAndShowAddTelephoneNumberDialog(JFrame parent) {</text:span></text:p>
      <text:p text:style-name="P7"><text:span text:style-name="T9"><text:tab/><text:tab/></text:span><text:span text:style-name="T8">final</text:span><text:span text:style-name="T9"> JDialog add_telephonenumber_dialog = </text:span><text:span text:style-name="T8">new</text:span><text:span text:style-name="T9"> JDialog(parent, </text:span><text:span text:style-name="T22">"Add Telephone Number: "</text:span><text:span text:style-name="T9">, </text:span><text:span text:style-name="T8">true</text:span><text:span text:style-name="T9">, </text:span><text:span text:style-name="T8">null</text:span><text:span text:style-name="T9">);</text:span></text:p>
      <text:p text:style-name="P7"><text:span text:style-name="T9"><text:tab/><text:tab/>add_telephonenumber_dialog.setIconImage(</text:span><text:span text:style-name="T8">new</text:span><text:span text:style-name="T9"> ImageIcon(</text:span><text:span text:style-name="T22">"files/Phone.png"</text:span><text:span text:style-name="T9">).getImage());</text:span></text:p>
      <text:p text:style-name="P10"><text:tab/><text:tab/>add_telephonenumber_dialog.setSize(330, 130);</text:p>
      <text:p text:style-name="P7"><text:span text:style-name="T9"><text:tab/><text:tab/>add_telephonenumber_dialog.setLayout(</text:span><text:span text:style-name="T8">null</text:span><text:span text:style-name="T9">);</text:span></text:p>
      <text:p text:style-name="P7"><text:span text:style-name="T9"><text:tab/><text:tab/>add_telephonenumber_dialog.setResizable(</text:span><text:span text:style-name="T8">false</text:span><text:span text:style-name="T9">);</text:span></text:p>
      <text:p text:style-name="P7"><text:span text:style-name="T9"><text:tab/><text:tab/>add_telephonenumber_dialog.setDefaultCloseOperation(JFrame.</text:span><text:span text:style-name="T20">DO_NOTHING_ON_CLOSE</text:span><text:span text:style-name="T9">);</text:span></text:p>
      <text:p text:style-name="P7"><text:span text:style-name="T9"><text:tab/><text:tab/>add_telephonenumber_dialog.addWindowListener(</text:span><text:span text:style-name="T8">new</text:span><text:span text:style-name="T9"> WindowListener() {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Activated(WindowEvent e) {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Closed(WindowEvent e) {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Closing(WindowEvent e) {</text:span></text:p>
      <text:p text:style-name="P7"><text:span text:style-name="T9"><text:tab/><text:tab/><text:tab/><text:tab/></text:span><text:span text:style-name="T19">addressBook</text:span><text:span text:style-name="T9">.getFrame().setEnabled(</text:span><text:span text:style-name="T8">true</text:span><text:span text:style-name="T9">);</text:span></text:p>
      <text:p text:style-name="P10"><text:tab/><text:tab/><text:tab/><text:tab/>add_telephonenumber_dialog.dispose();</text:p>
      <text:p text:style-name="P10"><text:tab/><text:tab/><text:tab/>}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Deactivated(WindowEvent e) {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Deiconified(WindowEvent e) {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Iconified(WindowEvent e) {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Opened(WindowEvent e) {} </text:span></text:p>
      <text:p text:style-name="P10"><text:tab/><text:tab/>});</text:p>
      <text:p text:style-name="P10"><text:tab/><text:tab/></text:p>
      <text:p text:style-name="P7"><text:span text:style-name="T9"><text:tab/><text:tab/>JPanel panel_add_telephonenumber = </text:span><text:span text:style-name="T8">new</text:span><text:span text:style-name="T9"> JPanel();</text:span></text:p>
      <text:p text:style-name="P7"><text:span text:style-name="T9"><text:tab/><text:tab/>panel_add_telephonenumber.setLayout(</text:span><text:span text:style-name="T8">null</text:span><text:span text:style-name="T9">);</text:span></text:p>
      <text:p text:style-name="P10"><text:tab/><text:tab/>panel_add_telephonenumber.setBounds(10, 10, 300, 100);</text:p>
      <text:p text:style-name="P10"><text:tab/><text:tab/><text:tab/></text:p>
      <text:p text:style-name="P7"><text:span text:style-name="T9"><text:tab/><text:tab/><text:tab/>JLabel lbl_add_telephonenumner = </text:span><text:span text:style-name="T8">new</text:span><text:span text:style-name="T9"> JLabel(</text:span><text:span text:style-name="T22">"Telephone Number: "</text:span><text:span text:style-name="T9">);</text:span></text:p>
      <text:p text:style-name="P10"><text:tab/><text:tab/><text:tab/>lbl_add_telephonenumner.setBounds(0, 0, 100, 20);</text:p>
      <text:p text:style-name="P10"><text:soft-page-break/><text:tab/><text:tab/><text:tab/>panel_add_telephonenumber.add(lbl_add_telephonenumner);</text:p>
      <text:p text:style-name="P7"><text:span text:style-name="T9"><text:tab/><text:tab/><text:tab/></text:span><text:span text:style-name="T8">final</text:span><text:span text:style-name="T9"> JTextField tf_add_telephonenumber = </text:span><text:span text:style-name="T8">new</text:span><text:span text:style-name="T9"> JTextField(</text:span><text:span text:style-name="T22">""</text:span><text:span text:style-name="T9">);</text:span></text:p>
      <text:p text:style-name="P10"><text:tab/><text:tab/><text:tab/>tf_add_telephonenumber.setBounds(100, 0, 200, 20);</text:p>
      <text:p text:style-name="P10"><text:tab/><text:tab/><text:tab/>panel_add_telephonenumber.add(tf_add_telephonenumber);</text:p>
      <text:p text:style-name="P10"><text:tab/><text:tab/><text:tab/></text:p>
      <text:p text:style-name="P7"><text:span text:style-name="T9"><text:tab/><text:tab/><text:tab/>String[] types = { </text:span><text:span text:style-name="T22">"Home"</text:span><text:span text:style-name="T9">, </text:span><text:span text:style-name="T22">"Mobile / Cell"</text:span><text:span text:style-name="T9">, </text:span><text:span text:style-name="T22">"Work"</text:span><text:span text:style-name="T9">};</text:span></text:p>
      <text:p text:style-name="P7"><text:span text:style-name="T9"><text:tab/><text:tab/><text:tab/>JLabel lbl_add_telephonenumbertype = </text:span><text:span text:style-name="T8">new</text:span><text:span text:style-name="T9"> JLabel(</text:span><text:span text:style-name="T22">"Type: "</text:span><text:span text:style-name="T9">);</text:span></text:p>
      <text:p text:style-name="P10"><text:tab/><text:tab/><text:tab/>lbl_add_telephonenumbertype.setBounds(0, 30, 100, 20);</text:p>
      <text:p text:style-name="P10"><text:tab/><text:tab/><text:tab/>panel_add_telephonenumber.add(lbl_add_telephonenumbertype);</text:p>
      <text:p text:style-name="P7"><text:span text:style-name="T9"><text:tab/><text:tab/><text:tab/></text:span><text:span text:style-name="T8">final</text:span><text:span text:style-name="T9"> JComboBox box_telephonenumbertype = </text:span><text:span text:style-name="T8">new</text:span><text:span text:style-name="T9"> JComboBox(types);</text:span></text:p>
      <text:p text:style-name="P10"><text:tab/><text:tab/><text:tab/>box_telephonenumbertype.setSelectedIndex(0);</text:p>
      <text:p text:style-name="P10"><text:tab/><text:tab/><text:tab/>box_telephonenumbertype.setBounds(100, 30, 200, 20);</text:p>
      <text:p text:style-name="P10"><text:tab/><text:tab/><text:tab/>panel_add_telephonenumber.add(box_telephonenumbertype);</text:p>
      <text:p text:style-name="P10"><text:tab/><text:tab/><text:tab/></text:p>
      <text:p text:style-name="P7"><text:span text:style-name="T9"><text:tab/><text:tab/><text:tab/>JButton btn_add_telephonenumber = </text:span><text:span text:style-name="T8">new</text:span><text:span text:style-name="T9"> JButton(</text:span><text:span text:style-name="T22">"Save"</text:span><text:span text:style-name="T9">);</text:span></text:p>
      <text:p text:style-name="P10"><text:tab/><text:tab/><text:tab/>btn_add_telephonenumber.setBounds(0, 60, 300, 25);</text:p>
      <text:p text:style-name="P7"><text:span text:style-name="T9"><text:tab/><text:tab/><text:tab/>btn_add_telephonenumber.addActionListener(</text:span><text:span text:style-name="T8">new</text:span><text:span text:style-name="T9"> ActionListener() { </text:span>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actionPerformed(ActionEvent e) {</text:span></text:p>
      <text:p text:style-name="P7"><text:span text:style-name="T9"><text:tab/><text:tab/><text:tab/><text:tab/><text:tab/></text:span><text:span text:style-name="T19">addressBook</text:span><text:span text:style-name="T9">.getActionStack().push(</text:span><text:span text:style-name="T8">new</text:span><text:span text:style-name="T9"> Action() {</text:span></text:p>
      <text:p text:style-name="P7"><text:span text:style-name="T9"><text:tab/><text:tab/><text:tab/><text:tab/><text:tab/><text:tab/>Contact </text:span><text:span text:style-name="T19">c</text:span><text:span text:style-name="T9"> = </text:span><text:span text:style-name="T19">currentContact</text:span><text:span text:style-name="T9">;</text:span></text:p>
      <text:p text:style-name="P7"><text:span text:style-name="T9"><text:tab/><text:tab/><text:tab/><text:tab/><text:tab/><text:tab/>TelephoneNumber </text:span><text:span text:style-name="T19">tn</text:span><text:span text:style-name="T9"> = </text:span><text:span text:style-name="T8">new</text:span><text:span text:style-name="T9"> TelephoneNumber();</text:span></text:p>
      <text:p text:style-name="P7"><text:span text:style-name="T9"><text:tab/><text:tab/><text:tab/><text:tab/><text:tab/><text:tab/>String </text:span><text:span text:style-name="T19">number</text:span><text:span text:style-name="T9"> = tf_add_telephonenumber.getText();</text:span></text:p>
      <text:p text:style-name="P7"><text:span text:style-name="T9"><text:tab/><text:tab/><text:tab/><text:tab/><text:tab/><text:tab/></text:span><text:span text:style-name="T8">int</text:span><text:span text:style-name="T9"> </text:span><text:span text:style-name="T19">index</text:span><text:span text:style-name="T9"> = box_telephonenumbertype.getSelectedIndex();</text:span></text:p>
      <text:p text:style-name="P7"><text:span text:style-name="T9"><text:tab/><text:tab/><text:tab/><text:tab/><text:tab/><text:tab/></text:span><text:span text:style-name="T8">public</text:span><text:span text:style-name="T9"> </text:span><text:span text:style-name="T8">void</text:span><text:span text:style-name="T9"> doAction() {</text:span></text:p>
      <text:p text:style-name="P7"><text:span text:style-name="T9"><text:tab/><text:tab/><text:tab/><text:tab/><text:tab/><text:tab/><text:tab/></text:span><text:span text:style-name="T19">tn</text:span><text:span text:style-name="T9">.setNumber(</text:span><text:span text:style-name="T19">number</text:span><text:span text:style-name="T9">);</text:span></text:p>
      <text:p text:style-name="P7"><text:span text:style-name="T9"><text:tab/><text:tab/><text:tab/><text:tab/><text:tab/><text:tab/><text:tab/></text:span><text:span text:style-name="T8">if</text:span><text:span text:style-name="T9"> (</text:span><text:span text:style-name="T19">index</text:span><text:span text:style-name="T9"> == 0) {</text:span></text:p>
      <text:p text:style-name="P7"><text:span text:style-name="T9"><text:tab/><text:tab/><text:tab/><text:tab/><text:tab/><text:tab/><text:tab/><text:tab/></text:span><text:span text:style-name="T19">tn</text:span><text:span text:style-name="T9">.setType(TelephoneNumber.Type.</text:span><text:span text:style-name="T20">HOME</text:span><text:span text:style-name="T9">);</text:span></text:p>
      <text:p text:style-name="P7"><text:span text:style-name="T9"><text:tab/><text:tab/><text:tab/><text:tab/><text:tab/><text:tab/><text:tab/>} </text:span><text:span text:style-name="T8">else</text:span><text:span text:style-name="T9"> </text:span><text:span text:style-name="T8">if</text:span><text:span text:style-name="T9"> (</text:span><text:span text:style-name="T19">index</text:span><text:span text:style-name="T9"> == 1) {</text:span></text:p>
      <text:p text:style-name="P7"><text:span text:style-name="T9"><text:tab/><text:tab/><text:tab/><text:tab/><text:tab/><text:tab/><text:tab/><text:tab/></text:span><text:span text:style-name="T19">tn</text:span><text:span text:style-name="T9">.setType(TelephoneNumber.Type.</text:span><text:span text:style-name="T20">CELL</text:span><text:span text:style-name="T9">);</text:span></text:p>
      <text:p text:style-name="P7"><text:span text:style-name="T9"><text:tab/><text:tab/><text:tab/><text:tab/><text:tab/><text:tab/><text:tab/>} </text:span><text:span text:style-name="T8">else</text:span><text:span text:style-name="T9"> </text:span><text:span text:style-name="T8">if</text:span><text:span text:style-name="T9"> (</text:span><text:span text:style-name="T19">index</text:span><text:span text:style-name="T9"> == 2) {</text:span></text:p>
      <text:p text:style-name="P7"><text:span text:style-name="T9"><text:tab/><text:tab/><text:tab/><text:tab/><text:tab/><text:tab/><text:tab/><text:tab/></text:span><text:span text:style-name="T19">tn</text:span><text:span text:style-name="T9">.setType(TelephoneNumber.Type.</text:span><text:span text:style-name="T20">WORK</text:span><text:span text:style-name="T9">)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19">c</text:span><text:span text:style-name="T9">.addTelephoneNumber(</text:span><text:span text:style-name="T19">tn</text:span><text:span text:style-name="T9">);</text:span></text:p>
      <text:p text:style-name="P7"><text:span text:style-name="T9"><text:tab/><text:tab/><text:tab/><text:tab/><text:tab/><text:tab/><text:tab/></text:span><text:span text:style-name="T19">addressBook</text:span><text:span text:style-name="T9">.getContactPanel().repopulate(</text:span><text:span text:style-name="T19">currentContact</text:span><text:span text:style-name="T9">);</text:span></text:p>
      <text:p text:style-name="P7"><text:span text:style-name="T9"><text:tab/><text:tab/><text:tab/><text:tab/><text:tab/><text:tab/><text:tab/></text:span><text:span text:style-name="T19">addressBook</text:span><text:span text:style-name="T9">.getFrame().validate();</text:span></text:p>
      <text:p text:style-name="P7"><text:span text:style-name="T9"><text:tab/><text:tab/><text:tab/><text:tab/><text:tab/><text:tab/><text:tab/></text:span><text:span text:style-name="T19">addressBook</text:span><text:span text:style-name="T9">.getFrame().setEnabled(</text:span><text:span text:style-name="T8">true</text:span><text:span text:style-name="T9">);</text:span></text:p>
      <text:p text:style-name="P10"><text:tab/><text:tab/><text:tab/><text:tab/><text:tab/><text:tab/>}</text:p>
      <text:p text:style-name="P7"><text:span text:style-name="T9"><text:tab/><text:tab/><text:tab/><text:tab/><text:tab/><text:tab/></text:span><text:span text:style-name="T8">public</text:span><text:span text:style-name="T9"> String getRedoText() {</text:span></text:p>
      <text:p text:style-name="P7"><text:span text:style-name="T9"><text:tab/><text:tab/><text:tab/><text:tab/><text:tab/><text:tab/><text:tab/></text:span><text:span text:style-name="T8">return</text:span><text:span text:style-name="T9"> </text:span><text:span text:style-name="T22">"Add Telephone Number to "</text:span><text:span text:style-name="T9"> + </text:span><text:span text:style-name="T19">c</text:span><text:span text:style-name="T9">.getName();</text:span></text:p>
      <text:p text:style-name="P10"><text:tab/><text:tab/><text:tab/><text:tab/><text:tab/><text:tab/>}</text:p>
      <text:p text:style-name="P7"><text:span text:style-name="T9"><text:tab/><text:tab/><text:tab/><text:tab/><text:tab/><text:tab/></text:span><text:span text:style-name="T8">public</text:span><text:span text:style-name="T9"> String getUndoText() {</text:span></text:p>
      <text:p text:style-name="P7"><text:span text:style-name="T9"><text:tab/><text:tab/><text:tab/><text:tab/><text:tab/><text:tab/><text:tab/></text:span><text:span text:style-name="T8">return</text:span><text:span text:style-name="T9"> </text:span><text:span text:style-name="T22">"Remove Telephone Number from "</text:span><text:span text:style-name="T9"> + </text:span><text:span text:style-name="T19">c</text:span><text:span text:style-name="T9">.getName();</text:span></text:p>
      <text:p text:style-name="P10"><text:tab/><text:tab/><text:tab/><text:tab/><text:tab/><text:tab/>}</text:p>
      <text:p text:style-name="P7"><text:span text:style-name="T9"><text:tab/><text:tab/><text:tab/><text:tab/><text:tab/><text:tab/></text:span><text:span text:style-name="T8">public</text:span><text:span text:style-name="T9"> </text:span><text:span text:style-name="T8">void</text:span><text:span text:style-name="T9"> undoAction() {</text:span></text:p>
      <text:p text:style-name="P7"><text:span text:style-name="T9"><text:tab/><text:tab/><text:tab/><text:tab/><text:tab/><text:tab/><text:tab/></text:span><text:span text:style-name="T19">c</text:span><text:span text:style-name="T9">.removeTelephoneNumber(</text:span><text:span text:style-name="T19">tn</text:span><text:span text:style-name="T9">);</text:span></text:p>
      <text:p text:style-name="P7"><text:span text:style-name="T9"><text:tab/><text:tab/><text:tab/><text:tab/><text:tab/><text:tab/><text:tab/></text:span><text:span text:style-name="T19">addressBook</text:span><text:span text:style-name="T9">.getContactPanel().repopulate(</text:span><text:span text:style-name="T19">currentContact</text:span><text:span text:style-name="T9">);</text:span></text:p>
      <text:p text:style-name="P7"><text:span text:style-name="T9"><text:tab/><text:tab/><text:tab/><text:tab/><text:tab/><text:tab/><text:tab/></text:span><text:span text:style-name="T19">addressBook</text:span><text:span text:style-name="T9">.getFrame().validate();</text:span></text:p>
      <text:p text:style-name="P7"><text:span text:style-name="T9"><text:tab/><text:tab/><text:tab/><text:tab/><text:tab/><text:tab/><text:tab/></text:span><text:span text:style-name="T19">addressBook</text:span><text:span text:style-name="T9">.getFrame().setEnabled(</text:span><text:span text:style-name="T8">true</text:span><text:span text:style-name="T9">);</text:span></text:p>
      <text:p text:style-name="P10"><text:tab/><text:tab/><text:tab/><text:tab/><text:tab/><text:tab/>}</text:p>
      <text:p text:style-name="P10"><text:tab/><text:tab/><text:tab/><text:tab/><text:tab/>});</text:p>
      <text:p text:style-name="P10"><text:tab/><text:tab/><text:tab/><text:tab/><text:tab/>add_telephonenumber_dialog.dispose();</text:p>
      <text:p text:style-name="P10"><text:tab/><text:tab/><text:tab/><text:tab/>}</text:p>
      <text:p text:style-name="P10"><text:tab/><text:tab/><text:tab/>});</text:p>
      <text:p text:style-name="P10"><text:tab/><text:tab/><text:tab/>panel_add_telephonenumber.add(btn_add_telephonenumber);</text:p>
      <text:p text:style-name="P10"><text:tab/><text:tab/><text:tab/></text:p>
      <text:p text:style-name="P10"><text:tab/><text:tab/>add_telephonenumber_dialog.add(panel_add_telephonenumber);</text:p>
      <text:p text:style-name="P10"><text:tab/><text:tab/>add_telephonenumber_dialog.setLocationRelativeTo(parent);</text:p>
      <text:p text:style-name="P7"><text:span text:style-name="T9"><text:tab/><text:tab/></text:span><text:span text:style-name="T19">addressBook</text:span><text:span text:style-name="T9">.getFrame().setEnabled(</text:span><text:span text:style-name="T8">false</text:span><text:span text:style-name="T9">);</text:span></text:p>
      <text:p text:style-name="P7"><text:span text:style-name="T9"><text:tab/><text:tab/>add_telephonenumber_dialog.setVisible(</text:span><text:span text:style-name="T8">true</text:span><text:span text:style-name="T9">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Add</text:span><text:span text:style-name="T9"> </text:span><text:span text:style-name="T16">an</text:span><text:span text:style-name="T9"> </text:span><text:span text:style-name="T16">EmailAddress</text:span><text:span text:style-name="T9"> </text:span><text:span text:style-name="T16">to</text:span><text:span text:style-name="T9"> </text:span><text:span text:style-name="T16">the</text:span><text:span text:style-name="T9"> </text:span><text:span text:style-name="T16">currently</text:span><text:span text:style-name="T9"> </text:span><text:span text:style-name="T16">selected</text:span><text:span text:style-name="T9"> </text:span><text:span text:style-name="T16">contact.</text:span></text:p>
      <text:p text:style-name="P7"><text:soft-page-break/><text:span text:style-name="T9"><text:tab/> </text:span><text:span text:style-name="T16">*</text:span><text:span text:style-name="T9"> </text:span><text:span text:style-name="T18">@param</text:span><text:span text:style-name="T9"> </text:span><text:span text:style-name="T16">parent</text:span><text:span text:style-name="T9"> </text:span><text:span text:style-name="T16">The</text:span><text:span text:style-name="T9"> </text:span><text:span text:style-name="T16">parent</text:span><text:span text:style-name="T9"> </text:span><text:span text:style-name="T16">window/frame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rotected</text:span><text:span text:style-name="T9"> </text:span><text:span text:style-name="T8">void</text:span><text:span text:style-name="T9"> createAndShowAddEmailAddressDialog(JFrame parent) {</text:span></text:p>
      <text:p text:style-name="P7"><text:span text:style-name="T9"><text:tab/><text:tab/></text:span><text:span text:style-name="T8">final</text:span><text:span text:style-name="T9"> JDialog add_email_dialog = </text:span><text:span text:style-name="T8">new</text:span><text:span text:style-name="T9"> JDialog(parent, </text:span><text:span text:style-name="T22">"Add Email Address: "</text:span><text:span text:style-name="T9">, </text:span><text:span text:style-name="T8">true</text:span><text:span text:style-name="T9">, </text:span><text:span text:style-name="T8">null</text:span><text:span text:style-name="T9">);</text:span></text:p>
      <text:p text:style-name="P7"><text:span text:style-name="T9"><text:tab/><text:tab/>add_email_dialog.setIconImage(</text:span><text:span text:style-name="T8">new</text:span><text:span text:style-name="T9"> ImageIcon(</text:span><text:span text:style-name="T22">"files/Mail.png"</text:span><text:span text:style-name="T9">).getImage());</text:span></text:p>
      <text:p text:style-name="P10"><text:tab/><text:tab/>add_email_dialog.setSize(330, 130);</text:p>
      <text:p text:style-name="P7"><text:span text:style-name="T9"><text:tab/><text:tab/>add_email_dialog.setLayout(</text:span><text:span text:style-name="T8">null</text:span><text:span text:style-name="T9">);</text:span></text:p>
      <text:p text:style-name="P7"><text:span text:style-name="T9"><text:tab/><text:tab/>add_email_dialog.setResizable(</text:span><text:span text:style-name="T8">false</text:span><text:span text:style-name="T9">);</text:span></text:p>
      <text:p text:style-name="P7"><text:span text:style-name="T9"><text:tab/><text:tab/>add_email_dialog.setDefaultCloseOperation(JFrame.</text:span><text:span text:style-name="T20">DO_NOTHING_ON_CLOSE</text:span><text:span text:style-name="T9">);</text:span></text:p>
      <text:p text:style-name="P7"><text:span text:style-name="T9"><text:tab/><text:tab/>add_email_dialog.addWindowListener(</text:span><text:span text:style-name="T8">new</text:span><text:span text:style-name="T9"> WindowListener() {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Activated(WindowEvent e) {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Closed(WindowEvent e) {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Closing(WindowEvent e) {</text:span></text:p>
      <text:p text:style-name="P7"><text:span text:style-name="T9"><text:tab/><text:tab/><text:tab/><text:tab/></text:span><text:span text:style-name="T19">addressBook</text:span><text:span text:style-name="T9">.getFrame().setEnabled(</text:span><text:span text:style-name="T8">true</text:span><text:span text:style-name="T9">);</text:span></text:p>
      <text:p text:style-name="P10"><text:tab/><text:tab/><text:tab/><text:tab/>add_email_dialog.dispose();</text:p>
      <text:p text:style-name="P10"><text:tab/><text:tab/><text:tab/>}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Deactivated(WindowEvent e) {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Deiconified(WindowEvent e) {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Iconified(WindowEvent e) {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Opened(WindowEvent e) {} </text:span></text:p>
      <text:p text:style-name="P10"><text:tab/><text:tab/>});</text:p>
      <text:p text:style-name="P10"><text:tab/><text:tab/></text:p>
      <text:p text:style-name="P7"><text:span text:style-name="T9"><text:tab/><text:tab/>JPanel panel_add_email = </text:span><text:span text:style-name="T8">new</text:span><text:span text:style-name="T9"> JPanel();</text:span></text:p>
      <text:p text:style-name="P7"><text:span text:style-name="T9"><text:tab/><text:tab/>panel_add_email.setLayout(</text:span><text:span text:style-name="T8">null</text:span><text:span text:style-name="T9">);</text:span></text:p>
      <text:p text:style-name="P10"><text:tab/><text:tab/>panel_add_email.setBounds(10, 10, 300, 100);</text:p>
      <text:p text:style-name="P10"><text:tab/><text:tab/><text:tab/></text:p>
      <text:p text:style-name="P7"><text:span text:style-name="T9"><text:tab/><text:tab/><text:tab/>JLabel lbl_add_email = </text:span><text:span text:style-name="T8">new</text:span><text:span text:style-name="T9"> JLabel(</text:span><text:span text:style-name="T22">"Email Address: "</text:span><text:span text:style-name="T9">);</text:span></text:p>
      <text:p text:style-name="P10"><text:tab/><text:tab/><text:tab/>lbl_add_email.setBounds(0, 0, 100, 20);</text:p>
      <text:p text:style-name="P10"><text:tab/><text:tab/><text:tab/>panel_add_email.add(lbl_add_email);</text:p>
      <text:p text:style-name="P7"><text:span text:style-name="T9"><text:tab/><text:tab/><text:tab/></text:span><text:span text:style-name="T8">final</text:span><text:span text:style-name="T9"> JTextField tf_add_email = </text:span><text:span text:style-name="T8">new</text:span><text:span text:style-name="T9"> JTextField(</text:span><text:span text:style-name="T22">""</text:span><text:span text:style-name="T9">);</text:span></text:p>
      <text:p text:style-name="P10"><text:tab/><text:tab/><text:tab/>tf_add_email.setBounds(100, 0, 200, 20);</text:p>
      <text:p text:style-name="P10"><text:tab/><text:tab/><text:tab/>panel_add_email.add(tf_add_email);</text:p>
      <text:p text:style-name="P10"><text:tab/><text:tab/><text:tab/></text:p>
      <text:p text:style-name="P7"><text:span text:style-name="T9"><text:tab/><text:tab/><text:tab/>String[] types = { </text:span><text:span text:style-name="T22">"Personal"</text:span><text:span text:style-name="T9">, </text:span><text:span text:style-name="T22">"Corporate"</text:span><text:span text:style-name="T9">};</text:span></text:p>
      <text:p text:style-name="P7"><text:span text:style-name="T9"><text:tab/><text:tab/><text:tab/>JLabel lbl_add_emailtype = </text:span><text:span text:style-name="T8">new</text:span><text:span text:style-name="T9"> JLabel(</text:span><text:span text:style-name="T22">"Type: "</text:span><text:span text:style-name="T9">);</text:span></text:p>
      <text:p text:style-name="P10"><text:tab/><text:tab/><text:tab/>lbl_add_emailtype.setBounds(0, 30, 100, 20);</text:p>
      <text:p text:style-name="P10"><text:tab/><text:tab/><text:tab/>panel_add_email.add(lbl_add_emailtype);</text:p>
      <text:p text:style-name="P7"><text:span text:style-name="T9"><text:tab/><text:tab/><text:tab/></text:span><text:span text:style-name="T8">final</text:span><text:span text:style-name="T9"> JComboBox box_emailtype = </text:span><text:span text:style-name="T8">new</text:span><text:span text:style-name="T9"> JComboBox(types);</text:span></text:p>
      <text:p text:style-name="P10"><text:tab/><text:tab/><text:tab/>box_emailtype.setSelectedIndex(0);</text:p>
      <text:p text:style-name="P10"><text:tab/><text:tab/><text:tab/>box_emailtype.setBounds(100, 30, 200, 20);</text:p>
      <text:p text:style-name="P10"><text:tab/><text:tab/><text:tab/>panel_add_email.add(box_emailtype);</text:p>
      <text:p text:style-name="P10"><text:tab/><text:tab/><text:tab/></text:p>
      <text:p text:style-name="P7"><text:span text:style-name="T9"><text:tab/><text:tab/><text:tab/>JButton btn_add_email = </text:span><text:span text:style-name="T8">new</text:span><text:span text:style-name="T9"> JButton(</text:span><text:span text:style-name="T22">"Save"</text:span><text:span text:style-name="T9">);</text:span></text:p>
      <text:p text:style-name="P10"><text:tab/><text:tab/><text:tab/>btn_add_email.setBounds(0, 60, 300, 25);</text:p>
      <text:p text:style-name="P7"><text:span text:style-name="T9"><text:tab/><text:tab/><text:tab/>btn_add_email.addActionListener(</text:span><text:span text:style-name="T8">new</text:span><text:span text:style-name="T9"> ActionListener() { </text:span>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actionPerformed(ActionEvent e) {</text:span></text:p>
      <text:p text:style-name="P7"><text:span text:style-name="T9"><text:tab/><text:tab/><text:tab/><text:tab/><text:tab/></text:span><text:span text:style-name="T19">addressBook</text:span><text:span text:style-name="T9">.getActionStack().push(</text:span><text:span text:style-name="T8">new</text:span><text:span text:style-name="T9"> Action() {</text:span></text:p>
      <text:p text:style-name="P7"><text:span text:style-name="T9"><text:tab/><text:tab/><text:tab/><text:tab/><text:tab/><text:tab/>Contact </text:span><text:span text:style-name="T19">c</text:span><text:span text:style-name="T9"> = </text:span><text:span text:style-name="T19">currentContact</text:span><text:span text:style-name="T9">;</text:span></text:p>
      <text:p text:style-name="P7"><text:span text:style-name="T9"><text:tab/><text:tab/><text:tab/><text:tab/><text:tab/><text:tab/>EmailAddress </text:span><text:span text:style-name="T19">ea</text:span><text:span text:style-name="T9"> = </text:span><text:span text:style-name="T8">new</text:span><text:span text:style-name="T9"> EmailAddress();</text:span></text:p>
      <text:p text:style-name="P7"><text:span text:style-name="T9"><text:tab/><text:tab/><text:tab/><text:tab/><text:tab/><text:tab/>String </text:span><text:span text:style-name="T19">addr</text:span><text:span text:style-name="T9"> = tf_add_email.getText();</text:span></text:p>
      <text:p text:style-name="P7"><text:span text:style-name="T9"><text:tab/><text:tab/><text:tab/><text:tab/><text:tab/><text:tab/></text:span><text:span text:style-name="T8">int</text:span><text:span text:style-name="T9"> </text:span><text:span text:style-name="T19">index</text:span><text:span text:style-name="T9"> = box_emailtype.getSelectedIndex();</text:span></text:p>
      <text:p text:style-name="P7"><text:span text:style-name="T9"><text:tab/><text:tab/><text:tab/><text:tab/><text:tab/><text:tab/></text:span><text:span text:style-name="T8">public</text:span><text:span text:style-name="T9"> </text:span><text:span text:style-name="T8">void</text:span><text:span text:style-name="T9"> doAction() {</text:span></text:p>
      <text:p text:style-name="P7"><text:span text:style-name="T9"><text:tab/><text:tab/><text:tab/><text:tab/><text:tab/><text:tab/><text:tab/></text:span><text:span text:style-name="T19">ea</text:span><text:span text:style-name="T9">.setAddress(</text:span><text:span text:style-name="T19">addr</text:span><text:span text:style-name="T9">);</text:span></text:p>
      <text:p text:style-name="P7"><text:span text:style-name="T9"><text:tab/><text:tab/><text:tab/><text:tab/><text:tab/><text:tab/><text:tab/></text:span><text:span text:style-name="T8">if</text:span><text:span text:style-name="T9"> (</text:span><text:span text:style-name="T19">index</text:span><text:span text:style-name="T9"> == 0) {</text:span></text:p>
      <text:p text:style-name="P7"><text:span text:style-name="T9"><text:tab/><text:tab/><text:tab/><text:tab/><text:tab/><text:tab/><text:tab/><text:tab/></text:span><text:span text:style-name="T19">ea</text:span><text:span text:style-name="T9">.setType(EmailAddress.Type.</text:span><text:span text:style-name="T20">HOME</text:span><text:span text:style-name="T9">);</text:span></text:p>
      <text:p text:style-name="P7"><text:span text:style-name="T9"><text:tab/><text:tab/><text:tab/><text:tab/><text:tab/><text:tab/><text:tab/>} </text:span><text:span text:style-name="T8">else</text:span><text:span text:style-name="T9"> </text:span><text:span text:style-name="T8">if</text:span><text:span text:style-name="T9"> (box_emailtype.getSelectedIndex() == 1) {</text:span></text:p>
      <text:p text:style-name="P7"><text:span text:style-name="T9"><text:tab/><text:tab/><text:tab/><text:tab/><text:tab/><text:tab/><text:tab/><text:tab/></text:span><text:span text:style-name="T19">ea</text:span><text:span text:style-name="T9">.setType(EmailAddress.Type.</text:span><text:span text:style-name="T20">WORK</text:span><text:span text:style-name="T9">);</text:span></text:p>
      <text:p text:style-name="P10"><text:tab/><text:tab/><text:tab/><text:tab/><text:tab/><text:tab/><text:tab/>}</text:p>
      <text:p text:style-name="P7"><text:span text:style-name="T9"><text:tab/><text:tab/><text:tab/><text:tab/><text:tab/><text:tab/><text:tab/></text:span><text:span text:style-name="T19">c</text:span><text:span text:style-name="T9">.addEmailAddress(</text:span><text:span text:style-name="T19">ea</text:span><text:span text:style-name="T9">);</text:span></text:p>
      <text:p text:style-name="P7"><text:span text:style-name="T9"><text:tab/><text:tab/><text:tab/><text:tab/><text:tab/><text:tab/><text:tab/></text:span><text:span text:style-name="T19">addressBook</text:span><text:span text:style-name="T9">.getContactPanel().repopulate(</text:span><text:span text:style-name="T19">currentContact</text:span><text:span text:style-name="T9">);</text:span></text:p>
      <text:p text:style-name="P7"><text:span text:style-name="T9"><text:tab/><text:tab/><text:tab/><text:tab/><text:tab/><text:tab/><text:tab/></text:span><text:span text:style-name="T19">addressBook</text:span><text:span text:style-name="T9">.getFrame().validate();</text:span></text:p>
      <text:p text:style-name="P7"><text:span text:style-name="T9"><text:tab/><text:tab/><text:tab/><text:tab/><text:tab/><text:tab/><text:tab/></text:span><text:span text:style-name="T19">addressBook</text:span><text:span text:style-name="T9">.getFrame().setEnabled(</text:span><text:span text:style-name="T8">true</text:span><text:span text:style-name="T9">);</text:span></text:p>
      <text:p text:style-name="P10"><text:tab/><text:tab/><text:tab/><text:tab/><text:tab/><text:tab/>}</text:p>
      <text:p text:style-name="P7"><text:span text:style-name="T9"><text:tab/><text:tab/><text:tab/><text:tab/><text:tab/><text:tab/></text:span><text:span text:style-name="T8">public</text:span><text:span text:style-name="T9"> String getRedoText() {</text:span></text:p>
      <text:p text:style-name="P7"><text:span text:style-name="T9"><text:tab/><text:tab/><text:tab/><text:tab/><text:tab/><text:tab/><text:tab/></text:span><text:span text:style-name="T8">return</text:span><text:span text:style-name="T9"> </text:span><text:span text:style-name="T22">"Add Email Address to "</text:span><text:span text:style-name="T9"> + </text:span><text:span text:style-name="T19">c</text:span><text:span text:style-name="T9">.getName();</text:span></text:p>
      <text:p text:style-name="P10"><text:soft-page-break/><text:tab/><text:tab/><text:tab/><text:tab/><text:tab/><text:tab/>}</text:p>
      <text:p text:style-name="P7"><text:span text:style-name="T9"><text:tab/><text:tab/><text:tab/><text:tab/><text:tab/><text:tab/></text:span><text:span text:style-name="T8">public</text:span><text:span text:style-name="T9"> String getUndoText() {</text:span></text:p>
      <text:p text:style-name="P7"><text:span text:style-name="T9"><text:tab/><text:tab/><text:tab/><text:tab/><text:tab/><text:tab/><text:tab/></text:span><text:span text:style-name="T8">return</text:span><text:span text:style-name="T9"> </text:span><text:span text:style-name="T22">"Remove Email Address from "</text:span><text:span text:style-name="T9"> + </text:span><text:span text:style-name="T19">c</text:span><text:span text:style-name="T9">.getName();</text:span></text:p>
      <text:p text:style-name="P10"><text:tab/><text:tab/><text:tab/><text:tab/><text:tab/><text:tab/>}</text:p>
      <text:p text:style-name="P7"><text:span text:style-name="T9"><text:tab/><text:tab/><text:tab/><text:tab/><text:tab/><text:tab/></text:span><text:span text:style-name="T8">public</text:span><text:span text:style-name="T9"> </text:span><text:span text:style-name="T8">void</text:span><text:span text:style-name="T9"> undoAction() {</text:span></text:p>
      <text:p text:style-name="P7"><text:span text:style-name="T9"><text:tab/><text:tab/><text:tab/><text:tab/><text:tab/><text:tab/><text:tab/></text:span><text:span text:style-name="T19">c</text:span><text:span text:style-name="T9">.removeEmailAddress(</text:span><text:span text:style-name="T19">ea</text:span><text:span text:style-name="T9">);</text:span></text:p>
      <text:p text:style-name="P7"><text:span text:style-name="T9"><text:tab/><text:tab/><text:tab/><text:tab/><text:tab/><text:tab/><text:tab/></text:span><text:span text:style-name="T19">addressBook</text:span><text:span text:style-name="T9">.getContactPanel().repopulate(</text:span><text:span text:style-name="T19">currentContact</text:span><text:span text:style-name="T9">);</text:span></text:p>
      <text:p text:style-name="P7"><text:span text:style-name="T9"><text:tab/><text:tab/><text:tab/><text:tab/><text:tab/><text:tab/><text:tab/></text:span><text:span text:style-name="T19">addressBook</text:span><text:span text:style-name="T9">.getFrame().validate();</text:span></text:p>
      <text:p text:style-name="P7"><text:span text:style-name="T9"><text:tab/><text:tab/><text:tab/><text:tab/><text:tab/><text:tab/><text:tab/></text:span><text:span text:style-name="T19">addressBook</text:span><text:span text:style-name="T9">.getFrame().setEnabled(</text:span><text:span text:style-name="T8">true</text:span><text:span text:style-name="T9">);</text:span></text:p>
      <text:p text:style-name="P10"><text:tab/><text:tab/><text:tab/><text:tab/><text:tab/><text:tab/>} <text:s/></text:p>
      <text:p text:style-name="P10"><text:tab/><text:tab/><text:tab/><text:tab/><text:tab/>});</text:p>
      <text:p text:style-name="P10"><text:tab/><text:tab/><text:tab/><text:tab/><text:tab/>add_email_dialog.dispose();</text:p>
      <text:p text:style-name="P10"><text:tab/><text:tab/><text:tab/><text:tab/>}</text:p>
      <text:p text:style-name="P10"><text:tab/><text:tab/><text:tab/>});</text:p>
      <text:p text:style-name="P10"><text:tab/><text:tab/><text:tab/>panel_add_email.add(btn_add_email);</text:p>
      <text:p text:style-name="P10"><text:tab/><text:tab/><text:tab/></text:p>
      <text:p text:style-name="P10"><text:tab/><text:tab/>add_email_dialog.add(panel_add_email);</text:p>
      <text:p text:style-name="P10"><text:tab/><text:tab/>add_email_dialog.setLocationRelativeTo(parent);</text:p>
      <text:p text:style-name="P7"><text:span text:style-name="T9"><text:tab/><text:tab/></text:span><text:span text:style-name="T19">addressBook</text:span><text:span text:style-name="T9">.getFrame().setEnabled(</text:span><text:span text:style-name="T8">false</text:span><text:span text:style-name="T9">);</text:span></text:p>
      <text:p text:style-name="P7"><text:span text:style-name="T9"><text:tab/><text:tab/>add_email_dialog.setVisible(</text:span><text:span text:style-name="T8">true</text:span><text:span text:style-name="T9">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Edit</text:span><text:span text:style-name="T9"> </text:span><text:span text:style-name="T16">the</text:span><text:span text:style-name="T9"> </text:span><text:span text:style-name="T16">name</text:span><text:span text:style-name="T9"> </text:span><text:span text:style-name="T16">of</text:span><text:span text:style-name="T9"> </text:span><text:span text:style-name="T16">the</text:span><text:span text:style-name="T9"> </text:span><text:span text:style-name="T16">currently</text:span><text:span text:style-name="T9"> </text:span><text:span text:style-name="T16">selected</text:span><text:span text:style-name="T9"> </text:span><text:span text:style-name="T16">contact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parent</text:span><text:span text:style-name="T9"> </text:span><text:span text:style-name="T16">The</text:span><text:span text:style-name="T9"> </text:span><text:span text:style-name="T16">parent</text:span><text:span text:style-name="T9"> </text:span><text:span text:style-name="T16">window/frame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rotected</text:span><text:span text:style-name="T9"> </text:span><text:span text:style-name="T8">void</text:span><text:span text:style-name="T9"> createAndShowEditNameDialog(JFrame parent) {</text:span></text:p>
      <text:p text:style-name="P7"><text:span text:style-name="T9"><text:tab/><text:tab/>JDialog e_name_d = </text:span><text:span text:style-name="T8">new</text:span><text:span text:style-name="T9"> JDialog(parent, </text:span><text:span text:style-name="T22">"Edit Contact's Name: "</text:span><text:span text:style-name="T9">, </text:span><text:span text:style-name="T8">true</text:span><text:span text:style-name="T9">, </text:span><text:span text:style-name="T8">null</text:span><text:span text:style-name="T9">);</text:span></text:p>
      <text:p text:style-name="P7"><text:span text:style-name="T9"><text:tab/><text:tab/>e_name_d.setTitle(</text:span><text:span text:style-name="T22">"Edit Contact's Name: "</text:span><text:span text:style-name="T9">);</text:span></text:p>
      <text:p text:style-name="P7"><text:span text:style-name="T9"><text:tab/><text:tab/>e_name_d.setIconImage(</text:span><text:span text:style-name="T8">new</text:span><text:span text:style-name="T9"> ImageIcon(</text:span><text:span text:style-name="T22">"files/User.png"</text:span><text:span text:style-name="T9">).getImage());</text:span></text:p>
      <text:p text:style-name="P10"><text:tab/><text:tab/>e_name_d.setSize(330, 130);</text:p>
      <text:p text:style-name="P7"><text:span text:style-name="T9"><text:tab/><text:tab/>e_name_d.setLayout(</text:span><text:span text:style-name="T8">null</text:span><text:span text:style-name="T9">);</text:span></text:p>
      <text:p text:style-name="P7"><text:span text:style-name="T9"><text:tab/><text:tab/>e_name_d.setResizable(</text:span><text:span text:style-name="T8">false</text:span><text:span text:style-name="T9">);</text:span></text:p>
      <text:p text:style-name="P10"><text:tab/><text:tab/></text:p>
      <text:p text:style-name="P7"><text:span text:style-name="T9"><text:tab/><text:tab/>JPanel panel_edit_name = </text:span><text:span text:style-name="T8">new</text:span><text:span text:style-name="T9"> JPanel();</text:span></text:p>
      <text:p text:style-name="P7"><text:span text:style-name="T9"><text:tab/><text:tab/>panel_edit_name.setLayout(</text:span><text:span text:style-name="T8">null</text:span><text:span text:style-name="T9">);</text:span></text:p>
      <text:p text:style-name="P10"><text:tab/><text:tab/>panel_edit_name.setBounds(10, 10, 300, 100);</text:p>
      <text:p text:style-name="P7"><text:span text:style-name="T9"><text:tab/><text:tab/><text:tab/>JLabel lbl_edit_forenames = </text:span><text:span text:style-name="T8">new</text:span><text:span text:style-name="T9"> JLabel(</text:span><text:span text:style-name="T22">"Forenames: "</text:span><text:span text:style-name="T9">);</text:span></text:p>
      <text:p text:style-name="P10"><text:tab/><text:tab/><text:tab/>lbl_edit_forenames.setBounds(0, 0, 100, 20);</text:p>
      <text:p text:style-name="P10"><text:tab/><text:tab/><text:tab/>panel_edit_name.add(lbl_edit_forenames);</text:p>
      <text:p text:style-name="P7"><text:span text:style-name="T9"><text:tab/><text:tab/><text:tab/></text:span><text:span text:style-name="T8">final</text:span><text:span text:style-name="T9"> JTextField tf_edit_forenames = </text:span><text:span text:style-name="T8">new</text:span><text:span text:style-name="T9"> JTextField(</text:span><text:span text:style-name="T19">currentContact</text:span><text:span text:style-name="T9">.getForenames());</text:span></text:p>
      <text:p text:style-name="P10"><text:tab/><text:tab/><text:tab/>tf_edit_forenames.setBounds(100, 0, 200, 20);</text:p>
      <text:p text:style-name="P10"><text:tab/><text:tab/><text:tab/>panel_edit_name.add(tf_edit_forenames);</text:p>
      <text:p text:style-name="P10"><text:tab/><text:tab/><text:tab/></text:p>
      <text:p text:style-name="P7"><text:span text:style-name="T9"><text:tab/><text:tab/><text:tab/>JLabel lbl_edit_surname = </text:span><text:span text:style-name="T8">new</text:span><text:span text:style-name="T9"> JLabel(</text:span><text:span text:style-name="T22">"Surname: "</text:span><text:span text:style-name="T9">);</text:span></text:p>
      <text:p text:style-name="P10"><text:tab/><text:tab/><text:tab/>lbl_edit_surname.setBounds(0, 30, 100, 20);</text:p>
      <text:p text:style-name="P10"><text:tab/><text:tab/><text:tab/>panel_edit_name.add(lbl_edit_surname);</text:p>
      <text:p text:style-name="P7"><text:span text:style-name="T9"><text:tab/><text:tab/><text:tab/></text:span><text:span text:style-name="T8">final</text:span><text:span text:style-name="T9"> JTextField tf_edit_surname = </text:span><text:span text:style-name="T8">new</text:span><text:span text:style-name="T9"> JTextField(</text:span><text:span text:style-name="T19">currentContact</text:span><text:span text:style-name="T9">.getSurname());</text:span></text:p>
      <text:p text:style-name="P10"><text:tab/><text:tab/><text:tab/>tf_edit_surname.setBounds(100, 30, 200, 20);</text:p>
      <text:p text:style-name="P10"><text:tab/><text:tab/><text:tab/>panel_edit_name.add(tf_edit_surname);</text:p>
      <text:p text:style-name="P10"><text:tab/><text:tab/><text:tab/></text:p>
      <text:p text:style-name="P7"><text:span text:style-name="T9"><text:tab/><text:tab/><text:tab/>JButton btn_edit_name_save = </text:span><text:span text:style-name="T8">new</text:span><text:span text:style-name="T9"> JButton(</text:span><text:span text:style-name="T22">"Save"</text:span><text:span text:style-name="T9">);</text:span></text:p>
      <text:p text:style-name="P10"><text:tab/><text:tab/><text:tab/>btn_edit_name_save.setBounds(0, 60, 300, 25);</text:p>
      <text:p text:style-name="P7"><text:span text:style-name="T9"><text:tab/><text:tab/><text:tab/>btn_edit_name_save.addActionListener(</text:span><text:span text:style-name="T8">new</text:span><text:span text:style-name="T9"> ActionListener() { </text:span></text:p>
      <text:p text:style-name="P7"><text:span text:style-name="T9"><text:tab/><text:tab/><text:tab/><text:tab/></text:span><text:span text:style-name="T8">public</text:span><text:span text:style-name="T9"> </text:span><text:span text:style-name="T8">void</text:span><text:span text:style-name="T9"> actionPerformed(ActionEvent e) {</text:span></text:p>
      <text:p text:style-name="P10"><text:tab/><text:tab/><text:tab/><text:tab/><text:tab/>String forenames = tf_edit_forenames.getText();</text:p>
      <text:p text:style-name="P10"><text:tab/><text:tab/><text:tab/><text:tab/><text:tab/>String surname = tf_edit_surname.getText();</text:p>
      <text:p text:style-name="P10"><text:tab/><text:tab/><text:tab/><text:tab/><text:tab/></text:p>
      <text:p text:style-name="P7"><text:span text:style-name="T9"><text:tab/><text:tab/><text:tab/><text:tab/><text:tab/></text:span><text:span text:style-name="T19">currentContact</text:span><text:span text:style-name="T9">.setForenames(forenames);</text:span></text:p>
      <text:p text:style-name="P7"><text:span text:style-name="T9"><text:tab/><text:tab/><text:tab/><text:tab/><text:tab/></text:span><text:span text:style-name="T19">currentContact</text:span><text:span text:style-name="T9">.setSurname(surname);</text:span></text:p>
      <text:p text:style-name="P10"><text:tab/><text:tab/><text:tab/><text:tab/><text:tab/></text:p>
      <text:p text:style-name="P7"><text:span text:style-name="T9"><text:tab/><text:tab/><text:tab/><text:tab/><text:tab/></text:span><text:span text:style-name="T19">lbl_fullname</text:span><text:span text:style-name="T9">.setText(</text:span><text:span text:style-name="T22">"&lt;html&gt;&lt;big&gt;"</text:span><text:span text:style-name="T9"> + forenames + </text:span><text:span text:style-name="T22">" "</text:span><text:span text:style-name="T9"> + surname + </text:span><text:span text:style-name="T22">"&lt;/big&gt;&lt;/html&gt;"</text:span><text:span text:style-name="T9">);</text:span></text:p>
      <text:p text:style-name="P10"><text:tab/><text:tab/><text:tab/><text:tab/><text:tab/></text:p>
      <text:p text:style-name="P7"><text:soft-page-break/><text:span text:style-name="T9"><text:tab/><text:tab/><text:tab/><text:tab/><text:tab/></text:span><text:span text:style-name="T19">addressBook</text:span><text:span text:style-name="T9">.refreshList();</text:span></text:p>
      <text:p text:style-name="P10"><text:tab/><text:tab/><text:tab/><text:tab/>}</text:p>
      <text:p text:style-name="P10"><text:tab/><text:tab/><text:tab/>});</text:p>
      <text:p text:style-name="P10"><text:tab/><text:tab/><text:tab/>panel_edit_name.add(btn_edit_name_save);</text:p>
      <text:p text:style-name="P10"><text:tab/><text:tab/><text:tab/></text:p>
      <text:p text:style-name="P10"><text:tab/><text:tab/>e_name_d.add(panel_edit_name);</text:p>
      <text:p text:style-name="P10"><text:tab/><text:tab/>e_name_d.setLocationRelativeTo(parent);</text:p>
      <text:p text:style-name="P7"><text:span text:style-name="T9"><text:tab/><text:tab/>e_name_d.setVisible(</text:span><text:span text:style-name="T8">true</text:span><text:span text:style-name="T9">);</text:span></text:p>
      <text:p text:style-name="P10"><text:tab/>}<text:tab/></text:p>
      <text:p text:style-name="P8"><text:span text:style-name="T12">}</text:span></text:p>
      <text:p text:style-name="P8"><text:span text:style-name="T14"/></text:p>
      <text:p text:style-name="P7"><text:span text:style-name="T8">package</text:span><text:span text:style-name="T13"> org.ag.addressbook;</text:span></text:p>
      <text:p text:style-name="P7"><text:span text:style-name="T8">import</text:span><text:span text:style-name="T9"> java.io.BufferedReader;</text:span></text:p>
      <text:p text:style-name="P7"><text:span text:style-name="T8">import</text:span><text:span text:style-name="T9"> java.io.File;</text:span></text:p>
      <text:p text:style-name="P7"><text:span text:style-name="T8">import</text:span><text:span text:style-name="T9"> java.io.FileNotFoundException;</text:span></text:p>
      <text:p text:style-name="P7"><text:span text:style-name="T8">import</text:span><text:span text:style-name="T9"> java.io.FileReader;</text:span></text:p>
      <text:p text:style-name="P7"><text:span text:style-name="T8">import</text:span><text:span text:style-name="T9"> java.io.IOException;</text:span></text:p>
      <text:p text:style-name="P7"><text:span text:style-name="T8">import</text:span><text:span text:style-name="T9"> java.util.ArrayList;</text:span></text:p>
      <text:p text:style-name="P7"><text:span text:style-name="T8">import</text:span><text:span text:style-name="T9"> java.util.Scanner;</text:span></text:p>
      <text:p text:style-name="P7"/>
      <text:p text:style-name="P7"><text:span text:style-name="T8">import</text:span><text:span text:style-name="T9"> javax.swing.JOptionPane;</text:span></text:p>
      <text:p text:style-name="P7"/>
      <text:p text:style-name="P7"><text:span text:style-name="T8">import</text:span><text:span text:style-name="T9"> org.ag.addressbook.property.Address;</text:span></text:p>
      <text:p text:style-name="P7"><text:span text:style-name="T8">import</text:span><text:span text:style-name="T9"> org.ag.addressbook.property.EmailAddress;</text:span></text:p>
      <text:p text:style-name="P7"><text:span text:style-name="T8">import</text:span><text:span text:style-name="T9"> org.ag.addressbook.property.TelephoneNumber;</text:span></text:p>
      <text:p text:style-name="P7"><text:span text:style-name="T8">import</text:span><text:span text:style-name="T9"> org.ag.util.StringUtil;</text:span></text:p>
      <text:p text:style-name="P7"/>
      <text:p text:style-name="P9">/**</text:p>
      <text:p text:style-name="P7"><text:span text:style-name="T9"><text:s/></text:span><text:span text:style-name="T16">*</text:span><text:span text:style-name="T9"> </text:span><text:span text:style-name="T16">Importer</text:span></text:p>
      <text:p text:style-name="P7"><text:span text:style-name="T9"><text:s/></text:span><text:span text:style-name="T16">*</text:span><text:span text:style-name="T9"> </text:span><text:span text:style-name="T16">This</text:span><text:span text:style-name="T9"> </text:span><text:span text:style-name="T16">is</text:span><text:span text:style-name="T9"> </text:span><text:span text:style-name="T16">used</text:span><text:span text:style-name="T9"> </text:span><text:span text:style-name="T16">to</text:span><text:span text:style-name="T9"> </text:span><text:span text:style-name="T16">import</text:span><text:span text:style-name="T9"> </text:span><text:span text:style-name="T16">contacts</text:span><text:span text:style-name="T9"> </text:span><text:span text:style-name="T16">from</text:span><text:span text:style-name="T9"> </text:span><text:span text:style-name="T16">a</text:span><text:span text:style-name="T9"> </text:span><text:span text:style-name="T16">file</text:span><text:span text:style-name="T9"> </text:span><text:span text:style-name="T16">into</text:span><text:span text:style-name="T9"> </text:span><text:span text:style-name="T16">the</text:span><text:span text:style-name="T9"> </text:span><text:span text:style-name="T16">existing</text:span><text:span text:style-name="T9"> </text:span><text:span text:style-name="T16">address</text:span><text:span text:style-name="T9"> </text:span><text:span text:style-name="T16">book</text:span><text:span text:style-name="T9"> </text:span><text:span text:style-name="T16">instance.</text:span></text:p>
      <text:p text:style-name="P7"><text:span text:style-name="T9"><text:s/></text:span><text:span text:style-name="T16">*</text:span><text:span text:style-name="T9"> </text:span><text:span text:style-name="T16">Note</text:span><text:span text:style-name="T9"> </text:span><text:span text:style-name="T16">the</text:span><text:span text:style-name="T9"> </text:span><text:span text:style-name="T16">difference</text:span><text:span text:style-name="T9"> </text:span><text:span text:style-name="T16">between</text:span><text:span text:style-name="T9"> </text:span><text:span text:style-name="T16">Open</text:span><text:span text:style-name="T9"> </text:span><text:span text:style-name="T16">and</text:span><text:span text:style-name="T9"> </text:span><text:span text:style-name="T16">Import.</text:span><text:span text:style-name="T9"> </text:span><text:span text:style-name="T16">They</text:span><text:span text:style-name="T9"> </text:span><text:span text:style-name="T16">both</text:span><text:span text:style-name="T9"> </text:span><text:span text:style-name="T16">use</text:span><text:span text:style-name="T9"> </text:span><text:span text:style-name="T16">this</text:span><text:span text:style-name="T9"> </text:span><text:span text:style-name="T16">class</text:span><text:span text:style-name="T9"> </text:span><text:span text:style-name="T16">to</text:span><text:span text:style-name="T9"> </text:span><text:span text:style-name="T16">add</text:span><text:span text:style-name="T9"> </text:span><text:span text:style-name="T16">contacts</text:span><text:span text:style-name="T9"> </text:span><text:span text:style-name="T16">from</text:span><text:span text:style-name="T9"> </text:span><text:span text:style-name="T16">a</text:span><text:span text:style-name="T9"> </text:span><text:span text:style-name="T16">file.</text:span></text:p>
      <text:p text:style-name="P7"><text:span text:style-name="T9"><text:s/></text:span><text:span text:style-name="T16">*</text:span><text:span text:style-name="T9"> </text:span><text:span text:style-name="T18">@author</text:span><text:span text:style-name="T9"> </text:span><text:span text:style-name="T17">Ashley</text:span><text:span text:style-name="T9"> </text:span><text:span text:style-name="T17">Gwinnell</text:span></text:p>
      <text:p text:style-name="P7"><text:span text:style-name="T9"><text:s/></text:span><text:span text:style-name="T16">*/</text:span></text:p>
      <text:p text:style-name="P7"><text:span text:style-name="T8">public</text:span><text:span text:style-name="T9"> </text:span><text:span text:style-name="T8">class</text:span><text:span text:style-name="T9"> Importer </text:span></text:p>
      <text:p text:style-name="P10">{</text:p>
      <text:p text:style-name="P7"><text:span text:style-name="T9"><text:tab/></text:span><text:span text:style-name="T8">private</text:span><text:span text:style-name="T9"> ArrayList&lt;File&gt; </text:span><text:span text:style-name="T19">fs</text:span><text:span text:style-name="T9"> = </text:span><text:span text:style-name="T8">new</text:span><text:span text:style-name="T9"> ArrayList&lt;File&gt;();</text:span>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Create</text:span><text:span text:style-name="T9"> </text:span><text:span text:style-name="T16">a</text:span><text:span text:style-name="T9"> </text:span><text:span text:style-name="T16">new</text:span><text:span text:style-name="T9"> </text:span><text:span text:style-name="T16">Importer</text:span><text:span text:style-name="T9"> </text:span><text:span text:style-name="T16">from</text:span><text:span text:style-name="T9"> </text:span><text:span text:style-name="T16">a</text:span><text:span text:style-name="T9"> </text:span><text:span text:style-name="T16">string</text:span><text:span text:style-name="T9"> </text:span><text:span text:style-name="T16">reference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f</text:span><text:span text:style-name="T9"> </text:span><text:span text:style-name="T16">The</text:span><text:span text:style-name="T9"> </text:span><text:span text:style-name="T16">Absolute</text:span><text:span text:style-name="T9"> </text:span><text:span text:style-name="T16">Filename</text:span><text:span text:style-name="T9"> </text:span><text:span text:style-name="T16">in</text:span><text:span text:style-name="T9"> </text:span><text:span text:style-name="T16">a</text:span><text:span text:style-name="T9"> </text:span><text:span text:style-name="T16">string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Importer(String f) {</text:span></text:p>
      <text:p text:style-name="P7"><text:span text:style-name="T9"><text:tab/><text:tab/></text:span><text:span text:style-name="T8">this</text:span><text:span text:style-name="T9">(</text:span><text:span text:style-name="T8">new</text:span><text:span text:style-name="T9"> File(f)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Create</text:span><text:span text:style-name="T9"> </text:span><text:span text:style-name="T16">a</text:span><text:span text:style-name="T9"> </text:span><text:span text:style-name="T16">new</text:span><text:span text:style-name="T9"> </text:span><text:span text:style-name="T16">Importer</text:span><text:span text:style-name="T9"> </text:span><text:span text:style-name="T16">from</text:span><text:span text:style-name="T9"> </text:span><text:span text:style-name="T16">a</text:span><text:span text:style-name="T9"> </text:span><text:span text:style-name="T16">file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f</text:span><text:span text:style-name="T9"> </text:span><text:span text:style-name="T16">The</text:span><text:span text:style-name="T9"> </text:span><text:span text:style-name="T16">file</text:span><text:span text:style-name="T9"> </text:span><text:span text:style-name="T16">to</text:span><text:span text:style-name="T9"> </text:span><text:span text:style-name="T16">import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Importer(File f)</text:span></text:p>
      <text:p text:style-name="P10"><text:tab/>{</text:p>
      <text:p text:style-name="P7"><text:span text:style-name="T9"><text:tab/><text:tab/></text:span><text:span text:style-name="T8">this</text:span><text:span text:style-name="T9">.</text:span><text:span text:style-name="T19">fs</text:span><text:span text:style-name="T9">.add(f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Create</text:span><text:span text:style-name="T9"> </text:span><text:span text:style-name="T16">a</text:span><text:span text:style-name="T9"> </text:span><text:span text:style-name="T16">new</text:span><text:span text:style-name="T9"> </text:span><text:span text:style-name="T16">Importer</text:span><text:span text:style-name="T9"> </text:span><text:span text:style-name="T16">with</text:span><text:span text:style-name="T9"> </text:span><text:span text:style-name="T16">multiple</text:span><text:span text:style-name="T9"> </text:span><text:span text:style-name="T16">files.</text:span><text:span text:style-name="T9"> </text:span></text:p>
      <text:p text:style-name="P7"><text:span text:style-name="T9"><text:tab/> </text:span><text:span text:style-name="T16">*</text:span><text:span text:style-name="T9"> </text:span><text:span text:style-name="T16">Used</text:span><text:span text:style-name="T9"> </text:span><text:span text:style-name="T16">in</text:span><text:span text:style-name="T9"> </text:span><text:span text:style-name="T16">Import</text:span><text:span text:style-name="T9"> </text:span><text:span text:style-name="T16">and</text:span><text:span text:style-name="T9"> </text:span><text:span text:style-name="T16">not</text:span><text:span text:style-name="T9"> </text:span><text:span text:style-name="T16">in</text:span><text:span text:style-name="T9"> </text:span><text:span text:style-name="T16">Open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f</text:span><text:span text:style-name="T9"> </text:span><text:span text:style-name="T16">An</text:span><text:span text:style-name="T9"> </text:span><text:span text:style-name="T16">array</text:span><text:span text:style-name="T9"> </text:span><text:span text:style-name="T16">of</text:span><text:span text:style-name="T9"> </text:span><text:span text:style-name="T16">files</text:span><text:span text:style-name="T9"> </text:span><text:span text:style-name="T16">to</text:span><text:span text:style-name="T9"> </text:span><text:span text:style-name="T16">open/import/get</text:span><text:span text:style-name="T9"> </text:span><text:span text:style-name="T16">contacts</text:span><text:span text:style-name="T9"> </text:span><text:span text:style-name="T16">from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Importer(File[] f)</text:span></text:p>
      <text:p text:style-name="P10"><text:tab/>{</text:p>
      <text:p text:style-name="P7"><text:span text:style-name="T9"><text:tab/><text:tab/></text:span><text:span text:style-name="T8">for</text:span><text:span text:style-name="T9"> (</text:span><text:span text:style-name="T8">int</text:span><text:span text:style-name="T9"> i = 0; i &lt; f.</text:span><text:span text:style-name="T19">length</text:span><text:span text:style-name="T9">; i++) {</text:span></text:p>
      <text:p text:style-name="P7"><text:span text:style-name="T9"><text:tab/><text:tab/><text:tab/></text:span><text:span text:style-name="T8">this</text:span><text:span text:style-name="T9">.</text:span><text:span text:style-name="T19">fs</text:span><text:span text:style-name="T9">.add(f[i]);</text:span></text:p>
      <text:p text:style-name="P10"><text:tab/><text:tab/>}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oft-page-break/><text:span text:style-name="T9"><text:tab/> </text:span><text:span text:style-name="T16">*</text:span><text:span text:style-name="T9"> </text:span><text:span text:style-name="T16">Reads</text:span><text:span text:style-name="T9"> </text:span><text:span text:style-name="T16">all</text:span><text:span text:style-name="T9"> </text:span><text:span text:style-name="T16">of</text:span><text:span text:style-name="T9"> </text:span><text:span text:style-name="T16">the</text:span><text:span text:style-name="T9"> </text:span><text:span text:style-name="T16">files</text:span><text:span text:style-name="T9"> </text:span><text:span text:style-name="T16">asked</text:span><text:span text:style-name="T9"> </text:span><text:span text:style-name="T16">and</text:span><text:span text:style-name="T9"> </text:span><text:span text:style-name="T16">returns</text:span><text:span text:style-name="T9"> </text:span><text:span text:style-name="T16">the</text:span><text:span text:style-name="T9"> </text:span><text:span text:style-name="T16">contacts</text:span><text:span text:style-name="T9"> </text:span><text:span text:style-name="T16">from</text:span><text:span text:style-name="T9"> </text:span><text:span text:style-name="T16">all</text:span><text:span text:style-name="T9"> </text:span><text:span text:style-name="T16">combined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he</text:span><text:span text:style-name="T9"> </text:span><text:span text:style-name="T16">contacts</text:span><text:span text:style-name="T9"> </text:span><text:span text:style-name="T16">from</text:span><text:span text:style-name="T9"> </text:span><text:span text:style-name="T16">all</text:span><text:span text:style-name="T9"> </text:span><text:span text:style-name="T16">files</text:span><text:span text:style-name="T9"> </text:span><text:span text:style-name="T16">combined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ArrayList&lt;Contact&gt; load() </text:span></text:p>
      <text:p text:style-name="P10"><text:tab/>{<text:tab/></text:p>
      <text:p text:style-name="P7"><text:span text:style-name="T9"><text:tab/><text:tab/>ArrayList&lt;Contact&gt; list = </text:span><text:span text:style-name="T8">new</text:span><text:span text:style-name="T9"> ArrayList&lt;Contact&gt;();</text:span></text:p>
      <text:p text:style-name="P7"><text:span text:style-name="T9"><text:tab/><text:tab/></text:span><text:span text:style-name="T8">try</text:span><text:span text:style-name="T9"> </text:span></text:p>
      <text:p text:style-name="P10"><text:tab/><text:tab/>{</text:p>
      <text:p text:style-name="P7"><text:span text:style-name="T9"><text:tab/><text:tab/><text:tab/></text:span><text:span text:style-name="T8">for</text:span><text:span text:style-name="T9"> (</text:span><text:span text:style-name="T8">int</text:span><text:span text:style-name="T9"> i = 0; i &lt; </text:span><text:span text:style-name="T8">this</text:span><text:span text:style-name="T9">.</text:span><text:span text:style-name="T19">fs</text:span><text:span text:style-name="T9">.size(); i++) {</text:span></text:p>
      <text:p text:style-name="P7"><text:span text:style-name="T9"><text:tab/><text:tab/><text:tab/><text:tab/>String ext = Importer.</text:span><text:span text:style-name="T10">getFileExtension</text:span><text:span text:style-name="T9">(</text:span><text:span text:style-name="T8">this</text:span><text:span text:style-name="T9">.</text:span><text:span text:style-name="T19">fs</text:span><text:span text:style-name="T9">.get(i));</text:span></text:p>
      <text:p text:style-name="P7"><text:span text:style-name="T9"><text:tab/><text:tab/><text:tab/><text:tab/></text:span><text:span text:style-name="T8">if</text:span><text:span text:style-name="T9"> (ext.equals(Importer.</text:span><text:span text:style-name="T20">BUAB</text:span><text:span text:style-name="T9">)) {</text:span></text:p>
      <text:p text:style-name="P7"><text:span text:style-name="T9"><text:tab/><text:tab/><text:tab/><text:tab/><text:tab/>list.addAll(</text:span><text:span text:style-name="T8">this</text:span><text:span text:style-name="T9">.importBUAB(i));</text:span></text:p>
      <text:p text:style-name="P7"><text:span text:style-name="T9"><text:tab/><text:tab/><text:tab/><text:tab/>} </text:span><text:span text:style-name="T8">else</text:span><text:span text:style-name="T9"> </text:span><text:span text:style-name="T8">if</text:span><text:span text:style-name="T9"> (ext.equals(Importer.</text:span><text:span text:style-name="T20">VCARD_1</text:span><text:span text:style-name="T9">) || ext.equals(Importer.</text:span><text:span text:style-name="T20">VCARD_2</text:span><text:span text:style-name="T9">)) {</text:span></text:p>
      <text:p text:style-name="P7"><text:span text:style-name="T9"><text:tab/><text:tab/><text:tab/><text:tab/><text:tab/>Structure s = Importer.</text:span><text:span text:style-name="T10">getVCardVersion</text:span><text:span text:style-name="T9">(</text:span><text:span text:style-name="T8">this</text:span><text:span text:style-name="T9">.</text:span><text:span text:style-name="T19">fs</text:span><text:span text:style-name="T9">.get(i));</text:span></text:p>
      <text:p text:style-name="P7"><text:span text:style-name="T9"><text:tab/><text:tab/><text:tab/><text:tab/><text:tab/></text:span><text:span text:style-name="T8">if</text:span><text:span text:style-name="T9"> (s == </text:span><text:span text:style-name="T8">null</text:span><text:span text:style-name="T9">) {</text:span></text:p>
      <text:p text:style-name="P7"><text:span text:style-name="T9"><text:tab/><text:tab/><text:tab/><text:tab/><text:tab/><text:tab/></text:span><text:span text:style-name="T8">return</text:span><text:span text:style-name="T9"> list;</text:span></text:p>
      <text:p text:style-name="P7"><text:span text:style-name="T9"><text:tab/><text:tab/><text:tab/><text:tab/><text:tab/>} </text:span><text:span text:style-name="T8">else</text:span><text:span text:style-name="T9"> </text:span><text:span text:style-name="T8">if</text:span><text:span text:style-name="T9"> (s.equals(Structure.</text:span><text:span text:style-name="T20">VCARD30</text:span><text:span text:style-name="T9">)) {</text:span></text:p>
      <text:p text:style-name="P7"><text:span text:style-name="T9"><text:tab/><text:tab/><text:tab/><text:tab/><text:tab/><text:tab/>list.addAll(</text:span><text:span text:style-name="T8">this</text:span><text:span text:style-name="T9">.importVCard30(i));</text:span></text:p>
      <text:p text:style-name="P10"><text:tab/><text:tab/><text:tab/><text:tab/><text:tab/>}</text:p>
      <text:p text:style-name="P10"><text:tab/><text:tab/><text:tab/><text:tab/>}</text:p>
      <text:p text:style-name="P10"><text:tab/><text:tab/><text:tab/>}</text:p>
      <text:p text:style-name="P10"><text:tab/><text:tab/>} </text:p>
      <text:p text:style-name="P7"><text:span text:style-name="T9"><text:tab/><text:tab/></text:span><text:span text:style-name="T8">catch</text:span><text:span text:style-name="T9"> (Exception e) </text:span></text:p>
      <text:p text:style-name="P10"><text:tab/><text:tab/>{</text:p>
      <text:p text:style-name="P10"><text:tab/><text:tab/><text:tab/>e.printStackTrace();</text:p>
      <text:p text:style-name="P10"><text:tab/><text:tab/>}</text:p>
      <text:p text:style-name="P7"><text:span text:style-name="T9"><text:tab/><text:tab/></text:span><text:span text:style-name="T8">return</text:span><text:span text:style-name="T9"> list;</text:span></text:p>
      <text:p text:style-name="P10"><text:tab/>}</text:p>
      <text:p text:style-name="P10"><text:tab/>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Cleans</text:span><text:span text:style-name="T9"> </text:span><text:span text:style-name="T16">a</text:span><text:span text:style-name="T9"> </text:span><text:span text:style-name="T16">string</text:span><text:span text:style-name="T9"> </text:span><text:span text:style-name="T16">on</text:span><text:span text:style-name="T9"> </text:span><text:span text:style-name="T16">importing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s</text:span><text:span text:style-name="T9"> </text:span><text:span text:style-name="T16">the</text:span><text:span text:style-name="T9"> </text:span><text:span text:style-name="T16">file</text:span><text:span text:style-name="T9"> </text:span><text:span text:style-name="T16">structure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str</text:span><text:span text:style-name="T9"> </text:span><text:span text:style-name="T16">the</text:span><text:span text:style-name="T9"> </text:span><text:span text:style-name="T16">"dirty"</text:span><text:span text:style-name="T9"> </text:span><text:span text:style-name="T16">string</text:span><text:span text:style-name="T9"> </text:span><text:span text:style-name="T16">to</text:span><text:span text:style-name="T9"> </text:span><text:span text:style-name="T16">clean</text:span><text:span text:style-name="T9"> </text:span><text:span text:style-name="T16">for</text:span><text:span text:style-name="T9"> </text:span><text:span text:style-name="T16">that</text:span><text:span text:style-name="T9"> </text:span><text:span text:style-name="T16">file</text:span><text:span text:style-name="T9"> </text:span><text:span text:style-name="T16">structure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a</text:span><text:span text:style-name="T9"> </text:span><text:span text:style-name="T16">"clean"</text:span><text:span text:style-name="T9"> </text:span><text:span text:style-name="T16">string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rivate</text:span><text:span text:style-name="T9"> String clean(Structure s, String str) {</text:span></text:p>
      <text:p text:style-name="P7"><text:span text:style-name="T9"><text:tab/><text:tab/></text:span><text:span text:style-name="T8">if</text:span><text:span text:style-name="T9"> (s.equals(Structure.</text:span><text:span text:style-name="T20">VCARD30</text:span><text:span text:style-name="T9">)) {</text:span></text:p>
      <text:p text:style-name="P7"><text:span text:style-name="T9"><text:tab/><text:tab/><text:tab/></text:span><text:span text:style-name="T8">return</text:span><text:span text:style-name="T9"> str.replace(</text:span><text:span text:style-name="T22">"\\,"</text:span><text:span text:style-name="T9">, </text:span><text:span text:style-name="T22">","</text:span><text:span text:style-name="T9">).replace(</text:span><text:span text:style-name="T22">"\\n"</text:span><text:span text:style-name="T9">, </text:span><text:span text:style-name="T22">"\n"</text:span><text:span text:style-name="T9">);</text:span></text:p>
      <text:p text:style-name="P10"><text:tab/><text:tab/>}</text:p>
      <text:p text:style-name="P7"><text:span text:style-name="T9"><text:tab/><text:tab/></text:span><text:span text:style-name="T8">return</text:span><text:span text:style-name="T9"> </text:span><text:span text:style-name="T22">""</text:span><text:span text:style-name="T9">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Import</text:span><text:span text:style-name="T9"> </text:span><text:span text:style-name="T16">contacts</text:span><text:span text:style-name="T9"> </text:span><text:span text:style-name="T16">from</text:span><text:span text:style-name="T9"> </text:span><text:span text:style-name="T16">a</text:span><text:span text:style-name="T9"> </text:span><text:span text:style-name="T16">VCard</text:span><text:span text:style-name="T9"> </text:span><text:span text:style-name="T16">3.0</text:span><text:span text:style-name="T9"> </text:span><text:span text:style-name="T16">file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x</text:span><text:span text:style-name="T9"> </text:span><text:span text:style-name="T16">The</text:span><text:span text:style-name="T9"> </text:span><text:span text:style-name="T16">array</text:span><text:span text:style-name="T9"> </text:span><text:span text:style-name="T16">index</text:span><text:span text:style-name="T9"> </text:span><text:span text:style-name="T16">from</text:span><text:span text:style-name="T9"> </text:span><text:span text:style-name="T16">a</text:span><text:span text:style-name="T9"> </text:span><text:span text:style-name="T16">list</text:span><text:span text:style-name="T9"> </text:span><text:span text:style-name="T16">of</text:span><text:span text:style-name="T9"> </text:span><text:span text:style-name="T16">files</text:span><text:span text:style-name="T9"> </text:span><text:span text:style-name="T16">in</text:span><text:span text:style-name="T9"> </text:span><text:span text:style-name="T16">the</text:span><text:span text:style-name="T9"> </text:span><text:span text:style-name="T16">importer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contacts</text:span><text:span text:style-name="T9"> </text:span><text:span text:style-name="T16">from</text:span><text:span text:style-name="T9"> </text:span><text:span text:style-name="T16">a</text:span><text:span text:style-name="T9"> </text:span><text:span text:style-name="T16">VCard</text:span><text:span text:style-name="T9"> </text:span><text:span text:style-name="T16">3.0</text:span><text:span text:style-name="T9"> </text:span><text:span text:style-name="T16">file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rivate</text:span><text:span text:style-name="T9"> ArrayList&lt;Contact&gt; importVCard30(</text:span><text:span text:style-name="T8">int</text:span><text:span text:style-name="T9"> x) { </text:span></text:p>
      <text:p text:style-name="P7"><text:span text:style-name="T9"><text:tab/><text:tab/>ArrayList&lt;Contact&gt; contacts = </text:span><text:span text:style-name="T8">new</text:span><text:span text:style-name="T9"> ArrayList&lt;Contact&gt;();</text:span></text:p>
      <text:p text:style-name="P10"><text:tab/><text:tab/></text:p>
      <text:p text:style-name="P7"><text:span text:style-name="T9"><text:tab/><text:tab/></text:span><text:span text:style-name="T8">try</text:span><text:span text:style-name="T9"> {</text:span></text:p>
      <text:p text:style-name="P7"><text:span text:style-name="T9"><text:tab/><text:tab/><text:tab/>BufferedReader reader = </text:span><text:span text:style-name="T8">new</text:span><text:span text:style-name="T9"> BufferedReader(</text:span><text:span text:style-name="T8">new</text:span><text:span text:style-name="T9"> FileReader(</text:span><text:span text:style-name="T8">this</text:span><text:span text:style-name="T9">.</text:span><text:span text:style-name="T19">fs</text:span><text:span text:style-name="T9">.get(x)));</text:span></text:p>
      <text:p text:style-name="P7"><text:span text:style-name="T9"><text:tab/><text:tab/><text:tab/>String file = </text:span><text:span text:style-name="T22">""</text:span><text:span text:style-name="T9">;</text:span></text:p>
      <text:p text:style-name="P7"><text:span text:style-name="T9"><text:tab/><text:tab/><text:tab/>String line = </text:span><text:span text:style-name="T22">""</text:span><text:span text:style-name="T9">;</text:span></text:p>
      <text:p text:style-name="P7"><text:span text:style-name="T9"><text:tab/><text:tab/><text:tab/></text:span><text:span text:style-name="T8">while</text:span><text:span text:style-name="T9"> ((line = reader.readLine()) != </text:span><text:span text:style-name="T8">null</text:span><text:span text:style-name="T9">) {</text:span></text:p>
      <text:p text:style-name="P7"><text:span text:style-name="T9"><text:tab/><text:tab/><text:tab/><text:tab/>file += line + </text:span><text:span text:style-name="T22">"\n"</text:span><text:span text:style-name="T9">;</text:span></text:p>
      <text:p text:style-name="P10"><text:tab/><text:tab/><text:tab/>}</text:p>
      <text:p text:style-name="P10"><text:tab/><text:tab/><text:tab/></text:p>
      <text:p text:style-name="P7"><text:span text:style-name="T9"><text:tab/><text:tab/><text:tab/>Contact c = </text:span><text:span text:style-name="T8">null</text:span><text:span text:style-name="T9">;</text:span></text:p>
      <text:p text:style-name="P7"><text:span text:style-name="T9"><text:tab/><text:tab/><text:tab/>Scanner s = </text:span><text:span text:style-name="T8">new</text:span><text:span text:style-name="T9"> Scanner(file);</text:span></text:p>
      <text:p text:style-name="P7"><text:span text:style-name="T9"><text:tab/><text:tab/><text:tab/></text:span><text:span text:style-name="T8">while</text:span><text:span text:style-name="T9"> (s.hasNextLine()) {</text:span></text:p>
      <text:p text:style-name="P10"><text:tab/><text:tab/><text:tab/><text:tab/>line = s.nextLine();</text:p>
      <text:p text:style-name="P7"><text:span text:style-name="T9"><text:tab/><text:tab/><text:tab/><text:tab/></text:span><text:span text:style-name="T8">try</text:span><text:span text:style-name="T9"> {</text:span></text:p>
      <text:p text:style-name="P7"><text:span text:style-name="T9"><text:tab/><text:tab/><text:tab/><text:tab/><text:tab/></text:span><text:span text:style-name="T8">if</text:span><text:span text:style-name="T9"> (line.equals(</text:span><text:span text:style-name="T22">"BEGIN:VCARD"</text:span><text:span text:style-name="T9">)) </text:span></text:p>
      <text:p text:style-name="P10"><text:tab/><text:tab/><text:tab/><text:tab/><text:tab/>{</text:p>
      <text:p text:style-name="P7"><text:soft-page-break/><text:span text:style-name="T9"><text:tab/><text:tab/><text:tab/><text:tab/><text:tab/><text:tab/>c = </text:span><text:span text:style-name="T8">new</text:span><text:span text:style-name="T9"> Contact();</text:span></text:p>
      <text:p text:style-name="P10"><text:tab/><text:tab/><text:tab/><text:tab/><text:tab/>} </text:p>
      <text:p text:style-name="P7"><text:span text:style-name="T9"><text:tab/><text:tab/><text:tab/><text:tab/><text:tab/></text:span><text:span text:style-name="T8">else</text:span><text:span text:style-name="T9"> </text:span><text:span text:style-name="T8">if</text:span><text:span text:style-name="T9"> (line.substring(0, 3).equals(</text:span><text:span text:style-name="T22">"FN:"</text:span><text:span text:style-name="T9">)) </text:span></text:p>
      <text:p text:style-name="P10"><text:tab/><text:tab/><text:tab/><text:tab/><text:tab/>{</text:p>
      <text:p text:style-name="P10"><text:tab/><text:tab/><text:tab/><text:tab/><text:tab/><text:tab/>c.setName(line.substring(3));</text:p>
      <text:p text:style-name="P10"><text:tab/><text:tab/><text:tab/><text:tab/><text:tab/>}</text:p>
      <text:p text:style-name="P7"><text:span text:style-name="T9"><text:tab/><text:tab/><text:tab/><text:tab/><text:tab/></text:span><text:span text:style-name="T8">else</text:span><text:span text:style-name="T9"> </text:span><text:span text:style-name="T8">if</text:span><text:span text:style-name="T9"> (line.substring(0, 6).equals(</text:span><text:span text:style-name="T22">"EMAIL;"</text:span><text:span text:style-name="T9">)) </text:span></text:p>
      <text:p text:style-name="P10"><text:tab/><text:tab/><text:tab/><text:tab/><text:tab/>{</text:p>
      <text:p text:style-name="P7"><text:span text:style-name="T9"><text:tab/><text:tab/><text:tab/><text:tab/><text:tab/><text:tab/>EmailAddress ea = </text:span><text:span text:style-name="T8">new</text:span><text:span text:style-name="T9"> EmailAddress();</text:span></text:p>
      <text:p text:style-name="P7"><text:span text:style-name="T9"><text:tab/><text:tab/><text:tab/><text:tab/><text:tab/><text:tab/></text:span><text:span text:style-name="T8">if</text:span><text:span text:style-name="T9"> (line.toUpperCase().contains(</text:span><text:span text:style-name="T22">"TYPE=HOME"</text:span><text:span text:style-name="T9">)) {</text:span></text:p>
      <text:p text:style-name="P7"><text:span text:style-name="T9"><text:tab/><text:tab/><text:tab/><text:tab/><text:tab/><text:tab/><text:tab/>ea.setType(EmailAddress.Type.</text:span><text:span text:style-name="T20">HOME</text:span><text:span text:style-name="T9">);</text:span></text:p>
      <text:p text:style-name="P7"><text:span text:style-name="T9"><text:tab/><text:tab/><text:tab/><text:tab/><text:tab/><text:tab/>} </text:span><text:span text:style-name="T8">else</text:span><text:span text:style-name="T9"> </text:span><text:span text:style-name="T8">if</text:span><text:span text:style-name="T9"> (line.toUpperCase().contains(</text:span><text:span text:style-name="T22">"TYPE=WORK"</text:span><text:span text:style-name="T9">)) {</text:span></text:p>
      <text:p text:style-name="P7"><text:span text:style-name="T9"><text:tab/><text:tab/><text:tab/><text:tab/><text:tab/><text:tab/><text:tab/>ea.setType(EmailAddress.Type.</text:span><text:span text:style-name="T20">WORK</text:span><text:span text:style-name="T9">);</text:span></text:p>
      <text:p text:style-name="P10"><text:tab/><text:tab/><text:tab/><text:tab/><text:tab/><text:tab/>}</text:p>
      <text:p text:style-name="P7"><text:span text:style-name="T9"><text:tab/><text:tab/><text:tab/><text:tab/><text:tab/><text:tab/></text:span><text:span text:style-name="T8">if</text:span><text:span text:style-name="T9"> (line.toUpperCase().contains(</text:span><text:span text:style-name="T22">"TYPE=pref"</text:span><text:span text:style-name="T9">)) {</text:span></text:p>
      <text:p text:style-name="P7"><text:span text:style-name="T9"><text:tab/><text:tab/><text:tab/><text:tab/><text:tab/><text:tab/><text:tab/>ea.setPreferred(</text:span><text:span text:style-name="T8">true</text:span><text:span text:style-name="T9">);</text:span></text:p>
      <text:p text:style-name="P7"><text:span text:style-name="T9"><text:tab/><text:tab/><text:tab/><text:tab/><text:tab/><text:tab/>} </text:span><text:span text:style-name="T8">else</text:span><text:span text:style-name="T9"> {</text:span></text:p>
      <text:p text:style-name="P7"><text:span text:style-name="T9"><text:tab/><text:tab/><text:tab/><text:tab/><text:tab/><text:tab/><text:tab/>ea.setPreferred(</text:span><text:span text:style-name="T8">false</text:span><text:span text:style-name="T9">);</text:span></text:p>
      <text:p text:style-name="P10"><text:tab/><text:tab/><text:tab/><text:tab/><text:tab/><text:tab/>}</text:p>
      <text:p text:style-name="P7"><text:span text:style-name="T9"><text:tab/><text:tab/><text:tab/><text:tab/><text:tab/><text:tab/>ea.setAddress(line.substring(line.lastIndexOf(</text:span><text:span text:style-name="T22">":"</text:span><text:span text:style-name="T9">)+1));</text:span></text:p>
      <text:p text:style-name="P10"><text:tab/><text:tab/><text:tab/><text:tab/><text:tab/><text:tab/>c.addEmailAddress(ea);</text:p>
      <text:p text:style-name="P10"><text:tab/><text:tab/><text:tab/><text:tab/><text:tab/>} </text:p>
      <text:p text:style-name="P7"><text:span text:style-name="T9"><text:tab/><text:tab/><text:tab/><text:tab/><text:tab/></text:span><text:span text:style-name="T8">else</text:span><text:span text:style-name="T9"> </text:span><text:span text:style-name="T8">if</text:span><text:span text:style-name="T9"> (line.substring(0, 4).toUpperCase().equals(</text:span><text:span text:style-name="T22">"TEL;"</text:span><text:span text:style-name="T9">)) </text:span></text:p>
      <text:p text:style-name="P10"><text:tab/><text:tab/><text:tab/><text:tab/><text:tab/>{</text:p>
      <text:p text:style-name="P7"><text:span text:style-name="T9"><text:tab/><text:tab/><text:tab/><text:tab/><text:tab/><text:tab/>TelephoneNumber tel = </text:span><text:span text:style-name="T8">new</text:span><text:span text:style-name="T9"> TelephoneNumber();</text:span></text:p>
      <text:p text:style-name="P7"><text:span text:style-name="T9"><text:tab/><text:tab/><text:tab/><text:tab/><text:tab/><text:tab/></text:span><text:span text:style-name="T8">if</text:span><text:span text:style-name="T9"> (line.toUpperCase().contains(</text:span><text:span text:style-name="T22">"TYPE=HOME"</text:span><text:span text:style-name="T9">)) {</text:span></text:p>
      <text:p text:style-name="P7"><text:span text:style-name="T9"><text:tab/><text:tab/><text:tab/><text:tab/><text:tab/><text:tab/><text:tab/>tel.setType(TelephoneNumber.Type.</text:span><text:span text:style-name="T20">HOME</text:span><text:span text:style-name="T9">);</text:span></text:p>
      <text:p text:style-name="P7"><text:span text:style-name="T9"><text:tab/><text:tab/><text:tab/><text:tab/><text:tab/><text:tab/>} </text:span><text:span text:style-name="T8">else</text:span><text:span text:style-name="T9"> </text:span><text:span text:style-name="T8">if</text:span><text:span text:style-name="T9"> (line.toUpperCase().contains(</text:span><text:span text:style-name="T22">"TYPE=CELL"</text:span><text:span text:style-name="T9">)) {</text:span></text:p>
      <text:p text:style-name="P7"><text:span text:style-name="T9"><text:tab/><text:tab/><text:tab/><text:tab/><text:tab/><text:tab/><text:tab/>tel.setType(TelephoneNumber.Type.</text:span><text:span text:style-name="T20">CELL</text:span><text:span text:style-name="T9">);</text:span></text:p>
      <text:p text:style-name="P7"><text:span text:style-name="T9"><text:tab/><text:tab/><text:tab/><text:tab/><text:tab/><text:tab/>} </text:span><text:span text:style-name="T8">else</text:span><text:span text:style-name="T9"> </text:span><text:span text:style-name="T8">if</text:span><text:span text:style-name="T9"> (line.toUpperCase().contains(</text:span><text:span text:style-name="T22">"TYPE=WORK"</text:span><text:span text:style-name="T9">)) {</text:span></text:p>
      <text:p text:style-name="P7"><text:span text:style-name="T9"><text:tab/><text:tab/><text:tab/><text:tab/><text:tab/><text:tab/><text:tab/>tel.setType(TelephoneNumber.Type.</text:span><text:span text:style-name="T20">WORK</text:span><text:span text:style-name="T9">);</text:span></text:p>
      <text:p text:style-name="P10"><text:tab/><text:tab/><text:tab/><text:tab/><text:tab/><text:tab/>}</text:p>
      <text:p text:style-name="P7"><text:span text:style-name="T9"><text:tab/><text:tab/><text:tab/><text:tab/><text:tab/><text:tab/></text:span><text:span text:style-name="T8">if</text:span><text:span text:style-name="T9"> (line.toUpperCase().contains(</text:span><text:span text:style-name="T22">"TYPE=PREF"</text:span><text:span text:style-name="T9">)) {</text:span></text:p>
      <text:p text:style-name="P7"><text:span text:style-name="T9"><text:tab/><text:tab/><text:tab/><text:tab/><text:tab/><text:tab/><text:tab/>tel.setPreferred(</text:span><text:span text:style-name="T8">true</text:span><text:span text:style-name="T9">);</text:span></text:p>
      <text:p text:style-name="P7"><text:span text:style-name="T9"><text:tab/><text:tab/><text:tab/><text:tab/><text:tab/><text:tab/>} </text:span><text:span text:style-name="T8">else</text:span><text:span text:style-name="T9"> {</text:span></text:p>
      <text:p text:style-name="P7"><text:span text:style-name="T9"><text:tab/><text:tab/><text:tab/><text:tab/><text:tab/><text:tab/><text:tab/>tel.setPreferred(</text:span><text:span text:style-name="T8">false</text:span><text:span text:style-name="T9">);</text:span></text:p>
      <text:p text:style-name="P10"><text:tab/><text:tab/><text:tab/><text:tab/><text:tab/><text:tab/>}</text:p>
      <text:p text:style-name="P7"><text:span text:style-name="T9"><text:tab/><text:tab/><text:tab/><text:tab/><text:tab/><text:tab/>tel.setNumber(line.substring(line.lastIndexOf(</text:span><text:span text:style-name="T22">":"</text:span><text:span text:style-name="T9">)+1));</text:span></text:p>
      <text:p text:style-name="P10"><text:tab/><text:tab/><text:tab/><text:tab/><text:tab/><text:tab/>c.addTelephoneNumber(tel);</text:p>
      <text:p text:style-name="P10"><text:tab/><text:tab/><text:tab/><text:tab/><text:tab/>} </text:p>
      <text:p text:style-name="P7"><text:span text:style-name="T9"><text:tab/><text:tab/><text:tab/><text:tab/><text:tab/></text:span><text:span text:style-name="T8">else</text:span><text:span text:style-name="T9"> </text:span><text:span text:style-name="T8">if</text:span><text:span text:style-name="T9"> (line.substring(0, 4).toUpperCase().equals(</text:span><text:span text:style-name="T22">"ADR;"</text:span><text:span text:style-name="T9">)) </text:span></text:p>
      <text:p text:style-name="P10"><text:tab/><text:tab/><text:tab/><text:tab/><text:tab/>{</text:p>
      <text:p text:style-name="P7"><text:span text:style-name="T9"><text:tab/><text:tab/><text:tab/><text:tab/><text:tab/><text:tab/>Address a = </text:span><text:span text:style-name="T8">new</text:span><text:span text:style-name="T9"> Address();</text:span></text:p>
      <text:p text:style-name="P7"><text:span text:style-name="T9"><text:tab/><text:tab/><text:tab/><text:tab/><text:tab/><text:tab/></text:span><text:span text:style-name="T8">if</text:span><text:span text:style-name="T9"> (line.toUpperCase().contains(</text:span><text:span text:style-name="T22">"TYPE=HOME"</text:span><text:span text:style-name="T9">)) {</text:span></text:p>
      <text:p text:style-name="P7"><text:span text:style-name="T9"><text:tab/><text:tab/><text:tab/><text:tab/><text:tab/><text:tab/><text:tab/>a.setType(Address.Type.</text:span><text:span text:style-name="T20">HOME</text:span><text:span text:style-name="T9">);</text:span></text:p>
      <text:p text:style-name="P7"><text:span text:style-name="T9"><text:tab/><text:tab/><text:tab/><text:tab/><text:tab/><text:tab/>} </text:span><text:span text:style-name="T8">else</text:span><text:span text:style-name="T9"> </text:span><text:span text:style-name="T8">if</text:span><text:span text:style-name="T9"> (line.toUpperCase().contains(</text:span><text:span text:style-name="T22">"TYPE=WORK"</text:span><text:span text:style-name="T9">)) {</text:span></text:p>
      <text:p text:style-name="P7"><text:span text:style-name="T9"><text:tab/><text:tab/><text:tab/><text:tab/><text:tab/><text:tab/><text:tab/>a.setType(Address.Type.</text:span><text:span text:style-name="T20">WORK</text:span><text:span text:style-name="T9">);</text:span></text:p>
      <text:p text:style-name="P10"><text:tab/><text:tab/><text:tab/><text:tab/><text:tab/><text:tab/>}</text:p>
      <text:p text:style-name="P7"><text:span text:style-name="T9"><text:tab/><text:tab/><text:tab/><text:tab/><text:tab/><text:tab/></text:span><text:span text:style-name="T8">if</text:span><text:span text:style-name="T9"> (line.toUpperCase().contains(</text:span><text:span text:style-name="T22">"TYPE=PREF"</text:span><text:span text:style-name="T9">)) {</text:span></text:p>
      <text:p text:style-name="P7"><text:span text:style-name="T9"><text:tab/><text:tab/><text:tab/><text:tab/><text:tab/><text:tab/><text:tab/>a.setPreferred(</text:span><text:span text:style-name="T8">true</text:span><text:span text:style-name="T9">);</text:span></text:p>
      <text:p text:style-name="P7"><text:span text:style-name="T9"><text:tab/><text:tab/><text:tab/><text:tab/><text:tab/><text:tab/>} </text:span><text:span text:style-name="T8">else</text:span><text:span text:style-name="T9"> {</text:span></text:p>
      <text:p text:style-name="P7"><text:span text:style-name="T9"><text:tab/><text:tab/><text:tab/><text:tab/><text:tab/><text:tab/><text:tab/>a.setPreferred(</text:span><text:span text:style-name="T8">false</text:span><text:span text:style-name="T9">);</text:span></text:p>
      <text:p text:style-name="P10"><text:tab/><text:tab/><text:tab/><text:tab/><text:tab/><text:tab/>}</text:p>
      <text:p text:style-name="P7"><text:span text:style-name="T9"><text:tab/><text:tab/><text:tab/><text:tab/><text:tab/><text:tab/>String addressLine = line.substring(line.lastIndexOf(</text:span><text:span text:style-name="T22">":"</text:span><text:span text:style-name="T9">)+1);</text:span></text:p>
      <text:p text:style-name="P7"><text:span text:style-name="T9"><text:tab/><text:tab/><text:tab/><text:tab/><text:tab/><text:tab/>String[] parts = StringUtil.</text:span><text:span text:style-name="T10">splitWithoutTrimming</text:span><text:span text:style-name="T9">(addressLine, </text:span><text:span text:style-name="T22">';'</text:span><text:span text:style-name="T9">);</text:span></text:p>
      <text:p text:style-name="P7"><text:span text:style-name="T9"><text:tab/><text:tab/><text:tab/><text:tab/><text:tab/><text:tab/>a.setPOBoxNumber(</text:span><text:span text:style-name="T8">this</text:span><text:span text:style-name="T9">.clean(Structure.</text:span><text:span text:style-name="T20">VCARD30</text:span><text:span text:style-name="T9">, parts[0]));</text:span></text:p>
      <text:p text:style-name="P7"><text:span text:style-name="T9"><text:tab/><text:tab/><text:tab/><text:tab/><text:tab/><text:tab/>a.setExtendedAddress(</text:span><text:span text:style-name="T8">this</text:span><text:span text:style-name="T9">.clean(Structure.</text:span><text:span text:style-name="T20">VCARD30</text:span><text:span text:style-name="T9">, </text:span><text:soft-page-break/><text:span text:style-name="T9">parts[1]));</text:span></text:p>
      <text:p text:style-name="P7"><text:span text:style-name="T9"><text:tab/><text:tab/><text:tab/><text:tab/><text:tab/><text:tab/>a.setStreetAddress(</text:span><text:span text:style-name="T8">this</text:span><text:span text:style-name="T9">.clean(Structure.</text:span><text:span text:style-name="T20">VCARD30</text:span><text:span text:style-name="T9">, parts[2]));</text:span></text:p>
      <text:p text:style-name="P7"><text:span text:style-name="T9"><text:tab/><text:tab/><text:tab/><text:tab/><text:tab/><text:tab/>a.setCity(</text:span><text:span text:style-name="T8">this</text:span><text:span text:style-name="T9">.clean(Structure.</text:span><text:span text:style-name="T20">VCARD30</text:span><text:span text:style-name="T9">, parts[3]));</text:span></text:p>
      <text:p text:style-name="P7"><text:span text:style-name="T9"><text:tab/><text:tab/><text:tab/><text:tab/><text:tab/><text:tab/>a.setCounty(</text:span><text:span text:style-name="T8">this</text:span><text:span text:style-name="T9">.clean(Structure.</text:span><text:span text:style-name="T20">VCARD30</text:span><text:span text:style-name="T9">, parts[4]));</text:span></text:p>
      <text:p text:style-name="P7"><text:span text:style-name="T9"><text:tab/><text:tab/><text:tab/><text:tab/><text:tab/><text:tab/>a.setPostcode(</text:span><text:span text:style-name="T8">this</text:span><text:span text:style-name="T9">.clean(Structure.</text:span><text:span text:style-name="T20">VCARD30</text:span><text:span text:style-name="T9">, parts[5]));</text:span></text:p>
      <text:p text:style-name="P7"><text:span text:style-name="T9"><text:tab/><text:tab/><text:tab/><text:tab/><text:tab/><text:tab/>a.setCountry(</text:span><text:span text:style-name="T8">this</text:span><text:span text:style-name="T9">.clean(Structure.</text:span><text:span text:style-name="T20">VCARD30</text:span><text:span text:style-name="T9">, parts[6]));</text:span></text:p>
      <text:p text:style-name="P10"><text:tab/><text:tab/><text:tab/><text:tab/><text:tab/><text:tab/>c.addAddress(a);</text:p>
      <text:p text:style-name="P10"><text:tab/><text:tab/><text:tab/><text:tab/><text:tab/>}</text:p>
      <text:p text:style-name="P7"><text:span text:style-name="T9"><text:tab/><text:tab/><text:tab/><text:tab/><text:tab/></text:span><text:span text:style-name="T8">else</text:span><text:span text:style-name="T9"> </text:span><text:span text:style-name="T8">if</text:span><text:span text:style-name="T9"> (line.equals(</text:span><text:span text:style-name="T22">"END:VCARD"</text:span><text:span text:style-name="T9">)) </text:span></text:p>
      <text:p text:style-name="P10"><text:tab/><text:tab/><text:tab/><text:tab/><text:tab/>{</text:p>
      <text:p text:style-name="P10"><text:tab/><text:tab/><text:tab/><text:tab/><text:tab/><text:tab/>contacts.add(c);</text:p>
      <text:p text:style-name="P7"><text:span text:style-name="T9"><text:tab/><text:tab/><text:tab/><text:tab/><text:tab/><text:tab/>c = </text:span><text:span text:style-name="T8">null</text:span><text:span text:style-name="T9">;</text:span></text:p>
      <text:p text:style-name="P10"><text:tab/><text:tab/><text:tab/><text:tab/><text:tab/>}</text:p>
      <text:p text:style-name="P7"><text:span text:style-name="T9"><text:tab/><text:tab/><text:tab/><text:tab/>} </text:span><text:span text:style-name="T8">catch</text:span><text:span text:style-name="T9"> (Exception e) {</text:span></text:p>
      <text:p text:style-name="P7"><text:span text:style-name="T9"><text:tab/><text:tab/><text:tab/><text:tab/><text:tab/></text:span><text:span text:style-name="T29">//e.printStackTrace();</text:span></text:p>
      <text:p text:style-name="P7"><text:span text:style-name="T9"><text:tab/><text:tab/><text:tab/><text:tab/><text:tab/>JOptionPane.</text:span><text:span text:style-name="T10">showMessageDialog</text:span><text:span text:style-name="T9">(</text:span><text:span text:style-name="T8">null</text:span><text:span text:style-name="T9">, </text:span><text:span text:style-name="T22">"Could not load part of the file."</text:span><text:span text:style-name="T9">, </text:span><text:span text:style-name="T22">"Error:"</text:span><text:span text:style-name="T9">, JOptionPane.</text:span><text:span text:style-name="T20">ERROR_MESSAGE</text:span><text:span text:style-name="T9">);</text:span></text:p>
      <text:p text:style-name="P7"><text:span text:style-name="T9"><text:tab/><text:tab/><text:tab/><text:tab/><text:tab/></text:span><text:span text:style-name="T8">return</text:span><text:span text:style-name="T9"> contacts;</text:span></text:p>
      <text:p text:style-name="P10"><text:tab/><text:tab/><text:tab/><text:tab/>}</text:p>
      <text:p text:style-name="P10"><text:tab/><text:tab/><text:tab/>}</text:p>
      <text:p text:style-name="P10"><text:tab/><text:tab/><text:tab/></text:p>
      <text:p text:style-name="P7"><text:span text:style-name="T9"><text:tab/><text:tab/>} </text:span><text:span text:style-name="T8">catch</text:span><text:span text:style-name="T9"> (IOException e) {</text:span></text:p>
      <text:p text:style-name="P7"><text:span text:style-name="T9"><text:tab/><text:tab/><text:tab/></text:span><text:span text:style-name="T8">return</text:span><text:span text:style-name="T9"> contacts;</text:span></text:p>
      <text:p text:style-name="P10"><text:tab/><text:tab/>}</text:p>
      <text:p text:style-name="P7"><text:span text:style-name="T9"><text:tab/><text:tab/></text:span><text:span text:style-name="T8">return</text:span><text:span text:style-name="T9"> contacts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Import</text:span><text:span text:style-name="T9"> </text:span><text:span text:style-name="T16">contacts</text:span><text:span text:style-name="T9"> </text:span><text:span text:style-name="T16">from</text:span><text:span text:style-name="T9"> </text:span><text:span text:style-name="T16">a</text:span><text:span text:style-name="T9"> </text:span><text:span text:style-name="T16">BUAB</text:span><text:span text:style-name="T9"> </text:span><text:span text:style-name="T16">file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x</text:span><text:span text:style-name="T9"> </text:span><text:span text:style-name="T16">the</text:span><text:span text:style-name="T9"> </text:span><text:span text:style-name="T16">array</text:span><text:span text:style-name="T9"> </text:span><text:span text:style-name="T16">index</text:span><text:span text:style-name="T9"> </text:span><text:span text:style-name="T16">of</text:span><text:span text:style-name="T9"> </text:span><text:span text:style-name="T16">the</text:span><text:span text:style-name="T9"> </text:span><text:span text:style-name="T16">file</text:span><text:span text:style-name="T9"> </text:span><text:span text:style-name="T16">in</text:span><text:span text:style-name="T9"> </text:span><text:span text:style-name="T16">the</text:span><text:span text:style-name="T9"> </text:span><text:span text:style-name="T16">list</text:span><text:span text:style-name="T9"> </text:span><text:span text:style-name="T16">in</text:span><text:span text:style-name="T9"> </text:span><text:span text:style-name="T16">the</text:span><text:span text:style-name="T9"> </text:span><text:span text:style-name="T16">importer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a</text:span><text:span text:style-name="T9"> </text:span><text:span text:style-name="T16">list</text:span><text:span text:style-name="T9"> </text:span><text:span text:style-name="T16">of</text:span><text:span text:style-name="T9"> </text:span><text:span text:style-name="T16">contacts</text:span><text:span text:style-name="T9"> </text:span><text:span text:style-name="T16">from</text:span><text:span text:style-name="T9"> </text:span><text:span text:style-name="T16">the</text:span><text:span text:style-name="T9"> </text:span><text:span text:style-name="T16">BUAB</text:span><text:span text:style-name="T9"> </text:span><text:span text:style-name="T16">file.</text:span></text:p>
      <text:p text:style-name="P7"><text:span text:style-name="T9"><text:tab/> </text:span><text:span text:style-name="T16">*</text:span><text:span text:style-name="T9"> </text:span><text:span text:style-name="T18">@throws</text:span><text:span text:style-name="T9"> </text:span><text:span text:style-name="T16">FileNotFoundException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rivate</text:span><text:span text:style-name="T9"> ArrayList&lt;Contact&gt; importBUAB(</text:span><text:span text:style-name="T8">int</text:span><text:span text:style-name="T9"> x) </text:span><text:span text:style-name="T8">throws</text:span><text:span text:style-name="T9"> FileNotFoundException </text:span></text:p>
      <text:p text:style-name="P10"><text:tab/>{</text:p>
      <text:p text:style-name="P7"><text:span text:style-name="T9"><text:tab/><text:tab/>ArrayList&lt;Contact&gt; contacts = </text:span><text:span text:style-name="T8">new</text:span><text:span text:style-name="T9"> ArrayList&lt;Contact&gt;();</text:span></text:p>
      <text:p text:style-name="P7"><text:span text:style-name="T9"><text:tab/><text:tab/>Scanner scan = </text:span><text:span text:style-name="T8">new</text:span><text:span text:style-name="T9"> Scanner(</text:span><text:span text:style-name="T19">fs</text:span><text:span text:style-name="T9">.get(x));</text:span></text:p>
      <text:p text:style-name="P10"><text:tab/><text:tab/>String line;</text:p>
      <text:p text:style-name="P7"><text:span text:style-name="T9"><text:tab/><text:tab/></text:span><text:span text:style-name="T8">int</text:span><text:span text:style-name="T9"> i = 0;</text:span></text:p>
      <text:p text:style-name="P7"><text:span text:style-name="T9"><text:tab/><text:tab/></text:span><text:span text:style-name="T8">int</text:span><text:span text:style-name="T9"> lines_per_contact = 4;</text:span></text:p>
      <text:p text:style-name="P10"><text:tab/><text:tab/></text:p>
      <text:p text:style-name="P7"><text:span text:style-name="T9"><text:tab/><text:tab/>String forenames = </text:span><text:span text:style-name="T22">""</text:span><text:span text:style-name="T9">;</text:span></text:p>
      <text:p text:style-name="P7"><text:span text:style-name="T9"><text:tab/><text:tab/>String surname = </text:span><text:span text:style-name="T22">""</text:span><text:span text:style-name="T9">;</text:span></text:p>
      <text:p text:style-name="P7"><text:span text:style-name="T9"><text:tab/><text:tab/>TelephoneNumber homephone = </text:span><text:span text:style-name="T8">new</text:span><text:span text:style-name="T9"> TelephoneNumber();</text:span></text:p>
      <text:p text:style-name="P7"><text:span text:style-name="T9"><text:tab/><text:tab/>TelephoneNumber mobilephone = </text:span><text:span text:style-name="T8">new</text:span><text:span text:style-name="T9"> TelephoneNumber();</text:span></text:p>
      <text:p text:style-name="P10"><text:tab/><text:tab/></text:p>
      <text:p text:style-name="P7"><text:span text:style-name="T9"><text:tab/><text:tab/></text:span><text:span text:style-name="T8">while</text:span><text:span text:style-name="T9"> (scan.hasNextLine()) {</text:span></text:p>
      <text:p text:style-name="P10"><text:tab/><text:tab/><text:tab/>line = scan.nextLine();</text:p>
      <text:p text:style-name="P7"><text:span text:style-name="T9"><text:tab/><text:tab/><text:tab/></text:span><text:span text:style-name="T8">if</text:span><text:span text:style-name="T9"> (i == lines_per_contact) {</text:span></text:p>
      <text:p text:style-name="P10"><text:tab/><text:tab/><text:tab/><text:tab/>i = 0;</text:p>
      <text:p text:style-name="P10"><text:tab/><text:tab/><text:tab/>}</text:p>
      <text:p text:style-name="P10"><text:tab/><text:tab/><text:tab/></text:p>
      <text:p text:style-name="P7"><text:span text:style-name="T9"><text:tab/><text:tab/><text:tab/></text:span><text:span text:style-name="T8">switch</text:span><text:span text:style-name="T9"> (i) {</text:span></text:p>
      <text:p text:style-name="P7"><text:span text:style-name="T9"><text:tab/><text:tab/><text:tab/><text:tab/></text:span><text:span text:style-name="T8">case</text:span><text:span text:style-name="T9"> 0:</text:span></text:p>
      <text:p text:style-name="P7"><text:span text:style-name="T9"><text:tab/><text:tab/><text:tab/><text:tab/><text:tab/>String[] names = line.split(</text:span><text:span text:style-name="T22">" "</text:span><text:span text:style-name="T9">);</text:span></text:p>
      <text:p text:style-name="P7"><text:span text:style-name="T9"><text:tab/><text:tab/><text:tab/><text:tab/><text:tab/></text:span><text:span text:style-name="T8">for</text:span><text:span text:style-name="T9"> (</text:span><text:span text:style-name="T8">int</text:span><text:span text:style-name="T9"> j = 0; j &lt; names.</text:span><text:span text:style-name="T19">length</text:span><text:span text:style-name="T9">-1; j++) {</text:span></text:p>
      <text:p text:style-name="P10"><text:tab/><text:tab/><text:tab/><text:tab/><text:tab/><text:tab/>forenames += names[j];</text:p>
      <text:p text:style-name="P10"><text:tab/><text:tab/><text:tab/><text:tab/><text:tab/>}</text:p>
      <text:p text:style-name="P7"><text:span text:style-name="T9"><text:tab/><text:tab/><text:tab/><text:tab/><text:tab/>surname = names[names.</text:span><text:span text:style-name="T19">length</text:span><text:span text:style-name="T9">-1];</text:span></text:p>
      <text:p text:style-name="P7"><text:span text:style-name="T9"><text:tab/><text:tab/><text:tab/><text:tab/><text:tab/></text:span><text:span text:style-name="T8">break</text:span><text:span text:style-name="T9">;</text:span></text:p>
      <text:p text:style-name="P7"><text:span text:style-name="T9"><text:tab/><text:tab/><text:tab/><text:tab/></text:span><text:span text:style-name="T8">case</text:span><text:span text:style-name="T9"> 1:</text:span></text:p>
      <text:p text:style-name="P10"><text:tab/><text:tab/><text:tab/><text:tab/><text:tab/>homephone.setNumber(line);</text:p>
      <text:p text:style-name="P7"><text:span text:style-name="T9"><text:tab/><text:tab/><text:tab/><text:tab/><text:tab/>homephone.setType(TelephoneNumber.Type.</text:span><text:span text:style-name="T20">HOME</text:span><text:span text:style-name="T9">);</text:span></text:p>
      <text:p text:style-name="P7"><text:span text:style-name="T9"><text:tab/><text:tab/><text:tab/><text:tab/><text:tab/>homephone.setPreferred(</text:span><text:span text:style-name="T8">true</text:span><text:span text:style-name="T9">);</text:span></text:p>
      <text:p text:style-name="P7"><text:soft-page-break/><text:span text:style-name="T9"><text:tab/><text:tab/><text:tab/><text:tab/><text:tab/></text:span><text:span text:style-name="T8">break</text:span><text:span text:style-name="T9">;</text:span></text:p>
      <text:p text:style-name="P7"><text:span text:style-name="T9"><text:tab/><text:tab/><text:tab/><text:tab/></text:span><text:span text:style-name="T8">case</text:span><text:span text:style-name="T9"> 2:</text:span></text:p>
      <text:p text:style-name="P10"><text:tab/><text:tab/><text:tab/><text:tab/><text:tab/>mobilephone.setNumber(line);</text:p>
      <text:p text:style-name="P7"><text:span text:style-name="T9"><text:tab/><text:tab/><text:tab/><text:tab/><text:tab/>mobilephone.setType(TelephoneNumber.Type.</text:span><text:span text:style-name="T20">CELL</text:span><text:span text:style-name="T9">);</text:span></text:p>
      <text:p text:style-name="P7"><text:span text:style-name="T9"><text:tab/><text:tab/><text:tab/><text:tab/><text:tab/>mobilephone.setPreferred(</text:span><text:span text:style-name="T8">false</text:span><text:span text:style-name="T9">);</text:span></text:p>
      <text:p text:style-name="P7"><text:span text:style-name="T9"><text:tab/><text:tab/><text:tab/><text:tab/><text:tab/></text:span><text:span text:style-name="T8">break</text:span><text:span text:style-name="T9">;</text:span></text:p>
      <text:p text:style-name="P7"><text:span text:style-name="T9"><text:tab/><text:tab/><text:tab/><text:tab/></text:span><text:span text:style-name="T8">case</text:span><text:span text:style-name="T9"> 3:</text:span></text:p>
      <text:p text:style-name="P7"><text:span text:style-name="T9"><text:tab/><text:tab/><text:tab/><text:tab/><text:tab/>Contact c = </text:span><text:span text:style-name="T8">new</text:span><text:span text:style-name="T9"> Contact();</text:span></text:p>
      <text:p text:style-name="P10"><text:tab/><text:tab/><text:tab/><text:tab/><text:tab/>c.setForenames(forenames);</text:p>
      <text:p text:style-name="P10"><text:tab/><text:tab/><text:tab/><text:tab/><text:tab/>c.setSurname(surname);</text:p>
      <text:p text:style-name="P10"><text:tab/><text:tab/><text:tab/><text:tab/><text:tab/>c.addTelephoneNumber(homephone);</text:p>
      <text:p text:style-name="P10"><text:tab/><text:tab/><text:tab/><text:tab/><text:tab/>c.addTelephoneNumber(mobilephone);</text:p>
      <text:p text:style-name="P7"><text:span text:style-name="T9"><text:tab/><text:tab/><text:tab/><text:tab/><text:tab/><text:tab/>Address a = </text:span><text:span text:style-name="T8">new</text:span><text:span text:style-name="T9"> Address();</text:span></text:p>
      <text:p text:style-name="P7"><text:span text:style-name="T9"><text:tab/><text:tab/><text:tab/><text:tab/><text:tab/><text:tab/>a.setStreetAddress(line.replace(</text:span><text:span text:style-name="T22">", "</text:span><text:span text:style-name="T9">, </text:span><text:span text:style-name="T22">"\n"</text:span><text:span text:style-name="T9">).replace(</text:span><text:span text:style-name="T22">","</text:span><text:span text:style-name="T9">, </text:span><text:span text:style-name="T22">"\n"</text:span><text:span text:style-name="T9">));</text:span></text:p>
      <text:p text:style-name="P7"><text:span text:style-name="T9"><text:tab/><text:tab/><text:tab/><text:tab/><text:tab/><text:tab/>a.setType(Address.Type.</text:span><text:span text:style-name="T20">HOME</text:span><text:span text:style-name="T9">);</text:span></text:p>
      <text:p text:style-name="P7"><text:span text:style-name="T9"><text:tab/><text:tab/><text:tab/><text:tab/><text:tab/><text:tab/>a.setPreferred(</text:span><text:span text:style-name="T8">true</text:span><text:span text:style-name="T9">);</text:span></text:p>
      <text:p text:style-name="P10"><text:tab/><text:tab/><text:tab/><text:tab/><text:tab/><text:tab/>c.addAddress(a);</text:p>
      <text:p text:style-name="P10"><text:tab/><text:tab/><text:tab/><text:tab/><text:tab/>contacts.add(c);</text:p>
      <text:p text:style-name="P7"><text:span text:style-name="T9"><text:tab/><text:tab/><text:tab/><text:tab/><text:tab/>forenames = </text:span><text:span text:style-name="T22">""</text:span><text:span text:style-name="T9">;</text:span></text:p>
      <text:p text:style-name="P7"><text:span text:style-name="T9"><text:tab/><text:tab/><text:tab/><text:tab/><text:tab/>surname = </text:span><text:span text:style-name="T22">""</text:span><text:span text:style-name="T9">;</text:span></text:p>
      <text:p text:style-name="P7"><text:span text:style-name="T9"><text:tab/><text:tab/><text:tab/><text:tab/><text:tab/>homephone = </text:span><text:span text:style-name="T8">new</text:span><text:span text:style-name="T9"> TelephoneNumber();</text:span></text:p>
      <text:p text:style-name="P7"><text:span text:style-name="T9"><text:tab/><text:tab/><text:tab/><text:tab/><text:tab/>mobilephone = </text:span><text:span text:style-name="T8">new</text:span><text:span text:style-name="T9"> TelephoneNumber();</text:span></text:p>
      <text:p text:style-name="P7"><text:span text:style-name="T9"><text:tab/><text:tab/><text:tab/><text:tab/><text:tab/></text:span><text:span text:style-name="T8">break</text:span><text:span text:style-name="T9">;</text:span></text:p>
      <text:p text:style-name="P10"><text:tab/><text:tab/><text:tab/>}</text:p>
      <text:p text:style-name="P10"><text:tab/><text:tab/><text:tab/></text:p>
      <text:p text:style-name="P10"><text:tab/><text:tab/><text:tab/></text:p>
      <text:p text:style-name="P10"><text:tab/><text:tab/><text:tab/>i++;</text:p>
      <text:p text:style-name="P10"><text:tab/><text:tab/>}</text:p>
      <text:p text:style-name="P10"><text:tab/><text:tab/></text:p>
      <text:p text:style-name="P7"><text:span text:style-name="T9"><text:tab/><text:tab/></text:span><text:span text:style-name="T8">return</text:span><text:span text:style-name="T9"> contacts;</text:span></text:p>
      <text:p text:style-name="P10"><text:tab/>}</text:p>
      <text:p text:style-name="P10"><text:tab/></text:p>
      <text:p text:style-name="P7"/>
      <text:p text:style-name="P7"><text:span text:style-name="T9"><text:tab/></text:span><text:span text:style-name="T16">/**</text:span><text:span text:style-name="T9"> </text:span><text:span text:style-name="T16">File</text:span><text:span text:style-name="T9"> </text:span><text:span text:style-name="T16">extension</text:span><text:span text:style-name="T9"> </text:span><text:span text:style-name="T16">for</text:span><text:span text:style-name="T9"> </text:span><text:span text:style-name="T17">buab</text:span><text:span text:style-name="T9"> </text:span><text:span text:style-name="T16">**/</text:span></text:p>
      <text:p text:style-name="P7"><text:span text:style-name="T9"><text:tab/></text:span><text:span text:style-name="T8">public</text:span><text:span text:style-name="T9"> </text:span><text:span text:style-name="T8">static</text:span><text:span text:style-name="T9"> </text:span><text:span text:style-name="T8">final</text:span><text:span text:style-name="T9"> String </text:span><text:span text:style-name="T20">BUAB</text:span><text:span text:style-name="T9"> = </text:span><text:span text:style-name="T8">new</text:span><text:span text:style-name="T9"> String(</text:span><text:span text:style-name="T22">"buab"</text:span><text:span text:style-name="T9">);</text:span></text:p>
      <text:p text:style-name="P7"><text:span text:style-name="T9"><text:tab/></text:span><text:span text:style-name="T16">/**</text:span><text:span text:style-name="T9"> </text:span><text:span text:style-name="T16">File</text:span><text:span text:style-name="T9"> </text:span><text:span text:style-name="T16">extension</text:span><text:span text:style-name="T9"> </text:span><text:span text:style-name="T16">for</text:span><text:span text:style-name="T9"> </text:span><text:span text:style-name="T17">vcard</text:span><text:span text:style-name="T9"> </text:span><text:span text:style-name="T16">**/</text:span></text:p>
      <text:p text:style-name="P7"><text:span text:style-name="T9"><text:tab/></text:span><text:span text:style-name="T8">public</text:span><text:span text:style-name="T9"> </text:span><text:span text:style-name="T8">static</text:span><text:span text:style-name="T9"> </text:span><text:span text:style-name="T8">final</text:span><text:span text:style-name="T9"> String </text:span><text:span text:style-name="T20">VCARD_1</text:span><text:span text:style-name="T9"> = </text:span><text:span text:style-name="T8">new</text:span><text:span text:style-name="T9"> String(</text:span><text:span text:style-name="T22">"vcf"</text:span><text:span text:style-name="T9">);</text:span></text:p>
      <text:p text:style-name="P7"><text:span text:style-name="T9"><text:tab/></text:span><text:span text:style-name="T16">/**</text:span><text:span text:style-name="T9"> </text:span><text:span text:style-name="T16">Another</text:span><text:span text:style-name="T9"> </text:span><text:span text:style-name="T16">file</text:span><text:span text:style-name="T9"> </text:span><text:span text:style-name="T16">extension</text:span><text:span text:style-name="T9"> </text:span><text:span text:style-name="T16">for</text:span><text:span text:style-name="T9"> </text:span><text:span text:style-name="T17">vcard</text:span><text:span text:style-name="T9"> </text:span><text:span text:style-name="T16">**/</text:span></text:p>
      <text:p text:style-name="P7"><text:span text:style-name="T9"><text:tab/></text:span><text:span text:style-name="T8">public</text:span><text:span text:style-name="T9"> </text:span><text:span text:style-name="T8">static</text:span><text:span text:style-name="T9"> </text:span><text:span text:style-name="T8">final</text:span><text:span text:style-name="T9"> String </text:span><text:span text:style-name="T20">VCARD_2</text:span><text:span text:style-name="T9"> = </text:span><text:span text:style-name="T8">new</text:span><text:span text:style-name="T9"> String(</text:span><text:span text:style-name="T22">"vcard"</text:span><text:span text:style-name="T9">);</text:span>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Get</text:span><text:span text:style-name="T9"> </text:span><text:span text:style-name="T16">the</text:span><text:span text:style-name="T9"> </text:span><text:span text:style-name="T16">file</text:span><text:span text:style-name="T9"> </text:span><text:span text:style-name="T16">extension</text:span><text:span text:style-name="T9"> </text:span><text:span text:style-name="T16">from</text:span><text:span text:style-name="T9"> </text:span><text:span text:style-name="T16">a</text:span><text:span text:style-name="T9"> </text:span><text:span text:style-name="T16">file</text:span><text:span text:style-name="T9"> </text:span><text:span text:style-name="T16">object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f</text:span><text:span text:style-name="T9"> </text:span><text:span text:style-name="T16">the</text:span><text:span text:style-name="T9"> </text:span><text:span text:style-name="T16">file</text:span><text:span text:style-name="T9"> </text:span><text:span text:style-name="T16">object</text:span><text:span text:style-name="T9"> </text:span><text:span text:style-name="T16">to</text:span><text:span text:style-name="T9"> </text:span><text:span text:style-name="T16">get</text:span><text:span text:style-name="T9"> </text:span><text:span text:style-name="T16">the</text:span><text:span text:style-name="T9"> </text:span><text:span text:style-name="T16">extension</text:span><text:span text:style-name="T9"> </text:span><text:span text:style-name="T16">for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he</text:span><text:span text:style-name="T9"> </text:span><text:span text:style-name="T16">file</text:span><text:span text:style-name="T9"> </text:span><text:span text:style-name="T16">extension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static</text:span><text:span text:style-name="T9"> String getFileExtension(File f) {</text:span></text:p>
      <text:p text:style-name="P7"><text:span text:style-name="T9"><text:s text:c="8"/>String ext = </text:span><text:span text:style-name="T22">""</text:span><text:span text:style-name="T9">;</text:span></text:p>
      <text:p text:style-name="P10"><text:s text:c="8"/>String s = f.getName();</text:p>
      <text:p text:style-name="P7"><text:span text:style-name="T9"><text:s text:c="8"/></text:span><text:span text:style-name="T8">int</text:span><text:span text:style-name="T9"> i = s.lastIndexOf(</text:span><text:span text:style-name="T22">'.'</text:span><text:span text:style-name="T9">);</text:span></text:p>
      <text:p text:style-name="P7"/>
      <text:p text:style-name="P7"><text:span text:style-name="T9"><text:s text:c="8"/></text:span><text:span text:style-name="T8">if</text:span><text:span text:style-name="T9"> (i &gt; 0 &amp;&amp; <text:s/>i &lt; s.length() - 1) {</text:span></text:p>
      <text:p text:style-name="P10"><text:s text:c="12"/>ext = s.substring(i+1).toLowerCase();</text:p>
      <text:p text:style-name="P10"><text:s text:c="8"/>}</text:p>
      <text:p text:style-name="P7"><text:span text:style-name="T9"><text:s text:c="8"/></text:span><text:span text:style-name="T8">return</text:span><text:span text:style-name="T9"> ext;</text:span></text:p>
      <text:p text:style-name="P10"><text:s text:c="4"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Checks</text:span><text:span text:style-name="T9"> </text:span><text:span text:style-name="T16">whether</text:span><text:span text:style-name="T9"> </text:span><text:span text:style-name="T16">the</text:span><text:span text:style-name="T9"> </text:span><text:span text:style-name="T16">file</text:span><text:span text:style-name="T9"> </text:span><text:span text:style-name="T16">has</text:span><text:span text:style-name="T9"> </text:span><text:span text:style-name="T16">a</text:span><text:span text:style-name="T9"> </text:span><text:span text:style-name="T16">valid</text:span><text:span text:style-name="T9"> </text:span><text:span text:style-name="T16">extension.</text:span><text:span text:style-name="T9"> 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f</text:span><text:span text:style-name="T9"> </text:span><text:span text:style-name="T16">the</text:span><text:span text:style-name="T9"> </text:span><text:span text:style-name="T16">file</text:span><text:span text:style-name="T9"> </text:span><text:span text:style-name="T16">to</text:span><text:span text:style-name="T9"> </text:span><text:span text:style-name="T16">check</text:span><text:span text:style-name="T9"> </text:span><text:span text:style-name="T16">the</text:span><text:span text:style-name="T9"> </text:span><text:span text:style-name="T16">extension</text:span><text:span text:style-name="T9"> </text:span><text:span text:style-name="T16">on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rue</text:span><text:span text:style-name="T9"> </text:span><text:span text:style-name="T16">on</text:span><text:span text:style-name="T9"> </text:span><text:span text:style-name="T16">valid</text:span><text:span text:style-name="T9"> </text:span><text:span text:style-name="T16">extension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static</text:span><text:span text:style-name="T9"> </text:span><text:span text:style-name="T8">boolean</text:span><text:span text:style-name="T9"> isValidExtension(File f) {</text:span></text:p>
      <text:p text:style-name="P10"><text:tab/><text:tab/>String s = Importer.<text:span text:style-name="T28">getFileExtension</text:span>(f);</text:p>
      <text:p text:style-name="P7"><text:span text:style-name="T9"><text:tab/><text:tab/></text:span><text:span text:style-name="T8">if</text:span><text:span text:style-name="T9"> (s.equals(Importer.</text:span><text:span text:style-name="T20">BUAB</text:span><text:span text:style-name="T9">) || s.equals(Importer.</text:span><text:span text:style-name="T20">VCARD_1</text:span><text:span text:style-name="T9">) || s.equals(Importer.</text:span><text:span text:style-name="T20">VCARD_2</text:span><text:span text:style-name="T9">)) {</text:span></text:p>
      <text:p text:style-name="P7"><text:span text:style-name="T9"><text:tab/><text:tab/><text:tab/></text:span><text:span text:style-name="T8">return</text:span><text:span text:style-name="T9"> </text:span><text:span text:style-name="T8">true</text:span><text:span text:style-name="T9">;</text:span></text:p>
      <text:p text:style-name="P7"><text:span text:style-name="T9"><text:tab/><text:tab/>} </text:span><text:span text:style-name="T8">else</text:span><text:span text:style-name="T9"> {</text:span></text:p>
      <text:p text:style-name="P7"><text:soft-page-break/><text:span text:style-name="T9"><text:tab/><text:tab/><text:tab/></text:span><text:span text:style-name="T8">return</text:span><text:span text:style-name="T9"> </text:span><text:span text:style-name="T8">false</text:span><text:span text:style-name="T9">;</text:span></text:p>
      <text:p text:style-name="P10"><text:tab/><text:tab/>}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Reads</text:span><text:span text:style-name="T9"> </text:span><text:span text:style-name="T16">the</text:span><text:span text:style-name="T9"> </text:span><text:span text:style-name="T16">VCard</text:span><text:span text:style-name="T9"> </text:span><text:span text:style-name="T16">file</text:span><text:span text:style-name="T9"> </text:span><text:span text:style-name="T16">and</text:span><text:span text:style-name="T9"> </text:span><text:span text:style-name="T16">returns</text:span><text:span text:style-name="T9"> </text:span><text:span text:style-name="T16">the</text:span><text:span text:style-name="T9"> </text:span><text:span text:style-name="T16">version</text:span><text:span text:style-name="T9"> </text:span><text:span text:style-name="T16">in</text:span><text:span text:style-name="T9"> </text:span><text:span text:style-name="T16">a</text:span><text:span text:style-name="T9"> </text:span><text:span text:style-name="T16">Structure</text:span><text:span text:style-name="T9"> </text:span><text:span text:style-name="T16">enumeration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f</text:span><text:span text:style-name="T9"> </text:span><text:span text:style-name="T16">the</text:span><text:span text:style-name="T9"> </text:span><text:span text:style-name="T16">VCard</text:span><text:span text:style-name="T9"> </text:span><text:span text:style-name="T16">file</text:span><text:span text:style-name="T9"> </text:span><text:span text:style-name="T16">to</text:span><text:span text:style-name="T9"> </text:span><text:span text:style-name="T16">check</text:span><text:span text:style-name="T9"> </text:span><text:span text:style-name="T16">the</text:span><text:span text:style-name="T9"> </text:span><text:span text:style-name="T16">version</text:span><text:span text:style-name="T9"> </text:span><text:span text:style-name="T16">of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he</text:span><text:span text:style-name="T9"> </text:span><text:span text:style-name="T16">version</text:span><text:span text:style-name="T9"> </text:span><text:span text:style-name="T16">in</text:span><text:span text:style-name="T9"> </text:span><text:span text:style-name="T16">a</text:span><text:span text:style-name="T9"> </text:span><text:span text:style-name="T16">Structure</text:span><text:span text:style-name="T9"> </text:span><text:span text:style-name="T16">enumeration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static</text:span><text:span text:style-name="T9"> Structure getVCardVersion(File f) {</text:span></text:p>
      <text:p text:style-name="P7"><text:span text:style-name="T9"><text:tab/><text:tab/> </text:span><text:span text:style-name="T29">// read part of the file and determine it's </text:span><text:span text:style-name="T30">vcard</text:span><text:span text:style-name="T29"> version?</text:span></text:p>
      <text:p text:style-name="P7"><text:span text:style-name="T9"><text:tab/><text:tab/></text:span><text:span text:style-name="T8">try</text:span><text:span text:style-name="T9"> {</text:span></text:p>
      <text:p text:style-name="P7"><text:span text:style-name="T9"><text:tab/><text:tab/><text:tab/>String file = </text:span><text:span text:style-name="T22">""</text:span><text:span text:style-name="T9">;</text:span></text:p>
      <text:p text:style-name="P7"><text:span text:style-name="T9"><text:tab/><text:tab/><text:tab/>String line = </text:span><text:span text:style-name="T22">""</text:span><text:span text:style-name="T9">;</text:span></text:p>
      <text:p text:style-name="P7"><text:span text:style-name="T9"><text:tab/><text:tab/><text:tab/>BufferedReader reader = </text:span><text:span text:style-name="T8">new</text:span><text:span text:style-name="T9"> BufferedReader(</text:span><text:span text:style-name="T8">new</text:span><text:span text:style-name="T9"> FileReader(f));</text:span></text:p>
      <text:p text:style-name="P7"><text:span text:style-name="T9"><text:tab/><text:tab/><text:tab/></text:span><text:span text:style-name="T8">while</text:span><text:span text:style-name="T9"> ((line = reader.readLine()) != </text:span><text:span text:style-name="T8">null</text:span><text:span text:style-name="T9">) {</text:span></text:p>
      <text:p text:style-name="P10"><text:tab/><text:tab/><text:tab/><text:tab/>file += line;</text:p>
      <text:p text:style-name="P10"><text:tab/><text:tab/><text:tab/>}</text:p>
      <text:p text:style-name="P7"><text:span text:style-name="T9"><text:tab/><text:tab/><text:tab/></text:span><text:span text:style-name="T8">if</text:span><text:span text:style-name="T9"> (file.length() == 0) {</text:span></text:p>
      <text:p text:style-name="P7"><text:span text:style-name="T9"><text:tab/><text:tab/><text:tab/><text:tab/></text:span><text:span text:style-name="T8">return</text:span><text:span text:style-name="T9"> Structure.</text:span><text:span text:style-name="T20">VCARD30</text:span><text:span text:style-name="T9">;</text:span></text:p>
      <text:p text:style-name="P7"><text:span text:style-name="T9"><text:tab/><text:tab/><text:tab/>} </text:span><text:span text:style-name="T8">else</text:span><text:span text:style-name="T9"> </text:span><text:span text:style-name="T8">if</text:span><text:span text:style-name="T9"> (file.contains(</text:span><text:span text:style-name="T22">"VERSION:3.0"</text:span><text:span text:style-name="T9">)) {</text:span></text:p>
      <text:p text:style-name="P7"><text:span text:style-name="T9"><text:tab/><text:tab/><text:tab/><text:tab/></text:span><text:span text:style-name="T8">return</text:span><text:span text:style-name="T9"> Structure.</text:span><text:span text:style-name="T20">VCARD30</text:span><text:span text:style-name="T9">;</text:span></text:p>
      <text:p text:style-name="P7"><text:span text:style-name="T9"><text:tab/><text:tab/><text:tab/>} </text:span><text:span text:style-name="T8">else</text:span><text:span text:style-name="T9"> </text:span><text:span text:style-name="T8">if</text:span><text:span text:style-name="T9"> (file.contains(</text:span><text:span text:style-name="T22">"VERSION:2.1"</text:span><text:span text:style-name="T9">)) {</text:span></text:p>
      <text:p text:style-name="P7"><text:span text:style-name="T9"><text:tab/><text:tab/><text:tab/><text:tab/></text:span><text:span text:style-name="T8">return</text:span><text:span text:style-name="T9"> Structure.</text:span><text:span text:style-name="T20">VCARD21</text:span><text:span text:style-name="T9">;</text:span></text:p>
      <text:p text:style-name="P10"><text:tab/><text:tab/><text:tab/>}</text:p>
      <text:p text:style-name="P7"><text:span text:style-name="T9"><text:tab/><text:tab/>} </text:span><text:span text:style-name="T8">catch</text:span><text:span text:style-name="T9"> (IOException e) { </text:span></text:p>
      <text:p text:style-name="P7"><text:span text:style-name="T9"><text:tab/><text:tab/><text:tab/>JOptionPane.</text:span><text:span text:style-name="T10">showMessageDialog</text:span><text:span text:style-name="T9">(</text:span><text:span text:style-name="T8">null</text:span><text:span text:style-name="T9">, </text:span><text:span text:style-name="T22">"Could not get VCard version from file:\r\n "</text:span><text:span text:style-name="T9"> + f.getAbsolutePath(), </text:span><text:span text:style-name="T22">"Error: "</text:span><text:span text:style-name="T9">, JOptionPane.</text:span><text:span text:style-name="T20">ERROR_MESSAGE</text:span><text:span text:style-name="T9">);</text:span></text:p>
      <text:p text:style-name="P10"><text:tab/><text:tab/>}</text:p>
      <text:p text:style-name="P7"><text:span text:style-name="T9"><text:tab/><text:tab/></text:span><text:span text:style-name="T8">return</text:span><text:span text:style-name="T9"> </text:span><text:span text:style-name="T8">null</text:span><text:span text:style-name="T9">;</text:span></text:p>
      <text:p text:style-name="P10"><text:tab/>}</text:p>
      <text:p text:style-name="P8"><text:span text:style-name="T12">}</text:span></text:p>
      <text:p text:style-name="P8"><text:span text:style-name="T14"/></text:p>
      <text:p text:style-name="P7"><text:span text:style-name="T8">package</text:span><text:span text:style-name="T13"> org.ag.addressbook;</text:span></text:p>
      <text:p text:style-name="P7"/>
      <text:p text:style-name="P7"><text:span text:style-name="T8">import</text:span><text:span text:style-name="T9"> java.io.BufferedWriter;</text:span></text:p>
      <text:p text:style-name="P7"><text:span text:style-name="T8">import</text:span><text:span text:style-name="T9"> java.io.File;</text:span></text:p>
      <text:p text:style-name="P7"><text:span text:style-name="T8">import</text:span><text:span text:style-name="T9"> java.io.FileWriter;</text:span></text:p>
      <text:p text:style-name="P7"><text:span text:style-name="T8">import</text:span><text:span text:style-name="T9"> java.io.IOException;</text:span></text:p>
      <text:p text:style-name="P7"><text:span text:style-name="T8">import</text:span><text:span text:style-name="T9"> java.util.ArrayList;</text:span></text:p>
      <text:p text:style-name="P7"/>
      <text:p text:style-name="P7"><text:span text:style-name="T8">import</text:span><text:span text:style-name="T9"> org.ag.addressbook.property.Address;</text:span></text:p>
      <text:p text:style-name="P7"><text:span text:style-name="T8">import</text:span><text:span text:style-name="T9"> org.ag.addressbook.property.EmailAddress;</text:span></text:p>
      <text:p text:style-name="P7"><text:span text:style-name="T8">import</text:span><text:span text:style-name="T9"> org.ag.addressbook.property.TelephoneNumber;</text:span></text:p>
      <text:p text:style-name="P7"/>
      <text:p text:style-name="P9">/**</text:p>
      <text:p text:style-name="P7"><text:span text:style-name="T9"><text:s/></text:span><text:span text:style-name="T16">*</text:span><text:span text:style-name="T9"> </text:span><text:span text:style-name="T16">Exporter</text:span></text:p>
      <text:p text:style-name="P7"><text:span text:style-name="T9"><text:s/></text:span><text:span text:style-name="T16">*</text:span><text:span text:style-name="T9"> </text:span><text:span text:style-name="T16">This</text:span><text:span text:style-name="T9"> </text:span><text:span text:style-name="T16">is</text:span><text:span text:style-name="T9"> </text:span><text:span text:style-name="T16">used</text:span><text:span text:style-name="T9"> </text:span><text:span text:style-name="T16">to</text:span><text:span text:style-name="T9"> </text:span><text:span text:style-name="T16">save</text:span><text:span text:style-name="T9"> </text:span><text:span text:style-name="T16">address</text:span><text:span text:style-name="T9"> </text:span><text:span text:style-name="T16">book</text:span><text:span text:style-name="T9"> </text:span><text:span text:style-name="T17">isntances</text:span><text:span text:style-name="T9"> </text:span><text:span text:style-name="T16">to</text:span><text:span text:style-name="T9"> </text:span><text:span text:style-name="T16">a</text:span><text:span text:style-name="T9"> </text:span><text:span text:style-name="T16">file.</text:span></text:p>
      <text:p text:style-name="P7"><text:span text:style-name="T9"><text:s/></text:span><text:span text:style-name="T16">*</text:span><text:span text:style-name="T9"> </text:span><text:span text:style-name="T16">You</text:span><text:span text:style-name="T9"> </text:span><text:span text:style-name="T16">can</text:span><text:span text:style-name="T9"> </text:span><text:span text:style-name="T16">override</text:span><text:span text:style-name="T9"> </text:span><text:span text:style-name="T16">or</text:span><text:span text:style-name="T9"> </text:span><text:span text:style-name="T16">edit</text:span><text:span text:style-name="T9"> </text:span><text:span text:style-name="T16">this</text:span><text:span text:style-name="T9"> </text:span><text:span text:style-name="T16">class</text:span><text:span text:style-name="T9"> </text:span><text:span text:style-name="T16">to</text:span><text:span text:style-name="T9"> </text:span><text:span text:style-name="T16">implement</text:span><text:span text:style-name="T9"> </text:span><text:span text:style-name="T16">extra</text:span><text:span text:style-name="T9"> </text:span><text:span text:style-name="T16">data/file</text:span><text:span text:style-name="T9"> </text:span><text:span text:style-name="T16">structures.</text:span></text:p>
      <text:p text:style-name="P7"><text:span text:style-name="T9"><text:s/></text:span><text:span text:style-name="T16">*</text:span><text:span text:style-name="T9"> </text:span><text:span text:style-name="T18">@author</text:span><text:span text:style-name="T9"> </text:span><text:span text:style-name="T17">Ashley</text:span><text:span text:style-name="T9"> </text:span><text:span text:style-name="T17">Gwinnell</text:span></text:p>
      <text:p text:style-name="P7"><text:span text:style-name="T9"><text:s/></text:span><text:span text:style-name="T16">*/</text:span></text:p>
      <text:p text:style-name="P7"><text:span text:style-name="T8">public</text:span><text:span text:style-name="T9"> </text:span><text:span text:style-name="T8">class</text:span><text:span text:style-name="T9"> Exporter </text:span></text:p>
      <text:p text:style-name="P10">{</text:p>
      <text:p text:style-name="P7"><text:span text:style-name="T9"><text:tab/></text:span><text:span text:style-name="T8">private</text:span><text:span text:style-name="T9"> File </text:span><text:span text:style-name="T19">f</text:span><text:span text:style-name="T9">;</text:span></text:p>
      <text:p text:style-name="P7"><text:span text:style-name="T9"><text:tab/></text:span><text:span text:style-name="T8">private</text:span><text:span text:style-name="T9"> ArrayList&lt;Contact&gt; </text:span><text:span text:style-name="T19">contacts</text:span><text:span text:style-name="T9">;</text:span>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Create</text:span><text:span text:style-name="T9"> </text:span><text:span text:style-name="T16">a</text:span><text:span text:style-name="T9"> </text:span><text:span text:style-name="T16">new</text:span><text:span text:style-name="T9"> </text:span><text:span text:style-name="T16">Exporter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Exporter(File f, ArrayList&lt;Contact&gt; contacts) </text:span></text:p>
      <text:p text:style-name="P10"><text:tab/>{</text:p>
      <text:p text:style-name="P7"><text:span text:style-name="T9"><text:tab/><text:tab/></text:span><text:span text:style-name="T8">this</text:span><text:span text:style-name="T9">.</text:span><text:span text:style-name="T19">f</text:span><text:span text:style-name="T9"> = f;</text:span></text:p>
      <text:p text:style-name="P7"><text:span text:style-name="T9"><text:tab/><text:tab/></text:span><text:span text:style-name="T8">this</text:span><text:span text:style-name="T9">.</text:span><text:span text:style-name="T19">contacts</text:span><text:span text:style-name="T9"> = contacts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Write</text:span><text:span text:style-name="T9"> </text:span><text:span text:style-name="T16">the</text:span><text:span text:style-name="T9"> </text:span><text:span text:style-name="T16">list</text:span><text:span text:style-name="T9"> </text:span><text:span text:style-name="T16">of</text:span><text:span text:style-name="T9"> </text:span><text:span text:style-name="T16">contacts</text:span><text:span text:style-name="T9"> </text:span><text:span text:style-name="T16">to</text:span><text:span text:style-name="T9"> </text:span><text:span text:style-name="T16">the</text:span><text:span text:style-name="T9"> </text:span><text:span text:style-name="T16">file,</text:span><text:span text:style-name="T9"> </text:span><text:span text:style-name="T16">overwriting</text:span><text:span text:style-name="T9"> </text:span><text:span text:style-name="T16">the</text:span><text:span text:style-name="T9"> </text:span><text:span text:style-name="T16">file.</text:span></text:p>
      <text:p text:style-name="P7"><text:span text:style-name="T9"><text:tab/> </text:span><text:span text:style-name="T16">*</text:span><text:span text:style-name="T9"> </text:span><text:span text:style-name="T16">This</text:span><text:span text:style-name="T9"> </text:span><text:span text:style-name="T16">method</text:span><text:span text:style-name="T9"> </text:span><text:span text:style-name="T16">should</text:span><text:span text:style-name="T9"> </text:span><text:span text:style-name="T16">determine</text:span><text:span text:style-name="T9"> </text:span><text:span text:style-name="T16">the</text:span><text:span text:style-name="T9"> </text:span><text:span text:style-name="T16">file</text:span><text:span text:style-name="T9"> </text:span><text:span text:style-name="T16">type</text:span><text:span text:style-name="T9"> </text:span><text:span text:style-name="T16">and</text:span><text:span text:style-name="T9"> </text:span><text:span text:style-name="T16">how</text:span><text:span text:style-name="T9"> </text:span><text:span text:style-name="T16">to</text:span><text:span text:style-name="T9"> </text:span><text:span text:style-name="T16">write</text:span><text:span text:style-name="T9"> </text:span><text:span text:style-name="T16">that</text:span><text:span text:style-name="T9"> </text:span><text:span text:style-name="T16">file.</text:span></text:p>
      <text:p text:style-name="P7"><text:soft-page-break/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write() {</text:span></text:p>
      <text:p text:style-name="P7"><text:span text:style-name="T9"><text:tab/><text:tab/>String ext = Importer.</text:span><text:span text:style-name="T10">getFileExtension</text:span><text:span text:style-name="T9">(</text:span><text:span text:style-name="T8">this</text:span><text:span text:style-name="T9">.</text:span><text:span text:style-name="T19">f</text:span><text:span text:style-name="T9">);</text:span></text:p>
      <text:p text:style-name="P7"><text:span text:style-name="T9"><text:tab/><text:tab/></text:span><text:span text:style-name="T8">if</text:span><text:span text:style-name="T9"> (ext.equals(Importer.</text:span><text:span text:style-name="T20">BUAB</text:span><text:span text:style-name="T9">)) {</text:span></text:p>
      <text:p text:style-name="P7"><text:span text:style-name="T9"><text:tab/><text:tab/><text:tab/></text:span><text:span text:style-name="T8">this</text:span><text:span text:style-name="T9">.write(Structure.</text:span><text:span text:style-name="T20">BUAB</text:span><text:span text:style-name="T9">);</text:span></text:p>
      <text:p text:style-name="P7"><text:span text:style-name="T9"><text:tab/><text:tab/>} </text:span><text:span text:style-name="T8">else</text:span><text:span text:style-name="T9"> </text:span><text:span text:style-name="T8">if</text:span><text:span text:style-name="T9"> (ext.equals(Importer.</text:span><text:span text:style-name="T20">VCARD_1</text:span><text:span text:style-name="T9">) || ext.equals(Importer.</text:span><text:span text:style-name="T20">VCARD_2</text:span><text:span text:style-name="T9">)) {</text:span></text:p>
      <text:p text:style-name="P7"><text:span text:style-name="T9"><text:tab/><text:tab/><text:tab/>Structure s = Importer.</text:span><text:span text:style-name="T10">getVCardVersion</text:span><text:span text:style-name="T9">(</text:span><text:span text:style-name="T8">this</text:span><text:span text:style-name="T9">.</text:span><text:span text:style-name="T19">f</text:span><text:span text:style-name="T9">);</text:span></text:p>
      <text:p text:style-name="P7"><text:span text:style-name="T9"><text:tab/><text:tab/><text:tab/></text:span><text:span text:style-name="T8">if</text:span><text:span text:style-name="T9"> (s == </text:span><text:span text:style-name="T8">null</text:span><text:span text:style-name="T9">) {</text:span></text:p>
      <text:p text:style-name="P7"><text:span text:style-name="T9"><text:tab/><text:tab/><text:tab/><text:tab/></text:span><text:span text:style-name="T8">return</text:span><text:span text:style-name="T9">;</text:span></text:p>
      <text:p text:style-name="P10"><text:tab/><text:tab/><text:tab/>}</text:p>
      <text:p text:style-name="P7"><text:span text:style-name="T9"><text:tab/><text:tab/><text:tab/></text:span><text:span text:style-name="T8">this</text:span><text:span text:style-name="T9">.write(s);</text:span></text:p>
      <text:p text:style-name="P10"><text:tab/><text:tab/>}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Writes</text:span><text:span text:style-name="T9"> </text:span><text:span text:style-name="T16">to</text:span><text:span text:style-name="T9"> </text:span><text:span text:style-name="T16">the</text:span><text:span text:style-name="T9"> </text:span><text:span text:style-name="T16">file</text:span><text:span text:style-name="T9"> </text:span><text:span text:style-name="T16">from</text:span><text:span text:style-name="T9"> </text:span><text:span text:style-name="T16">a</text:span><text:span text:style-name="T9"> </text:span><text:span text:style-name="T16">structure</text:span><text:span text:style-name="T9"> </text:span><text:span text:style-name="T17">enum</text:span><text:span text:style-name="T16">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s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rivate</text:span><text:span text:style-name="T9"> </text:span><text:span text:style-name="T8">void</text:span><text:span text:style-name="T9"> write(Structure s) {</text:span></text:p>
      <text:p text:style-name="P7"><text:span text:style-name="T9"><text:tab/><text:tab/></text:span><text:span text:style-name="T8">if</text:span><text:span text:style-name="T9"> (s.equals(Structure.</text:span><text:span text:style-name="T20">BUAB</text:span><text:span text:style-name="T9">)) {</text:span></text:p>
      <text:p text:style-name="P7"><text:span text:style-name="T9"><text:tab/><text:tab/><text:tab/></text:span><text:span text:style-name="T8">this</text:span><text:span text:style-name="T9">.writeBUAB();</text:span></text:p>
      <text:p text:style-name="P7"><text:span text:style-name="T9"><text:tab/><text:tab/>} </text:span><text:span text:style-name="T8">else</text:span><text:span text:style-name="T9"> </text:span><text:span text:style-name="T8">if</text:span><text:span text:style-name="T9"> (s.equals(Structure.</text:span><text:span text:style-name="T20">VCARD21</text:span><text:span text:style-name="T9">)) {</text:span></text:p>
      <text:p text:style-name="P7"><text:span text:style-name="T9"><text:tab/><text:tab/><text:tab/> </text:span><text:span text:style-name="T8">this</text:span><text:span text:style-name="T9">.writeVCARD21();</text:span></text:p>
      <text:p text:style-name="P7"><text:span text:style-name="T9"><text:tab/><text:tab/>} </text:span><text:span text:style-name="T8">else</text:span><text:span text:style-name="T9"> </text:span><text:span text:style-name="T8">if</text:span><text:span text:style-name="T9"> (s.equals(Structure.</text:span><text:span text:style-name="T20">VCARD30</text:span><text:span text:style-name="T9">)) {</text:span></text:p>
      <text:p text:style-name="P7"><text:span text:style-name="T9"><text:tab/><text:tab/><text:tab/></text:span><text:span text:style-name="T8">this</text:span><text:span text:style-name="T9">.writeVCARD30();</text:span></text:p>
      <text:p text:style-name="P10"><text:tab/><text:tab/>}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Write</text:span><text:span text:style-name="T9"> </text:span><text:span text:style-name="T16">a</text:span><text:span text:style-name="T9"> </text:span><text:span text:style-name="T16">BUAB</text:span><text:span text:style-name="T9"> </text:span><text:span text:style-name="T16">file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rivate</text:span><text:span text:style-name="T9"> </text:span><text:span text:style-name="T8">void</text:span><text:span text:style-name="T9"> writeBUAB() {</text:span></text:p>
      <text:p text:style-name="P7"><text:span text:style-name="T9"><text:tab/><text:tab/></text:span><text:span text:style-name="T29">//System.out.</text:span><text:span text:style-name="T30">println</text:span><text:span text:style-name="T29">("Writing BUAB File!");</text:span></text:p>
      <text:p text:style-name="P7"><text:span text:style-name="T9"><text:tab/><text:tab/></text:span><text:span text:style-name="T8">try</text:span><text:span text:style-name="T9"> {</text:span></text:p>
      <text:p text:style-name="P7"><text:span text:style-name="T9"><text:tab/><text:tab/><text:tab/>String file = </text:span><text:span text:style-name="T22">""</text:span><text:span text:style-name="T9">;</text:span></text:p>
      <text:p text:style-name="P7"><text:span text:style-name="T9"><text:tab/><text:tab/><text:tab/></text:span><text:span text:style-name="T8">for</text:span><text:span text:style-name="T9"> (</text:span><text:span text:style-name="T8">int</text:span><text:span text:style-name="T9"> i = 0; i &lt; </text:span><text:span text:style-name="T8">this</text:span><text:span text:style-name="T9">.</text:span><text:span text:style-name="T19">contacts</text:span><text:span text:style-name="T9">.size(); i++) {</text:span></text:p>
      <text:p text:style-name="P7"><text:span text:style-name="T9"><text:tab/><text:tab/><text:tab/><text:tab/>Contact c = </text:span><text:span text:style-name="T8">this</text:span><text:span text:style-name="T9">.</text:span><text:span text:style-name="T19">contacts</text:span><text:span text:style-name="T9">.get(i);</text:span></text:p>
      <text:p text:style-name="P7"><text:span text:style-name="T9"><text:tab/><text:tab/><text:tab/><text:tab/>file += c.getForenames() + </text:span><text:span text:style-name="T22">" "</text:span><text:span text:style-name="T9"> + c.getSurname() + </text:span><text:span text:style-name="T22">"\r\n"</text:span><text:span text:style-name="T9"> +</text:span></text:p>
      <text:p text:style-name="P7"><text:span text:style-name="T9"><text:tab/><text:tab/><text:tab/><text:tab/><text:tab/><text:tab/></text:span><text:span text:style-name="T8">this</text:span><text:span text:style-name="T9">.BUAB_getTelephoneNumber(c, TelephoneNumber.Type.</text:span><text:span text:style-name="T20">HOME</text:span><text:span text:style-name="T9">, </text:span><text:span text:style-name="T8">true</text:span><text:span text:style-name="T9">) + </text:span><text:span text:style-name="T22">"\r\n"</text:span><text:span text:style-name="T9"> +</text:span></text:p>
      <text:p text:style-name="P7"><text:span text:style-name="T9"><text:tab/><text:tab/><text:tab/><text:tab/><text:tab/><text:tab/></text:span><text:span text:style-name="T8">this</text:span><text:span text:style-name="T9">.BUAB_getTelephoneNumber(c, TelephoneNumber.Type.</text:span><text:span text:style-name="T20">CELL</text:span><text:span text:style-name="T9">, </text:span><text:span text:style-name="T8">false</text:span><text:span text:style-name="T9">) + </text:span><text:span text:style-name="T22">"\r\n"</text:span><text:span text:style-name="T9"> +</text:span></text:p>
      <text:p text:style-name="P7"><text:span text:style-name="T9"><text:tab/><text:tab/><text:tab/><text:tab/><text:tab/><text:tab/></text:span><text:span text:style-name="T8">this</text:span><text:span text:style-name="T9">.BUAB_getPreferredAddress(c) + </text:span><text:span text:style-name="T22">"\r\n"</text:span><text:span text:style-name="T9">;</text:span></text:p>
      <text:p text:style-name="P10"><text:tab/><text:tab/><text:tab/>}</text:p>
      <text:p text:style-name="P7"><text:span text:style-name="T9"><text:tab/><text:tab/><text:tab/>BufferedWriter writer = </text:span><text:span text:style-name="T8">new</text:span><text:span text:style-name="T9"> BufferedWriter(</text:span><text:span text:style-name="T8">new</text:span><text:span text:style-name="T9"> FileWriter(</text:span><text:span text:style-name="T8">this</text:span><text:span text:style-name="T9">.</text:span><text:span text:style-name="T19">f</text:span><text:span text:style-name="T9">));</text:span></text:p>
      <text:p text:style-name="P10"><text:tab/><text:tab/><text:tab/>writer.write(file);</text:p>
      <text:p text:style-name="P10"><text:tab/><text:tab/><text:tab/>writer.close();</text:p>
      <text:p text:style-name="P7"><text:span text:style-name="T9"><text:tab/><text:tab/>} </text:span><text:span text:style-name="T8">catch</text:span><text:span text:style-name="T9"> (IOException e) {</text:span></text:p>
      <text:p text:style-name="P10"><text:tab/><text:tab/><text:tab/>e.printStackTrace();</text:p>
      <text:p text:style-name="P10"><text:tab/><text:tab/>}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Write</text:span><text:span text:style-name="T9"> </text:span><text:span text:style-name="T16">a</text:span><text:span text:style-name="T9"> </text:span><text:span text:style-name="T16">VCard2.1</text:span><text:span text:style-name="T9"> </text:span><text:span text:style-name="T16">file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rivate</text:span><text:span text:style-name="T9"> </text:span><text:span text:style-name="T8">void</text:span><text:span text:style-name="T9"> writeVCARD21() {</text:span></text:p>
      <text:p text:style-name="P7"><text:span text:style-name="T9"><text:tab/><text:tab/></text:span><text:span text:style-name="T29">//System.out.</text:span><text:span text:style-name="T30">println</text:span><text:span text:style-name="T29">("Writing VCard File V2.1!"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Write</text:span><text:span text:style-name="T9"> </text:span><text:span text:style-name="T16">a</text:span><text:span text:style-name="T9"> </text:span><text:span text:style-name="T16">VCard3.0</text:span><text:span text:style-name="T9"> </text:span><text:span text:style-name="T16">file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rivate</text:span><text:span text:style-name="T9"> </text:span><text:span text:style-name="T8">void</text:span><text:span text:style-name="T9"> writeVCARD30() {</text:span></text:p>
      <text:p text:style-name="P7"><text:span text:style-name="T9"><text:tab/><text:tab/></text:span><text:span text:style-name="T8">try</text:span><text:span text:style-name="T9"> {</text:span></text:p>
      <text:p text:style-name="P7"><text:span text:style-name="T9"><text:tab/><text:tab/><text:tab/>String file = </text:span><text:span text:style-name="T22">""</text:span><text:span text:style-name="T9">;</text:span></text:p>
      <text:p text:style-name="P7"><text:span text:style-name="T9"><text:tab/><text:tab/><text:tab/></text:span><text:span text:style-name="T8">for</text:span><text:span text:style-name="T9"> (</text:span><text:span text:style-name="T8">int</text:span><text:span text:style-name="T9"> i = 0; i &lt; </text:span><text:span text:style-name="T8">this</text:span><text:span text:style-name="T9">.</text:span><text:span text:style-name="T19">contacts</text:span><text:span text:style-name="T9">.size(); i++) {</text:span></text:p>
      <text:p text:style-name="P7"><text:span text:style-name="T9"><text:tab/><text:tab/><text:tab/><text:tab/>Contact c = </text:span><text:span text:style-name="T8">this</text:span><text:span text:style-name="T9">.</text:span><text:span text:style-name="T19">contacts</text:span><text:span text:style-name="T9">.get(i);</text:span></text:p>
      <text:p text:style-name="P7"><text:span text:style-name="T9"><text:tab/><text:tab/><text:tab/><text:tab/>String emails = </text:span><text:span text:style-name="T22">""</text:span><text:span text:style-name="T9">;</text:span></text:p>
      <text:p text:style-name="P7"><text:soft-page-break/><text:span text:style-name="T9"><text:tab/><text:tab/><text:tab/><text:tab/></text:span><text:span text:style-name="T8">for</text:span><text:span text:style-name="T9"> (</text:span><text:span text:style-name="T8">int</text:span><text:span text:style-name="T9"> j = 0; j &lt; c.getEmailAddresses().size(); j++) {</text:span></text:p>
      <text:p text:style-name="P10"><text:tab/><text:tab/><text:tab/><text:tab/><text:tab/>EmailAddress ea = c.getEmailAddresses().get(j);</text:p>
      <text:p text:style-name="P7"><text:span text:style-name="T9"><text:tab/><text:tab/><text:tab/><text:tab/><text:tab/>emails += </text:span><text:span text:style-name="T22">"EMAIL;TYPE=INTERNET"</text:span><text:span text:style-name="T9">;</text:span></text:p>
      <text:p text:style-name="P7"><text:span text:style-name="T9"><text:tab/><text:tab/><text:tab/><text:tab/><text:tab/></text:span><text:span text:style-name="T8">if</text:span><text:span text:style-name="T9"> (ea.getType().equals(EmailAddress.Type.</text:span><text:span text:style-name="T20">HOME</text:span><text:span text:style-name="T9">)) {</text:span></text:p>
      <text:p text:style-name="P7"><text:span text:style-name="T9"><text:tab/><text:tab/><text:tab/><text:tab/><text:tab/><text:tab/>emails += </text:span><text:span text:style-name="T22">";TYPE=HOME"</text:span><text:span text:style-name="T9">;</text:span></text:p>
      <text:p text:style-name="P7"><text:span text:style-name="T9"><text:tab/><text:tab/><text:tab/><text:tab/><text:tab/>} </text:span><text:span text:style-name="T8">else</text:span><text:span text:style-name="T9"> </text:span><text:span text:style-name="T8">if</text:span><text:span text:style-name="T9"> (ea.getType().equals(EmailAddress.Type.</text:span><text:span text:style-name="T20">WORK</text:span><text:span text:style-name="T9">)) {</text:span></text:p>
      <text:p text:style-name="P7"><text:span text:style-name="T9"><text:tab/><text:tab/><text:tab/><text:tab/><text:tab/><text:tab/>emails += </text:span><text:span text:style-name="T22">";TYPE=WORK"</text:span><text:span text:style-name="T9">;</text:span></text:p>
      <text:p text:style-name="P10"><text:tab/><text:tab/><text:tab/><text:tab/><text:tab/>}</text:p>
      <text:p text:style-name="P7"><text:span text:style-name="T9"><text:tab/><text:tab/><text:tab/><text:tab/><text:tab/></text:span><text:span text:style-name="T8">if</text:span><text:span text:style-name="T9"> (ea.isPreferred()) {</text:span></text:p>
      <text:p text:style-name="P7"><text:span text:style-name="T9"><text:tab/><text:tab/><text:tab/><text:tab/><text:tab/><text:tab/>emails += </text:span><text:span text:style-name="T22">";TYPE=PREF"</text:span><text:span text:style-name="T9">;</text:span></text:p>
      <text:p text:style-name="P10"><text:tab/><text:tab/><text:tab/><text:tab/><text:tab/>}</text:p>
      <text:p text:style-name="P7"><text:span text:style-name="T9"><text:tab/><text:tab/><text:tab/><text:tab/><text:tab/>emails += </text:span><text:span text:style-name="T22">":"</text:span><text:span text:style-name="T9"> + ea.getAddress() + </text:span><text:span text:style-name="T22">"\r\n"</text:span><text:span text:style-name="T9">;</text:span></text:p>
      <text:p text:style-name="P10"><text:tab/><text:tab/><text:tab/><text:tab/>}</text:p>
      <text:p text:style-name="P10"><text:tab/><text:tab/><text:tab/><text:tab/></text:p>
      <text:p text:style-name="P7"><text:span text:style-name="T9"><text:tab/><text:tab/><text:tab/><text:tab/>String telephones = </text:span><text:span text:style-name="T22">""</text:span><text:span text:style-name="T9">;</text:span></text:p>
      <text:p text:style-name="P7"><text:span text:style-name="T9"><text:tab/><text:tab/><text:tab/><text:tab/></text:span><text:span text:style-name="T8">for</text:span><text:span text:style-name="T9"> (</text:span><text:span text:style-name="T8">int</text:span><text:span text:style-name="T9"> j = 0; j &lt; c.getTelephoneNumbers().size(); j++) {</text:span></text:p>
      <text:p text:style-name="P10"><text:tab/><text:tab/><text:tab/><text:tab/><text:tab/>TelephoneNumber t = c.getTelephoneNumbers().get(j);</text:p>
      <text:p text:style-name="P7"><text:span text:style-name="T9"><text:tab/><text:tab/><text:tab/><text:tab/><text:tab/>telephones += </text:span><text:span text:style-name="T22">"TEL"</text:span><text:span text:style-name="T9">;</text:span></text:p>
      <text:p text:style-name="P7"><text:span text:style-name="T9"><text:tab/><text:tab/><text:tab/><text:tab/><text:tab/></text:span><text:span text:style-name="T8">if</text:span><text:span text:style-name="T9"> (t.getType().equals(TelephoneNumber.Type.</text:span><text:span text:style-name="T20">HOME</text:span><text:span text:style-name="T9">)) {</text:span></text:p>
      <text:p text:style-name="P7"><text:span text:style-name="T9"><text:tab/><text:tab/><text:tab/><text:tab/><text:tab/><text:tab/>telephones += </text:span><text:span text:style-name="T22">";TYPE=HOME"</text:span><text:span text:style-name="T9">;</text:span></text:p>
      <text:p text:style-name="P7"><text:span text:style-name="T9"><text:tab/><text:tab/><text:tab/><text:tab/><text:tab/>} </text:span><text:span text:style-name="T8">else</text:span><text:span text:style-name="T9"> </text:span><text:span text:style-name="T8">if</text:span><text:span text:style-name="T9"> (t.getType().equals(TelephoneNumber.Type.</text:span><text:span text:style-name="T20">WORK</text:span><text:span text:style-name="T9">)) {</text:span></text:p>
      <text:p text:style-name="P7"><text:span text:style-name="T9"><text:tab/><text:tab/><text:tab/><text:tab/><text:tab/><text:tab/>telephones += </text:span><text:span text:style-name="T22">";TYPE=WORK"</text:span><text:span text:style-name="T9">;</text:span></text:p>
      <text:p text:style-name="P7"><text:span text:style-name="T9"><text:tab/><text:tab/><text:tab/><text:tab/><text:tab/>} </text:span><text:span text:style-name="T8">else</text:span><text:span text:style-name="T9"> </text:span><text:span text:style-name="T8">if</text:span><text:span text:style-name="T9"> (t.getType().equals(TelephoneNumber.Type.</text:span><text:span text:style-name="T20">CELL</text:span><text:span text:style-name="T9">)) {</text:span></text:p>
      <text:p text:style-name="P7"><text:span text:style-name="T9"><text:tab/><text:tab/><text:tab/><text:tab/><text:tab/><text:tab/>telephones += </text:span><text:span text:style-name="T22">";TYPE=CELL"</text:span><text:span text:style-name="T9">;</text:span></text:p>
      <text:p text:style-name="P10"><text:tab/><text:tab/><text:tab/><text:tab/><text:tab/>}</text:p>
      <text:p text:style-name="P7"><text:span text:style-name="T9"><text:tab/><text:tab/><text:tab/><text:tab/><text:tab/></text:span><text:span text:style-name="T8">if</text:span><text:span text:style-name="T9"> (t.isPreferred()) {</text:span></text:p>
      <text:p text:style-name="P7"><text:span text:style-name="T9"><text:tab/><text:tab/><text:tab/><text:tab/><text:tab/><text:tab/>telephones += </text:span><text:span text:style-name="T22">";TYPE=PREF"</text:span><text:span text:style-name="T9">;</text:span></text:p>
      <text:p text:style-name="P10"><text:tab/><text:tab/><text:tab/><text:tab/><text:tab/>}</text:p>
      <text:p text:style-name="P7"><text:span text:style-name="T9"><text:tab/><text:tab/><text:tab/><text:tab/><text:tab/>telephones += </text:span><text:span text:style-name="T22">":"</text:span><text:span text:style-name="T9"> + t.getNumber() + </text:span><text:span text:style-name="T22">"\r\n"</text:span><text:span text:style-name="T9">;</text:span></text:p>
      <text:p text:style-name="P10"><text:tab/><text:tab/><text:tab/><text:tab/>}</text:p>
      <text:p text:style-name="P10"><text:tab/><text:tab/><text:tab/><text:tab/></text:p>
      <text:p text:style-name="P7"><text:span text:style-name="T9"><text:tab/><text:tab/><text:tab/><text:tab/>String addresses = </text:span><text:span text:style-name="T22">""</text:span><text:span text:style-name="T9">;</text:span></text:p>
      <text:p text:style-name="P7"><text:span text:style-name="T9"><text:tab/><text:tab/><text:tab/><text:tab/></text:span><text:span text:style-name="T8">for</text:span><text:span text:style-name="T9"> (</text:span><text:span text:style-name="T8">int</text:span><text:span text:style-name="T9"> j = 0; j &lt; c.getAddresses().size(); j++) {</text:span></text:p>
      <text:p text:style-name="P10"><text:tab/><text:tab/><text:tab/><text:tab/><text:tab/>Address a = c.getAddresses().get(j);</text:p>
      <text:p text:style-name="P7"><text:span text:style-name="T9"><text:tab/><text:tab/><text:tab/><text:tab/><text:tab/>addresses += a.toString(c, Structure.</text:span><text:span text:style-name="T20">VCARD30</text:span><text:span text:style-name="T9">);</text:span></text:p>
      <text:p text:style-name="P10"><text:tab/><text:tab/><text:tab/><text:tab/>}</text:p>
      <text:p text:style-name="P10"><text:tab/><text:tab/><text:tab/><text:tab/><text:tab/></text:p>
      <text:p text:style-name="P7"><text:span text:style-name="T9"><text:tab/><text:tab/><text:tab/><text:tab/>file += </text:span><text:span text:style-name="T22">"BEGIN:VCARD\r\n"</text:span><text:span text:style-name="T9"> + </text:span></text:p>
      <text:p text:style-name="P7"><text:span text:style-name="T9"><text:tab/><text:tab/><text:tab/><text:tab/><text:tab/><text:tab/></text:span><text:span text:style-name="T22">"VERSION:3.0\r\n"</text:span><text:span text:style-name="T9"> +</text:span></text:p>
      <text:p text:style-name="P7"><text:span text:style-name="T9"><text:tab/><text:tab/><text:tab/><text:tab/><text:tab/><text:tab/></text:span><text:span text:style-name="T22">"N:"</text:span><text:span text:style-name="T9"> + c.getFamilyName() + </text:span><text:span text:style-name="T22">";"</text:span><text:span text:style-name="T9"> + c.getGivenName() + </text:span><text:span text:style-name="T22">";"</text:span><text:span text:style-name="T9"> + c.getAdditionalNames() + </text:span><text:span text:style-name="T22">";"</text:span><text:span text:style-name="T9"> + c.getPrefixes() + </text:span><text:span text:style-name="T22">";"</text:span><text:span text:style-name="T9"> + c.getSuffixes() + </text:span><text:span text:style-name="T22">"\r\n"</text:span><text:span text:style-name="T9"> +</text:span></text:p>
      <text:p text:style-name="P7"><text:span text:style-name="T9"><text:tab/><text:tab/><text:tab/><text:tab/><text:tab/><text:tab/></text:span><text:span text:style-name="T22">"FN:"</text:span><text:span text:style-name="T9"> + c.getName() + </text:span><text:span text:style-name="T22">"\r\n"</text:span><text:span text:style-name="T9"> + </text:span></text:p>
      <text:p text:style-name="P10"><text:tab/><text:tab/><text:tab/><text:tab/><text:tab/><text:tab/>emails + </text:p>
      <text:p text:style-name="P10"><text:tab/><text:tab/><text:tab/><text:tab/><text:tab/><text:tab/>telephones + </text:p>
      <text:p text:style-name="P10"><text:tab/><text:tab/><text:tab/><text:tab/><text:tab/><text:tab/>addresses + </text:p>
      <text:p text:style-name="P7"><text:span text:style-name="T9"><text:tab/><text:tab/><text:tab/><text:tab/><text:tab/><text:tab/></text:span><text:span text:style-name="T22">"END:VCARD\r\n"</text:span><text:span text:style-name="T9">;</text:span></text:p>
      <text:p text:style-name="P10"><text:tab/><text:tab/><text:tab/>}</text:p>
      <text:p text:style-name="P7"><text:span text:style-name="T9"><text:tab/><text:tab/><text:tab/>BufferedWriter writer = </text:span><text:span text:style-name="T8">new</text:span><text:span text:style-name="T9"> BufferedWriter(</text:span><text:span text:style-name="T8">new</text:span><text:span text:style-name="T9"> FileWriter(</text:span><text:span text:style-name="T8">this</text:span><text:span text:style-name="T9">.</text:span><text:span text:style-name="T19">f</text:span><text:span text:style-name="T9">));</text:span></text:p>
      <text:p text:style-name="P10"><text:tab/><text:tab/><text:tab/>writer.write(file);</text:p>
      <text:p text:style-name="P10"><text:tab/><text:tab/><text:tab/>writer.close();</text:p>
      <text:p text:style-name="P7"><text:span text:style-name="T9"><text:tab/><text:tab/>} </text:span><text:span text:style-name="T8">catch</text:span><text:span text:style-name="T9"> (IOException e) {</text:span></text:p>
      <text:p text:style-name="P10"><text:tab/><text:tab/><text:tab/>e.printStackTrace();</text:p>
      <text:p text:style-name="P10"><text:tab/><text:tab/>}</text:p>
      <text:p text:style-name="P10"><text:tab/>}</text:p>
      <text:p text:style-name="P10"><text:tab/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Attempt</text:span><text:span text:style-name="T9"> </text:span><text:span text:style-name="T16">to</text:span><text:span text:style-name="T9"> </text:span><text:span text:style-name="T16">get</text:span><text:span text:style-name="T9"> </text:span><text:span text:style-name="T16">the</text:span><text:span text:style-name="T9"> </text:span><text:span text:style-name="T16">preferred</text:span><text:span text:style-name="T9"> </text:span><text:span text:style-name="T16">telephone</text:span><text:span text:style-name="T9"> </text:span><text:span text:style-name="T16">number</text:span><text:span text:style-name="T9"> </text:span></text:p>
      <text:p text:style-name="P7"><text:span text:style-name="T9"><text:tab/> </text:span><text:span text:style-name="T16">*</text:span><text:span text:style-name="T9"> </text:span><text:span text:style-name="T16">for</text:span><text:span text:style-name="T9"> </text:span><text:span text:style-name="T16">BUAB</text:span><text:span text:style-name="T9"> </text:span><text:span text:style-name="T16">backwards</text:span><text:span text:style-name="T9"> </text:span><text:span text:style-name="T16">compatibility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c</text:span><text:span text:style-name="T9"> </text:span><text:span text:style-name="T16">The</text:span><text:span text:style-name="T9"> </text:span><text:span text:style-name="T16">contact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t</text:span><text:span text:style-name="T9"> </text:span><text:span text:style-name="T16">The</text:span><text:span text:style-name="T9"> </text:span><text:span text:style-name="T16">Type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preferred</text:span><text:span text:style-name="T9"> </text:span><text:span text:style-name="T16">Whether</text:span><text:span text:style-name="T9"> </text:span><text:span text:style-name="T16">it</text:span><text:span text:style-name="T9"> </text:span><text:span text:style-name="T16">must</text:span><text:span text:style-name="T9"> </text:span><text:span text:style-name="T16">be</text:span><text:span text:style-name="T9"> </text:span><text:span text:style-name="T16">preferred</text:span><text:span text:style-name="T9"> </text:span><text:span text:style-name="T16">or</text:span><text:span text:style-name="T9"> </text:span><text:span text:style-name="T16">not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he</text:span><text:span text:style-name="T9"> </text:span><text:span text:style-name="T16">preferred</text:span><text:span text:style-name="T9"> </text:span><text:span text:style-name="T16">best</text:span><text:span text:style-name="T9"> </text:span><text:span text:style-name="T16">effort</text:span><text:span text:style-name="T9"> </text:span><text:span text:style-name="T16">telephone</text:span><text:span text:style-name="T9"> </text:span><text:span text:style-name="T16">number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rivate</text:span><text:span text:style-name="T9"> String BUAB_getTelephoneNumber(Contact c, TelephoneNumber.Type t, </text:span><text:span text:style-name="T8">boolean</text:span><text:span text:style-name="T9"> preferred) {</text:span></text:p>
      <text:p text:style-name="P7"><text:span text:style-name="T9"><text:tab/><text:tab/></text:span><text:span text:style-name="T8">if</text:span><text:span text:style-name="T9"> (c.getTelephoneNumbers().size() == 0) {</text:span></text:p>
      <text:p text:style-name="P7"><text:soft-page-break/><text:span text:style-name="T9"><text:tab/><text:tab/><text:tab/></text:span><text:span text:style-name="T8">return</text:span><text:span text:style-name="T9"> </text:span><text:span text:style-name="T22">""</text:span><text:span text:style-name="T9">;</text:span></text:p>
      <text:p text:style-name="P7"><text:span text:style-name="T9"><text:tab/><text:tab/>} </text:span><text:span text:style-name="T8">else</text:span><text:span text:style-name="T9"> {</text:span></text:p>
      <text:p text:style-name="P7"><text:span text:style-name="T9"><text:tab/><text:tab/><text:tab/></text:span><text:span text:style-name="T29">// look for preferred home number.</text:span></text:p>
      <text:p text:style-name="P7"><text:span text:style-name="T9"><text:tab/><text:tab/><text:tab/></text:span><text:span text:style-name="T8">for</text:span><text:span text:style-name="T9"> (</text:span><text:span text:style-name="T8">int</text:span><text:span text:style-name="T9"> i = 0; i &lt; c.getTelephoneNumbers().size(); i++) {</text:span></text:p>
      <text:p text:style-name="P7"><text:span text:style-name="T9"><text:tab/><text:tab/><text:tab/><text:tab/></text:span><text:span text:style-name="T8">if</text:span><text:span text:style-name="T9"> (c.getTelephoneNumbers().get(i).getType().equals(t)) {</text:span></text:p>
      <text:p text:style-name="P7"><text:span text:style-name="T9"><text:tab/><text:tab/><text:tab/><text:tab/><text:tab/></text:span><text:span text:style-name="T8">if</text:span><text:span text:style-name="T9"> (preferred) {</text:span></text:p>
      <text:p text:style-name="P7"><text:span text:style-name="T9"><text:tab/><text:tab/><text:tab/><text:tab/><text:tab/><text:tab/></text:span><text:span text:style-name="T8">if</text:span><text:span text:style-name="T9"> (c.getTelephoneNumbers().get(i).isPreferred()) {</text:span></text:p>
      <text:p text:style-name="P7"><text:span text:style-name="T9"><text:tab/><text:tab/><text:tab/><text:tab/><text:tab/><text:tab/><text:tab/></text:span><text:span text:style-name="T8">return</text:span><text:span text:style-name="T9"> c.getTelephoneNumbers().get(i).getNumber();</text:span></text:p>
      <text:p text:style-name="P10"><text:tab/><text:tab/><text:tab/><text:tab/><text:tab/><text:tab/>}</text:p>
      <text:p text:style-name="P7"><text:span text:style-name="T9"><text:tab/><text:tab/><text:tab/><text:tab/><text:tab/>} </text:span><text:span text:style-name="T8">else</text:span><text:span text:style-name="T9"> {</text:span></text:p>
      <text:p text:style-name="P7"><text:span text:style-name="T9"><text:tab/><text:tab/><text:tab/><text:tab/><text:tab/><text:tab/></text:span><text:span text:style-name="T8">return</text:span><text:span text:style-name="T9"> c.getTelephoneNumbers().get(i).getNumber();</text:span></text:p>
      <text:p text:style-name="P10"><text:tab/><text:tab/><text:tab/><text:tab/><text:tab/>}<text:tab/><text:tab/><text:tab/><text:tab/><text:tab/></text:p>
      <text:p text:style-name="P10"><text:tab/><text:tab/><text:tab/><text:tab/>}</text:p>
      <text:p text:style-name="P10"><text:tab/><text:tab/><text:tab/>}</text:p>
      <text:p text:style-name="P7"><text:span text:style-name="T9"><text:tab/><text:tab/><text:tab/></text:span><text:span text:style-name="T8">return</text:span><text:span text:style-name="T9"> </text:span><text:span text:style-name="T22">""</text:span><text:span text:style-name="T9">;</text:span></text:p>
      <text:p text:style-name="P10"><text:tab/><text:tab/>}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Similar</text:span><text:span text:style-name="T9"> </text:span><text:span text:style-name="T16">principle</text:span><text:span text:style-name="T9"> </text:span><text:span text:style-name="T16">to</text:span><text:span text:style-name="T9"> </text:span><text:span text:style-name="T16">BUAB_getTelephoneNumber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c</text:span><text:span text:style-name="T9"> </text:span><text:span text:style-name="T16">the</text:span><text:span text:style-name="T9"> </text:span><text:span text:style-name="T16">contact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he</text:span><text:span text:style-name="T9"> </text:span><text:span text:style-name="T16">best</text:span><text:span text:style-name="T9"> </text:span><text:span text:style-name="T16">effort</text:span><text:span text:style-name="T9"> </text:span><text:span text:style-name="T16">address</text:span><text:span text:style-name="T9"> </text:span><text:span text:style-name="T16">for</text:span><text:span text:style-name="T9"> </text:span><text:span text:style-name="T16">the</text:span><text:span text:style-name="T9"> </text:span><text:span text:style-name="T16">contact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rivate</text:span><text:span text:style-name="T9"> String BUAB_getPreferredAddress(Contact c) {</text:span></text:p>
      <text:p text:style-name="P7"><text:span text:style-name="T9"><text:tab/><text:tab/></text:span><text:span text:style-name="T8">if</text:span><text:span text:style-name="T9"> (c.getAddresses().size() == 0) {</text:span></text:p>
      <text:p text:style-name="P7"><text:span text:style-name="T9"><text:tab/><text:tab/><text:tab/></text:span><text:span text:style-name="T8">return</text:span><text:span text:style-name="T9"> </text:span><text:span text:style-name="T22">""</text:span><text:span text:style-name="T9">;</text:span></text:p>
      <text:p text:style-name="P7"><text:span text:style-name="T9"><text:tab/><text:tab/>} </text:span><text:span text:style-name="T8">else</text:span><text:span text:style-name="T9"> {</text:span></text:p>
      <text:p text:style-name="P7"><text:span text:style-name="T9"><text:tab/><text:tab/><text:tab/></text:span><text:span text:style-name="T29">// look for preferred home number.</text:span></text:p>
      <text:p text:style-name="P7"><text:span text:style-name="T9"><text:tab/><text:tab/><text:tab/></text:span><text:span text:style-name="T8">for</text:span><text:span text:style-name="T9"> (</text:span><text:span text:style-name="T8">int</text:span><text:span text:style-name="T9"> i = 0; i &lt; c.getAddresses().size(); i++) {</text:span></text:p>
      <text:p text:style-name="P7"><text:span text:style-name="T9"><text:tab/><text:tab/><text:tab/><text:tab/></text:span><text:span text:style-name="T8">if</text:span><text:span text:style-name="T9"> (c.getAddresses().get(i).isPreferred()) {</text:span></text:p>
      <text:p text:style-name="P7"><text:span text:style-name="T9"><text:tab/><text:tab/><text:tab/><text:tab/><text:tab/>String buabline = </text:span><text:span text:style-name="T22">""</text:span><text:span text:style-name="T9">;</text:span></text:p>
      <text:p text:style-name="P7"><text:span text:style-name="T9"><text:tab/><text:tab/><text:tab/><text:tab/><text:tab/>buabline += c.getAddresses().get(i).getStreetAddress().replace(</text:span><text:span text:style-name="T22">"\n"</text:span><text:span text:style-name="T9">, </text:span><text:span text:style-name="T22">", "</text:span><text:span text:style-name="T9">);</text:span></text:p>
      <text:p text:style-name="P7"><text:span text:style-name="T9"><text:tab/><text:tab/><text:tab/><text:tab/><text:tab/></text:span><text:span text:style-name="T8">return</text:span><text:span text:style-name="T9"> buabline;</text:span></text:p>
      <text:p text:style-name="P10"><text:tab/><text:tab/><text:tab/><text:tab/>}</text:p>
      <text:p text:style-name="P10"><text:tab/><text:tab/><text:tab/>}</text:p>
      <text:p text:style-name="P7"><text:span text:style-name="T9"><text:tab/><text:tab/><text:tab/></text:span><text:span text:style-name="T8">return</text:span><text:span text:style-name="T9"> </text:span><text:span text:style-name="T22">""</text:span><text:span text:style-name="T9">;</text:span></text:p>
      <text:p text:style-name="P10"><text:tab/><text:tab/>}</text:p>
      <text:p text:style-name="P10"><text:tab/>}</text:p>
      <text:p text:style-name="P10">}</text:p>
      <text:p text:style-name="P8"><text:span text:style-name="T14"/></text:p>
      <text:p text:style-name="P7"><text:span text:style-name="T8">package</text:span><text:span text:style-name="T13"> org.ag.addressbook;</text:span></text:p>
      <text:p text:style-name="P7"/>
      <text:p text:style-name="P9">/**</text:p>
      <text:p text:style-name="P7"><text:span text:style-name="T9"><text:s/></text:span><text:span text:style-name="T16">*</text:span><text:span text:style-name="T9"> </text:span><text:span text:style-name="T16">A</text:span><text:span text:style-name="T9"> </text:span><text:span text:style-name="T16">Enumeration</text:span><text:span text:style-name="T9"> </text:span><text:span text:style-name="T16">of</text:span><text:span text:style-name="T9"> </text:span><text:span text:style-name="T16">the</text:span><text:span text:style-name="T9"> </text:span><text:span text:style-name="T16">valid</text:span><text:span text:style-name="T9"> </text:span><text:span text:style-name="T16">file</text:span><text:span text:style-name="T9"> </text:span><text:span text:style-name="T16">structures.</text:span></text:p>
      <text:p text:style-name="P7"><text:span text:style-name="T9"><text:s/></text:span><text:span text:style-name="T16">*</text:span><text:span text:style-name="T9"> </text:span><text:span text:style-name="T18">@author</text:span><text:span text:style-name="T9"> </text:span><text:span text:style-name="T17">Ashley</text:span><text:span text:style-name="T9"> </text:span><text:span text:style-name="T17">Gwinnell</text:span></text:p>
      <text:p text:style-name="P7"><text:span text:style-name="T9"><text:s/></text:span><text:span text:style-name="T16">*/</text:span></text:p>
      <text:p text:style-name="P7"><text:span text:style-name="T8">public</text:span><text:span text:style-name="T9"> </text:span><text:span text:style-name="T8">enum</text:span><text:span text:style-name="T9"> Structure {</text:span></text:p>
      <text:p text:style-name="P7"><text:span text:style-name="T9"><text:tab/></text:span><text:span text:style-name="T20">BUAB</text:span><text:span text:style-name="T9">, </text:span><text:span text:style-name="T20">VCARD21</text:span><text:span text:style-name="T9">, </text:span><text:span text:style-name="T20">VCARD30</text:span></text:p>
      <text:p text:style-name="P10">}</text:p>
      <text:p text:style-name="P8"><text:span text:style-name="T14"/></text:p>
      <text:p text:style-name="P8"><text:span text:style-name="T14"/></text:p>
      <text:p text:style-name="P7"><text:span text:style-name="T8">package</text:span><text:span text:style-name="T13"> org.ag.addressbook;</text:span></text:p>
      <text:p text:style-name="P7"/>
      <text:p text:style-name="P7"><text:span text:style-name="T8">import</text:span><text:span text:style-name="T9"> org.ag.util.undoredo.ActionStack;</text:span></text:p>
      <text:p text:style-name="P7"/>
      <text:p text:style-name="P9">/**</text:p>
      <text:p text:style-name="P7"><text:span text:style-name="T9"><text:s/></text:span><text:span text:style-name="T16">*</text:span><text:span text:style-name="T9"> </text:span><text:span text:style-name="T16">ABActionStack</text:span><text:span text:style-name="T9"> </text:span><text:span text:style-name="T16">is</text:span><text:span text:style-name="T9"> </text:span><text:span text:style-name="T16">an</text:span><text:span text:style-name="T9"> </text:span><text:span text:style-name="T16">extension</text:span><text:span text:style-name="T9"> </text:span><text:span text:style-name="T16">to</text:span><text:span text:style-name="T9"> </text:span><text:span text:style-name="T16">the</text:span><text:span text:style-name="T9"> </text:span><text:span text:style-name="T16">ActionStack</text:span><text:span text:style-name="T9"> </text:span><text:span text:style-name="T16">class</text:span><text:span text:style-name="T9"> </text:span><text:span text:style-name="T16">that</text:span><text:span text:style-name="T9"> </text:span><text:span text:style-name="T16">I</text:span><text:span text:style-name="T9"> </text:span><text:span text:style-name="T16">have</text:span><text:span text:style-name="T9"> </text:span></text:p>
      <text:p text:style-name="P7"><text:span text:style-name="T9"><text:s/></text:span><text:span text:style-name="T16">*</text:span><text:span text:style-name="T9"> </text:span><text:span text:style-name="T16">created</text:span><text:span text:style-name="T9"> </text:span><text:span text:style-name="T16">and</text:span><text:span text:style-name="T9"> </text:span><text:span text:style-name="T16">abstracted</text:span><text:span text:style-name="T9"> </text:span><text:span text:style-name="T16">from</text:span><text:span text:style-name="T9"> </text:span><text:span text:style-name="T16">this</text:span><text:span text:style-name="T9"> </text:span><text:span text:style-name="T16">application's</text:span><text:span text:style-name="T9"> </text:span><text:span text:style-name="T16">package.</text:span></text:p>
      <text:p text:style-name="P7"><text:span text:style-name="T9"><text:s/></text:span><text:span text:style-name="T16">*</text:span><text:span text:style-name="T9"> </text:span></text:p>
      <text:p text:style-name="P7"><text:span text:style-name="T9"><text:s/></text:span><text:span text:style-name="T16">*</text:span><text:span text:style-name="T9"> </text:span><text:span text:style-name="T16">It</text:span><text:span text:style-name="T9"> </text:span><text:span text:style-name="T16">extends</text:span><text:span text:style-name="T9"> </text:span><text:span text:style-name="T16">the</text:span><text:span text:style-name="T9"> </text:span><text:span text:style-name="T16">functionality</text:span><text:span text:style-name="T9"> </text:span><text:span text:style-name="T16">of</text:span><text:span text:style-name="T9"> </text:span><text:span text:style-name="T16">refreshUI</text:span><text:span text:style-name="T9"> </text:span><text:span text:style-name="T16">to</text:span><text:span text:style-name="T9"> </text:span><text:span text:style-name="T16">change</text:span><text:span text:style-name="T9"> </text:span><text:span text:style-name="T16">the</text:span><text:span text:style-name="T9"> </text:span><text:span text:style-name="T16">address</text:span><text:span text:style-name="T9"> </text:span><text:span text:style-name="T16">book's</text:span></text:p>
      <text:p text:style-name="P7"><text:span text:style-name="T9"><text:s/></text:span><text:span text:style-name="T16">*</text:span><text:span text:style-name="T9"> </text:span><text:span text:style-name="T16">frame</text:span><text:span text:style-name="T9"> </text:span><text:span text:style-name="T16">title.</text:span></text:p>
      <text:p text:style-name="P7"><text:span text:style-name="T9"><text:s/></text:span><text:span text:style-name="T16">*</text:span><text:span text:style-name="T9"> </text:span></text:p>
      <text:p text:style-name="P7"><text:span text:style-name="T9"><text:s/></text:span><text:span text:style-name="T16">*</text:span><text:span text:style-name="T9"> </text:span><text:span text:style-name="T18">@author</text:span><text:span text:style-name="T9"> </text:span><text:span text:style-name="T17">Ashley</text:span><text:span text:style-name="T9"> </text:span><text:span text:style-name="T17">Gwinnell</text:span></text:p>
      <text:p text:style-name="P7"><text:span text:style-name="T9"><text:s/></text:span><text:span text:style-name="T16">*/</text:span></text:p>
      <text:p text:style-name="P7"><text:span text:style-name="T8">public</text:span><text:span text:style-name="T9"> </text:span><text:span text:style-name="T8">class</text:span><text:span text:style-name="T9"> ABActionStack </text:span><text:span text:style-name="T8">extends</text:span><text:span text:style-name="T9"> ActionStack</text:span></text:p>
      <text:p text:style-name="P10"><text:soft-page-break/>{</text:p>
      <text:p text:style-name="P7"><text:span text:style-name="T9"><text:tab/></text:span><text:span text:style-name="T8">public</text:span><text:span text:style-name="T9"> AddressBook </text:span><text:span text:style-name="T19">addressBook</text:span><text:span text:style-name="T9">;</text:span>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Create</text:span><text:span text:style-name="T9"> </text:span><text:span text:style-name="T16">a</text:span><text:span text:style-name="T9"> </text:span><text:span text:style-name="T16">new</text:span><text:span text:style-name="T9"> </text:span><text:span text:style-name="T16">ABActionStack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ab</text:span><text:span text:style-name="T9"> </text:span><text:span text:style-name="T16">The</text:span><text:span text:style-name="T9"> </text:span><text:span text:style-name="T16">AddressBook</text:span><text:span text:style-name="T9"> </text:span><text:span text:style-name="T16">instance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ABActionStack(AddressBook ab) {</text:span></text:p>
      <text:p text:style-name="P7"><text:span text:style-name="T9"><text:tab/><text:tab/></text:span><text:span text:style-name="T8">this</text:span><text:span text:style-name="T9">.</text:span><text:span text:style-name="T19">addressBook</text:span><text:span text:style-name="T9"> = ab;</text:span></text:p>
      <text:p text:style-name="P10"><text:tab/>}</text:p>
      <text:p text:style-name="P10"><text:tab/></text:p>
      <text:p text:style-name="P7"><text:span text:style-name="T9"><text:tab/></text:span><text:span text:style-name="T21">@Override</text:span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Extended</text:span><text:span text:style-name="T9"> </text:span><text:span text:style-name="T16">functionality</text:span><text:span text:style-name="T9"> </text:span><text:span text:style-name="T16">to</text:span><text:span text:style-name="T9"> </text:span><text:span text:style-name="T16">change</text:span><text:span text:style-name="T9"> </text:span><text:span text:style-name="T16">the</text:span><text:span text:style-name="T9"> </text:span><text:span text:style-name="T16">window/frame's</text:span><text:span text:style-name="T9"> </text:span><text:span text:style-name="T16">title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refreshUI() {</text:span></text:p>
      <text:p text:style-name="P7"><text:span text:style-name="T9"><text:tab/><text:tab/></text:span><text:span text:style-name="T8">super</text:span><text:span text:style-name="T9">.refreshUI();</text:span></text:p>
      <text:p text:style-name="P7"><text:span text:style-name="T9"><text:tab/><text:tab/></text:span><text:span text:style-name="T8">if</text:span><text:span text:style-name="T9"> (</text:span><text:span text:style-name="T8">this</text:span><text:span text:style-name="T9">.</text:span><text:span text:style-name="T19">addressBook</text:span><text:span text:style-name="T9">.getFrame() == </text:span><text:span text:style-name="T8">null</text:span><text:span text:style-name="T9">) {</text:span></text:p>
      <text:p text:style-name="P7"><text:span text:style-name="T9"><text:tab/><text:tab/><text:tab/></text:span><text:span text:style-name="T8">return</text:span><text:span text:style-name="T9">;</text:span></text:p>
      <text:p text:style-name="P10"><text:tab/><text:tab/>}</text:p>
      <text:p text:style-name="P7"><text:span text:style-name="T9"><text:tab/><text:tab/></text:span><text:span text:style-name="T8">if</text:span><text:span text:style-name="T9"> (</text:span><text:span text:style-name="T8">this</text:span><text:span text:style-name="T9">.</text:span><text:span text:style-name="T19">addressBook</text:span><text:span text:style-name="T9">.getSavedAtStackLocation() != -1) {</text:span></text:p>
      <text:p text:style-name="P7"><text:span text:style-name="T9"><text:tab/><text:tab/><text:tab/></text:span><text:span text:style-name="T8">if</text:span><text:span text:style-name="T9"> (</text:span><text:span text:style-name="T8">this</text:span><text:span text:style-name="T9">.</text:span><text:span text:style-name="T19">addressBook</text:span><text:span text:style-name="T9">.getSavedAtStackLocation() != </text:span><text:span text:style-name="T8">this</text:span><text:span text:style-name="T9">.getTop()) {</text:span></text:p>
      <text:p text:style-name="P7"><text:span text:style-name="T9"><text:tab/><text:tab/><text:tab/><text:tab/></text:span><text:span text:style-name="T8">this</text:span><text:span text:style-name="T9">.</text:span><text:span text:style-name="T19">addressBook</text:span><text:span text:style-name="T9">.getFrame().setTitle(</text:span><text:span text:style-name="T22">"Address Book - "</text:span><text:span text:style-name="T9"> + </text:span><text:span text:style-name="T8">this</text:span><text:span text:style-name="T9">.</text:span><text:span text:style-name="T19">addressBook</text:span><text:span text:style-name="T9">.getCurrentlyOpenedFile().getAbsolutePath() + </text:span><text:span text:style-name="T22">"(*)"</text:span><text:span text:style-name="T9">);</text:span></text:p>
      <text:p text:style-name="P7"><text:span text:style-name="T9"><text:tab/><text:tab/><text:tab/>} </text:span><text:span text:style-name="T8">else</text:span><text:span text:style-name="T9"> {</text:span></text:p>
      <text:p text:style-name="P7"><text:span text:style-name="T9"><text:tab/><text:tab/><text:tab/><text:tab/></text:span><text:span text:style-name="T8">this</text:span><text:span text:style-name="T9">.</text:span><text:span text:style-name="T19">addressBook</text:span><text:span text:style-name="T9">.getFrame().setTitle(</text:span><text:span text:style-name="T22">"Address Book - "</text:span><text:span text:style-name="T9"> + </text:span><text:span text:style-name="T8">this</text:span><text:span text:style-name="T9">.</text:span><text:span text:style-name="T19">addressBook</text:span><text:span text:style-name="T9">.getCurrentlyOpenedFile().getAbsolutePath());</text:span></text:p>
      <text:p text:style-name="P10"><text:tab/><text:tab/><text:tab/>}</text:p>
      <text:p text:style-name="P7"><text:span text:style-name="T9"><text:tab/><text:tab/>} </text:span><text:span text:style-name="T8">else</text:span><text:span text:style-name="T9"> {</text:span></text:p>
      <text:p text:style-name="P7"><text:span text:style-name="T9"><text:tab/><text:tab/><text:tab/></text:span><text:span text:style-name="T8">if</text:span><text:span text:style-name="T9"> (</text:span><text:span text:style-name="T8">this</text:span><text:span text:style-name="T9">.getTop() != 0) {</text:span></text:p>
      <text:p text:style-name="P7"><text:span text:style-name="T9"><text:tab/><text:tab/><text:tab/><text:tab/></text:span><text:span text:style-name="T8">this</text:span><text:span text:style-name="T9">.</text:span><text:span text:style-name="T19">addressBook</text:span><text:span text:style-name="T9">.getFrame().setTitle(</text:span><text:span text:style-name="T22">"Address Book - Untitled Document(*)"</text:span><text:span text:style-name="T9">);</text:span></text:p>
      <text:p text:style-name="P7"><text:span text:style-name="T9"><text:tab/><text:tab/><text:tab/>} </text:span><text:span text:style-name="T8">else</text:span><text:span text:style-name="T9"> {</text:span></text:p>
      <text:p text:style-name="P7"><text:span text:style-name="T9"><text:tab/><text:tab/><text:tab/><text:tab/></text:span><text:span text:style-name="T8">this</text:span><text:span text:style-name="T9">.</text:span><text:span text:style-name="T19">addressBook</text:span><text:span text:style-name="T9">.getFrame().setTitle(</text:span><text:span text:style-name="T22">"Address Book - Untitled Document"</text:span><text:span text:style-name="T9">);</text:span></text:p>
      <text:p text:style-name="P10"><text:tab/><text:tab/><text:tab/>}</text:p>
      <text:p text:style-name="P10"><text:tab/><text:tab/>}</text:p>
      <text:p text:style-name="P10"><text:tab/>}</text:p>
      <text:p text:style-name="P10">}</text:p>
      <text:p text:style-name="P8"><text:span text:style-name="T14"/></text:p>
      <text:p text:style-name="P8"><text:span text:style-name="T14"/></text:p>
      <text:p text:style-name="P7"><text:span text:style-name="T8">package</text:span><text:span text:style-name="T13"> org.ag.addressbook;</text:span></text:p>
      <text:p text:style-name="P7"/>
      <text:p text:style-name="P7"><text:span text:style-name="T8">import</text:span><text:span text:style-name="T9"> java.awt.Dimension;</text:span></text:p>
      <text:p text:style-name="P7"><text:span text:style-name="T8">import</text:span><text:span text:style-name="T9"> java.awt.event.ActionEvent;</text:span></text:p>
      <text:p text:style-name="P7"><text:span text:style-name="T8">import</text:span><text:span text:style-name="T9"> java.awt.event.ActionListener;</text:span></text:p>
      <text:p text:style-name="P7"><text:span text:style-name="T8">import</text:span><text:span text:style-name="T9"> java.awt.event.WindowEvent;</text:span></text:p>
      <text:p text:style-name="P7"><text:span text:style-name="T8">import</text:span><text:span text:style-name="T9"> java.awt.event.WindowListener;</text:span></text:p>
      <text:p text:style-name="P7"><text:span text:style-name="T8">import</text:span><text:span text:style-name="T9"> java.io.File;</text:span></text:p>
      <text:p text:style-name="P7"/>
      <text:p text:style-name="P7"><text:span text:style-name="T8">import</text:span><text:span text:style-name="T9"> javax.swing.ImageIcon;</text:span></text:p>
      <text:p text:style-name="P7"><text:span text:style-name="T8">import</text:span><text:span text:style-name="T9"> javax.swing.JButton;</text:span></text:p>
      <text:p text:style-name="P7"><text:span text:style-name="T8">import</text:span><text:span text:style-name="T9"> javax.swing.JDialog;</text:span></text:p>
      <text:p text:style-name="P7"><text:span text:style-name="T8">import</text:span><text:span text:style-name="T9"> javax.swing.JFileChooser;</text:span></text:p>
      <text:p text:style-name="P7"><text:span text:style-name="T8">import</text:span><text:span text:style-name="T9"> javax.swing.JFrame;</text:span></text:p>
      <text:p text:style-name="P7"><text:span text:style-name="T8">import</text:span><text:span text:style-name="T9"> javax.swing.JLabel;</text:span></text:p>
      <text:p text:style-name="P7"><text:span text:style-name="T8">import</text:span><text:span text:style-name="T9"> javax.swing.JOptionPane;</text:span></text:p>
      <text:p text:style-name="P7"><text:span text:style-name="T8">import</text:span><text:span text:style-name="T9"> javax.swing.JScrollPane;</text:span></text:p>
      <text:p text:style-name="P7"><text:span text:style-name="T8">import</text:span><text:span text:style-name="T9"> javax.swing.JTextArea;</text:span></text:p>
      <text:p text:style-name="P7"><text:span text:style-name="T8">import</text:span><text:span text:style-name="T9"> javax.swing.JTextField;</text:span></text:p>
      <text:p text:style-name="P7"><text:span text:style-name="T8">import</text:span><text:span text:style-name="T9"> javax.swing.WindowConstants;</text:span></text:p>
      <text:p text:style-name="P7"/>
      <text:p text:style-name="P7"><text:span text:style-name="T8">import</text:span><text:span text:style-name="T9"> org.ag.addressbook.filter.BUABFileFilter;</text:span></text:p>
      <text:p text:style-name="P7"><text:span text:style-name="T8">import</text:span><text:span text:style-name="T9"> org.ag.addressbook.filter.VCardFileFilter;</text:span></text:p>
      <text:p text:style-name="P7"><text:span text:style-name="T8">import</text:span><text:span text:style-name="T9"> org.ag.util.undoredo.Action;</text:span></text:p>
      <text:p text:style-name="P7"/>
      <text:p text:style-name="P9">/**</text:p>
      <text:p text:style-name="P7"><text:span text:style-name="T9"><text:s/></text:span><text:span text:style-name="T16">*</text:span><text:span text:style-name="T9"> </text:span><text:span text:style-name="T16">ABDialogs</text:span><text:span text:style-name="T9"> </text:span><text:span text:style-name="T16">contains</text:span><text:span text:style-name="T9"> </text:span><text:span text:style-name="T16">a</text:span><text:span text:style-name="T9"> </text:span><text:span text:style-name="T16">bunch</text:span><text:span text:style-name="T9"> </text:span><text:span text:style-name="T16">of</text:span><text:span text:style-name="T9"> </text:span><text:span text:style-name="T16">static</text:span><text:span text:style-name="T9"> </text:span><text:span text:style-name="T16">methods</text:span><text:span text:style-name="T9"> </text:span><text:span text:style-name="T16">to</text:span><text:span text:style-name="T9"> </text:span><text:span text:style-name="T16">create</text:span><text:span text:style-name="T9"> </text:span><text:span text:style-name="T16">various</text:span><text:span text:style-name="T9"> </text:span></text:p>
      <text:p text:style-name="P7"><text:soft-page-break/><text:span text:style-name="T9"><text:s/></text:span><text:span text:style-name="T16">*</text:span><text:span text:style-name="T9"> </text:span><text:span text:style-name="T16">frames</text:span><text:span text:style-name="T9"> </text:span><text:span text:style-name="T16">in</text:span><text:span text:style-name="T9"> </text:span><text:span text:style-name="T16">the</text:span><text:span text:style-name="T9"> </text:span><text:span text:style-name="T17">aplication</text:span><text:span text:style-name="T16">.</text:span></text:p>
      <text:p text:style-name="P7"><text:span text:style-name="T9"><text:s/></text:span><text:span text:style-name="T16">*</text:span><text:span text:style-name="T9"> </text:span><text:span text:style-name="T18">@author</text:span><text:span text:style-name="T9"> </text:span><text:span text:style-name="T17">Ashley</text:span><text:span text:style-name="T9"> </text:span><text:span text:style-name="T17">Gwinnell</text:span></text:p>
      <text:p text:style-name="P7"><text:span text:style-name="T9"><text:s/></text:span><text:span text:style-name="T16">*/</text:span></text:p>
      <text:p text:style-name="P7"><text:span text:style-name="T8">public</text:span><text:span text:style-name="T9"> </text:span><text:span text:style-name="T8">class</text:span><text:span text:style-name="T9"> ABDialogs </text:span></text:p>
      <text:p text:style-name="P10">{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The</text:span><text:span text:style-name="T9"> </text:span><text:span text:style-name="T16">dialog</text:span><text:span text:style-name="T9"> </text:span><text:span text:style-name="T16">to</text:span><text:span text:style-name="T9"> </text:span><text:span text:style-name="T16">show</text:span><text:span text:style-name="T9"> </text:span><text:span text:style-name="T16">when</text:span><text:span text:style-name="T9"> </text:span><text:span text:style-name="T16">a</text:span><text:span text:style-name="T9"> </text:span><text:span text:style-name="T16">file</text:span><text:span text:style-name="T9"> </text:span><text:span text:style-name="T16">has</text:span><text:span text:style-name="T9"> </text:span><text:span text:style-name="T16">an</text:span><text:span text:style-name="T9"> </text:span><text:span text:style-name="T16">invalid</text:span><text:span text:style-name="T9"> </text:span><text:span text:style-name="T16">file</text:span><text:span text:style-name="T9"> </text:span><text:span text:style-name="T16">extension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parent</text:span><text:span text:style-name="T9"> </text:span><text:span text:style-name="T16">The</text:span><text:span text:style-name="T9"> </text:span><text:span text:style-name="T16">parent</text:span><text:span text:style-name="T9"> </text:span><text:span text:style-name="T16">window/frame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f</text:span><text:span text:style-name="T9"> </text:span><text:span text:style-name="T16">The</text:span><text:span text:style-name="T9"> </text:span><text:span text:style-name="T16">File</text:span><text:span text:style-name="T9"> </text:span><text:span text:style-name="T16">that</text:span><text:span text:style-name="T9"> </text:span><text:span text:style-name="T16">has</text:span><text:span text:style-name="T9"> </text:span><text:span text:style-name="T16">the</text:span><text:span text:style-name="T9"> </text:span><text:span text:style-name="T16">invalid</text:span><text:span text:style-name="T9"> </text:span><text:span text:style-name="T16">extension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static</text:span><text:span text:style-name="T9"> </text:span><text:span text:style-name="T8">void</text:span><text:span text:style-name="T9"> createAndShowInvalidExtensionDialog(JFrame parent, File f) {</text:span></text:p>
      <text:p text:style-name="P10"><text:tab/><text:tab/>JOptionPane.<text:span text:style-name="T28">showMessageDialog</text:span>(<text:tab/>parent, <text:tab/></text:p>
      <text:p text:style-name="P7"><text:span text:style-name="T9"><text:tab/><text:tab/><text:tab/><text:tab/></text:span><text:span text:style-name="T22">"You file you specified was an invalid type.\r\n"</text:span><text:span text:style-name="T9"> +</text:span></text:p>
      <text:p text:style-name="P7"><text:span text:style-name="T9"><text:tab/><text:tab/><text:tab/><text:tab/></text:span><text:span text:style-name="T22">"Only .buab .vcf and .vcard are supported!"</text:span><text:span text:style-name="T9">, </text:span></text:p>
      <text:p text:style-name="P7"><text:span text:style-name="T9"><text:tab/><text:tab/><text:tab/><text:tab/></text:span><text:span text:style-name="T22">"Error"</text:span><text:span text:style-name="T9">, </text:span></text:p>
      <text:p text:style-name="P7"><text:span text:style-name="T9"><text:tab/><text:tab/><text:tab/><text:tab/>JOptionPane.</text:span><text:span text:style-name="T20">ERROR_MESSAGE</text:span><text:span text:style-name="T9">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The</text:span><text:span text:style-name="T9"> </text:span><text:span text:style-name="T16">dialog</text:span><text:span text:style-name="T9"> </text:span><text:span text:style-name="T16">to</text:span><text:span text:style-name="T9"> </text:span><text:span text:style-name="T16">show</text:span><text:span text:style-name="T9"> </text:span><text:span text:style-name="T16">when</text:span><text:span text:style-name="T9"> </text:span><text:span text:style-name="T16">the</text:span><text:span text:style-name="T9"> </text:span><text:span text:style-name="T16">user</text:span><text:span text:style-name="T9"> </text:span><text:span text:style-name="T16">has</text:span><text:span text:style-name="T9"> </text:span><text:span text:style-name="T16">unsaved</text:span><text:span text:style-name="T9"> </text:span><text:span text:style-name="T16">changes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frame</text:span><text:span text:style-name="T9"> </text:span><text:span text:style-name="T16">The</text:span><text:span text:style-name="T9"> </text:span><text:span text:style-name="T16">parent</text:span><text:span text:style-name="T9"> </text:span><text:span text:style-name="T16">window/frame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he</text:span><text:span text:style-name="T9"> </text:span><text:span text:style-name="T16">JOptionPane</text:span><text:span text:style-name="T9"> </text:span><text:span text:style-name="T16">response</text:span><text:span text:style-name="T9"> </text:span><text:span text:style-name="T16">from</text:span><text:span text:style-name="T9"> </text:span><text:span text:style-name="T16">YES_NO_CANCEL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static</text:span><text:span text:style-name="T9"> </text:span><text:span text:style-name="T8">int</text:span><text:span text:style-name="T9"> createAndShowUnsavedChangesDialog(JFrame frame) {</text:span></text:p>
      <text:p text:style-name="P7"><text:span text:style-name="T9"><text:tab/><text:tab/></text:span><text:span text:style-name="T8">return</text:span><text:span text:style-name="T9"> JOptionPane.</text:span><text:span text:style-name="T10">showConfirmDialog</text:span><text:span text:style-name="T9">(frame, </text:span><text:span text:style-name="T22">"You have unsaved changes, would you like to save?"</text:span><text:span text:style-name="T9">, </text:span><text:span text:style-name="T22">"Warning: "</text:span><text:span text:style-name="T9">, JOptionPane.</text:span><text:span text:style-name="T20">YES_NO_CANCEL_OPTION</text:span><text:span text:style-name="T9">, JOptionPane.</text:span><text:span text:style-name="T20">WARNING_MESSAGE</text:span><text:span text:style-name="T9">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The</text:span><text:span text:style-name="T9"> </text:span><text:span text:style-name="T16">dialog</text:span><text:span text:style-name="T9"> </text:span><text:span text:style-name="T16">to</text:span><text:span text:style-name="T9"> </text:span><text:span text:style-name="T16">show</text:span><text:span text:style-name="T9"> </text:span><text:span text:style-name="T16">when</text:span><text:span text:style-name="T9"> </text:span><text:span text:style-name="T16">a</text:span><text:span text:style-name="T9"> </text:span><text:span text:style-name="T16">user</text:span><text:span text:style-name="T9"> </text:span><text:span text:style-name="T16">wants</text:span><text:span text:style-name="T9"> </text:span><text:span text:style-name="T16">to</text:span><text:span text:style-name="T9"> </text:span><text:span text:style-name="T16">open</text:span><text:span text:style-name="T9"> </text:span><text:span text:style-name="T16">a</text:span><text:span text:style-name="T9"> </text:span><text:span text:style-name="T16">file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frame</text:span><text:span text:style-name="T9"> </text:span><text:span text:style-name="T16">The</text:span><text:span text:style-name="T9"> </text:span><text:span text:style-name="T16">parent</text:span><text:span text:style-name="T9"> </text:span><text:span text:style-name="T16">window/frame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canSelectMultiple</text:span><text:span text:style-name="T9"> </text:span><text:span text:style-name="T16">Whether</text:span><text:span text:style-name="T9"> </text:span><text:span text:style-name="T16">the</text:span><text:span text:style-name="T9"> </text:span><text:span text:style-name="T16">user</text:span><text:span text:style-name="T9"> </text:span><text:span text:style-name="T16">is</text:span><text:span text:style-name="T9"> </text:span><text:span text:style-name="T16">allowed</text:span><text:span text:style-name="T9"> </text:span><text:span text:style-name="T16">to</text:span><text:span text:style-name="T9"> </text:span><text:span text:style-name="T16">select</text:span><text:span text:style-name="T9"> </text:span><text:span text:style-name="T16">multiple</text:span><text:span text:style-name="T9"> </text:span><text:span text:style-name="T16">files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title</text:span><text:span text:style-name="T9"> </text:span><text:span text:style-name="T16">The</text:span><text:span text:style-name="T9"> </text:span><text:span text:style-name="T16">Dialog's</text:span><text:span text:style-name="T9"> </text:span><text:span text:style-name="T16">title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An</text:span><text:span text:style-name="T9"> </text:span><text:span text:style-name="T16">array</text:span><text:span text:style-name="T9"> </text:span><text:span text:style-name="T16">of</text:span><text:span text:style-name="T9"> </text:span><text:span text:style-name="T16">the</text:span><text:span text:style-name="T9"> </text:span><text:span text:style-name="T16">selected</text:span><text:span text:style-name="T9"> </text:span><text:span text:style-name="T16">files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static</text:span><text:span text:style-name="T9"> File[] createAndShowOpenFileSelector(JFrame frame, </text:span><text:span text:style-name="T8">boolean</text:span><text:span text:style-name="T9"> canSelectMultiple, String title) {</text:span></text:p>
      <text:p text:style-name="P10"><text:tab/><text:tab/></text:p>
      <text:p text:style-name="P7"><text:span text:style-name="T9"><text:tab/><text:tab/>JFileChooser chooser = </text:span><text:span text:style-name="T8">new</text:span><text:span text:style-name="T9"> JFileChooser();</text:span></text:p>
      <text:p text:style-name="P10"><text:tab/><text:tab/>chooser.setName(title);</text:p>
      <text:p text:style-name="P10"><text:tab/><text:tab/>chooser.setDialogTitle(title);</text:p>
      <text:p text:style-name="P10"><text:tab/><text:tab/>chooser.setMultiSelectionEnabled(canSelectMultiple);</text:p>
      <text:p text:style-name="P7"><text:span text:style-name="T9"><text:tab/><text:tab/>chooser.setAcceptAllFileFilterUsed(</text:span><text:span text:style-name="T8">true</text:span><text:span text:style-name="T9">);</text:span></text:p>
      <text:p text:style-name="P7"><text:span text:style-name="T9"><text:tab/><text:tab/>chooser.addChoosableFileFilter(</text:span><text:span text:style-name="T8">new</text:span><text:span text:style-name="T9"> BUABFileFilter());</text:span></text:p>
      <text:p text:style-name="P7"><text:span text:style-name="T9"><text:tab/><text:tab/>chooser.addChoosableFileFilter(</text:span><text:span text:style-name="T8">new</text:span><text:span text:style-name="T9"> VCardFileFilter());</text:span></text:p>
      <text:p text:style-name="P10"><text:tab/><text:tab/>chooser.setFileFilter(chooser.getAcceptAllFileFilter());</text:p>
      <text:p text:style-name="P7"><text:span text:style-name="T9"><text:tab/><text:tab/></text:span><text:span text:style-name="T8">int</text:span><text:span text:style-name="T9"> returnVal = chooser.showOpenDialog(frame);</text:span></text:p>
      <text:p text:style-name="P7"><text:span text:style-name="T9"><text:tab/><text:tab/></text:span><text:span text:style-name="T8">if</text:span><text:span text:style-name="T9"> (returnVal == JFileChooser.</text:span><text:span text:style-name="T20">APPROVE_OPTION</text:span><text:span text:style-name="T9">) {</text:span></text:p>
      <text:p text:style-name="P7"><text:span text:style-name="T9"><text:tab/><text:tab/><text:tab/></text:span><text:span text:style-name="T8">if</text:span><text:span text:style-name="T9"> (canSelectMultiple) {</text:span></text:p>
      <text:p text:style-name="P10"><text:tab/><text:tab/><text:tab/><text:tab/>File[] files = chooser.getSelectedFiles();</text:p>
      <text:p text:style-name="P7"><text:span text:style-name="T9"><text:tab/><text:tab/><text:tab/><text:tab/></text:span><text:span text:style-name="T8">return</text:span><text:span text:style-name="T9"> files;</text:span></text:p>
      <text:p text:style-name="P7"><text:span text:style-name="T9"><text:tab/><text:tab/><text:tab/>} </text:span><text:span text:style-name="T8">else</text:span><text:span text:style-name="T9"> {</text:span></text:p>
      <text:p text:style-name="P10"><text:tab/><text:tab/><text:tab/><text:tab/>File[] files = {chooser.getSelectedFile()};</text:p>
      <text:p text:style-name="P7"><text:span text:style-name="T9"><text:tab/><text:tab/><text:tab/><text:tab/></text:span><text:span text:style-name="T8">return</text:span><text:span text:style-name="T9"> files;</text:span></text:p>
      <text:p text:style-name="P10"><text:tab/><text:tab/><text:tab/>}</text:p>
      <text:p text:style-name="P10"><text:tab/><text:tab/>}</text:p>
      <text:p text:style-name="P7"><text:span text:style-name="T9"><text:tab/><text:tab/></text:span><text:span text:style-name="T8">return</text:span><text:span text:style-name="T9"> </text:span><text:span text:style-name="T8">null</text:span><text:span text:style-name="T9">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The</text:span><text:span text:style-name="T9"> </text:span><text:span text:style-name="T16">dialog</text:span><text:span text:style-name="T9"> </text:span><text:span text:style-name="T16">to</text:span><text:span text:style-name="T9"> </text:span><text:span text:style-name="T16">show</text:span><text:span text:style-name="T9"> </text:span><text:span text:style-name="T16">when</text:span><text:span text:style-name="T9"> </text:span><text:span text:style-name="T16">the</text:span><text:span text:style-name="T9"> </text:span><text:span text:style-name="T16">user</text:span><text:span text:style-name="T9"> </text:span><text:span text:style-name="T16">wants</text:span><text:span text:style-name="T9"> </text:span><text:span text:style-name="T16">to</text:span><text:span text:style-name="T9"> </text:span><text:span text:style-name="T16">save</text:span><text:span text:style-name="T9"> </text:span><text:span text:style-name="T16">a</text:span><text:span text:style-name="T9"> </text:span><text:span text:style-name="T16">new</text:span><text:span text:style-name="T9"> </text:span><text:span text:style-name="T16">document</text:span><text:span text:style-name="T9"> </text:span><text:span text:style-name="T16">or</text:span><text:span text:style-name="T9"> </text:span><text:span text:style-name="T16">wants</text:span><text:span text:style-name="T9"> </text:span><text:span text:style-name="T16">to</text:span><text:span text:style-name="T9"> </text:span><text:span text:style-name="T16">save</text:span><text:span text:style-name="T9"> </text:span><text:span text:style-name="T16">as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frame</text:span><text:span text:style-name="T9"> </text:span><text:span text:style-name="T16">The</text:span><text:span text:style-name="T9"> </text:span><text:span text:style-name="T16">parent</text:span><text:span text:style-name="T9"> </text:span><text:span text:style-name="T16">window/frame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he</text:span><text:span text:style-name="T9"> </text:span><text:span text:style-name="T16">file</text:span><text:span text:style-name="T9"> </text:span><text:span text:style-name="T16">that</text:span><text:span text:style-name="T9"> </text:span><text:span text:style-name="T16">the</text:span><text:span text:style-name="T9"> </text:span><text:span text:style-name="T16">user</text:span><text:span text:style-name="T9"> </text:span><text:span text:style-name="T16">has</text:span><text:span text:style-name="T9"> </text:span><text:span text:style-name="T16">chosen</text:span><text:span text:style-name="T9"> </text:span><text:span text:style-name="T16">to</text:span><text:span text:style-name="T9"> </text:span><text:span text:style-name="T16">save</text:span><text:span text:style-name="T9"> </text:span><text:span text:style-name="T16">to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static</text:span><text:span text:style-name="T9"> File createAndShowSaveFileSelector(JFrame frame) {</text:span></text:p>
      <text:p text:style-name="P7"><text:span text:style-name="T9"><text:tab/><text:tab/>File f = </text:span><text:span text:style-name="T8">null</text:span><text:span text:style-name="T9">;</text:span></text:p>
      <text:p text:style-name="P7"><text:soft-page-break/><text:span text:style-name="T9"><text:tab/><text:tab/>JFileChooser chooser = </text:span><text:span text:style-name="T8">new</text:span><text:span text:style-name="T9"> JFileChooser();</text:span></text:p>
      <text:p text:style-name="P7"><text:span text:style-name="T9"><text:tab/><text:tab/>chooser.setMultiSelectionEnabled(</text:span><text:span text:style-name="T8">false</text:span><text:span text:style-name="T9">);</text:span></text:p>
      <text:p text:style-name="P7"><text:span text:style-name="T9"><text:tab/><text:tab/>chooser.setAcceptAllFileFilterUsed(</text:span><text:span text:style-name="T8">false</text:span><text:span text:style-name="T9">);</text:span></text:p>
      <text:p text:style-name="P7"><text:span text:style-name="T9"><text:tab/><text:tab/>chooser.addChoosableFileFilter(</text:span><text:span text:style-name="T8">new</text:span><text:span text:style-name="T9"> BUABFileFilter(</text:span><text:span text:style-name="T8">true</text:span><text:span text:style-name="T9">));</text:span></text:p>
      <text:p text:style-name="P7"><text:span text:style-name="T9"><text:tab/><text:tab/>chooser.addChoosableFileFilter(</text:span><text:span text:style-name="T8">new</text:span><text:span text:style-name="T9"> VCardFileFilter(</text:span><text:span text:style-name="T8">true</text:span><text:span text:style-name="T9">));</text:span></text:p>
      <text:p text:style-name="P7"><text:span text:style-name="T9"><text:tab/><text:tab/></text:span><text:span text:style-name="T8">while</text:span><text:span text:style-name="T9"> (</text:span><text:span text:style-name="T8">true</text:span><text:span text:style-name="T9">) {</text:span></text:p>
      <text:p text:style-name="P7"><text:span text:style-name="T9"><text:tab/><text:tab/><text:tab/></text:span><text:span text:style-name="T8">int</text:span><text:span text:style-name="T9"> returnVal = chooser.showDialog(frame, </text:span><text:span text:style-name="T22">"Save File"</text:span><text:span text:style-name="T9">);</text:span></text:p>
      <text:p text:style-name="P7"><text:span text:style-name="T9"><text:tab/><text:tab/><text:tab/></text:span><text:span text:style-name="T8">if</text:span><text:span text:style-name="T9"> (returnVal == JFileChooser.</text:span><text:span text:style-name="T20">APPROVE_OPTION</text:span><text:span text:style-name="T9">) {</text:span></text:p>
      <text:p text:style-name="P10"><text:tab/><text:tab/><text:tab/><text:tab/>File file = chooser.getSelectedFile();</text:p>
      <text:p text:style-name="P7"><text:span text:style-name="T9"><text:tab/><text:tab/><text:tab/><text:tab/></text:span><text:span text:style-name="T8">if</text:span><text:span text:style-name="T9"> ((<text:tab/>chooser.getFileFilter() </text:span><text:span text:style-name="T8">instanceof</text:span><text:span text:style-name="T9"> BUABFileFilter</text:span></text:p>
      <text:p text:style-name="P7"><text:span text:style-name="T9"><text:tab/><text:tab/><text:tab/><text:tab/><text:tab/><text:tab/><text:tab/>&amp;&amp; !Importer.</text:span><text:span text:style-name="T10">getFileExtension</text:span><text:span text:style-name="T9">(file).equals(Importer.</text:span><text:span text:style-name="T20">BUAB</text:span><text:span text:style-name="T9">))</text:span></text:p>
      <text:p text:style-name="P10"><text:tab/><text:tab/><text:tab/><text:tab/><text:tab/><text:tab/>||</text:p>
      <text:p text:style-name="P7"><text:span text:style-name="T9"><text:tab/><text:tab/><text:tab/><text:tab/><text:tab/><text:tab/>(chooser.getFileFilter() </text:span><text:span text:style-name="T8">instanceof</text:span><text:span text:style-name="T9"> VCardFileFilter</text:span></text:p>
      <text:p text:style-name="P7"><text:span text:style-name="T9"><text:tab/><text:tab/><text:tab/><text:tab/><text:tab/><text:tab/><text:tab/>&amp;&amp; !Importer.</text:span><text:span text:style-name="T10">getFileExtension</text:span><text:span text:style-name="T9">(file).equals(Importer.</text:span><text:span text:style-name="T20">VCARD_1</text:span><text:span text:style-name="T9">)</text:span></text:p>
      <text:p text:style-name="P7"><text:span text:style-name="T9"><text:tab/><text:tab/><text:tab/><text:tab/><text:tab/><text:tab/><text:tab/>&amp;&amp; !Importer.</text:span><text:span text:style-name="T10">getFileExtension</text:span><text:span text:style-name="T9">(file).equals(Importer.</text:span><text:span text:style-name="T20">VCARD_2</text:span><text:span text:style-name="T9">))</text:span></text:p>
      <text:p text:style-name="P10"><text:tab/><text:tab/><text:tab/><text:tab/><text:tab/>) {</text:p>
      <text:p text:style-name="P7"><text:span text:style-name="T9"><text:tab/><text:tab/><text:tab/><text:tab/><text:tab/></text:span><text:span text:style-name="T8">if</text:span><text:span text:style-name="T9"> (Importer.</text:span><text:span text:style-name="T10">getFileExtension</text:span><text:span text:style-name="T9">(file).equals(</text:span><text:span text:style-name="T22">""</text:span><text:span text:style-name="T9">)) {</text:span></text:p>
      <text:p text:style-name="P7"><text:span text:style-name="T9"><text:tab/><text:tab/><text:tab/><text:tab/><text:tab/><text:tab/></text:span><text:span text:style-name="T8">if</text:span><text:span text:style-name="T9"> (chooser.getFileFilter() </text:span><text:span text:style-name="T8">instanceof</text:span><text:span text:style-name="T9"> BUABFileFilter) {</text:span></text:p>
      <text:p text:style-name="P7"><text:span text:style-name="T9"><text:tab/><text:tab/><text:tab/><text:tab/><text:tab/><text:tab/><text:tab/>file = </text:span><text:span text:style-name="T8">new</text:span><text:span text:style-name="T9"> File(file.getAbsolutePath() + </text:span><text:span text:style-name="T22">".buab"</text:span><text:span text:style-name="T9">);</text:span></text:p>
      <text:p text:style-name="P7"><text:span text:style-name="T9"><text:tab/><text:tab/><text:tab/><text:tab/><text:tab/><text:tab/>} </text:span><text:span text:style-name="T8">else</text:span><text:span text:style-name="T9"> </text:span><text:span text:style-name="T8">if</text:span><text:span text:style-name="T9"> (chooser.getFileFilter() </text:span><text:span text:style-name="T8">instanceof</text:span><text:span text:style-name="T9"> VCardFileFilter) {</text:span></text:p>
      <text:p text:style-name="P7"><text:span text:style-name="T9"><text:tab/><text:tab/><text:tab/><text:tab/><text:tab/><text:tab/><text:tab/>file = </text:span><text:span text:style-name="T8">new</text:span><text:span text:style-name="T9"> File(file.getAbsolutePath() + </text:span><text:span text:style-name="T22">".vcard"</text:span><text:span text:style-name="T9">);</text:span></text:p>
      <text:p text:style-name="P10"><text:tab/><text:tab/><text:tab/><text:tab/><text:tab/><text:tab/>}</text:p>
      <text:p text:style-name="P7"><text:span text:style-name="T9"><text:tab/><text:tab/><text:tab/><text:tab/><text:tab/>} </text:span><text:span text:style-name="T8">else</text:span><text:span text:style-name="T9"> {</text:span></text:p>
      <text:p text:style-name="P10"><text:tab/><text:tab/><text:tab/><text:tab/><text:tab/><text:tab/>JOptionPane.<text:span text:style-name="T28">showMessageDialog</text:span>(<text:tab/>chooser, </text:p>
      <text:p text:style-name="P7"><text:span text:style-name="T9"><text:tab/><text:tab/><text:tab/><text:tab/><text:tab/><text:tab/><text:tab/><text:tab/><text:tab/><text:tab/><text:tab/><text:tab/><text:tab/><text:tab/></text:span><text:span text:style-name="T22">"File extension used does not match filter.\r\n"</text:span><text:span text:style-name="T9"> +</text:span></text:p>
      <text:p text:style-name="P7"><text:span text:style-name="T9"><text:tab/><text:tab/><text:tab/><text:tab/><text:tab/><text:tab/><text:tab/><text:tab/><text:tab/><text:tab/><text:tab/><text:tab/><text:tab/><text:tab/></text:span><text:span text:style-name="T22">" - VCard File must use .vcard or .vcf.\r\n"</text:span><text:span text:style-name="T9"> +</text:span></text:p>
      <text:p text:style-name="P7"><text:span text:style-name="T9"><text:tab/><text:tab/><text:tab/><text:tab/><text:tab/><text:tab/><text:tab/><text:tab/><text:tab/><text:tab/><text:tab/><text:tab/><text:tab/><text:tab/></text:span><text:span text:style-name="T22">" - BUAB File must use .buab.\r\n"</text:span><text:span text:style-name="T9"> +</text:span></text:p>
      <text:p text:style-name="P7"><text:span text:style-name="T9"><text:tab/><text:tab/><text:tab/><text:tab/><text:tab/><text:tab/><text:tab/><text:tab/><text:tab/><text:tab/><text:tab/><text:tab/><text:tab/><text:tab/></text:span><text:span text:style-name="T22">"You can leave the extension blank and we'll do the work!"</text:span><text:span text:style-name="T9">, </text:span></text:p>
      <text:p text:style-name="P7"><text:span text:style-name="T9"><text:tab/><text:tab/><text:tab/><text:tab/><text:tab/><text:tab/><text:tab/><text:tab/><text:tab/><text:tab/><text:tab/><text:tab/><text:tab/><text:tab/></text:span><text:span text:style-name="T22">"Error:"</text:span><text:span text:style-name="T9">, </text:span></text:p>
      <text:p text:style-name="P7"><text:span text:style-name="T9"><text:tab/><text:tab/><text:tab/><text:tab/><text:tab/><text:tab/><text:tab/><text:tab/><text:tab/><text:tab/><text:tab/><text:tab/><text:tab/><text:tab/>JOptionPane.</text:span><text:span text:style-name="T20">ERROR_MESSAGE</text:span><text:span text:style-name="T9">);</text:span></text:p>
      <text:p text:style-name="P7"><text:span text:style-name="T9"><text:tab/><text:tab/><text:tab/><text:tab/><text:tab/><text:tab/></text:span><text:span text:style-name="T8">continue</text:span><text:span text:style-name="T9">;</text:span></text:p>
      <text:p text:style-name="P10"><text:tab/><text:tab/><text:tab/><text:tab/><text:tab/>}</text:p>
      <text:p text:style-name="P10"><text:tab/><text:tab/><text:tab/><text:tab/>}</text:p>
      <text:p text:style-name="P10"><text:tab/><text:tab/><text:tab/><text:tab/></text:p>
      <text:p text:style-name="P7"><text:span text:style-name="T9"><text:tab/><text:tab/><text:tab/><text:tab/></text:span><text:span text:style-name="T8">if</text:span><text:span text:style-name="T9"> (!file.exists()) {</text:span></text:p>
      <text:p text:style-name="P10"><text:tab/><text:tab/><text:tab/><text:tab/><text:tab/>f = file;</text:p>
      <text:p text:style-name="P7"><text:span text:style-name="T9"><text:tab/><text:tab/><text:tab/><text:tab/><text:tab/></text:span><text:span text:style-name="T8">break</text:span><text:span text:style-name="T9">;</text:span></text:p>
      <text:p text:style-name="P7"><text:span text:style-name="T9"><text:tab/><text:tab/><text:tab/><text:tab/>} </text:span><text:span text:style-name="T8">else</text:span><text:span text:style-name="T9"> {</text:span></text:p>
      <text:p text:style-name="P7"><text:span text:style-name="T9"><text:tab/> <text:s text:c="15"/></text:span><text:span text:style-name="T8">int</text:span><text:span text:style-name="T9"> confirm = JOptionPane.</text:span><text:span text:style-name="T10">showConfirmDialog</text:span><text:span text:style-name="T9">(chooser, </text:span><text:span text:style-name="T22">"Overwrite file? "</text:span><text:span text:style-name="T9"> + file.getAbsolutePath());</text:span></text:p>
      <text:p text:style-name="P7"><text:span text:style-name="T9"><text:tab/> <text:s text:c="15"/></text:span><text:span text:style-name="T8">if</text:span><text:span text:style-name="T9"> (confirm == JOptionPane.</text:span><text:span text:style-name="T20">OK_OPTION</text:span><text:span text:style-name="T9">) {</text:span></text:p>
      <text:p text:style-name="P10"><text:tab/> <text:s text:c="19"/>f = file;</text:p>
      <text:p text:style-name="P7"><text:span text:style-name="T9"><text:tab/> <text:s text:c="15"/>} </text:span><text:span text:style-name="T8">else</text:span><text:span text:style-name="T9"> </text:span><text:span text:style-name="T8">if</text:span><text:span text:style-name="T9"> (confirm == JOptionPane.</text:span><text:span text:style-name="T20">NO_OPTION</text:span><text:span text:style-name="T9">) {</text:span></text:p>
      <text:p text:style-name="P7"><text:span text:style-name="T9"><text:tab/> <text:s text:c="19"/></text:span><text:span text:style-name="T8">continue</text:span><text:span text:style-name="T9">;</text:span></text:p>
      <text:p text:style-name="P10"><text:tab/> <text:s text:c="15"/>}</text:p>
      <text:p text:style-name="P7"><text:span text:style-name="T9"><text:tab/> <text:s text:c="15"/></text:span><text:span text:style-name="T8">break</text:span><text:span text:style-name="T9">;</text:span></text:p>
      <text:p text:style-name="P10"><text:tab/> <text:s text:c="11"/>}</text:p>
      <text:p text:style-name="P7"><text:span text:style-name="T9"><text:tab/><text:tab/><text:tab/>} </text:span><text:span text:style-name="T8">else</text:span><text:span text:style-name="T9"> { </text:span><text:span text:style-name="T29">// wasn't approved?!</text:span></text:p>
      <text:p text:style-name="P7"><text:span text:style-name="T9"><text:tab/><text:tab/><text:tab/><text:tab/></text:span><text:span text:style-name="T8">break</text:span><text:span text:style-name="T9">;</text:span></text:p>
      <text:p text:style-name="P10"><text:tab/><text:tab/><text:tab/>}</text:p>
      <text:p text:style-name="P10"><text:tab/><text:tab/>}</text:p>
      <text:p text:style-name="P7"><text:span text:style-name="T9"><text:tab/><text:tab/></text:span><text:span text:style-name="T8">return</text:span><text:span text:style-name="T9"> f;</text:span></text:p>
      <text:p text:style-name="P10"><text:tab/>}</text:p>
      <text:p text:style-name="P7"/>
      <text:p text:style-name="P7"><text:span text:style-name="T9"><text:tab/></text:span><text:span text:style-name="T16">/**</text:span></text:p>
      <text:p text:style-name="P7"><text:soft-page-break/><text:span text:style-name="T9"><text:tab/> </text:span><text:span text:style-name="T16">*</text:span><text:span text:style-name="T9"> </text:span><text:span text:style-name="T16">The</text:span><text:span text:style-name="T9"> </text:span><text:span text:style-name="T16">dialog</text:span><text:span text:style-name="T9"> </text:span><text:span text:style-name="T16">to</text:span><text:span text:style-name="T9"> </text:span><text:span text:style-name="T16">show</text:span><text:span text:style-name="T9"> </text:span><text:span text:style-name="T16">to</text:span><text:span text:style-name="T9"> </text:span><text:span text:style-name="T16">add</text:span><text:span text:style-name="T9"> </text:span><text:span text:style-name="T16">a</text:span><text:span text:style-name="T9"> </text:span><text:span text:style-name="T16">new</text:span><text:span text:style-name="T9"> </text:span><text:span text:style-name="T16">contact</text:span><text:span text:style-name="T9"> </text:span><text:span text:style-name="T16">to</text:span><text:span text:style-name="T9"> </text:span><text:span text:style-name="T16">the</text:span><text:span text:style-name="T9"> </text:span><text:span text:style-name="T16">Address</text:span><text:span text:style-name="T9"> </text:span><text:span text:style-name="T16">Book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ab</text:span><text:span text:style-name="T9"> </text:span><text:span text:style-name="T16">The</text:span><text:span text:style-name="T9"> </text:span><text:span text:style-name="T16">AddressBook</text:span><text:span text:style-name="T9"> </text:span><text:span text:style-name="T16">instance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static</text:span><text:span text:style-name="T9"> </text:span><text:span text:style-name="T8">void</text:span><text:span text:style-name="T9"> createAndShowAddDialog(</text:span><text:span text:style-name="T8">final</text:span><text:span text:style-name="T9"> AddressBook ab) {</text:span></text:p>
      <text:p text:style-name="P7"><text:span text:style-name="T9"><text:tab/><text:tab/></text:span><text:span text:style-name="T8">final</text:span><text:span text:style-name="T9"> JDialog frame_add = </text:span><text:span text:style-name="T8">new</text:span><text:span text:style-name="T9"> JDialog(ab.getFrame(), </text:span><text:span text:style-name="T22">"Add Contact: "</text:span><text:span text:style-name="T9">, </text:span><text:span text:style-name="T8">true</text:span><text:span text:style-name="T9">, </text:span><text:span text:style-name="T8">null</text:span><text:span text:style-name="T9">);</text:span></text:p>
      <text:p text:style-name="P7"><text:span text:style-name="T9"><text:tab/><text:tab/>frame_add.setIconImage(</text:span><text:span text:style-name="T8">new</text:span><text:span text:style-name="T9"> ImageIcon(</text:span><text:span text:style-name="T22">"files/User.png"</text:span><text:span text:style-name="T9">).getImage());</text:span></text:p>
      <text:p text:style-name="P7"><text:span text:style-name="T9"><text:tab/><text:tab/>frame_add.setDefaultCloseOperation(JFrame.</text:span><text:span text:style-name="T20">DISPOSE_ON_CLOSE</text:span><text:span text:style-name="T9">);</text:span></text:p>
      <text:p text:style-name="P7"><text:span text:style-name="T9"><text:tab/><text:tab/>frame_add.setResizable(</text:span><text:span text:style-name="T8">false</text:span><text:span text:style-name="T9">);</text:span></text:p>
      <text:p text:style-name="P7"><text:span text:style-name="T9"><text:tab/><text:tab/>frame_add.setLayout(</text:span><text:span text:style-name="T8">null</text:span><text:span text:style-name="T9">);</text:span></text:p>
      <text:p text:style-name="P10"><text:tab/><text:tab/></text:p>
      <text:p text:style-name="P7"><text:span text:style-name="T9"><text:tab/><text:tab/></text:span><text:span text:style-name="T8">int</text:span><text:span text:style-name="T9"> current_y = 10;</text:span></text:p>
      <text:p text:style-name="P10"><text:tab/><text:tab/></text:p>
      <text:p text:style-name="P7"><text:span text:style-name="T9"><text:tab/><text:tab/>JLabel lbl_addcontact = </text:span><text:span text:style-name="T8">new</text:span><text:span text:style-name="T9"> JLabel(</text:span><text:span text:style-name="T22">"&lt;html&gt;&lt;b&gt;Add Contact&lt;/b&gt;&lt;/html&gt;"</text:span><text:span text:style-name="T9">);</text:span></text:p>
      <text:p text:style-name="P10"><text:tab/><text:tab/>lbl_addcontact.setBounds(10, current_y, 150, 20);</text:p>
      <text:p text:style-name="P10"><text:tab/><text:tab/>frame_add.add(lbl_addcontact);</text:p>
      <text:p text:style-name="P10"><text:tab/><text:tab/></text:p>
      <text:p text:style-name="P10"><text:tab/><text:tab/>current_y += 30;</text:p>
      <text:p text:style-name="P10"><text:tab/><text:tab/></text:p>
      <text:p text:style-name="P7"><text:span text:style-name="T9"><text:tab/><text:tab/>JLabel lbl_forenames = </text:span><text:span text:style-name="T8">new</text:span><text:span text:style-name="T9"> JLabel(</text:span><text:span text:style-name="T22">"Forenames: "</text:span><text:span text:style-name="T9">);</text:span></text:p>
      <text:p text:style-name="P10"><text:tab/><text:tab/>lbl_forenames.setBounds(10, current_y, 100, 20);</text:p>
      <text:p text:style-name="P10"><text:tab/><text:tab/>frame_add.add(lbl_forenames);</text:p>
      <text:p text:style-name="P10"><text:tab/><text:tab/></text:p>
      <text:p text:style-name="P7"><text:span text:style-name="T9"><text:tab/><text:tab/></text:span><text:span text:style-name="T8">final</text:span><text:span text:style-name="T9"> JTextField tf_forenames = </text:span><text:span text:style-name="T8">new</text:span><text:span text:style-name="T9"> JTextField();</text:span></text:p>
      <text:p text:style-name="P10"><text:tab/><text:tab/>tf_forenames.setBounds(110, current_y, 175, 20);</text:p>
      <text:p text:style-name="P10"><text:tab/><text:tab/>frame_add.add(tf_forenames);</text:p>
      <text:p text:style-name="P10"><text:tab/><text:tab/></text:p>
      <text:p text:style-name="P10"><text:tab/><text:tab/>current_y += 30;</text:p>
      <text:p text:style-name="P10"><text:tab/><text:tab/></text:p>
      <text:p text:style-name="P7"><text:span text:style-name="T9"><text:tab/><text:tab/>JLabel lbl_surname = </text:span><text:span text:style-name="T8">new</text:span><text:span text:style-name="T9"> JLabel(</text:span><text:span text:style-name="T22">"Surname: "</text:span><text:span text:style-name="T9">);</text:span></text:p>
      <text:p text:style-name="P10"><text:tab/><text:tab/>lbl_surname.setBounds(10, current_y, 100, 20);</text:p>
      <text:p text:style-name="P10"><text:tab/><text:tab/>frame_add.add(lbl_surname);</text:p>
      <text:p text:style-name="P10"><text:tab/><text:tab/></text:p>
      <text:p text:style-name="P7"><text:span text:style-name="T9"><text:tab/><text:tab/></text:span><text:span text:style-name="T8">final</text:span><text:span text:style-name="T9"> JTextField tf_surname = </text:span><text:span text:style-name="T8">new</text:span><text:span text:style-name="T9"> JTextField();</text:span></text:p>
      <text:p text:style-name="P10"><text:tab/><text:tab/>tf_surname.setBounds(110, current_y, 175, 20);</text:p>
      <text:p text:style-name="P10"><text:tab/><text:tab/>frame_add.add(tf_surname);</text:p>
      <text:p text:style-name="P10"><text:tab/><text:tab/></text:p>
      <text:p text:style-name="P10"><text:tab/><text:tab/>current_y += 30;</text:p>
      <text:p text:style-name="P10"><text:tab/><text:tab/></text:p>
      <text:p text:style-name="P7"><text:span text:style-name="T9"><text:tab/><text:tab/>JButton btn_add = </text:span><text:span text:style-name="T8">new</text:span><text:span text:style-name="T9"> JButton(</text:span><text:span text:style-name="T22">"Add Contact"</text:span><text:span text:style-name="T9">);</text:span></text:p>
      <text:p text:style-name="P10"><text:tab/><text:tab/>btn_add.setBounds(10, current_y, 275, 30);</text:p>
      <text:p text:style-name="P7"><text:span text:style-name="T9"><text:tab/><text:tab/>btn_add.addActionListener(</text:span><text:span text:style-name="T8">new</text:span><text:span text:style-name="T9"> ActionListener() { 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actionPerformed(ActionEvent e) {</text:span></text:p>
      <text:p text:style-name="P7"><text:span text:style-name="T9"><text:tab/><text:tab/><text:tab/><text:tab/></text:span><text:span text:style-name="T29">// validation?</text:span></text:p>
      <text:p text:style-name="P7"><text:span text:style-name="T9"><text:tab/><text:tab/><text:tab/><text:tab/></text:span><text:span text:style-name="T8">if</text:span><text:span text:style-name="T9"> (tf_forenames.getText().trim().equals(</text:span><text:span text:style-name="T22">""</text:span><text:span text:style-name="T9">)) {</text:span></text:p>
      <text:p text:style-name="P7"><text:span text:style-name="T9"><text:tab/><text:tab/><text:tab/><text:tab/><text:tab/>JOptionPane.</text:span><text:span text:style-name="T10">showMessageDialog</text:span><text:span text:style-name="T9">(ab.getFrame(), </text:span><text:span text:style-name="T22">"Forename(s) cannot be left empty!"</text:span><text:span text:style-name="T9">, </text:span><text:span text:style-name="T22">"Error:"</text:span><text:span text:style-name="T9">, JOptionPane.</text:span><text:span text:style-name="T20">ERROR_MESSAGE</text:span><text:span text:style-name="T9">);</text:span></text:p>
      <text:p text:style-name="P7"><text:span text:style-name="T9"><text:tab/><text:tab/><text:tab/><text:tab/><text:tab/></text:span><text:span text:style-name="T8">return</text:span><text:span text:style-name="T9">;</text:span></text:p>
      <text:p text:style-name="P7"><text:span text:style-name="T9"><text:tab/><text:tab/><text:tab/><text:tab/>} </text:span><text:span text:style-name="T29">//else if (tf_surname.getText().trim().equals("")) {</text:span></text:p>
      <text:p text:style-name="P7"><text:span text:style-name="T9"><text:tab/><text:tab/><text:tab/><text:tab/><text:tab/></text:span><text:span text:style-name="T29">//JOptionPane.showMessageDialog(frame, "Surname cannot be left empty!", "Error:", JOptionPane.ERROR_MESSAGE);</text:span></text:p>
      <text:p text:style-name="P7"><text:span text:style-name="T9"><text:tab/><text:tab/><text:tab/><text:tab/><text:tab/></text:span><text:span text:style-name="T29">//return;</text:span></text:p>
      <text:p text:style-name="P7"><text:span text:style-name="T9"><text:tab/><text:tab/><text:tab/><text:tab/></text:span><text:span text:style-name="T29">//}</text:span></text:p>
      <text:p text:style-name="P7"><text:span text:style-name="T9"><text:tab/><text:tab/><text:tab/><text:tab/>ab.getActionStack().push(</text:span><text:span text:style-name="T8">new</text:span><text:span text:style-name="T9"> Action() {</text:span></text:p>
      <text:p text:style-name="P7"><text:span text:style-name="T9"><text:tab/><text:tab/><text:tab/><text:tab/><text:tab/></text:span><text:span text:style-name="T8">public</text:span><text:span text:style-name="T9"> String </text:span><text:span text:style-name="T19">forenames</text:span><text:span text:style-name="T9"> = tf_forenames.getText();</text:span></text:p>
      <text:p text:style-name="P7"><text:span text:style-name="T9"><text:tab/><text:tab/><text:tab/><text:tab/><text:tab/></text:span><text:span text:style-name="T8">public</text:span><text:span text:style-name="T9"> String </text:span><text:span text:style-name="T19">surname</text:span><text:span text:style-name="T9"> = tf_surname.getText();</text:span></text:p>
      <text:p text:style-name="P7"><text:span text:style-name="T9"><text:tab/><text:tab/><text:tab/><text:tab/><text:tab/></text:span><text:span text:style-name="T8">public</text:span><text:span text:style-name="T9"> Contact </text:span><text:span text:style-name="T19">c</text:span><text:span text:style-name="T9"> = </text:span><text:span text:style-name="T8">new</text:span><text:span text:style-name="T9"> Contact();</text:span></text:p>
      <text:p text:style-name="P7"><text:span text:style-name="T9"><text:tab/><text:tab/><text:tab/><text:tab/><text:tab/></text:span><text:span text:style-name="T8">public</text:span><text:span text:style-name="T9"> String getUndoText() {</text:span></text:p>
      <text:p text:style-name="P7"><text:span text:style-name="T9"><text:tab/><text:tab/><text:tab/><text:tab/><text:tab/><text:tab/></text:span><text:span text:style-name="T8">return</text:span><text:span text:style-name="T9"> </text:span><text:span text:style-name="T22">"Remove Contact"</text:span><text:span text:style-name="T9">;</text:span></text:p>
      <text:p text:style-name="P10"><text:tab/><text:tab/><text:tab/><text:tab/><text:tab/>}</text:p>
      <text:p text:style-name="P7"><text:span text:style-name="T9"><text:tab/><text:tab/><text:tab/><text:tab/><text:tab/></text:span><text:span text:style-name="T8">public</text:span><text:span text:style-name="T9"> String getRedoText() {</text:span></text:p>
      <text:p text:style-name="P7"><text:span text:style-name="T9"><text:tab/><text:tab/><text:tab/><text:tab/><text:tab/><text:tab/></text:span><text:span text:style-name="T8">return</text:span><text:span text:style-name="T9"> </text:span><text:span text:style-name="T22">"Add Contact"</text:span><text:span text:style-name="T9">;</text:span></text:p>
      <text:p text:style-name="P10"><text:tab/><text:tab/><text:tab/><text:tab/><text:tab/>}</text:p>
      <text:p text:style-name="P7"><text:span text:style-name="T9"><text:tab/><text:tab/><text:tab/><text:tab/><text:tab/></text:span><text:span text:style-name="T8">public</text:span><text:span text:style-name="T9"> </text:span><text:span text:style-name="T8">void</text:span><text:span text:style-name="T9"> doAction() {</text:span></text:p>
      <text:p text:style-name="P7"><text:span text:style-name="T9"><text:tab/><text:tab/><text:tab/><text:tab/><text:tab/><text:tab/></text:span><text:span text:style-name="T19">c</text:span><text:span text:style-name="T9">.setForenames(</text:span><text:span text:style-name="T19">forenames</text:span><text:span text:style-name="T9">);</text:span></text:p>
      <text:p text:style-name="P7"><text:span text:style-name="T9"><text:tab/><text:tab/><text:tab/><text:tab/><text:tab/><text:tab/></text:span><text:span text:style-name="T19">c</text:span><text:span text:style-name="T9">.setSurname(</text:span><text:span text:style-name="T19">surname</text:span><text:span text:style-name="T9">);</text:span></text:p>
      <text:p text:style-name="P7"><text:span text:style-name="T9"><text:tab/><text:tab/><text:tab/><text:tab/><text:tab/><text:tab/>ab.getContacts().add(</text:span><text:span text:style-name="T19">c</text:span><text:span text:style-name="T9">);</text:span></text:p>
      <text:p text:style-name="P10"><text:tab/><text:tab/><text:tab/><text:tab/><text:tab/><text:tab/>ab.refreshList();</text:p>
      <text:p text:style-name="P10"><text:soft-page-break/><text:tab/><text:tab/><text:tab/><text:tab/><text:tab/>}</text:p>
      <text:p text:style-name="P7"><text:span text:style-name="T9"><text:tab/><text:tab/><text:tab/><text:tab/><text:tab/></text:span><text:span text:style-name="T8">public</text:span><text:span text:style-name="T9"> </text:span><text:span text:style-name="T8">void</text:span><text:span text:style-name="T9"> undoAction() {</text:span></text:p>
      <text:p text:style-name="P7"><text:span text:style-name="T9"><text:tab/><text:tab/><text:tab/><text:tab/><text:tab/><text:tab/>ab.getContacts().remove(</text:span><text:span text:style-name="T8">this</text:span><text:span text:style-name="T9">.</text:span><text:span text:style-name="T19">c</text:span><text:span text:style-name="T9">);</text:span></text:p>
      <text:p text:style-name="P10"><text:tab/><text:tab/><text:tab/><text:tab/><text:tab/><text:tab/>ab.refreshList();</text:p>
      <text:p text:style-name="P10"><text:tab/><text:tab/><text:tab/><text:tab/><text:tab/>}</text:p>
      <text:p text:style-name="P10"><text:tab/><text:tab/><text:tab/><text:tab/>});</text:p>
      <text:p text:style-name="P10"><text:tab/><text:tab/><text:tab/><text:tab/></text:p>
      <text:p text:style-name="P10"><text:tab/><text:tab/><text:tab/><text:tab/></text:p>
      <text:p text:style-name="P10"><text:tab/><text:tab/><text:tab/><text:tab/></text:p>
      <text:p text:style-name="P10"><text:tab/><text:tab/><text:tab/><text:tab/>frame_add.dispose();</text:p>
      <text:p text:style-name="P10"><text:tab/><text:tab/><text:tab/>}</text:p>
      <text:p text:style-name="P10"><text:tab/><text:tab/>});</text:p>
      <text:p text:style-name="P10"><text:tab/><text:tab/>frame_add.add(btn_add);</text:p>
      <text:p text:style-name="P10"><text:tab/><text:tab/></text:p>
      <text:p text:style-name="P10"><text:tab/><text:tab/>frame_add.setSize(300, current_y + 65);</text:p>
      <text:p text:style-name="P10"><text:tab/><text:tab/>frame_add.setLocationRelativeTo(ab.getFrame());</text:p>
      <text:p text:style-name="P10"><text:tab/><text:tab/></text:p>
      <text:p text:style-name="P7"><text:span text:style-name="T9"><text:tab/><text:tab/>frame_add.setVisible(</text:span><text:span text:style-name="T8">true</text:span><text:span text:style-name="T9">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The</text:span><text:span text:style-name="T9"> </text:span><text:span text:style-name="T16">application's</text:span><text:span text:style-name="T9"> </text:span><text:span text:style-name="T16">About</text:span><text:span text:style-name="T9"> </text:span><text:span text:style-name="T16">dialog</text:span><text:span text:style-name="T9"> </text:span><text:span text:style-name="T16">shown</text:span><text:span text:style-name="T9"> </text:span><text:span text:style-name="T16">when</text:span><text:span text:style-name="T9"> </text:span><text:span text:style-name="T16">F1</text:span><text:span text:style-name="T9"> </text:span><text:span text:style-name="T16">is</text:span><text:span text:style-name="T9"> </text:span><text:span text:style-name="T16">pressed</text:span><text:span text:style-name="T9"> </text:span><text:span text:style-name="T16">or</text:span><text:span text:style-name="T9"> </text:span><text:span text:style-name="T16">when</text:span><text:span text:style-name="T9"> </text:span><text:span text:style-name="T16">the</text:span></text:p>
      <text:p text:style-name="P7"><text:span text:style-name="T9"><text:tab/> </text:span><text:span text:style-name="T16">*</text:span><text:span text:style-name="T9"> </text:span><text:span text:style-name="T16">user</text:span><text:span text:style-name="T9"> </text:span><text:span text:style-name="T16">selects</text:span><text:span text:style-name="T9"> </text:span><text:span text:style-name="T16">Help</text:span><text:span text:style-name="T9"> </text:span><text:span text:style-name="T16">&gt;</text:span><text:span text:style-name="T9"> </text:span><text:span text:style-name="T16">About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frame</text:span><text:span text:style-name="T9"> </text:span><text:span text:style-name="T16">The</text:span><text:span text:style-name="T9"> </text:span><text:span text:style-name="T16">parent</text:span><text:span text:style-name="T9"> </text:span><text:span text:style-name="T16">window/frame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static</text:span><text:span text:style-name="T9"> </text:span><text:span text:style-name="T8">void</text:span><text:span text:style-name="T9"> createAndShowAboutDialog(JFrame frame) {</text:span></text:p>
      <text:p text:style-name="P7"><text:span text:style-name="T9"><text:tab/><text:tab/>JDialog dialog = </text:span><text:span text:style-name="T8">new</text:span><text:span text:style-name="T9"> JDialog(frame, </text:span><text:span text:style-name="T22">"About: "</text:span><text:span text:style-name="T9">, </text:span><text:span text:style-name="T8">true</text:span><text:span text:style-name="T9">, </text:span><text:span text:style-name="T8">null</text:span><text:span text:style-name="T9">);</text:span></text:p>
      <text:p text:style-name="P7"><text:span text:style-name="T9"><text:tab/><text:tab/>dialog.setIconImage(</text:span><text:span text:style-name="T8">new</text:span><text:span text:style-name="T9"> ImageIcon(</text:span><text:span text:style-name="T22">"files/Info.png"</text:span><text:span text:style-name="T9">).getImage());</text:span></text:p>
      <text:p text:style-name="P10"><text:tab/><text:tab/>dialog.setSize(400,250);</text:p>
      <text:p text:style-name="P7"><text:span text:style-name="T9"><text:tab/><text:tab/>dialog.setDefaultCloseOperation(JFrame.</text:span><text:span text:style-name="T20">DISPOSE_ON_CLOSE</text:span><text:span text:style-name="T9">);</text:span></text:p>
      <text:p text:style-name="P10"><text:tab/><text:tab/>dialog.setLocationRelativeTo(frame);</text:p>
      <text:p text:style-name="P7"><text:span text:style-name="T9"><text:tab/><text:tab/>dialog.setResizable(</text:span><text:span text:style-name="T8">false</text:span><text:span text:style-name="T9">);</text:span></text:p>
      <text:p text:style-name="P7"><text:span text:style-name="T9"><text:tab/><text:tab/>JTextArea a = </text:span><text:span text:style-name="T8">new</text:span><text:span text:style-name="T9"> JTextArea(</text:span><text:span text:style-name="T22">"Address Book\r\nVersion 0.6\r\n\r\n"</text:span><text:span text:style-name="T9"> +</text:span></text:p>
      <text:p text:style-name="P7"><text:span text:style-name="T9"><text:tab/><text:tab/><text:tab/><text:tab/></text:span><text:span text:style-name="T22">"Free Icons by Axialis Team.\r\n"</text:span><text:span text:style-name="T9"> +</text:span></text:p>
      <text:p text:style-name="P7"><text:span text:style-name="T9"><text:tab/><text:tab/><text:tab/><text:tab/></text:span><text:span text:style-name="T22">"http://www.axialis.com/free/icons/\r\n\r\n"</text:span><text:span text:style-name="T9"> +</text:span></text:p>
      <text:p text:style-name="P7"><text:span text:style-name="T9"><text:tab/><text:tab/><text:tab/><text:tab/></text:span><text:span text:style-name="T22">"Created by Ashley Gwinnell.\r\n"</text:span><text:span text:style-name="T9"> +</text:span></text:p>
      <text:p text:style-name="P7"><text:span text:style-name="T9"><text:tab/><text:tab/><text:tab/><text:tab/></text:span><text:span text:style-name="T22">"Website: http://www.ashleygwinnell.co.uk/\r\n"</text:span><text:span text:style-name="T9"> +</text:span></text:p>
      <text:p text:style-name="P7"><text:span text:style-name="T9"><text:tab/><text:tab/><text:tab/><text:tab/></text:span><text:span text:style-name="T22">"Feedback: info@ashleygwinnell.co.uk\r\n\r\n"</text:span><text:span text:style-name="T9"> +</text:span></text:p>
      <text:p text:style-name="P7"><text:span text:style-name="T9"><text:tab/><text:tab/><text:tab/><text:tab/></text:span><text:span text:style-name="T22">"Copyright 2009."</text:span><text:span text:style-name="T9">);</text:span></text:p>
      <text:p text:style-name="P7"><text:span text:style-name="T9"><text:tab/><text:tab/>a.setEditable(</text:span><text:span text:style-name="T8">false</text:span><text:span text:style-name="T9">);</text:span></text:p>
      <text:p text:style-name="P10"><text:tab/><text:tab/>dialog.add(a);</text:p>
      <text:p text:style-name="P7"><text:span text:style-name="T9"><text:tab/><text:tab/>dialog.setVisible(</text:span><text:span text:style-name="T8">true</text:span><text:span text:style-name="T9">);</text:span></text:p>
      <text:p text:style-name="P10"><text:tab/>}</text:p>
      <text:p text:style-name="P10"><text:tab/></text:p>
      <text:p text:style-name="P10"><text:tab/></text:p>
      <text:p text:style-name="P7"><text:span text:style-name="T9"><text:tab/></text:span><text:span text:style-name="T16">/**</text:span><text:span text:style-name="T9"> </text:span><text:span text:style-name="T16">The</text:span><text:span text:style-name="T9"> </text:span><text:span text:style-name="T16">response</text:span><text:span text:style-name="T9"> </text:span><text:span text:style-name="T16">from</text:span><text:span text:style-name="T9"> </text:span><text:span text:style-name="T16">createAndShowImportDialog()</text:span><text:span text:style-name="T9"> </text:span><text:span text:style-name="T16">to</text:span><text:span text:style-name="T9"> </text:span><text:span text:style-name="T16">combine</text:span><text:span text:style-name="T9"> </text:span><text:span text:style-name="T16">all</text:span><text:span text:style-name="T9"> </text:span><text:span text:style-name="T16">the</text:span><text:span text:style-name="T9"> </text:span><text:span text:style-name="T16">contacts</text:span><text:span text:style-name="T9"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static</text:span><text:span text:style-name="T9"> </text:span><text:span text:style-name="T8">final</text:span><text:span text:style-name="T9"> </text:span><text:span text:style-name="T8">int</text:span><text:span text:style-name="T9"> </text:span><text:span text:style-name="T20">IMPORT_DIALOG_COMBINE_ALL</text:span><text:span text:style-name="T9"> = 0;</text:span></text:p>
      <text:p text:style-name="P7"><text:span text:style-name="T9"><text:tab/></text:span><text:span text:style-name="T16">/**</text:span><text:span text:style-name="T9"> </text:span><text:span text:style-name="T16">The</text:span><text:span text:style-name="T9"> </text:span><text:span text:style-name="T16">response</text:span><text:span text:style-name="T9"> </text:span><text:span text:style-name="T16">from</text:span><text:span text:style-name="T9"> </text:span><text:span text:style-name="T16">createAndShowImportDialog()</text:span><text:span text:style-name="T9"> </text:span><text:span text:style-name="T16">to</text:span><text:span text:style-name="T9"> </text:span><text:span text:style-name="T16">combine</text:span><text:span text:style-name="T9"> </text:span><text:span text:style-name="T16">one</text:span><text:span text:style-name="T9"> </text:span><text:span text:style-name="T16">of</text:span><text:span text:style-name="T9"> </text:span><text:span text:style-name="T16">the</text:span><text:span text:style-name="T9"> </text:span><text:span text:style-name="T16">contacts</text:span><text:span text:style-name="T9"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static</text:span><text:span text:style-name="T9"> </text:span><text:span text:style-name="T8">final</text:span><text:span text:style-name="T9"> </text:span><text:span text:style-name="T8">int</text:span><text:span text:style-name="T9"> </text:span><text:span text:style-name="T20">IMPORT_DIALOG_COMBINE_ONE</text:span><text:span text:style-name="T9"> = 1;</text:span></text:p>
      <text:p text:style-name="P7"><text:span text:style-name="T9"><text:tab/></text:span><text:span text:style-name="T16">/**</text:span><text:span text:style-name="T9"> </text:span><text:span text:style-name="T16">The</text:span><text:span text:style-name="T9"> </text:span><text:span text:style-name="T16">response</text:span><text:span text:style-name="T9"> </text:span><text:span text:style-name="T16">from</text:span><text:span text:style-name="T9"> </text:span><text:span text:style-name="T16">createAndShowImportDialog()</text:span><text:span text:style-name="T9"> </text:span><text:span text:style-name="T16">to</text:span><text:span text:style-name="T9"> </text:span><text:span text:style-name="T16">replace</text:span><text:span text:style-name="T9"> </text:span><text:span text:style-name="T16">all</text:span><text:span text:style-name="T9"> </text:span><text:span text:style-name="T16">the</text:span><text:span text:style-name="T9"> </text:span><text:span text:style-name="T16">contacts</text:span><text:span text:style-name="T9"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static</text:span><text:span text:style-name="T9"> </text:span><text:span text:style-name="T8">final</text:span><text:span text:style-name="T9"> </text:span><text:span text:style-name="T8">int</text:span><text:span text:style-name="T9"> </text:span><text:span text:style-name="T20">IMPORT_DIALOG_REPLACE_ALL</text:span><text:span text:style-name="T9"> = 2;</text:span></text:p>
      <text:p text:style-name="P7"><text:span text:style-name="T9"><text:tab/></text:span><text:span text:style-name="T16">/**</text:span><text:span text:style-name="T9"> </text:span><text:span text:style-name="T16">The</text:span><text:span text:style-name="T9"> </text:span><text:span text:style-name="T16">response</text:span><text:span text:style-name="T9"> </text:span><text:span text:style-name="T16">from</text:span><text:span text:style-name="T9"> </text:span><text:span text:style-name="T16">createAndShowImportDialog()</text:span><text:span text:style-name="T9"> </text:span><text:span text:style-name="T16">to</text:span><text:span text:style-name="T9"> </text:span><text:span text:style-name="T16">replace</text:span><text:span text:style-name="T9"> </text:span><text:span text:style-name="T16">one</text:span><text:span text:style-name="T9"> </text:span><text:span text:style-name="T16">of</text:span><text:span text:style-name="T9"> </text:span><text:span text:style-name="T16">the</text:span><text:span text:style-name="T9"> </text:span><text:span text:style-name="T16">contacts</text:span><text:span text:style-name="T9"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static</text:span><text:span text:style-name="T9"> </text:span><text:span text:style-name="T8">final</text:span><text:span text:style-name="T9"> </text:span><text:span text:style-name="T8">int</text:span><text:span text:style-name="T9"> </text:span><text:span text:style-name="T20">IMPORT_DIALOG_REPLACE_ONE</text:span><text:span text:style-name="T9"> = 3;</text:span></text:p>
      <text:p text:style-name="P7"><text:span text:style-name="T9"><text:tab/></text:span><text:span text:style-name="T16">/**</text:span><text:span text:style-name="T9"> </text:span><text:span text:style-name="T16">The</text:span><text:span text:style-name="T9"> </text:span><text:span text:style-name="T16">response</text:span><text:span text:style-name="T9"> </text:span><text:span text:style-name="T16">from</text:span><text:span text:style-name="T9"> </text:span><text:span text:style-name="T16">createAndShowImportDialog()</text:span><text:span text:style-name="T9"> </text:span><text:span text:style-name="T16">to</text:span><text:span text:style-name="T9"> </text:span><text:span text:style-name="T16">keep</text:span><text:span text:style-name="T9"> </text:span><text:span text:style-name="T16">all</text:span><text:span text:style-name="T9"> </text:span><text:span text:style-name="T16">the</text:span><text:span text:style-name="T9"> </text:span><text:span text:style-name="T16">existing</text:span><text:span text:style-name="T9"> </text:span><text:span text:style-name="T16">contacts</text:span><text:span text:style-name="T9"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static</text:span><text:span text:style-name="T9"> </text:span><text:span text:style-name="T8">final</text:span><text:span text:style-name="T9"> </text:span><text:span text:style-name="T8">int</text:span><text:span text:style-name="T9"> </text:span><text:span text:style-name="T20">IMPORT_DIALOG_KEEP_ALL</text:span><text:span text:style-name="T9"> = 4;</text:span></text:p>
      <text:p text:style-name="P7"><text:span text:style-name="T9"><text:tab/></text:span><text:span text:style-name="T16">/**</text:span><text:span text:style-name="T9"> </text:span><text:span text:style-name="T16">The</text:span><text:span text:style-name="T9"> </text:span><text:span text:style-name="T16">response</text:span><text:span text:style-name="T9"> </text:span><text:span text:style-name="T16">from</text:span><text:span text:style-name="T9"> </text:span><text:span text:style-name="T16">createAndShowImportDialog()</text:span><text:span text:style-name="T9"> </text:span><text:span text:style-name="T16">to</text:span><text:span text:style-name="T9"> </text:span><text:span text:style-name="T16">keep</text:span><text:span text:style-name="T9"> </text:span><text:span text:style-name="T16">one</text:span><text:span text:style-name="T9"> </text:span><text:span text:style-name="T16">of</text:span><text:span text:style-name="T9"> </text:span><text:span text:style-name="T16">the</text:span><text:span text:style-name="T9"> </text:span><text:span text:style-name="T16">existing</text:span><text:span text:style-name="T9"> </text:span><text:span text:style-name="T16">contacts</text:span><text:span text:style-name="T9"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static</text:span><text:span text:style-name="T9"> </text:span><text:span text:style-name="T8">final</text:span><text:span text:style-name="T9"> </text:span><text:span text:style-name="T8">int</text:span><text:span text:style-name="T9"> </text:span><text:span text:style-name="T20">IMPORT_DIALOG_KEEP_ONE</text:span><text:span text:style-name="T9"> = 5;</text:span></text:p>
      <text:p text:style-name="P7"><text:span text:style-name="T9"><text:tab/></text:span><text:span text:style-name="T16">/**</text:span><text:span text:style-name="T9"> </text:span><text:span text:style-name="T16">used</text:span><text:span text:style-name="T9"> </text:span><text:span text:style-name="T16">internally</text:span><text:span text:style-name="T9"> </text:span><text:span text:style-name="T16">do</text:span><text:span text:style-name="T9"> </text:span><text:span text:style-name="T16">not</text:span><text:span text:style-name="T9"> </text:span><text:span text:style-name="T16">change.</text:span><text:span text:style-name="T9"> </text:span><text:span text:style-name="T16">*/</text:span></text:p>
      <text:p text:style-name="P7"><text:span text:style-name="T9"><text:tab/></text:span><text:span text:style-name="T8">private</text:span><text:span text:style-name="T9"> </text:span><text:span text:style-name="T8">static</text:span><text:span text:style-name="T9"> </text:span><text:span text:style-name="T8">int</text:span><text:span text:style-name="T9"> </text:span><text:span text:style-name="T20">IMPORT_DIALOG_response</text:span><text:span text:style-name="T9"> = -1;</text:span>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The</text:span><text:span text:style-name="T9"> </text:span><text:span text:style-name="T16">dialog</text:span><text:span text:style-name="T9"> </text:span><text:span text:style-name="T16">to</text:span><text:span text:style-name="T9"> </text:span><text:span text:style-name="T16">show</text:span><text:span text:style-name="T9"> </text:span><text:span text:style-name="T16">when</text:span><text:span text:style-name="T9"> </text:span><text:span text:style-name="T16">a</text:span><text:span text:style-name="T9"> </text:span><text:span text:style-name="T16">duplicate</text:span><text:span text:style-name="T9"> </text:span><text:span text:style-name="T16">contact</text:span><text:span text:style-name="T9"> </text:span><text:span text:style-name="T16">is</text:span><text:span text:style-name="T9"> </text:span><text:span text:style-name="T16">found</text:span><text:span text:style-name="T9"> </text:span><text:span text:style-name="T16">on</text:span><text:span text:style-name="T9"> </text:span><text:span text:style-name="T16">import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addressBook</text:span><text:span text:style-name="T9"> </text:span><text:span text:style-name="T16">The</text:span><text:span text:style-name="T9"> </text:span><text:span text:style-name="T16">AddressBook</text:span><text:span text:style-name="T9"> </text:span><text:span text:style-name="T16">instance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parent</text:span><text:span text:style-name="T9"> </text:span><text:span text:style-name="T16">The</text:span><text:span text:style-name="T9"> </text:span><text:span text:style-name="T16">dialog's</text:span><text:span text:style-name="T9"> </text:span><text:span text:style-name="T16">parent</text:span><text:span text:style-name="T9"> </text:span><text:span text:style-name="T16">window/frame.</text:span></text:p>
      <text:p text:style-name="P7"><text:soft-page-break/><text:span text:style-name="T9"><text:tab/> </text:span><text:span text:style-name="T16">*</text:span><text:span text:style-name="T9"> </text:span><text:span text:style-name="T18">@param</text:span><text:span text:style-name="T9"> </text:span><text:span text:style-name="T16">title</text:span><text:span text:style-name="T9"> </text:span><text:span text:style-name="T16">The</text:span><text:span text:style-name="T9"> </text:span><text:span text:style-name="T16">title</text:span><text:span text:style-name="T9"> </text:span><text:span text:style-name="T16">of</text:span><text:span text:style-name="T9"> </text:span><text:span text:style-name="T16">the</text:span><text:span text:style-name="T9"> </text:span><text:span text:style-name="T16">dialog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existing</text:span><text:span text:style-name="T9"> </text:span><text:span text:style-name="T16">The</text:span><text:span text:style-name="T9"> </text:span><text:span text:style-name="T16">existing</text:span><text:span text:style-name="T9"> </text:span><text:span text:style-name="T16">contact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replacement</text:span><text:span text:style-name="T9"> </text:span><text:span text:style-name="T16">The</text:span><text:span text:style-name="T9"> </text:span><text:span text:style-name="T16">replacement</text:span><text:span text:style-name="T9"> </text:span><text:span text:style-name="T16">contact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fromFile</text:span><text:span text:style-name="T9"> </text:span><text:span text:style-name="T16">Which</text:span><text:span text:style-name="T9"> </text:span><text:span text:style-name="T16">file</text:span><text:span text:style-name="T9"> </text:span><text:span text:style-name="T16">the</text:span><text:span text:style-name="T9"> </text:span><text:span text:style-name="T16">replacement</text:span><text:span text:style-name="T9"> </text:span><text:span text:style-name="T16">can</text:span><text:span text:style-name="T9"> </text:span><text:span text:style-name="T16">be</text:span><text:span text:style-name="T9"> </text:span><text:span text:style-name="T16">found</text:span><text:span text:style-name="T9"> </text:span><text:span text:style-name="T16">in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either</text:span><text:span text:style-name="T9"> </text:span><text:span text:style-name="T16">IMPORT_DIALOG_COMBINE_ALL,</text:span><text:span text:style-name="T9"> </text:span><text:span text:style-name="T16">IMPORT_DIALOG_COMBINE_ONE</text:span><text:span text:style-name="T9"> </text:span><text:span text:style-name="T16">,</text:span><text:span text:style-name="T9"> </text:span><text:span text:style-name="T16">IMPORT_DIALOG_REPLACE_ALL,</text:span><text:span text:style-name="T9"> </text:span><text:span text:style-name="T16">IMPORT_DIALOG_REPLACE_ONE</text:span><text:span text:style-name="T9"> </text:span><text:span text:style-name="T16">,</text:span><text:span text:style-name="T9"> </text:span><text:span text:style-name="T16">IMPORT_DIALOG_KEEP_ALL</text:span><text:span text:style-name="T9"> </text:span><text:span text:style-name="T16">or</text:span><text:span text:style-name="T9"> </text:span><text:span text:style-name="T16">IMPORT_DIALOG_KEEP_ONE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static</text:span><text:span text:style-name="T9"> </text:span><text:span text:style-name="T8">int</text:span><text:span text:style-name="T9"> createAndShowImportDialog(AddressBook addressBook, JFrame parent, String title, Contact existing, Contact replacement, File fromFile) </text:span></text:p>
      <text:p text:style-name="P10"><text:tab/>{</text:p>
      <text:p text:style-name="P7"><text:span text:style-name="T9"><text:tab/><text:tab/></text:span><text:span text:style-name="T8">final</text:span><text:span text:style-name="T9"> JDialog dialog = </text:span><text:span text:style-name="T8">new</text:span><text:span text:style-name="T9"> JDialog(parent, title, </text:span><text:span text:style-name="T8">true</text:span><text:span text:style-name="T9">, </text:span><text:span text:style-name="T8">null</text:span><text:span text:style-name="T9">);</text:span></text:p>
      <text:p text:style-name="P7"><text:span text:style-name="T9"><text:tab/><text:tab/>dialog.setSize(</text:span><text:span text:style-name="T8">new</text:span><text:span text:style-name="T9"> Dimension(670, 480));</text:span></text:p>
      <text:p text:style-name="P10"><text:tab/><text:tab/>dialog.setLocationRelativeTo(parent);</text:p>
      <text:p text:style-name="P7"><text:span text:style-name="T9"><text:tab/><text:tab/>dialog.setIconImage(</text:span><text:span text:style-name="T8">new</text:span><text:span text:style-name="T9"> ImageIcon(</text:span><text:span text:style-name="T22">"files/User.png"</text:span><text:span text:style-name="T9">).getImage());</text:span></text:p>
      <text:p text:style-name="P7"><text:span text:style-name="T9"><text:tab/><text:tab/>dialog.setDefaultCloseOperation(WindowConstants.</text:span><text:span text:style-name="T20">DO_NOTHING_ON_CLOSE</text:span><text:span text:style-name="T9">);</text:span></text:p>
      <text:p text:style-name="P7"><text:span text:style-name="T9"><text:tab/><text:tab/>dialog.addWindowListener(</text:span><text:span text:style-name="T8">new</text:span><text:span text:style-name="T9"> WindowListener() {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Activated(WindowEvent e) { 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Closed(WindowEvent e) { 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Deactivated(WindowEvent e) { 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Deiconified(WindowEvent e) { 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Iconified(WindowEvent e) { }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Opened(WindowEvent e) { } </text:span></text:p>
      <text:p text:style-name="P7"><text:span text:style-name="T9"><text:tab/><text:tab/><text:tab/></text:span><text:span text:style-name="T8">public</text:span><text:span text:style-name="T9"> </text:span><text:span text:style-name="T8">void</text:span><text:span text:style-name="T9"> windowClosing(WindowEvent e) {</text:span></text:p>
      <text:p text:style-name="P7"><text:span text:style-name="T9"><text:tab/><text:tab/><text:tab/><text:tab/></text:span><text:span text:style-name="T8">if</text:span><text:span text:style-name="T9"> (</text:span><text:span text:style-name="T20">IMPORT_DIALOG_response</text:span><text:span text:style-name="T9"> == -1) {</text:span></text:p>
      <text:p text:style-name="P7"><text:span text:style-name="T9"><text:tab/><text:tab/><text:tab/><text:tab/><text:tab/>JOptionPane.</text:span><text:span text:style-name="T10">showMessageDialog</text:span><text:span text:style-name="T9">(dialog, </text:span><text:span text:style-name="T22">"Please select a displayed option."</text:span><text:span text:style-name="T9">, </text:span><text:span text:style-name="T22">"Error:"</text:span><text:span text:style-name="T9">, JOptionPane.</text:span><text:span text:style-name="T20">ERROR_MESSAGE</text:span><text:span text:style-name="T9">);</text:span></text:p>
      <text:p text:style-name="P10"><text:tab/><text:tab/><text:tab/><text:tab/>}</text:p>
      <text:p text:style-name="P10"><text:tab/><text:tab/><text:tab/>}</text:p>
      <text:p text:style-name="P10"><text:tab/><text:tab/>});</text:p>
      <text:p text:style-name="P7"><text:span text:style-name="T9"><text:tab/><text:tab/>dialog.setResizable(</text:span><text:span text:style-name="T8">false</text:span><text:span text:style-name="T9">);</text:span></text:p>
      <text:p text:style-name="P7"><text:span text:style-name="T9"><text:tab/><text:tab/>dialog.setLayout(</text:span><text:span text:style-name="T8">null</text:span><text:span text:style-name="T9">);</text:span></text:p>
      <text:p text:style-name="P10"><text:tab/><text:tab/></text:p>
      <text:p text:style-name="P7"><text:span text:style-name="T9"><text:tab/><text:tab/>JLabel lbl_title = </text:span><text:span text:style-name="T8">new</text:span><text:span text:style-name="T9"> JLabel(</text:span><text:span text:style-name="T22">"&lt;html&gt;&lt;big&gt;Duplicate Contact Found:&lt;/big&gt;&lt;/html&gt; "</text:span><text:span text:style-name="T9">);</text:span></text:p>
      <text:p text:style-name="P10"><text:tab/><text:tab/>lbl_title.setBounds(10, 10, 400, 35);</text:p>
      <text:p text:style-name="P10"><text:tab/><text:tab/>dialog.add(lbl_title);</text:p>
      <text:p text:style-name="P10"><text:tab/><text:tab/></text:p>
      <text:p text:style-name="P7"><text:span text:style-name="T9"><text:tab/><text:tab/>JLabel lbl_existing = </text:span><text:span text:style-name="T8">new</text:span><text:span text:style-name="T9"> JLabel(</text:span><text:span text:style-name="T22">"&lt;html&gt;&lt;b&gt;Existing:&lt;/b&gt;&lt;/html&gt;"</text:span><text:span text:style-name="T9">);</text:span></text:p>
      <text:p text:style-name="P10"><text:tab/><text:tab/>lbl_existing.setBounds(46, 50, 100, 25);</text:p>
      <text:p text:style-name="P10"><text:tab/><text:tab/>dialog.add(lbl_existing);</text:p>
      <text:p text:style-name="P10"><text:tab/><text:tab/></text:p>
      <text:p text:style-name="P7"><text:span text:style-name="T9"><text:tab/><text:tab/>ContactPanel pnl_existing = </text:span><text:span text:style-name="T8">new</text:span><text:span text:style-name="T9"> ContactPanel(addressBook);</text:span></text:p>
      <text:p text:style-name="P10"><text:tab/><text:tab/>pnl_existing.repopulate(existing);</text:p>
      <text:p text:style-name="P7"><text:span text:style-name="T9"><text:tab/><text:tab/>pnl_existing.setEnabled(</text:span><text:span text:style-name="T8">false</text:span><text:span text:style-name="T9">);</text:span></text:p>
      <text:p text:style-name="P10"><text:tab/><text:tab/>pnl_existing.validate();</text:p>
      <text:p text:style-name="P7"><text:span text:style-name="T9"><text:tab/><text:tab/>JScrollPane scr_existing = </text:span><text:span text:style-name="T8">new</text:span><text:span text:style-name="T9"> JScrollPane(pnl_existing);</text:span></text:p>
      <text:p text:style-name="P10"><text:tab/><text:tab/>scr_existing.setBounds(110, 50, 540, 140);</text:p>
      <text:p text:style-name="P10"><text:tab/><text:tab/>dialog.add(scr_existing);</text:p>
      <text:p text:style-name="P10"><text:tab/><text:tab/></text:p>
      <text:p text:style-name="P7"><text:span text:style-name="T9"><text:tab/><text:tab/>JLabel lbl_replacement = </text:span><text:span text:style-name="T8">new</text:span><text:span text:style-name="T9"> JLabel(</text:span><text:span text:style-name="T22">"&lt;html&gt;&lt;b&gt;Replacement:&lt;/b&gt;&lt;/html&gt;"</text:span><text:span text:style-name="T9">);</text:span></text:p>
      <text:p text:style-name="P10"><text:tab/><text:tab/>lbl_replacement.setBounds(15, 200, 100, 25);</text:p>
      <text:p text:style-name="P10"><text:tab/><text:tab/>dialog.add(lbl_replacement);</text:p>
      <text:p text:style-name="P10"><text:tab/><text:tab/></text:p>
      <text:p text:style-name="P7"><text:span text:style-name="T9"><text:tab/><text:tab/>ContactPanel pnl_replacement = </text:span><text:span text:style-name="T8">new</text:span><text:span text:style-name="T9"> ContactPanel(addressBook);</text:span></text:p>
      <text:p text:style-name="P10"><text:tab/><text:tab/>pnl_replacement.repopulate(replacement);</text:p>
      <text:p text:style-name="P7"><text:span text:style-name="T9"><text:tab/><text:tab/>pnl_replacement.setEnabled(</text:span><text:span text:style-name="T8">false</text:span><text:span text:style-name="T9">);</text:span></text:p>
      <text:p text:style-name="P10"><text:tab/><text:tab/>pnl_replacement.validate();</text:p>
      <text:p text:style-name="P7"><text:span text:style-name="T9"><text:tab/><text:tab/>JScrollPane scr_replacement = </text:span><text:span text:style-name="T8">new</text:span><text:span text:style-name="T9"> JScrollPane(pnl_replacement);</text:span></text:p>
      <text:p text:style-name="P10"><text:tab/><text:tab/>scr_replacement.setBounds(110, 200, 540, 140);</text:p>
      <text:p text:style-name="P10"><text:tab/><text:tab/>dialog.add(scr_replacement);</text:p>
      <text:p text:style-name="P10"><text:tab/><text:tab/></text:p>
      <text:p text:style-name="P10"><text:tab/><text:tab/></text:p>
      <text:p text:style-name="P7"><text:span text:style-name="T9"><text:tab/><text:tab/>JButton combine_all = </text:span><text:span text:style-name="T8">new</text:span><text:span text:style-name="T9"> JButton(</text:span><text:span text:style-name="T22">"Combine All Duplicates"</text:span><text:span text:style-name="T9">);</text:span></text:p>
      <text:p text:style-name="P7"><text:span text:style-name="T9"><text:tab/><text:tab/>JButton combine_one = </text:span><text:span text:style-name="T8">new</text:span><text:span text:style-name="T9"> JButton(</text:span><text:span text:style-name="T22">"Combine One"</text:span><text:span text:style-name="T9">);</text:span></text:p>
      <text:p text:style-name="P10"><text:tab/><text:tab/>combine_one.setBounds(110, 360, 150, 30);</text:p>
      <text:p text:style-name="P10"><text:tab/><text:tab/>combine_all.setBounds(110, 395, 150, 30);</text:p>
      <text:p text:style-name="P7"><text:span text:style-name="T9"><text:tab/><text:tab/>combine_one.addActionListener(</text:span><text:span text:style-name="T8">new</text:span><text:span text:style-name="T9"> ActionListener() { </text:span><text:span text:style-name="T8">public</text:span><text:span text:style-name="T9"> </text:span><text:span text:style-name="T8">void</text:span><text:span text:style-name="T9"> </text:span><text:soft-page-break/><text:span text:style-name="T9">actionPerformed(ActionEvent e) { </text:span></text:p>
      <text:p text:style-name="P7"><text:span text:style-name="T9"><text:tab/><text:tab/><text:tab/></text:span><text:span text:style-name="T20">IMPORT_DIALOG_response</text:span><text:span text:style-name="T9"> = </text:span><text:span text:style-name="T20">IMPORT_DIALOG_COMBINE_ONE</text:span><text:span text:style-name="T9">;</text:span></text:p>
      <text:p text:style-name="P10"><text:tab/><text:tab/><text:tab/>dialog.dispose();</text:p>
      <text:p text:style-name="P10"><text:tab/><text:tab/>}});</text:p>
      <text:p text:style-name="P7"><text:span text:style-name="T9"><text:tab/><text:tab/>combine_all.addActionListener(</text:span><text:span text:style-name="T8">new</text:span><text:span text:style-name="T9"> ActionListener() { </text:span><text:span text:style-name="T8">public</text:span><text:span text:style-name="T9"> </text:span><text:span text:style-name="T8">void</text:span><text:span text:style-name="T9"> actionPerformed(ActionEvent e) { </text:span></text:p>
      <text:p text:style-name="P7"><text:span text:style-name="T9"><text:tab/><text:tab/><text:tab/></text:span><text:span text:style-name="T20">IMPORT_DIALOG_response</text:span><text:span text:style-name="T9"> = </text:span><text:span text:style-name="T20">IMPORT_DIALOG_COMBINE_ALL</text:span><text:span text:style-name="T9">;</text:span></text:p>
      <text:p text:style-name="P10"><text:tab/><text:tab/><text:tab/>dialog.dispose();</text:p>
      <text:p text:style-name="P10"><text:tab/><text:tab/>}});</text:p>
      <text:p text:style-name="P10"><text:tab/><text:tab/>dialog.add(combine_all);</text:p>
      <text:p text:style-name="P10"><text:tab/><text:tab/>dialog.add(combine_one);</text:p>
      <text:p text:style-name="P10"><text:tab/><text:tab/></text:p>
      <text:p text:style-name="P7"><text:span text:style-name="T9"><text:tab/><text:tab/>JButton replace_all = </text:span><text:span text:style-name="T8">new</text:span><text:span text:style-name="T9"> JButton(</text:span><text:span text:style-name="T22">"Replace All Duplicates"</text:span><text:span text:style-name="T9">);</text:span></text:p>
      <text:p text:style-name="P7"><text:span text:style-name="T9"><text:tab/><text:tab/>JButton replace_one = </text:span><text:span text:style-name="T8">new</text:span><text:span text:style-name="T9"> JButton(</text:span><text:span text:style-name="T22">"Replace One"</text:span><text:span text:style-name="T9">);</text:span></text:p>
      <text:p text:style-name="P10"><text:tab/><text:tab/>replace_one.setBounds(265, 360, 150, 30);</text:p>
      <text:p text:style-name="P10"><text:tab/><text:tab/>replace_all.setBounds(265, 395, 150, 30);</text:p>
      <text:p text:style-name="P7"><text:span text:style-name="T9"><text:tab/><text:tab/>replace_one.addActionListener(</text:span><text:span text:style-name="T8">new</text:span><text:span text:style-name="T9"> ActionListener() { </text:span><text:span text:style-name="T8">public</text:span><text:span text:style-name="T9"> </text:span><text:span text:style-name="T8">void</text:span><text:span text:style-name="T9"> actionPerformed(ActionEvent e) { </text:span></text:p>
      <text:p text:style-name="P7"><text:span text:style-name="T9"><text:tab/><text:tab/><text:tab/></text:span><text:span text:style-name="T20">IMPORT_DIALOG_response</text:span><text:span text:style-name="T9"> = </text:span><text:span text:style-name="T20">IMPORT_DIALOG_REPLACE_ONE</text:span><text:span text:style-name="T9">;</text:span></text:p>
      <text:p text:style-name="P10"><text:tab/><text:tab/><text:tab/>dialog.dispose();</text:p>
      <text:p text:style-name="P10"><text:tab/><text:tab/>}});</text:p>
      <text:p text:style-name="P7"><text:span text:style-name="T9"><text:tab/><text:tab/>replace_all.addActionListener(</text:span><text:span text:style-name="T8">new</text:span><text:span text:style-name="T9"> ActionListener() { </text:span><text:span text:style-name="T8">public</text:span><text:span text:style-name="T9"> </text:span><text:span text:style-name="T8">void</text:span><text:span text:style-name="T9"> actionPerformed(ActionEvent e) { </text:span></text:p>
      <text:p text:style-name="P7"><text:span text:style-name="T9"><text:tab/><text:tab/><text:tab/></text:span><text:span text:style-name="T20">IMPORT_DIALOG_response</text:span><text:span text:style-name="T9"> = </text:span><text:span text:style-name="T20">IMPORT_DIALOG_REPLACE_ALL</text:span><text:span text:style-name="T9">;</text:span></text:p>
      <text:p text:style-name="P10"><text:tab/><text:tab/><text:tab/>dialog.dispose();</text:p>
      <text:p text:style-name="P10"><text:tab/><text:tab/>}});</text:p>
      <text:p text:style-name="P10"><text:tab/><text:tab/>dialog.add(replace_all);</text:p>
      <text:p text:style-name="P10"><text:tab/><text:tab/>dialog.add(replace_one);</text:p>
      <text:p text:style-name="P10"><text:tab/><text:tab/></text:p>
      <text:p text:style-name="P7"><text:span text:style-name="T9"><text:tab/><text:tab/>JButton keep_all = </text:span><text:span text:style-name="T8">new</text:span><text:span text:style-name="T9"> JButton(</text:span><text:span text:style-name="T22">"Keep Existing Contacts"</text:span><text:span text:style-name="T9">);</text:span></text:p>
      <text:p text:style-name="P7"><text:span text:style-name="T9"><text:tab/><text:tab/>JButton keep_one = </text:span><text:span text:style-name="T8">new</text:span><text:span text:style-name="T9"> JButton(</text:span><text:span text:style-name="T22">"Keep One"</text:span><text:span text:style-name="T9">);</text:span></text:p>
      <text:p text:style-name="P10"><text:tab/><text:tab/>keep_one.setBounds(420, 360, 150, 30);</text:p>
      <text:p text:style-name="P10"><text:tab/><text:tab/>keep_all.setBounds(420, 395, 150, 30);</text:p>
      <text:p text:style-name="P7"><text:span text:style-name="T9"><text:tab/><text:tab/>keep_one.addActionListener(</text:span><text:span text:style-name="T8">new</text:span><text:span text:style-name="T9"> ActionListener() { </text:span><text:span text:style-name="T8">public</text:span><text:span text:style-name="T9"> </text:span><text:span text:style-name="T8">void</text:span><text:span text:style-name="T9"> actionPerformed(ActionEvent e) { </text:span></text:p>
      <text:p text:style-name="P7"><text:span text:style-name="T9"><text:tab/><text:tab/><text:tab/></text:span><text:span text:style-name="T20">IMPORT_DIALOG_response</text:span><text:span text:style-name="T9"> = </text:span><text:span text:style-name="T20">IMPORT_DIALOG_KEEP_ONE</text:span><text:span text:style-name="T9">;</text:span></text:p>
      <text:p text:style-name="P10"><text:tab/><text:tab/><text:tab/>dialog.dispose();</text:p>
      <text:p text:style-name="P10"><text:tab/><text:tab/>}});</text:p>
      <text:p text:style-name="P7"><text:span text:style-name="T9"><text:tab/><text:tab/>keep_all.addActionListener(</text:span><text:span text:style-name="T8">new</text:span><text:span text:style-name="T9"> ActionListener() { </text:span><text:span text:style-name="T8">public</text:span><text:span text:style-name="T9"> </text:span><text:span text:style-name="T8">void</text:span><text:span text:style-name="T9"> actionPerformed(ActionEvent e) { </text:span></text:p>
      <text:p text:style-name="P7"><text:span text:style-name="T9"><text:tab/><text:tab/><text:tab/></text:span><text:span text:style-name="T20">IMPORT_DIALOG_response</text:span><text:span text:style-name="T9"> = </text:span><text:span text:style-name="T20">IMPORT_DIALOG_KEEP_ALL</text:span><text:span text:style-name="T9">;</text:span></text:p>
      <text:p text:style-name="P10"><text:tab/><text:tab/><text:tab/>dialog.dispose();</text:p>
      <text:p text:style-name="P10"><text:tab/><text:tab/>}});</text:p>
      <text:p text:style-name="P10"><text:tab/><text:tab/>dialog.add(keep_all);</text:p>
      <text:p text:style-name="P10"><text:tab/><text:tab/>dialog.add(keep_one);</text:p>
      <text:p text:style-name="P10"><text:tab/><text:tab/></text:p>
      <text:p text:style-name="P7"><text:span text:style-name="T9"><text:tab/><text:tab/>dialog.setVisible(</text:span><text:span text:style-name="T8">true</text:span><text:span text:style-name="T9">);</text:span></text:p>
      <text:p text:style-name="P10"><text:tab/><text:tab/></text:p>
      <text:p text:style-name="P7"><text:span text:style-name="T9"><text:tab/><text:tab/></text:span><text:span text:style-name="T8">int</text:span><text:span text:style-name="T9"> r = </text:span><text:span text:style-name="T20">IMPORT_DIALOG_response</text:span><text:span text:style-name="T9">;</text:span></text:p>
      <text:p text:style-name="P7"><text:span text:style-name="T9"><text:tab/><text:tab/></text:span><text:span text:style-name="T20">IMPORT_DIALOG_response</text:span><text:span text:style-name="T9"> = -1;</text:span></text:p>
      <text:p text:style-name="P7"><text:span text:style-name="T9"><text:tab/><text:tab/></text:span><text:span text:style-name="T8">return</text:span><text:span text:style-name="T9"> r;</text:span></text:p>
      <text:p text:style-name="P10"><text:tab/>}</text:p>
      <text:p text:style-name="P10"><text:tab/></text:p>
      <text:p text:style-name="P10"><text:tab/></text:p>
      <text:p text:style-name="P10">}</text:p>
      <text:p text:style-name="P10"/>
      <text:p text:style-name="P10"/>
      <text:p text:style-name="P7"><text:span text:style-name="T8">package</text:span><text:span text:style-name="T13"> org.ag.addressbook;</text:span></text:p>
      <text:p text:style-name="P7"><text:span text:style-name="T8">import</text:span><text:span text:style-name="T9"> java.awt.Color;</text:span></text:p>
      <text:p text:style-name="P7"><text:span text:style-name="T8">import</text:span><text:span text:style-name="T9"> java.awt.Dimension;</text:span></text:p>
      <text:p text:style-name="P7"/>
      <text:p text:style-name="P7"><text:span text:style-name="T8">import</text:span><text:span text:style-name="T9"> javax.swing.JPanel;</text:span></text:p>
      <text:p text:style-name="P7"><text:span text:style-name="T9"/></text:p>
      <text:p text:style-name="P9">/**</text:p>
      <text:p text:style-name="P7"><text:span text:style-name="T9"><text:s/></text:span><text:span text:style-name="T16">*</text:span><text:span text:style-name="T9"> </text:span><text:span text:style-name="T16">AB</text:span><text:span text:style-name="T9"> </text:span><text:span text:style-name="T16">Separator</text:span></text:p>
      <text:p text:style-name="P7"><text:span text:style-name="T9"><text:s/></text:span><text:span text:style-name="T16">*</text:span><text:span text:style-name="T9"> </text:span><text:span text:style-name="T16">This</text:span><text:span text:style-name="T9"> </text:span><text:span text:style-name="T16">is</text:span><text:span text:style-name="T9"> </text:span><text:span text:style-name="T16">just</text:span><text:span text:style-name="T9"> </text:span><text:span text:style-name="T16">a</text:span><text:span text:style-name="T9"> </text:span><text:span text:style-name="T16">JPanel</text:span><text:span text:style-name="T9"> </text:span><text:span text:style-name="T16">with</text:span><text:span text:style-name="T9"> </text:span><text:span text:style-name="T16">a</text:span><text:span text:style-name="T9"> </text:span><text:span text:style-name="T16">specified</text:span><text:span text:style-name="T9"> </text:span><text:span text:style-name="T16">background</text:span><text:span text:style-name="T9"> </text:span></text:p>
      <text:p text:style-name="P7"><text:span text:style-name="T9"><text:s/></text:span><text:span text:style-name="T16">*</text:span><text:span text:style-name="T9"> </text:span><text:span text:style-name="T16">and</text:span><text:span text:style-name="T9"> </text:span><text:span text:style-name="T16">size</text:span><text:span text:style-name="T9"> </text:span><text:span text:style-name="T16">to</text:span><text:span text:style-name="T9"> </text:span><text:span text:style-name="T16">cut</text:span><text:span text:style-name="T9"> </text:span><text:span text:style-name="T16">down</text:span><text:span text:style-name="T9"> </text:span><text:span text:style-name="T16">on</text:span><text:span text:style-name="T9"> </text:span><text:span text:style-name="T16">lines.</text:span></text:p>
      <text:p text:style-name="P7"><text:span text:style-name="T9"><text:s/></text:span><text:span text:style-name="T16">*</text:span><text:span text:style-name="T9"> </text:span><text:span text:style-name="T18">@author</text:span><text:span text:style-name="T9"> </text:span><text:span text:style-name="T17">Ashley</text:span><text:span text:style-name="T9"> </text:span><text:span text:style-name="T17">Gwinnell</text:span></text:p>
      <text:p text:style-name="P7"><text:soft-page-break/><text:span text:style-name="T9"><text:s/></text:span><text:span text:style-name="T16">*/</text:span></text:p>
      <text:p text:style-name="P7"><text:span text:style-name="T8">public</text:span><text:span text:style-name="T9"> </text:span><text:span text:style-name="T8">class</text:span><text:span text:style-name="T9"> ABSeparator </text:span><text:span text:style-name="T8">extends</text:span><text:span text:style-name="T9"> JPanel</text:span></text:p>
      <text:p text:style-name="P10">{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Create</text:span><text:span text:style-name="T9"> </text:span><text:span text:style-name="T16">a</text:span><text:span text:style-name="T9"> </text:span><text:span text:style-name="T16">new</text:span><text:span text:style-name="T9"> </text:span><text:span text:style-name="T16">separator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ABSeparator()</text:span></text:p>
      <text:p text:style-name="P10"><text:tab/>{</text:p>
      <text:p text:style-name="P7"><text:span text:style-name="T9"><text:tab/><text:tab/></text:span><text:span text:style-name="T8">this</text:span><text:span text:style-name="T9">.setBackground(Color.</text:span><text:span text:style-name="T20">LIGHT_GRAY</text:span><text:span text:style-name="T9">);</text:span></text:p>
      <text:p text:style-name="P7"><text:span text:style-name="T9"><text:tab/><text:tab/></text:span><text:span text:style-name="T8">this</text:span><text:span text:style-name="T9">.setPreferredSize(</text:span><text:span text:style-name="T8">new</text:span><text:span text:style-name="T9"> Dimension(10,30));</text:span></text:p>
      <text:p text:style-name="P10"><text:tab/>}</text:p>
      <text:p text:style-name="P10">}</text:p>
      <text:p text:style-name="P8"><text:span text:style-name="T14"/></text:p>
      <text:p text:style-name="P7"><text:span text:style-name="T8">package</text:span><text:span text:style-name="T13"> org.ag.addressbook.filter;</text:span></text:p>
      <text:p text:style-name="P7"><text:span text:style-name="T8">import</text:span><text:span text:style-name="T9"> java.io.File;</text:span></text:p>
      <text:p text:style-name="P7"/>
      <text:p text:style-name="P7"><text:span text:style-name="T8">import</text:span><text:span text:style-name="T9"> javax.swing.filechooser.FileFilter;</text:span></text:p>
      <text:p text:style-name="P7"/>
      <text:p text:style-name="P7"><text:span text:style-name="T8">import</text:span><text:span text:style-name="T9"> org.ag.addressbook.Importer;</text:span></text:p>
      <text:p text:style-name="P7"/>
      <text:p text:style-name="P9">/**</text:p>
      <text:p text:style-name="P7"><text:span text:style-name="T9"><text:s/></text:span><text:span text:style-name="T16">*</text:span><text:span text:style-name="T9"> </text:span><text:span text:style-name="T16">A</text:span><text:span text:style-name="T9"> </text:span><text:span text:style-name="T16">FileFilter</text:span><text:span text:style-name="T9"> </text:span><text:span text:style-name="T16">to</text:span><text:span text:style-name="T9"> </text:span><text:span text:style-name="T16">filter</text:span><text:span text:style-name="T9"> </text:span><text:span text:style-name="T16">out</text:span><text:span text:style-name="T9"> </text:span><text:span text:style-name="T16">files</text:span><text:span text:style-name="T9"> </text:span><text:span text:style-name="T16">that</text:span><text:span text:style-name="T9"> </text:span><text:span text:style-name="T16">aren't</text:span><text:span text:style-name="T9"> </text:span><text:span text:style-name="T16">.BUAB</text:span></text:p>
      <text:p text:style-name="P7"><text:span text:style-name="T9"><text:s/></text:span><text:span text:style-name="T16">*</text:span><text:span text:style-name="T9"> </text:span><text:span text:style-name="T18">@author</text:span><text:span text:style-name="T9"> </text:span><text:span text:style-name="T17">Ashley</text:span><text:span text:style-name="T9"> </text:span><text:span text:style-name="T17">Gwinnell</text:span></text:p>
      <text:p text:style-name="P7"><text:span text:style-name="T9"><text:s/></text:span><text:span text:style-name="T16">*/</text:span></text:p>
      <text:p text:style-name="P7"><text:span text:style-name="T8">public</text:span><text:span text:style-name="T9"> </text:span><text:span text:style-name="T8">class</text:span><text:span text:style-name="T9"> BUABFileFilter </text:span><text:span text:style-name="T8">extends</text:span><text:span text:style-name="T9"> FileFilter {</text:span></text:p>
      <text:p text:style-name="P7"/>
      <text:p text:style-name="P7"><text:span text:style-name="T9"><text:tab/></text:span><text:span text:style-name="T8">private</text:span><text:span text:style-name="T9"> </text:span><text:span text:style-name="T8">boolean</text:span><text:span text:style-name="T9"> </text:span><text:span text:style-name="T19">singular</text:span><text:span text:style-name="T9"> = </text:span><text:span text:style-name="T8">false</text:span><text:span text:style-name="T9">;</text:span></text:p>
      <text:p text:style-name="P7"><text:span text:style-name="T9"><text:tab/></text:span><text:span text:style-name="T8">public</text:span><text:span text:style-name="T9"> BUABFileFilter() {</text:span></text:p>
      <text:p text:style-name="P7"><text:span text:style-name="T9"><text:tab/><text:tab/></text:span><text:span text:style-name="T8">this</text:span><text:span text:style-name="T9">(</text:span><text:span text:style-name="T8">false</text:span><text:span text:style-name="T9">);</text:span></text:p>
      <text:p text:style-name="P10"><text:tab/>}</text:p>
      <text:p text:style-name="P7"><text:span text:style-name="T9"><text:tab/></text:span><text:span text:style-name="T8">public</text:span><text:span text:style-name="T9"> BUABFileFilter(</text:span><text:span text:style-name="T8">boolean</text:span><text:span text:style-name="T9"> singular) {</text:span></text:p>
      <text:p text:style-name="P7"><text:span text:style-name="T9"><text:tab/><text:tab/></text:span><text:span text:style-name="T8">this</text:span><text:span text:style-name="T9">.</text:span><text:span text:style-name="T19">singular</text:span><text:span text:style-name="T9"> = singular;</text:span></text:p>
      <text:p text:style-name="P10"><text:tab/>}</text:p>
      <text:p text:style-name="P7"><text:span text:style-name="T9"><text:tab/></text:span><text:span text:style-name="T21">@Override</text:span></text:p>
      <text:p text:style-name="P7"><text:span text:style-name="T9"><text:tab/></text:span><text:span text:style-name="T8">public</text:span><text:span text:style-name="T9"> </text:span><text:span text:style-name="T8">boolean</text:span><text:span text:style-name="T9"> accept(File f) {</text:span></text:p>
      <text:p text:style-name="P7"><text:span text:style-name="T9"><text:tab/><text:tab/></text:span><text:span text:style-name="T8">if</text:span><text:span text:style-name="T9"> (f.isDirectory()) { </text:span><text:span text:style-name="T8">return</text:span><text:span text:style-name="T9"> </text:span><text:span text:style-name="T8">true</text:span><text:span text:style-name="T9">; }</text:span></text:p>
      <text:p text:style-name="P10"><text:tab/><text:tab/>String extension = Importer.<text:span text:style-name="T28">getFileExtension</text:span>(f);</text:p>
      <text:p text:style-name="P7"><text:span text:style-name="T9"><text:tab/><text:tab/></text:span><text:span text:style-name="T8">if</text:span><text:span text:style-name="T9"> (extension != </text:span><text:span text:style-name="T8">null</text:span><text:span text:style-name="T9">) {</text:span></text:p>
      <text:p text:style-name="P7"><text:span text:style-name="T9"><text:tab/><text:tab/><text:tab/></text:span><text:span text:style-name="T8">if</text:span><text:span text:style-name="T9"> (extension.equals(Importer.</text:span><text:span text:style-name="T20">BUAB</text:span><text:span text:style-name="T9">)</text:span></text:p>
      <text:p text:style-name="P7"><text:span text:style-name="T9"><text:tab/><text:tab/><text:tab/><text:tab/><text:tab/>|| extension.equals(</text:span><text:span text:style-name="T22">"lnk"</text:span><text:span text:style-name="T9">)) {</text:span></text:p>
      <text:p text:style-name="P7"><text:span text:style-name="T9"><text:tab/><text:tab/><text:tab/><text:tab/></text:span><text:span text:style-name="T8">return</text:span><text:span text:style-name="T9"> </text:span><text:span text:style-name="T8">true</text:span><text:span text:style-name="T9">;</text:span></text:p>
      <text:p text:style-name="P10"><text:tab/><text:tab/><text:tab/>}</text:p>
      <text:p text:style-name="P7"><text:span text:style-name="T9"><text:tab/><text:tab/><text:tab/></text:span><text:span text:style-name="T8">return</text:span><text:span text:style-name="T9"> </text:span><text:span text:style-name="T8">false</text:span><text:span text:style-name="T9">;</text:span></text:p>
      <text:p text:style-name="P10"><text:tab/><text:tab/>}</text:p>
      <text:p text:style-name="P7"><text:span text:style-name="T9"><text:tab/><text:tab/></text:span><text:span text:style-name="T8">return</text:span><text:span text:style-name="T9"> </text:span><text:span text:style-name="T8">false</text:span><text:span text:style-name="T9">;</text:span></text:p>
      <text:p text:style-name="P10"><text:tab/>}</text:p>
      <text:p text:style-name="P7"/>
      <text:p text:style-name="P7"><text:span text:style-name="T9"><text:tab/></text:span><text:span text:style-name="T21">@Override</text:span></text:p>
      <text:p text:style-name="P7"><text:span text:style-name="T9"><text:tab/></text:span><text:span text:style-name="T8">public</text:span><text:span text:style-name="T9"> String getDescription() {</text:span></text:p>
      <text:p text:style-name="P7"><text:span text:style-name="T9"><text:tab/><text:tab/></text:span><text:span text:style-name="T8">if</text:span><text:span text:style-name="T9"> (</text:span><text:span text:style-name="T8">this</text:span><text:span text:style-name="T9">.</text:span><text:span text:style-name="T19">singular</text:span><text:span text:style-name="T9">) {</text:span></text:p>
      <text:p text:style-name="P7"><text:span text:style-name="T9"><text:tab/><text:tab/><text:tab/></text:span><text:span text:style-name="T8">return</text:span><text:span text:style-name="T9"> </text:span><text:span text:style-name="T22">"BUAB File"</text:span><text:span text:style-name="T9">;</text:span></text:p>
      <text:p text:style-name="P7"><text:span text:style-name="T9"><text:tab/><text:tab/>} </text:span><text:span text:style-name="T8">else</text:span><text:span text:style-name="T9"> {</text:span></text:p>
      <text:p text:style-name="P7"><text:span text:style-name="T9"><text:tab/><text:tab/><text:tab/></text:span><text:span text:style-name="T8">return</text:span><text:span text:style-name="T9"> </text:span><text:span text:style-name="T22">"BUAB Files"</text:span><text:span text:style-name="T9">;</text:span></text:p>
      <text:p text:style-name="P10"><text:tab/><text:tab/>}</text:p>
      <text:p text:style-name="P10"><text:tab/>}</text:p>
      <text:p text:style-name="P7"/>
      <text:p text:style-name="P10">}</text:p>
      <text:p text:style-name="P8"><text:span text:style-name="T14"/></text:p>
      <text:p text:style-name="P8"><text:span text:style-name="T14"/></text:p>
      <text:p text:style-name="P7"><text:span text:style-name="T8">package</text:span><text:span text:style-name="T13"> org.ag.addressbook.filter;</text:span></text:p>
      <text:p text:style-name="P7"><text:span text:style-name="T8">import</text:span><text:span text:style-name="T9"> java.io.File;</text:span></text:p>
      <text:p text:style-name="P7"/>
      <text:p text:style-name="P7"><text:span text:style-name="T8">import</text:span><text:span text:style-name="T9"> javax.swing.filechooser.FileFilter;</text:span></text:p>
      <text:p text:style-name="P7"/>
      <text:p text:style-name="P7"><text:span text:style-name="T8">import</text:span><text:span text:style-name="T9"> org.ag.addressbook.Importer;</text:span></text:p>
      <text:p text:style-name="P7"/>
      <text:p text:style-name="P9">/**</text:p>
      <text:p text:style-name="P7"><text:soft-page-break/><text:span text:style-name="T9"><text:s/></text:span><text:span text:style-name="T16">*</text:span><text:span text:style-name="T9"> </text:span><text:span text:style-name="T16">A</text:span><text:span text:style-name="T9"> </text:span><text:span text:style-name="T16">FileFilter</text:span><text:span text:style-name="T9"> </text:span><text:span text:style-name="T16">to</text:span><text:span text:style-name="T9"> </text:span><text:span text:style-name="T16">filter</text:span><text:span text:style-name="T9"> </text:span><text:span text:style-name="T16">out</text:span><text:span text:style-name="T9"> </text:span><text:span text:style-name="T16">files</text:span><text:span text:style-name="T9"> </text:span><text:span text:style-name="T16">that</text:span><text:span text:style-name="T9"> </text:span><text:span text:style-name="T16">aren't</text:span><text:span text:style-name="T9"> </text:span><text:span text:style-name="T16">.</text:span><text:span text:style-name="T17">vcf</text:span><text:span text:style-name="T9"> </text:span><text:span text:style-name="T16">or</text:span><text:span text:style-name="T9"> </text:span><text:span text:style-name="T16">.</text:span><text:span text:style-name="T17">vcard</text:span></text:p>
      <text:p text:style-name="P7"><text:span text:style-name="T9"><text:s/></text:span><text:span text:style-name="T16">*</text:span><text:span text:style-name="T9"> </text:span><text:span text:style-name="T18">@author</text:span><text:span text:style-name="T9"> </text:span><text:span text:style-name="T17">Ashley</text:span><text:span text:style-name="T9"> </text:span><text:span text:style-name="T17">Gwinnell</text:span></text:p>
      <text:p text:style-name="P7"><text:span text:style-name="T9"><text:s/></text:span><text:span text:style-name="T16">*/</text:span></text:p>
      <text:p text:style-name="P7"><text:span text:style-name="T8">public</text:span><text:span text:style-name="T9"> </text:span><text:span text:style-name="T8">class</text:span><text:span text:style-name="T9"> VCardFileFilter </text:span><text:span text:style-name="T8">extends</text:span><text:span text:style-name="T9"> FileFilter {</text:span></text:p>
      <text:p text:style-name="P10"><text:tab/></text:p>
      <text:p text:style-name="P7"><text:span text:style-name="T9"><text:tab/></text:span><text:span text:style-name="T8">public</text:span><text:span text:style-name="T9"> </text:span><text:span text:style-name="T8">boolean</text:span><text:span text:style-name="T9"> </text:span><text:span text:style-name="T19">singular</text:span><text:span text:style-name="T9"> = </text:span><text:span text:style-name="T8">false</text:span><text:span text:style-name="T9">;</text:span></text:p>
      <text:p text:style-name="P7"><text:span text:style-name="T9"><text:tab/></text:span><text:span text:style-name="T8">public</text:span><text:span text:style-name="T9"> VCardFileFilter() {</text:span></text:p>
      <text:p text:style-name="P7"><text:span text:style-name="T9"><text:tab/><text:tab/></text:span><text:span text:style-name="T8">this</text:span><text:span text:style-name="T9">(</text:span><text:span text:style-name="T8">false</text:span><text:span text:style-name="T9">);</text:span></text:p>
      <text:p text:style-name="P10"><text:tab/>}</text:p>
      <text:p text:style-name="P7"><text:span text:style-name="T9"><text:tab/></text:span><text:span text:style-name="T8">public</text:span><text:span text:style-name="T9"> VCardFileFilter(</text:span><text:span text:style-name="T8">boolean</text:span><text:span text:style-name="T9"> singular) {</text:span></text:p>
      <text:p text:style-name="P7"><text:span text:style-name="T9"><text:tab/><text:tab/></text:span><text:span text:style-name="T8">this</text:span><text:span text:style-name="T9">.</text:span><text:span text:style-name="T19">singular</text:span><text:span text:style-name="T9"> = singular;</text:span></text:p>
      <text:p text:style-name="P10"><text:tab/>}</text:p>
      <text:p text:style-name="P7"><text:span text:style-name="T9"><text:tab/></text:span><text:span text:style-name="T21">@Override</text:span></text:p>
      <text:p text:style-name="P7"><text:span text:style-name="T9"><text:tab/></text:span><text:span text:style-name="T8">public</text:span><text:span text:style-name="T9"> </text:span><text:span text:style-name="T8">boolean</text:span><text:span text:style-name="T9"> accept(File f) {</text:span></text:p>
      <text:p text:style-name="P7"><text:span text:style-name="T9"><text:tab/><text:tab/></text:span><text:span text:style-name="T8">if</text:span><text:span text:style-name="T9"> (f.isDirectory()) { </text:span><text:span text:style-name="T8">return</text:span><text:span text:style-name="T9"> </text:span><text:span text:style-name="T8">true</text:span><text:span text:style-name="T9">; }</text:span></text:p>
      <text:p text:style-name="P10"><text:tab/><text:tab/>String extension = Importer.<text:span text:style-name="T28">getFileExtension</text:span>(f);</text:p>
      <text:p text:style-name="P7"><text:span text:style-name="T9"><text:tab/><text:tab/></text:span><text:span text:style-name="T8">if</text:span><text:span text:style-name="T9"> (extension != </text:span><text:span text:style-name="T8">null</text:span><text:span text:style-name="T9">) {</text:span></text:p>
      <text:p text:style-name="P7"><text:span text:style-name="T9"><text:tab/><text:tab/><text:tab/></text:span><text:span text:style-name="T8">if</text:span><text:span text:style-name="T9"> (extension.equals(Importer.</text:span><text:span text:style-name="T20">VCARD_1</text:span><text:span text:style-name="T9">)</text:span></text:p>
      <text:p text:style-name="P7"><text:span text:style-name="T9"><text:tab/><text:tab/><text:tab/><text:tab/><text:tab/>|| extension.equals(Importer.</text:span><text:span text:style-name="T20">VCARD_2</text:span><text:span text:style-name="T9">)</text:span></text:p>
      <text:p text:style-name="P7"><text:span text:style-name="T9"><text:tab/><text:tab/><text:tab/><text:tab/><text:tab/>|| extension.equals(</text:span><text:span text:style-name="T22">"lnk"</text:span><text:span text:style-name="T9">)) {</text:span></text:p>
      <text:p text:style-name="P7"><text:span text:style-name="T9"><text:tab/><text:tab/><text:tab/><text:tab/></text:span><text:span text:style-name="T8">return</text:span><text:span text:style-name="T9"> </text:span><text:span text:style-name="T8">true</text:span><text:span text:style-name="T9">;</text:span></text:p>
      <text:p text:style-name="P10"><text:tab/><text:tab/><text:tab/>}</text:p>
      <text:p text:style-name="P7"><text:span text:style-name="T9"><text:tab/><text:tab/><text:tab/></text:span><text:span text:style-name="T8">return</text:span><text:span text:style-name="T9"> </text:span><text:span text:style-name="T8">false</text:span><text:span text:style-name="T9">;</text:span></text:p>
      <text:p text:style-name="P10"><text:tab/><text:tab/>}</text:p>
      <text:p text:style-name="P7"><text:span text:style-name="T9"><text:tab/><text:tab/></text:span><text:span text:style-name="T8">return</text:span><text:span text:style-name="T9"> </text:span><text:span text:style-name="T8">false</text:span><text:span text:style-name="T9">;</text:span></text:p>
      <text:p text:style-name="P10"><text:tab/>}</text:p>
      <text:p text:style-name="P7"/>
      <text:p text:style-name="P7"><text:span text:style-name="T9"><text:tab/></text:span><text:span text:style-name="T21">@Override</text:span></text:p>
      <text:p text:style-name="P7"><text:span text:style-name="T9"><text:tab/></text:span><text:span text:style-name="T8">public</text:span><text:span text:style-name="T9"> String getDescription() {</text:span></text:p>
      <text:p text:style-name="P7"><text:span text:style-name="T9"><text:tab/><text:tab/></text:span><text:span text:style-name="T8">if</text:span><text:span text:style-name="T9"> (</text:span><text:span text:style-name="T8">this</text:span><text:span text:style-name="T9">.</text:span><text:span text:style-name="T19">singular</text:span><text:span text:style-name="T9">) {</text:span></text:p>
      <text:p text:style-name="P7"><text:span text:style-name="T9"><text:tab/><text:tab/><text:tab/></text:span><text:span text:style-name="T8">return</text:span><text:span text:style-name="T9"> </text:span><text:span text:style-name="T22">"VCard File"</text:span><text:span text:style-name="T9">;</text:span></text:p>
      <text:p text:style-name="P7"><text:span text:style-name="T9"><text:tab/><text:tab/>} </text:span><text:span text:style-name="T8">else</text:span><text:span text:style-name="T9"> {</text:span></text:p>
      <text:p text:style-name="P7"><text:span text:style-name="T9"><text:tab/><text:tab/><text:tab/></text:span><text:span text:style-name="T8">return</text:span><text:span text:style-name="T9"> </text:span><text:span text:style-name="T22">"VCard Files"</text:span><text:span text:style-name="T9">;</text:span></text:p>
      <text:p text:style-name="P10"><text:tab/><text:tab/>}</text:p>
      <text:p text:style-name="P10"><text:tab/>}</text:p>
      <text:p text:style-name="P10"><text:tab/></text:p>
      <text:p text:style-name="P10">}</text:p>
      <text:p text:style-name="P8"><text:span text:style-name="T14"/></text:p>
      <text:p text:style-name="P8"><text:span text:style-name="T14"/></text:p>
      <text:p text:style-name="P7"><text:span text:style-name="T8">package</text:span><text:span text:style-name="T13"> org.ag.addressbook.property;</text:span></text:p>
      <text:p text:style-name="P7"/>
      <text:p text:style-name="P7"><text:span text:style-name="T8">import</text:span><text:span text:style-name="T9"> org.ag.addressbook.Contact;</text:span></text:p>
      <text:p text:style-name="P7"><text:span text:style-name="T8">import</text:span><text:span text:style-name="T9"> org.ag.addressbook.Structure;</text:span></text:p>
      <text:p text:style-name="P7"/>
      <text:p text:style-name="P9">/**</text:p>
      <text:p text:style-name="P7"><text:span text:style-name="T9"><text:s/></text:span><text:span text:style-name="T16">*</text:span><text:span text:style-name="T9"> </text:span><text:span text:style-name="T16">An</text:span><text:span text:style-name="T9"> </text:span><text:span text:style-name="T16">Address</text:span><text:span text:style-name="T9"> </text:span><text:span text:style-name="T16">that</text:span><text:span text:style-name="T9"> </text:span><text:span text:style-name="T16">can</text:span><text:span text:style-name="T9"> </text:span><text:span text:style-name="T16">be</text:span><text:span text:style-name="T9"> </text:span><text:span text:style-name="T16">added</text:span><text:span text:style-name="T9"> </text:span><text:span text:style-name="T16">to</text:span><text:span text:style-name="T9"> </text:span><text:span text:style-name="T16">a</text:span><text:span text:style-name="T9"> </text:span><text:span text:style-name="T16">Contact.</text:span></text:p>
      <text:p text:style-name="P7"><text:span text:style-name="T9"><text:s/></text:span><text:span text:style-name="T16">*</text:span><text:span text:style-name="T9"> </text:span><text:span text:style-name="T18">@author</text:span><text:span text:style-name="T9"> </text:span><text:span text:style-name="T17">Ashley</text:span><text:span text:style-name="T9"> </text:span><text:span text:style-name="T17">Gwinnell</text:span></text:p>
      <text:p text:style-name="P7"><text:span text:style-name="T9"><text:s/></text:span><text:span text:style-name="T16">*/</text:span></text:p>
      <text:p text:style-name="P7"><text:span text:style-name="T8">public</text:span><text:span text:style-name="T9"> </text:span><text:span text:style-name="T8">class</text:span><text:span text:style-name="T9"> Address </text:span></text:p>
      <text:p text:style-name="P10">{</text:p>
      <text:p text:style-name="P7"><text:span text:style-name="T9"><text:tab/></text:span><text:span text:style-name="T8">public</text:span><text:span text:style-name="T9"> </text:span><text:span text:style-name="T8">enum</text:span><text:span text:style-name="T9"> Type {</text:span><text:span text:style-name="T20">HOME</text:span><text:span text:style-name="T9">, </text:span><text:span text:style-name="T20">WORK</text:span><text:span text:style-name="T9">};</text:span></text:p>
      <text:p text:style-name="P7"><text:span text:style-name="T9"><text:tab/></text:span><text:span text:style-name="T8">private</text:span><text:span text:style-name="T9"> Type </text:span><text:span text:style-name="T19">type</text:span><text:span text:style-name="T9"> = Type.</text:span><text:span text:style-name="T20">HOME</text:span><text:span text:style-name="T9">;</text:span></text:p>
      <text:p text:style-name="P7"><text:span text:style-name="T9"><text:tab/></text:span><text:span text:style-name="T8">private</text:span><text:span text:style-name="T9"> </text:span><text:span text:style-name="T8">boolean</text:span><text:span text:style-name="T9"> </text:span><text:span text:style-name="T19">preferred</text:span><text:span text:style-name="T9"> = </text:span><text:span text:style-name="T8">false</text:span><text:span text:style-name="T9">;</text:span></text:p>
      <text:p text:style-name="P10"><text:tab/></text:p>
      <text:p text:style-name="P7"><text:span text:style-name="T9"><text:tab/></text:span><text:span text:style-name="T8">private</text:span><text:span text:style-name="T9"> String </text:span><text:span text:style-name="T19">poBoxNumber</text:span><text:span text:style-name="T9"> = </text:span><text:span text:style-name="T22">""</text:span><text:span text:style-name="T9">;</text:span></text:p>
      <text:p text:style-name="P7"><text:span text:style-name="T9"><text:tab/></text:span><text:span text:style-name="T8">private</text:span><text:span text:style-name="T9"> String </text:span><text:span text:style-name="T19">extendedAddress</text:span><text:span text:style-name="T9"> = </text:span><text:span text:style-name="T22">""</text:span><text:span text:style-name="T9">;</text:span></text:p>
      <text:p text:style-name="P7"><text:span text:style-name="T9"><text:tab/></text:span><text:span text:style-name="T8">private</text:span><text:span text:style-name="T9"> String </text:span><text:span text:style-name="T19">streetAddress</text:span><text:span text:style-name="T9"> = </text:span><text:span text:style-name="T22">""</text:span><text:span text:style-name="T9">;</text:span></text:p>
      <text:p text:style-name="P7"><text:span text:style-name="T9"><text:tab/></text:span><text:span text:style-name="T8">private</text:span><text:span text:style-name="T9"> String </text:span><text:span text:style-name="T19">city</text:span><text:span text:style-name="T9"> = </text:span><text:span text:style-name="T22">""</text:span><text:span text:style-name="T9">; </text:span><text:span text:style-name="T29">// locality / city.</text:span></text:p>
      <text:p text:style-name="P7"><text:span text:style-name="T9"><text:tab/></text:span><text:span text:style-name="T8">private</text:span><text:span text:style-name="T9"> String </text:span><text:span text:style-name="T19">county</text:span><text:span text:style-name="T9"> = </text:span><text:span text:style-name="T22">""</text:span><text:span text:style-name="T9">; </text:span><text:span text:style-name="T29">// region / state / province / county.</text:span></text:p>
      <text:p text:style-name="P7"><text:span text:style-name="T9"><text:tab/></text:span><text:span text:style-name="T8">private</text:span><text:span text:style-name="T9"> String </text:span><text:span text:style-name="T19">postcode</text:span><text:span text:style-name="T9"> = </text:span><text:span text:style-name="T22">""</text:span><text:span text:style-name="T9">;</text:span></text:p>
      <text:p text:style-name="P7"><text:span text:style-name="T9"><text:tab/></text:span><text:span text:style-name="T8">private</text:span><text:span text:style-name="T9"> String </text:span><text:span text:style-name="T19">country</text:span><text:span text:style-name="T9"> = </text:span><text:span text:style-name="T22">""</text:span><text:span text:style-name="T9">;</text:span></text:p>
      <text:p text:style-name="P10"><text:tab/></text:p>
      <text:p text:style-name="P7"><text:span text:style-name="T9"><text:tab/></text:span><text:span text:style-name="T8">public</text:span><text:span text:style-name="T9"> Address() {</text:span></text:p>
      <text:p text:style-name="P10"><text:tab/><text:tab/></text:p>
      <text:p text:style-name="P10"><text:tab/>}</text:p>
      <text:p text:style-name="P10"><text:tab/></text:p>
      <text:p text:style-name="P7"><text:span text:style-name="T9"><text:tab/></text:span><text:span text:style-name="T8">public</text:span><text:span text:style-name="T9"> Address(Type type, </text:span><text:span text:style-name="T8">boolean</text:span><text:span text:style-name="T9"> preferred) {</text:span></text:p>
      <text:p text:style-name="P7"><text:span text:style-name="T9"><text:tab/><text:tab/></text:span><text:span text:style-name="T8">this</text:span><text:span text:style-name="T9">.setType(type);</text:span></text:p>
      <text:p text:style-name="P7"><text:soft-page-break/><text:span text:style-name="T9"><text:tab/><text:tab/></text:span><text:span text:style-name="T8">this</text:span><text:span text:style-name="T9">.setPreferred(preferred);</text:span></text:p>
      <text:p text:style-name="P10"><text:tab/>}</text:p>
      <text:p text:style-name="P10"><text:tab/></text:p>
      <text:p text:style-name="P7"><text:span text:style-name="T9"><text:tab/></text:span><text:span text:style-name="T8">public</text:span><text:span text:style-name="T9"> </text:span><text:span text:style-name="T8">void</text:span><text:span text:style-name="T9"> setPOBoxNumber(String poBoxNumber) {</text:span></text:p>
      <text:p text:style-name="P7"><text:span text:style-name="T9"><text:tab/><text:tab/></text:span><text:span text:style-name="T8">this</text:span><text:span text:style-name="T9">.</text:span><text:span text:style-name="T19">poBoxNumber</text:span><text:span text:style-name="T9"> = poBoxNumber;</text:span></text:p>
      <text:p text:style-name="P10"><text:tab/>}</text:p>
      <text:p text:style-name="P10"><text:tab/></text:p>
      <text:p text:style-name="P7"><text:span text:style-name="T9"><text:tab/></text:span><text:span text:style-name="T8">public</text:span><text:span text:style-name="T9"> String getPOBoxNumber() {</text:span></text:p>
      <text:p text:style-name="P7"><text:span text:style-name="T9"><text:tab/><text:tab/></text:span><text:span text:style-name="T8">return</text:span><text:span text:style-name="T9"> </text:span><text:span text:style-name="T19">poBoxNumber</text:span><text:span text:style-name="T9">;</text:span></text:p>
      <text:p text:style-name="P10"><text:tab/>}</text:p>
      <text:p text:style-name="P10"><text:tab/></text:p>
      <text:p text:style-name="P7"><text:span text:style-name="T9"><text:tab/></text:span><text:span text:style-name="T8">public</text:span><text:span text:style-name="T9"> </text:span><text:span text:style-name="T8">void</text:span><text:span text:style-name="T9"> setExtendedAddress(String extendedAddress) {</text:span></text:p>
      <text:p text:style-name="P7"><text:span text:style-name="T9"><text:tab/><text:tab/></text:span><text:span text:style-name="T8">this</text:span><text:span text:style-name="T9">.</text:span><text:span text:style-name="T19">extendedAddress</text:span><text:span text:style-name="T9"> = extendedAddress;</text:span></text:p>
      <text:p text:style-name="P10"><text:tab/>}</text:p>
      <text:p text:style-name="P7"><text:span text:style-name="T9"><text:tab/></text:span><text:span text:style-name="T8">public</text:span><text:span text:style-name="T9"> String getExtendedAddress() {</text:span></text:p>
      <text:p text:style-name="P7"><text:span text:style-name="T9"><text:tab/><text:tab/></text:span><text:span text:style-name="T8">return</text:span><text:span text:style-name="T9"> </text:span><text:span text:style-name="T19">extendedAddress</text:span><text:span text:style-name="T9">;</text:span></text:p>
      <text:p text:style-name="P10"><text:tab/>}</text:p>
      <text:p text:style-name="P10"><text:tab/></text:p>
      <text:p text:style-name="P7"><text:span text:style-name="T9"><text:tab/></text:span><text:span text:style-name="T8">public</text:span><text:span text:style-name="T9"> </text:span><text:span text:style-name="T8">void</text:span><text:span text:style-name="T9"> setStreetAddress(String streetAddress) {</text:span></text:p>
      <text:p text:style-name="P7"><text:span text:style-name="T9"><text:tab/><text:tab/></text:span><text:span text:style-name="T8">this</text:span><text:span text:style-name="T9">.</text:span><text:span text:style-name="T19">streetAddress</text:span><text:span text:style-name="T9"> = streetAddress;</text:span></text:p>
      <text:p text:style-name="P10"><text:tab/>}</text:p>
      <text:p text:style-name="P7"><text:span text:style-name="T9"><text:tab/></text:span><text:span text:style-name="T8">public</text:span><text:span text:style-name="T9"> String getStreetAddress() {</text:span></text:p>
      <text:p text:style-name="P7"><text:span text:style-name="T9"><text:tab/><text:tab/></text:span><text:span text:style-name="T8">return</text:span><text:span text:style-name="T9"> </text:span><text:span text:style-name="T19">streetAddress</text:span><text:span text:style-name="T9">;</text:span></text:p>
      <text:p text:style-name="P10"><text:tab/>}</text:p>
      <text:p text:style-name="P10"><text:tab/></text:p>
      <text:p text:style-name="P7"><text:span text:style-name="T9"><text:tab/></text:span><text:span text:style-name="T8">public</text:span><text:span text:style-name="T9"> </text:span><text:span text:style-name="T8">void</text:span><text:span text:style-name="T9"> setCity(String city) {</text:span></text:p>
      <text:p text:style-name="P7"><text:span text:style-name="T9"><text:tab/><text:tab/></text:span><text:span text:style-name="T8">this</text:span><text:span text:style-name="T9">.</text:span><text:span text:style-name="T19">city</text:span><text:span text:style-name="T9"> = city;</text:span></text:p>
      <text:p text:style-name="P10"><text:tab/>}</text:p>
      <text:p text:style-name="P7"><text:span text:style-name="T9"><text:tab/></text:span><text:span text:style-name="T8">public</text:span><text:span text:style-name="T9"> String getCity() {</text:span></text:p>
      <text:p text:style-name="P7"><text:span text:style-name="T9"><text:tab/><text:tab/></text:span><text:span text:style-name="T8">return</text:span><text:span text:style-name="T9"> </text:span><text:span text:style-name="T19">city</text:span><text:span text:style-name="T9">;</text:span></text:p>
      <text:p text:style-name="P10"><text:tab/>}</text:p>
      <text:p text:style-name="P10"><text:tab/></text:p>
      <text:p text:style-name="P7"><text:span text:style-name="T9"><text:tab/></text:span><text:span text:style-name="T8">public</text:span><text:span text:style-name="T9"> </text:span><text:span text:style-name="T8">void</text:span><text:span text:style-name="T9"> setCounty(String county) {</text:span></text:p>
      <text:p text:style-name="P7"><text:span text:style-name="T9"><text:tab/><text:tab/></text:span><text:span text:style-name="T8">this</text:span><text:span text:style-name="T9">.</text:span><text:span text:style-name="T19">county</text:span><text:span text:style-name="T9"> = county;</text:span></text:p>
      <text:p text:style-name="P10"><text:tab/>}</text:p>
      <text:p text:style-name="P7"><text:span text:style-name="T9"><text:tab/></text:span><text:span text:style-name="T8">public</text:span><text:span text:style-name="T9"> String getCounty() {</text:span></text:p>
      <text:p text:style-name="P7"><text:span text:style-name="T9"><text:tab/><text:tab/></text:span><text:span text:style-name="T8">return</text:span><text:span text:style-name="T9"> </text:span><text:span text:style-name="T19">county</text:span><text:span text:style-name="T9">;</text:span></text:p>
      <text:p text:style-name="P10"><text:tab/>}</text:p>
      <text:p text:style-name="P10"><text:tab/></text:p>
      <text:p text:style-name="P7"><text:span text:style-name="T9"><text:tab/></text:span><text:span text:style-name="T8">public</text:span><text:span text:style-name="T9"> </text:span><text:span text:style-name="T8">void</text:span><text:span text:style-name="T9"> setPostcode(String postcode) {</text:span></text:p>
      <text:p text:style-name="P7"><text:span text:style-name="T9"><text:tab/><text:tab/></text:span><text:span text:style-name="T8">this</text:span><text:span text:style-name="T9">.</text:span><text:span text:style-name="T19">postcode</text:span><text:span text:style-name="T9"> = postcode;</text:span></text:p>
      <text:p text:style-name="P10"><text:tab/>}</text:p>
      <text:p text:style-name="P7"><text:span text:style-name="T9"><text:tab/></text:span><text:span text:style-name="T8">public</text:span><text:span text:style-name="T9"> String getPostcode() {</text:span></text:p>
      <text:p text:style-name="P7"><text:span text:style-name="T9"><text:tab/><text:tab/></text:span><text:span text:style-name="T8">return</text:span><text:span text:style-name="T9"> </text:span><text:span text:style-name="T19">postcode</text:span><text:span text:style-name="T9">;</text:span></text:p>
      <text:p text:style-name="P10"><text:tab/>}</text:p>
      <text:p text:style-name="P10"><text:tab/></text:p>
      <text:p text:style-name="P7"><text:span text:style-name="T9"><text:tab/></text:span><text:span text:style-name="T8">public</text:span><text:span text:style-name="T9"> </text:span><text:span text:style-name="T8">void</text:span><text:span text:style-name="T9"> setCountry(String country) {</text:span></text:p>
      <text:p text:style-name="P7"><text:span text:style-name="T9"><text:tab/><text:tab/></text:span><text:span text:style-name="T8">this</text:span><text:span text:style-name="T9">.</text:span><text:span text:style-name="T19">country</text:span><text:span text:style-name="T9"> = country;</text:span></text:p>
      <text:p text:style-name="P10"><text:tab/>}</text:p>
      <text:p text:style-name="P7"><text:span text:style-name="T9"><text:tab/></text:span><text:span text:style-name="T8">public</text:span><text:span text:style-name="T9"> String getCountry() {</text:span></text:p>
      <text:p text:style-name="P7"><text:span text:style-name="T9"><text:tab/><text:tab/></text:span><text:span text:style-name="T8">return</text:span><text:span text:style-name="T9"> </text:span><text:span text:style-name="T19">country</text:span><text:span text:style-name="T9">;</text:span></text:p>
      <text:p text:style-name="P10"><text:tab/>}</text:p>
      <text:p text:style-name="P10"><text:tab/></text:p>
      <text:p text:style-name="P10"><text:tab/></text:p>
      <text:p text:style-name="P10"><text:tab/></text:p>
      <text:p text:style-name="P10"><text:tab/></text:p>
      <text:p text:style-name="P7"><text:span text:style-name="T9"><text:tab/></text:span><text:span text:style-name="T8">public</text:span><text:span text:style-name="T9"> </text:span><text:span text:style-name="T8">void</text:span><text:span text:style-name="T9"> setPreferred(</text:span><text:span text:style-name="T8">boolean</text:span><text:span text:style-name="T9"> preferred) {</text:span></text:p>
      <text:p text:style-name="P7"><text:span text:style-name="T9"><text:tab/><text:tab/></text:span><text:span text:style-name="T8">this</text:span><text:span text:style-name="T9">.</text:span><text:span text:style-name="T19">preferred</text:span><text:span text:style-name="T9"> = preferred;</text:span></text:p>
      <text:p text:style-name="P10"><text:tab/>}</text:p>
      <text:p text:style-name="P7"><text:span text:style-name="T9"><text:tab/></text:span><text:span text:style-name="T8">public</text:span><text:span text:style-name="T9"> </text:span><text:span text:style-name="T8">boolean</text:span><text:span text:style-name="T9"> isPreferred() {</text:span></text:p>
      <text:p text:style-name="P7"><text:span text:style-name="T9"><text:tab/><text:tab/></text:span><text:span text:style-name="T8">return</text:span><text:span text:style-name="T9"> </text:span><text:span text:style-name="T19">preferred</text:span><text:span text:style-name="T9">;</text:span></text:p>
      <text:p text:style-name="P10"><text:tab/>}</text:p>
      <text:p text:style-name="P7"><text:span text:style-name="T9"><text:tab/></text:span><text:span text:style-name="T8">public</text:span><text:span text:style-name="T9"> </text:span><text:span text:style-name="T8">void</text:span><text:span text:style-name="T9"> setType(Type type) {</text:span></text:p>
      <text:p text:style-name="P7"><text:span text:style-name="T9"><text:tab/><text:tab/></text:span><text:span text:style-name="T8">this</text:span><text:span text:style-name="T9">.</text:span><text:span text:style-name="T19">type</text:span><text:span text:style-name="T9"> = type;</text:span></text:p>
      <text:p text:style-name="P10"><text:tab/>}</text:p>
      <text:p text:style-name="P7"><text:span text:style-name="T9"><text:tab/></text:span><text:span text:style-name="T8">public</text:span><text:span text:style-name="T9"> Type getType() {</text:span></text:p>
      <text:p text:style-name="P7"><text:span text:style-name="T9"><text:tab/><text:tab/></text:span><text:span text:style-name="T8">return</text:span><text:span text:style-name="T9"> </text:span><text:span text:style-name="T19">type</text:span><text:span text:style-name="T9">;</text:span></text:p>
      <text:p text:style-name="P10"><text:tab/>}</text:p>
      <text:p text:style-name="P7"><text:soft-page-break/><text:span text:style-name="T9"><text:tab/></text:span><text:span text:style-name="T29">/*</text:span></text:p>
      <text:p text:style-name="P11"><text:tab/>public void addLine(String s) {</text:p>
      <text:p text:style-name="P11"><text:tab/><text:tab/>this.lines.add(s);</text:p>
      <text:p text:style-name="P11"><text:tab/>}</text:p>
      <text:p text:style-name="P11"><text:tab/>public void addLines(String[] s) {</text:p>
      <text:p text:style-name="P11"><text:tab/><text:tab/>for (<text:span text:style-name="T31">int</text:span> i = 0; i &lt; s.length; i++) {</text:p>
      <text:p text:style-name="P11"><text:tab/><text:tab/><text:tab/>if (s[i].trim().length() != 0) {</text:p>
      <text:p text:style-name="P11"><text:tab/><text:tab/><text:tab/><text:tab/>this.addLine(s[i].trim());</text:p>
      <text:p text:style-name="P11"><text:tab/><text:tab/><text:tab/>}</text:p>
      <text:p text:style-name="P11"><text:tab/><text:tab/>}</text:p>
      <text:p text:style-name="P11"><text:tab/>}</text:p>
      <text:p text:style-name="P11"><text:tab/>public void setLines(String[] s) {</text:p>
      <text:p text:style-name="P11"><text:tab/><text:tab/>this.lines.clear();</text:p>
      <text:p text:style-name="P11"><text:tab/><text:tab/>this.addLines(s);</text:p>
      <text:p text:style-name="P11"><text:tab/>}</text:p>
      <text:p text:style-name="P11"><text:tab/>public ArrayList&lt;String&gt; getLines() {</text:p>
      <text:p text:style-name="P11"><text:tab/><text:tab/>return this.lines;</text:p>
      <text:p text:style-name="P11"><text:tab/>}<text:tab/></text:p>
      <text:p text:style-name="P11"><text:tab/>*/</text:p>
      <text:p text:style-name="P10"><text:tab/></text:p>
      <text:p text:style-name="P7"><text:span text:style-name="T9"><text:tab/></text:span><text:span text:style-name="T8">private</text:span><text:span text:style-name="T9"> String clean(Structure s, String str) {</text:span></text:p>
      <text:p text:style-name="P7"><text:span text:style-name="T9"><text:tab/><text:tab/></text:span><text:span text:style-name="T8">if</text:span><text:span text:style-name="T9"> (s.equals(Structure.</text:span><text:span text:style-name="T20">VCARD30</text:span><text:span text:style-name="T9">)) {</text:span></text:p>
      <text:p text:style-name="P7"><text:span text:style-name="T9"><text:tab/><text:tab/><text:tab/></text:span><text:span text:style-name="T8">return</text:span><text:span text:style-name="T9"> str.replace(</text:span><text:span text:style-name="T22">","</text:span><text:span text:style-name="T9">, </text:span><text:span text:style-name="T22">"\\,"</text:span><text:span text:style-name="T9">).replace(</text:span><text:span text:style-name="T22">"\n"</text:span><text:span text:style-name="T9">, </text:span><text:span text:style-name="T22">"\\n"</text:span><text:span text:style-name="T9">);</text:span></text:p>
      <text:p text:style-name="P10"><text:tab/><text:tab/>}</text:p>
      <text:p text:style-name="P7"><text:span text:style-name="T9"><text:tab/><text:tab/></text:span><text:span text:style-name="T8">return</text:span><text:span text:style-name="T9"> </text:span><text:span text:style-name="T22">""</text:span><text:span text:style-name="T9">;</text:span></text:p>
      <text:p text:style-name="P10"><text:tab/>}</text:p>
      <text:p text:style-name="P10"><text:tab/></text:p>
      <text:p text:style-name="P7"><text:span text:style-name="T9"><text:tab/></text:span><text:span text:style-name="T8">public</text:span><text:span text:style-name="T9"> String toString(Contact c, Structure f) {</text:span></text:p>
      <text:p text:style-name="P7"><text:span text:style-name="T9"><text:tab/><text:tab/></text:span><text:span text:style-name="T8">if</text:span><text:span text:style-name="T9"> (f.equals(Structure.</text:span><text:span text:style-name="T20">BUAB</text:span><text:span text:style-name="T9">)) {</text:span></text:p>
      <text:p text:style-name="P10"><text:tab/><text:tab/><text:tab/></text:p>
      <text:p text:style-name="P7"><text:span text:style-name="T9"><text:tab/><text:tab/>} </text:span><text:span text:style-name="T8">else</text:span><text:span text:style-name="T9"> </text:span><text:span text:style-name="T8">if</text:span><text:span text:style-name="T9"> (f.equals(Structure.</text:span><text:span text:style-name="T20">VCARD30</text:span><text:span text:style-name="T9">)) {</text:span></text:p>
      <text:p text:style-name="P7"><text:span text:style-name="T9"><text:tab/><text:tab/><text:tab/></text:span><text:span text:style-name="T29">// </text:span><text:span text:style-name="T30">addr</text:span></text:p>
      <text:p text:style-name="P7"><text:span text:style-name="T9"><text:tab/><text:tab/><text:tab/>String line = </text:span><text:span text:style-name="T22">"ADR"</text:span><text:span text:style-name="T9">;</text:span></text:p>
      <text:p text:style-name="P7"><text:span text:style-name="T9"><text:tab/><text:tab/><text:tab/></text:span><text:span text:style-name="T8">if</text:span><text:span text:style-name="T9"> (</text:span><text:span text:style-name="T8">this</text:span><text:span text:style-name="T9">.getType().equals(Address.Type.</text:span><text:span text:style-name="T20">HOME</text:span><text:span text:style-name="T9">)) {</text:span></text:p>
      <text:p text:style-name="P7"><text:span text:style-name="T9"><text:tab/><text:tab/><text:tab/><text:tab/>line += </text:span><text:span text:style-name="T22">";TYPE=HOME"</text:span><text:span text:style-name="T9">;</text:span></text:p>
      <text:p text:style-name="P7"><text:span text:style-name="T9"><text:tab/><text:tab/><text:tab/>} </text:span><text:span text:style-name="T8">else</text:span><text:span text:style-name="T9"> </text:span><text:span text:style-name="T8">if</text:span><text:span text:style-name="T9"> (</text:span><text:span text:style-name="T8">this</text:span><text:span text:style-name="T9">.getType().equals(Address.Type.</text:span><text:span text:style-name="T20">WORK</text:span><text:span text:style-name="T9">)) {</text:span></text:p>
      <text:p text:style-name="P7"><text:span text:style-name="T9"><text:tab/><text:tab/><text:tab/><text:tab/>line += </text:span><text:span text:style-name="T22">";TYPE=WORK"</text:span><text:span text:style-name="T9">;</text:span></text:p>
      <text:p text:style-name="P10"><text:tab/><text:tab/><text:tab/>}</text:p>
      <text:p text:style-name="P7"><text:span text:style-name="T9"><text:tab/><text:tab/><text:tab/></text:span><text:span text:style-name="T8">if</text:span><text:span text:style-name="T9"> (</text:span><text:span text:style-name="T8">this</text:span><text:span text:style-name="T9">.isPreferred()) {</text:span></text:p>
      <text:p text:style-name="P7"><text:span text:style-name="T9"><text:tab/><text:tab/><text:tab/><text:tab/>line += </text:span><text:span text:style-name="T22">";TYPE=PREF"</text:span><text:span text:style-name="T9">;</text:span></text:p>
      <text:p text:style-name="P10"><text:tab/><text:tab/><text:tab/>}</text:p>
      <text:p text:style-name="P7"><text:span text:style-name="T9"><text:tab/><text:tab/><text:tab/>line += </text:span><text:span text:style-name="T22">":"</text:span><text:span text:style-name="T9">;</text:span></text:p>
      <text:p text:style-name="P7"><text:span text:style-name="T9"><text:tab/><text:tab/><text:tab/>line += </text:span><text:span text:style-name="T8">this</text:span><text:span text:style-name="T9">.clean(Structure.</text:span><text:span text:style-name="T20">VCARD30</text:span><text:span text:style-name="T9">, </text:span><text:span text:style-name="T8">this</text:span><text:span text:style-name="T9">.getPOBoxNumber()) + </text:span><text:span text:style-name="T22">";"</text:span><text:span text:style-name="T9">;</text:span></text:p>
      <text:p text:style-name="P7"><text:span text:style-name="T9"><text:tab/><text:tab/><text:tab/>line += </text:span><text:span text:style-name="T8">this</text:span><text:span text:style-name="T9">.clean(Structure.</text:span><text:span text:style-name="T20">VCARD30</text:span><text:span text:style-name="T9">, </text:span><text:span text:style-name="T8">this</text:span><text:span text:style-name="T9">.getExtendedAddress()) + </text:span><text:span text:style-name="T22">";"</text:span><text:span text:style-name="T9">;</text:span></text:p>
      <text:p text:style-name="P7"><text:span text:style-name="T9"><text:tab/><text:tab/><text:tab/>line += </text:span><text:span text:style-name="T8">this</text:span><text:span text:style-name="T9">.clean(Structure.</text:span><text:span text:style-name="T20">VCARD30</text:span><text:span text:style-name="T9">, </text:span><text:span text:style-name="T8">this</text:span><text:span text:style-name="T9">.getStreetAddress()) + </text:span><text:span text:style-name="T22">";"</text:span><text:span text:style-name="T9">;</text:span></text:p>
      <text:p text:style-name="P7"><text:span text:style-name="T9"><text:tab/><text:tab/><text:tab/>line += </text:span><text:span text:style-name="T8">this</text:span><text:span text:style-name="T9">.clean(Structure.</text:span><text:span text:style-name="T20">VCARD30</text:span><text:span text:style-name="T9">, </text:span><text:span text:style-name="T8">this</text:span><text:span text:style-name="T9">.getCity()) + </text:span><text:span text:style-name="T22">";"</text:span><text:span text:style-name="T9">;</text:span></text:p>
      <text:p text:style-name="P7"><text:span text:style-name="T9"><text:tab/><text:tab/><text:tab/>line += </text:span><text:span text:style-name="T8">this</text:span><text:span text:style-name="T9">.clean(Structure.</text:span><text:span text:style-name="T20">VCARD30</text:span><text:span text:style-name="T9">, </text:span><text:span text:style-name="T8">this</text:span><text:span text:style-name="T9">.getCounty()) + </text:span><text:span text:style-name="T22">";"</text:span><text:span text:style-name="T9">;</text:span></text:p>
      <text:p text:style-name="P7"><text:span text:style-name="T9"><text:tab/><text:tab/><text:tab/>line += </text:span><text:span text:style-name="T8">this</text:span><text:span text:style-name="T9">.clean(Structure.</text:span><text:span text:style-name="T20">VCARD30</text:span><text:span text:style-name="T9">, </text:span><text:span text:style-name="T8">this</text:span><text:span text:style-name="T9">.getPostcode()) + </text:span><text:span text:style-name="T22">";"</text:span><text:span text:style-name="T9">;</text:span></text:p>
      <text:p text:style-name="P7"><text:span text:style-name="T9"><text:tab/><text:tab/><text:tab/>line += </text:span><text:span text:style-name="T8">this</text:span><text:span text:style-name="T9">.clean(Structure.</text:span><text:span text:style-name="T20">VCARD30</text:span><text:span text:style-name="T9">, </text:span><text:span text:style-name="T8">this</text:span><text:span text:style-name="T9">.getCountry()) + </text:span><text:span text:style-name="T22">"\r\n"</text:span><text:span text:style-name="T9">;</text:span></text:p>
      <text:p text:style-name="P10"><text:tab/><text:tab/><text:tab/></text:p>
      <text:p text:style-name="P7"><text:span text:style-name="T9"><text:tab/><text:tab/><text:tab/></text:span><text:span text:style-name="T29">// label</text:span></text:p>
      <text:p text:style-name="P7"><text:span text:style-name="T9"><text:tab/><text:tab/><text:tab/>line += </text:span><text:span text:style-name="T22">"LABEL"</text:span><text:span text:style-name="T9">;</text:span></text:p>
      <text:p text:style-name="P7"><text:span text:style-name="T9"><text:tab/><text:tab/><text:tab/></text:span><text:span text:style-name="T8">if</text:span><text:span text:style-name="T9"> (</text:span><text:span text:style-name="T8">this</text:span><text:span text:style-name="T9">.getType().equals(Address.Type.</text:span><text:span text:style-name="T20">HOME</text:span><text:span text:style-name="T9">)) {</text:span></text:p>
      <text:p text:style-name="P7"><text:span text:style-name="T9"><text:tab/><text:tab/><text:tab/><text:tab/>line += </text:span><text:span text:style-name="T22">";TYPE=HOME"</text:span><text:span text:style-name="T9">;</text:span></text:p>
      <text:p text:style-name="P7"><text:span text:style-name="T9"><text:tab/><text:tab/><text:tab/>} </text:span><text:span text:style-name="T8">else</text:span><text:span text:style-name="T9"> </text:span><text:span text:style-name="T8">if</text:span><text:span text:style-name="T9"> (</text:span><text:span text:style-name="T8">this</text:span><text:span text:style-name="T9">.getType().equals(Address.Type.</text:span><text:span text:style-name="T20">WORK</text:span><text:span text:style-name="T9">)) {</text:span></text:p>
      <text:p text:style-name="P7"><text:span text:style-name="T9"><text:tab/><text:tab/><text:tab/><text:tab/>line += </text:span><text:span text:style-name="T22">";TYPE=WORK"</text:span><text:span text:style-name="T9">;</text:span></text:p>
      <text:p text:style-name="P10"><text:tab/><text:tab/><text:tab/>}</text:p>
      <text:p text:style-name="P7"><text:span text:style-name="T9"><text:tab/><text:tab/><text:tab/></text:span><text:span text:style-name="T8">if</text:span><text:span text:style-name="T9"> (</text:span><text:span text:style-name="T8">this</text:span><text:span text:style-name="T9">.isPreferred()) {</text:span></text:p>
      <text:p text:style-name="P7"><text:span text:style-name="T9"><text:tab/><text:tab/><text:tab/><text:tab/>line += </text:span><text:span text:style-name="T22">";TYPE=PREF"</text:span><text:span text:style-name="T9">;</text:span></text:p>
      <text:p text:style-name="P10"><text:tab/><text:tab/><text:tab/>}</text:p>
      <text:p text:style-name="P10"><text:tab/><text:tab/><text:tab/></text:p>
      <text:p text:style-name="P7"><text:span text:style-name="T9"><text:tab/><text:tab/><text:tab/>String label_line = </text:span><text:span text:style-name="T22">""</text:span><text:span text:style-name="T9">;</text:span></text:p>
      <text:p text:style-name="P7"><text:span text:style-name="T9"><text:tab/><text:tab/><text:tab/>label_line += </text:span><text:span text:style-name="T22">":"</text:span><text:span text:style-name="T9">;</text:span></text:p>
      <text:p text:style-name="P7"><text:span text:style-name="T9"><text:tab/><text:tab/><text:tab/>label_line += c.getName() + </text:span><text:span text:style-name="T22">"\\n"</text:span><text:span text:style-name="T9">;</text:span></text:p>
      <text:p text:style-name="P7"><text:span text:style-name="T9"><text:tab/><text:tab/><text:tab/></text:span><text:span text:style-name="T8">if</text:span><text:span text:style-name="T9"> (</text:span><text:span text:style-name="T8">this</text:span><text:span text:style-name="T9">.getPOBoxNumber().trim().length() != 0) {</text:span></text:p>
      <text:p text:style-name="P7"><text:span text:style-name="T9"><text:tab/><text:tab/><text:tab/><text:tab/>label_line += </text:span><text:span text:style-name="T8">this</text:span><text:span text:style-name="T9">.getPOBoxNumber() + </text:span><text:span text:style-name="T22">"\\n"</text:span><text:span text:style-name="T9">;</text:span></text:p>
      <text:p text:style-name="P7"><text:span text:style-name="T9"><text:tab/><text:tab/><text:tab/>} </text:span><text:span text:style-name="T8">if</text:span><text:span text:style-name="T9"> (</text:span><text:span text:style-name="T8">this</text:span><text:span text:style-name="T9">.getExtendedAddress().trim().length() != 0) {</text:span></text:p>
      <text:p text:style-name="P7"><text:soft-page-break/><text:span text:style-name="T9"><text:tab/><text:tab/><text:tab/><text:tab/>label_line += </text:span><text:span text:style-name="T8">this</text:span><text:span text:style-name="T9">.getExtendedAddress() + </text:span><text:span text:style-name="T22">"\\n"</text:span><text:span text:style-name="T9">;</text:span></text:p>
      <text:p text:style-name="P7"><text:span text:style-name="T9"><text:tab/><text:tab/><text:tab/>} </text:span><text:span text:style-name="T8">if</text:span><text:span text:style-name="T9"> (</text:span><text:span text:style-name="T8">this</text:span><text:span text:style-name="T9">.getStreetAddress().trim().length() != 0) {</text:span></text:p>
      <text:p text:style-name="P7"><text:span text:style-name="T9"><text:tab/><text:tab/><text:tab/><text:tab/>label_line += </text:span><text:span text:style-name="T8">this</text:span><text:span text:style-name="T9">.clean(Structure.</text:span><text:span text:style-name="T20">VCARD30</text:span><text:span text:style-name="T9">, </text:span><text:span text:style-name="T8">this</text:span><text:span text:style-name="T9">.getStreetAddress()) + </text:span><text:span text:style-name="T22">"\\n"</text:span><text:span text:style-name="T9">;</text:span></text:p>
      <text:p text:style-name="P7"><text:span text:style-name="T9"><text:tab/><text:tab/><text:tab/>} </text:span><text:span text:style-name="T8">if</text:span><text:span text:style-name="T9"> (</text:span><text:span text:style-name="T8">this</text:span><text:span text:style-name="T9">.getCity().trim().length() != 0) {</text:span></text:p>
      <text:p text:style-name="P7"><text:span text:style-name="T9"><text:tab/><text:tab/><text:tab/><text:tab/>label_line += </text:span><text:span text:style-name="T8">this</text:span><text:span text:style-name="T9">.getCity() + </text:span><text:span text:style-name="T22">"\\n"</text:span><text:span text:style-name="T9">;</text:span></text:p>
      <text:p text:style-name="P7"><text:span text:style-name="T9"><text:tab/><text:tab/><text:tab/>} </text:span><text:span text:style-name="T8">if</text:span><text:span text:style-name="T9"> (</text:span><text:span text:style-name="T8">this</text:span><text:span text:style-name="T9">.getCounty().trim().length() != 0) {</text:span></text:p>
      <text:p text:style-name="P7"><text:span text:style-name="T9"><text:tab/><text:tab/><text:tab/><text:tab/>label_line += </text:span><text:span text:style-name="T8">this</text:span><text:span text:style-name="T9">.getCounty() + </text:span><text:span text:style-name="T22">"\\n"</text:span><text:span text:style-name="T9">;</text:span></text:p>
      <text:p text:style-name="P7"><text:span text:style-name="T9"><text:tab/><text:tab/><text:tab/>} </text:span><text:span text:style-name="T8">if</text:span><text:span text:style-name="T9"> (</text:span><text:span text:style-name="T8">this</text:span><text:span text:style-name="T9">.getPostcode().trim().length() != 0) {</text:span></text:p>
      <text:p text:style-name="P7"><text:span text:style-name="T9"><text:tab/><text:tab/><text:tab/><text:tab/>label_line += </text:span><text:span text:style-name="T8">this</text:span><text:span text:style-name="T9">.getPostcode() + </text:span><text:span text:style-name="T22">"\\n"</text:span><text:span text:style-name="T9">;</text:span></text:p>
      <text:p text:style-name="P7"><text:span text:style-name="T9"><text:tab/><text:tab/><text:tab/>} </text:span><text:span text:style-name="T8">if</text:span><text:span text:style-name="T9"> (</text:span><text:span text:style-name="T8">this</text:span><text:span text:style-name="T9">.getCountry().trim().length() != 0) {</text:span></text:p>
      <text:p text:style-name="P7"><text:span text:style-name="T9"><text:tab/><text:tab/><text:tab/><text:tab/>label_line += </text:span><text:span text:style-name="T8">this</text:span><text:span text:style-name="T9">.getCountry() + </text:span><text:span text:style-name="T22">"\\n"</text:span><text:span text:style-name="T9">;</text:span></text:p>
      <text:p text:style-name="P10"><text:tab/><text:tab/><text:tab/>}</text:p>
      <text:p text:style-name="P7"><text:span text:style-name="T9"><text:tab/><text:tab/><text:tab/></text:span><text:span text:style-name="T8">if</text:span><text:span text:style-name="T9"> (label_line.substring(label_line.length()-2, label_line.length()).equals(</text:span><text:span text:style-name="T22">"\\n"</text:span><text:span text:style-name="T9">)) {</text:span></text:p>
      <text:p text:style-name="P10"><text:tab/><text:tab/><text:tab/><text:tab/>label_line = label_line.substring(0, label_line.length()-2);</text:p>
      <text:p text:style-name="P10"><text:tab/><text:tab/><text:tab/>}</text:p>
      <text:p text:style-name="P7"><text:span text:style-name="T9"><text:tab/><text:tab/><text:tab/>label_line += </text:span><text:span text:style-name="T22">"\r\n"</text:span><text:span text:style-name="T9">;</text:span></text:p>
      <text:p text:style-name="P7"><text:span text:style-name="T9"><text:tab/><text:tab/><text:tab/></text:span><text:span text:style-name="T8">return</text:span><text:span text:style-name="T9"> line + label_line;</text:span></text:p>
      <text:p text:style-name="P10"><text:tab/><text:tab/>}</text:p>
      <text:p text:style-name="P7"><text:span text:style-name="T9"><text:tab/><text:tab/></text:span><text:span text:style-name="T8">return</text:span><text:span text:style-name="T9"> </text:span><text:span text:style-name="T22">""</text:span><text:span text:style-name="T9">;</text:span></text:p>
      <text:p text:style-name="P10"><text:tab/>}</text:p>
      <text:p text:style-name="P10"><text:tab/></text:p>
      <text:p text:style-name="P7"><text:span text:style-name="T9"><text:tab/></text:span><text:span text:style-name="T8">public</text:span><text:span text:style-name="T9"> String toSearchString() {</text:span></text:p>
      <text:p text:style-name="P7"><text:span text:style-name="T9"><text:tab/><text:tab/>String searchString = </text:span><text:span text:style-name="T8">new</text:span><text:span text:style-name="T9"> String(</text:span><text:span text:style-name="T22">""</text:span><text:span text:style-name="T9">);</text:span></text:p>
      <text:p text:style-name="P7"><text:span text:style-name="T9"><text:tab/><text:tab/>searchString += </text:span><text:span text:style-name="T19">poBoxNumber</text:span><text:span text:style-name="T9"> + </text:span><text:span text:style-name="T22">" "</text:span><text:span text:style-name="T9"> + </text:span><text:span text:style-name="T19">extendedAddress</text:span><text:span text:style-name="T9"> + </text:span><text:span text:style-name="T22">" "</text:span><text:span text:style-name="T9"> +</text:span></text:p>
      <text:p text:style-name="P7"><text:span text:style-name="T9"><text:tab/><text:tab/><text:tab/><text:tab/><text:tab/><text:tab/></text:span><text:span text:style-name="T19">streetAddress</text:span><text:span text:style-name="T9"> + </text:span><text:span text:style-name="T22">" "</text:span><text:span text:style-name="T9"> + </text:span><text:span text:style-name="T19">city</text:span><text:span text:style-name="T9"> + </text:span><text:span text:style-name="T22">" "</text:span><text:span text:style-name="T9"> +</text:span></text:p>
      <text:p text:style-name="P7"><text:span text:style-name="T9"><text:tab/><text:tab/><text:tab/><text:tab/><text:tab/><text:tab/></text:span><text:span text:style-name="T19">county</text:span><text:span text:style-name="T9"> + </text:span><text:span text:style-name="T22">" "</text:span><text:span text:style-name="T9"> + </text:span><text:span text:style-name="T19">postcode</text:span><text:span text:style-name="T9"> + </text:span><text:span text:style-name="T22">" "</text:span><text:span text:style-name="T9"> + </text:span><text:span text:style-name="T19">country</text:span><text:span text:style-name="T9">;</text:span></text:p>
      <text:p text:style-name="P7"><text:span text:style-name="T9"><text:tab/><text:tab/></text:span><text:span text:style-name="T8">return</text:span><text:span text:style-name="T9"> searchString;</text:span></text:p>
      <text:p text:style-name="P10"><text:tab/>}</text:p>
      <text:p text:style-name="P8"><text:span text:style-name="T12">}</text:span></text:p>
      <text:p text:style-name="P8"><text:span text:style-name="T14"/></text:p>
      <text:p text:style-name="P7"><text:span text:style-name="T8">package</text:span><text:span text:style-name="T13"> org.ag.addressbook.property;</text:span></text:p>
      <text:p text:style-name="P7"/>
      <text:p text:style-name="P9">/**</text:p>
      <text:p text:style-name="P7"><text:span text:style-name="T9"><text:s/></text:span><text:span text:style-name="T16">*</text:span><text:span text:style-name="T9"> </text:span><text:span text:style-name="T16">An</text:span><text:span text:style-name="T9"> </text:span><text:span text:style-name="T16">EmailAddress</text:span><text:span text:style-name="T9"> </text:span><text:span text:style-name="T16">that</text:span><text:span text:style-name="T9"> </text:span><text:span text:style-name="T16">can</text:span><text:span text:style-name="T9"> </text:span><text:span text:style-name="T16">be</text:span><text:span text:style-name="T9"> </text:span><text:span text:style-name="T16">added</text:span><text:span text:style-name="T9"> </text:span><text:span text:style-name="T16">to</text:span><text:span text:style-name="T9"> </text:span><text:span text:style-name="T16">a</text:span><text:span text:style-name="T9"> </text:span><text:span text:style-name="T16">Contact.</text:span></text:p>
      <text:p text:style-name="P7"><text:span text:style-name="T9"><text:s/></text:span><text:span text:style-name="T16">*</text:span><text:span text:style-name="T9"> </text:span><text:span text:style-name="T18">@author</text:span><text:span text:style-name="T9"> </text:span><text:span text:style-name="T17">Ashley</text:span><text:span text:style-name="T9"> </text:span><text:span text:style-name="T17">Gwinnell</text:span></text:p>
      <text:p text:style-name="P7"><text:span text:style-name="T9"><text:s/></text:span><text:span text:style-name="T16">*/</text:span></text:p>
      <text:p text:style-name="P7"><text:span text:style-name="T8">public</text:span><text:span text:style-name="T9"> </text:span><text:span text:style-name="T8">class</text:span><text:span text:style-name="T9"> EmailAddress </text:span></text:p>
      <text:p text:style-name="P10">{</text:p>
      <text:p text:style-name="P7"><text:span text:style-name="T9"><text:tab/></text:span><text:span text:style-name="T8">private</text:span><text:span text:style-name="T9"> </text:span><text:span text:style-name="T8">boolean</text:span><text:span text:style-name="T9"> </text:span><text:span text:style-name="T19">preferred</text:span><text:span text:style-name="T9"> = </text:span><text:span text:style-name="T8">false</text:span><text:span text:style-name="T9">;</text:span></text:p>
      <text:p text:style-name="P7"><text:span text:style-name="T9"><text:tab/></text:span><text:span text:style-name="T8">private</text:span><text:span text:style-name="T9"> Type </text:span><text:span text:style-name="T19">type</text:span><text:span text:style-name="T9"> = Type.</text:span><text:span text:style-name="T20">HOME</text:span><text:span text:style-name="T9">;</text:span></text:p>
      <text:p text:style-name="P7"><text:span text:style-name="T9"><text:tab/></text:span><text:span text:style-name="T8">public</text:span><text:span text:style-name="T9"> </text:span><text:span text:style-name="T8">enum</text:span><text:span text:style-name="T9"> Type {</text:span><text:span text:style-name="T20">HOME</text:span><text:span text:style-name="T9">, </text:span><text:span text:style-name="T20">WORK</text:span><text:span text:style-name="T9">};</text:span></text:p>
      <text:p text:style-name="P7"><text:span text:style-name="T9"><text:tab/></text:span><text:span text:style-name="T8">private</text:span><text:span text:style-name="T9"> String </text:span><text:span text:style-name="T19">address</text:span><text:span text:style-name="T9">;</text:span></text:p>
      <text:p text:style-name="P10"><text:tab/></text:p>
      <text:p text:style-name="P7"><text:span text:style-name="T9"><text:tab/></text:span><text:span text:style-name="T8">public</text:span><text:span text:style-name="T9"> EmailAddress() {</text:span></text:p>
      <text:p text:style-name="P10"><text:tab/><text:tab/></text:p>
      <text:p text:style-name="P10"><text:tab/>}</text:p>
      <text:p text:style-name="P7"><text:span text:style-name="T9"><text:tab/></text:span><text:span text:style-name="T8">public</text:span><text:span text:style-name="T9"> EmailAddress(String address, </text:span><text:span text:style-name="T8">boolean</text:span><text:span text:style-name="T9"> preferred, Type t) {</text:span></text:p>
      <text:p text:style-name="P7"><text:span text:style-name="T9"><text:tab/><text:tab/></text:span><text:span text:style-name="T8">this</text:span><text:span text:style-name="T9">.</text:span><text:span text:style-name="T19">address</text:span><text:span text:style-name="T9"> = address;</text:span></text:p>
      <text:p text:style-name="P7"><text:span text:style-name="T9"><text:tab/><text:tab/></text:span><text:span text:style-name="T8">this</text:span><text:span text:style-name="T9">.</text:span><text:span text:style-name="T19">preferred</text:span><text:span text:style-name="T9"> = preferred;</text:span></text:p>
      <text:p text:style-name="P7"><text:span text:style-name="T9"><text:tab/><text:tab/></text:span><text:span text:style-name="T8">this</text:span><text:span text:style-name="T9">.</text:span><text:span text:style-name="T19">type</text:span><text:span text:style-name="T9"> = t;</text:span></text:p>
      <text:p text:style-name="P10"><text:tab/>}</text:p>
      <text:p text:style-name="P10"><text:tab/></text:p>
      <text:p text:style-name="P7"><text:span text:style-name="T9"><text:tab/></text:span><text:span text:style-name="T8">public</text:span><text:span text:style-name="T9"> </text:span><text:span text:style-name="T8">void</text:span><text:span text:style-name="T9"> setAddress(String address) {</text:span></text:p>
      <text:p text:style-name="P7"><text:span text:style-name="T9"><text:tab/><text:tab/></text:span><text:span text:style-name="T8">this</text:span><text:span text:style-name="T9">.</text:span><text:span text:style-name="T19">address</text:span><text:span text:style-name="T9"> = address;</text:span></text:p>
      <text:p text:style-name="P10"><text:tab/>}</text:p>
      <text:p text:style-name="P7"><text:span text:style-name="T9"><text:tab/></text:span><text:span text:style-name="T8">public</text:span><text:span text:style-name="T9"> String getAddress() {</text:span></text:p>
      <text:p text:style-name="P7"><text:span text:style-name="T9"><text:tab/><text:tab/></text:span><text:span text:style-name="T8">return</text:span><text:span text:style-name="T9"> </text:span><text:span text:style-name="T19">address</text:span><text:span text:style-name="T9">;</text:span></text:p>
      <text:p text:style-name="P10"><text:tab/>}</text:p>
      <text:p text:style-name="P10"><text:tab/></text:p>
      <text:p text:style-name="P7"><text:span text:style-name="T9"><text:tab/></text:span><text:span text:style-name="T8">public</text:span><text:span text:style-name="T9"> </text:span><text:span text:style-name="T8">void</text:span><text:span text:style-name="T9"> setType(Type type) {</text:span></text:p>
      <text:p text:style-name="P7"><text:span text:style-name="T9"><text:tab/><text:tab/></text:span><text:span text:style-name="T8">this</text:span><text:span text:style-name="T9">.</text:span><text:span text:style-name="T19">type</text:span><text:span text:style-name="T9"> = type;</text:span></text:p>
      <text:p text:style-name="P10"><text:tab/>}</text:p>
      <text:p text:style-name="P7"><text:span text:style-name="T9"><text:tab/></text:span><text:span text:style-name="T8">public</text:span><text:span text:style-name="T9"> Type getType() {</text:span></text:p>
      <text:p text:style-name="P7"><text:span text:style-name="T9"><text:tab/><text:tab/></text:span><text:span text:style-name="T8">return</text:span><text:span text:style-name="T9"> </text:span><text:span text:style-name="T19">type</text:span><text:span text:style-name="T9">;</text:span></text:p>
      <text:p text:style-name="P10"><text:tab/>}</text:p>
      <text:p text:style-name="P10"><text:tab/></text:p>
      <text:p text:style-name="P7"><text:soft-page-break/><text:span text:style-name="T9"><text:tab/></text:span><text:span text:style-name="T8">public</text:span><text:span text:style-name="T9"> </text:span><text:span text:style-name="T8">void</text:span><text:span text:style-name="T9"> setPreferred(</text:span><text:span text:style-name="T8">boolean</text:span><text:span text:style-name="T9"> preferred) {</text:span></text:p>
      <text:p text:style-name="P7"><text:span text:style-name="T9"><text:tab/><text:tab/></text:span><text:span text:style-name="T8">this</text:span><text:span text:style-name="T9">.</text:span><text:span text:style-name="T19">preferred</text:span><text:span text:style-name="T9"> = preferred;</text:span></text:p>
      <text:p text:style-name="P10"><text:tab/>}</text:p>
      <text:p text:style-name="P7"><text:span text:style-name="T9"><text:tab/></text:span><text:span text:style-name="T8">public</text:span><text:span text:style-name="T9"> </text:span><text:span text:style-name="T8">boolean</text:span><text:span text:style-name="T9"> isPreferred() {</text:span></text:p>
      <text:p text:style-name="P7"><text:span text:style-name="T9"><text:tab/><text:tab/></text:span><text:span text:style-name="T8">return</text:span><text:span text:style-name="T9"> </text:span><text:span text:style-name="T19">preferred</text:span><text:span text:style-name="T9">;</text:span></text:p>
      <text:p text:style-name="P10"><text:tab/>}</text:p>
      <text:p text:style-name="P10"><text:tab/></text:p>
      <text:p text:style-name="P7"><text:span text:style-name="T9"><text:tab/></text:span><text:span text:style-name="T8">public</text:span><text:span text:style-name="T9"> String toString() {</text:span></text:p>
      <text:p text:style-name="P7"><text:span text:style-name="T9"><text:tab/><text:tab/></text:span><text:span text:style-name="T8">return</text:span><text:span text:style-name="T9"> </text:span><text:span text:style-name="T8">new</text:span><text:span text:style-name="T9"> String(</text:span><text:span text:style-name="T8">this</text:span><text:span text:style-name="T9">.</text:span><text:span text:style-name="T19">address</text:span><text:span text:style-name="T9"> + </text:span><text:span text:style-name="T22">" "</text:span><text:span text:style-name="T9"> + </text:span><text:span text:style-name="T19">preferred</text:span><text:span text:style-name="T9"> + </text:span><text:span text:style-name="T22">" "</text:span><text:span text:style-name="T9"> + </text:span><text:span text:style-name="T19">type</text:span><text:span text:style-name="T9">);</text:span></text:p>
      <text:p text:style-name="P10"><text:tab/>}</text:p>
      <text:p text:style-name="P10"><text:tab/></text:p>
      <text:p text:style-name="P7"><text:span text:style-name="T9"><text:tab/></text:span><text:span text:style-name="T8">public</text:span><text:span text:style-name="T9"> String toSearchString() {</text:span></text:p>
      <text:p text:style-name="P7"><text:span text:style-name="T9"><text:tab/><text:tab/></text:span><text:span text:style-name="T8">return</text:span><text:span text:style-name="T9"> </text:span><text:span text:style-name="T8">new</text:span><text:span text:style-name="T9"> String(</text:span><text:span text:style-name="T8">this</text:span><text:span text:style-name="T9">.</text:span><text:span text:style-name="T19">address</text:span><text:span text:style-name="T9">);</text:span></text:p>
      <text:p text:style-name="P10"><text:tab/>}</text:p>
      <text:p text:style-name="P10"><text:tab/></text:p>
      <text:p text:style-name="P10">}</text:p>
      <text:p text:style-name="P8"><text:span text:style-name="T14"/></text:p>
      <text:p text:style-name="P8"><text:span text:style-name="T14"/></text:p>
      <text:p text:style-name="P7"><text:span text:style-name="T8">package</text:span><text:span text:style-name="T13"> org.ag.addressbook.property;</text:span></text:p>
      <text:p text:style-name="P7"/>
      <text:p text:style-name="P9">/**</text:p>
      <text:p text:style-name="P7"><text:span text:style-name="T9"><text:s/></text:span><text:span text:style-name="T16">*</text:span><text:span text:style-name="T9"> </text:span><text:span text:style-name="T16">An</text:span><text:span text:style-name="T9"> </text:span><text:span text:style-name="T16">Telephone</text:span><text:span text:style-name="T9"> </text:span><text:span text:style-name="T16">Number</text:span><text:span text:style-name="T9"> </text:span><text:span text:style-name="T16">that</text:span><text:span text:style-name="T9"> </text:span><text:span text:style-name="T16">can</text:span><text:span text:style-name="T9"> </text:span><text:span text:style-name="T16">be</text:span><text:span text:style-name="T9"> </text:span><text:span text:style-name="T16">added</text:span><text:span text:style-name="T9"> </text:span><text:span text:style-name="T16">to</text:span><text:span text:style-name="T9"> </text:span><text:span text:style-name="T16">a</text:span><text:span text:style-name="T9"> </text:span><text:span text:style-name="T16">Contact.</text:span></text:p>
      <text:p text:style-name="P7"><text:span text:style-name="T9"><text:s/></text:span><text:span text:style-name="T16">*</text:span><text:span text:style-name="T9"> </text:span><text:span text:style-name="T18">@author</text:span><text:span text:style-name="T9"> </text:span><text:span text:style-name="T17">Ashley</text:span><text:span text:style-name="T9"> </text:span><text:span text:style-name="T17">Gwinnell</text:span></text:p>
      <text:p text:style-name="P7"><text:span text:style-name="T9"><text:s/></text:span><text:span text:style-name="T16">*/</text:span></text:p>
      <text:p text:style-name="P7"><text:span text:style-name="T8">public</text:span><text:span text:style-name="T9"> </text:span><text:span text:style-name="T8">class</text:span><text:span text:style-name="T9"> TelephoneNumber </text:span></text:p>
      <text:p text:style-name="P10">{</text:p>
      <text:p text:style-name="P7"><text:span text:style-name="T9"><text:tab/></text:span><text:span text:style-name="T8">private</text:span><text:span text:style-name="T9"> </text:span><text:span text:style-name="T8">boolean</text:span><text:span text:style-name="T9"> </text:span><text:span text:style-name="T19">preferred</text:span><text:span text:style-name="T9"> = </text:span><text:span text:style-name="T8">false</text:span><text:span text:style-name="T9">;</text:span></text:p>
      <text:p text:style-name="P7"><text:span text:style-name="T9"><text:tab/></text:span><text:span text:style-name="T8">private</text:span><text:span text:style-name="T9"> String </text:span><text:span text:style-name="T19">number</text:span><text:span text:style-name="T9">;</text:span></text:p>
      <text:p text:style-name="P7"><text:span text:style-name="T9"><text:tab/></text:span><text:span text:style-name="T8">private</text:span><text:span text:style-name="T9"> Type </text:span><text:span text:style-name="T19">type</text:span><text:span text:style-name="T9"> = Type.</text:span><text:span text:style-name="T20">HOME</text:span><text:span text:style-name="T9">;</text:span></text:p>
      <text:p text:style-name="P7"><text:span text:style-name="T9"><text:tab/></text:span><text:span text:style-name="T8">public</text:span><text:span text:style-name="T9"> </text:span><text:span text:style-name="T8">enum</text:span><text:span text:style-name="T9"> Type {</text:span><text:span text:style-name="T20">HOME</text:span><text:span text:style-name="T9">, </text:span><text:span text:style-name="T20">CELL</text:span><text:span text:style-name="T9">, </text:span><text:span text:style-name="T20">WORK</text:span><text:span text:style-name="T9">};</text:span></text:p>
      <text:p text:style-name="P10"><text:tab/></text:p>
      <text:p text:style-name="P7"><text:span text:style-name="T9"><text:tab/></text:span><text:span text:style-name="T8">public</text:span><text:span text:style-name="T9"> TelephoneNumber() {</text:span></text:p>
      <text:p text:style-name="P10"><text:tab/><text:tab/></text:p>
      <text:p text:style-name="P10"><text:tab/>}</text:p>
      <text:p text:style-name="P7"><text:span text:style-name="T9"><text:tab/></text:span><text:span text:style-name="T8">public</text:span><text:span text:style-name="T9"> TelephoneNumber(String number, </text:span><text:span text:style-name="T8">boolean</text:span><text:span text:style-name="T9"> preferred, Type t) {</text:span></text:p>
      <text:p text:style-name="P7"><text:span text:style-name="T9"><text:tab/><text:tab/></text:span><text:span text:style-name="T8">this</text:span><text:span text:style-name="T9">.</text:span><text:span text:style-name="T19">number</text:span><text:span text:style-name="T9"> = number;</text:span></text:p>
      <text:p text:style-name="P7"><text:span text:style-name="T9"><text:tab/><text:tab/></text:span><text:span text:style-name="T8">this</text:span><text:span text:style-name="T9">.</text:span><text:span text:style-name="T19">preferred</text:span><text:span text:style-name="T9"> = preferred;</text:span></text:p>
      <text:p text:style-name="P7"><text:span text:style-name="T9"><text:tab/><text:tab/></text:span><text:span text:style-name="T8">this</text:span><text:span text:style-name="T9">.</text:span><text:span text:style-name="T19">type</text:span><text:span text:style-name="T9"> = t;</text:span></text:p>
      <text:p text:style-name="P10"><text:tab/>}</text:p>
      <text:p text:style-name="P10"><text:tab/></text:p>
      <text:p text:style-name="P7"><text:span text:style-name="T9"><text:tab/></text:span><text:span text:style-name="T8">public</text:span><text:span text:style-name="T9"> String getNumber() {</text:span></text:p>
      <text:p text:style-name="P7"><text:span text:style-name="T9"><text:tab/><text:tab/></text:span><text:span text:style-name="T8">return</text:span><text:span text:style-name="T9"> </text:span><text:span text:style-name="T19">number</text:span><text:span text:style-name="T9">;</text:span></text:p>
      <text:p text:style-name="P10"><text:tab/>}</text:p>
      <text:p text:style-name="P7"><text:span text:style-name="T9"><text:tab/></text:span><text:span text:style-name="T8">public</text:span><text:span text:style-name="T9"> Type getType() {</text:span></text:p>
      <text:p text:style-name="P7"><text:span text:style-name="T9"><text:tab/><text:tab/></text:span><text:span text:style-name="T8">return</text:span><text:span text:style-name="T9"> </text:span><text:span text:style-name="T19">type</text:span><text:span text:style-name="T9">;</text:span></text:p>
      <text:p text:style-name="P10"><text:tab/>}</text:p>
      <text:p text:style-name="P7"><text:span text:style-name="T9"><text:tab/></text:span><text:span text:style-name="T8">public</text:span><text:span text:style-name="T9"> </text:span><text:span text:style-name="T8">void</text:span><text:span text:style-name="T9"> setNumber(String number) {</text:span></text:p>
      <text:p text:style-name="P7"><text:span text:style-name="T9"><text:tab/><text:tab/></text:span><text:span text:style-name="T8">this</text:span><text:span text:style-name="T9">.</text:span><text:span text:style-name="T19">number</text:span><text:span text:style-name="T9"> = number;</text:span></text:p>
      <text:p text:style-name="P10"><text:tab/>}</text:p>
      <text:p text:style-name="P7"><text:span text:style-name="T9"><text:tab/></text:span><text:span text:style-name="T8">public</text:span><text:span text:style-name="T9"> </text:span><text:span text:style-name="T8">void</text:span><text:span text:style-name="T9"> setPreferred(</text:span><text:span text:style-name="T8">boolean</text:span><text:span text:style-name="T9"> preferred) {</text:span></text:p>
      <text:p text:style-name="P7"><text:span text:style-name="T9"><text:tab/><text:tab/></text:span><text:span text:style-name="T8">this</text:span><text:span text:style-name="T9">.</text:span><text:span text:style-name="T19">preferred</text:span><text:span text:style-name="T9"> = preferred;</text:span></text:p>
      <text:p text:style-name="P10"><text:tab/>}</text:p>
      <text:p text:style-name="P7"><text:span text:style-name="T9"><text:tab/></text:span><text:span text:style-name="T8">public</text:span><text:span text:style-name="T9"> </text:span><text:span text:style-name="T8">void</text:span><text:span text:style-name="T9"> setType(Type type) {</text:span></text:p>
      <text:p text:style-name="P7"><text:span text:style-name="T9"><text:tab/><text:tab/></text:span><text:span text:style-name="T8">this</text:span><text:span text:style-name="T9">.</text:span><text:span text:style-name="T19">type</text:span><text:span text:style-name="T9"> = type;</text:span></text:p>
      <text:p text:style-name="P10"><text:tab/>}</text:p>
      <text:p text:style-name="P7"><text:span text:style-name="T9"><text:tab/></text:span><text:span text:style-name="T8">public</text:span><text:span text:style-name="T9"> </text:span><text:span text:style-name="T8">boolean</text:span><text:span text:style-name="T9"> isPreferred() {</text:span></text:p>
      <text:p text:style-name="P7"><text:span text:style-name="T9"><text:tab/><text:tab/></text:span><text:span text:style-name="T8">return</text:span><text:span text:style-name="T9"> </text:span><text:span text:style-name="T19">preferred</text:span><text:span text:style-name="T9">;</text:span></text:p>
      <text:p text:style-name="P10"><text:tab/>}</text:p>
      <text:p text:style-name="P7"><text:span text:style-name="T9"><text:tab/></text:span><text:span text:style-name="T8">public</text:span><text:span text:style-name="T9"> String toString() {</text:span></text:p>
      <text:p text:style-name="P7"><text:span text:style-name="T9"><text:tab/><text:tab/></text:span><text:span text:style-name="T8">return</text:span><text:span text:style-name="T9"> </text:span><text:span text:style-name="T8">new</text:span><text:span text:style-name="T9"> String(</text:span><text:span text:style-name="T8">this</text:span><text:span text:style-name="T9">.</text:span><text:span text:style-name="T19">number</text:span><text:span text:style-name="T9"> + </text:span><text:span text:style-name="T22">" "</text:span><text:span text:style-name="T9"> + </text:span><text:span text:style-name="T19">preferred</text:span><text:span text:style-name="T9"> + </text:span><text:span text:style-name="T22">" "</text:span><text:span text:style-name="T9"> + </text:span><text:span text:style-name="T19">type</text:span><text:span text:style-name="T9">);</text:span></text:p>
      <text:p text:style-name="P10"><text:tab/>}</text:p>
      <text:p text:style-name="P7"><text:span text:style-name="T9"><text:tab/></text:span><text:span text:style-name="T8">public</text:span><text:span text:style-name="T9"> String toSearchString() {</text:span></text:p>
      <text:p text:style-name="P7"><text:span text:style-name="T9"><text:tab/><text:tab/></text:span><text:span text:style-name="T8">return</text:span><text:span text:style-name="T9"> </text:span><text:span text:style-name="T8">new</text:span><text:span text:style-name="T9"> String(</text:span><text:span text:style-name="T8">this</text:span><text:span text:style-name="T9">.</text:span><text:span text:style-name="T19">number</text:span><text:span text:style-name="T9">);</text:span></text:p>
      <text:p text:style-name="P10"><text:tab/>}</text:p>
      <text:p text:style-name="P8"><text:span text:style-name="T12">}</text:span></text:p>
      <text:p text:style-name="P8"><text:span text:style-name="T14"/></text:p>
      <text:p text:style-name="P7"><text:span text:style-name="T8">package</text:span><text:span text:style-name="T13"> org.ag.util;</text:span></text:p>
      <text:p text:style-name="P7"><text:soft-page-break/></text:p>
      <text:p text:style-name="P7"><text:span text:style-name="T8">import</text:span><text:span text:style-name="T9"> java.io.File;</text:span></text:p>
      <text:p text:style-name="P7"><text:span text:style-name="T8">import</text:span><text:span text:style-name="T9"> java.io.FileInputStream;</text:span></text:p>
      <text:p text:style-name="P7"><text:span text:style-name="T8">import</text:span><text:span text:style-name="T9"> java.io.FileNotFoundException;</text:span></text:p>
      <text:p text:style-name="P7"><text:span text:style-name="T8">import</text:span><text:span text:style-name="T9"> java.io.FileOutputStream;</text:span></text:p>
      <text:p text:style-name="P7"><text:span text:style-name="T8">import</text:span><text:span text:style-name="T9"> java.io.IOException;</text:span></text:p>
      <text:p text:style-name="P7"><text:span text:style-name="T8">import</text:span><text:span text:style-name="T9"> java.io.ObjectInputStream;</text:span></text:p>
      <text:p text:style-name="P7"><text:span text:style-name="T8">import</text:span><text:span text:style-name="T9"> java.io.ObjectOutputStream;</text:span></text:p>
      <text:p text:style-name="P7"><text:span text:style-name="T8">import</text:span><text:span text:style-name="T9"> java.util.ArrayList;</text:span></text:p>
      <text:p text:style-name="P7"/>
      <text:p text:style-name="P9">/**</text:p>
      <text:p text:style-name="P7"><text:span text:style-name="T9"><text:s/></text:span><text:span text:style-name="T16">*</text:span><text:span text:style-name="T9"> </text:span><text:span text:style-name="T16">RecentFileSet</text:span></text:p>
      <text:p text:style-name="P7"><text:span text:style-name="T9"><text:s/></text:span><text:span text:style-name="T16">*</text:span><text:span text:style-name="T9"> </text:span><text:span text:style-name="T16">This</text:span><text:span text:style-name="T9"> </text:span><text:span text:style-name="T16">is</text:span><text:span text:style-name="T9"> </text:span><text:span text:style-name="T16">used</text:span><text:span text:style-name="T9"> </text:span><text:span text:style-name="T16">to</text:span><text:span text:style-name="T9"> </text:span><text:span text:style-name="T16">keep</text:span><text:span text:style-name="T9"> </text:span><text:span text:style-name="T16">a</text:span><text:span text:style-name="T9"> </text:span><text:span text:style-name="T16">record</text:span><text:span text:style-name="T9"> </text:span><text:span text:style-name="T16">of</text:span><text:span text:style-name="T9"> </text:span><text:span text:style-name="T16">recently</text:span><text:span text:style-name="T9"> </text:span><text:span text:style-name="T16">opened</text:span><text:span text:style-name="T9"> </text:span><text:span text:style-name="T16">files</text:span><text:span text:style-name="T9"> </text:span><text:span text:style-name="T16">outside</text:span><text:span text:style-name="T9"> </text:span><text:span text:style-name="T16">of</text:span><text:span text:style-name="T9"> </text:span><text:span text:style-name="T16">runtime.</text:span></text:p>
      <text:p text:style-name="P7"><text:span text:style-name="T9"><text:s/></text:span><text:span text:style-name="T16">*</text:span><text:span text:style-name="T9"> </text:span><text:span text:style-name="T18">@author</text:span><text:span text:style-name="T9"> </text:span><text:span text:style-name="T17">Ashley</text:span><text:span text:style-name="T9"> </text:span><text:span text:style-name="T17">Gwinnell</text:span></text:p>
      <text:p text:style-name="P7"><text:span text:style-name="T9"><text:s/></text:span><text:span text:style-name="T16">*/</text:span></text:p>
      <text:p text:style-name="P7"><text:span text:style-name="T8">public</text:span><text:span text:style-name="T9"> </text:span><text:span text:style-name="T8">class</text:span><text:span text:style-name="T9"> RecentFileSet </text:span></text:p>
      <text:p text:style-name="P10">{</text:p>
      <text:p text:style-name="P7"><text:span text:style-name="T9"><text:tab/></text:span><text:span text:style-name="T8">private</text:span><text:span text:style-name="T9"> </text:span><text:span text:style-name="T8">static</text:span><text:span text:style-name="T9"> </text:span><text:span text:style-name="T8">int</text:span><text:span text:style-name="T9"> </text:span><text:span text:style-name="T20">GENERATED_ID</text:span><text:span text:style-name="T9"> = 0;</text:span></text:p>
      <text:p text:style-name="P10"><text:tab/></text:p>
      <text:p text:style-name="P7"><text:span text:style-name="T9"><text:tab/></text:span><text:span text:style-name="T8">private</text:span><text:span text:style-name="T9"> </text:span><text:span text:style-name="T8">int</text:span><text:span text:style-name="T9"> </text:span><text:span text:style-name="T19">id</text:span><text:span text:style-name="T9">;</text:span></text:p>
      <text:p text:style-name="P7"><text:span text:style-name="T9"><text:tab/></text:span><text:span text:style-name="T8">private</text:span><text:span text:style-name="T9"> </text:span><text:span text:style-name="T8">int</text:span><text:span text:style-name="T9"> </text:span><text:span text:style-name="T19">size</text:span><text:span text:style-name="T9">;</text:span></text:p>
      <text:p text:style-name="P7"><text:span text:style-name="T9"><text:tab/></text:span><text:span text:style-name="T8">private</text:span><text:span text:style-name="T9"> ArrayList&lt;String&gt; </text:span><text:span text:style-name="T19">items</text:span><text:span text:style-name="T9">;</text:span></text:p>
      <text:p text:style-name="P7"><text:span text:style-name="T9"><text:tab/></text:span><text:span text:style-name="T8">private</text:span><text:span text:style-name="T9"> String </text:span><text:span text:style-name="T19">filename</text:span><text:span text:style-name="T9">;</text:span>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Create</text:span><text:span text:style-name="T9"> </text:span><text:span text:style-name="T16">a</text:span><text:span text:style-name="T9"> </text:span><text:span text:style-name="T16">RecentFileSet</text:span><text:span text:style-name="T9"> </text:span><text:span text:style-name="T16">with</text:span><text:span text:style-name="T9"> </text:span><text:span text:style-name="T16">a</text:span><text:span text:style-name="T9"> </text:span><text:span text:style-name="T16">maximum</text:span><text:span text:style-name="T9"> </text:span><text:span text:style-name="T16">of</text:span><text:span text:style-name="T9"> </text:span><text:span text:style-name="T16">8</text:span><text:span text:style-name="T9"> </text:span><text:span text:style-name="T16">recent</text:span><text:span text:style-name="T9"> </text:span><text:span text:style-name="T16">files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RecentFileSet() </text:span></text:p>
      <text:p text:style-name="P10"><text:tab/>{</text:p>
      <text:p text:style-name="P7"><text:span text:style-name="T9"><text:tab/><text:tab/></text:span><text:span text:style-name="T8">this</text:span><text:span text:style-name="T9">(8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Create</text:span><text:span text:style-name="T9"> </text:span><text:span text:style-name="T16">a</text:span><text:span text:style-name="T9"> </text:span><text:span text:style-name="T16">RecentFileSet</text:span><text:span text:style-name="T9"> </text:span><text:span text:style-name="T16">with</text:span><text:span text:style-name="T9"> </text:span><text:span text:style-name="T16">the</text:span><text:span text:style-name="T9"> </text:span><text:span text:style-name="T16">specified</text:span><text:span text:style-name="T9"> </text:span><text:span text:style-name="T16">number</text:span><text:span text:style-name="T9"> </text:span><text:span text:style-name="T16">of</text:span><text:span text:style-name="T9"> </text:span><text:span text:style-name="T16">recent</text:span><text:span text:style-name="T9"> </text:span><text:span text:style-name="T16">files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size</text:span><text:span text:style-name="T9"> </text:span><text:span text:style-name="T16">The</text:span><text:span text:style-name="T9"> </text:span><text:span text:style-name="T16">size</text:span><text:span text:style-name="T9"> </text:span><text:span text:style-name="T16">of</text:span><text:span text:style-name="T9"> </text:span><text:span text:style-name="T16">the</text:span><text:span text:style-name="T9"> </text:span><text:span text:style-name="T16">RecentFileSet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RecentFileSet(</text:span><text:span text:style-name="T8">int</text:span><text:span text:style-name="T9"> size) {</text:span></text:p>
      <text:p text:style-name="P7"><text:span text:style-name="T9"><text:tab/><text:tab/></text:span><text:span text:style-name="T8">this</text:span><text:span text:style-name="T9">.</text:span><text:span text:style-name="T19">id</text:span><text:span text:style-name="T9"> = RecentFileSet.</text:span><text:span text:style-name="T10">generateId</text:span><text:span text:style-name="T9">();</text:span></text:p>
      <text:p text:style-name="P7"><text:span text:style-name="T9"><text:tab/><text:tab/></text:span><text:span text:style-name="T8">this</text:span><text:span text:style-name="T9">.</text:span><text:span text:style-name="T19">size</text:span><text:span text:style-name="T9"> = size;</text:span></text:p>
      <text:p text:style-name="P7"><text:span text:style-name="T9"><text:tab/><text:tab/></text:span><text:span text:style-name="T8">this</text:span><text:span text:style-name="T9">.</text:span><text:span text:style-name="T19">items</text:span><text:span text:style-name="T9"> = </text:span><text:span text:style-name="T8">new</text:span><text:span text:style-name="T9"> ArrayList&lt;String&gt;();</text:span></text:p>
      <text:p text:style-name="P7"><text:span text:style-name="T9"><text:tab/><text:tab/></text:span><text:span text:style-name="T8">this</text:span><text:span text:style-name="T9">.</text:span><text:span text:style-name="T19">filename</text:span><text:span text:style-name="T9"> = </text:span><text:span text:style-name="T8">new</text:span><text:span text:style-name="T9"> String(</text:span><text:span text:style-name="T22">"recentfiles_"</text:span><text:span text:style-name="T9"> + </text:span><text:span text:style-name="T8">this</text:span><text:span text:style-name="T9">.</text:span><text:span text:style-name="T19">id</text:span><text:span text:style-name="T9"> + </text:span><text:span text:style-name="T22">".adr"</text:span><text:span text:style-name="T9">);</text:span></text:p>
      <text:p text:style-name="P7"><text:span text:style-name="T9"><text:tab/><text:tab/></text:span><text:span text:style-name="T8">this</text:span><text:span text:style-name="T9">.</text:span><text:span text:style-name="T19">items</text:span><text:span text:style-name="T9"> = </text:span><text:span text:style-name="T8">this</text:span><text:span text:style-name="T9">.get(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Used</text:span><text:span text:style-name="T9"> </text:span><text:span text:style-name="T16">internally</text:span><text:span text:style-name="T9"> </text:span><text:span text:style-name="T16">to</text:span><text:span text:style-name="T9"> </text:span><text:span text:style-name="T16">keep</text:span><text:span text:style-name="T9"> </text:span><text:span text:style-name="T16">a</text:span><text:span text:style-name="T9"> </text:span><text:span text:style-name="T16">record</text:span><text:span text:style-name="T9"> </text:span><text:span text:style-name="T16">of</text:span><text:span text:style-name="T9"> </text:span><text:span text:style-name="T16">the</text:span><text:span text:style-name="T9"> </text:span><text:span text:style-name="T16">recent</text:span><text:span text:style-name="T9"> </text:span><text:span text:style-name="T16">file</text:span><text:span text:style-name="T9"> </text:span><text:span text:style-name="T16">set</text:span><text:span text:style-name="T9"> </text:span><text:span text:style-name="T16">used.</text:span></text:p>
      <text:p text:style-name="P7"><text:span text:style-name="T9"><text:tab/> </text:span><text:span text:style-name="T16">*</text:span><text:span text:style-name="T9"> </text:span><text:span text:style-name="T16">WARNING:</text:span><text:span text:style-name="T9"> </text:span><text:span text:style-name="T16">A</text:span><text:span text:style-name="T9"> </text:span><text:span text:style-name="T16">program</text:span><text:span text:style-name="T9"> </text:span><text:span text:style-name="T16">ideally</text:span><text:span text:style-name="T9"> </text:span><text:span text:style-name="T16">should</text:span><text:span text:style-name="T9"> </text:span><text:span text:style-name="T16">only</text:span><text:span text:style-name="T9"> </text:span><text:span text:style-name="T16">have</text:span><text:span text:style-name="T9"> </text:span><text:span text:style-name="T16">one</text:span><text:span text:style-name="T9"> </text:span><text:span text:style-name="T16">RecentFileSet</text:span><text:span text:style-name="T9"> </text:span><text:span text:style-name="T16">object</text:span><text:span text:style-name="T9"> </text:span><text:span text:style-name="T16">per</text:span><text:span text:style-name="T9"> </text:span><text:span text:style-name="T16">runtime.</text:span></text:p>
      <text:p text:style-name="P7"><text:span text:style-name="T9"><text:tab/> </text:span><text:span text:style-name="T16">*</text:span><text:span text:style-name="T9"> </text:span><text:span text:style-name="T18">@return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rivate</text:span><text:span text:style-name="T9"> </text:span><text:span text:style-name="T8">static</text:span><text:span text:style-name="T9"> </text:span><text:span text:style-name="T8">int</text:span><text:span text:style-name="T9"> generateId() {</text:span></text:p>
      <text:p text:style-name="P7"><text:span text:style-name="T9"><text:tab/><text:tab/></text:span><text:span text:style-name="T8">int</text:span><text:span text:style-name="T9"> id = </text:span><text:span text:style-name="T20">GENERATED_ID</text:span><text:span text:style-name="T9">;</text:span></text:p>
      <text:p text:style-name="P7"><text:span text:style-name="T9"><text:tab/><text:tab/></text:span><text:span text:style-name="T20">GENERATED_ID</text:span><text:span text:style-name="T9">++;</text:span></text:p>
      <text:p text:style-name="P7"><text:span text:style-name="T9"><text:tab/><text:tab/></text:span><text:span text:style-name="T8">return</text:span><text:span text:style-name="T9"> id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Add</text:span><text:span text:style-name="T9"> </text:span><text:span text:style-name="T16">a</text:span><text:span text:style-name="T9"> </text:span><text:span text:style-name="T16">String</text:span><text:span text:style-name="T9"> </text:span><text:span text:style-name="T16">to</text:span><text:span text:style-name="T9"> </text:span><text:span text:style-name="T16">the</text:span><text:span text:style-name="T9"> </text:span><text:span text:style-name="T16">recent</text:span><text:span text:style-name="T9"> </text:span><text:span text:style-name="T16">file</text:span><text:span text:style-name="T9"> </text:span><text:span text:style-name="T16">set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file</text:span><text:span text:style-name="T9"> </text:span><text:span text:style-name="T16">The</text:span><text:span text:style-name="T9"> </text:span><text:span text:style-name="T16">absolute</text:span><text:span text:style-name="T9"> </text:span><text:span text:style-name="T16">path</text:span><text:span text:style-name="T9"> </text:span><text:span text:style-name="T16">of</text:span><text:span text:style-name="T9"> </text:span><text:span text:style-name="T16">the</text:span><text:span text:style-name="T9"> </text:span><text:span text:style-name="T16">file</text:span><text:span text:style-name="T9"> </text:span><text:span text:style-name="T16">to</text:span><text:span text:style-name="T9"> </text:span><text:span text:style-name="T16">add</text:span><text:span text:style-name="T9"> </text:span><text:span text:style-name="T16">to</text:span><text:span text:style-name="T9"> </text:span><text:span text:style-name="T16">the</text:span><text:span text:style-name="T9"> </text:span><text:span text:style-name="T16">recent</text:span><text:span text:style-name="T9"> </text:span><text:span text:style-name="T17">fileset</text:span><text:span text:style-name="T16">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add(String file) </text:span></text:p>
      <text:p text:style-name="P10"><text:tab/>{</text:p>
      <text:p text:style-name="P7"><text:span text:style-name="T9"><text:tab/><text:tab/></text:span><text:span text:style-name="T8">if</text:span><text:span text:style-name="T9"> (</text:span><text:span text:style-name="T8">this</text:span><text:span text:style-name="T9">.</text:span><text:span text:style-name="T19">items</text:span><text:span text:style-name="T9">.contains(file)) {</text:span></text:p>
      <text:p text:style-name="P7"><text:span text:style-name="T9"><text:tab/><text:tab/><text:tab/></text:span><text:span text:style-name="T8">return</text:span><text:span text:style-name="T9">;</text:span></text:p>
      <text:p text:style-name="P10"><text:tab/><text:tab/>}</text:p>
      <text:p text:style-name="P7"><text:span text:style-name="T9"><text:tab/><text:tab/></text:span><text:span text:style-name="T8">this</text:span><text:span text:style-name="T9">.</text:span><text:span text:style-name="T19">items</text:span><text:span text:style-name="T9">.add(file);</text:span></text:p>
      <text:p text:style-name="P7"><text:span text:style-name="T9"><text:tab/><text:tab/></text:span><text:span text:style-name="T8">if</text:span><text:span text:style-name="T9"> (</text:span><text:span text:style-name="T8">this</text:span><text:span text:style-name="T9">.</text:span><text:span text:style-name="T19">items</text:span><text:span text:style-name="T9">.size() &gt; </text:span><text:span text:style-name="T8">this</text:span><text:span text:style-name="T9">.</text:span><text:span text:style-name="T19">size</text:span><text:span text:style-name="T9">) {</text:span></text:p>
      <text:p text:style-name="P7"><text:span text:style-name="T9"><text:tab/><text:tab/><text:tab/></text:span><text:span text:style-name="T8">this</text:span><text:span text:style-name="T9">.</text:span><text:span text:style-name="T19">items</text:span><text:span text:style-name="T9"> = (ArrayList&lt;String&gt;) </text:span><text:span text:style-name="T8">this</text:span><text:span text:style-name="T9">.</text:span><text:span text:style-name="T19">items</text:span><text:span text:style-name="T9">.subList(0, </text:span><text:span text:style-name="T8">this</text:span><text:span text:style-name="T9">.</text:span><text:span text:style-name="T19">size</text:span><text:span text:style-name="T9">);</text:span></text:p>
      <text:p text:style-name="P10"><text:soft-page-break/><text:tab/><text:tab/>}</text:p>
      <text:p text:style-name="P10"><text:tab/><text:tab/></text:p>
      <text:p text:style-name="P7"><text:span text:style-name="T9"><text:tab/><text:tab/>FileOutputStream fos = </text:span><text:span text:style-name="T8">null</text:span><text:span text:style-name="T9">;</text:span></text:p>
      <text:p text:style-name="P7"><text:span text:style-name="T9"><text:tab/><text:tab/>ObjectOutputStream out = </text:span><text:span text:style-name="T8">null</text:span><text:span text:style-name="T9">;</text:span></text:p>
      <text:p text:style-name="P7"><text:span text:style-name="T9"><text:tab/><text:tab/></text:span><text:span text:style-name="T8">try</text:span></text:p>
      <text:p text:style-name="P10"><text:tab/><text:tab/>{</text:p>
      <text:p text:style-name="P7"><text:span text:style-name="T9"><text:tab/><text:tab/><text:tab/>fos = </text:span><text:span text:style-name="T8">new</text:span><text:span text:style-name="T9"> FileOutputStream(</text:span><text:span text:style-name="T8">this</text:span><text:span text:style-name="T9">.</text:span><text:span text:style-name="T19">filename</text:span><text:span text:style-name="T9">);</text:span></text:p>
      <text:p text:style-name="P7"><text:span text:style-name="T9"><text:tab/><text:tab/><text:tab/>out = </text:span><text:span text:style-name="T8">new</text:span><text:span text:style-name="T9"> ObjectOutputStream(fos);</text:span></text:p>
      <text:p text:style-name="P7"><text:span text:style-name="T9"><text:tab/><text:tab/><text:tab/>out.writeObject(</text:span><text:span text:style-name="T8">this</text:span><text:span text:style-name="T9">.</text:span><text:span text:style-name="T19">items</text:span><text:span text:style-name="T9">);</text:span></text:p>
      <text:p text:style-name="P10"><text:tab/><text:tab/><text:tab/>out.close();</text:p>
      <text:p text:style-name="P10"><text:tab/><text:tab/>}</text:p>
      <text:p text:style-name="P7"><text:span text:style-name="T9"><text:tab/><text:tab/></text:span><text:span text:style-name="T8">catch</text:span><text:span text:style-name="T9">(IOException ex)</text:span></text:p>
      <text:p text:style-name="P10"><text:tab/><text:tab/>{</text:p>
      <text:p text:style-name="P10"><text:tab/><text:tab/><text:tab/>ex.printStackTrace();</text:p>
      <text:p text:style-name="P10"><text:tab/><text:tab/>}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Get</text:span><text:span text:style-name="T9"> </text:span><text:span text:style-name="T16">a</text:span><text:span text:style-name="T9"> </text:span><text:span text:style-name="T16">list</text:span><text:span text:style-name="T9"> </text:span><text:span text:style-name="T16">of</text:span><text:span text:style-name="T9"> </text:span><text:span text:style-name="T16">the</text:span><text:span text:style-name="T9"> </text:span><text:span text:style-name="T16">recent</text:span><text:span text:style-name="T9"> </text:span><text:span text:style-name="T16">files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a</text:span><text:span text:style-name="T9"> </text:span><text:span text:style-name="T16">list</text:span><text:span text:style-name="T9"> </text:span><text:span text:style-name="T16">of</text:span><text:span text:style-name="T9"> </text:span><text:span text:style-name="T16">the</text:span><text:span text:style-name="T9"> </text:span><text:span text:style-name="T16">recent</text:span><text:span text:style-name="T9"> </text:span><text:span text:style-name="T16">files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ArrayList&lt;String&gt; get() </text:span></text:p>
      <text:p text:style-name="P10"><text:tab/>{</text:p>
      <text:p text:style-name="P7"><text:span text:style-name="T9"><text:tab/><text:tab/>ArrayList&lt;String&gt; localfiles = </text:span><text:span text:style-name="T8">new</text:span><text:span text:style-name="T9"> ArrayList&lt;String&gt;();</text:span></text:p>
      <text:p text:style-name="P7"><text:span text:style-name="T9"><text:tab/><text:tab/>FileInputStream fis = </text:span><text:span text:style-name="T8">null</text:span><text:span text:style-name="T9">;</text:span></text:p>
      <text:p text:style-name="P7"><text:span text:style-name="T9"><text:tab/><text:tab/>ObjectInputStream in = </text:span><text:span text:style-name="T8">null</text:span><text:span text:style-name="T9">;</text:span></text:p>
      <text:p text:style-name="P7"><text:span text:style-name="T9"><text:tab/><text:tab/></text:span><text:span text:style-name="T8">try</text:span></text:p>
      <text:p text:style-name="P10"><text:tab/><text:tab/>{</text:p>
      <text:p text:style-name="P7"><text:span text:style-name="T9"><text:tab/><text:tab/><text:tab/>fis = </text:span><text:span text:style-name="T8">new</text:span><text:span text:style-name="T9"> FileInputStream(</text:span><text:span text:style-name="T8">this</text:span><text:span text:style-name="T9">.</text:span><text:span text:style-name="T19">filename</text:span><text:span text:style-name="T9">);</text:span></text:p>
      <text:p text:style-name="P7"><text:span text:style-name="T9"><text:tab/><text:tab/><text:tab/>in = </text:span><text:span text:style-name="T8">new</text:span><text:span text:style-name="T9"> ObjectInputStream(fis);</text:span></text:p>
      <text:p text:style-name="P10"><text:tab/><text:tab/><text:tab/>localfiles = <text:span text:style-name="T31">(ArrayList&lt;String&gt;) in.readObject()</text:span>;</text:p>
      <text:p text:style-name="P10"><text:tab/><text:tab/><text:tab/>in.close();</text:p>
      <text:p text:style-name="P10"><text:tab/><text:tab/>}</text:p>
      <text:p text:style-name="P7"><text:span text:style-name="T9"><text:tab/><text:tab/></text:span><text:span text:style-name="T8">catch</text:span><text:span text:style-name="T9">(FileNotFoundException ex)</text:span></text:p>
      <text:p text:style-name="P10"><text:tab/><text:tab/>{</text:p>
      <text:p text:style-name="P7"><text:span text:style-name="T9"><text:tab/><text:tab/><text:tab/></text:span><text:span text:style-name="T29">// no recent files!</text:span></text:p>
      <text:p text:style-name="P10"><text:tab/><text:tab/>}</text:p>
      <text:p text:style-name="P7"><text:span text:style-name="T9"><text:tab/><text:tab/></text:span><text:span text:style-name="T8">catch</text:span><text:span text:style-name="T9">(ClassNotFoundException ex)</text:span></text:p>
      <text:p text:style-name="P10"><text:tab/><text:tab/>{</text:p>
      <text:p text:style-name="P10"><text:tab/><text:tab/><text:tab/>ex.printStackTrace();</text:p>
      <text:p text:style-name="P10"><text:tab/><text:tab/>}</text:p>
      <text:p text:style-name="P7"><text:span text:style-name="T9"><text:tab/><text:tab/></text:span><text:span text:style-name="T8">catch</text:span><text:span text:style-name="T9">(IOException ex)</text:span></text:p>
      <text:p text:style-name="P10"><text:tab/><text:tab/>{</text:p>
      <text:p text:style-name="P10"><text:tab/><text:tab/><text:tab/>ex.printStackTrace();</text:p>
      <text:p text:style-name="P10"><text:tab/><text:tab/>}</text:p>
      <text:p text:style-name="P7"><text:span text:style-name="T9"><text:tab/><text:tab/></text:span><text:span text:style-name="T8">return</text:span><text:span text:style-name="T9"> localfiles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Determines</text:span><text:span text:style-name="T9"> </text:span><text:span text:style-name="T16">whether</text:span><text:span text:style-name="T9"> </text:span><text:span text:style-name="T16">a</text:span><text:span text:style-name="T9"> </text:span><text:span text:style-name="T16">String</text:span><text:span text:style-name="T9"> </text:span><text:span text:style-name="T16">is</text:span><text:span text:style-name="T9"> </text:span><text:span text:style-name="T16">in</text:span><text:span text:style-name="T9"> </text:span><text:span text:style-name="T16">the</text:span><text:span text:style-name="T9"> </text:span><text:span text:style-name="T16">recent</text:span><text:span text:style-name="T9"> </text:span><text:span text:style-name="T16">file</text:span><text:span text:style-name="T9"> </text:span><text:span text:style-name="T16">set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filename</text:span><text:span text:style-name="T9"> </text:span><text:span text:style-name="T16">the</text:span><text:span text:style-name="T9"> </text:span><text:span text:style-name="T16">String</text:span><text:span text:style-name="T9"> </text:span><text:span text:style-name="T16">(filename)</text:span><text:span text:style-name="T9"> </text:span><text:span text:style-name="T16">to</text:span><text:span text:style-name="T9"> </text:span><text:span text:style-name="T16">check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rue</text:span><text:span text:style-name="T9"> </text:span><text:span text:style-name="T16">if</text:span><text:span text:style-name="T9"> </text:span><text:span text:style-name="T16">it</text:span><text:span text:style-name="T9"> </text:span><text:span text:style-name="T16">is</text:span><text:span text:style-name="T9"> </text:span><text:span text:style-name="T16">a</text:span><text:span text:style-name="T9"> </text:span><text:span text:style-name="T16">recent</text:span><text:span text:style-name="T9"> </text:span><text:span text:style-name="T16">file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boolean</text:span><text:span text:style-name="T9"> isRecentFile(String filename) </text:span></text:p>
      <text:p text:style-name="P10"><text:tab/>{</text:p>
      <text:p text:style-name="P7"><text:span text:style-name="T9"><text:tab/><text:tab/></text:span><text:span text:style-name="T8">return</text:span><text:span text:style-name="T9"> </text:span><text:span text:style-name="T8">this</text:span><text:span text:style-name="T9">.isRecentFile(</text:span><text:span text:style-name="T8">new</text:span><text:span text:style-name="T9"> File(filename)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Determines</text:span><text:span text:style-name="T9"> </text:span><text:span text:style-name="T16">whether</text:span><text:span text:style-name="T9"> </text:span><text:span text:style-name="T16">a</text:span><text:span text:style-name="T9"> </text:span><text:span text:style-name="T16">File</text:span><text:span text:style-name="T9"> </text:span><text:span text:style-name="T16">is</text:span><text:span text:style-name="T9"> </text:span><text:span text:style-name="T16">in</text:span><text:span text:style-name="T9"> </text:span><text:span text:style-name="T16">the</text:span><text:span text:style-name="T9"> </text:span><text:span text:style-name="T16">recent</text:span><text:span text:style-name="T9"> </text:span><text:span text:style-name="T16">file</text:span><text:span text:style-name="T9"> </text:span><text:span text:style-name="T16">set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file</text:span><text:span text:style-name="T9"> </text:span><text:span text:style-name="T16">the</text:span><text:span text:style-name="T9"> </text:span><text:span text:style-name="T16">File</text:span><text:span text:style-name="T9"> </text:span><text:span text:style-name="T16">to</text:span><text:span text:style-name="T9"> </text:span><text:span text:style-name="T16">check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rue</text:span><text:span text:style-name="T9"> </text:span><text:span text:style-name="T16">if</text:span><text:span text:style-name="T9"> </text:span><text:span text:style-name="T16">it</text:span><text:span text:style-name="T9"> </text:span><text:span text:style-name="T16">is</text:span><text:span text:style-name="T9"> </text:span><text:span text:style-name="T16">a</text:span><text:span text:style-name="T9"> </text:span><text:span text:style-name="T16">recent</text:span><text:span text:style-name="T9"> </text:span><text:span text:style-name="T16">file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boolean</text:span><text:span text:style-name="T9"> isRecentFile(File file) {</text:span></text:p>
      <text:p text:style-name="P7"><text:span text:style-name="T9"><text:tab/><text:tab/>ArrayList&lt;String&gt; files = </text:span><text:span text:style-name="T8">this</text:span><text:span text:style-name="T9">.get();</text:span></text:p>
      <text:p text:style-name="P7"><text:span text:style-name="T9"><text:tab/><text:tab/></text:span><text:span text:style-name="T8">for</text:span><text:span text:style-name="T9"> (</text:span><text:span text:style-name="T8">int</text:span><text:span text:style-name="T9"> i = 0; i &lt; files.size(); i++) {</text:span></text:p>
      <text:p text:style-name="P7"><text:span text:style-name="T9"><text:tab/><text:tab/><text:tab/></text:span><text:span text:style-name="T8">if</text:span><text:span text:style-name="T9"> (file.getAbsoluteFile().equals(files.get(i))) {</text:span></text:p>
      <text:p text:style-name="P7"><text:span text:style-name="T9"><text:tab/><text:tab/><text:tab/><text:tab/></text:span><text:span text:style-name="T8">return</text:span><text:span text:style-name="T9"> </text:span><text:span text:style-name="T8">true</text:span><text:span text:style-name="T9">;</text:span></text:p>
      <text:p text:style-name="P10"><text:soft-page-break/><text:tab/><text:tab/><text:tab/>}</text:p>
      <text:p text:style-name="P10"><text:tab/><text:tab/>}</text:p>
      <text:p text:style-name="P7"><text:span text:style-name="T9"><text:tab/><text:tab/></text:span><text:span text:style-name="T8">return</text:span><text:span text:style-name="T9"> </text:span><text:span text:style-name="T8">false</text:span><text:span text:style-name="T9">;</text:span></text:p>
      <text:p text:style-name="P10"><text:tab/>}</text:p>
      <text:p text:style-name="P10"><text:tab/></text:p>
      <text:p text:style-name="P8"><text:span text:style-name="T12">}</text:span></text:p>
      <text:p text:style-name="P8"><text:span text:style-name="T14"/></text:p>
      <text:p text:style-name="P7"><text:span text:style-name="T8">package</text:span><text:span text:style-name="T13"> org.ag.util;</text:span></text:p>
      <text:p text:style-name="P7"/>
      <text:p text:style-name="P7"><text:span text:style-name="T8">import</text:span><text:span text:style-name="T9"> java.io.File;</text:span></text:p>
      <text:p text:style-name="P7"><text:span text:style-name="T8">import</text:span><text:span text:style-name="T9"> java.util.ArrayList;</text:span></text:p>
      <text:p text:style-name="P7"><text:span text:style-name="T8">import</text:span><text:span text:style-name="T9"> java.util.prefs.Preferences;</text:span></text:p>
      <text:p text:style-name="P7"/>
      <text:p text:style-name="P9">/**</text:p>
      <text:p text:style-name="P7"><text:span text:style-name="T9"><text:s/></text:span><text:span text:style-name="T16">*</text:span><text:span text:style-name="T9"> </text:span></text:p>
      <text:p text:style-name="P7"><text:span text:style-name="T9"><text:s/></text:span><text:span text:style-name="T16">*</text:span><text:span text:style-name="T9"> </text:span><text:span text:style-name="T18">@author</text:span><text:span text:style-name="T9"> </text:span><text:span text:style-name="T17">Ashley</text:span><text:span text:style-name="T9"> </text:span><text:span text:style-name="T17">Gwinnell</text:span></text:p>
      <text:p text:style-name="P7"><text:span text:style-name="T9"><text:s/></text:span><text:span text:style-name="T16">*</text:span><text:span text:style-name="T9"> </text:span><text:span text:style-name="T18">@deprecated</text:span></text:p>
      <text:p text:style-name="P7"><text:span text:style-name="T9"><text:s/></text:span><text:span text:style-name="T16">*</text:span><text:span text:style-name="T9"> </text:span><text:span text:style-name="T18">@see</text:span><text:span text:style-name="T9"> </text:span><text:span text:style-name="T32">{@link RecentFileSet}</text:span></text:p>
      <text:p text:style-name="P7"><text:span text:style-name="T9"><text:s/></text:span><text:span text:style-name="T16">*/</text:span></text:p>
      <text:p text:style-name="P7"><text:span text:style-name="T8">public</text:span><text:span text:style-name="T9"> </text:span><text:span text:style-name="T8">class</text:span><text:span text:style-name="T9"> </text:span><text:span text:style-name="T15">RecentFileSetPreferences</text:span><text:span text:style-name="T9"> </text:span></text:p>
      <text:p text:style-name="P10">{</text:p>
      <text:p text:style-name="P7"><text:span text:style-name="T9"><text:tab/></text:span><text:span text:style-name="T8">private</text:span><text:span text:style-name="T9"> Preferences </text:span><text:span text:style-name="T19">preferences</text:span><text:span text:style-name="T9">;</text:span></text:p>
      <text:p text:style-name="P10"><text:tab/></text:p>
      <text:p text:style-name="P7"><text:span text:style-name="T9"><text:tab/></text:span><text:span text:style-name="T8">public</text:span><text:span text:style-name="T9"> RecentFileSetPreferences() </text:span></text:p>
      <text:p text:style-name="P10"><text:tab/>{</text:p>
      <text:p text:style-name="P7"><text:span text:style-name="T9"><text:tab/><text:tab/></text:span><text:span text:style-name="T8">this</text:span><text:span text:style-name="T9">(</text:span><text:span text:style-name="T15">RecentFileSetPreferences</text:span><text:span text:style-name="T9">.</text:span><text:span text:style-name="T8">class</text:span><text:span text:style-name="T9">);</text:span></text:p>
      <text:p text:style-name="P10"><text:tab/>}</text:p>
      <text:p text:style-name="P10"><text:tab/></text:p>
      <text:p text:style-name="P7"><text:span text:style-name="T9"><text:tab/></text:span><text:span text:style-name="T8">public</text:span><text:span text:style-name="T9"> RecentFileSetPreferences(Class&lt;?&gt; c) {</text:span></text:p>
      <text:p text:style-name="P7"><text:span text:style-name="T9"><text:tab/><text:tab/></text:span><text:span text:style-name="T8">this</text:span><text:span text:style-name="T9">.</text:span><text:span text:style-name="T19">preferences</text:span><text:span text:style-name="T9"> = Preferences.</text:span><text:span text:style-name="T10">userNodeForPackage</text:span><text:span text:style-name="T9">(c);</text:span></text:p>
      <text:p text:style-name="P10"><text:tab/>}</text:p>
      <text:p text:style-name="P10"><text:tab/></text:p>
      <text:p text:style-name="P7"><text:span text:style-name="T9"><text:tab/></text:span><text:span text:style-name="T8">public</text:span><text:span text:style-name="T9"> </text:span><text:span text:style-name="T8">void</text:span><text:span text:style-name="T9"> add(String file) </text:span></text:p>
      <text:p text:style-name="P10"><text:tab/>{</text:p>
      <text:p text:style-name="P7"><text:span text:style-name="T9"><text:tab/><text:tab/>ArrayList&lt;String&gt; files = </text:span><text:span text:style-name="T8">this</text:span><text:span text:style-name="T9">.get();</text:span></text:p>
      <text:p text:style-name="P7"><text:span text:style-name="T9"><text:tab/><text:tab/></text:span><text:span text:style-name="T8">switch</text:span><text:span text:style-name="T9"> (files.size()) {</text:span></text:p>
      <text:p text:style-name="P7"><text:span text:style-name="T9"><text:tab/><text:tab/><text:tab/></text:span><text:span text:style-name="T8">case</text:span><text:span text:style-name="T9"> 0:</text:span></text:p>
      <text:p text:style-name="P7"><text:span text:style-name="T9"><text:tab/><text:tab/><text:tab/><text:tab/></text:span><text:span text:style-name="T8">this</text:span><text:span text:style-name="T9">.</text:span><text:span text:style-name="T19">preferences</text:span><text:span text:style-name="T9">.put(</text:span><text:span text:style-name="T22">"recentfile_0"</text:span><text:span text:style-name="T9">, file);</text:span></text:p>
      <text:p text:style-name="P7"><text:span text:style-name="T9"><text:tab/><text:tab/><text:tab/><text:tab/></text:span><text:span text:style-name="T8">break</text:span><text:span text:style-name="T9">;</text:span></text:p>
      <text:p text:style-name="P7"><text:span text:style-name="T9"><text:tab/><text:tab/><text:tab/></text:span><text:span text:style-name="T8">case</text:span><text:span text:style-name="T9"> 1:</text:span></text:p>
      <text:p text:style-name="P7"><text:span text:style-name="T9"><text:tab/><text:tab/><text:tab/><text:tab/></text:span><text:span text:style-name="T8">this</text:span><text:span text:style-name="T9">.</text:span><text:span text:style-name="T19">preferences</text:span><text:span text:style-name="T9">.put(</text:span><text:span text:style-name="T22">"recentfile_1"</text:span><text:span text:style-name="T9">, </text:span><text:span text:style-name="T8">this</text:span><text:span text:style-name="T9">.</text:span><text:span text:style-name="T19">preferences</text:span><text:span text:style-name="T9">.get(</text:span><text:span text:style-name="T22">"recentfile_0"</text:span><text:span text:style-name="T9">, </text:span><text:span text:style-name="T22">"null"</text:span><text:span text:style-name="T9">));</text:span></text:p>
      <text:p text:style-name="P7"><text:span text:style-name="T9"><text:tab/><text:tab/><text:tab/><text:tab/></text:span><text:span text:style-name="T8">this</text:span><text:span text:style-name="T9">.</text:span><text:span text:style-name="T19">preferences</text:span><text:span text:style-name="T9">.put(</text:span><text:span text:style-name="T22">"recentfile_0"</text:span><text:span text:style-name="T9">, file);</text:span></text:p>
      <text:p text:style-name="P7"><text:span text:style-name="T9"><text:tab/><text:tab/><text:tab/><text:tab/></text:span><text:span text:style-name="T8">break</text:span><text:span text:style-name="T9">;</text:span></text:p>
      <text:p text:style-name="P7"><text:span text:style-name="T9"><text:tab/><text:tab/><text:tab/></text:span><text:span text:style-name="T8">case</text:span><text:span text:style-name="T9"> 2:</text:span></text:p>
      <text:p text:style-name="P7"><text:span text:style-name="T9"><text:tab/><text:tab/><text:tab/><text:tab/></text:span><text:span text:style-name="T8">this</text:span><text:span text:style-name="T9">.</text:span><text:span text:style-name="T19">preferences</text:span><text:span text:style-name="T9">.put(</text:span><text:span text:style-name="T22">"recentfile_2"</text:span><text:span text:style-name="T9">, </text:span><text:span text:style-name="T8">this</text:span><text:span text:style-name="T9">.</text:span><text:span text:style-name="T19">preferences</text:span><text:span text:style-name="T9">.get(</text:span><text:span text:style-name="T22">"recentfile_1"</text:span><text:span text:style-name="T9">, </text:span><text:span text:style-name="T22">"null"</text:span><text:span text:style-name="T9">));</text:span></text:p>
      <text:p text:style-name="P7"><text:span text:style-name="T9"><text:tab/><text:tab/><text:tab/><text:tab/></text:span><text:span text:style-name="T8">this</text:span><text:span text:style-name="T9">.</text:span><text:span text:style-name="T19">preferences</text:span><text:span text:style-name="T9">.put(</text:span><text:span text:style-name="T22">"recentfile_1"</text:span><text:span text:style-name="T9">, </text:span><text:span text:style-name="T8">this</text:span><text:span text:style-name="T9">.</text:span><text:span text:style-name="T19">preferences</text:span><text:span text:style-name="T9">.get(</text:span><text:span text:style-name="T22">"recentfile_0"</text:span><text:span text:style-name="T9">, </text:span><text:span text:style-name="T22">"null"</text:span><text:span text:style-name="T9">));</text:span></text:p>
      <text:p text:style-name="P7"><text:span text:style-name="T9"><text:tab/><text:tab/><text:tab/><text:tab/></text:span><text:span text:style-name="T8">this</text:span><text:span text:style-name="T9">.</text:span><text:span text:style-name="T19">preferences</text:span><text:span text:style-name="T9">.put(</text:span><text:span text:style-name="T22">"recentfile_0"</text:span><text:span text:style-name="T9">, file);</text:span></text:p>
      <text:p text:style-name="P7"><text:span text:style-name="T9"><text:tab/><text:tab/><text:tab/><text:tab/></text:span><text:span text:style-name="T8">break</text:span><text:span text:style-name="T9">;</text:span></text:p>
      <text:p text:style-name="P7"><text:span text:style-name="T9"><text:tab/><text:tab/><text:tab/></text:span><text:span text:style-name="T8">case</text:span><text:span text:style-name="T9"> 3:</text:span></text:p>
      <text:p text:style-name="P7"><text:span text:style-name="T9"><text:tab/><text:tab/><text:tab/><text:tab/></text:span><text:span text:style-name="T8">this</text:span><text:span text:style-name="T9">.</text:span><text:span text:style-name="T19">preferences</text:span><text:span text:style-name="T9">.put(</text:span><text:span text:style-name="T22">"recentfile_2"</text:span><text:span text:style-name="T9">, </text:span><text:span text:style-name="T8">this</text:span><text:span text:style-name="T9">.</text:span><text:span text:style-name="T19">preferences</text:span><text:span text:style-name="T9">.get(</text:span><text:span text:style-name="T22">"recentfile_1"</text:span><text:span text:style-name="T9">, </text:span><text:span text:style-name="T22">"null"</text:span><text:span text:style-name="T9">));</text:span></text:p>
      <text:p text:style-name="P7"><text:span text:style-name="T9"><text:tab/><text:tab/><text:tab/><text:tab/></text:span><text:span text:style-name="T8">this</text:span><text:span text:style-name="T9">.</text:span><text:span text:style-name="T19">preferences</text:span><text:span text:style-name="T9">.put(</text:span><text:span text:style-name="T22">"recentfile_1"</text:span><text:span text:style-name="T9">, </text:span><text:span text:style-name="T8">this</text:span><text:span text:style-name="T9">.</text:span><text:span text:style-name="T19">preferences</text:span><text:span text:style-name="T9">.get(</text:span><text:span text:style-name="T22">"recentfile_0"</text:span><text:span text:style-name="T9">, </text:span><text:span text:style-name="T22">"null"</text:span><text:span text:style-name="T9">));</text:span></text:p>
      <text:p text:style-name="P7"><text:span text:style-name="T9"><text:tab/><text:tab/><text:tab/><text:tab/></text:span><text:span text:style-name="T8">this</text:span><text:span text:style-name="T9">.</text:span><text:span text:style-name="T19">preferences</text:span><text:span text:style-name="T9">.put(</text:span><text:span text:style-name="T22">"recentfile_0"</text:span><text:span text:style-name="T9">, file);</text:span></text:p>
      <text:p text:style-name="P7"><text:span text:style-name="T9"><text:tab/><text:tab/><text:tab/><text:tab/></text:span><text:span text:style-name="T8">break</text:span><text:span text:style-name="T9">;</text:span></text:p>
      <text:p text:style-name="P10"><text:tab/><text:tab/>}</text:p>
      <text:p text:style-name="P10"><text:tab/>}</text:p>
      <text:p text:style-name="P10"><text:tab/></text:p>
      <text:p text:style-name="P7"><text:span text:style-name="T9"><text:tab/></text:span><text:span text:style-name="T8">public</text:span><text:span text:style-name="T9"> ArrayList&lt;String&gt; get() </text:span></text:p>
      <text:p text:style-name="P10"><text:tab/>{</text:p>
      <text:p text:style-name="P7"><text:span text:style-name="T9"><text:tab/><text:tab/>ArrayList&lt;String&gt; files = </text:span><text:span text:style-name="T8">new</text:span><text:span text:style-name="T9"> ArrayList&lt;String&gt;();</text:span></text:p>
      <text:p text:style-name="P7"><text:span text:style-name="T9"><text:tab/><text:tab/>String zero = </text:span><text:span text:style-name="T8">this</text:span><text:span text:style-name="T9">.</text:span><text:span text:style-name="T19">preferences</text:span><text:span text:style-name="T9">.get(</text:span><text:span text:style-name="T22">"recentfile_0"</text:span><text:span text:style-name="T9">, </text:span><text:span text:style-name="T22">"null"</text:span><text:span text:style-name="T9">);</text:span></text:p>
      <text:p text:style-name="P7"><text:span text:style-name="T9"><text:tab/><text:tab/></text:span><text:span text:style-name="T8">if</text:span><text:span text:style-name="T9"> (!zero.equals(</text:span><text:span text:style-name="T22">"null"</text:span><text:span text:style-name="T9">)) {</text:span></text:p>
      <text:p text:style-name="P10"><text:tab/><text:tab/><text:tab/>files.add(zero);</text:p>
      <text:p text:style-name="P10"><text:tab/><text:tab/>}</text:p>
      <text:p text:style-name="P7"><text:soft-page-break/><text:span text:style-name="T9"><text:tab/><text:tab/>String one = </text:span><text:span text:style-name="T8">this</text:span><text:span text:style-name="T9">.</text:span><text:span text:style-name="T19">preferences</text:span><text:span text:style-name="T9">.get(</text:span><text:span text:style-name="T22">"recentfile_1"</text:span><text:span text:style-name="T9">, </text:span><text:span text:style-name="T22">"null"</text:span><text:span text:style-name="T9">);</text:span></text:p>
      <text:p text:style-name="P7"><text:span text:style-name="T9"><text:tab/><text:tab/></text:span><text:span text:style-name="T8">if</text:span><text:span text:style-name="T9"> (!one.equals(</text:span><text:span text:style-name="T22">"null"</text:span><text:span text:style-name="T9">)) {</text:span></text:p>
      <text:p text:style-name="P10"><text:tab/><text:tab/><text:tab/>files.add(one);</text:p>
      <text:p text:style-name="P10"><text:tab/><text:tab/>}</text:p>
      <text:p text:style-name="P7"><text:span text:style-name="T9"><text:tab/><text:tab/>String two = </text:span><text:span text:style-name="T8">this</text:span><text:span text:style-name="T9">.</text:span><text:span text:style-name="T19">preferences</text:span><text:span text:style-name="T9">.get(</text:span><text:span text:style-name="T22">"recentfile_2"</text:span><text:span text:style-name="T9">, </text:span><text:span text:style-name="T22">"null"</text:span><text:span text:style-name="T9">);</text:span></text:p>
      <text:p text:style-name="P7"><text:span text:style-name="T9"><text:tab/><text:tab/></text:span><text:span text:style-name="T8">if</text:span><text:span text:style-name="T9"> (!two.equals(</text:span><text:span text:style-name="T22">"null"</text:span><text:span text:style-name="T9">)) {</text:span></text:p>
      <text:p text:style-name="P10"><text:tab/><text:tab/><text:tab/>files.add(two);</text:p>
      <text:p text:style-name="P10"><text:tab/><text:tab/>}</text:p>
      <text:p text:style-name="P7"><text:span text:style-name="T9"><text:tab/><text:tab/></text:span><text:span text:style-name="T8">return</text:span><text:span text:style-name="T9"> files;</text:span></text:p>
      <text:p text:style-name="P10"><text:tab/>}</text:p>
      <text:p text:style-name="P10"><text:tab/></text:p>
      <text:p text:style-name="P7"><text:span text:style-name="T9"><text:tab/></text:span><text:span text:style-name="T8">public</text:span><text:span text:style-name="T9"> </text:span><text:span text:style-name="T8">boolean</text:span><text:span text:style-name="T9"> isRecentFile(String filename) </text:span></text:p>
      <text:p text:style-name="P10"><text:tab/>{</text:p>
      <text:p text:style-name="P7"><text:span text:style-name="T9"><text:tab/><text:tab/></text:span><text:span text:style-name="T8">return</text:span><text:span text:style-name="T9"> </text:span><text:span text:style-name="T8">this</text:span><text:span text:style-name="T9">.isRecentFile(</text:span><text:span text:style-name="T8">new</text:span><text:span text:style-name="T9"> File(filename));</text:span></text:p>
      <text:p text:style-name="P10"><text:tab/>}</text:p>
      <text:p text:style-name="P10"><text:tab/></text:p>
      <text:p text:style-name="P7"><text:span text:style-name="T9"><text:tab/></text:span><text:span text:style-name="T8">public</text:span><text:span text:style-name="T9"> </text:span><text:span text:style-name="T8">boolean</text:span><text:span text:style-name="T9"> isRecentFile(File file) {</text:span></text:p>
      <text:p text:style-name="P7"><text:span text:style-name="T9"><text:tab/><text:tab/>ArrayList&lt;String&gt; files = </text:span><text:span text:style-name="T8">this</text:span><text:span text:style-name="T9">.get();</text:span></text:p>
      <text:p text:style-name="P7"><text:span text:style-name="T9"><text:tab/><text:tab/></text:span><text:span text:style-name="T8">for</text:span><text:span text:style-name="T9"> (</text:span><text:span text:style-name="T8">int</text:span><text:span text:style-name="T9"> i = 0; i &lt; files.size(); i++) {</text:span></text:p>
      <text:p text:style-name="P7"><text:span text:style-name="T9"><text:tab/><text:tab/><text:tab/></text:span><text:span text:style-name="T8">if</text:span><text:span text:style-name="T9"> (file.getAbsoluteFile().equals(files.get(i))) {</text:span></text:p>
      <text:p text:style-name="P7"><text:span text:style-name="T9"><text:tab/><text:tab/><text:tab/><text:tab/></text:span><text:span text:style-name="T8">return</text:span><text:span text:style-name="T9"> </text:span><text:span text:style-name="T8">true</text:span><text:span text:style-name="T9">;</text:span></text:p>
      <text:p text:style-name="P10"><text:tab/><text:tab/><text:tab/>}</text:p>
      <text:p text:style-name="P10"><text:tab/><text:tab/>}</text:p>
      <text:p text:style-name="P7"><text:span text:style-name="T9"><text:tab/><text:tab/></text:span><text:span text:style-name="T8">return</text:span><text:span text:style-name="T9"> </text:span><text:span text:style-name="T8">false</text:span><text:span text:style-name="T9">;</text:span></text:p>
      <text:p text:style-name="P10"><text:tab/>}</text:p>
      <text:p text:style-name="P10"><text:tab/></text:p>
      <text:p text:style-name="P10">}</text:p>
      <text:p text:style-name="P8"><text:span text:style-name="T14"/></text:p>
      <text:p text:style-name="P8"><text:span text:style-name="T14"/></text:p>
      <text:p text:style-name="P7"><text:span text:style-name="T8">package</text:span><text:span text:style-name="T13"> org.ag.util;</text:span></text:p>
      <text:p text:style-name="P7"/>
      <text:p text:style-name="P7"><text:span text:style-name="T8">import</text:span><text:span text:style-name="T9"> java.util.ArrayList;</text:span></text:p>
      <text:p text:style-name="P7"/>
      <text:p text:style-name="P9">/**</text:p>
      <text:p text:style-name="P7"><text:span text:style-name="T9"><text:s/></text:span><text:span text:style-name="T16">*</text:span><text:span text:style-name="T9"> </text:span><text:span text:style-name="T16">A</text:span><text:span text:style-name="T9"> </text:span><text:span text:style-name="T16">bunch</text:span><text:span text:style-name="T9"> </text:span><text:span text:style-name="T16">of</text:span><text:span text:style-name="T9"> </text:span><text:span text:style-name="T16">String</text:span><text:span text:style-name="T9"> </text:span><text:span text:style-name="T16">Utility</text:span><text:span text:style-name="T9"> </text:span><text:span text:style-name="T16">methods.</text:span></text:p>
      <text:p text:style-name="P7"><text:span text:style-name="T9"><text:s/></text:span><text:span text:style-name="T16">*</text:span><text:span text:style-name="T9"> </text:span><text:span text:style-name="T18">@author</text:span><text:span text:style-name="T9"> </text:span><text:span text:style-name="T17">Ashley</text:span><text:span text:style-name="T9"> </text:span><text:span text:style-name="T17">Gwinnell</text:span></text:p>
      <text:p text:style-name="P7"><text:span text:style-name="T9"><text:s/></text:span><text:span text:style-name="T16">*/</text:span></text:p>
      <text:p text:style-name="P7"><text:span text:style-name="T8">public</text:span><text:span text:style-name="T9"> </text:span><text:span text:style-name="T8">class</text:span><text:span text:style-name="T9"> StringUtil </text:span></text:p>
      <text:p text:style-name="P10">{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String.split(String</text:span><text:span text:style-name="T9"> </text:span><text:span text:style-name="T17">regex</text:span><text:span text:style-name="T16">)</text:span><text:span text:style-name="T9"> </text:span><text:span text:style-name="T16">doesn't</text:span><text:span text:style-name="T9"> </text:span><text:span text:style-name="T16">do</text:span><text:span text:style-name="T9"> </text:span><text:span text:style-name="T16">the</text:span><text:span text:style-name="T9"> </text:span><text:span text:style-name="T16">job</text:span><text:span text:style-name="T9"> </text:span><text:span text:style-name="T16">properly.</text:span></text:p>
      <text:p text:style-name="P7"><text:span text:style-name="T9"><text:tab/> </text:span><text:span text:style-name="T16">*</text:span><text:span text:style-name="T9"> </text:span><text:span text:style-name="T16">We</text:span><text:span text:style-name="T9"> </text:span><text:span text:style-name="T16">want</text:span><text:span text:style-name="T9"> </text:span><text:span text:style-name="T16">it</text:span><text:span text:style-name="T9"> </text:span><text:span text:style-name="T16">to</text:span><text:span text:style-name="T9"> </text:span><text:span text:style-name="T16">keep</text:span><text:span text:style-name="T9"> </text:span><text:span text:style-name="T16">items</text:span><text:span text:style-name="T9"> </text:span><text:span text:style-name="T16">that</text:span><text:span text:style-name="T9"> </text:span><text:span text:style-name="T16">are</text:span><text:span text:style-name="T9"> </text:span><text:span text:style-name="T16">empty!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subject</text:span><text:span text:style-name="T9"> </text:span><text:span text:style-name="T16">The</text:span><text:span text:style-name="T9"> </text:span><text:span text:style-name="T16">string</text:span><text:span text:style-name="T9"> </text:span><text:span text:style-name="T16">to</text:span><text:span text:style-name="T9"> </text:span><text:span text:style-name="T16">be</text:span><text:span text:style-name="T9"> </text:span><text:span text:style-name="T16">splitting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splitAt</text:span><text:span text:style-name="T9"> </text:span><text:span text:style-name="T16">The</text:span><text:span text:style-name="T9"> </text:span><text:span text:style-name="T16">character</text:span><text:span text:style-name="T9"> </text:span><text:span text:style-name="T16">to</text:span><text:span text:style-name="T9"> </text:span><text:span text:style-name="T16">split</text:span><text:span text:style-name="T9"> </text:span><text:span text:style-name="T16">at!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he</text:span><text:span text:style-name="T9"> </text:span><text:span text:style-name="T16">array</text:span><text:span text:style-name="T9"> </text:span><text:span text:style-name="T16">of</text:span><text:span text:style-name="T9"> </text:span><text:span text:style-name="T16">Strings</text:span><text:span text:style-name="T9"> </text:span><text:span text:style-name="T16">after</text:span><text:span text:style-name="T9"> </text:span><text:span text:style-name="T16">splitting!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static</text:span><text:span text:style-name="T9"> String[] splitWithoutTrimming(String subject, </text:span><text:span text:style-name="T8">char</text:span><text:span text:style-name="T9"> splitAt) {</text:span></text:p>
      <text:p text:style-name="P7"><text:span text:style-name="T9"><text:tab/><text:tab/>ArrayList&lt;String&gt; strings = </text:span><text:span text:style-name="T8">new</text:span><text:span text:style-name="T9"> ArrayList&lt;String&gt;();</text:span></text:p>
      <text:p text:style-name="P7"><text:span text:style-name="T9"><text:tab/><text:tab/></text:span><text:span text:style-name="T8">int</text:span><text:span text:style-name="T9"> beginIndex = 0;</text:span></text:p>
      <text:p text:style-name="P7"><text:span text:style-name="T9"><text:tab/><text:tab/></text:span><text:span text:style-name="T8">for</text:span><text:span text:style-name="T9"> (</text:span><text:span text:style-name="T8">int</text:span><text:span text:style-name="T9"> i = 0; i &lt; subject.length(); i++) {</text:span></text:p>
      <text:p text:style-name="P7"><text:span text:style-name="T9"><text:tab/><text:tab/><text:tab/></text:span><text:span text:style-name="T8">if</text:span><text:span text:style-name="T9"> (subject.charAt(i) == splitAt) {</text:span></text:p>
      <text:p text:style-name="P10"><text:tab/><text:tab/><text:tab/><text:tab/>strings.add(subject.substring(beginIndex, i));</text:p>
      <text:p text:style-name="P10"><text:tab/><text:tab/><text:tab/><text:tab/>beginIndex = i + 1;</text:p>
      <text:p text:style-name="P10"><text:tab/><text:tab/><text:tab/>}</text:p>
      <text:p text:style-name="P10"><text:tab/><text:tab/>}</text:p>
      <text:p text:style-name="P7"><text:span text:style-name="T9"><text:tab/><text:tab/>strings.add(subject.substring(subject.lastIndexOf(</text:span><text:span text:style-name="T22">';'</text:span><text:span text:style-name="T9">)+1));</text:span></text:p>
      <text:p text:style-name="P7"><text:span text:style-name="T9"><text:tab/><text:tab/>String[] strs = </text:span><text:span text:style-name="T8">new</text:span><text:span text:style-name="T9"> String[strings.size()];</text:span></text:p>
      <text:p text:style-name="P7"><text:span text:style-name="T9"><text:tab/><text:tab/></text:span><text:span text:style-name="T8">for</text:span><text:span text:style-name="T9"> (</text:span><text:span text:style-name="T8">int</text:span><text:span text:style-name="T9"> i = 0; i &lt; strings.size(); i++) {</text:span></text:p>
      <text:p text:style-name="P10"><text:tab/><text:tab/><text:tab/>strs[i] = strings.get(i);</text:p>
      <text:p text:style-name="P10"><text:tab/><text:tab/>}</text:p>
      <text:p text:style-name="P7"><text:span text:style-name="T9"><text:tab/><text:tab/></text:span><text:span text:style-name="T8">return</text:span><text:span text:style-name="T9"> strs;</text:span></text:p>
      <text:p text:style-name="P10"><text:tab/>}</text:p>
      <text:p text:style-name="P10">}</text:p>
      <text:p text:style-name="P8"><text:span text:style-name="T14"/></text:p>
      <text:p text:style-name="P8"><text:span text:style-name="T14"/></text:p>
      <text:p text:style-name="P7"><text:span text:style-name="T8">package</text:span><text:span text:style-name="T13"> org.ag.util;</text:span></text:p>
      <text:p text:style-name="P7"/>
      <text:p text:style-name="P7"><text:soft-page-break/><text:span text:style-name="T8">import</text:span><text:span text:style-name="T9"> java.util.ArrayList;</text:span></text:p>
      <text:p text:style-name="P7"/>
      <text:p text:style-name="P9">/**</text:p>
      <text:p text:style-name="P7"><text:span text:style-name="T9"><text:s/></text:span><text:span text:style-name="T16">*</text:span><text:span text:style-name="T9"> </text:span><text:span text:style-name="T16">A</text:span><text:span text:style-name="T9"> </text:span><text:span text:style-name="T16">bunch</text:span><text:span text:style-name="T9"> </text:span><text:span text:style-name="T16">of</text:span><text:span text:style-name="T9"> </text:span><text:span text:style-name="T16">String</text:span><text:span text:style-name="T9"> </text:span><text:span text:style-name="T16">Utility</text:span><text:span text:style-name="T9"> </text:span><text:span text:style-name="T16">methods.</text:span></text:p>
      <text:p text:style-name="P7"><text:span text:style-name="T9"><text:s/></text:span><text:span text:style-name="T16">*</text:span><text:span text:style-name="T9"> </text:span><text:span text:style-name="T18">@author</text:span><text:span text:style-name="T9"> </text:span><text:span text:style-name="T17">Ashley</text:span><text:span text:style-name="T9"> </text:span><text:span text:style-name="T17">Gwinnell</text:span></text:p>
      <text:p text:style-name="P7"><text:span text:style-name="T9"><text:s/></text:span><text:span text:style-name="T16">*/</text:span></text:p>
      <text:p text:style-name="P7"><text:span text:style-name="T8">public</text:span><text:span text:style-name="T9"> </text:span><text:span text:style-name="T8">class</text:span><text:span text:style-name="T9"> StringUtil </text:span></text:p>
      <text:p text:style-name="P10">{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String.split(String</text:span><text:span text:style-name="T9"> </text:span><text:span text:style-name="T17">regex</text:span><text:span text:style-name="T16">)</text:span><text:span text:style-name="T9"> </text:span><text:span text:style-name="T16">doesn't</text:span><text:span text:style-name="T9"> </text:span><text:span text:style-name="T16">do</text:span><text:span text:style-name="T9"> </text:span><text:span text:style-name="T16">the</text:span><text:span text:style-name="T9"> </text:span><text:span text:style-name="T16">job</text:span><text:span text:style-name="T9"> </text:span><text:span text:style-name="T16">properly.</text:span></text:p>
      <text:p text:style-name="P7"><text:span text:style-name="T9"><text:tab/> </text:span><text:span text:style-name="T16">*</text:span><text:span text:style-name="T9"> </text:span><text:span text:style-name="T16">We</text:span><text:span text:style-name="T9"> </text:span><text:span text:style-name="T16">want</text:span><text:span text:style-name="T9"> </text:span><text:span text:style-name="T16">it</text:span><text:span text:style-name="T9"> </text:span><text:span text:style-name="T16">to</text:span><text:span text:style-name="T9"> </text:span><text:span text:style-name="T16">keep</text:span><text:span text:style-name="T9"> </text:span><text:span text:style-name="T16">items</text:span><text:span text:style-name="T9"> </text:span><text:span text:style-name="T16">that</text:span><text:span text:style-name="T9"> </text:span><text:span text:style-name="T16">are</text:span><text:span text:style-name="T9"> </text:span><text:span text:style-name="T16">empty!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subject</text:span><text:span text:style-name="T9"> </text:span><text:span text:style-name="T16">The</text:span><text:span text:style-name="T9"> </text:span><text:span text:style-name="T16">string</text:span><text:span text:style-name="T9"> </text:span><text:span text:style-name="T16">to</text:span><text:span text:style-name="T9"> </text:span><text:span text:style-name="T16">be</text:span><text:span text:style-name="T9"> </text:span><text:span text:style-name="T16">splitting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splitAt</text:span><text:span text:style-name="T9"> </text:span><text:span text:style-name="T16">The</text:span><text:span text:style-name="T9"> </text:span><text:span text:style-name="T16">character</text:span><text:span text:style-name="T9"> </text:span><text:span text:style-name="T16">to</text:span><text:span text:style-name="T9"> </text:span><text:span text:style-name="T16">split</text:span><text:span text:style-name="T9"> </text:span><text:span text:style-name="T16">at!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he</text:span><text:span text:style-name="T9"> </text:span><text:span text:style-name="T16">array</text:span><text:span text:style-name="T9"> </text:span><text:span text:style-name="T16">of</text:span><text:span text:style-name="T9"> </text:span><text:span text:style-name="T16">Strings</text:span><text:span text:style-name="T9"> </text:span><text:span text:style-name="T16">after</text:span><text:span text:style-name="T9"> </text:span><text:span text:style-name="T16">splitting!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static</text:span><text:span text:style-name="T9"> String[] splitWithoutTrimming(String subject, </text:span><text:span text:style-name="T8">char</text:span><text:span text:style-name="T9"> splitAt) {</text:span></text:p>
      <text:p text:style-name="P7"><text:span text:style-name="T9"><text:tab/><text:tab/>ArrayList&lt;String&gt; strings = </text:span><text:span text:style-name="T8">new</text:span><text:span text:style-name="T9"> ArrayList&lt;String&gt;();</text:span></text:p>
      <text:p text:style-name="P7"><text:span text:style-name="T9"><text:tab/><text:tab/></text:span><text:span text:style-name="T8">int</text:span><text:span text:style-name="T9"> beginIndex = 0;</text:span></text:p>
      <text:p text:style-name="P7"><text:span text:style-name="T9"><text:tab/><text:tab/></text:span><text:span text:style-name="T8">for</text:span><text:span text:style-name="T9"> (</text:span><text:span text:style-name="T8">int</text:span><text:span text:style-name="T9"> i = 0; i &lt; subject.length(); i++) {</text:span></text:p>
      <text:p text:style-name="P7"><text:span text:style-name="T9"><text:tab/><text:tab/><text:tab/></text:span><text:span text:style-name="T8">if</text:span><text:span text:style-name="T9"> (subject.charAt(i) == splitAt) {</text:span></text:p>
      <text:p text:style-name="P10"><text:tab/><text:tab/><text:tab/><text:tab/>strings.add(subject.substring(beginIndex, i));</text:p>
      <text:p text:style-name="P10"><text:tab/><text:tab/><text:tab/><text:tab/>beginIndex = i + 1;</text:p>
      <text:p text:style-name="P10"><text:tab/><text:tab/><text:tab/>}</text:p>
      <text:p text:style-name="P10"><text:tab/><text:tab/>}</text:p>
      <text:p text:style-name="P7"><text:span text:style-name="T9"><text:tab/><text:tab/>strings.add(subject.substring(subject.lastIndexOf(</text:span><text:span text:style-name="T22">';'</text:span><text:span text:style-name="T9">)+1));</text:span></text:p>
      <text:p text:style-name="P7"><text:span text:style-name="T9"><text:tab/><text:tab/>String[] strs = </text:span><text:span text:style-name="T8">new</text:span><text:span text:style-name="T9"> String[strings.size()];</text:span></text:p>
      <text:p text:style-name="P7"><text:span text:style-name="T9"><text:tab/><text:tab/></text:span><text:span text:style-name="T8">for</text:span><text:span text:style-name="T9"> (</text:span><text:span text:style-name="T8">int</text:span><text:span text:style-name="T9"> i = 0; i &lt; strings.size(); i++) {</text:span></text:p>
      <text:p text:style-name="P10"><text:tab/><text:tab/><text:tab/>strs[i] = strings.get(i);</text:p>
      <text:p text:style-name="P10"><text:tab/><text:tab/>}</text:p>
      <text:p text:style-name="P7"><text:span text:style-name="T9"><text:tab/><text:tab/></text:span><text:span text:style-name="T8">return</text:span><text:span text:style-name="T9"> strs;</text:span></text:p>
      <text:p text:style-name="P10"><text:tab/>}</text:p>
      <text:p text:style-name="P10">}</text:p>
      <text:p text:style-name="P8"><text:span text:style-name="T14"/></text:p>
      <text:p text:style-name="P8"><text:span text:style-name="T14"/></text:p>
      <text:p text:style-name="P7"><text:span text:style-name="T8">package</text:span><text:span text:style-name="T13"> org.ag.util.undoredo;</text:span></text:p>
      <text:p text:style-name="P7"/>
      <text:p text:style-name="P7"><text:span text:style-name="T8">import</text:span><text:span text:style-name="T9"> java.util.ArrayList;</text:span></text:p>
      <text:p text:style-name="P7"/>
      <text:p text:style-name="P7"><text:span text:style-name="T8">import</text:span><text:span text:style-name="T9"> javax.swing.JButton;</text:span></text:p>
      <text:p text:style-name="P7"><text:span text:style-name="T8">import</text:span><text:span text:style-name="T9"> javax.swing.JMenuItem;</text:span></text:p>
      <text:p text:style-name="P7"/>
      <text:p text:style-name="P9">/**</text:p>
      <text:p text:style-name="P7"><text:span text:style-name="T9"><text:s/></text:span><text:span text:style-name="T16">*</text:span><text:span text:style-name="T9"> </text:span><text:span text:style-name="T16">ActionStack</text:span></text:p>
      <text:p text:style-name="P7"><text:span text:style-name="T9"><text:s/></text:span><text:span text:style-name="T16">*</text:span><text:span text:style-name="T9"> </text:span><text:span text:style-name="T16">This</text:span><text:span text:style-name="T9"> </text:span><text:span text:style-name="T16">is</text:span><text:span text:style-name="T9"> </text:span><text:span text:style-name="T16">used</text:span><text:span text:style-name="T9"> </text:span><text:span text:style-name="T16">for</text:span><text:span text:style-name="T9"> </text:span><text:span text:style-name="T16">the</text:span><text:span text:style-name="T9"> </text:span><text:span text:style-name="T16">undo/</text:span><text:span text:style-name="T17">redo</text:span><text:span text:style-name="T9"> </text:span><text:span text:style-name="T16">stack.</text:span><text:span text:style-name="T9"> </text:span></text:p>
      <text:p text:style-name="P7"><text:span text:style-name="T9"><text:s/></text:span><text:span text:style-name="T16">*</text:span><text:span text:style-name="T9"> </text:span><text:span text:style-name="T16">It</text:span><text:span text:style-name="T9"> </text:span><text:span text:style-name="T16">should</text:span><text:span text:style-name="T9"> </text:span><text:span text:style-name="T16">be</text:span><text:span text:style-name="T9"> </text:span><text:span text:style-name="T16">portable</text:span><text:span text:style-name="T9"> </text:span><text:span text:style-name="T16">to</text:span><text:span text:style-name="T9"> </text:span><text:span text:style-name="T16">any</text:span><text:span text:style-name="T9"> </text:span><text:span text:style-name="T16">Java</text:span><text:span text:style-name="T9"> </text:span><text:span text:style-name="T16">swing/</text:span><text:span text:style-name="T17">awt</text:span><text:span text:style-name="T9"> </text:span><text:span text:style-name="T16">application.</text:span></text:p>
      <text:p text:style-name="P7"><text:span text:style-name="T9"><text:s/></text:span><text:span text:style-name="T16">*</text:span><text:span text:style-name="T9"> </text:span><text:span text:style-name="T18">@author</text:span><text:span text:style-name="T9"> </text:span><text:span text:style-name="T17">Ashley</text:span><text:span text:style-name="T9"> </text:span><text:span text:style-name="T17">Gwinnell</text:span></text:p>
      <text:p text:style-name="P7"><text:span text:style-name="T9"><text:s/></text:span><text:span text:style-name="T16">*/</text:span></text:p>
      <text:p text:style-name="P7"><text:span text:style-name="T8">public</text:span><text:span text:style-name="T9"> </text:span><text:span text:style-name="T8">class</text:span><text:span text:style-name="T9"> ActionStack </text:span></text:p>
      <text:p text:style-name="P10">{</text:p>
      <text:p text:style-name="P7"><text:span text:style-name="T9"><text:tab/></text:span><text:span text:style-name="T8">private</text:span><text:span text:style-name="T9"> ArrayList&lt;Action&gt; </text:span><text:span text:style-name="T19">stack</text:span><text:span text:style-name="T9"> = </text:span><text:span text:style-name="T8">new</text:span><text:span text:style-name="T9"> ArrayList&lt;Action&gt;();</text:span></text:p>
      <text:p text:style-name="P7"><text:span text:style-name="T9"><text:tab/></text:span><text:span text:style-name="T8">private</text:span><text:span text:style-name="T9"> </text:span><text:span text:style-name="T8">int</text:span><text:span text:style-name="T9"> </text:span><text:span text:style-name="T19">top</text:span><text:span text:style-name="T9"> = 0;</text:span></text:p>
      <text:p text:style-name="P10"><text:tab/></text:p>
      <text:p text:style-name="P7"><text:span text:style-name="T9"><text:tab/></text:span><text:span text:style-name="T8">private</text:span><text:span text:style-name="T9"> JMenuItem </text:span><text:span text:style-name="T19">m_undo</text:span><text:span text:style-name="T9">, </text:span><text:span text:style-name="T19">m_redo</text:span><text:span text:style-name="T9">;</text:span></text:p>
      <text:p text:style-name="P7"><text:span text:style-name="T9"><text:tab/></text:span><text:span text:style-name="T8">private</text:span><text:span text:style-name="T9"> JButton </text:span><text:span text:style-name="T19">tb_undo</text:span><text:span text:style-name="T9">, </text:span><text:span text:style-name="T19">tb_redo</text:span><text:span text:style-name="T9">;</text:span></text:p>
      <text:p text:style-name="P7"><text:span text:style-name="T9"><text:tab/></text:span><text:span text:style-name="T8">private</text:span><text:span text:style-name="T9"> </text:span><text:span text:style-name="T8">boolean</text:span><text:span text:style-name="T9"> </text:span><text:span text:style-name="T19">autoRefreshingUI</text:span><text:span text:style-name="T9"> = </text:span><text:span text:style-name="T8">true</text:span><text:span text:style-name="T9">;</text:span>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Create</text:span><text:span text:style-name="T9"> </text:span><text:span text:style-name="T16">a</text:span><text:span text:style-name="T9"> </text:span><text:span text:style-name="T16">new</text:span><text:span text:style-name="T9"> </text:span><text:span text:style-name="T16">ActionStack</text:span><text:span text:style-name="T9"> </text:span><text:span text:style-name="T16">unlimited</text:span><text:span text:style-name="T9"> </text:span><text:span text:style-name="T16">in</text:span><text:span text:style-name="T9"> </text:span><text:span text:style-name="T16">size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ActionStack() {</text:span></text:p>
      <text:p text:style-name="P10"><text:tab/><text:tab/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Set's</text:span><text:span text:style-name="T9"> </text:span><text:span text:style-name="T16">the</text:span><text:span text:style-name="T9"> </text:span><text:span text:style-name="T16">UI</text:span><text:span text:style-name="T9"> </text:span><text:span text:style-name="T16">so</text:span><text:span text:style-name="T9"> </text:span><text:span text:style-name="T16">the</text:span><text:span text:style-name="T9"> </text:span><text:span text:style-name="T16">ActionStack</text:span><text:span text:style-name="T9"> </text:span><text:span text:style-name="T16">can</text:span><text:span text:style-name="T9"> </text:span><text:span text:style-name="T16">enable/disable</text:span><text:span text:style-name="T9"> </text:span><text:span text:style-name="T16">appropriate</text:span><text:span text:style-name="T9"> </text:span><text:span text:style-name="T16">elements</text:span><text:span text:style-name="T9"> </text:span><text:span text:style-name="T16">accordingly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m_undo</text:span><text:span text:style-name="T9"> </text:span><text:span text:style-name="T16">The</text:span><text:span text:style-name="T9"> </text:span><text:span text:style-name="T16">JMenuItem</text:span><text:span text:style-name="T9"> </text:span><text:span text:style-name="T16">for</text:span><text:span text:style-name="T9"> </text:span><text:span text:style-name="T16">"Undo"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m_redo</text:span><text:span text:style-name="T9"> </text:span><text:span text:style-name="T16">The</text:span><text:span text:style-name="T9"> </text:span><text:span text:style-name="T16">JMenuItem</text:span><text:span text:style-name="T9"> </text:span><text:span text:style-name="T16">for</text:span><text:span text:style-name="T9"> </text:span><text:span text:style-name="T16">"</text:span><text:span text:style-name="T17">Redo</text:span><text:span text:style-name="T16">".</text:span></text:p>
      <text:p text:style-name="P7"><text:soft-page-break/><text:span text:style-name="T9"><text:tab/> </text:span><text:span text:style-name="T16">*</text:span><text:span text:style-name="T9"> </text:span><text:span text:style-name="T18">@param</text:span><text:span text:style-name="T9"> </text:span><text:span text:style-name="T16">tb_undo</text:span><text:span text:style-name="T9"> </text:span><text:span text:style-name="T16">The</text:span><text:span text:style-name="T9"> </text:span><text:span text:style-name="T16">JButton</text:span><text:span text:style-name="T9"> </text:span><text:span text:style-name="T16">on</text:span><text:span text:style-name="T9"> </text:span><text:span text:style-name="T16">the</text:span><text:span text:style-name="T9"> </text:span><text:span text:style-name="T16">JToolBar</text:span><text:span text:style-name="T9"> </text:span><text:span text:style-name="T16">for</text:span><text:span text:style-name="T9"> </text:span><text:span text:style-name="T16">"Undo"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tb_redo</text:span><text:span text:style-name="T9"> </text:span><text:span text:style-name="T16">The</text:span><text:span text:style-name="T9"> </text:span><text:span text:style-name="T16">JButton</text:span><text:span text:style-name="T9"> </text:span><text:span text:style-name="T16">on</text:span><text:span text:style-name="T9"> </text:span><text:span text:style-name="T16">the</text:span><text:span text:style-name="T9"> </text:span><text:span text:style-name="T16">JToolBar</text:span><text:span text:style-name="T9"> </text:span><text:span text:style-name="T16">for</text:span><text:span text:style-name="T9"> </text:span><text:span text:style-name="T16">"</text:span><text:span text:style-name="T17">Redo</text:span><text:span text:style-name="T16">"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final</text:span><text:span text:style-name="T9"> </text:span><text:span text:style-name="T8">void</text:span><text:span text:style-name="T9"> setUI(JMenuItem m_undo, JMenuItem m_redo, JButton tb_undo, JButton tb_redo)</text:span></text:p>
      <text:p text:style-name="P10"><text:tab/>{</text:p>
      <text:p text:style-name="P7"><text:span text:style-name="T9"><text:tab/><text:tab/></text:span><text:span text:style-name="T8">this</text:span><text:span text:style-name="T9">.</text:span><text:span text:style-name="T19">m_undo</text:span><text:span text:style-name="T9"> = m_undo;</text:span></text:p>
      <text:p text:style-name="P7"><text:span text:style-name="T9"><text:tab/><text:tab/></text:span><text:span text:style-name="T8">this</text:span><text:span text:style-name="T9">.</text:span><text:span text:style-name="T19">m_redo</text:span><text:span text:style-name="T9"> = m_redo;</text:span></text:p>
      <text:p text:style-name="P7"><text:span text:style-name="T9"><text:tab/><text:tab/></text:span><text:span text:style-name="T8">this</text:span><text:span text:style-name="T9">.</text:span><text:span text:style-name="T19">tb_undo</text:span><text:span text:style-name="T9"> = tb_undo;</text:span></text:p>
      <text:p text:style-name="P7"><text:span text:style-name="T9"><text:tab/><text:tab/></text:span><text:span text:style-name="T8">this</text:span><text:span text:style-name="T9">.</text:span><text:span text:style-name="T19">tb_redo</text:span><text:span text:style-name="T9"> = tb_redo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If</text:span><text:span text:style-name="T9"> </text:span><text:span text:style-name="T16">true,</text:span><text:span text:style-name="T9"> </text:span><text:span text:style-name="T16">the</text:span><text:span text:style-name="T9"> </text:span><text:span text:style-name="T16">UI</text:span><text:span text:style-name="T9"> </text:span><text:span text:style-name="T16">will</text:span><text:span text:style-name="T9"> </text:span><text:span text:style-name="T16">refresh</text:span><text:span text:style-name="T9"> </text:span><text:span text:style-name="T16">on</text:span><text:span text:style-name="T9"> </text:span><text:span text:style-name="T16">every</text:span><text:span text:style-name="T9"> </text:span><text:span text:style-name="T16">action</text:span><text:span text:style-name="T9"> </text:span><text:span text:style-name="T16">push/pop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autoRefreshingUI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final</text:span><text:span text:style-name="T9"> </text:span><text:span text:style-name="T8">void</text:span><text:span text:style-name="T9"> setAutoRefreshingUI(</text:span><text:span text:style-name="T8">boolean</text:span><text:span text:style-name="T9"> autoRefreshingUI) {</text:span></text:p>
      <text:p text:style-name="P7"><text:span text:style-name="T9"><text:tab/><text:tab/></text:span><text:span text:style-name="T8">this</text:span><text:span text:style-name="T9">.</text:span><text:span text:style-name="T19">autoRefreshingUI</text:span><text:span text:style-name="T9"> = autoRefreshingUI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Checks</text:span><text:span text:style-name="T9"> </text:span><text:span text:style-name="T16">whether</text:span><text:span text:style-name="T9"> </text:span><text:span text:style-name="T16">the</text:span><text:span text:style-name="T9"> </text:span><text:span text:style-name="T16">ActionStack</text:span><text:span text:style-name="T9"> </text:span><text:span text:style-name="T16">is</text:span><text:span text:style-name="T9"> </text:span><text:span text:style-name="T16">auto</text:span><text:span text:style-name="T9"> </text:span><text:span text:style-name="T16">refreshing</text:span><text:span text:style-name="T9"> </text:span><text:span text:style-name="T16">the</text:span><text:span text:style-name="T9"> </text:span><text:span text:style-name="T16">UI</text:span><text:span text:style-name="T9"> </text:span><text:span text:style-name="T16">on</text:span><text:span text:style-name="T9"> </text:span><text:span text:style-name="T16">every</text:span><text:span text:style-name="T9"> </text:span><text:span text:style-name="T16">action</text:span><text:span text:style-name="T9"> </text:span><text:span text:style-name="T16">push/pop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whether</text:span><text:span text:style-name="T9"> </text:span><text:span text:style-name="T16">the</text:span><text:span text:style-name="T9"> </text:span><text:span text:style-name="T16">ActionStack</text:span><text:span text:style-name="T9"> </text:span><text:span text:style-name="T16">is</text:span><text:span text:style-name="T9"> </text:span><text:span text:style-name="T16">auto</text:span><text:span text:style-name="T9"> </text:span><text:span text:style-name="T16">refreshing</text:span><text:span text:style-name="T9"> </text:span><text:span text:style-name="T16">the</text:span><text:span text:style-name="T9"> </text:span><text:span text:style-name="T16">UI</text:span><text:span text:style-name="T9"> </text:span><text:span text:style-name="T16">on</text:span><text:span text:style-name="T9"> </text:span><text:span text:style-name="T16">every</text:span><text:span text:style-name="T9"> </text:span><text:span text:style-name="T16">action</text:span><text:span text:style-name="T9"> </text:span><text:span text:style-name="T16">push/pop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final</text:span><text:span text:style-name="T9"> </text:span><text:span text:style-name="T8">boolean</text:span><text:span text:style-name="T9"> isAutoRefreshingUI() {</text:span></text:p>
      <text:p text:style-name="P7"><text:span text:style-name="T9"><text:tab/><text:tab/></text:span><text:span text:style-name="T8">return</text:span><text:span text:style-name="T9"> </text:span><text:span text:style-name="T19">autoRefreshingUI</text:span><text:span text:style-name="T9">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Push</text:span><text:span text:style-name="T9"> </text:span><text:span text:style-name="T16">the</text:span><text:span text:style-name="T9"> </text:span><text:span text:style-name="T16">most</text:span><text:span text:style-name="T9"> </text:span><text:span text:style-name="T16">recent</text:span><text:span text:style-name="T9"> </text:span><text:span text:style-name="T16">action.</text:span><text:span text:style-name="T9"> </text:span></text:p>
      <text:p text:style-name="P7"><text:span text:style-name="T9"><text:tab/> </text:span><text:span text:style-name="T16">*</text:span><text:span text:style-name="T9"> </text:span><text:span text:style-name="T16">This</text:span><text:span text:style-name="T9"> </text:span><text:span text:style-name="T16">should</text:span><text:span text:style-name="T9"> </text:span><text:span text:style-name="T16">be</text:span><text:span text:style-name="T9"> </text:span><text:span text:style-name="T16">called</text:span><text:span text:style-name="T9"> </text:span><text:span text:style-name="T16">by</text:span><text:span text:style-name="T9"> </text:span><text:span text:style-name="T16">your</text:span><text:span text:style-name="T9"> </text:span><text:span text:style-name="T16">"</text:span><text:span text:style-name="T17">redo</text:span><text:span text:style-name="T16">"</text:span><text:span text:style-name="T9"> </text:span><text:span text:style-name="T16">items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final</text:span><text:span text:style-name="T9"> </text:span><text:span text:style-name="T8">void</text:span><text:span text:style-name="T9"> push() {</text:span></text:p>
      <text:p text:style-name="P7"><text:span text:style-name="T9"><text:tab/><text:tab/></text:span><text:span text:style-name="T8">this</text:span><text:span text:style-name="T9">.push(</text:span><text:span text:style-name="T8">this</text:span><text:span text:style-name="T9">.</text:span><text:span text:style-name="T19">stack</text:span><text:span text:style-name="T9">.get(</text:span><text:span text:style-name="T8">this</text:span><text:span text:style-name="T9">.</text:span><text:span text:style-name="T19">top</text:span><text:span text:style-name="T9">)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Push</text:span><text:span text:style-name="T9"> </text:span><text:span text:style-name="T16">an</text:span><text:span text:style-name="T9"> </text:span><text:span text:style-name="T16">action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a</text:span><text:span text:style-name="T9"> </text:span><text:span text:style-name="T16">The</text:span><text:span text:style-name="T9"> </text:span><text:span text:style-name="T16">Action</text:span><text:span text:style-name="T9"> </text:span><text:span text:style-name="T16">to</text:span><text:span text:style-name="T9"> </text:span><text:span text:style-name="T16">push</text:span><text:span text:style-name="T9"> </text:span><text:span text:style-name="T16">onto</text:span><text:span text:style-name="T9"> </text:span><text:span text:style-name="T16">the</text:span><text:span text:style-name="T9"> </text:span><text:span text:style-name="T16">ActionStack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final</text:span><text:span text:style-name="T9"> </text:span><text:span text:style-name="T8">void</text:span><text:span text:style-name="T9"> push(Action a) {</text:span></text:p>
      <text:p text:style-name="P7"><text:span text:style-name="T9"><text:tab/><text:tab/></text:span><text:span text:style-name="T8">try</text:span><text:span text:style-name="T9"> {</text:span></text:p>
      <text:p text:style-name="P7"><text:span text:style-name="T9"><text:tab/><text:tab/><text:tab/></text:span><text:span text:style-name="T19">stack</text:span><text:span text:style-name="T9">.set(</text:span><text:span text:style-name="T19">top</text:span><text:span text:style-name="T9">, a);</text:span></text:p>
      <text:p text:style-name="P7"><text:span text:style-name="T9"><text:tab/><text:tab/>} </text:span><text:span text:style-name="T8">catch</text:span><text:span text:style-name="T9"> (IndexOutOfBoundsException e) {</text:span></text:p>
      <text:p text:style-name="P7"><text:span text:style-name="T9"><text:tab/><text:tab/><text:tab/></text:span><text:span text:style-name="T19">stack</text:span><text:span text:style-name="T9">.add(</text:span><text:span text:style-name="T19">top</text:span><text:span text:style-name="T9">, a);</text:span></text:p>
      <text:p text:style-name="P10"><text:tab/><text:tab/>}</text:p>
      <text:p text:style-name="P10"><text:tab/><text:tab/>a.doAction();</text:p>
      <text:p text:style-name="P7"><text:span text:style-name="T9"><text:tab/><text:tab/></text:span><text:span text:style-name="T19">top</text:span><text:span text:style-name="T9">++;</text:span></text:p>
      <text:p text:style-name="P7"><text:span text:style-name="T9"><text:tab/><text:tab/></text:span><text:span text:style-name="T8">if</text:span><text:span text:style-name="T9"> (</text:span><text:span text:style-name="T19">autoRefreshingUI</text:span><text:span text:style-name="T9">) { </text:span><text:span text:style-name="T8">this</text:span><text:span text:style-name="T9">.refreshUI(); }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Pops</text:span><text:span text:style-name="T9"> </text:span><text:span text:style-name="T16">and</text:span><text:span text:style-name="T9"> </text:span><text:span text:style-name="T16">returns</text:span><text:span text:style-name="T9"> </text:span><text:span text:style-name="T16">the</text:span><text:span text:style-name="T9"> </text:span><text:span text:style-name="T16">most</text:span><text:span text:style-name="T9"> </text:span><text:span text:style-name="T16">recent</text:span><text:span text:style-name="T9"> </text:span><text:span text:style-name="T16">Action.</text:span></text:p>
      <text:p text:style-name="P7"><text:span text:style-name="T9"><text:tab/> </text:span><text:span text:style-name="T16">*</text:span><text:span text:style-name="T9"> </text:span><text:span text:style-name="T16">This</text:span><text:span text:style-name="T9"> </text:span><text:span text:style-name="T16">should</text:span><text:span text:style-name="T9"> </text:span><text:span text:style-name="T16">be</text:span><text:span text:style-name="T9"> </text:span><text:span text:style-name="T16">called</text:span><text:span text:style-name="T9"> </text:span><text:span text:style-name="T16">by</text:span><text:span text:style-name="T9"> </text:span><text:span text:style-name="T16">your</text:span><text:span text:style-name="T9"> </text:span><text:span text:style-name="T16">"undo"</text:span><text:span text:style-name="T9"> </text:span><text:span text:style-name="T16">items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he</text:span><text:span text:style-name="T9"> </text:span><text:span text:style-name="T16">most</text:span><text:span text:style-name="T9"> </text:span><text:span text:style-name="T16">recent</text:span><text:span text:style-name="T9"> </text:span><text:span text:style-name="T16">Action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final</text:span><text:span text:style-name="T9"> Action pop() {</text:span></text:p>
      <text:p text:style-name="P7"><text:span text:style-name="T9"><text:tab/><text:tab/>Action a = </text:span><text:span text:style-name="T19">stack</text:span><text:span text:style-name="T9">.get(</text:span><text:span text:style-name="T19">top</text:span><text:span text:style-name="T9">-1);</text:span></text:p>
      <text:p text:style-name="P10"><text:tab/><text:tab/>a.undoAction();</text:p>
      <text:p text:style-name="P7"><text:span text:style-name="T9"><text:tab/><text:tab/></text:span><text:span text:style-name="T19">top</text:span><text:span text:style-name="T9">--;</text:span></text:p>
      <text:p text:style-name="P7"><text:span text:style-name="T9"><text:tab/><text:tab/></text:span><text:span text:style-name="T8">if</text:span><text:span text:style-name="T9"> (</text:span><text:span text:style-name="T19">top</text:span><text:span text:style-name="T9"> &lt; 0) {</text:span></text:p>
      <text:p text:style-name="P7"><text:span text:style-name="T9"><text:tab/><text:tab/><text:tab/></text:span><text:span text:style-name="T19">top</text:span><text:span text:style-name="T9"> = 0;</text:span></text:p>
      <text:p text:style-name="P10"><text:tab/><text:tab/>}</text:p>
      <text:p text:style-name="P7"><text:span text:style-name="T9"><text:tab/><text:tab/></text:span><text:span text:style-name="T8">if</text:span><text:span text:style-name="T9"> (</text:span><text:span text:style-name="T19">autoRefreshingUI</text:span><text:span text:style-name="T9">) { </text:span><text:span text:style-name="T8">this</text:span><text:span text:style-name="T9">.refreshUI(); }</text:span></text:p>
      <text:p text:style-name="P7"><text:span text:style-name="T9"><text:tab/><text:tab/></text:span><text:span text:style-name="T8">return</text:span><text:span text:style-name="T9"> a;</text:span></text:p>
      <text:p text:style-name="P10"><text:tab/>}</text:p>
      <text:p text:style-name="P10"><text:soft-page-break/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Gets</text:span><text:span text:style-name="T9"> </text:span><text:span text:style-name="T16">the</text:span><text:span text:style-name="T9"> </text:span><text:span text:style-name="T16">size</text:span><text:span text:style-name="T9"> </text:span><text:span text:style-name="T16">of</text:span><text:span text:style-name="T9"> </text:span><text:span text:style-name="T16">the</text:span><text:span text:style-name="T9"> </text:span><text:span text:style-name="T16">ActionStack.</text:span><text:span text:style-name="T9"> </text:span><text:span text:style-name="T16">i.e.</text:span><text:span text:style-name="T9"> </text:span><text:span text:style-name="T16">the</text:span><text:span text:style-name="T9"> </text:span><text:span text:style-name="T16">total</text:span><text:span text:style-name="T9"> </text:span><text:span text:style-name="T16">number</text:span><text:span text:style-name="T9"> </text:span><text:span text:style-name="T16">of</text:span><text:span text:style-name="T9"> </text:span><text:span text:style-name="T16">Actions</text:span><text:span text:style-name="T9"> </text:span><text:span text:style-name="T16">in</text:span><text:span text:style-name="T9"> </text:span><text:span text:style-name="T16">the</text:span><text:span text:style-name="T9"> </text:span><text:span text:style-name="T16">stack.</text:span></text:p>
      <text:p text:style-name="P7"><text:span text:style-name="T9"><text:tab/> </text:span><text:span text:style-name="T16">*</text:span><text:span text:style-name="T9"> </text:span><text:span text:style-name="T18">@return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final</text:span><text:span text:style-name="T9"> </text:span><text:span text:style-name="T8">int</text:span><text:span text:style-name="T9"> getSize() {</text:span></text:p>
      <text:p text:style-name="P7"><text:span text:style-name="T9"><text:tab/><text:tab/></text:span><text:span text:style-name="T8">return</text:span><text:span text:style-name="T9"> </text:span><text:span text:style-name="T19">stack</text:span><text:span text:style-name="T9">.size(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Gets</text:span><text:span text:style-name="T9"> </text:span><text:span text:style-name="T16">the</text:span><text:span text:style-name="T9"> </text:span><text:span text:style-name="T16">pointer</text:span><text:span text:style-name="T9"> </text:span><text:span text:style-name="T16">to</text:span><text:span text:style-name="T9"> </text:span><text:span text:style-name="T16">the</text:span><text:span text:style-name="T9"> </text:span><text:span text:style-name="T16">top</text:span><text:span text:style-name="T9"> </text:span><text:span text:style-name="T16">of</text:span><text:span text:style-name="T9"> </text:span><text:span text:style-name="T16">the</text:span><text:span text:style-name="T9"> </text:span><text:span text:style-name="T16">ActionStack.</text:span></text:p>
      <text:p text:style-name="P7"><text:span text:style-name="T9"><text:tab/> </text:span><text:span text:style-name="T16">*</text:span><text:span text:style-name="T9"> </text:span><text:span text:style-name="T18">@return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final</text:span><text:span text:style-name="T9"> </text:span><text:span text:style-name="T8">int</text:span><text:span text:style-name="T9"> getTop() {</text:span></text:p>
      <text:p text:style-name="P7"><text:span text:style-name="T9"><text:tab/><text:tab/></text:span><text:span text:style-name="T8">return</text:span><text:span text:style-name="T9"> </text:span><text:span text:style-name="T8">this</text:span><text:span text:style-name="T9">.</text:span><text:span text:style-name="T19">top</text:span><text:span text:style-name="T9">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Gets</text:span><text:span text:style-name="T9"> </text:span><text:span text:style-name="T16">the</text:span><text:span text:style-name="T9"> </text:span><text:span text:style-name="T16">action</text:span><text:span text:style-name="T9"> </text:span><text:span text:style-name="T16">at</text:span><text:span text:style-name="T9"> </text:span><text:span text:style-name="T16">the</text:span><text:span text:style-name="T9"> </text:span><text:span text:style-name="T16">particular</text:span><text:span text:style-name="T9"> </text:span><text:span text:style-name="T16">index</text:span><text:span text:style-name="T9"> </text:span><text:span text:style-name="T16">of</text:span><text:span text:style-name="T9"> </text:span><text:span text:style-name="T16">the</text:span><text:span text:style-name="T9"> </text:span><text:span text:style-name="T16">stack.</text:span></text:p>
      <text:p text:style-name="P7"><text:span text:style-name="T9"><text:tab/> </text:span><text:span text:style-name="T16">*</text:span><text:span text:style-name="T9"> </text:span><text:span text:style-name="T18">@param</text:span><text:span text:style-name="T9"> </text:span><text:span text:style-name="T16">i</text:span><text:span text:style-name="T9"> </text:span><text:span text:style-name="T16">The</text:span><text:span text:style-name="T9"> </text:span><text:span text:style-name="T16">index</text:span><text:span text:style-name="T9"> </text:span><text:span text:style-name="T16">to</text:span><text:span text:style-name="T9"> </text:span><text:span text:style-name="T16">look</text:span><text:span text:style-name="T9"> </text:span><text:span text:style-name="T16">at</text:span><text:span text:style-name="T9"> </text:span><text:span text:style-name="T16">for</text:span><text:span text:style-name="T9"> </text:span><text:span text:style-name="T16">an</text:span><text:span text:style-name="T9"> </text:span><text:span text:style-name="T16">Action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he</text:span><text:span text:style-name="T9"> </text:span><text:span text:style-name="T16">action</text:span><text:span text:style-name="T9"> </text:span><text:span text:style-name="T16">at</text:span><text:span text:style-name="T9"> </text:span><text:span text:style-name="T16">the</text:span><text:span text:style-name="T9"> </text:span><text:span text:style-name="T16">particular</text:span><text:span text:style-name="T9"> </text:span><text:span text:style-name="T16">cell</text:span><text:span text:style-name="T9"> </text:span><text:span text:style-name="T16">of</text:span><text:span text:style-name="T9"> </text:span><text:span text:style-name="T16">the</text:span><text:span text:style-name="T9"> </text:span><text:span text:style-name="T16">stack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final</text:span><text:span text:style-name="T9"> Action getAction(</text:span><text:span text:style-name="T8">int</text:span><text:span text:style-name="T9"> i) {</text:span></text:p>
      <text:p text:style-name="P7"><text:span text:style-name="T9"><text:tab/><text:tab/></text:span><text:span text:style-name="T8">return</text:span><text:span text:style-name="T9"> </text:span><text:span text:style-name="T8">this</text:span><text:span text:style-name="T9">.</text:span><text:span text:style-name="T19">stack</text:span><text:span text:style-name="T9">.get(i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Checks</text:span><text:span text:style-name="T9"> </text:span><text:span text:style-name="T16">whether</text:span><text:span text:style-name="T9"> </text:span><text:span text:style-name="T16">the</text:span><text:span text:style-name="T9"> </text:span><text:span text:style-name="T16">ActionStack</text:span><text:span text:style-name="T9"> </text:span><text:span text:style-name="T16">is</text:span><text:span text:style-name="T9"> </text:span><text:span text:style-name="T16">at</text:span><text:span text:style-name="T9"> </text:span><text:span text:style-name="T16">the</text:span><text:span text:style-name="T9"> </text:span><text:span text:style-name="T16">most</text:span><text:span text:style-name="T9"> </text:span><text:span text:style-name="T16">recent</text:span><text:span text:style-name="T9"> </text:span><text:span text:style-name="T16">item.</text:span><text:span text:style-name="T9"> </text:span></text:p>
      <text:p text:style-name="P7"><text:span text:style-name="T9"><text:tab/> </text:span><text:span text:style-name="T16">*</text:span><text:span text:style-name="T9"> </text:span><text:span text:style-name="T16">i.e.</text:span><text:span text:style-name="T9"> </text:span><text:span text:style-name="T16">there</text:span><text:span text:style-name="T9"> </text:span><text:span text:style-name="T16">is</text:span><text:span text:style-name="T9"> </text:span><text:span text:style-name="T16">nothing</text:span><text:span text:style-name="T9"> </text:span><text:span text:style-name="T16">to</text:span><text:span text:style-name="T9"> </text:span><text:span text:style-name="T17">redo</text:span><text:span text:style-name="T16">.</text:span></text:p>
      <text:p text:style-name="P7"><text:span text:style-name="T9"><text:tab/> </text:span><text:span text:style-name="T16">*</text:span><text:span text:style-name="T9"> </text:span><text:span text:style-name="T18">@return</text:span><text:span text:style-name="T9"> </text:span><text:span text:style-name="T16">true</text:span><text:span text:style-name="T9"> </text:span><text:span text:style-name="T16">of</text:span><text:span text:style-name="T9"> </text:span><text:span text:style-name="T16">the</text:span><text:span text:style-name="T9"> </text:span><text:span text:style-name="T17">Actionstack</text:span><text:span text:style-name="T9"> </text:span><text:span text:style-name="T16">is</text:span><text:span text:style-name="T9"> </text:span><text:span text:style-name="T16">at</text:span><text:span text:style-name="T9"> </text:span><text:span text:style-name="T16">the</text:span><text:span text:style-name="T9"> </text:span><text:span text:style-name="T16">most</text:span><text:span text:style-name="T9"> </text:span><text:span text:style-name="T16">recent</text:span><text:span text:style-name="T9"> </text:span><text:span text:style-name="T16">item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final</text:span><text:span text:style-name="T9"> </text:span><text:span text:style-name="T8">boolean</text:span><text:span text:style-name="T9"> isAtTop() {</text:span></text:p>
      <text:p text:style-name="P7"><text:span text:style-name="T9"><text:tab/><text:tab/></text:span><text:span text:style-name="T8">return</text:span><text:span text:style-name="T9"> (</text:span><text:span text:style-name="T8">this</text:span><text:span text:style-name="T9">.</text:span><text:span text:style-name="T19">top</text:span><text:span text:style-name="T9"> == </text:span><text:span text:style-name="T8">this</text:span><text:span text:style-name="T9">.getSize()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Checks</text:span><text:span text:style-name="T9"> </text:span><text:span text:style-name="T16">whether</text:span><text:span text:style-name="T9"> </text:span><text:span text:style-name="T16">the</text:span><text:span text:style-name="T9"> </text:span><text:span text:style-name="T16">ActionStack</text:span><text:span text:style-name="T9"> </text:span><text:span text:style-name="T16">is</text:span><text:span text:style-name="T9"> </text:span><text:span text:style-name="T16">at</text:span><text:span text:style-name="T9"> </text:span><text:span text:style-name="T16">the</text:span><text:span text:style-name="T9"> </text:span><text:span text:style-name="T16">first</text:span><text:span text:style-name="T9"> </text:span><text:span text:style-name="T16">added</text:span><text:span text:style-name="T9"> </text:span><text:span text:style-name="T16">item.</text:span></text:p>
      <text:p text:style-name="P7"><text:span text:style-name="T9"><text:tab/> </text:span><text:span text:style-name="T16">*</text:span><text:span text:style-name="T9"> </text:span><text:span text:style-name="T16">i.e.</text:span><text:span text:style-name="T9"> </text:span><text:span text:style-name="T16">there</text:span><text:span text:style-name="T9"> </text:span><text:span text:style-name="T16">is</text:span><text:span text:style-name="T9"> </text:span><text:span text:style-name="T16">nothing</text:span><text:span text:style-name="T9"> </text:span><text:span text:style-name="T16">to</text:span><text:span text:style-name="T9"> </text:span><text:span text:style-name="T16">undo.</text:span></text:p>
      <text:p text:style-name="P7"><text:span text:style-name="T9"><text:tab/> </text:span><text:span text:style-name="T16">*</text:span><text:span text:style-name="T9"> </text:span><text:span text:style-name="T18">@return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final</text:span><text:span text:style-name="T9"> </text:span><text:span text:style-name="T8">boolean</text:span><text:span text:style-name="T9"> isAtBottom() {</text:span></text:p>
      <text:p text:style-name="P7"><text:span text:style-name="T9"><text:tab/><text:tab/></text:span><text:span text:style-name="T8">return</text:span><text:span text:style-name="T9"> (</text:span><text:span text:style-name="T8">this</text:span><text:span text:style-name="T9">.</text:span><text:span text:style-name="T19">top</text:span><text:span text:style-name="T9"> == 0)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Clears</text:span><text:span text:style-name="T9"> </text:span><text:span text:style-name="T16">the</text:span><text:span text:style-name="T9"> </text:span><text:span text:style-name="T16">action</text:span><text:span text:style-name="T9"> </text:span><text:span text:style-name="T16">stack</text:span><text:span text:style-name="T9"> </text:span><text:span text:style-name="T16">of</text:span><text:span text:style-name="T9"> </text:span><text:span text:style-name="T16">all</text:span><text:span text:style-name="T9"> </text:span><text:span text:style-name="T16">Action</text:span><text:span text:style-name="T9"> </text:span><text:span text:style-name="T16">items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final</text:span><text:span text:style-name="T9"> </text:span><text:span text:style-name="T8">void</text:span><text:span text:style-name="T9"> clear() {</text:span></text:p>
      <text:p text:style-name="P7"><text:span text:style-name="T9"><text:tab/><text:tab/></text:span><text:span text:style-name="T8">this</text:span><text:span text:style-name="T9">.</text:span><text:span text:style-name="T19">stack</text:span><text:span text:style-name="T9">.clear();</text:span></text:p>
      <text:p text:style-name="P7"><text:span text:style-name="T9"><text:tab/><text:tab/></text:span><text:span text:style-name="T8">this</text:span><text:span text:style-name="T9">.</text:span><text:span text:style-name="T19">top</text:span><text:span text:style-name="T9"> = 0;</text:span></text:p>
      <text:p text:style-name="P10"><text:tab/>}</text:p>
      <text:p text:style-name="P10"><text:tab/></text:p>
      <text:p text:style-name="P7"><text:span text:style-name="T9"><text:tab/></text:span><text:span text:style-name="T16">/**</text:span></text:p>
      <text:p text:style-name="P7"><text:span text:style-name="T9"><text:tab/> </text:span><text:span text:style-name="T16">*</text:span><text:span text:style-name="T9"> </text:span><text:span text:style-name="T16">Refreshes</text:span><text:span text:style-name="T9"> </text:span><text:span text:style-name="T16">the</text:span><text:span text:style-name="T9"> </text:span><text:span text:style-name="T16">UI.</text:span><text:span text:style-name="T9"> </text:span></text:p>
      <text:p text:style-name="P7"><text:span text:style-name="T9"><text:tab/> </text:span><text:span text:style-name="T16">*</text:span><text:span text:style-name="T9"> </text:span><text:span text:style-name="T16">This</text:span><text:span text:style-name="T9"> </text:span><text:span text:style-name="T16">is</text:span><text:span text:style-name="T9"> </text:span><text:span text:style-name="T16">called</text:span><text:span text:style-name="T9"> </text:span><text:span text:style-name="T16">automatically</text:span><text:span text:style-name="T9"> </text:span><text:span text:style-name="T16">on</text:span><text:span text:style-name="T9"> </text:span><text:span text:style-name="T16">every</text:span><text:span text:style-name="T9"> </text:span><text:span text:style-name="T16">push/pop</text:span><text:span text:style-name="T9"> </text:span><text:span text:style-name="T16">if</text:span><text:span text:style-name="T9"> </text:span><text:span text:style-name="T16">it</text:span><text:span text:style-name="T9"> </text:span><text:span text:style-name="T16">is</text:span><text:span text:style-name="T9"> </text:span><text:span text:style-name="T16">set</text:span><text:span text:style-name="T9"> </text:span></text:p>
      <text:p text:style-name="P7"><text:span text:style-name="T9"><text:tab/> </text:span><text:span text:style-name="T16">*</text:span><text:span text:style-name="T9"> </text:span><text:span text:style-name="T16">to</text:span><text:span text:style-name="T9"> </text:span><text:span text:style-name="T16">automatic</text:span><text:span text:style-name="T9"> </text:span><text:span text:style-name="T16">refreshing.</text:span></text:p>
      <text:p text:style-name="P7"><text:span text:style-name="T9"><text:tab/> </text:span><text:span text:style-name="T16">*/</text:span></text:p>
      <text:p text:style-name="P7"><text:span text:style-name="T9"><text:tab/></text:span><text:span text:style-name="T8">public</text:span><text:span text:style-name="T9"> </text:span><text:span text:style-name="T8">void</text:span><text:span text:style-name="T9"> refreshUI() </text:span></text:p>
      <text:p text:style-name="P10"><text:tab/>{</text:p>
      <text:p text:style-name="P7"><text:span text:style-name="T9"><text:tab/><text:tab/></text:span><text:span text:style-name="T8">if</text:span><text:span text:style-name="T9"> (</text:span><text:span text:style-name="T19">m_redo</text:span><text:span text:style-name="T9"> == </text:span><text:span text:style-name="T8">null</text:span><text:span text:style-name="T9"> || </text:span><text:span text:style-name="T19">m_undo</text:span><text:span text:style-name="T9"> == </text:span><text:span text:style-name="T8">null</text:span><text:span text:style-name="T9"> || </text:span><text:span text:style-name="T19">tb_undo</text:span><text:span text:style-name="T9"> == </text:span><text:span text:style-name="T8">null</text:span><text:span text:style-name="T9"> || </text:span><text:span text:style-name="T19">tb_redo</text:span><text:span text:style-name="T9"> == </text:span><text:span text:style-name="T8">null</text:span><text:span text:style-name="T9">) {</text:span></text:p>
      <text:p text:style-name="P7"><text:span text:style-name="T9"><text:tab/><text:tab/><text:tab/>System.</text:span><text:span text:style-name="T20">out</text:span><text:span text:style-name="T9">.println(</text:span><text:span text:style-name="T22">"SHITSHIT!"</text:span><text:span text:style-name="T9">);</text:span></text:p>
      <text:p text:style-name="P7"><text:span text:style-name="T9"><text:tab/><text:tab/><text:tab/></text:span><text:span text:style-name="T8">return</text:span><text:span text:style-name="T9">;</text:span></text:p>
      <text:p text:style-name="P10"><text:tab/><text:tab/>}</text:p>
      <text:p text:style-name="P7"><text:span text:style-name="T9"><text:tab/><text:tab/></text:span><text:span text:style-name="T8">if</text:span><text:span text:style-name="T9"> (</text:span><text:span text:style-name="T8">this</text:span><text:span text:style-name="T9">.getSize() == 0) {</text:span></text:p>
      <text:p text:style-name="P7"><text:span text:style-name="T9"><text:tab/><text:tab/><text:tab/></text:span><text:span text:style-name="T19">m_redo</text:span><text:span text:style-name="T9">.setText(</text:span><text:span text:style-name="T22">"Redo"</text:span><text:span text:style-name="T9">);</text:span></text:p>
      <text:p text:style-name="P7"><text:span text:style-name="T9"><text:tab/><text:tab/><text:tab/></text:span><text:span text:style-name="T19">m_redo</text:span><text:span text:style-name="T9">.setEnabled(</text:span><text:span text:style-name="T8">false</text:span><text:span text:style-name="T9">);</text:span></text:p>
      <text:p text:style-name="P7"><text:soft-page-break/><text:span text:style-name="T9"><text:tab/><text:tab/><text:tab/></text:span><text:span text:style-name="T19">m_undo</text:span><text:span text:style-name="T9">.setText(</text:span><text:span text:style-name="T22">"Undo"</text:span><text:span text:style-name="T9">);</text:span></text:p>
      <text:p text:style-name="P7"><text:span text:style-name="T9"><text:tab/><text:tab/><text:tab/></text:span><text:span text:style-name="T19">m_undo</text:span><text:span text:style-name="T9">.setEnabled(</text:span><text:span text:style-name="T8">false</text:span><text:span text:style-name="T9">);</text:span></text:p>
      <text:p text:style-name="P7"><text:span text:style-name="T9"><text:tab/><text:tab/><text:tab/></text:span><text:span text:style-name="T19">tb_undo</text:span><text:span text:style-name="T9">.setEnabled(</text:span><text:span text:style-name="T8">false</text:span><text:span text:style-name="T9">);</text:span></text:p>
      <text:p text:style-name="P7"><text:span text:style-name="T9"><text:tab/><text:tab/><text:tab/></text:span><text:span text:style-name="T19">tb_redo</text:span><text:span text:style-name="T9">.setEnabled(</text:span><text:span text:style-name="T8">false</text:span><text:span text:style-name="T9">);</text:span></text:p>
      <text:p text:style-name="P7"><text:span text:style-name="T9"><text:tab/><text:tab/>} </text:span><text:span text:style-name="T8">else</text:span><text:span text:style-name="T9"> </text:span><text:span text:style-name="T8">if</text:span><text:span text:style-name="T9"> (</text:span><text:span text:style-name="T8">this</text:span><text:span text:style-name="T9">.isAtTop()) {</text:span></text:p>
      <text:p text:style-name="P7"><text:span text:style-name="T9"><text:tab/><text:tab/><text:tab/></text:span><text:span text:style-name="T19">m_redo</text:span><text:span text:style-name="T9">.setText(</text:span><text:span text:style-name="T22">"Redo"</text:span><text:span text:style-name="T9">);</text:span></text:p>
      <text:p text:style-name="P7"><text:span text:style-name="T9"><text:tab/><text:tab/><text:tab/></text:span><text:span text:style-name="T19">m_redo</text:span><text:span text:style-name="T9">.setEnabled(</text:span><text:span text:style-name="T8">false</text:span><text:span text:style-name="T9">);</text:span></text:p>
      <text:p text:style-name="P7"><text:span text:style-name="T9"><text:tab/><text:tab/><text:tab/></text:span><text:span text:style-name="T19">tb_redo</text:span><text:span text:style-name="T9">.setEnabled(</text:span><text:span text:style-name="T8">false</text:span><text:span text:style-name="T9">);</text:span></text:p>
      <text:p text:style-name="P7"><text:span text:style-name="T9"><text:tab/><text:tab/><text:tab/></text:span><text:span text:style-name="T8">if</text:span><text:span text:style-name="T9"> (</text:span><text:span text:style-name="T8">this</text:span><text:span text:style-name="T9">.getTop() &gt;= 1) {</text:span></text:p>
      <text:p text:style-name="P7"><text:span text:style-name="T9"><text:tab/><text:tab/><text:tab/><text:tab/></text:span><text:span text:style-name="T19">m_undo</text:span><text:span text:style-name="T9">.setText(</text:span><text:span text:style-name="T22">"Undo ("</text:span><text:span text:style-name="T9"> + </text:span><text:span text:style-name="T8">this</text:span><text:span text:style-name="T9">.getAction(</text:span><text:span text:style-name="T8">this</text:span><text:span text:style-name="T9">.getTop()-1).getUndoText() + </text:span><text:span text:style-name="T22">")"</text:span><text:span text:style-name="T9">);</text:span></text:p>
      <text:p text:style-name="P7"><text:span text:style-name="T9"><text:tab/><text:tab/><text:tab/><text:tab/></text:span><text:span text:style-name="T19">m_undo</text:span><text:span text:style-name="T9">.setEnabled(</text:span><text:span text:style-name="T8">true</text:span><text:span text:style-name="T9">);</text:span></text:p>
      <text:p text:style-name="P7"><text:span text:style-name="T9"><text:tab/><text:tab/><text:tab/><text:tab/></text:span><text:span text:style-name="T19">tb_undo</text:span><text:span text:style-name="T9">.setEnabled(</text:span><text:span text:style-name="T8">true</text:span><text:span text:style-name="T9">);</text:span></text:p>
      <text:p text:style-name="P10"><text:tab/><text:tab/><text:tab/>}</text:p>
      <text:p text:style-name="P7"><text:span text:style-name="T9"><text:tab/><text:tab/>} </text:span><text:span text:style-name="T8">else</text:span><text:span text:style-name="T9"> </text:span><text:span text:style-name="T8">if</text:span><text:span text:style-name="T9"> (!</text:span><text:span text:style-name="T8">this</text:span><text:span text:style-name="T9">.isAtTop() &amp;&amp; !</text:span><text:span text:style-name="T8">this</text:span><text:span text:style-name="T9">.isAtBottom()) {</text:span></text:p>
      <text:p text:style-name="P7"><text:span text:style-name="T9"><text:tab/><text:tab/><text:tab/></text:span><text:span text:style-name="T19">m_undo</text:span><text:span text:style-name="T9">.setText(</text:span><text:span text:style-name="T22">"Undo ("</text:span><text:span text:style-name="T9"> + </text:span><text:span text:style-name="T8">this</text:span><text:span text:style-name="T9">.getAction(</text:span><text:span text:style-name="T8">this</text:span><text:span text:style-name="T9">.getTop()-1).getUndoText() + </text:span><text:span text:style-name="T22">")"</text:span><text:span text:style-name="T9">);</text:span></text:p>
      <text:p text:style-name="P7"><text:span text:style-name="T9"><text:tab/><text:tab/><text:tab/></text:span><text:span text:style-name="T19">m_undo</text:span><text:span text:style-name="T9">.setEnabled(</text:span><text:span text:style-name="T8">true</text:span><text:span text:style-name="T9">);</text:span></text:p>
      <text:p text:style-name="P7"><text:span text:style-name="T9"><text:tab/><text:tab/><text:tab/></text:span><text:span text:style-name="T19">m_redo</text:span><text:span text:style-name="T9">.setText(</text:span><text:span text:style-name="T22">"Redo ("</text:span><text:span text:style-name="T9"> + </text:span><text:span text:style-name="T8">this</text:span><text:span text:style-name="T9">.getAction(</text:span><text:span text:style-name="T8">this</text:span><text:span text:style-name="T9">.getTop()).getRedoText() + </text:span><text:span text:style-name="T22">")"</text:span><text:span text:style-name="T9">);</text:span></text:p>
      <text:p text:style-name="P7"><text:span text:style-name="T9"><text:tab/><text:tab/><text:tab/></text:span><text:span text:style-name="T19">m_redo</text:span><text:span text:style-name="T9">.setEnabled(</text:span><text:span text:style-name="T8">true</text:span><text:span text:style-name="T9">);</text:span></text:p>
      <text:p text:style-name="P7"><text:span text:style-name="T9"><text:tab/><text:tab/><text:tab/></text:span><text:span text:style-name="T19">tb_undo</text:span><text:span text:style-name="T9">.setEnabled(</text:span><text:span text:style-name="T8">true</text:span><text:span text:style-name="T9">);</text:span></text:p>
      <text:p text:style-name="P7"><text:span text:style-name="T9"><text:tab/><text:tab/><text:tab/></text:span><text:span text:style-name="T19">tb_redo</text:span><text:span text:style-name="T9">.setEnabled(</text:span><text:span text:style-name="T8">true</text:span><text:span text:style-name="T9">);</text:span></text:p>
      <text:p text:style-name="P7"><text:span text:style-name="T9"><text:tab/><text:tab/>} </text:span><text:span text:style-name="T8">else</text:span><text:span text:style-name="T9"> </text:span><text:span text:style-name="T8">if</text:span><text:span text:style-name="T9"> (</text:span><text:span text:style-name="T8">this</text:span><text:span text:style-name="T9">.isAtBottom()) {</text:span></text:p>
      <text:p text:style-name="P7"><text:span text:style-name="T9"><text:tab/><text:tab/><text:tab/></text:span><text:span text:style-name="T19">m_undo</text:span><text:span text:style-name="T9">.setText(</text:span><text:span text:style-name="T22">"Undo"</text:span><text:span text:style-name="T9">);</text:span></text:p>
      <text:p text:style-name="P7"><text:span text:style-name="T9"><text:tab/><text:tab/><text:tab/></text:span><text:span text:style-name="T19">m_undo</text:span><text:span text:style-name="T9">.setEnabled(</text:span><text:span text:style-name="T8">false</text:span><text:span text:style-name="T9">);</text:span></text:p>
      <text:p text:style-name="P7"><text:span text:style-name="T9"><text:tab/><text:tab/><text:tab/></text:span><text:span text:style-name="T19">tb_undo</text:span><text:span text:style-name="T9">.setEnabled(</text:span><text:span text:style-name="T8">false</text:span><text:span text:style-name="T9">);</text:span></text:p>
      <text:p text:style-name="P7"><text:span text:style-name="T9"><text:tab/><text:tab/><text:tab/></text:span><text:span text:style-name="T8">if</text:span><text:span text:style-name="T9"> (</text:span><text:span text:style-name="T8">this</text:span><text:span text:style-name="T9">.getSize() &gt; 0) {</text:span></text:p>
      <text:p text:style-name="P7"><text:span text:style-name="T9"><text:tab/><text:tab/><text:tab/><text:tab/></text:span><text:span text:style-name="T19">m_redo</text:span><text:span text:style-name="T9">.setText(</text:span><text:span text:style-name="T22">"Redo ("</text:span><text:span text:style-name="T9"> + </text:span><text:span text:style-name="T8">this</text:span><text:span text:style-name="T9">.getAction(</text:span><text:span text:style-name="T8">this</text:span><text:span text:style-name="T9">.getTop()).getRedoText() + </text:span><text:span text:style-name="T22">")"</text:span><text:span text:style-name="T9">);</text:span></text:p>
      <text:p text:style-name="P7"><text:span text:style-name="T9"><text:tab/><text:tab/><text:tab/><text:tab/></text:span><text:span text:style-name="T19">m_redo</text:span><text:span text:style-name="T9">.setEnabled(</text:span><text:span text:style-name="T8">true</text:span><text:span text:style-name="T9">);</text:span></text:p>
      <text:p text:style-name="P7"><text:span text:style-name="T9"><text:tab/><text:tab/><text:tab/><text:tab/></text:span><text:span text:style-name="T19">tb_redo</text:span><text:span text:style-name="T9">.setEnabled(</text:span><text:span text:style-name="T8">true</text:span><text:span text:style-name="T9">);</text:span></text:p>
      <text:p text:style-name="P10"><text:tab/><text:tab/><text:tab/>}</text:p>
      <text:p text:style-name="P10"><text:tab/><text:tab/>}</text:p>
      <text:p text:style-name="P10"><text:tab/>}</text:p>
      <text:p text:style-name="P8"><text:span text:style-name="T1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14M22S</meta:editing-duration>
    <meta:editing-cycles>4</meta:editing-cycles>
    <meta:generator>OpenOffice.org/3.1$Win32 OpenOffice.org_project/310m19$Build-9420</meta:generator>
    <dc:date>2009-11-30T17:13:07.37</dc:date>
    <dc:creator>Ashley Gwinnell</dc:creator>
    <meta:document-statistic meta:table-count="0" meta:image-count="1" meta:object-count="0" meta:page-count="77" meta:paragraph-count="4727" meta:word-count="14429" meta:character-count="144927"/>
    <meta:user-defined meta:name="Info 1"/>
    <meta:user-defined meta:name="Info 2"/>
    <meta:user-defined meta:name="Info 3"/>
    <meta:user-defined meta:name="Info 4"/>
  </office:meta>
</office:document-meta>
</file>